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content.xml"/>
  <manifest:file-entry manifest:media-type="text/xml" manifest:full-path="Basic/Standard/Equity.xml"/>
  <manifest:file-entry manifest:media-type="text/xml" manifest:full-path="Basic/Standard/Bonds.xml"/>
  <manifest:file-entry manifest:media-type="text/xml" manifest:full-path="Basic/Standard/Swaps.xml"/>
  <manifest:file-entry manifest:media-type="text/xml" manifest:full-path="Basic/Standard/CDS.xml"/>
  <manifest:file-entry manifest:media-type="text/xml" manifest:full-path="Basic/Standard/Util_BinomDist.xml"/>
  <manifest:file-entry manifest:media-type="text/xml" manifest:full-path="Basic/Standard/CDO.xml"/>
  <manifest:file-entry manifest:media-type="text/xml" manifest:full-path="Basic/Standard/Calc_Credit.xml"/>
  <manifest:file-entry manifest:media-type="text/xml" manifest:full-path="Basic/Standard/Calc_FixedInc.xml"/>
  <manifest:file-entry manifest:media-type="text/xml" manifest:full-path="Basic/Standard/Calc_IR_Options.xml"/>
  <manifest:file-entry manifest:media-type="text/xml" manifest:full-path="Basic/Standard/Calc_Eq_Options.xml"/>
  <manifest:file-entry manifest:media-type="text/xml" manifest:full-path="Basic/Standard/script-lb.xml"/>
  <manifest:file-entry manifest:media-type="text/xml" manifest:full-path="Basic/Standard/Util_NormDist.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 manifest:full-path="Object 1/Pictures/2000000D000000DD000000DD8CD999B1.svm"/>
  <manifest:file-entry manifest:media-type="" manifest:full-path="Object 1/Pictures/2000000D000000DD000000DDCBF3253A.svm"/>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5634in"/>
    </style:style>
    <style:style style:name="co2" style:family="table-column">
      <style:table-column-properties fo:break-before="auto" style:column-width="0.7874in"/>
    </style:style>
    <style:style style:name="co3" style:family="table-column">
      <style:table-column-properties fo:break-before="auto" style:column-width="0.8925in"/>
    </style:style>
    <style:style style:name="co4" style:family="table-column">
      <style:table-column-properties fo:break-before="auto" style:column-width="0.6984in"/>
    </style:style>
    <style:style style:name="co5" style:family="table-column">
      <style:table-column-properties fo:break-before="auto" style:column-width="0.7209in"/>
    </style:style>
    <style:style style:name="ro1" style:family="table-row">
      <style:table-row-properties style:row-height="0.1783in" fo:break-before="auto" style:use-optimal-row-height="true"/>
    </style:style>
    <style:style style:name="ro2" style:family="table-row">
      <style:table-row-properties style:row-height="0.4118in" fo:break-before="auto" style:use-optimal-row-height="true"/>
    </style:style>
    <style:style style:name="ro3" style:family="table-row">
      <style:table-row-properties style:row-height="0.3937in" fo:break-before="auto" style:use-optimal-row-height="false"/>
    </style:style>
    <style:style style:name="ro4" style:family="table-row">
      <style:table-row-properties style:row-height="0.3728in" fo:break-before="auto" style:use-optimal-row-height="false"/>
    </style:style>
    <style:style style:name="ro5" style:family="table-row">
      <style:table-row-properties style:row-height="0.2783in" fo:break-before="auto" style:use-optimal-row-height="true"/>
    </style:style>
    <style:style style:name="ro6" style:family="table-row">
      <style:table-row-properties style:row-height="0.3118in" fo:break-before="auto" style:use-optimal-row-height="true"/>
    </style:style>
    <style:style style:name="ro7" style:family="table-row">
      <style:table-row-properties style:row-height="0.2118in" fo:break-before="auto" style:use-optimal-row-height="true"/>
    </style:style>
    <style:style style:name="ro8" style:family="table-row">
      <style:table-row-properties style:row-height="0.2173in" fo:break-before="auto" style:use-optimal-row-height="true"/>
    </style:style>
    <style:style style:name="ro9" style:family="table-row">
      <style:table-row-properties style:row-height="0.352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1">
      <number:number number:decimal-places="2" number:min-integer-digits="1"/>
      <number:text>%</number:text>
    </number:percentage-style>
    <style:style style:name="ce1" style:family="table-cell" style:parent-style-name="Default">
      <style:table-cell-properties fo:background-color="#9999ff"/>
    </style:style>
    <style:style style:name="ce2"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Times New Roman" fo:font-size="24pt" fo:font-style="normal" fo:text-shadow="none" style:text-underline-style="none" fo:font-weight="normal" style:font-size-asian="24pt" style:font-style-asian="normal" style:font-weight-asian="normal" style:font-name-complex="Times New Roman" style:font-size-complex="24pt" style:font-style-complex="normal" style:font-weight-complex="normal"/>
    </style:style>
    <style:style style:name="ce3"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24pt" fo:font-style="normal" fo:text-shadow="none" style:text-underline-style="none" fo:font-weight="normal" style:font-size-asian="24pt" style:font-style-asian="normal" style:font-weight-asian="normal" style:font-name-complex="Times New Roman" style:font-size-complex="24pt" style:font-style-complex="normal" style:font-weight-complex="normal"/>
    </style:style>
    <style:style style:name="ce4"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5"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7"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 style:family="table-cell" style:parent-style-name="Default">
      <style:table-cell-properties style:glyph-orientation-vertical="0" fo:border-bottom="none"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9"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0.0346in solid #000000"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Times New Roman" fo:font-size="24pt" fo:font-style="normal" fo:text-shadow="none" style:text-underline-style="none" fo:font-weight="normal" style:font-size-asian="24pt" style:font-style-asian="normal" style:font-weight-asian="normal" style:font-name-complex="Times New Roman" style:font-size-complex="24pt" style:font-style-complex="normal" style:font-weight-complex="normal"/>
    </style:style>
    <style:style style:name="ce11"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13"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14" style:family="table-cell" style:parent-style-name="Default">
      <style:table-cell-properties style:glyph-orientation-vertical="0" fo:background-color="#ffffff"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5"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6"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Times New Roman" fo:font-size="24pt" fo:font-style="normal" fo:text-shadow="none" style:text-underline-style="none" fo:font-weight="normal" style:font-size-asian="24pt" style:font-style-asian="normal" style:font-weight-asian="normal" style:font-name-complex="Times New Roman" style:font-size-complex="24pt" style:font-style-complex="normal" style:font-weight-complex="normal"/>
    </style:style>
    <style:style style:name="ce17"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8"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6pt" fo:font-style="normal" fo:text-shadow="none" style:text-underline-style="none" fo:font-weight="normal" style:font-size-asian="16pt" style:font-style-asian="normal" style:font-weight-asian="normal" style:font-name-complex="Times New Roman" style:font-size-complex="16pt" style:font-style-complex="normal" style:font-weight-complex="normal"/>
    </style:style>
    <style:style style:name="ce19"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8pt" fo:font-style="normal" fo:text-shadow="none" style:text-underline-style="none" fo:font-weight="normal" style:font-size-asian="18pt" style:font-style-asian="normal" style:font-weight-asian="normal" style:font-name-complex="Times New Roman" style:font-size-complex="18pt" style:font-style-complex="normal" style:font-weight-complex="normal"/>
    </style:style>
    <style:style style:name="ce20" style:family="table-cell" style:parent-style-name="Default">
      <style:table-cell-properties style:glyph-orientation-vertical="0" fo:border-bottom="none"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21" style:family="table-cell" style:parent-style-name="Default">
      <style:table-cell-properties style:glyph-orientation-vertical="0" fo:border-bottom="0.0346in solid #000000" fo:background-color="#ffffff"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3" style:family="table-cell" style:parent-style-name="Default">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table-cell-properties fo:border-bottom="none" style:diagonal-bl-tr="none" style:diagonal-tl-br="none" fo:border-left="0.0346in solid #000000" fo:border-right="none" fo:border-top="none"/>
    </style:style>
    <style:style style:name="ce25" style:family="table-cell" style:parent-style-name="Default">
      <style:table-cell-properties style:glyph-orientation-vertical="0"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27" style:family="table-cell" style:parent-style-name="Default">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28" style:family="table-cell" style:parent-style-name="Default" style:data-style-name="N11">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29" style:family="table-cell" style:parent-style-name="Default" style:data-style-name="N10">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30" style:family="table-cell" style:parent-style-name="Default" style:data-style-name="N0">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31" style:family="table-cell" style:parent-style-name="Default">
      <style:table-cell-properties fo:border-bottom="none" style:diagonal-bl-tr="none" style:diagonal-tl-br="none" fo:border-left="none" fo:border-right="0.0346in solid #000000" fo:border-top="none"/>
    </style:style>
    <style:style style:name="ce32" style:family="table-cell" style:parent-style-name="Default" style:data-style-name="N0">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3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34" style:family="table-cell" style:parent-style-name="Default" style:data-style-name="N145">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35" style:family="table-cell" style:parent-style-name="Default">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2pt" fo:font-style="normal" fo:text-shadow="none" style:text-underline-style="none" fo:font-weight="bold" style:font-size-asian="12pt" style:font-style-asian="normal" style:font-weight-asian="bold" style:font-name-complex="Arial2" style:font-size-complex="12pt" style:font-style-complex="normal" style:font-weight-complex="bold"/>
    </style:style>
    <style:style style:name="ce37" style:family="table-cell" style:parent-style-name="Default">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8"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39" style:family="table-cell" style:parent-style-name="Default" style:data-style-name="N1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0" style:family="table-cell" style:parent-style-name="Default" style:data-style-name="N192"/>
    <style:style style:name="ce4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style>
    <style:style style:name="ce42"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43" style:family="table-cell" style:parent-style-name="Default" style:data-style-name="N144">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4" style:family="table-cell" style:parent-style-name="Default" style:data-style-name="N2">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5"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46" style:family="table-cell" style:parent-style-name="Default" style:data-style-name="N145">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47"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 style:family="table-cell" style:parent-style-name="Default">
      <style:table-cell-properties style:glyph-orientation-vertical="0" fo:border-bottom="0.0138in solid #000000" style:diagonal-bl-tr="none" style:diagonal-tl-br="none" style:text-align-source="fix" style:repeat-content="false" fo:wrap-option="no-wrap" fo:border-left="0.0346in solid #000000"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49"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0.0346in solid #000000" style:direction="ltr" fo:border-right="0.0138in solid #000000" style:rotation-angle="0" style:rotation-align="none" style:shrink-to-fit="false" fo:border-top="0.0138in solid #000000" style:vertical-align="automatic"/>
      <style:paragraph-properties fo:text-align="center" fo:margin-left="0in" style:writing-mode="page"/>
    </style:style>
    <style:style style:name="ce50" style:family="table-cell" style:parent-style-name="Default" style:data-style-name="N147">
      <style:table-cell-properties style:glyph-orientation-vertical="0"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51" style:family="table-cell" style:parent-style-name="Default" style:data-style-name="N147">
      <style:table-cell-properties style:glyph-orientation-vertical="0"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5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style>
    <style:style style:name="ce5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4" style:family="table-cell" style:parent-style-name="Default">
      <style:table-cell-properties style:glyph-orientation-vertical="0" fo:border-bottom="0.0138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55"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none" style:direction="ltr" fo:border-right="0.0346in solid #000000" style:rotation-angle="0" style:rotation-align="none" style:shrink-to-fit="false" fo:border-top="0.0138in solid #000000" style:vertical-align="automatic"/>
      <style:paragraph-properties fo:text-align="center" fo:margin-left="0in" style:writing-mode="page"/>
    </style:style>
    <style:style style:name="ce56" style:family="table-cell" style:parent-style-name="Default" style:data-style-name="N147">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57" style:family="table-cell" style:parent-style-name="Default" style:data-style-name="N147">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58" style:family="table-cell" style:parent-style-name="Default" style:data-style-name="N3">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59" style:family="table-cell" style:parent-style-name="Default" style:data-style-name="N3">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6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61"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2" style:family="table-cell" style:parent-style-name="Default">
      <style:table-cell-properties style:diagonal-bl-tr="none" style:diagonal-tl-br="none" fo:border="none"/>
    </style:style>
    <style:style style:name="ce63"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end" fo:margin-left="0in" style:writing-mode="page"/>
    </style:style>
    <style:style style:name="ce64" style:family="table-cell" style:parent-style-name="Default">
      <style:table-cell-properties style:glyph-orientation-vertical="0" style:diagonal-bl-tr="none" style:diagonal-tl-br="none" style:text-align-source="fix" style:repeat-content="false" fo:wrap-option="no-wrap" fo:border="0.0346in solid #000000" style:direction="ltr" style:rotation-angle="0" style:rotation-align="none" style:shrink-to-fit="false" style:vertical-align="automatic"/>
      <style:paragraph-properties fo:text-align="center" fo:margin-left="0in" style:writing-mode="page"/>
    </style:style>
    <style:style style:name="ce65"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style>
    <style:style style:name="ce66" style:family="table-cell" style:parent-style-name="Default" style:data-style-name="N2">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67" style:family="table-cell" style:parent-style-name="Default" style:data-style-name="N2">
      <style:table-cell-properties style:glyph-orientation-vertical="0"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6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69"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
      <style:table-cell-properties style:glyph-orientation-vertical="0"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1" style:family="table-cell" style:parent-style-name="Default" style:data-style-name="N3">
      <style:table-cell-properties style:glyph-orientation-vertical="0"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data-style-name="N3">
      <style:table-cell-properties style:glyph-orientation-vertical="0" fo:border-bottom="none"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73" style:family="table-cell" style:parent-style-name="Default" style:data-style-name="N3">
      <style:table-cell-properties style:glyph-orientation-vertical="0" fo:border-bottom="0.0346in solid #000000" style:diagonal-bl-tr="none" style:diagonal-tl-br="none" style:text-align-source="fix" style:repeat-content="false" fo:wrap-option="no-wrap" fo:border-left="0.0346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74"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75"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wrap" fo:border-left="none" style:direction="ltr" fo:border-right="none" style:rotation-angle="0" style:rotation-align="none" style:shrink-to-fit="false" fo:border-top="0.0346in solid #000000" style:vertical-align="automatic"/>
      <style:paragraph-properties fo:text-align="center" fo:margin-left="0in" style:writing-mode="page"/>
    </style:style>
    <style:style style:name="ce76" style:family="table-cell" style:parent-style-name="Default" style:data-style-name="N14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77" style:family="table-cell" style:parent-style-name="Default" style:data-style-name="N144">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78"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0.0138in solid #000000" style:direction="ltr" fo:border-right="0.0138in solid #000000" style:rotation-angle="0" style:rotation-align="none" style:shrink-to-fit="false" fo:border-top="0.0346in solid #000000" style:vertical-align="automatic"/>
      <style:paragraph-properties fo:text-align="center" fo:margin-left="0in" style:writing-mode="page"/>
    </style:style>
    <style:style style:name="ce79" style:family="table-cell" style:parent-style-name="Default" style:data-style-name="N3">
      <style:table-cell-properties style:glyph-orientation-vertical="0" fo:border-bottom="none"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0" style:family="table-cell" style:parent-style-name="Default" style:data-style-name="N3">
      <style:table-cell-properties style:glyph-orientation-vertical="0"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data-style-name="N3">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82" style:family="table-cell" style:parent-style-name="Default" style:data-style-name="N3">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83"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84" style:family="table-cell" style:parent-style-name="Default" style:data-style-name="N3">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85" style:family="table-cell" style:parent-style-name="Default" style:data-style-name="N3">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86"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data-style-name="N3"/>
    <style:style style:name="ce8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89"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90" style:family="table-cell" style:parent-style-name="Default" style:data-style-name="N3">
      <style:table-cell-properties style:glyph-orientation-vertical="0" style:diagonal-bl-tr="none" style:diagonal-tl-br="none" style:text-align-source="fix" style:repeat-content="false" fo:background-color="transparent" fo:wrap-option="no-wrap" fo:border="0.0346in solid #000000" style:direction="ltr" style:rotation-angle="0" style:rotation-align="none" style:shrink-to-fit="false" style:vertical-align="automatic"/>
      <style:paragraph-properties fo:text-align="center" fo:margin-left="0in" style:writing-mode="page"/>
    </style:style>
    <style:style style:name="ce91"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92" style:family="table-cell" style:parent-style-name="Default">
      <style:table-cell-properties style:glyph-orientation-vertical="0" fo:border-bottom="0.0346in solid #000000" style:diagonal-bl-tr="none" style:diagonal-tl-br="none" style:text-align-source="fix" style:repeat-content="false" fo:background-color="transparent" fo:wrap-option="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93" style:family="table-cell" style:parent-style-name="Default" style:data-style-name="N3">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94" style:family="table-cell" style:parent-style-name="Default" style:data-style-name="N3">
      <style:table-cell-properties style:glyph-orientation-vertical="0" fo:border-bottom="0.0413in double #000000" style:border-line-width-bottom="0.0138in 0.0138in 0.0138in"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95" style:family="table-cell" style:parent-style-name="Default" style:data-style-name="N3">
      <style:table-cell-properties style:glyph-orientation-vertical="0" fo:border-bottom="0.0346in solid #000000" style:diagonal-bl-tr="none" style:diagonal-tl-br="none" style:text-align-source="fix" style:repeat-content="false" fo:wrap-option="no-wrap" fo:border-left="0.0346in solid #000000" style:direction="ltr" fo:border-right="none" style:rotation-angle="0" style:rotation-align="none" style:shrink-to-fit="false" fo:border-top="none" style:vertical-align="automatic"/>
      <style:paragraph-properties fo:text-align="center" fo:margin-left="0in" style:writing-mode="page"/>
    </style:style>
    <style:style style:name="ce96" style:family="table-cell" style:parent-style-name="Default" style:data-style-name="N3">
      <style:table-cell-properties style:glyph-orientation-vertical="0" fo:border-bottom="none" style:diagonal-bl-tr="none" style:diagonal-tl-br="none" style:text-align-source="fix" style:repeat-content="false" fo:wrap-option="no-wrap" fo:border-left="0.0346in solid #000000" style:direction="ltr" fo:border-right="none" style:rotation-angle="0" style:rotation-align="none" style:shrink-to-fit="false" fo:border-top="0.0346in solid #000000" style:vertical-align="automatic"/>
      <style:paragraph-properties fo:text-align="center" fo:margin-left="0in" style:writing-mode="page"/>
    </style:style>
    <style:style style:name="ce97" style:family="table-cell" style:parent-style-name="Default">
      <style:table-cell-properties style:glyph-orientation-vertical="0" fo:border-bottom="0.0346in solid #000000" style:diagonal-bl-tr="none" style:diagonal-tl-br="none" style:text-align-source="fix" style:repeat-content="false" fo:background-color="transparent" fo:wrap-option="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98" style:family="table-cell" style:parent-style-name="Default" style:data-style-name="N3">
      <style:table-cell-properties style:glyph-orientation-vertical="0" fo:border-bottom="0.0413in double #000000" style:border-line-width-bottom="0.0138in 0.0138in 0.0138in" style:diagonal-bl-tr="none" style:diagonal-tl-br="none" style:text-align-source="fix" style:repeat-content="false" fo:wrap-option="no-wrap" fo:border-left="none" style:direction="ltr" fo:border-right="0.0346in solid #000000" style:rotation-angle="0" style:rotation-align="none" style:shrink-to-fit="false" fo:border-top="none" style:vertical-align="automatic"/>
      <style:paragraph-properties fo:text-align="center" fo:margin-left="0in" style:writing-mode="page"/>
    </style:style>
    <style:style style:name="ce99" style:family="table-cell" style:parent-style-name="Default" style:data-style-name="N3">
      <style:table-cell-properties style:glyph-orientation-vertical="0" fo:border-bottom="none" style:diagonal-bl-tr="none" style:diagonal-tl-br="none" style:text-align-source="fix" style:repeat-content="false" fo:wrap-option="no-wrap" fo:border-left="none" style:direction="ltr" fo:border-right="0.0346in solid #000000" style:rotation-angle="0" style:rotation-align="none" style:shrink-to-fit="false" fo:border-top="0.0346in solid #000000" style:vertical-align="automatic"/>
      <style:paragraph-properties fo:text-align="center" fo:margin-left="0in" style:writing-mode="page"/>
    </style:style>
    <style:style style:name="ce10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1" style:family="table-cell" style:parent-style-name="Default" style:data-style-name="N10">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02" style:family="table-cell" style:parent-style-name="Default" style:data-style-name="N1">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style>
    <style:style style:name="ce103" style:family="table-cell" style:parent-style-name="Default" style:data-style-name="N0"/>
    <style:style style:name="ce104" style:family="table-cell" style:parent-style-name="Default">
      <style:table-cell-properties style:glyph-orientation-vertical="0" fo:border-bottom="0.0346in solid #000000" style:diagonal-bl-tr="none" style:diagonal-tl-br="none" style:text-align-source="fix" style:repeat-content="false" fo:wrap-option="no-wrap" fo:border-left="0.0138in solid #000000" style:direction="ltr" fo:border-right="0.0138in solid #000000" style:rotation-angle="0" style:rotation-align="none" style:shrink-to-fit="false" fo:border-top="none" style:vertical-align="automatic"/>
      <style:paragraph-properties fo:text-align="center" fo:margin-left="0in" style:writing-mode="page"/>
    </style:style>
    <style:style style:name="ce105"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wrap" fo:border-left="0.0138in solid #000000" style:direction="ltr" fo:border-right="none" style:rotation-angle="0" style:rotation-align="none" style:shrink-to-fit="false" fo:border-top="0.0346in solid #000000" style:vertical-align="automatic"/>
      <style:paragraph-properties fo:text-align="center" fo:margin-left="0in" style:writing-mode="page"/>
    </style:style>
    <style:style style:name="ce106" style:family="table-cell" style:parent-style-name="Default" style:data-style-name="N146">
      <style:table-cell-properties style:glyph-orientation-vertical="0"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107" style:family="table-cell" style:parent-style-name="Default" style:data-style-name="N146">
      <style:table-cell-properties style:glyph-orientation-vertical="0"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108"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109"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wrap" fo:border-left="none" style:direction="ltr" fo:border-right="0.0138in solid #000000" style:rotation-angle="0" style:rotation-align="none" style:shrink-to-fit="false" fo:border-top="0.0346in solid #000000" style:vertical-align="automatic"/>
      <style:paragraph-properties fo:text-align="center" fo:margin-left="0in" style:writing-mode="page"/>
    </style:style>
    <style:style style:name="ce110" style:family="table-cell" style:parent-style-name="Default" style:data-style-name="N146">
      <style:table-cell-properties style:glyph-orientation-vertical="0"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111" style:family="table-cell" style:parent-style-name="Default" style:data-style-name="N146">
      <style:table-cell-properties style:glyph-orientation-vertical="0" fo:border-bottom="0.0346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112" style:family="table-cell" style:parent-style-name="Default" style:data-style-name="N144">
      <style:table-cell-properties style:glyph-orientation-vertical="0"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113" style:family="table-cell" style:parent-style-name="Default" style:data-style-name="N144">
      <style:table-cell-properties style:glyph-orientation-vertical="0"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114" style:family="table-cell" style:parent-style-name="Default" style:data-style-name="N4">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5" style:family="table-cell" style:parent-style-name="Default">
      <style:table-cell-properties style:glyph-orientation-vertical="0" fo:border-bottom="0.0346in solid #000000" style:diagonal-bl-tr="none" style:diagonal-tl-br="none" style:text-align-source="fix" style:repeat-content="false" fo:wrap-option="no-wrap" fo:border-left="none" style:direction="ltr" fo:border-right="none" style:rotation-angle="0" style:rotation-align="none" style:shrink-to-fit="false" fo:border-top="none" style:vertical-align="automatic"/>
      <style:paragraph-properties fo:text-align="center" fo:margin-left="0in" style:writing-mode="page"/>
    </style:style>
    <style:style style:name="ce116" style:family="table-cell" style:parent-style-name="Default" style:data-style-name="N144">
      <style:table-cell-properties style:glyph-orientation-vertical="0"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117" style:family="table-cell" style:parent-style-name="Default" style:data-style-name="N144">
      <style:table-cell-properties style:glyph-orientation-vertical="0" fo:border-bottom="0.0346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118" style:family="table-cell" style:parent-style-name="Default" style:data-style-name="N3">
      <style:table-cell-properties style:glyph-orientation-vertical="0" fo:border-bottom="none"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119" style:family="table-cell" style:parent-style-name="Default" style:data-style-name="N3">
      <style:table-cell-properties style:glyph-orientation-vertical="0" fo:border-bottom="0.0346in solid #000000" style:diagonal-bl-tr="none" style:diagonal-tl-br="none" style:text-align-source="fix" style:repeat-content="false" fo:wrap-option="no-wrap" fo:border-left="0.0138in solid #000000" style:direction="ltr" fo:border-right="none" style:rotation-angle="0" style:rotation-align="none" style:shrink-to-fit="false" fo:border-top="none" style:vertical-align="automatic"/>
      <style:paragraph-properties fo:text-align="center" fo:margin-left="0in" style:writing-mode="page"/>
    </style:style>
    <style:style style:name="ce120" style:family="table-cell" style:parent-style-name="Default" style:data-style-name="N3">
      <style:table-cell-properties style:glyph-orientation-vertical="0" fo:border-bottom="none"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121" style:family="table-cell" style:parent-style-name="Default" style:data-style-name="N3">
      <style:table-cell-properties style:glyph-orientation-vertical="0" fo:border-bottom="0.0346in solid #000000" style:diagonal-bl-tr="none" style:diagonal-tl-br="none" style:text-align-source="fix" style:repeat-content="false" fo:wrap-option="no-wrap" fo:border-left="none" style:direction="ltr" fo:border-right="0.0138in solid #000000" style:rotation-angle="0" style:rotation-align="none" style:shrink-to-fit="false" fo:border-top="none" style:vertical-align="automatic"/>
      <style:paragraph-properties fo:text-align="center" fo:margin-left="0in" style:writing-mode="page"/>
    </style:style>
    <style:style style:name="ce122"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style>
    <style:style style:name="ce123" style:family="table-cell" style:parent-style-name="Default">
      <style:table-cell-properties style:glyph-orientation-vertical="0" fo:border-bottom="0.0413in double #000000" style:border-line-width-bottom="0.0138in 0.0138in 0.0138in" style:diagonal-bl-tr="none" style:diagonal-tl-br="none" style:text-align-source="fix" style:repeat-content="false" fo:wrap-option="no-wrap" fo:border-left="0.0346in solid #000000" style:direction="ltr" fo:border-right="0.0138in solid #000000" style:rotation-angle="0" style:rotation-align="none" style:shrink-to-fit="false" fo:border-top="0.0346in solid #000000" style:vertical-align="automatic"/>
      <style:paragraph-properties fo:text-align="center" fo:margin-left="0in" style:writing-mode="page"/>
    </style:style>
    <style:style style:name="gr1" style:family="graphic">
      <style:graphic-properties draw:ole-draw-aspect="1"/>
    </style:style>
    <style:style style:name="ta_extref" style:family="table">
      <style:table-properties table:display="false"/>
    </style:style>
    <style:style style:name="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T2" style:family="text">
      <style:text-properties fo:color="#ff0000"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body>
    <office:spreadsheet>
      <table:table table:name="Title" table:style-name="ta1" table:print="false">
        <table:table-column table:style-name="co1" table:default-cell-style-name="ce1"/>
        <table:table-column table:style-name="co2" table:number-columns-repeated="11" table:default-cell-style-name="ce1"/>
        <table:table-column table:style-name="co3" table:number-columns-repeated="1012" table:default-cell-style-name="ce1"/>
        <table:table-row table:style-name="ro1" table:number-rows-repeated="2">
          <table:table-cell table:number-columns-repeated="1024"/>
        </table:table-row>
        <table:table-row table:style-name="ro2">
          <table:table-cell/>
          <table:table-cell table:style-name="ce2" office:value-type="string" table:number-columns-spanned="11" table:number-rows-spanned="1">
            <text:p>DerivaGem - Version 2.01</text:p>
          </table:table-cell>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0"/>
          <table:covered-table-cell table:style-name="ce16"/>
          <table:table-cell table:number-columns-repeated="1012"/>
        </table:table-row>
        <table:table-row table:style-name="ro3">
          <table:table-cell/>
          <table:table-cell table:style-name="ce3" office:value-type="string" table:number-columns-spanned="11" table:number-rows-spanned="1">
            <text:p>for Open Office (Mac and Linux Users)</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4">
          <table:table-cell/>
          <table:table-cell table:style-name="ce4" office:value-type="string" table:number-columns-spanned="11" table:number-rows-spanned="1">
            <text:p>Applications Created from the Application Builder which</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8"/>
          <table:table-cell table:number-columns-repeated="1012"/>
        </table:table-row>
        <table:table-row table:style-name="ro5">
          <table:table-cell/>
          <table:table-cell table:style-name="ce4" office:value-type="string" table:number-columns-spanned="11" table:number-rows-spanned="1">
            <text:p>accompanies John Hull's texts:</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8"/>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6">
          <table:table-cell/>
          <table:table-cell table:style-name="ce6" office:value-type="string" table:number-columns-spanned="11" table:number-rows-spanned="1">
            <text:p>"Options, Futures and Other Derivatives" 8/E</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9"/>
          <table:table-cell table:number-columns-repeated="1012"/>
        </table:table-row>
        <table:table-row table:style-name="ro6">
          <table:table-cell/>
          <table:table-cell table:style-name="ce6" office:value-type="string" table:number-columns-spanned="11" table:number-rows-spanned="1">
            <text:p>"Fundamentals of Futures and Options Markets" 7/E</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9"/>
          <table:table-cell table:number-columns-repeated="1012"/>
        </table:table-row>
        <table:table-row table:style-name="ro5">
          <table:table-cell/>
          <table:table-cell table:style-name="ce4" office:value-type="string" table:number-columns-spanned="11" table:number-rows-spanned="1">
            <text:p>and</text:p>
          </table:table-cell>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2"/>
          <table:covered-table-cell table:style-name="ce18"/>
          <table:table-cell table:number-columns-repeated="1012"/>
        </table:table-row>
        <table:table-row table:style-name="ro6">
          <table:table-cell/>
          <table:table-cell table:style-name="ce6" office:value-type="string" table:number-columns-spanned="11" table:number-rows-spanned="1">
            <text:p>"Risk Management and Financial Institutions" 2/E</text:p>
          </table:table-cell>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3"/>
          <table:covered-table-cell table:style-name="ce19"/>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7">
          <table:table-cell/>
          <table:table-cell table:style-name="ce7" office:value-type="string" table:number-columns-spanned="11" table:number-rows-spanned="1">
            <text:p>All books are published by Pearson Prentice Hall. They can be ordered from outlets such as</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20"/>
          <table:table-cell table:number-columns-repeated="1012"/>
        </table:table-row>
        <table:table-row table:style-name="ro7">
          <table:table-cell/>
          <table:table-cell table:style-name="ce7" office:value-type="string" table:number-columns-spanned="11" table:number-rows-spanned="1">
            <text:p>Amazon.com or directly from the publisher at http://www.prenhall.com/mischtm/support_fr.html</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20"/>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8">
          <table:table-cell/>
          <table:table-cell table:style-name="ce8" office:value-type="string" table:number-columns-spanned="11" table:number-rows-spanned="1">
            <text:p>Important<text:span text:style-name="T1">: </text:span><text:span text:style-name="T2">Do not forget to set macro security on medium or low and Enable Macros.</text:span></text:p>
          </table:table-cell>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14"/>
          <table:covered-table-cell table:style-name="ce20"/>
          <table:table-cell table:number-columns-repeated="1012"/>
        </table:table-row>
        <table:table-row table:style-name="ro1">
          <table:table-cell/>
          <table:table-cell table:style-name="ce5" table:number-columns-spanned="11" table:number-rows-spanned="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1">
          <table:table-cell/>
          <table:table-cell table:style-name="ce5" office:value-type="string" table:number-columns-spanned="11" table:number-rows-spanned="1">
            <text:p>© A-J Financial Systems, Inc., 2010</text:p>
          </table:table-cell>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1"/>
          <table:covered-table-cell table:style-name="ce17"/>
          <table:table-cell table:number-columns-repeated="1012"/>
        </table:table-row>
        <table:table-row table:style-name="ro1">
          <table:table-cell/>
          <table:table-cell table:style-name="ce9" table:number-columns-spanned="11" table:number-rows-spanned="1"/>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15"/>
          <table:covered-table-cell table:style-name="ce21"/>
          <table:table-cell table:number-columns-repeated="1012"/>
        </table:table-row>
        <table:table-row table:style-name="ro1" table:number-rows-repeated="65515">
          <table:table-cell table:number-columns-repeated="1024"/>
        </table:table-row>
        <table:table-row table:style-name="ro1">
          <table:table-cell table:number-columns-repeated="1024"/>
        </table:table-row>
      </table:table>
      <table:table table:name="A. CRR Convergence" table:style-name="ta1" table:print="false">
        <table:table-column table:style-name="co3" table:number-columns-repeated="15" table:default-cell-style-name="Default"/>
        <table:table-row table:style-name="ro7">
          <table:table-cell table:number-columns-repeated="4"/>
          <table:table-cell table:style-name="ce35" office:value-type="string">
            <text:p>CONVERGENCE OF BINOMIAL TREE PRICE OF EUROPEAN OPTION TO BLACK-SCHOLES PRICE</text:p>
          </table:table-cell>
          <table:table-cell table:style-name="ce35" table:number-columns-repeated="8"/>
          <table:table-cell table:style-name="ce37" table:number-columns-repeated="2"/>
        </table:table-row>
        <table:table-row table:style-name="ro7">
          <table:table-cell table:number-columns-repeated="3"/>
          <table:table-cell table:style-name="ce35"/>
          <table:table-cell table:number-columns-repeated="5"/>
          <table:table-cell table:style-name="ce36" office:value-type="string">
            <text:p><text:s text:c="4"/>Figure 20.4 in Options, Futures, and Other Derivatives, 8e (and 18.4 in Fundamentals 7e) shows a similar result for an American option</text:p>
          </table:table-cell>
          <table:table-cell table:number-columns-repeated="5"/>
        </table:table-row>
        <table:table-row table:style-name="ro7">
          <table:table-cell table:number-columns-repeated="3"/>
          <table:table-cell table:style-name="ce35" table:number-columns-repeated="2"/>
          <table:table-cell table:number-columns-repeated="4"/>
          <table:table-cell table:style-name="ce36" office:value-type="string">
            <text:p><text:s text:c="3"/>Problem 20.30 in Options, Futures and Other Derivatives, 8e (and 18.19 in Fundamentals 7e) is based on this application</text:p>
          </table:table-cell>
          <table:table-cell table:number-columns-repeated="5"/>
        </table:table-row>
        <table:table-row table:style-name="ro1" table:number-rows-repeated="2">
          <table:table-cell table:number-columns-repeated="15"/>
        </table:table-row>
        <table:table-row table:style-name="ro1">
          <table:table-cell table:style-name="ce22" office:value-type="string">
            <text:p>Stock Price</text:p>
          </table:table-cell>
          <table:table-cell table:style-name="ce26" office:value-type="float" office:value="50">
            <text:p>50</text:p>
          </table:table-cell>
          <table:table-cell table:number-columns-repeated="13"/>
        </table:table-row>
        <table:table-row table:style-name="ro1">
          <table:table-cell table:style-name="ce23" office:value-type="string">
            <text:p>Strike</text:p>
          </table:table-cell>
          <table:table-cell table:style-name="ce27" office:value-type="float" office:value="50">
            <text:p>50</text:p>
          </table:table-cell>
          <table:table-cell table:number-columns-repeated="13"/>
        </table:table-row>
        <table:table-row table:style-name="ro1">
          <table:table-cell table:style-name="ce23" office:value-type="string">
            <text:p>r</text:p>
          </table:table-cell>
          <table:table-cell table:style-name="ce28" office:value-type="percentage" office:value="0.1">
            <text:p>10.00%</text:p>
          </table:table-cell>
          <table:table-cell table:number-columns-repeated="13"/>
        </table:table-row>
        <table:table-row table:style-name="ro1">
          <table:table-cell table:style-name="ce23" office:value-type="string">
            <text:p>q</text:p>
          </table:table-cell>
          <table:table-cell table:style-name="ce29" office:value-type="percentage" office:value="0">
            <text:p>0%</text:p>
          </table:table-cell>
          <table:table-cell table:number-columns-repeated="13"/>
        </table:table-row>
        <table:table-row table:style-name="ro1">
          <table:table-cell table:style-name="ce23" office:value-type="string">
            <text:p>vol</text:p>
          </table:table-cell>
          <table:table-cell table:style-name="ce29" office:value-type="percentage" office:value="0.4">
            <text:p>40%</text:p>
          </table:table-cell>
          <table:table-cell table:number-columns-repeated="13"/>
        </table:table-row>
        <table:table-row table:style-name="ro1">
          <table:table-cell table:style-name="ce23" office:value-type="string">
            <text:p>Remaining Life</text:p>
          </table:table-cell>
          <table:table-cell table:style-name="ce27" table:formula="of:=5/12" office:value-type="float" office:value="0.416666666666667">
            <text:p>0.42</text:p>
          </table:table-cell>
          <table:table-cell table:number-columns-repeated="13"/>
        </table:table-row>
        <table:table-row table:style-name="ro1">
          <table:table-cell table:style-name="ce23" office:value-type="string">
            <text:p>IsCall</text:p>
          </table:table-cell>
          <table:table-cell table:style-name="ce30" table:formula="of:=FALSE()" office:value-type="boolean" office:boolean-value="false">
            <text:p>FALSE</text:p>
          </table:table-cell>
          <table:table-cell table:number-columns-repeated="13"/>
        </table:table-row>
        <table:table-row table:style-name="ro1">
          <table:table-cell table:style-name="ce23" office:value-type="string">
            <text:p>IsFut</text:p>
          </table:table-cell>
          <table:table-cell table:style-name="ce30" table:formula="of:=FALSE()" office:value-type="boolean" office:boolean-value="false">
            <text:p>FALSE</text:p>
          </table:table-cell>
          <table:table-cell table:number-columns-repeated="13"/>
        </table:table-row>
        <table:table-row table:style-name="ro1">
          <table:table-cell table:style-name="ce23" office:value-type="string">
            <text:p>Result</text:p>
          </table:table-cell>
          <table:table-cell table:style-name="ce27" office:value-type="float" office:value="0">
            <text:p>0</text:p>
          </table:table-cell>
          <table:table-cell table:number-columns-repeated="13"/>
        </table:table-row>
        <table:table-row table:style-name="ro1">
          <table:table-cell table:style-name="ce24"/>
          <table:table-cell table:style-name="ce31"/>
          <table:table-cell table:number-columns-repeated="13"/>
        </table:table-row>
        <table:table-row table:style-name="ro1">
          <table:table-cell table:style-name="ce25" office:value-type="string">
            <text:p>IsAmerican</text:p>
          </table:table-cell>
          <table:table-cell table:style-name="ce32" table:formula="of:=FALSE()" office:value-type="boolean" office:boolean-value="false">
            <text:p>FALSE</text:p>
          </table:table-cell>
          <table:table-cell table:number-columns-repeated="13"/>
        </table:table-row>
        <table:table-row table:style-name="ro1" table:number-rows-repeated="2">
          <table:table-cell table:number-columns-repeated="15"/>
        </table:table-row>
        <table:table-row table:style-name="ro1">
          <table:table-cell table:number-columns-repeated="4"/>
          <table:table-cell>
            <draw:frame table:end-cell-address="'A. CRR Convergence'.N42" table:end-x="0.3843in" table:end-y="0.0362in" draw:z-index="0" draw:style-name="gr1" svg:width="8.089in" svg:height="4.1098in" svg:x="0.2965in" svg:y="0.0157in">
              <draw:object draw:notify-on-update-of-ranges="'A. CRR Convergence'.C23:'A. CRR Convergence'.C23 'A. CRR Convergence'.C24:'A. CRR Convergence'.C72 'A. CRR Convergence'.B24:'A. CRR Convergence'.B72 'A. CRR Convergence'.D23:'A. CRR Convergence'.D23 'A. CRR Convergence'.D24:'A. CRR Convergence'.D72 'A. CRR Convergence'.B24:'A. CRR Convergence'.B72" xlink:href="./Object 1" xlink:type="simple" xlink:show="embed" xlink:actuate="onLoad"/>
              <draw:image xlink:href="./ObjectReplacements/Object 1" xlink:type="simple" xlink:show="embed" xlink:actuate="onLoad"/>
            </draw:frame>
          </table:table-cell>
          <table:table-cell table:number-columns-repeated="10"/>
        </table:table-row>
        <table:table-row table:style-name="ro1" table:number-rows-repeated="3">
          <table:table-cell table:number-columns-repeated="15"/>
        </table:table-row>
        <table:table-row table:style-name="ro1">
          <table:table-cell/>
          <table:table-cell table:style-name="ce33" office:value-type="string">
            <text:p>nSteps</text:p>
          </table:table-cell>
          <table:table-cell table:style-name="ce33" office:value-type="string">
            <text:p>Tree</text:p>
          </table:table-cell>
          <table:table-cell table:style-name="ce33" office:value-type="string">
            <text:p>BS</text:p>
          </table:table-cell>
          <table:table-cell table:style-name="ce33"/>
          <table:table-cell table:number-columns-repeated="10"/>
        </table:table-row>
        <table:table-row table:style-name="ro1">
          <table:table-cell/>
          <table:table-cell table:style-name="ce33" office:value-type="float" office:value="2">
            <text:p>2</text:p>
          </table:table-cell>
          <table:table-cell table:style-name="ce34" table:formula="of:=TREEEQUITYOPT([.$B$6];[.$B$7];[.$B$8];[.$B$9];[.$B$10];[.$B$11];[.$B$12];[.$B$13];;[.$B$16];[.B24];[.$B$14])" office:value-type="float" office:value="3.49646171702598">
            <text:p>3.4965</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
            <text:p>3</text:p>
          </table:table-cell>
          <table:table-cell table:style-name="ce34" table:formula="of:=TREEEQUITYOPT([.$B$6];[.$B$7];[.$B$8];[.$B$9];[.$B$10];[.$B$11];[.$B$12];[.$B$13];;[.$B$16];[.B25];[.$B$14])" office:value-type="float" office:value="4.48272370566912">
            <text:p>4.482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
            <text:p>4</text:p>
          </table:table-cell>
          <table:table-cell table:style-name="ce34" table:formula="of:=TREEEQUITYOPT([.$B$6];[.$B$7];[.$B$8];[.$B$9];[.$B$10];[.$B$11];[.$B$12];[.$B$13];;[.$B$16];[.B26];[.$B$14])" office:value-type="float" office:value="3.77028984946088">
            <text:p>3.7703</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5">
            <text:p>5</text:p>
          </table:table-cell>
          <table:table-cell table:style-name="ce34" table:formula="of:=TREEEQUITYOPT([.$B$6];[.$B$7];[.$B$8];[.$B$9];[.$B$10];[.$B$11];[.$B$12];[.$B$13];;[.$B$16];[.B27];[.$B$14])" office:value-type="float" office:value="4.31901871651582">
            <text:p>4.3190</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6">
            <text:p>6</text:p>
          </table:table-cell>
          <table:table-cell table:style-name="ce34" table:formula="of:=TREEEQUITYOPT([.$B$6];[.$B$7];[.$B$8];[.$B$9];[.$B$10];[.$B$11];[.$B$12];[.$B$13];;[.$B$16];[.B28];[.$B$14])" office:value-type="float" office:value="3.86902112546421">
            <text:p>3.8690</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7">
            <text:p>7</text:p>
          </table:table-cell>
          <table:table-cell table:style-name="ce34" table:formula="of:=TREEEQUITYOPT([.$B$6];[.$B$7];[.$B$8];[.$B$9];[.$B$10];[.$B$11];[.$B$12];[.$B$13];;[.$B$16];[.B29];[.$B$14])" office:value-type="float" office:value="4.24900199860205">
            <text:p>4.2490</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8">
            <text:p>8</text:p>
          </table:table-cell>
          <table:table-cell table:style-name="ce34" table:formula="of:=TREEEQUITYOPT([.$B$6];[.$B$7];[.$B$8];[.$B$9];[.$B$10];[.$B$11];[.$B$12];[.$B$13];;[.$B$16];[.B30];[.$B$14])" office:value-type="float" office:value="3.91966166995427">
            <text:p>3.919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9">
            <text:p>9</text:p>
          </table:table-cell>
          <table:table-cell table:style-name="ce34" table:formula="of:=TREEEQUITYOPT([.$B$6];[.$B$7];[.$B$8];[.$B$9];[.$B$10];[.$B$11];[.$B$12];[.$B$13];;[.$B$16];[.B31];[.$B$14])" office:value-type="float" office:value="4.21024307411374">
            <text:p>4.2102</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0">
            <text:p>10</text:p>
          </table:table-cell>
          <table:table-cell table:style-name="ce34" table:formula="of:=TREEEQUITYOPT([.$B$6];[.$B$7];[.$B$8];[.$B$9];[.$B$10];[.$B$11];[.$B$12];[.$B$13];;[.$B$16];[.B32];[.$B$14])" office:value-type="float" office:value="3.95042403845674">
            <text:p>3.9504</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1">
            <text:p>11</text:p>
          </table:table-cell>
          <table:table-cell table:style-name="ce34" table:formula="of:=TREEEQUITYOPT([.$B$6];[.$B$7];[.$B$8];[.$B$9];[.$B$10];[.$B$11];[.$B$12];[.$B$13];;[.$B$16];[.B33];[.$B$14])" office:value-type="float" office:value="4.1856514402216">
            <text:p>4.185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2">
            <text:p>12</text:p>
          </table:table-cell>
          <table:table-cell table:style-name="ce34" table:formula="of:=TREEEQUITYOPT([.$B$6];[.$B$7];[.$B$8];[.$B$9];[.$B$10];[.$B$11];[.$B$12];[.$B$13];;[.$B$16];[.B34];[.$B$14])" office:value-type="float" office:value="3.97108137077301">
            <text:p>3.9711</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3">
            <text:p>13</text:p>
          </table:table-cell>
          <table:table-cell table:style-name="ce34" table:formula="of:=TREEEQUITYOPT([.$B$6];[.$B$7];[.$B$8];[.$B$9];[.$B$10];[.$B$11];[.$B$12];[.$B$13];;[.$B$16];[.B35];[.$B$14])" office:value-type="float" office:value="4.16866596372878">
            <text:p>4.168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4">
            <text:p>14</text:p>
          </table:table-cell>
          <table:table-cell table:style-name="ce34" table:formula="of:=TREEEQUITYOPT([.$B$6];[.$B$7];[.$B$8];[.$B$9];[.$B$10];[.$B$11];[.$B$12];[.$B$13];;[.$B$16];[.B36];[.$B$14])" office:value-type="float" office:value="3.98590671807625">
            <text:p>3.9859</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5">
            <text:p>15</text:p>
          </table:table-cell>
          <table:table-cell table:style-name="ce34" table:formula="of:=TREEEQUITYOPT([.$B$6];[.$B$7];[.$B$8];[.$B$9];[.$B$10];[.$B$11];[.$B$12];[.$B$13];;[.$B$16];[.B37];[.$B$14])" office:value-type="float" office:value="4.15623270342855">
            <text:p>4.1562</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6">
            <text:p>16</text:p>
          </table:table-cell>
          <table:table-cell table:style-name="ce34" table:formula="of:=TREEEQUITYOPT([.$B$6];[.$B$7];[.$B$8];[.$B$9];[.$B$10];[.$B$11];[.$B$12];[.$B$13];;[.$B$16];[.B38];[.$B$14])" office:value-type="float" office:value="3.99706289477421">
            <text:p>3.9971</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7">
            <text:p>17</text:p>
          </table:table-cell>
          <table:table-cell table:style-name="ce34" table:formula="of:=TREEEQUITYOPT([.$B$6];[.$B$7];[.$B$8];[.$B$9];[.$B$10];[.$B$11];[.$B$12];[.$B$13];;[.$B$16];[.B39];[.$B$14])" office:value-type="float" office:value="4.14673883191838">
            <text:p>4.146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8">
            <text:p>18</text:p>
          </table:table-cell>
          <table:table-cell table:style-name="ce34" table:formula="of:=TREEEQUITYOPT([.$B$6];[.$B$7];[.$B$8];[.$B$9];[.$B$10];[.$B$11];[.$B$12];[.$B$13];;[.$B$16];[.B40];[.$B$14])" office:value-type="float" office:value="4.00576141207555">
            <text:p>4.0058</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19">
            <text:p>19</text:p>
          </table:table-cell>
          <table:table-cell table:style-name="ce34" table:formula="of:=TREEEQUITYOPT([.$B$6];[.$B$7];[.$B$8];[.$B$9];[.$B$10];[.$B$11];[.$B$12];[.$B$13];;[.$B$16];[.B41];[.$B$14])" office:value-type="float" office:value="4.13925262007122">
            <text:p>4.1393</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0">
            <text:p>20</text:p>
          </table:table-cell>
          <table:table-cell table:style-name="ce34" table:formula="of:=TREEEQUITYOPT([.$B$6];[.$B$7];[.$B$8];[.$B$9];[.$B$10];[.$B$11];[.$B$12];[.$B$13];;[.$B$16];[.B42];[.$B$14])" office:value-type="float" office:value="4.01273349994669">
            <text:p>4.012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1">
            <text:p>21</text:p>
          </table:table-cell>
          <table:table-cell table:style-name="ce34" table:formula="of:=TREEEQUITYOPT([.$B$6];[.$B$7];[.$B$8];[.$B$9];[.$B$10];[.$B$11];[.$B$12];[.$B$13];;[.$B$16];[.B43];[.$B$14])" office:value-type="float" office:value="4.13319835632263">
            <text:p>4.1332</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2">
            <text:p>22</text:p>
          </table:table-cell>
          <table:table-cell table:style-name="ce34" table:formula="of:=TREEEQUITYOPT([.$B$6];[.$B$7];[.$B$8];[.$B$9];[.$B$10];[.$B$11];[.$B$12];[.$B$13];;[.$B$16];[.B44];[.$B$14])" office:value-type="float" office:value="4.01844656983589">
            <text:p>4.0184</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3">
            <text:p>23</text:p>
          </table:table-cell>
          <table:table-cell table:style-name="ce34" table:formula="of:=TREEEQUITYOPT([.$B$6];[.$B$7];[.$B$8];[.$B$9];[.$B$10];[.$B$11];[.$B$12];[.$B$13];;[.$B$16];[.B45];[.$B$14])" office:value-type="float" office:value="4.12820117849162">
            <text:p>4.1282</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4">
            <text:p>24</text:p>
          </table:table-cell>
          <table:table-cell table:style-name="ce34" table:formula="of:=TREEEQUITYOPT([.$B$6];[.$B$7];[.$B$8];[.$B$9];[.$B$10];[.$B$11];[.$B$12];[.$B$13];;[.$B$16];[.B46];[.$B$14])" office:value-type="float" office:value="4.02321331706241">
            <text:p>4.0232</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5">
            <text:p>25</text:p>
          </table:table-cell>
          <table:table-cell table:style-name="ce34" table:formula="of:=TREEEQUITYOPT([.$B$6];[.$B$7];[.$B$8];[.$B$9];[.$B$10];[.$B$11];[.$B$12];[.$B$13];;[.$B$16];[.B47];[.$B$14])" office:value-type="float" office:value="4.12400653385559">
            <text:p>4.1240</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6">
            <text:p>26</text:p>
          </table:table-cell>
          <table:table-cell table:style-name="ce34" table:formula="of:=TREEEQUITYOPT([.$B$6];[.$B$7];[.$B$8];[.$B$9];[.$B$10];[.$B$11];[.$B$12];[.$B$13];;[.$B$16];[.B48];[.$B$14])" office:value-type="float" office:value="4.02725082848927">
            <text:p>4.0273</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7">
            <text:p>27</text:p>
          </table:table-cell>
          <table:table-cell table:style-name="ce34" table:formula="of:=TREEEQUITYOPT([.$B$6];[.$B$7];[.$B$8];[.$B$9];[.$B$10];[.$B$11];[.$B$12];[.$B$13];;[.$B$16];[.B49];[.$B$14])" office:value-type="float" office:value="4.1204355090489">
            <text:p>4.1204</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8">
            <text:p>28</text:p>
          </table:table-cell>
          <table:table-cell table:style-name="ce34" table:formula="of:=TREEEQUITYOPT([.$B$6];[.$B$7];[.$B$8];[.$B$9];[.$B$10];[.$B$11];[.$B$12];[.$B$13];;[.$B$16];[.B50];[.$B$14])" office:value-type="float" office:value="4.03071452138819">
            <text:p>4.030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29">
            <text:p>29</text:p>
          </table:table-cell>
          <table:table-cell table:style-name="ce34" table:formula="of:=TREEEQUITYOPT([.$B$6];[.$B$7];[.$B$8];[.$B$9];[.$B$10];[.$B$11];[.$B$12];[.$B$13];;[.$B$16];[.B51];[.$B$14])" office:value-type="float" office:value="4.11735868327725">
            <text:p>4.1174</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0">
            <text:p>30</text:p>
          </table:table-cell>
          <table:table-cell table:style-name="ce34" table:formula="of:=TREEEQUITYOPT([.$B$6];[.$B$7];[.$B$8];[.$B$9];[.$B$10];[.$B$11];[.$B$12];[.$B$13];;[.$B$16];[.B52];[.$B$14])" office:value-type="float" office:value="4.03371858616006">
            <text:p>4.033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1">
            <text:p>31</text:p>
          </table:table-cell>
          <table:table-cell table:style-name="ce34" table:formula="of:=TREEEQUITYOPT([.$B$6];[.$B$7];[.$B$8];[.$B$9];[.$B$10];[.$B$11];[.$B$12];[.$B$13];;[.$B$16];[.B53];[.$B$14])" office:value-type="float" office:value="4.11468012437749">
            <text:p>4.114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2">
            <text:p>32</text:p>
          </table:table-cell>
          <table:table-cell table:style-name="ce34" table:formula="of:=TREEEQUITYOPT([.$B$6];[.$B$7];[.$B$8];[.$B$9];[.$B$10];[.$B$11];[.$B$12];[.$B$13];;[.$B$16];[.B54];[.$B$14])" office:value-type="float" office:value="4.03634880410984">
            <text:p>4.0363</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3">
            <text:p>33</text:p>
          </table:table-cell>
          <table:table-cell table:style-name="ce34" table:formula="of:=TREEEQUITYOPT([.$B$6];[.$B$7];[.$B$8];[.$B$9];[.$B$10];[.$B$11];[.$B$12];[.$B$13];;[.$B$16];[.B55];[.$B$14])" office:value-type="float" office:value="4.11232721678102">
            <text:p>4.1123</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4">
            <text:p>34</text:p>
          </table:table-cell>
          <table:table-cell table:style-name="ce34" table:formula="of:=TREEEQUITYOPT([.$B$6];[.$B$7];[.$B$8];[.$B$9];[.$B$10];[.$B$11];[.$B$12];[.$B$13];;[.$B$16];[.B56];[.$B$14])" office:value-type="float" office:value="4.03867086366284">
            <text:p>4.038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5">
            <text:p>35</text:p>
          </table:table-cell>
          <table:table-cell table:style-name="ce34" table:formula="of:=TREEEQUITYOPT([.$B$6];[.$B$7];[.$B$8];[.$B$9];[.$B$10];[.$B$11];[.$B$12];[.$B$13];;[.$B$16];[.B57];[.$B$14])" office:value-type="float" office:value="4.11024398430152">
            <text:p>4.1102</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6">
            <text:p>36</text:p>
          </table:table-cell>
          <table:table-cell table:style-name="ce34" table:formula="of:=TREEEQUITYOPT([.$B$6];[.$B$7];[.$B$8];[.$B$9];[.$B$10];[.$B$11];[.$B$12];[.$B$13];;[.$B$16];[.B58];[.$B$14])" office:value-type="float" office:value="4.04073591722209">
            <text:p>4.040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7">
            <text:p>37</text:p>
          </table:table-cell>
          <table:table-cell table:style-name="ce34" table:formula="of:=TREEEQUITYOPT([.$B$6];[.$B$7];[.$B$8];[.$B$9];[.$B$10];[.$B$11];[.$B$12];[.$B$13];;[.$B$16];[.B59];[.$B$14])" office:value-type="float" office:value="4.1083865829412">
            <text:p>4.1084</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8">
            <text:p>38</text:p>
          </table:table-cell>
          <table:table-cell table:style-name="ce34" table:formula="of:=TREEEQUITYOPT([.$B$6];[.$B$7];[.$B$8];[.$B$9];[.$B$10];[.$B$11];[.$B$12];[.$B$13];;[.$B$16];[.B60];[.$B$14])" office:value-type="float" office:value="4.04258439073566">
            <text:p>4.0426</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39">
            <text:p>39</text:p>
          </table:table-cell>
          <table:table-cell table:style-name="ce34" table:formula="of:=TREEEQUITYOPT([.$B$6];[.$B$7];[.$B$8];[.$B$9];[.$B$10];[.$B$11];[.$B$12];[.$B$13];;[.$B$16];[.B61];[.$B$14])" office:value-type="float" office:value="4.10672018330909">
            <text:p>4.1067</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0">
            <text:p>40</text:p>
          </table:table-cell>
          <table:table-cell table:style-name="ce34" table:formula="of:=TREEEQUITYOPT([.$B$6];[.$B$7];[.$B$8];[.$B$9];[.$B$10];[.$B$11];[.$B$12];[.$B$13];;[.$B$16];[.B62];[.$B$14])" office:value-type="float" office:value="4.04424865497326">
            <text:p>4.0442</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1">
            <text:p>41</text:p>
          </table:table-cell>
          <table:table-cell table:style-name="ce34" table:formula="of:=TREEEQUITYOPT([.$B$6];[.$B$7];[.$B$8];[.$B$9];[.$B$10];[.$B$11];[.$B$12];[.$B$13];;[.$B$16];[.B63];[.$B$14])" office:value-type="float" office:value="4.10521676729453">
            <text:p>4.1052</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2">
            <text:p>42</text:p>
          </table:table-cell>
          <table:table-cell table:style-name="ce34" table:formula="of:=TREEEQUITYOPT([.$B$6];[.$B$7];[.$B$8];[.$B$9];[.$B$10];[.$B$11];[.$B$12];[.$B$13];;[.$B$16];[.B64];[.$B$14])" office:value-type="float" office:value="4.04575493645842">
            <text:p>4.0458</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3">
            <text:p>43</text:p>
          </table:table-cell>
          <table:table-cell table:style-name="ce34" table:formula="of:=TREEEQUITYOPT([.$B$6];[.$B$7];[.$B$8];[.$B$9];[.$B$10];[.$B$11];[.$B$12];[.$B$13];;[.$B$16];[.B65];[.$B$14])" office:value-type="float" office:value="4.10385354080047">
            <text:p>4.1039</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4">
            <text:p>44</text:p>
          </table:table-cell>
          <table:table-cell table:style-name="ce34" table:formula="of:=TREEEQUITYOPT([.$B$6];[.$B$7];[.$B$8];[.$B$9];[.$B$10];[.$B$11];[.$B$12];[.$B$13];;[.$B$16];[.B66];[.$B$14])" office:value-type="float" office:value="4.04712470909015">
            <text:p>4.0471</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5">
            <text:p>45</text:p>
          </table:table-cell>
          <table:table-cell table:style-name="ce34" table:formula="of:=TREEEQUITYOPT([.$B$6];[.$B$7];[.$B$8];[.$B$9];[.$B$10];[.$B$11];[.$B$12];[.$B$13];;[.$B$16];[.B67];[.$B$14])" office:value-type="float" office:value="4.1026117705406">
            <text:p>4.1026</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6">
            <text:p>46</text:p>
          </table:table-cell>
          <table:table-cell table:style-name="ce34" table:formula="of:=TREEEQUITYOPT([.$B$6];[.$B$7];[.$B$8];[.$B$9];[.$B$10];[.$B$11];[.$B$12];[.$B$13];;[.$B$16];[.B68];[.$B$14])" office:value-type="float" office:value="4.04837572395647">
            <text:p>4.0484</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7">
            <text:p>47</text:p>
          </table:table-cell>
          <table:table-cell table:style-name="ce34" table:formula="of:=TREEEQUITYOPT([.$B$6];[.$B$7];[.$B$8];[.$B$9];[.$B$10];[.$B$11];[.$B$12];[.$B$13];;[.$B$16];[.B69];[.$B$14])" office:value-type="float" office:value="4.1014759183669">
            <text:p>4.1015</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8">
            <text:p>48</text:p>
          </table:table-cell>
          <table:table-cell table:style-name="ce34" table:formula="of:=TREEEQUITYOPT([.$B$6];[.$B$7];[.$B$8];[.$B$9];[.$B$10];[.$B$11];[.$B$12];[.$B$13];;[.$B$16];[.B70];[.$B$14])" office:value-type="float" office:value="4.04952278251718">
            <text:p>4.0495</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49">
            <text:p>49</text:p>
          </table:table-cell>
          <table:table-cell table:style-name="ce34" table:formula="of:=TREEEQUITYOPT([.$B$6];[.$B$7];[.$B$8];[.$B$9];[.$B$10];[.$B$11];[.$B$12];[.$B$13];;[.$B$16];[.B71];[.$B$14])" office:value-type="float" office:value="4.10043298797485">
            <text:p>4.1004</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table-cell/>
          <table:table-cell table:style-name="ce33" office:value-type="float" office:value="50">
            <text:p>50</text:p>
          </table:table-cell>
          <table:table-cell table:style-name="ce34" table:formula="of:=TREEEQUITYOPT([.$B$6];[.$B$7];[.$B$8];[.$B$9];[.$B$10];[.$B$11];[.$B$12];[.$B$13];;[.$B$16];[.B72];[.$B$14])" office:value-type="float" office:value="4.05057832478752">
            <text:p>4.0506</text:p>
          </table:table-cell>
          <table:table-cell table:style-name="ce34" table:formula="of:=BLACK_SCHOLES([.$B$6];[.$B$7];[.$B$8];[.$B$9];[.$B$10];[.$B$11];[.$B$12];FALSE();;[.$B$14])" office:value-type="float" office:value="4.07597513776322">
            <text:p>4.0760</text:p>
          </table:table-cell>
          <table:table-cell table:number-columns-repeated="11"/>
        </table:table-row>
        <table:table-row table:style-name="ro1" table:number-rows-repeated="2">
          <table:table-cell table:number-columns-repeated="15"/>
        </table:table-row>
        <table:table-row table:style-name="ro1" table:number-rows-repeated="4">
          <table:table-cell/>
          <table:table-cell table:style-name="ce33"/>
          <table:table-cell table:style-name="ce34"/>
          <table:table-cell table:number-columns-repeated="12"/>
        </table:table-row>
        <table:table-row table:style-name="ro1" table:number-rows-repeated="47">
          <table:table-cell table:number-columns-repeated="15"/>
        </table:table-row>
        <table:table-row table:style-name="ro1" table:number-rows-repeated="5">
          <table:table-cell/>
          <table:table-cell table:style-name="ce33"/>
          <table:table-cell table:number-columns-repeated="13"/>
        </table:table-row>
        <table:table-row table:style-name="ro1">
          <table:table-cell/>
          <table:table-cell table:style-name="ce33"/>
          <table:table-cell table:number-columns-repeated="13"/>
        </table:table-row>
      </table:table>
      <table:table table:name="B. Greek Letters" table:style-name="ta1" table:print="false">
        <table:table-column table:style-name="co4" table:default-cell-style-name="Default"/>
        <table:table-column table:style-name="co5" table:default-cell-style-name="ce40"/>
        <table:table-column table:style-name="co3" table:number-columns-repeated="6" table:default-cell-style-name="Default"/>
        <table:table-column table:style-name="co3" table:default-cell-style-name="ce44"/>
        <table:table-column table:style-name="co3" table:number-columns-repeated="3" table:default-cell-style-name="ce46"/>
        <table:table-column table:style-name="co3" table:number-columns-repeated="2" table:default-cell-style-name="Default"/>
        <table:table-row table:style-name="ro7">
          <table:table-cell/>
          <table:table-cell table:style-name="Default"/>
          <table:table-cell table:style-name="ce35" table:number-columns-repeated="2"/>
          <table:table-cell table:style-name="ce35" office:value-type="string">
            <text:p>PLOTS OF GREEK LETTERS</text:p>
          </table:table-cell>
          <table:table-cell table:style-name="ce35" table:number-columns-repeated="4"/>
          <table:table-cell table:style-name="Default" table:number-columns-repeated="3"/>
          <table:table-cell table:number-columns-repeated="2"/>
        </table:table-row>
        <table:table-row table:style-name="ro1" table:number-rows-repeated="2">
          <table:table-cell/>
          <table:table-cell table:style-name="Default"/>
          <table:table-cell table:number-columns-repeated="6"/>
          <table:table-cell table:style-name="Default" table:number-columns-repeated="4"/>
          <table:table-cell table:number-columns-repeated="2"/>
        </table:table-row>
        <table:table-row table:style-name="ro1">
          <table:table-cell office:value-type="string">
            <text:p>Maturity</text:p>
          </table:table-cell>
          <table:table-cell table:style-name="ce38" office:value-type="float" office:value="1">
            <text:p>1</text:p>
          </table:table-cell>
          <table:table-cell table:number-columns-repeated="5"/>
          <table:table-cell office:value-type="string">
            <text:p>Stock Price</text:p>
          </table:table-cell>
          <table:table-cell table:style-name="ce33" office:value-type="float" office:value="50">
            <text:p>50</text:p>
          </table:table-cell>
          <table:table-cell table:style-name="Default" table:number-columns-repeated="3"/>
          <table:table-cell table:number-columns-repeated="2"/>
        </table:table-row>
        <table:table-row table:style-name="ro1">
          <table:table-cell office:value-type="string">
            <text:p>Strike</text:p>
          </table:table-cell>
          <table:table-cell table:style-name="ce33" office:value-type="float" office:value="50">
            <text:p>50</text:p>
          </table:table-cell>
          <table:table-cell table:number-columns-repeated="5"/>
          <table:table-cell office:value-type="string">
            <text:p>Int. Rate</text:p>
          </table:table-cell>
          <table:table-cell table:style-name="ce39" office:value-type="percentage" office:value="0.05">
            <text:p>5%</text:p>
          </table:table-cell>
          <table:table-cell table:style-name="Default" table:number-columns-repeated="3"/>
          <table:table-cell table:number-columns-repeated="2"/>
        </table:table-row>
        <table:table-row table:style-name="ro1">
          <table:table-cell office:value-type="string">
            <text:p>Int. Rate</text:p>
          </table:table-cell>
          <table:table-cell table:style-name="ce39" office:value-type="percentage" office:value="0.05">
            <text:p>5%</text:p>
          </table:table-cell>
          <table:table-cell table:number-columns-repeated="5"/>
          <table:table-cell office:value-type="string">
            <text:p>Volatility</text:p>
          </table:table-cell>
          <table:table-cell table:style-name="ce39" office:value-type="percentage" office:value="0.3">
            <text:p>30%</text:p>
          </table:table-cell>
          <table:table-cell table:style-name="Default" table:number-columns-repeated="3"/>
          <table:table-cell table:number-columns-repeated="2"/>
        </table:table-row>
        <table:table-row table:style-name="ro1">
          <table:table-cell office:value-type="string">
            <text:p>Volatility</text:p>
          </table:table-cell>
          <table:table-cell table:style-name="ce39" office:value-type="percentage" office:value="0.25">
            <text:p>25%</text:p>
          </table:table-cell>
          <table:table-cell table:number-columns-repeated="5"/>
          <table:table-cell office:value-type="string">
            <text:p>IsCall</text:p>
          </table:table-cell>
          <table:table-cell table:style-name="ce38" table:formula="of:=TRUE()" office:value-type="boolean" office:boolean-value="true">
            <text:p>TRUE</text:p>
          </table:table-cell>
          <table:table-cell table:style-name="Default" table:number-columns-repeated="3"/>
          <table:table-cell table:number-columns-repeated="2"/>
        </table:table-row>
        <table:table-row table:style-name="ro1">
          <table:table-cell office:value-type="string">
            <text:p>IsCall</text:p>
          </table:table-cell>
          <table:table-cell table:style-name="ce38" table:formula="of:=FALSE()" office:value-type="boolean" office:boolean-value="false">
            <text:p>FALSE</text:p>
          </table:table-cell>
          <table:table-cell table:number-columns-repeated="5"/>
          <table:table-cell office:value-type="string">
            <text:p>Result</text:p>
          </table:table-cell>
          <table:table-cell table:style-name="ce33" office:value-type="float" office:value="1">
            <text:p>1</text:p>
          </table:table-cell>
          <table:table-cell table:style-name="ce41" office:value-type="string">
            <text:p>0-&gt;Price, 1-&gt;Delta, 2-&gt;Gamma, 3-&gt;Vega, 4-&gt;Theta, 5-&gt;Rho</text:p>
          </table:table-cell>
          <table:table-cell table:style-name="Default" table:number-columns-repeated="2"/>
          <table:table-cell table:number-columns-repeated="2"/>
        </table:table-row>
        <table:table-row table:style-name="ro1">
          <table:table-cell office:value-type="string">
            <text:p>Result</text:p>
          </table:table-cell>
          <table:table-cell table:style-name="ce33" office:value-type="float" office:value="2">
            <text:p>2</text:p>
          </table:table-cell>
          <table:table-cell table:style-name="ce41" office:value-type="string">
            <text:p>0-&gt;Price, 1-&gt;Delta, 2-&gt;Gamma, 3-&gt;Vega, 4-&gt;Theta, 5-&gt;Rho</text:p>
          </table:table-cell>
          <table:table-cell table:number-columns-repeated="5"/>
          <table:table-cell table:style-name="Default" table:number-columns-repeated="4"/>
          <table:table-cell table:number-columns-repeated="2"/>
        </table:table-row>
        <table:table-row table:style-name="ro1">
          <table:table-cell/>
          <table:table-cell table:style-name="Default"/>
          <table:table-cell table:number-columns-repeated="6"/>
          <table:table-cell table:style-name="Default" table:number-columns-repeated="4"/>
          <table:table-cell table:number-columns-repeated="2"/>
        </table:table-row>
        <table:table-row table:style-name="ro1">
          <table:table-cell/>
          <table:table-cell table:style-name="Default"/>
          <table:table-cell table:number-columns-repeated="6"/>
          <table:table-cell table:style-name="Default"/>
          <table:table-cell table:style-name="ce45" office:value-type="string" table:number-columns-spanned="3" table:number-rows-spanned="1">
            <text:p>Strike</text:p>
          </table:table-cell>
          <table:covered-table-cell table:style-name="ce45"/>
          <table:covered-table-cell table:style-name="ce45"/>
          <table:table-cell table:number-columns-repeated="2"/>
        </table:table-row>
        <table:table-row table:style-name="ro1">
          <table:table-cell office:value-type="string">
            <text:p>S</text:p>
          </table:table-cell>
          <table:table-cell table:style-name="Default" office:value-type="string">
            <text:p>Result</text:p>
          </table:table-cell>
          <table:table-cell table:number-columns-repeated="6"/>
          <table:table-cell table:style-name="ce42"/>
          <table:table-cell table:style-name="ce42" office:value-type="float" office:value="40">
            <text:p>40</text:p>
          </table:table-cell>
          <table:table-cell table:style-name="ce42" office:value-type="float" office:value="50">
            <text:p>50</text:p>
          </table:table-cell>
          <table:table-cell table:style-name="ce42" office:value-type="float" office:value="60">
            <text:p>60</text:p>
          </table:table-cell>
          <table:table-cell table:number-columns-repeated="2"/>
        </table:table-row>
        <table:table-row table:style-name="ro1">
          <table:table-cell office:value-type="float" office:value="10">
            <text:p>10</text:p>
          </table:table-cell>
          <table:table-cell table:formula="of:=BLACK_SCHOLES([.A13];[.$B$5];[.$B$6];0;[.$B$7];[.$B$4];[.$B$8];FALSE();;[.$B$9])" office:value-type="float" office:value="0.00000000122773401510946">
            <text:p>0.000000</text:p>
          </table:table-cell>
          <table:table-cell table:number-columns-repeated="6"/>
          <table:table-cell table:style-name="ce43" office:value-type="float" office:value="0.005">
            <text:p>0.005</text:p>
          </table:table-cell>
          <table:table-cell table:formula="of:=BLACK_SCHOLES([.$I$4];[.J$12];[.$I$5];0;[.$I$6];[.$I13];[.$I$7];FALSE();;[.$I$8])" office:value-type="float" office:value="1">
            <text:p>1.0000</text:p>
          </table:table-cell>
          <table:table-cell table:formula="of:=BLACK_SCHOLES([.$I$4];[.K$12];[.$I$5];0;[.$I$6];[.$I13];[.$I$7];FALSE();;[.$I$8])" office:value-type="float" office:value="0.508932299666224">
            <text:p>0.5089</text:p>
          </table:table-cell>
          <table:table-cell table:formula="of:=BLACK_SCHOLES([.$I$4];[.L$12];[.$I$5];0;[.$I$6];[.$I13];[.$I$7];FALSE();;[.$I$8])" office:value-type="float" office:value="5.13517118119259E-018">
            <text:p>0.0000</text:p>
          </table:table-cell>
          <table:table-cell table:number-columns-repeated="2"/>
        </table:table-row>
        <table:table-row table:style-name="ro1">
          <table:table-cell office:value-type="float" office:value="12">
            <text:p>12</text:p>
          </table:table-cell>
          <table:table-cell table:formula="of:=BLACK_SCHOLES([.A14];[.$B$5];[.$B$6];0;[.$B$7];[.$B$4];[.$B$8];FALSE();;[.$B$9])" office:value-type="float" office:value="0.0000000676850302879059">
            <text:p>0.000000</text:p>
          </table:table-cell>
          <table:table-cell table:number-columns-repeated="6"/>
          <table:table-cell office:value-type="float" office:value="0.01">
            <text:p>0.01</text:p>
          </table:table-cell>
          <table:table-cell table:formula="of:=BLACK_SCHOLES([.$I$4];[.J$12];[.$I$5];0;[.$I$6];[.$I14];[.$I$7];FALSE();;[.$I$8])" office:value-type="float" office:value="0.99999999999996">
            <text:p>1.0000</text:p>
          </table:table-cell>
          <table:table-cell table:formula="of:=BLACK_SCHOLES([.$I$4];[.K$12];[.$I$5];0;[.$I$6];[.$I14];[.$I$7];FALSE();;[.$I$8])" office:value-type="float" office:value="0.512631116719574">
            <text:p>0.5126</text:p>
          </table:table-cell>
          <table:table-cell table:formula="of:=BLACK_SCHOLES([.$I$4];[.L$12];[.$I$5];0;[.$I$6];[.$I14];[.$I$7];FALSE();;[.$I$8])" office:value-type="float" office:value="0.00000000074647647453974">
            <text:p>0.0000</text:p>
          </table:table-cell>
          <table:table-cell table:number-columns-repeated="2"/>
        </table:table-row>
        <table:table-row table:style-name="ro1">
          <table:table-cell office:value-type="float" office:value="14">
            <text:p>14</text:p>
          </table:table-cell>
          <table:table-cell table:formula="of:=BLACK_SCHOLES([.A15];[.$B$5];[.$B$6];0;[.$B$7];[.$B$4];[.$B$8];FALSE();;[.$B$9])" office:value-type="float" office:value="0.00000132620176449206">
            <text:p>0.000001</text:p>
          </table:table-cell>
          <table:table-cell table:number-columns-repeated="6"/>
          <table:table-cell office:value-type="float" office:value="0.05">
            <text:p>0.05</text:p>
          </table:table-cell>
          <table:table-cell table:formula="of:=BLACK_SCHOLES([.$I$4];[.J$12];[.$I$5];0;[.$I$6];[.$I15];[.$I$7];FALSE();;[.$I$8])" office:value-type="float" office:value="0.999659597676946">
            <text:p>0.9997</text:p>
          </table:table-cell>
          <table:table-cell table:formula="of:=BLACK_SCHOLES([.$I$4];[.K$12];[.$I$5];0;[.$I$6];[.$I15];[.$I$7];FALSE();;[.$I$8])" office:value-type="float" office:value="0.528225114136965">
            <text:p>0.5282</text:p>
          </table:table-cell>
          <table:table-cell table:formula="of:=BLACK_SCHOLES([.$I$4];[.L$12];[.$I$5];0;[.$I$6];[.$I15];[.$I$7];FALSE();;[.$I$8])" office:value-type="float" office:value="0.00405954299115031">
            <text:p>0.0041</text:p>
          </table:table-cell>
          <table:table-cell table:number-columns-repeated="2"/>
        </table:table-row>
        <table:table-row table:style-name="ro1">
          <table:table-cell office:value-type="float" office:value="16">
            <text:p>16</text:p>
          </table:table-cell>
          <table:table-cell table:formula="of:=BLACK_SCHOLES([.A16];[.$B$5];[.$B$6];0;[.$B$7];[.$B$4];[.$B$8];FALSE();;[.$B$9])" office:value-type="float" office:value="0.0000128358988899056">
            <text:p>0.000013</text:p>
          </table:table-cell>
          <table:table-cell table:number-columns-repeated="6"/>
          <table:table-cell office:value-type="float" office:value="0.1">
            <text:p>0.10</text:p>
          </table:table-cell>
          <table:table-cell table:formula="of:=BLACK_SCHOLES([.$I$4];[.J$12];[.$I$5];0;[.$I$6];[.$I16];[.$I$7];FALSE();;[.$I$8])" office:value-type="float" office:value="0.992902255352377">
            <text:p>0.9929</text:p>
          </table:table-cell>
          <table:table-cell table:formula="of:=BLACK_SCHOLES([.$I$4];[.K$12];[.$I$5];0;[.$I$6];[.$I16];[.$I$7];FALSE();;[.$I$8])" office:value-type="float" office:value="0.539882989806864">
            <text:p>0.5399</text:p>
          </table:table-cell>
          <table:table-cell table:formula="of:=BLACK_SCHOLES([.$I$4];[.L$12];[.$I$5];0;[.$I$6];[.$I16];[.$I$7];FALSE();;[.$I$8])" office:value-type="float" office:value="0.0342502652984742">
            <text:p>0.0343</text:p>
          </table:table-cell>
          <table:table-cell/>
          <table:table-cell office:value-type="string">
            <text:p>Plot of price, delta, gamma, vega, theta, or rho</text:p>
          </table:table-cell>
        </table:table-row>
        <table:table-row table:style-name="ro1">
          <table:table-cell office:value-type="float" office:value="18">
            <text:p>18</text:p>
          </table:table-cell>
          <table:table-cell table:formula="of:=BLACK_SCHOLES([.A17];[.$B$5];[.$B$6];0;[.$B$7];[.$B$4];[.$B$8];FALSE();;[.$B$9])" office:value-type="float" office:value="0.0000750127858574327">
            <text:p>0.000075</text:p>
          </table:table-cell>
          <table:table-cell table:number-columns-repeated="2"/>
          <table:table-cell office:value-type="string">
            <text:p>Plot of price, delta, gamma, vega, theta or rho</text:p>
          </table:table-cell>
          <table:table-cell table:number-columns-repeated="3"/>
          <table:table-cell office:value-type="float" office:value="0.15">
            <text:p>0.15</text:p>
          </table:table-cell>
          <table:table-cell table:formula="of:=BLACK_SCHOLES([.$I$4];[.J$12];[.$I$5];0;[.$I$6];[.$I17];[.$I$7];FALSE();;[.$I$8])" office:value-type="float" office:value="0.979481686935841">
            <text:p>0.9795</text:p>
          </table:table-cell>
          <table:table-cell table:formula="of:=BLACK_SCHOLES([.$I$4];[.K$12];[.$I$5];0;[.$I$6];[.$I17];[.$I$7];FALSE();;[.$I$8])" office:value-type="float" office:value="0.548805724769751">
            <text:p>0.5488</text:p>
          </table:table-cell>
          <table:table-cell table:formula="of:=BLACK_SCHOLES([.$I$4];[.L$12];[.$I$5];0;[.$I$6];[.$I17];[.$I$7];FALSE();;[.$I$8])" office:value-type="float" office:value="0.0740143932331189">
            <text:p>0.0740</text:p>
          </table:table-cell>
          <table:table-cell/>
          <table:table-cell office:value-type="string">
            <text:p>vs. time to maturity for Black-Scholes model</text:p>
          </table:table-cell>
        </table:table-row>
        <table:table-row table:style-name="ro1">
          <table:table-cell office:value-type="float" office:value="20">
            <text:p>20</text:p>
          </table:table-cell>
          <table:table-cell table:formula="of:=BLACK_SCHOLES([.A18];[.$B$5];[.$B$6];0;[.$B$7];[.$B$4];[.$B$8];FALSE();;[.$B$9])" office:value-type="float" office:value="0.000301506001431359">
            <text:p>0.000302</text:p>
          </table:table-cell>
          <table:table-cell table:number-columns-repeated="2"/>
          <table:table-cell office:value-type="string">
            <text:p>vs stock price for Black-Scholes model</text:p>
          </table:table-cell>
          <table:table-cell table:number-columns-repeated="3"/>
          <table:table-cell office:value-type="float" office:value="0.2">
            <text:p>0.20</text:p>
          </table:table-cell>
          <table:table-cell table:formula="of:=BLACK_SCHOLES([.$I$4];[.J$12];[.$I$5];0;[.$I$6];[.$I18];[.$I$7];FALSE();;[.$I$8])" office:value-type="float" office:value="0.964449525408124">
            <text:p>0.9644</text:p>
          </table:table-cell>
          <table:table-cell table:formula="of:=BLACK_SCHOLES([.$I$4];[.K$12];[.$I$5];0;[.$I$6];[.$I18];[.$I$7];FALSE();;[.$I$8])" office:value-type="float" office:value="0.556309010154366">
            <text:p>0.5563</text:p>
          </table:table-cell>
          <table:table-cell table:formula="of:=BLACK_SCHOLES([.$I$4];[.L$12];[.$I$5];0;[.$I$6];[.$I18];[.$I$7];FALSE();;[.$I$8])" office:value-type="float" office:value="0.111739973926347">
            <text:p>0.1117</text:p>
          </table:table-cell>
          <table:table-cell>
            <draw:frame table:end-cell-address="'B. Greek Letters'.S34" table:end-x="0.5508in" table:end-y="0.1193in" draw:z-index="1" draw:style-name="gr1" svg:width="5.3453in" svg:height="2.7874in" svg:x="0.5394in" svg:y="0.1772in">
              <draw:object draw:notify-on-update-of-ranges="'B. Greek Letters'.J12:'B. Greek Letters'.J12 'B. Greek Letters'.J13:'B. Greek Letters'.J50 'B. Greek Letters'.I13:'B. Greek Letters'.I50 'B. Greek Letters'.K12:'B. Greek Letters'.K12 'B. Greek Letters'.K13:'B. Greek Letters'.K50 'B. Greek Letters'.I13:'B. Greek Letters'.I50 'B. Greek Letters'.L12:'B. Greek Letters'.L12 'B. Greek Letters'.L13:'B. Greek Letters'.L50 'B. Greek Letters'.I13:'B. Greek Letters'.I50" xlink:href="./Object 3" xlink:type="simple" xlink:show="embed" xlink:actuate="onLoad"/>
              <draw:image xlink:href="./ObjectReplacements/Object 3" xlink:type="simple" xlink:show="embed" xlink:actuate="onLoad"/>
            </draw:frame>
          </table:table-cell>
          <table:table-cell/>
        </table:table-row>
        <table:table-row table:style-name="ro1">
          <table:table-cell office:value-type="float" office:value="22">
            <text:p>22</text:p>
          </table:table-cell>
          <table:table-cell table:formula="of:=BLACK_SCHOLES([.A19];[.$B$5];[.$B$6];0;[.$B$7];[.$B$4];[.$B$8];FALSE();;[.$B$9])" office:value-type="float" office:value="0.000910700073423477">
            <text:p>0.000911</text:p>
          </table:table-cell>
          <table:table-cell/>
          <table:table-cell>
            <draw:frame table:end-cell-address="'B. Greek Letters'.H34" table:end-x="0.6807in" table:end-y="0.1559in" draw:z-index="0" draw:style-name="gr1" svg:width="4.2146in" svg:height="2.7512in" svg:x="0.022in" svg:y="0.072in">
              <draw:object draw:notify-on-update-of-ranges="'B. Greek Letters'.B13:'B. Greek Letters'.B58 'B. Greek Letters'.A13:'B. Greek Letters'.A58" xlink:href="./Object 2" xlink:type="simple" xlink:show="embed" xlink:actuate="onLoad"/>
              <draw:image xlink:href="./ObjectReplacements/Object 2" xlink:type="simple" xlink:show="embed" xlink:actuate="onLoad"/>
            </draw:frame>
          </table:table-cell>
          <table:table-cell table:number-columns-repeated="4"/>
          <table:table-cell office:value-type="float" office:value="0.25">
            <text:p>0.25</text:p>
          </table:table-cell>
          <table:table-cell table:formula="of:=BLACK_SCHOLES([.$I$4];[.J$12];[.$I$5];0;[.$I$6];[.$I19];[.$I$7];FALSE();;[.$I$8])" office:value-type="float" office:value="0.950113710739393">
            <text:p>0.9501</text:p>
          </table:table-cell>
          <table:table-cell table:formula="of:=BLACK_SCHOLES([.$I$4];[.K$12];[.$I$5];0;[.$I$6];[.$I19];[.$I$7];FALSE();;[.$I$8])" office:value-type="float" office:value="0.562902940896774">
            <text:p>0.5629</text:p>
          </table:table-cell>
          <table:table-cell table:formula="of:=BLACK_SCHOLES([.$I$4];[.L$12];[.$I$5];0;[.$I$6];[.$I19];[.$I$7];FALSE();;[.$I$8])" office:value-type="float" office:value="0.145223028904527">
            <text:p>0.1452</text:p>
          </table:table-cell>
          <table:table-cell table:number-columns-repeated="2"/>
        </table:table-row>
        <table:table-row table:style-name="ro1">
          <table:table-cell office:value-type="float" office:value="24">
            <text:p>24</text:p>
          </table:table-cell>
          <table:table-cell table:formula="of:=BLACK_SCHOLES([.A20];[.$B$5];[.$B$6];0;[.$B$7];[.$B$4];[.$B$8];FALSE();;[.$B$9])" office:value-type="float" office:value="0.00220057503203879">
            <text:p>0.002201</text:p>
          </table:table-cell>
          <table:table-cell table:number-columns-repeated="6"/>
          <table:table-cell office:value-type="float" office:value="0.3">
            <text:p>0.30</text:p>
          </table:table-cell>
          <table:table-cell table:formula="of:=BLACK_SCHOLES([.$I$4];[.J$12];[.$I$5];0;[.$I$6];[.$I20];[.$I$7];FALSE();;[.$I$8])" office:value-type="float" office:value="0.93717135380766">
            <text:p>0.9372</text:p>
          </table:table-cell>
          <table:table-cell table:formula="of:=BLACK_SCHOLES([.$I$4];[.K$12];[.$I$5];0;[.$I$6];[.$I20];[.$I$7];FALSE();;[.$I$8])" office:value-type="float" office:value="0.568849358693504">
            <text:p>0.5688</text:p>
          </table:table-cell>
          <table:table-cell table:formula="of:=BLACK_SCHOLES([.$I$4];[.L$12];[.$I$5];0;[.$I$6];[.$I20];[.$I$7];FALSE();;[.$I$8])" office:value-type="float" office:value="0.174603577137969">
            <text:p>0.1746</text:p>
          </table:table-cell>
          <table:table-cell table:number-columns-repeated="2"/>
        </table:table-row>
        <table:table-row table:style-name="ro1">
          <table:table-cell office:value-type="float" office:value="26">
            <text:p>26</text:p>
          </table:table-cell>
          <table:table-cell table:formula="of:=BLACK_SCHOLES([.A21];[.$B$5];[.$B$6];0;[.$B$7];[.$B$4];[.$B$8];FALSE();;[.$B$9])" office:value-type="float" office:value="0.00445197526872596">
            <text:p>0.004452</text:p>
          </table:table-cell>
          <table:table-cell table:number-columns-repeated="6"/>
          <table:table-cell office:value-type="float" office:value="0.35">
            <text:p>0.35</text:p>
          </table:table-cell>
          <table:table-cell table:formula="of:=BLACK_SCHOLES([.$I$4];[.J$12];[.$I$5];0;[.$I$6];[.$I21];[.$I$7];FALSE();;[.$I$8])" office:value-type="float" office:value="0.925716789569828">
            <text:p>0.9257</text:p>
          </table:table-cell>
          <table:table-cell table:formula="of:=BLACK_SCHOLES([.$I$4];[.K$12];[.$I$5];0;[.$I$6];[.$I21];[.$I$7];FALSE();;[.$I$8])" office:value-type="float" office:value="0.574303947133004">
            <text:p>0.5743</text:p>
          </table:table-cell>
          <table:table-cell table:formula="of:=BLACK_SCHOLES([.$I$4];[.L$12];[.$I$5];0;[.$I$6];[.$I21];[.$I$7];FALSE();;[.$I$8])" office:value-type="float" office:value="0.200475706399963">
            <text:p>0.2005</text:p>
          </table:table-cell>
          <table:table-cell table:number-columns-repeated="2"/>
        </table:table-row>
        <table:table-row table:style-name="ro1">
          <table:table-cell office:value-type="float" office:value="28">
            <text:p>28</text:p>
          </table:table-cell>
          <table:table-cell table:formula="of:=BLACK_SCHOLES([.A22];[.$B$5];[.$B$6];0;[.$B$7];[.$B$4];[.$B$8];FALSE();;[.$B$9])" office:value-type="float" office:value="0.00780170454360034">
            <text:p>0.007802</text:p>
          </table:table-cell>
          <table:table-cell table:number-columns-repeated="6"/>
          <table:table-cell office:value-type="float" office:value="0.4">
            <text:p>0.40</text:p>
          </table:table-cell>
          <table:table-cell table:formula="of:=BLACK_SCHOLES([.$I$4];[.J$12];[.$I$5];0;[.$I$6];[.$I22];[.$I$7];FALSE();;[.$I$8])" office:value-type="float" office:value="0.915642885948908">
            <text:p>0.9156</text:p>
          </table:table-cell>
          <table:table-cell table:formula="of:=BLACK_SCHOLES([.$I$4];[.K$12];[.$I$5];0;[.$I$6];[.$I22];[.$I$7];FALSE();;[.$I$8])" office:value-type="float" office:value="0.579368232197196">
            <text:p>0.5794</text:p>
          </table:table-cell>
          <table:table-cell table:formula="of:=BLACK_SCHOLES([.$I$4];[.L$12];[.$I$5];0;[.$I$6];[.$I22];[.$I$7];FALSE();;[.$I$8])" office:value-type="float" office:value="0.223435573153856">
            <text:p>0.2234</text:p>
          </table:table-cell>
          <table:table-cell table:number-columns-repeated="2"/>
        </table:table-row>
        <table:table-row table:style-name="ro1">
          <table:table-cell office:value-type="float" office:value="30">
            <text:p>30</text:p>
          </table:table-cell>
          <table:table-cell table:formula="of:=BLACK_SCHOLES([.A23];[.$B$5];[.$B$6];0;[.$B$7];[.$B$4];[.$B$8];FALSE();;[.$B$9])" office:value-type="float" office:value="0.0121536798587472">
            <text:p>0.012154</text:p>
          </table:table-cell>
          <table:table-cell table:number-columns-repeated="6"/>
          <table:table-cell office:value-type="float" office:value="0.45">
            <text:p>0.45</text:p>
          </table:table-cell>
          <table:table-cell table:formula="of:=BLACK_SCHOLES([.$I$4];[.J$12];[.$I$5];0;[.$I$6];[.$I23];[.$I$7];FALSE();;[.$I$8])" office:value-type="float" office:value="0.906788540086573">
            <text:p>0.9068</text:p>
          </table:table-cell>
          <table:table-cell table:formula="of:=BLACK_SCHOLES([.$I$4];[.K$12];[.$I$5];0;[.$I$6];[.$I23];[.$I$7];FALSE();;[.$I$8])" office:value-type="float" office:value="0.584112796360006">
            <text:p>0.5841</text:p>
          </table:table-cell>
          <table:table-cell table:formula="of:=BLACK_SCHOLES([.$I$4];[.L$12];[.$I$5];0;[.$I$6];[.$I23];[.$I$7];FALSE();;[.$I$8])" office:value-type="float" office:value="0.243986345997116">
            <text:p>0.2440</text:p>
          </table:table-cell>
          <table:table-cell table:number-columns-repeated="2"/>
        </table:table-row>
        <table:table-row table:style-name="ro1">
          <table:table-cell office:value-type="float" office:value="32">
            <text:p>32</text:p>
          </table:table-cell>
          <table:table-cell table:formula="of:=BLACK_SCHOLES([.A24];[.$B$5];[.$B$6];0;[.$B$7];[.$B$4];[.$B$8];FALSE();;[.$B$9])" office:value-type="float" office:value="0.0171733457085591">
            <text:p>0.017173</text:p>
          </table:table-cell>
          <table:table-cell table:number-columns-repeated="6"/>
          <table:table-cell office:value-type="float" office:value="0.5">
            <text:p>0.50</text:p>
          </table:table-cell>
          <table:table-cell table:formula="of:=BLACK_SCHOLES([.$I$4];[.J$12];[.$I$5];0;[.$I$6];[.$I24];[.$I$7];FALSE();;[.$I$8])" office:value-type="float" office:value="0.898991405899078">
            <text:p>0.8990</text:p>
          </table:table-cell>
          <table:table-cell table:formula="of:=BLACK_SCHOLES([.$I$4];[.K$12];[.$I$5];0;[.$I$6];[.$I24];[.$I$7];FALSE();;[.$I$8])" office:value-type="float" office:value="0.588589075798329">
            <text:p>0.5886</text:p>
          </table:table-cell>
          <table:table-cell table:formula="of:=BLACK_SCHOLES([.$I$4];[.L$12];[.$I$5];0;[.$I$6];[.$I24];[.$I$7];FALSE();;[.$I$8])" office:value-type="float" office:value="0.262533217878512">
            <text:p>0.2625</text:p>
          </table:table-cell>
          <table:table-cell table:number-columns-repeated="2"/>
        </table:table-row>
        <table:table-row table:style-name="ro1">
          <table:table-cell office:value-type="float" office:value="34">
            <text:p>34</text:p>
          </table:table-cell>
          <table:table-cell table:formula="of:=BLACK_SCHOLES([.A25];[.$B$5];[.$B$6];0;[.$B$7];[.$B$4];[.$B$8];FALSE();;[.$B$9])" office:value-type="float" office:value="0.0223631589353844">
            <text:p>0.022363</text:p>
          </table:table-cell>
          <table:table-cell table:number-columns-repeated="6"/>
          <table:table-cell office:value-type="float" office:value="0.55">
            <text:p>0.55</text:p>
          </table:table-cell>
          <table:table-cell table:formula="of:=BLACK_SCHOLES([.$I$4];[.J$12];[.$I$5];0;[.$I$6];[.$I25];[.$I$7];FALSE();;[.$I$8])" office:value-type="float" office:value="0.892105185005188">
            <text:p>0.8921</text:p>
          </table:table-cell>
          <table:table-cell table:formula="of:=BLACK_SCHOLES([.$I$4];[.K$12];[.$I$5];0;[.$I$6];[.$I25];[.$I$7];FALSE();;[.$I$8])" office:value-type="float" office:value="0.592835935174777">
            <text:p>0.5928</text:p>
          </table:table-cell>
          <table:table-cell table:formula="of:=BLACK_SCHOLES([.$I$4];[.L$12];[.$I$5];0;[.$I$6];[.$I25];[.$I$7];FALSE();;[.$I$8])" office:value-type="float" office:value="0.279398833165695">
            <text:p>0.2794</text:p>
          </table:table-cell>
          <table:table-cell table:number-columns-repeated="2"/>
        </table:table-row>
        <table:table-row table:style-name="ro1">
          <table:table-cell office:value-type="float" office:value="36">
            <text:p>36</text:p>
          </table:table-cell>
          <table:table-cell table:formula="of:=BLACK_SCHOLES([.A26];[.$B$5];[.$B$6];0;[.$B$7];[.$B$4];[.$B$8];FALSE();;[.$B$9])" office:value-type="float" office:value="0.0271809287739872">
            <text:p>0.027181</text:p>
          </table:table-cell>
          <table:table-cell table:number-columns-repeated="6"/>
          <table:table-cell office:value-type="float" office:value="0.6">
            <text:p>0.60</text:p>
          </table:table-cell>
          <table:table-cell table:formula="of:=BLACK_SCHOLES([.$I$4];[.J$12];[.$I$5];0;[.$I$6];[.$I26];[.$I$7];FALSE();;[.$I$8])" office:value-type="float" office:value="0.886003622836049">
            <text:p>0.8860</text:p>
          </table:table-cell>
          <table:table-cell table:formula="of:=BLACK_SCHOLES([.$I$4];[.K$12];[.$I$5];0;[.$I$6];[.$I26];[.$I$7];FALSE();;[.$I$8])" office:value-type="float" office:value="0.596883595402033">
            <text:p>0.5969</text:p>
          </table:table-cell>
          <table:table-cell table:formula="of:=BLACK_SCHOLES([.$I$4];[.L$12];[.$I$5];0;[.$I$6];[.$I26];[.$I$7];FALSE();;[.$I$8])" office:value-type="float" office:value="0.294840558113386">
            <text:p>0.2948</text:p>
          </table:table-cell>
          <table:table-cell table:number-columns-repeated="2"/>
        </table:table-row>
        <table:table-row table:style-name="ro1">
          <table:table-cell office:value-type="float" office:value="38">
            <text:p>38</text:p>
          </table:table-cell>
          <table:table-cell table:formula="of:=BLACK_SCHOLES([.A27];[.$B$5];[.$B$6];0;[.$B$7];[.$B$4];[.$B$8];FALSE();;[.$B$9])" office:value-type="float" office:value="0.0311544062647968">
            <text:p>0.031154</text:p>
          </table:table-cell>
          <table:table-cell table:number-columns-repeated="6"/>
          <table:table-cell office:value-type="float" office:value="0.65">
            <text:p>0.65</text:p>
          </table:table-cell>
          <table:table-cell table:formula="of:=BLACK_SCHOLES([.$I$4];[.J$12];[.$I$5];0;[.$I$6];[.$I27];[.$I$7];FALSE();;[.$I$8])" office:value-type="float" office:value="0.880579684265668">
            <text:p>0.8806</text:p>
          </table:table-cell>
          <table:table-cell table:formula="of:=BLACK_SCHOLES([.$I$4];[.K$12];[.$I$5];0;[.$I$6];[.$I27];[.$I$7];FALSE();;[.$I$8])" office:value-type="float" office:value="0.600756111115607">
            <text:p>0.6008</text:p>
          </table:table-cell>
          <table:table-cell table:formula="of:=BLACK_SCHOLES([.$I$4];[.L$12];[.$I$5];0;[.$I$6];[.$I27];[.$I$7];FALSE();;[.$I$8])" office:value-type="float" office:value="0.309065111957591">
            <text:p>0.3091</text:p>
          </table:table-cell>
          <table:table-cell table:number-columns-repeated="2"/>
        </table:table-row>
        <table:table-row table:style-name="ro1">
          <table:table-cell office:value-type="float" office:value="40">
            <text:p>40</text:p>
          </table:table-cell>
          <table:table-cell table:formula="of:=BLACK_SCHOLES([.A28];[.$B$5];[.$B$6];0;[.$B$7];[.$B$4];[.$B$8];FALSE();;[.$B$9])" office:value-type="float" office:value="0.0339592546576247">
            <text:p>0.033959</text:p>
          </table:table-cell>
          <table:table-cell table:number-columns-repeated="6"/>
          <table:table-cell office:value-type="float" office:value="0.7">
            <text:p>0.70</text:p>
          </table:table-cell>
          <table:table-cell table:formula="of:=BLACK_SCHOLES([.$I$4];[.J$12];[.$I$5];0;[.$I$6];[.$I28];[.$I$7];FALSE();;[.$I$8])" office:value-type="float" office:value="0.87574320564117">
            <text:p>0.8757</text:p>
          </table:table-cell>
          <table:table-cell table:formula="of:=BLACK_SCHOLES([.$I$4];[.K$12];[.$I$5];0;[.$I$6];[.$I28];[.$I$7];FALSE();;[.$I$8])" office:value-type="float" office:value="0.60447300326977">
            <text:p>0.6045</text:p>
          </table:table-cell>
          <table:table-cell table:formula="of:=BLACK_SCHOLES([.$I$4];[.L$12];[.$I$5];0;[.$I$6];[.$I28];[.$I$7];FALSE();;[.$I$8])" office:value-type="float" office:value="0.322240013588045">
            <text:p>0.3222</text:p>
          </table:table-cell>
          <table:table-cell table:number-columns-repeated="2"/>
        </table:table-row>
        <table:table-row table:style-name="ro1">
          <table:table-cell office:value-type="float" office:value="42">
            <text:p>42</text:p>
          </table:table-cell>
          <table:table-cell table:formula="of:=BLACK_SCHOLES([.A29];[.$B$5];[.$B$6];0;[.$B$7];[.$B$4];[.$B$8];FALSE();;[.$B$9])" office:value-type="float" office:value="0.0354490184049764">
            <text:p>0.035449</text:p>
          </table:table-cell>
          <table:table-cell table:number-columns-repeated="6"/>
          <table:table-cell office:value-type="float" office:value="0.75">
            <text:p>0.75</text:p>
          </table:table-cell>
          <table:table-cell table:formula="of:=BLACK_SCHOLES([.$I$4];[.J$12];[.$I$5];0;[.$I$6];[.$I29];[.$I$7];FALSE();;[.$I$8])" office:value-type="float" office:value="0.871418293520678">
            <text:p>0.8714</text:p>
          </table:table-cell>
          <table:table-cell table:formula="of:=BLACK_SCHOLES([.$I$4];[.K$12];[.$I$5];0;[.$I$6];[.$I29];[.$I$7];FALSE();;[.$I$8])" office:value-type="float" office:value="0.608050374468987">
            <text:p>0.6081</text:p>
          </table:table-cell>
          <table:table-cell table:formula="of:=BLACK_SCHOLES([.$I$4];[.L$12];[.$I$5];0;[.$I$6];[.$I29];[.$I$7];FALSE();;[.$I$8])" office:value-type="float" office:value="0.334502300819418">
            <text:p>0.3345</text:p>
          </table:table-cell>
          <table:table-cell table:number-columns-repeated="2"/>
        </table:table-row>
        <table:table-row table:style-name="ro1">
          <table:table-cell office:value-type="float" office:value="44">
            <text:p>44</text:p>
          </table:table-cell>
          <table:table-cell table:formula="of:=BLACK_SCHOLES([.A30];[.$B$5];[.$B$6];0;[.$B$7];[.$B$4];[.$B$8];FALSE();;[.$B$9])" office:value-type="float" office:value="0.0356433070595305">
            <text:p>0.035643</text:p>
          </table:table-cell>
          <table:table-cell table:number-columns-repeated="6"/>
          <table:table-cell office:value-type="float" office:value="0.8">
            <text:p>0.80</text:p>
          </table:table-cell>
          <table:table-cell table:formula="of:=BLACK_SCHOLES([.$I$4];[.J$12];[.$I$5];0;[.$I$6];[.$I30];[.$I$7];FALSE();;[.$I$8])" office:value-type="float" office:value="0.867540929416905">
            <text:p>0.8675</text:p>
          </table:table-cell>
          <table:table-cell table:formula="of:=BLACK_SCHOLES([.$I$4];[.K$12];[.$I$5];0;[.$I$6];[.$I30];[.$I$7];FALSE();;[.$I$8])" office:value-type="float" office:value="0.611501694311193">
            <text:p>0.6115</text:p>
          </table:table-cell>
          <table:table-cell table:formula="of:=BLACK_SCHOLES([.$I$4];[.L$12];[.$I$5];0;[.$I$6];[.$I30];[.$I$7];FALSE();;[.$I$8])" office:value-type="float" office:value="0.345965127730155">
            <text:p>0.3460</text:p>
          </table:table-cell>
          <table:table-cell table:number-columns-repeated="2"/>
        </table:table-row>
        <table:table-row table:style-name="ro1">
          <table:table-cell office:value-type="float" office:value="46">
            <text:p>46</text:p>
          </table:table-cell>
          <table:table-cell table:formula="of:=BLACK_SCHOLES([.A31];[.$B$5];[.$B$6];0;[.$B$7];[.$B$4];[.$B$8];FALSE();;[.$B$9])" office:value-type="float" office:value="0.0346893720949408">
            <text:p>0.034689</text:p>
          </table:table-cell>
          <table:table-cell table:number-columns-repeated="6"/>
          <table:table-cell office:value-type="float" office:value="0.85">
            <text:p>0.85</text:p>
          </table:table-cell>
          <table:table-cell table:formula="of:=BLACK_SCHOLES([.$I$4];[.J$12];[.$I$5];0;[.$I$6];[.$I31];[.$I$7];FALSE();;[.$I$8])" office:value-type="float" office:value="0.864056914283555">
            <text:p>0.8641</text:p>
          </table:table-cell>
          <table:table-cell table:formula="of:=BLACK_SCHOLES([.$I$4];[.K$12];[.$I$5];0;[.$I$6];[.$I31];[.$I$7];FALSE();;[.$I$8])" office:value-type="float" office:value="0.614838366792012">
            <text:p>0.6148</text:p>
          </table:table-cell>
          <table:table-cell table:formula="of:=BLACK_SCHOLES([.$I$4];[.L$12];[.$I$5];0;[.$I$6];[.$I31];[.$I$7];FALSE();;[.$I$8])" office:value-type="float" office:value="0.356722766773766">
            <text:p>0.3567</text:p>
          </table:table-cell>
          <table:table-cell table:number-columns-repeated="2"/>
        </table:table-row>
        <table:table-row table:style-name="ro1">
          <table:table-cell office:value-type="float" office:value="48">
            <text:p>48</text:p>
          </table:table-cell>
          <table:table-cell table:formula="of:=BLACK_SCHOLES([.A32];[.$B$5];[.$B$6];0;[.$B$7];[.$B$4];[.$B$8];FALSE();;[.$B$9])" office:value-type="float" office:value="0.0328133257901447">
            <text:p>0.032813</text:p>
          </table:table-cell>
          <table:table-cell table:number-columns-repeated="6"/>
          <table:table-cell office:value-type="float" office:value="0.9">
            <text:p>0.90</text:p>
          </table:table-cell>
          <table:table-cell table:formula="of:=BLACK_SCHOLES([.$I$4];[.J$12];[.$I$5];0;[.$I$6];[.$I32];[.$I$7];FALSE();;[.$I$8])" office:value-type="float" office:value="0.860920159627857">
            <text:p>0.8609</text:p>
          </table:table-cell>
          <table:table-cell table:formula="of:=BLACK_SCHOLES([.$I$4];[.K$12];[.$I$5];0;[.$I$6];[.$I32];[.$I$7];FALSE();;[.$I$8])" office:value-type="float" office:value="0.618070149445639">
            <text:p>0.6181</text:p>
          </table:table-cell>
          <table:table-cell table:formula="of:=BLACK_SCHOLES([.$I$4];[.L$12];[.$I$5];0;[.$I$6];[.$I32];[.$I$7];FALSE();;[.$I$8])" office:value-type="float" office:value="0.366854424736117">
            <text:p>0.3669</text:p>
          </table:table-cell>
          <table:table-cell table:number-columns-repeated="2"/>
        </table:table-row>
        <table:table-row table:style-name="ro1">
          <table:table-cell office:value-type="float" office:value="50">
            <text:p>50</text:p>
          </table:table-cell>
          <table:table-cell table:formula="of:=BLACK_SCHOLES([.A33];[.$B$5];[.$B$6];0;[.$B$7];[.$B$4];[.$B$8];FALSE();;[.$B$9])" office:value-type="float" office:value="0.0302735865547056">
            <text:p>0.030274</text:p>
          </table:table-cell>
          <table:table-cell table:number-columns-repeated="6"/>
          <table:table-cell office:value-type="float" office:value="0.95">
            <text:p>0.95</text:p>
          </table:table-cell>
          <table:table-cell table:formula="of:=BLACK_SCHOLES([.$I$4];[.J$12];[.$I$5];0;[.$I$6];[.$I33];[.$I$7];FALSE();;[.$I$8])" office:value-type="float" office:value="0.858091287442481">
            <text:p>0.8581</text:p>
          </table:table-cell>
          <table:table-cell table:formula="of:=BLACK_SCHOLES([.$I$4];[.K$12];[.$I$5];0;[.$I$6];[.$I33];[.$I$7];FALSE();;[.$I$8])" office:value-type="float" office:value="0.621205469005513">
            <text:p>0.6212</text:p>
          </table:table-cell>
          <table:table-cell table:formula="of:=BLACK_SCHOLES([.$I$4];[.L$12];[.$I$5];0;[.$I$6];[.$I33];[.$I$7];FALSE();;[.$I$8])" office:value-type="float" office:value="0.376427177226369">
            <text:p>0.3764</text:p>
          </table:table-cell>
          <table:table-cell table:number-columns-repeated="2"/>
        </table:table-row>
        <table:table-row table:style-name="ro1">
          <table:table-cell office:value-type="float" office:value="52">
            <text:p>52</text:p>
          </table:table-cell>
          <table:table-cell table:formula="of:=BLACK_SCHOLES([.A34];[.$B$5];[.$B$6];0;[.$B$7];[.$B$4];[.$B$8];FALSE();;[.$B$9])" office:value-type="float" office:value="0.0273239018967708">
            <text:p>0.027324</text:p>
          </table:table-cell>
          <table:table-cell table:number-columns-repeated="6"/>
          <table:table-cell office:value-type="float" office:value="1">
            <text:p>1.00</text:p>
          </table:table-cell>
          <table:table-cell table:formula="of:=BLACK_SCHOLES([.$I$4];[.J$12];[.$I$5];0;[.$I$6];[.$I34];[.$I$7];FALSE();;[.$I$8])" office:value-type="float" office:value="0.855536490031187">
            <text:p>0.8555</text:p>
          </table:table-cell>
          <table:table-cell table:formula="of:=BLACK_SCHOLES([.$I$4];[.K$12];[.$I$5];0;[.$I$6];[.$I34];[.$I$7];FALSE();;[.$I$8])" office:value-type="float" office:value="0.624251663206316">
            <text:p>0.6243</text:p>
          </table:table-cell>
          <table:table-cell table:formula="of:=BLACK_SCHOLES([.$I$4];[.L$12];[.$I$5];0;[.$I$6];[.$I34];[.$I$7];FALSE();;[.$I$8])" office:value-type="float" office:value="0.385498245207247">
            <text:p>0.3855</text:p>
          </table:table-cell>
          <table:table-cell table:number-columns-repeated="2"/>
        </table:table-row>
        <table:table-row table:style-name="ro1">
          <table:table-cell office:value-type="float" office:value="54">
            <text:p>54</text:p>
          </table:table-cell>
          <table:table-cell table:formula="of:=BLACK_SCHOLES([.A35];[.$B$5];[.$B$6];0;[.$B$7];[.$B$4];[.$B$8];FALSE();;[.$B$9])" office:value-type="float" office:value="0.0241885938135723">
            <text:p>0.024189</text:p>
          </table:table-cell>
          <table:table-cell table:number-columns-repeated="6"/>
          <table:table-cell office:value-type="float" office:value="1.25">
            <text:p>1.25</text:p>
          </table:table-cell>
          <table:table-cell table:formula="of:=BLACK_SCHOLES([.$I$4];[.J$12];[.$I$5];0;[.$I$6];[.$I35];[.$I$7];FALSE();;[.$I$8])" office:value-type="float" office:value="0.845976735840287">
            <text:p>0.8460</text:p>
          </table:table-cell>
          <table:table-cell table:formula="of:=BLACK_SCHOLES([.$I$4];[.K$12];[.$I$5];0;[.$I$6];[.$I35];[.$I$7];FALSE();;[.$I$8])" office:value-type="float" office:value="0.638347021909797">
            <text:p>0.6383</text:p>
          </table:table-cell>
          <table:table-cell table:formula="of:=BLACK_SCHOLES([.$I$4];[.L$12];[.$I$5];0;[.$I$6];[.$I35];[.$I$7];FALSE();;[.$I$8])" office:value-type="float" office:value="0.424837261355369">
            <text:p>0.4248</text:p>
          </table:table-cell>
          <table:table-cell table:number-columns-repeated="2"/>
        </table:table-row>
        <table:table-row table:style-name="ro1">
          <table:table-cell office:value-type="float" office:value="56">
            <text:p>56</text:p>
          </table:table-cell>
          <table:table-cell table:formula="of:=BLACK_SCHOLES([.A36];[.$B$5];[.$B$6];0;[.$B$7];[.$B$4];[.$B$8];FALSE();;[.$B$9])" office:value-type="float" office:value="0.021049409299555">
            <text:p>0.021049</text:p>
          </table:table-cell>
          <table:table-cell table:number-columns-repeated="6"/>
          <table:table-cell office:value-type="float" office:value="1.5">
            <text:p>1.50</text:p>
          </table:table-cell>
          <table:table-cell table:formula="of:=BLACK_SCHOLES([.$I$4];[.J$12];[.$I$5];0;[.$I$6];[.$I36];[.$I$7];FALSE();;[.$I$8])" office:value-type="float" office:value="0.840169723955649">
            <text:p>0.8402</text:p>
          </table:table-cell>
          <table:table-cell table:formula="of:=BLACK_SCHOLES([.$I$4];[.K$12];[.$I$5];0;[.$I$6];[.$I36];[.$I$7];FALSE();;[.$I$8])" office:value-type="float" office:value="0.650931203431528">
            <text:p>0.6509</text:p>
          </table:table-cell>
          <table:table-cell table:formula="of:=BLACK_SCHOLES([.$I$4];[.L$12];[.$I$5];0;[.$I$6];[.$I36];[.$I$7];FALSE();;[.$I$8])" office:value-type="float" office:value="0.456846861092048">
            <text:p>0.4568</text:p>
          </table:table-cell>
          <table:table-cell table:number-columns-repeated="2"/>
        </table:table-row>
        <table:table-row table:style-name="ro1">
          <table:table-cell office:value-type="float" office:value="58">
            <text:p>58</text:p>
          </table:table-cell>
          <table:table-cell table:formula="of:=BLACK_SCHOLES([.A37];[.$B$5];[.$B$6];0;[.$B$7];[.$B$4];[.$B$8];FALSE();;[.$B$9])" office:value-type="float" office:value="0.0180416253276298">
            <text:p>0.018042</text:p>
          </table:table-cell>
          <table:table-cell table:number-columns-repeated="6"/>
          <table:table-cell office:value-type="float" office:value="1.75">
            <text:p>1.75</text:p>
          </table:table-cell>
          <table:table-cell table:formula="of:=BLACK_SCHOLES([.$I$4];[.J$12];[.$I$5];0;[.$I$6];[.$I37];[.$I$7];FALSE();;[.$I$8])" office:value-type="float" office:value="0.836747891622976">
            <text:p>0.8367</text:p>
          </table:table-cell>
          <table:table-cell table:formula="of:=BLACK_SCHOLES([.$I$4];[.K$12];[.$I$5];0;[.$I$6];[.$I37];[.$I$7];FALSE();;[.$I$8])" office:value-type="float" office:value="0.662359237794355">
            <text:p>0.6624</text:p>
          </table:table-cell>
          <table:table-cell table:formula="of:=BLACK_SCHOLES([.$I$4];[.L$12];[.$I$5];0;[.$I$6];[.$I37];[.$I$7];FALSE();;[.$I$8])" office:value-type="float" office:value="0.483848578949671">
            <text:p>0.4838</text:p>
          </table:table-cell>
          <table:table-cell table:number-columns-repeated="2"/>
        </table:table-row>
        <table:table-row table:style-name="ro1">
          <table:table-cell office:value-type="float" office:value="60">
            <text:p>60</text:p>
          </table:table-cell>
          <table:table-cell table:formula="of:=BLACK_SCHOLES([.A38];[.$B$5];[.$B$6];0;[.$B$7];[.$B$4];[.$B$8];FALSE();;[.$B$9])" office:value-type="float" office:value="0.0152565179800601">
            <text:p>0.015257</text:p>
          </table:table-cell>
          <table:table-cell table:number-columns-repeated="6"/>
          <table:table-cell office:value-type="float" office:value="2">
            <text:p>2.00</text:p>
          </table:table-cell>
          <table:table-cell table:formula="of:=BLACK_SCHOLES([.$I$4];[.J$12];[.$I$5];0;[.$I$6];[.$I38];[.$I$7];FALSE();;[.$I$8])" office:value-type="float" office:value="0.834919269581604">
            <text:p>0.8349</text:p>
          </table:table-cell>
          <table:table-cell table:formula="of:=BLACK_SCHOLES([.$I$4];[.K$12];[.$I$5];0;[.$I$6];[.$I38];[.$I$7];FALSE();;[.$I$8])" office:value-type="float" office:value="0.672863582973101">
            <text:p>0.6729</text:p>
          </table:table-cell>
          <table:table-cell table:formula="of:=BLACK_SCHOLES([.$I$4];[.L$12];[.$I$5];0;[.$I$6];[.$I38];[.$I$7];FALSE();;[.$I$8])" office:value-type="float" office:value="0.507219806549961">
            <text:p>0.5072</text:p>
          </table:table-cell>
          <table:table-cell table:number-columns-repeated="2"/>
        </table:table-row>
        <table:table-row table:style-name="ro1">
          <table:table-cell office:value-type="float" office:value="62">
            <text:p>62</text:p>
          </table:table-cell>
          <table:table-cell table:formula="of:=BLACK_SCHOLES([.A39];[.$B$5];[.$B$6];0;[.$B$7];[.$B$4];[.$B$8];FALSE();;[.$B$9])" office:value-type="float" office:value="0.0127475128657704">
            <text:p>0.012748</text:p>
          </table:table-cell>
          <table:table-cell table:number-columns-repeated="6"/>
          <table:table-cell office:value-type="float" office:value="2.25">
            <text:p>2.25</text:p>
          </table:table-cell>
          <table:table-cell table:formula="of:=BLACK_SCHOLES([.$I$4];[.J$12];[.$I$5];0;[.$I$6];[.$I39];[.$I$7];FALSE();;[.$I$8])" office:value-type="float" office:value="0.834194631547571">
            <text:p>0.8342</text:p>
          </table:table-cell>
          <table:table-cell table:formula="of:=BLACK_SCHOLES([.$I$4];[.K$12];[.$I$5];0;[.$I$6];[.$I39];[.$I$7];FALSE();;[.$I$8])" office:value-type="float" office:value="0.682606506294293">
            <text:p>0.6826</text:p>
          </table:table-cell>
          <table:table-cell table:formula="of:=BLACK_SCHOLES([.$I$4];[.L$12];[.$I$5];0;[.$I$6];[.$I39];[.$I$7];FALSE();;[.$I$8])" office:value-type="float" office:value="0.527839957811794">
            <text:p>0.5278</text:p>
          </table:table-cell>
          <table:table-cell table:number-columns-repeated="2"/>
        </table:table-row>
        <table:table-row table:style-name="ro1">
          <table:table-cell office:value-type="float" office:value="64">
            <text:p>64</text:p>
          </table:table-cell>
          <table:table-cell table:formula="of:=BLACK_SCHOLES([.A40];[.$B$5];[.$B$6];0;[.$B$7];[.$B$4];[.$B$8];FALSE();;[.$B$9])" office:value-type="float" office:value="0.0105378995293822">
            <text:p>0.010538</text:p>
          </table:table-cell>
          <table:table-cell table:number-columns-repeated="6"/>
          <table:table-cell office:value-type="float" office:value="2.5">
            <text:p>2.50</text:p>
          </table:table-cell>
          <table:table-cell table:formula="of:=BLACK_SCHOLES([.$I$4];[.J$12];[.$I$5];0;[.$I$6];[.$I40];[.$I$7];FALSE();;[.$I$8])" office:value-type="float" office:value="0.834256209735342">
            <text:p>0.8343</text:p>
          </table:table-cell>
          <table:table-cell table:formula="of:=BLACK_SCHOLES([.$I$4];[.K$12];[.$I$5];0;[.$I$6];[.$I40];[.$I$7];FALSE();;[.$I$8])" office:value-type="float" office:value="0.691706746020443">
            <text:p>0.6917</text:p>
          </table:table-cell>
          <table:table-cell table:formula="of:=BLACK_SCHOLES([.$I$4];[.L$12];[.$I$5];0;[.$I$6];[.$I40];[.$I$7];FALSE();;[.$I$8])" office:value-type="float" office:value="0.546303104999315">
            <text:p>0.5463</text:p>
          </table:table-cell>
          <table:table-cell table:number-columns-repeated="2"/>
        </table:table-row>
        <table:table-row table:style-name="ro1">
          <table:table-cell office:value-type="float" office:value="66">
            <text:p>66</text:p>
          </table:table-cell>
          <table:table-cell table:formula="of:=BLACK_SCHOLES([.A41];[.$B$5];[.$B$6];0;[.$B$7];[.$B$4];[.$B$8];FALSE();;[.$B$9])" office:value-type="float" office:value="0.0086286456525101">
            <text:p>0.008629</text:p>
          </table:table-cell>
          <table:table-cell table:number-columns-repeated="6"/>
          <table:table-cell office:value-type="float" office:value="2.75">
            <text:p>2.75</text:p>
          </table:table-cell>
          <table:table-cell table:formula="of:=BLACK_SCHOLES([.$I$4];[.J$12];[.$I$5];0;[.$I$6];[.$I41];[.$I$7];FALSE();;[.$I$8])" office:value-type="float" office:value="0.834889218166713">
            <text:p>0.8349</text:p>
          </table:table-cell>
          <table:table-cell table:formula="of:=BLACK_SCHOLES([.$I$4];[.K$12];[.$I$5];0;[.$I$6];[.$I41];[.$I$7];FALSE();;[.$I$8])" office:value-type="float" office:value="0.700254393571274">
            <text:p>0.7003</text:p>
          </table:table-cell>
          <table:table-cell table:formula="of:=BLACK_SCHOLES([.$I$4];[.L$12];[.$I$5];0;[.$I$6];[.$I41];[.$I$7];FALSE();;[.$I$8])" office:value-type="float" office:value="0.563028538717215">
            <text:p>0.5630</text:p>
          </table:table-cell>
          <table:table-cell table:number-columns-repeated="2"/>
        </table:table-row>
        <table:table-row table:style-name="ro1">
          <table:table-cell office:value-type="float" office:value="68">
            <text:p>68</text:p>
          </table:table-cell>
          <table:table-cell table:formula="of:=BLACK_SCHOLES([.A42];[.$B$5];[.$B$6];0;[.$B$7];[.$B$4];[.$B$8];FALSE();;[.$B$9])" office:value-type="float" office:value="0.00700543353624354">
            <text:p>0.007005</text:p>
          </table:table-cell>
          <table:table-cell table:number-columns-repeated="6"/>
          <table:table-cell office:value-type="float" office:value="3">
            <text:p>3.00</text:p>
          </table:table-cell>
          <table:table-cell table:formula="of:=BLACK_SCHOLES([.$I$4];[.J$12];[.$I$5];0;[.$I$6];[.$I42];[.$I$7];FALSE();;[.$I$8])" office:value-type="float" office:value="0.835943729622461">
            <text:p>0.8359</text:p>
          </table:table-cell>
          <table:table-cell table:formula="of:=BLACK_SCHOLES([.$I$4];[.K$12];[.$I$5];0;[.$I$6];[.$I42];[.$I$7];FALSE();;[.$I$8])" office:value-type="float" office:value="0.708319798083297">
            <text:p>0.7083</text:p>
          </table:table-cell>
          <table:table-cell table:formula="of:=BLACK_SCHOLES([.$I$4];[.L$12];[.$I$5];0;[.$I$6];[.$I42];[.$I$7];FALSE();;[.$I$8])" office:value-type="float" office:value="0.578322823439019">
            <text:p>0.5783</text:p>
          </table:table-cell>
          <table:table-cell table:number-columns-repeated="2"/>
        </table:table-row>
        <table:table-row table:style-name="ro1">
          <table:table-cell office:value-type="float" office:value="70">
            <text:p>70</text:p>
          </table:table-cell>
          <table:table-cell table:formula="of:=BLACK_SCHOLES([.A43];[.$B$5];[.$B$6];0;[.$B$7];[.$B$4];[.$B$8];FALSE();;[.$B$9])" office:value-type="float" office:value="0.00564449610183008">
            <text:p>0.005644</text:p>
          </table:table-cell>
          <table:table-cell table:number-columns-repeated="6"/>
          <table:table-cell office:value-type="float" office:value="3.25">
            <text:p>3.25</text:p>
          </table:table-cell>
          <table:table-cell table:formula="of:=BLACK_SCHOLES([.$I$4];[.J$12];[.$I$5];0;[.$I$6];[.$I43];[.$I$7];FALSE();;[.$I$8])" office:value-type="float" office:value="0.837312289164897">
            <text:p>0.8373</text:p>
          </table:table-cell>
          <table:table-cell table:formula="of:=BLACK_SCHOLES([.$I$4];[.K$12];[.$I$5];0;[.$I$6];[.$I43];[.$I$7];FALSE();;[.$I$8])" office:value-type="float" office:value="0.71595919188246">
            <text:p>0.7160</text:p>
          </table:table-cell>
          <table:table-cell table:formula="of:=BLACK_SCHOLES([.$I$4];[.L$12];[.$I$5];0;[.$I$6];[.$I43];[.$I$7];FALSE();;[.$I$8])" office:value-type="float" office:value="0.592416739820686">
            <text:p>0.5924</text:p>
          </table:table-cell>
          <table:table-cell table:number-columns-repeated="2"/>
        </table:table-row>
        <table:table-row table:style-name="ro1">
          <table:table-cell office:value-type="float" office:value="72">
            <text:p>72</text:p>
          </table:table-cell>
          <table:table-cell table:formula="of:=BLACK_SCHOLES([.A44];[.$B$5];[.$B$6];0;[.$B$7];[.$B$4];[.$B$8];FALSE();;[.$B$9])" office:value-type="float" office:value="0.00451714265474923">
            <text:p>0.004517</text:p>
          </table:table-cell>
          <table:table-cell table:number-columns-repeated="6"/>
          <table:table-cell office:value-type="float" office:value="3.5">
            <text:p>3.50</text:p>
          </table:table-cell>
          <table:table-cell table:formula="of:=BLACK_SCHOLES([.$I$4];[.J$12];[.$I$5];0;[.$I$6];[.$I44];[.$I$7];FALSE();;[.$I$8])" office:value-type="float" office:value="0.838916173811722">
            <text:p>0.8389</text:p>
          </table:table-cell>
          <table:table-cell table:formula="of:=BLACK_SCHOLES([.$I$4];[.K$12];[.$I$5];0;[.$I$6];[.$I44];[.$I$7];FALSE();;[.$I$8])" office:value-type="float" office:value="0.723218403402299">
            <text:p>0.7232</text:p>
          </table:table-cell>
          <table:table-cell table:formula="of:=BLACK_SCHOLES([.$I$4];[.L$12];[.$I$5];0;[.$I$6];[.$I44];[.$I$7];FALSE();;[.$I$8])" office:value-type="float" office:value="0.605488313443107">
            <text:p>0.6055</text:p>
          </table:table-cell>
          <table:table-cell table:number-columns-repeated="2"/>
        </table:table-row>
        <table:table-row table:style-name="ro1">
          <table:table-cell office:value-type="float" office:value="74">
            <text:p>74</text:p>
          </table:table-cell>
          <table:table-cell table:formula="of:=BLACK_SCHOLES([.A45];[.$B$5];[.$B$6];0;[.$B$7];[.$B$4];[.$B$8];FALSE();;[.$B$9])" office:value-type="float" office:value="0.00359305498320398">
            <text:p>0.003593</text:p>
          </table:table-cell>
          <table:table-cell table:number-columns-repeated="6"/>
          <table:table-cell office:value-type="float" office:value="3.75">
            <text:p>3.75</text:p>
          </table:table-cell>
          <table:table-cell table:formula="of:=BLACK_SCHOLES([.$I$4];[.J$12];[.$I$5];0;[.$I$6];[.$I45];[.$I$7];FALSE();;[.$I$8])" office:value-type="float" office:value="0.840696639130242">
            <text:p>0.8407</text:p>
          </table:table-cell>
          <table:table-cell table:formula="of:=BLACK_SCHOLES([.$I$4];[.K$12];[.$I$5];0;[.$I$6];[.$I45];[.$I$7];FALSE();;[.$I$8])" office:value-type="float" office:value="0.730135397754593">
            <text:p>0.7301</text:p>
          </table:table-cell>
          <table:table-cell table:formula="of:=BLACK_SCHOLES([.$I$4];[.L$12];[.$I$5];0;[.$I$6];[.$I45];[.$I$7];FALSE();;[.$I$8])" office:value-type="float" office:value="0.61767775166714">
            <text:p>0.6177</text:p>
          </table:table-cell>
          <table:table-cell table:number-columns-repeated="2"/>
        </table:table-row>
        <table:table-row table:style-name="ro1">
          <table:table-cell office:value-type="float" office:value="76">
            <text:p>76</text:p>
          </table:table-cell>
          <table:table-cell table:formula="of:=BLACK_SCHOLES([.A46];[.$B$5];[.$B$6];0;[.$B$7];[.$B$4];[.$B$8];FALSE();;[.$B$9])" office:value-type="float" office:value="0.00284253163298389">
            <text:p>0.002843</text:p>
          </table:table-cell>
          <table:table-cell table:number-columns-repeated="6"/>
          <table:table-cell office:value-type="float" office:value="4">
            <text:p>4.00</text:p>
          </table:table-cell>
          <table:table-cell table:formula="of:=BLACK_SCHOLES([.$I$4];[.J$12];[.$I$5];0;[.$I$6];[.$I46];[.$I$7];FALSE();;[.$I$8])" office:value-type="float" office:value="0.842609163042026">
            <text:p>0.8426</text:p>
          </table:table-cell>
          <table:table-cell table:formula="of:=BLACK_SCHOLES([.$I$4];[.K$12];[.$I$5];0;[.$I$6];[.$I46];[.$I$7];FALSE();;[.$I$8])" office:value-type="float" office:value="0.736742068498974">
            <text:p>0.7367</text:p>
          </table:table-cell>
          <table:table-cell table:formula="of:=BLACK_SCHOLES([.$I$4];[.L$12];[.$I$5];0;[.$I$6];[.$I46];[.$I$7];FALSE();;[.$I$8])" office:value-type="float" office:value="0.629097463160795">
            <text:p>0.6291</text:p>
          </table:table-cell>
          <table:table-cell table:number-columns-repeated="2"/>
        </table:table-row>
        <table:table-row table:style-name="ro1">
          <table:table-cell office:value-type="float" office:value="78">
            <text:p>78</text:p>
          </table:table-cell>
          <table:table-cell table:formula="of:=BLACK_SCHOLES([.A47];[.$B$5];[.$B$6];0;[.$B$7];[.$B$4];[.$B$8];FALSE();;[.$B$9])" office:value-type="float" office:value="0.00223789205408425">
            <text:p>0.002238</text:p>
          </table:table-cell>
          <table:table-cell table:number-columns-repeated="6"/>
          <table:table-cell office:value-type="float" office:value="4.25">
            <text:p>4.25</text:p>
          </table:table-cell>
          <table:table-cell table:formula="of:=BLACK_SCHOLES([.$I$4];[.J$12];[.$I$5];0;[.$I$6];[.$I47];[.$I$7];FALSE();;[.$I$8])" office:value-type="float" office:value="0.844619555681333">
            <text:p>0.8446</text:p>
          </table:table-cell>
          <table:table-cell table:formula="of:=BLACK_SCHOLES([.$I$4];[.K$12];[.$I$5];0;[.$I$6];[.$I47];[.$I$7];FALSE();;[.$I$8])" office:value-type="float" office:value="0.743065534271436">
            <text:p>0.7431</text:p>
          </table:table-cell>
          <table:table-cell table:formula="of:=BLACK_SCHOLES([.$I$4];[.L$12];[.$I$5];0;[.$I$6];[.$I47];[.$I$7];FALSE();;[.$I$8])" office:value-type="float" office:value="0.639838975540636">
            <text:p>0.6398</text:p>
          </table:table-cell>
          <table:table-cell table:number-columns-repeated="2"/>
        </table:table-row>
        <table:table-row table:style-name="ro1">
          <table:table-cell office:value-type="float" office:value="80">
            <text:p>80</text:p>
          </table:table-cell>
          <table:table-cell table:formula="of:=BLACK_SCHOLES([.A48];[.$B$5];[.$B$6];0;[.$B$7];[.$B$4];[.$B$8];FALSE();;[.$B$9])" office:value-type="float" office:value="0.00175424745111248">
            <text:p>0.001754</text:p>
          </table:table-cell>
          <table:table-cell table:number-columns-repeated="6"/>
          <table:table-cell office:value-type="float" office:value="4.5">
            <text:p>4.50</text:p>
          </table:table-cell>
          <table:table-cell table:formula="of:=BLACK_SCHOLES([.$I$4];[.J$12];[.$I$5];0;[.$I$6];[.$I48];[.$I$7];FALSE();;[.$I$8])" office:value-type="float" office:value="0.846701267101275">
            <text:p>0.8467</text:p>
          </table:table-cell>
          <table:table-cell table:formula="of:=BLACK_SCHOLES([.$I$4];[.K$12];[.$I$5];0;[.$I$6];[.$I48];[.$I$7];FALSE();;[.$I$8])" office:value-type="float" office:value="0.749129098160082">
            <text:p>0.7491</text:p>
          </table:table-cell>
          <table:table-cell table:formula="of:=BLACK_SCHOLES([.$I$4];[.L$12];[.$I$5];0;[.$I$6];[.$I48];[.$I$7];FALSE();;[.$I$8])" office:value-type="float" office:value="0.649977832376285">
            <text:p>0.6500</text:p>
          </table:table-cell>
          <table:table-cell table:number-columns-repeated="2"/>
        </table:table-row>
        <table:table-row table:style-name="ro1">
          <table:table-cell office:value-type="float" office:value="82">
            <text:p>82</text:p>
          </table:table-cell>
          <table:table-cell table:formula="of:=BLACK_SCHOLES([.A49];[.$B$5];[.$B$6];0;[.$B$7];[.$B$4];[.$B$8];FALSE();;[.$B$9])" office:value-type="float" office:value="0.00136981990055834">
            <text:p>0.001370</text:p>
          </table:table-cell>
          <table:table-cell table:number-columns-repeated="6"/>
          <table:table-cell office:value-type="float" office:value="4.75">
            <text:p>4.75</text:p>
          </table:table-cell>
          <table:table-cell table:formula="of:=BLACK_SCHOLES([.$I$4];[.J$12];[.$I$5];0;[.$I$6];[.$I49];[.$I$7];FALSE();;[.$I$8])" office:value-type="float" office:value="0.848833484710185">
            <text:p>0.8488</text:p>
          </table:table-cell>
          <table:table-cell table:formula="of:=BLACK_SCHOLES([.$I$4];[.K$12];[.$I$5];0;[.$I$6];[.$I49];[.$I$7];FALSE();;[.$I$8])" office:value-type="float" office:value="0.754952971408486">
            <text:p>0.7550</text:p>
          </table:table-cell>
          <table:table-cell table:formula="of:=BLACK_SCHOLES([.$I$4];[.L$12];[.$I$5];0;[.$I$6];[.$I49];[.$I$7];FALSE();;[.$I$8])" office:value-type="float" office:value="0.659577136544377">
            <text:p>0.6596</text:p>
          </table:table-cell>
          <table:table-cell table:number-columns-repeated="2"/>
        </table:table-row>
        <table:table-row table:style-name="ro1">
          <table:table-cell office:value-type="float" office:value="84">
            <text:p>84</text:p>
          </table:table-cell>
          <table:table-cell table:formula="of:=BLACK_SCHOLES([.A50];[.$B$5];[.$B$6];0;[.$B$7];[.$B$4];[.$B$8];FALSE();;[.$B$9])" office:value-type="float" office:value="0.00106595794732337">
            <text:p>0.001066</text:p>
          </table:table-cell>
          <table:table-cell table:number-columns-repeated="6"/>
          <table:table-cell office:value-type="float" office:value="5">
            <text:p>5.00</text:p>
          </table:table-cell>
          <table:table-cell table:formula="of:=BLACK_SCHOLES([.$I$4];[.J$12];[.$I$5];0;[.$I$6];[.$I50];[.$I$7];FALSE();;[.$I$8])" office:value-type="float" office:value="0.850999763770038">
            <text:p>0.8510</text:p>
          </table:table-cell>
          <table:table-cell table:formula="of:=BLACK_SCHOLES([.$I$4];[.K$12];[.$I$5];0;[.$I$6];[.$I50];[.$I$7];FALSE();;[.$I$8])" office:value-type="float" office:value="0.760554828702348">
            <text:p>0.7606</text:p>
          </table:table-cell>
          <table:table-cell table:formula="of:=BLACK_SCHOLES([.$I$4];[.L$12];[.$I$5];0;[.$I$6];[.$I50];[.$I$7];FALSE();;[.$I$8])" office:value-type="float" office:value="0.668690164181405">
            <text:p>0.6687</text:p>
          </table:table-cell>
          <table:table-cell table:number-columns-repeated="2"/>
        </table:table-row>
        <table:table-row table:style-name="ro1">
          <table:table-cell office:value-type="float" office:value="86">
            <text:p>86</text:p>
          </table:table-cell>
          <table:table-cell table:formula="of:=BLACK_SCHOLES([.A51];[.$B$5];[.$B$6];0;[.$B$7];[.$B$4];[.$B$8];FALSE();;[.$B$9])" office:value-type="float" office:value="0.000826962972049082">
            <text:p>0.000827</text:p>
          </table:table-cell>
          <table:table-cell table:number-columns-repeated="6"/>
          <table:table-cell table:style-name="Default" table:number-columns-repeated="4"/>
          <table:table-cell table:number-columns-repeated="2"/>
        </table:table-row>
        <table:table-row table:style-name="ro1">
          <table:table-cell office:value-type="float" office:value="88">
            <text:p>88</text:p>
          </table:table-cell>
          <table:table-cell table:formula="of:=BLACK_SCHOLES([.A52];[.$B$5];[.$B$6];0;[.$B$7];[.$B$4];[.$B$8];FALSE();;[.$B$9])" office:value-type="float" office:value="0.000639810154026017">
            <text:p>0.000640</text:p>
          </table:table-cell>
          <table:table-cell table:number-columns-repeated="6"/>
          <table:table-cell table:style-name="Default" table:number-columns-repeated="4"/>
          <table:table-cell table:number-columns-repeated="2"/>
        </table:table-row>
        <table:table-row table:style-name="ro1">
          <table:table-cell office:value-type="float" office:value="90">
            <text:p>90</text:p>
          </table:table-cell>
          <table:table-cell table:formula="of:=BLACK_SCHOLES([.A53];[.$B$5];[.$B$6];0;[.$B$7];[.$B$4];[.$B$8];FALSE();;[.$B$9])" office:value-type="float" office:value="0.000493822550766597">
            <text:p>0.000494</text:p>
          </table:table-cell>
          <table:table-cell table:number-columns-repeated="6"/>
          <table:table-cell table:style-name="Default" table:number-columns-repeated="4"/>
          <table:table-cell table:number-columns-repeated="2"/>
        </table:table-row>
        <table:table-row table:style-name="ro1">
          <table:table-cell office:value-type="float" office:value="92">
            <text:p>92</text:p>
          </table:table-cell>
          <table:table-cell table:formula="of:=BLACK_SCHOLES([.A54];[.$B$5];[.$B$6];0;[.$B$7];[.$B$4];[.$B$8];FALSE();;[.$B$9])" office:value-type="float" office:value="0.000380336979171403">
            <text:p>0.000380</text:p>
          </table:table-cell>
          <table:table-cell table:number-columns-repeated="6"/>
          <table:table-cell table:style-name="Default" table:number-columns-repeated="4"/>
          <table:table-cell table:number-columns-repeated="2"/>
        </table:table-row>
        <table:table-row table:style-name="ro1">
          <table:table-cell office:value-type="float" office:value="94">
            <text:p>94</text:p>
          </table:table-cell>
          <table:table-cell table:formula="of:=BLACK_SCHOLES([.A55];[.$B$5];[.$B$6];0;[.$B$7];[.$B$4];[.$B$8];FALSE();;[.$B$9])" office:value-type="float" office:value="0.000292385560458231">
            <text:p>0.000292</text:p>
          </table:table-cell>
          <table:table-cell table:number-columns-repeated="6"/>
          <table:table-cell table:style-name="Default" table:number-columns-repeated="4"/>
          <table:table-cell table:number-columns-repeated="2"/>
        </table:table-row>
        <table:table-row table:style-name="ro1">
          <table:table-cell office:value-type="float" office:value="96">
            <text:p>96</text:p>
          </table:table-cell>
          <table:table-cell table:formula="of:=BLACK_SCHOLES([.A56];[.$B$5];[.$B$6];0;[.$B$7];[.$B$4];[.$B$8];FALSE();;[.$B$9])" office:value-type="float" office:value="0.000224406191770117">
            <text:p>0.000224</text:p>
          </table:table-cell>
          <table:table-cell table:number-columns-repeated="6"/>
          <table:table-cell table:style-name="Default" table:number-columns-repeated="4"/>
          <table:table-cell table:number-columns-repeated="2"/>
        </table:table-row>
        <table:table-row table:style-name="ro1">
          <table:table-cell office:value-type="float" office:value="98">
            <text:p>98</text:p>
          </table:table-cell>
          <table:table-cell table:formula="of:=BLACK_SCHOLES([.A57];[.$B$5];[.$B$6];0;[.$B$7];[.$B$4];[.$B$8];FALSE();;[.$B$9])" office:value-type="float" office:value="0.000171987960875457">
            <text:p>0.000172</text:p>
          </table:table-cell>
          <table:table-cell table:number-columns-repeated="6"/>
          <table:table-cell table:style-name="Default" table:number-columns-repeated="4"/>
          <table:table-cell table:number-columns-repeated="2"/>
        </table:table-row>
        <table:table-row table:style-name="ro1">
          <table:table-cell office:value-type="float" office:value="100">
            <text:p>100</text:p>
          </table:table-cell>
          <table:table-cell table:formula="of:=BLACK_SCHOLES([.A58];[.$B$5];[.$B$6];0;[.$B$7];[.$B$4];[.$B$8];FALSE();;[.$B$9])" office:value-type="float" office:value="0.00013165281311087">
            <text:p>0.000132</text:p>
          </table:table-cell>
          <table:table-cell table:number-columns-repeated="6"/>
          <table:table-cell table:style-name="Default" table:number-columns-repeated="4"/>
          <table:table-cell table:number-columns-repeated="2"/>
        </table:table-row>
      </table:table>
      <table:table table:name="C. Delta Hedge" table:style-name="ta1" table:print="false">
        <table:table-column table:style-name="co3" table:default-cell-style-name="ce50"/>
        <table:table-column table:style-name="co3" table:default-cell-style-name="ce56"/>
        <table:table-column table:style-name="co3" table:default-cell-style-name="Default"/>
        <table:table-column table:style-name="co3" table:default-cell-style-name="ce33"/>
        <table:table-column table:style-name="co3" table:default-cell-style-name="ce43"/>
        <table:table-column table:style-name="co3" table:default-cell-style-name="ce66"/>
        <table:table-column table:style-name="co3" table:default-cell-style-name="ce76"/>
        <table:table-column table:style-name="co3" table:number-columns-repeated="3" table:default-cell-style-name="ce81"/>
        <table:table-column table:style-name="co3" table:default-cell-style-name="ce84"/>
        <table:table-column table:style-name="co3" table:default-cell-style-name="Default"/>
        <table:table-column table:style-name="co3" table:default-cell-style-name="ce66"/>
        <table:table-column table:style-name="co3" table:default-cell-style-name="ce76"/>
        <table:table-column table:style-name="co3" table:number-columns-repeated="3" table:default-cell-style-name="ce81"/>
        <table:table-column table:style-name="co3" table:default-cell-style-name="ce84"/>
        <table:table-column table:style-name="co3" table:default-cell-style-name="Default"/>
        <table:table-column table:style-name="co3" table:default-cell-style-name="ce93"/>
        <table:table-column table:style-name="co3" table:default-cell-style-name="ce84"/>
        <table:table-row table:style-name="ro7">
          <table:table-cell table:style-name="ce35" table:number-columns-repeated="5"/>
          <table:table-cell table:style-name="Default"/>
          <table:table-cell table:style-name="ce35"/>
          <table:table-cell table:style-name="ce36" office:value-type="string">
            <text:p>INVESTIGATES THE EFFECTIVENESS OF DELTA HEDGING FOR A WRITTEN OPTION</text:p>
          </table:table-cell>
          <table:table-cell table:style-name="ce35" table:number-columns-repeated="11"/>
          <table:table-cell table:style-name="Default" table:number-columns-repeated="2"/>
        </table:table-row>
        <table:table-row table:style-name="ro7">
          <table:table-cell table:style-name="ce35" table:number-columns-repeated="7"/>
          <table:table-cell table:style-name="ce36" office:value-type="string">
            <text:p>See Tables 18.2 and 18.3 in Options, Futures, and Other Derivatives, 8e (and Tables 17.2 and 17.3 in Fundamentals, 7e)</text:p>
          </table:table-cell>
          <table:table-cell table:style-name="ce35" table:number-columns-repeated="11"/>
          <table:table-cell table:style-name="Default" table:number-columns-repeated="2"/>
        </table:table-row>
        <table:table-row table:style-name="ro7">
          <table:table-cell table:style-name="ce35" table:number-columns-repeated="7"/>
          <table:table-cell table:style-name="ce36" office:value-type="string">
            <text:p>Uses Monte Carlo Simulation with the antithetic variable technique so that two trials are generated when F9 is pressed</text:p>
          </table:table-cell>
          <table:table-cell table:style-name="ce35" table:number-columns-repeated="11"/>
          <table:table-cell table:style-name="Default" table:number-columns-repeated="2"/>
        </table:table-row>
        <table:table-row table:style-name="ro7">
          <table:table-cell table:style-name="ce35" table:number-columns-repeated="4"/>
          <table:table-cell table:style-name="Default"/>
          <table:table-cell table:style-name="ce35" table:number-columns-repeated="2"/>
          <table:table-cell table:style-name="ce36" office:value-type="string">
            <text:p>Problem 18.30 in Options, Futures, and Other Derivatives, 8e (and 17.28 in Fundamentals, 7e) is based on this application</text:p>
          </table:table-cell>
          <table:table-cell table:style-name="ce35" table:number-columns-repeated="11"/>
          <table:table-cell table:style-name="Default" table:number-columns-repeated="2"/>
        </table:table-row>
        <table:table-row table:style-name="ro1">
          <table:table-cell table:style-name="Default" table:number-columns-repeated="2"/>
          <table:table-cell/>
          <table:table-cell table:style-name="Default" table:number-columns-repeated="8"/>
          <table:table-cell/>
          <table:table-cell table:style-name="Default" table:number-columns-repeated="6"/>
          <table:table-cell/>
          <table:table-cell table:style-name="Default" table:number-columns-repeated="2"/>
        </table:table-row>
        <table:table-row table:style-name="ro1">
          <table:table-cell table:style-name="ce47" office:value-type="string">
            <text:p>Hedging a call option </text:p>
          </table:table-cell>
          <table:table-cell table:style-name="Default"/>
          <table:table-cell/>
          <table:table-cell table:style-name="Default" table:number-columns-repeated="2"/>
          <table:table-cell table:style-name="ce47" office:value-type="string">
            <text:p>Push F9 to see a new set of results</text:p>
          </table:table-cell>
          <table:table-cell table:style-name="Default" table:number-columns-repeated="5"/>
          <table:table-cell/>
          <table:table-cell table:style-name="Default" table:number-columns-repeated="6"/>
          <table:table-cell/>
          <table:table-cell table:style-name="Default" table:number-columns-repeated="2"/>
        </table:table-row>
        <table:table-row table:style-name="ro1">
          <table:table-cell table:style-name="Default" table:number-columns-repeated="2"/>
          <table:table-cell/>
          <table:table-cell table:style-name="Default" table:number-columns-repeated="8"/>
          <table:table-cell/>
          <table:table-cell table:style-name="Default" table:number-columns-repeated="6"/>
          <table:table-cell/>
          <table:table-cell table:style-name="Default" table:number-columns-repeated="2"/>
        </table:table-row>
        <table:table-row table:style-name="ro1">
          <table:table-cell table:style-name="Default"/>
          <table:table-cell table:style-name="ce52" office:value-type="string">
            <text:p>Stock Price</text:p>
          </table:table-cell>
          <table:table-cell table:style-name="ce33" office:value-type="float" office:value="49">
            <text:p>49</text:p>
          </table:table-cell>
          <table:table-cell table:style-name="Default" table:number-columns-repeated="3"/>
          <table:table-cell table:style-name="ce68" office:value-type="string" table:number-columns-spanned="3" table:number-rows-spanned="1">
            <text:p>Weekly Hedging</text:p>
          </table:table-cell>
          <table:covered-table-cell table:style-name="ce68"/>
          <table:covered-table-cell table:style-name="ce68"/>
          <table:table-cell table:style-name="Default" table:number-columns-repeated="2"/>
          <table:table-cell/>
          <table:table-cell table:style-name="Default" table:number-columns-repeated="6"/>
          <table:table-cell/>
          <table:table-cell table:style-name="Default" table:number-columns-repeated="2"/>
        </table:table-row>
        <table:table-row table:style-name="ro1">
          <table:table-cell table:style-name="Default"/>
          <table:table-cell table:style-name="ce52" office:value-type="string">
            <text:p>Int. Rate</text:p>
          </table:table-cell>
          <table:table-cell table:style-name="ce39" office:value-type="percentage" office:value="0.05">
            <text:p>5%</text:p>
          </table:table-cell>
          <table:table-cell table:style-name="Default" table:number-columns-repeated="2"/>
          <table:table-cell table:style-name="ce62"/>
          <table:table-cell table:style-name="ce69" office:value-type="string">
            <text:p>Cum. Cost</text:p>
          </table:table-cell>
          <table:table-cell table:style-name="ce78" office:value-type="string">
            <text:p>Payoff</text:p>
          </table:table-cell>
          <table:table-cell table:style-name="ce83" office:value-type="string">
            <text:p>Tot. Cost</text:p>
          </table:table-cell>
          <table:table-cell table:style-name="ce86" office:value-type="string">
            <text:p>Number of shares traded</text:p>
          </table:table-cell>
          <table:table-cell table:style-name="Default"/>
          <table:table-cell/>
          <table:table-cell table:style-name="Default" table:number-columns-repeated="6"/>
          <table:table-cell/>
          <table:table-cell table:style-name="Default" table:number-columns-repeated="2"/>
        </table:table-row>
        <table:table-row table:style-name="ro1">
          <table:table-cell table:style-name="Default"/>
          <table:table-cell table:style-name="ce52" office:value-type="string">
            <text:p>Vol</text:p>
          </table:table-cell>
          <table:table-cell table:style-name="ce39" office:value-type="percentage" office:value="0.2">
            <text:p>20%</text:p>
          </table:table-cell>
          <table:table-cell table:style-name="Default" table:number-columns-repeated="2"/>
          <table:table-cell table:style-name="ce63" office:value-type="string">
            <text:p>Base Case</text:p>
          </table:table-cell>
          <table:table-cell table:style-name="ce70" table:formula="of:=[.K42]" office:value-type="float" office:value="263559.362026516">
            <text:p>263,559</text:p>
          </table:table-cell>
          <table:table-cell table:style-name="ce79" table:formula="of:=MAX([.F41]-[.$C$11];0)*[.$C$12]" office:value-type="float" office:value="0">
            <text:p>0</text:p>
          </table:table-cell>
          <table:table-cell table:style-name="ce84" table:formula="of:=[.G10]+[.H10]" office:value-type="float" office:value="263559.362026516">
            <text:p>263,559</text:p>
          </table:table-cell>
          <table:table-cell table:style-name="ce87" table:formula="of:=[.T42]" office:value-type="float" office:value="307051.143102627">
            <text:p>307,051</text:p>
          </table:table-cell>
          <table:table-cell table:style-name="Default"/>
          <table:table-cell/>
          <table:table-cell table:style-name="Default" table:number-columns-repeated="6"/>
          <table:table-cell/>
          <table:table-cell table:style-name="Default" table:number-columns-repeated="2"/>
        </table:table-row>
        <table:table-row table:style-name="ro1">
          <table:table-cell table:style-name="Default"/>
          <table:table-cell table:style-name="ce52" office:value-type="string">
            <text:p>Strike</text:p>
          </table:table-cell>
          <table:table-cell table:style-name="ce33" office:value-type="float" office:value="50">
            <text:p>50</text:p>
          </table:table-cell>
          <table:table-cell table:style-name="Default" table:number-columns-repeated="2"/>
          <table:table-cell table:style-name="ce63" office:value-type="string">
            <text:p>Antithetic Case</text:p>
          </table:table-cell>
          <table:table-cell table:style-name="ce71" table:formula="of:=[.R42]" office:value-type="float" office:value="232731.67304101">
            <text:p>232,732</text:p>
          </table:table-cell>
          <table:table-cell table:style-name="ce80" table:formula="of:=MAX([.M41]-[.$C$11];0)*[.$C$12]" office:value-type="float" office:value="4744.47700485712">
            <text:p>4,744</text:p>
          </table:table-cell>
          <table:table-cell table:style-name="ce85" table:formula="of:=[.G11]+[.H11]" office:value-type="float" office:value="237476.150045867">
            <text:p>237,476</text:p>
          </table:table-cell>
          <table:table-cell table:style-name="ce87" table:formula="of:=[.U42]" office:value-type="float" office:value="304250.753231566">
            <text:p>304,251</text:p>
          </table:table-cell>
          <table:table-cell table:style-name="Default"/>
          <table:table-cell/>
          <table:table-cell table:style-name="Default" table:number-columns-repeated="6"/>
          <table:table-cell/>
          <table:table-cell table:style-name="Default" table:number-columns-repeated="2"/>
        </table:table-row>
        <table:table-row table:style-name="ro1">
          <table:table-cell table:style-name="Default"/>
          <table:table-cell table:style-name="ce52" office:value-type="string">
            <text:p>Number of Shares</text:p>
          </table:table-cell>
          <table:table-cell table:style-name="ce58" office:value-type="float" office:value="100000">
            <text:p>100,000</text:p>
          </table:table-cell>
          <table:table-cell table:style-name="Default"/>
          <table:table-cell table:style-name="ce61"/>
          <table:table-cell table:style-name="ce52"/>
          <table:table-cell table:style-name="Default" table:number-columns-repeated="5"/>
          <table:table-cell/>
          <table:table-cell table:style-name="Default" table:number-columns-repeated="6"/>
          <table:table-cell/>
          <table:table-cell table:style-name="Default" table:number-columns-repeated="2"/>
        </table:table-row>
        <table:table-row table:style-name="ro1">
          <table:table-cell table:style-name="Default"/>
          <table:table-cell table:style-name="ce52" office:value-type="string">
            <text:p>T</text:p>
          </table:table-cell>
          <table:table-cell table:style-name="ce33" table:formula="of:=20*7/365" office:value-type="float" office:value="0.383561643835616">
            <text:p>0.38</text:p>
          </table:table-cell>
          <table:table-cell table:style-name="Default"/>
          <table:table-cell table:style-name="ce61"/>
          <table:table-cell table:style-name="ce52"/>
          <table:table-cell table:style-name="ce68" office:value-type="string" table:number-columns-spanned="3" table:number-rows-spanned="1">
            <text:p>Daily Hedging</text:p>
          </table:table-cell>
          <table:covered-table-cell table:style-name="ce68"/>
          <table:covered-table-cell table:style-name="ce68"/>
          <table:table-cell table:style-name="Default" table:number-columns-repeated="2"/>
          <table:table-cell/>
          <table:table-cell table:style-name="Default" table:number-columns-repeated="6"/>
          <table:table-cell/>
          <table:table-cell table:style-name="Default" table:number-columns-repeated="2"/>
        </table:table-row>
        <table:table-row table:style-name="ro1">
          <table:table-cell table:style-name="Default"/>
          <table:table-cell table:style-name="ce52" office:value-type="string">
            <text:p>IsCall</text:p>
          </table:table-cell>
          <table:table-cell table:style-name="ce38" table:formula="of:=TRUE()" office:value-type="boolean" office:boolean-value="true">
            <text:p>TRUE</text:p>
          </table:table-cell>
          <table:table-cell table:style-name="Default" table:number-columns-repeated="2"/>
          <table:table-cell table:style-name="ce63"/>
          <table:table-cell table:style-name="ce69" office:value-type="string">
            <text:p>Cum. Cost</text:p>
          </table:table-cell>
          <table:table-cell table:style-name="ce78" office:value-type="string">
            <text:p>Payoff</text:p>
          </table:table-cell>
          <table:table-cell table:style-name="ce83" office:value-type="string">
            <text:p>Tot. Cost</text:p>
          </table:table-cell>
          <table:table-cell table:style-name="ce86" office:value-type="string">
            <text:p>Number of shares traded</text:p>
          </table:table-cell>
          <table:table-cell table:style-name="Default"/>
          <table:table-cell/>
          <table:table-cell table:style-name="Default" table:number-columns-repeated="6"/>
          <table:table-cell/>
          <table:table-cell table:style-name="Default" table:number-columns-repeated="2"/>
        </table:table-row>
        <table:table-row table:style-name="ro1">
          <table:table-cell table:style-name="Default" table:number-columns-repeated="2"/>
          <table:table-cell/>
          <table:table-cell table:style-name="Default" table:number-columns-repeated="2"/>
          <table:table-cell table:style-name="ce63" office:value-type="string">
            <text:p>Base Case</text:p>
          </table:table-cell>
          <table:table-cell table:style-name="ce72" table:formula="of:=[.K187]" office:value-type="float" office:value="241696.250588345">
            <text:p>241,696</text:p>
          </table:table-cell>
          <table:table-cell table:style-name="ce79" table:formula="of:=MAX([.F186]-[.$C$11];0)*[.$C$12]" office:value-type="float" office:value="0">
            <text:p>0</text:p>
          </table:table-cell>
          <table:table-cell table:style-name="ce84" table:formula="of:=[.G15]+[.H15]" office:value-type="float" office:value="241696.250588345">
            <text:p>241,696</text:p>
          </table:table-cell>
          <table:table-cell table:style-name="ce87" table:formula="of:=[.T187]" office:value-type="float" office:value="504828.572280814">
            <text:p>504,829</text:p>
          </table:table-cell>
          <table:table-cell table:style-name="Default"/>
          <table:table-cell/>
          <table:table-cell table:style-name="Default" table:number-columns-repeated="6"/>
          <table:table-cell/>
          <table:table-cell table:style-name="Default" table:number-columns-repeated="2"/>
        </table:table-row>
        <table:table-row table:style-name="ro1">
          <table:table-cell table:style-name="Default"/>
          <table:table-cell table:style-name="ce53" office:value-type="string">
            <text:p>Option Price</text:p>
          </table:table-cell>
          <table:table-cell table:style-name="ce59" table:formula="of:=BLACK_SCHOLES([.$C$8];[.$C$11];[.$C$9];0;[.$C$10];[.$C$13];[.$C$14];FALSE();;0)*[.$C$12]" office:value-type="float" office:value="239599.531096052">
            <text:p>239,600</text:p>
          </table:table-cell>
          <table:table-cell table:style-name="Default" table:number-columns-repeated="2"/>
          <table:table-cell table:style-name="ce63" office:value-type="string">
            <text:p>Antithetic Case</text:p>
          </table:table-cell>
          <table:table-cell table:style-name="ce73" table:formula="of:=[.R187]" office:value-type="float" office:value="-113452.659662955">
            <text:p>-113,453</text:p>
          </table:table-cell>
          <table:table-cell table:style-name="ce80" table:formula="of:=MAX([.M186]-[.$C$11];0)*[.$C$12]" office:value-type="float" office:value="366677.170189398">
            <text:p>366,677</text:p>
          </table:table-cell>
          <table:table-cell table:style-name="ce85" table:formula="of:=[.G16]+[.H16]" office:value-type="float" office:value="253224.510526444">
            <text:p>253,225</text:p>
          </table:table-cell>
          <table:table-cell table:style-name="ce87" table:formula="of:=[.U187]" office:value-type="float" office:value="557830.730836595">
            <text:p>557,831</text:p>
          </table:table-cell>
          <table:table-cell table:style-name="Default"/>
          <table:table-cell/>
          <table:table-cell table:style-name="Default" table:number-columns-repeated="6"/>
          <table:table-cell/>
          <table:table-cell table:style-name="Default" table:number-columns-repeated="2"/>
        </table:table-row>
        <table:table-row table:style-name="ro1" table:number-rows-repeated="2">
          <table:table-cell table:style-name="Default" table:number-columns-repeated="2"/>
          <table:table-cell/>
          <table:table-cell table:style-name="Default" table:number-columns-repeated="8"/>
          <table:table-cell/>
          <table:table-cell table:style-name="Default" table:number-columns-repeated="6"/>
          <table:table-cell/>
          <table:table-cell table:style-name="Default" table:number-columns-repeated="2"/>
        </table:table-row>
        <table:table-row table:style-name="ro1">
          <table:table-cell table:style-name="Default" table:number-columns-repeated="2"/>
          <table:table-cell/>
          <table:table-cell table:style-name="Default" table:number-columns-repeated="2"/>
          <table:table-cell table:style-name="ce64" office:value-type="string" table:number-columns-spanned="6" table:number-rows-spanned="1">
            <text:p>Base Case</text:p>
          </table:table-cell>
          <table:covered-table-cell table:style-name="ce74"/>
          <table:covered-table-cell table:style-name="ce74"/>
          <table:covered-table-cell table:style-name="ce74"/>
          <table:covered-table-cell table:style-name="ce74"/>
          <table:covered-table-cell table:style-name="ce88"/>
          <table:table-cell/>
          <table:table-cell table:style-name="ce64" office:value-type="string" table:number-columns-spanned="6" table:number-rows-spanned="1">
            <text:p>Antithetic Case</text:p>
          </table:table-cell>
          <table:covered-table-cell table:style-name="ce74"/>
          <table:covered-table-cell table:style-name="ce74"/>
          <table:covered-table-cell table:style-name="ce74"/>
          <table:covered-table-cell table:style-name="ce74"/>
          <table:covered-table-cell table:style-name="ce88"/>
          <table:table-cell/>
          <table:table-cell table:style-name="ce64" office:value-type="string" table:number-columns-spanned="2" table:number-rows-spanned="1">
            <text:p>Trading Volume</text:p>
          </table:table-cell>
          <table:covered-table-cell table:style-name="ce88"/>
        </table:table-row>
        <table:table-row table:style-name="ro9">
          <table:table-cell table:style-name="ce48" office:value-type="string" table:number-columns-spanned="2" table:number-rows-spanned="1">
            <text:p>Random Numbers</text:p>
          </table:table-cell>
          <table:covered-table-cell table:style-name="ce54"/>
          <table:table-cell/>
          <table:table-cell table:style-name="ce60" office:value-type="string">
            <text:p>Week</text:p>
          </table:table-cell>
          <table:table-cell table:style-name="ce60" office:value-type="string">
            <text:p>T</text:p>
          </table:table-cell>
          <table:table-cell table:style-name="ce65" office:value-type="string">
            <text:p>Stock Price</text:p>
          </table:table-cell>
          <table:table-cell table:style-name="ce75" office:value-type="string">
            <text:p>Delta</text:p>
          </table:table-cell>
          <table:table-cell table:style-name="ce75" office:value-type="string">
            <text:p>Shares Purchased</text:p>
          </table:table-cell>
          <table:table-cell table:style-name="ce75" office:value-type="string">
            <text:p>Cost</text:p>
          </table:table-cell>
          <table:table-cell table:style-name="ce75" office:value-type="string">
            <text:p>Int. Cost</text:p>
          </table:table-cell>
          <table:table-cell table:style-name="ce89" office:value-type="string">
            <text:p>Cum. Cost</text:p>
          </table:table-cell>
          <table:table-cell table:style-name="ce91"/>
          <table:table-cell table:style-name="ce65" office:value-type="string">
            <text:p>Stock Price</text:p>
          </table:table-cell>
          <table:table-cell table:style-name="ce75" office:value-type="string">
            <text:p>Delta</text:p>
          </table:table-cell>
          <table:table-cell table:style-name="ce75" office:value-type="string">
            <text:p>Shares Purchased</text:p>
          </table:table-cell>
          <table:table-cell table:style-name="ce75" office:value-type="string">
            <text:p>Cost</text:p>
          </table:table-cell>
          <table:table-cell table:style-name="ce75" office:value-type="string">
            <text:p>Int. Cost</text:p>
          </table:table-cell>
          <table:table-cell table:style-name="ce89" office:value-type="string">
            <text:p>Cum. Cost</text:p>
          </table:table-cell>
          <table:table-cell/>
          <table:table-cell table:style-name="ce92" office:value-type="string">
            <text:p>Base</text:p>
          </table:table-cell>
          <table:table-cell table:style-name="ce97" office:value-type="string">
            <text:p>Antithetic</text:p>
          </table:table-cell>
        </table:table-row>
        <table:table-row table:style-name="ro1">
          <table:table-cell table:style-name="ce49" office:value-type="string">
            <text:p>Uniform</text:p>
          </table:table-cell>
          <table:table-cell table:style-name="ce55" office:value-type="string">
            <text:p>Normal</text:p>
          </table:table-cell>
          <table:table-cell/>
          <table:table-cell office:value-type="float" office:value="0">
            <text:p>0</text:p>
          </table:table-cell>
          <table:table-cell table:formula="of:=[.D21]*7/365" office:value-type="float" office:value="0">
            <text:p>0.000</text:p>
          </table:table-cell>
          <table:table-cell table:formula="of:=[.C8]" office:value-type="float" office:value="49">
            <text:p>49.00</text:p>
          </table:table-cell>
          <table:table-cell table:formula="of:=BLACK_SCHOLES([.F21];[.$C$11];[.$C$9];0;[.$C$10];[.$C$13]-[.E21];[.$C$14];FALSE();;1)" office:value-type="float" office:value="0.521397131908364">
            <text:p>0.521</text:p>
          </table:table-cell>
          <table:table-cell table:formula="of:=[.G21]*[.$C$12]" office:value-type="float" office:value="52139.7131908364">
            <text:p>52,140</text:p>
          </table:table-cell>
          <table:table-cell table:formula="of:=[.H21]*[.F21]" office:value-type="float" office:value="2554845.94635098">
            <text:p>2,554,846</text:p>
          </table:table-cell>
          <table:table-cell table:formula="of:=(EXP([.$C$9]*([.E22]-[.E21]))-1)*[.K21]" office:value-type="float" office:value="2451.02723955979">
            <text:p>2,451</text:p>
          </table:table-cell>
          <table:table-cell table:formula="of:=[.I21]" office:value-type="float" office:value="2554845.94635098">
            <text:p>2,554,846</text:p>
          </table:table-cell>
          <table:table-cell table:style-name="ce58"/>
          <table:table-cell table:formula="of:=[.C8]" office:value-type="float" office:value="49">
            <text:p>49.00</text:p>
          </table:table-cell>
          <table:table-cell table:formula="of:=BLACK_SCHOLES([.M21];[.$C$11];[.$C$9];0;[.$C$10];[.$C$13]-[.E21];[.$C$14];FALSE();;1)" office:value-type="float" office:value="0.521397131908364">
            <text:p>0.521</text:p>
          </table:table-cell>
          <table:table-cell table:formula="of:=[.N21]*[.$C$12]" office:value-type="float" office:value="52139.7131908364">
            <text:p>52,140</text:p>
          </table:table-cell>
          <table:table-cell table:formula="of:=[.O21]*[.M21]" office:value-type="float" office:value="2554845.94635098">
            <text:p>2,554,846</text:p>
          </table:table-cell>
          <table:table-cell table:formula="of:=(EXP([.$C$9]*([.E22]-[.E21]))-1)*[.R21]" office:value-type="float" office:value="2451.02723955979">
            <text:p>2,451</text:p>
          </table:table-cell>
          <table:table-cell table:formula="of:=[.P21]" office:value-type="float" office:value="2554845.94635098">
            <text:p>2,554,846</text:p>
          </table:table-cell>
          <table:table-cell/>
          <table:table-cell table:formula="of:=ABS([.H21])" office:value-type="float" office:value="52139.7131908364">
            <text:p>52,140</text:p>
          </table:table-cell>
          <table:table-cell table:formula="of:=ABS([.O21])" office:value-type="float" office:value="52139.7131908364">
            <text:p>52,140</text:p>
          </table:table-cell>
        </table:table-row>
        <table:table-row table:style-name="ro1">
          <table:table-cell table:formula="of:=0.000005+0.99999*RAND()" office:value-type="float" office:value="0.698606412353516">
            <text:p>0.69861</text:p>
          </table:table-cell>
          <table:table-cell table:formula="of:=LEGACY.NORMSINV([.A22])" office:value-type="float" office:value="0.520396605810353">
            <text:p>0.52040</text:p>
          </table:table-cell>
          <table:table-cell/>
          <table:table-cell office:value-type="float" office:value="1">
            <text:p>1</text:p>
          </table:table-cell>
          <table:table-cell table:formula="of:=[.D22]*7/365" office:value-type="float" office:value="0.0191780821917808">
            <text:p>0.019</text:p>
          </table:table-cell>
          <table:table-cell table:formula="of:=[.F21]*EXP(([.$C$9]-0.5*[.$C$10]*[.$C$10])*([.E22]-[.E21])+[.$C$10]*[.B22]*SQRT([.E22]-[.E21]))" office:value-type="float" office:value="49.7399812029914">
            <text:p>49.74</text:p>
          </table:table-cell>
          <table:table-cell table:formula="of:=BLACK_SCHOLES([.F22];[.$C$11];[.$C$9];0;[.$C$10];[.$C$13]-[.E22];[.$C$14];FALSE();;1)" office:value-type="float" office:value="0.566742692246901">
            <text:p>0.567</text:p>
          </table:table-cell>
          <table:table-cell table:formula="of:=([.G22]-[.G21])*[.$C$12]" office:value-type="float" office:value="4534.55603385373">
            <text:p>4,535</text:p>
          </table:table-cell>
          <table:table-cell table:formula="of:=[.H22]*[.F22]" office:value-type="float" office:value="225548.731887796">
            <text:p>225,549</text:p>
          </table:table-cell>
          <table:table-cell table:formula="of:=(EXP([.$C$9]*([.E23]-[.E22]))-1)*[.K22]" office:value-type="float" office:value="2669.76200164295">
            <text:p>2,670</text:p>
          </table:table-cell>
          <table:table-cell table:formula="of:=[.K21]+[.J21]+[.I22]" office:value-type="float" office:value="2782845.70547834">
            <text:p>2,782,846</text:p>
          </table:table-cell>
          <table:table-cell table:style-name="ce58"/>
          <table:table-cell table:formula="of:=[.M21]*EXP(([.$C$9]-0.5*[.$C$10]*[.$C$10])*([.E22]-[.E21])-[.$C$10]*[.B22]*SQRT([.E22]-[.E21]))" office:value-type="float" office:value="48.3266042034383">
            <text:p>48.33</text:p>
          </table:table-cell>
          <table:table-cell table:formula="of:=BLACK_SCHOLES([.M22];[.$C$11];[.$C$9];0;[.$C$10];[.$C$13]-[.E22];[.$C$14];FALSE();;1)" office:value-type="float" office:value="0.471823336142792">
            <text:p>0.472</text:p>
          </table:table-cell>
          <table:table-cell table:formula="of:=([.N22]-[.N21])*[.$C$12]" office:value-type="float" office:value="-4957.37957655724">
            <text:p>-4,957</text:p>
          </table:table-cell>
          <table:table-cell table:formula="of:=[.O22]*[.M22]" office:value-type="float" office:value="-239573.32068249">
            <text:p>-239,573</text:p>
          </table:table-cell>
          <table:table-cell table:formula="of:=(EXP([.$C$9]*([.E23]-[.E22]))-1)*[.R22]" office:value-type="float" office:value="2223.54064641878">
            <text:p>2,224</text:p>
          </table:table-cell>
          <table:table-cell table:formula="of:=[.R21]+[.Q21]+[.P22]" office:value-type="float" office:value="2317723.65290805">
            <text:p>2,317,724</text:p>
          </table:table-cell>
          <table:table-cell/>
          <table:table-cell table:formula="of:=ABS([.H22])" office:value-type="float" office:value="4534.55603385373">
            <text:p>4,535</text:p>
          </table:table-cell>
          <table:table-cell table:formula="of:=ABS([.O22])" office:value-type="float" office:value="4957.37957655724">
            <text:p>4,957</text:p>
          </table:table-cell>
        </table:table-row>
        <table:table-row table:style-name="ro1">
          <table:table-cell table:formula="of:=0.000005+0.99999*RAND()" office:value-type="float" office:value="0.729215237121582">
            <text:p>0.72922</text:p>
          </table:table-cell>
          <table:table-cell table:formula="of:=LEGACY.NORMSINV([.A23])" office:value-type="float" office:value="0.610441286538337">
            <text:p>0.61044</text:p>
          </table:table-cell>
          <table:table-cell/>
          <table:table-cell office:value-type="float" office:value="2">
            <text:p>2</text:p>
          </table:table-cell>
          <table:table-cell table:formula="of:=[.D23]*7/365" office:value-type="float" office:value="0.0383561643835616">
            <text:p>0.038</text:p>
          </table:table-cell>
          <table:table-cell table:formula="of:=[.F22]*EXP(([.$C$9]-0.5*[.$C$10]*[.$C$10])*([.E23]-[.E22])+[.$C$10]*[.B23]*SQRT([.E23]-[.E22]))" office:value-type="float" office:value="50.6172177171304">
            <text:p>50.62</text:p>
          </table:table-cell>
          <table:table-cell table:formula="of:=BLACK_SCHOLES([.F23];[.$C$11];[.$C$9];0;[.$C$10];[.$C$13]-[.E23];[.$C$14];FALSE();;1)" office:value-type="float" office:value="0.621737480341462">
            <text:p>0.622</text:p>
          </table:table-cell>
          <table:table-cell table:formula="of:=([.G23]-[.G22])*[.$C$12]" office:value-type="float" office:value="5499.47880945609">
            <text:p>5,499</text:p>
          </table:table-cell>
          <table:table-cell table:formula="of:=[.H23]*[.F23]" office:value-type="float" office:value="278368.316228984">
            <text:p>278,368</text:p>
          </table:table-cell>
          <table:table-cell table:formula="of:=(EXP([.$C$9]*([.E24]-[.E23]))-1)*[.K23]" office:value-type="float" office:value="2939.37981796595">
            <text:p>2,939</text:p>
          </table:table-cell>
          <table:table-cell table:formula="of:=[.K22]+[.J22]+[.I23]" office:value-type="float" office:value="3063883.78370897">
            <text:p>3,063,884</text:p>
          </table:table-cell>
          <table:table-cell table:style-name="ce58"/>
          <table:table-cell table:formula="of:=[.M22]*EXP(([.$C$9]-0.5*[.$C$10]*[.$C$10])*([.E23]-[.E22])-[.$C$10]*[.B23]*SQRT([.E23]-[.E22]))" office:value-type="float" office:value="47.543742241665">
            <text:p>47.54</text:p>
          </table:table-cell>
          <table:table-cell table:formula="of:=BLACK_SCHOLES([.M23];[.$C$11];[.$C$9];0;[.$C$10];[.$C$13]-[.E23];[.$C$14];FALSE();;1)" office:value-type="float" office:value="0.411754289923367">
            <text:p>0.412</text:p>
          </table:table-cell>
          <table:table-cell table:formula="of:=([.N23]-[.N22])*[.$C$12]" office:value-type="float" office:value="-6006.90462194241">
            <text:p>-6,007</text:p>
          </table:table-cell>
          <table:table-cell table:formula="of:=[.O23]*[.M23]" office:value-type="float" office:value="-285590.725015896">
            <text:p>-285,591</text:p>
          </table:table-cell>
          <table:table-cell table:formula="of:=(EXP([.$C$9]*([.E24]-[.E23]))-1)*[.R23]" office:value-type="float" office:value="1951.68836950206">
            <text:p>1,952</text:p>
          </table:table-cell>
          <table:table-cell table:formula="of:=[.R22]+[.Q22]+[.P23]" office:value-type="float" office:value="2034356.46853858">
            <text:p>2,034,356</text:p>
          </table:table-cell>
          <table:table-cell/>
          <table:table-cell table:formula="of:=ABS([.H23])" office:value-type="float" office:value="5499.47880945609">
            <text:p>5,499</text:p>
          </table:table-cell>
          <table:table-cell table:formula="of:=ABS([.O23])" office:value-type="float" office:value="6006.90462194241">
            <text:p>6,007</text:p>
          </table:table-cell>
        </table:table-row>
        <table:table-row table:style-name="ro1">
          <table:table-cell table:formula="of:=0.000005+0.99999*RAND()" office:value-type="float" office:value="0.195803823242188">
            <text:p>0.19580</text:p>
          </table:table-cell>
          <table:table-cell table:formula="of:=LEGACY.NORMSINV([.A24])" office:value-type="float" office:value="-0.856705529788617">
            <text:p>-0.85671</text:p>
          </table:table-cell>
          <table:table-cell/>
          <table:table-cell office:value-type="float" office:value="3">
            <text:p>3</text:p>
          </table:table-cell>
          <table:table-cell table:formula="of:=[.D24]*7/365" office:value-type="float" office:value="0.0575342465753425">
            <text:p>0.058</text:p>
          </table:table-cell>
          <table:table-cell table:formula="of:=[.F23]*EXP(([.$C$9]-0.5*[.$C$10]*[.$C$10])*([.E24]-[.E23])+[.$C$10]*[.B24]*SQRT([.E24]-[.E23]))" office:value-type="float" office:value="49.458748919213">
            <text:p>49.46</text:p>
          </table:table-cell>
          <table:table-cell table:formula="of:=BLACK_SCHOLES([.F24];[.$C$11];[.$C$9];0;[.$C$10];[.$C$13]-[.E24];[.$C$14];FALSE();;1)" office:value-type="float" office:value="0.541628462790035">
            <text:p>0.542</text:p>
          </table:table-cell>
          <table:table-cell table:formula="of:=([.G24]-[.G23])*[.$C$12]" office:value-type="float" office:value="-8010.90175514269">
            <text:p>-8,011</text:p>
          </table:table-cell>
          <table:table-cell table:formula="of:=[.H24]*[.F24]" office:value-type="float" office:value="-396209.178524084">
            <text:p>-396,209</text:p>
          </table:table-cell>
          <table:table-cell table:formula="of:=(EXP([.$C$9]*([.E25]-[.E24]))-1)*[.K24]" office:value-type="float" office:value="2562.09092878591">
            <text:p>2,562</text:p>
          </table:table-cell>
          <table:table-cell table:formula="of:=[.K23]+[.J23]+[.I24]" office:value-type="float" office:value="2670613.98500285">
            <text:p>2,670,614</text:p>
          </table:table-cell>
          <table:table-cell table:style-name="ce58"/>
          <table:table-cell table:formula="of:=[.M23]*EXP(([.$C$9]-0.5*[.$C$10]*[.$C$10])*([.E24]-[.E23])-[.$C$10]*[.B24]*SQRT([.E24]-[.E23]))" office:value-type="float" office:value="48.7133774845387">
            <text:p>48.71</text:p>
          </table:table-cell>
          <table:table-cell table:formula="of:=BLACK_SCHOLES([.M24];[.$C$11];[.$C$9];0;[.$C$10];[.$C$13]-[.E24];[.$C$14];FALSE();;1)" office:value-type="float" office:value="0.488656874125468">
            <text:p>0.489</text:p>
          </table:table-cell>
          <table:table-cell table:formula="of:=([.N24]-[.N23])*[.$C$12]" office:value-type="float" office:value="7690.2584202101">
            <text:p>7,690</text:p>
          </table:table-cell>
          <table:table-cell table:formula="of:=[.O24]*[.M24]" office:value-type="float" office:value="374618.461377347">
            <text:p>374,618</text:p>
          </table:table-cell>
          <table:table-cell table:formula="of:=(EXP([.$C$9]*([.E25]-[.E24]))-1)*[.R24]" office:value-type="float" office:value="2312.95621657242">
            <text:p>2,313</text:p>
          </table:table-cell>
          <table:table-cell table:formula="of:=[.R23]+[.Q23]+[.P24]" office:value-type="float" office:value="2410926.61828542">
            <text:p>2,410,927</text:p>
          </table:table-cell>
          <table:table-cell/>
          <table:table-cell table:formula="of:=ABS([.H24])" office:value-type="float" office:value="8010.90175514269">
            <text:p>8,011</text:p>
          </table:table-cell>
          <table:table-cell table:formula="of:=ABS([.O24])" office:value-type="float" office:value="7690.2584202101">
            <text:p>7,690</text:p>
          </table:table-cell>
        </table:table-row>
        <table:table-row table:style-name="ro1">
          <table:table-cell table:formula="of:=0.000005+0.99999*RAND()" office:value-type="float" office:value="0.768552001953125">
            <text:p>0.76855</text:p>
          </table:table-cell>
          <table:table-cell table:formula="of:=LEGACY.NORMSINV([.A25])" office:value-type="float" office:value="0.734086540544043">
            <text:p>0.73409</text:p>
          </table:table-cell>
          <table:table-cell/>
          <table:table-cell office:value-type="float" office:value="4">
            <text:p>4</text:p>
          </table:table-cell>
          <table:table-cell table:formula="of:=[.D25]*7/365" office:value-type="float" office:value="0.0767123287671233">
            <text:p>0.077</text:p>
          </table:table-cell>
          <table:table-cell table:formula="of:=[.F24]*EXP(([.$C$9]-0.5*[.$C$10]*[.$C$10])*([.E25]-[.E24])+[.$C$10]*[.B25]*SQRT([.E25]-[.E24]))" office:value-type="float" office:value="50.503684673147">
            <text:p>50.50</text:p>
          </table:table-cell>
          <table:table-cell table:formula="of:=BLACK_SCHOLES([.F25];[.$C$11];[.$C$9];0;[.$C$10];[.$C$13]-[.E25];[.$C$14];FALSE();;1)" office:value-type="float" office:value="0.611929498453094">
            <text:p>0.612</text:p>
          </table:table-cell>
          <table:table-cell table:formula="of:=([.G25]-[.G24])*[.$C$12]" office:value-type="float" office:value="7030.10356630585">
            <text:p>7,030</text:p>
          </table:table-cell>
          <table:table-cell table:formula="of:=[.H25]*[.F25]" office:value-type="float" office:value="355046.133732277">
            <text:p>355,046</text:p>
          </table:table-cell>
          <table:table-cell table:formula="of:=(EXP([.$C$9]*([.E26]-[.E25]))-1)*[.K25]" office:value-type="float" office:value="2905.16738746115">
            <text:p>2,905</text:p>
          </table:table-cell>
          <table:table-cell table:formula="of:=[.K24]+[.J24]+[.I25]" office:value-type="float" office:value="3028222.20966391">
            <text:p>3,028,222</text:p>
          </table:table-cell>
          <table:table-cell table:style-name="ce58"/>
          <table:table-cell table:formula="of:=[.M24]*EXP(([.$C$9]-0.5*[.$C$10]*[.$C$10])*([.E25]-[.E24])-[.$C$10]*[.B25]*SQRT([.E25]-[.E24]))" office:value-type="float" office:value="47.7604092771887">
            <text:p>47.76</text:p>
          </table:table-cell>
          <table:table-cell table:formula="of:=BLACK_SCHOLES([.M25];[.$C$11];[.$C$9];0;[.$C$10];[.$C$13]-[.E25];[.$C$14];FALSE();;1)" office:value-type="float" office:value="0.413029942758894">
            <text:p>0.413</text:p>
          </table:table-cell>
          <table:table-cell table:formula="of:=([.N25]-[.N24])*[.$C$12]" office:value-type="float" office:value="-7562.69313665742">
            <text:p>-7,563</text:p>
          </table:table-cell>
          <table:table-cell table:formula="of:=[.O25]*[.M25]" office:value-type="float" office:value="-361197.319444544">
            <text:p>-361,197</text:p>
          </table:table-cell>
          <table:table-cell table:formula="of:=(EXP([.$C$9]*([.E26]-[.E25]))-1)*[.R25]" office:value-type="float" office:value="1968.65547649054">
            <text:p>1,969</text:p>
          </table:table-cell>
          <table:table-cell table:formula="of:=[.R24]+[.Q24]+[.P25]" office:value-type="float" office:value="2052042.25505745">
            <text:p>2,052,042</text:p>
          </table:table-cell>
          <table:table-cell/>
          <table:table-cell table:formula="of:=ABS([.H25])" office:value-type="float" office:value="7030.10356630585">
            <text:p>7,030</text:p>
          </table:table-cell>
          <table:table-cell table:formula="of:=ABS([.O25])" office:value-type="float" office:value="7562.69313665742">
            <text:p>7,563</text:p>
          </table:table-cell>
        </table:table-row>
        <table:table-row table:style-name="ro1">
          <table:table-cell table:formula="of:=0.000005+0.99999*RAND()" office:value-type="float" office:value="0.98357670715332">
            <text:p>0.98358</text:p>
          </table:table-cell>
          <table:table-cell table:formula="of:=LEGACY.NORMSINV([.A26])" office:value-type="float" office:value="2.13395352089332">
            <text:p>2.13395</text:p>
          </table:table-cell>
          <table:table-cell/>
          <table:table-cell office:value-type="float" office:value="5">
            <text:p>5</text:p>
          </table:table-cell>
          <table:table-cell table:formula="of:=[.D26]*7/365" office:value-type="float" office:value="0.0958904109589041">
            <text:p>0.096</text:p>
          </table:table-cell>
          <table:table-cell table:formula="of:=[.F25]*EXP(([.$C$9]-0.5*[.$C$10]*[.$C$10])*([.E26]-[.E25])+[.$C$10]*[.B26]*SQRT([.E26]-[.E25]))" office:value-type="float" office:value="53.6094699420827">
            <text:p>53.61</text:p>
          </table:table-cell>
          <table:table-cell table:formula="of:=BLACK_SCHOLES([.F26];[.$C$11];[.$C$9];0;[.$C$10];[.$C$13]-[.E26];[.$C$14];FALSE();;1)" office:value-type="float" office:value="0.798847148440092">
            <text:p>0.799</text:p>
          </table:table-cell>
          <table:table-cell table:formula="of:=([.G26]-[.G25])*[.$C$12]" office:value-type="float" office:value="18691.7649986998">
            <text:p>18,692</text:p>
          </table:table-cell>
          <table:table-cell table:formula="of:=[.H26]*[.F26]" office:value-type="float" office:value="1002055.61386227">
            <text:p>1,002,056</text:p>
          </table:table-cell>
          <table:table-cell table:formula="of:=(EXP([.$C$9]*([.E27]-[.E26]))-1)*[.K26]" office:value-type="float" office:value="3869.29058755095">
            <text:p>3,869</text:p>
          </table:table-cell>
          <table:table-cell table:formula="of:=[.K25]+[.J25]+[.I26]" office:value-type="float" office:value="4033182.99091364">
            <text:p>4,033,183</text:p>
          </table:table-cell>
          <table:table-cell table:style-name="ce58"/>
          <table:table-cell table:formula="of:=[.M25]*EXP(([.$C$9]-0.5*[.$C$10]*[.$C$10])*([.E26]-[.E25])-[.$C$10]*[.B26]*SQRT([.E26]-[.E25]))" office:value-type="float" office:value="45.0452837970256">
            <text:p>45.05</text:p>
          </table:table-cell>
          <table:table-cell table:formula="of:=BLACK_SCHOLES([.M26];[.$C$11];[.$C$9];0;[.$C$10];[.$C$13]-[.E26];[.$C$14];FALSE();;1)" office:value-type="float" office:value="0.216197224660707">
            <text:p>0.216</text:p>
          </table:table-cell>
          <table:table-cell table:formula="of:=([.N26]-[.N25])*[.$C$12]" office:value-type="float" office:value="-19683.2718098187">
            <text:p>-19,683</text:p>
          </table:table-cell>
          <table:table-cell table:formula="of:=[.O26]*[.M26]" office:value-type="float" office:value="-886638.564727275">
            <text:p>-886,639</text:p>
          </table:table-cell>
          <table:table-cell table:formula="of:=(EXP([.$C$9]*([.E27]-[.E26]))-1)*[.R26]" office:value-type="float" office:value="1119.9350091412">
            <text:p>1,120</text:p>
          </table:table-cell>
          <table:table-cell table:formula="of:=[.R25]+[.Q25]+[.P26]" office:value-type="float" office:value="1167372.34580667">
            <text:p>1,167,372</text:p>
          </table:table-cell>
          <table:table-cell/>
          <table:table-cell table:formula="of:=ABS([.H26])" office:value-type="float" office:value="18691.7649986998">
            <text:p>18,692</text:p>
          </table:table-cell>
          <table:table-cell table:formula="of:=ABS([.O26])" office:value-type="float" office:value="19683.2718098187">
            <text:p>19,683</text:p>
          </table:table-cell>
        </table:table-row>
        <table:table-row table:style-name="ro1">
          <table:table-cell table:formula="of:=0.000005+0.99999*RAND()" office:value-type="float" office:value="0.319612399597168">
            <text:p>0.31961</text:p>
          </table:table-cell>
          <table:table-cell table:formula="of:=LEGACY.NORMSINV([.A27])" office:value-type="float" office:value="-0.468782934691792">
            <text:p>-0.46878</text:p>
          </table:table-cell>
          <table:table-cell/>
          <table:table-cell office:value-type="float" office:value="6">
            <text:p>6</text:p>
          </table:table-cell>
          <table:table-cell table:formula="of:=[.D27]*7/365" office:value-type="float" office:value="0.115068493150685">
            <text:p>0.115</text:p>
          </table:table-cell>
          <table:table-cell table:formula="of:=[.F26]*EXP(([.$C$9]-0.5*[.$C$10]*[.$C$10])*([.E27]-[.E26])+[.$C$10]*[.B27]*SQRT([.E27]-[.E26]))" office:value-type="float" office:value="52.948365161318">
            <text:p>52.95</text:p>
          </table:table-cell>
          <table:table-cell table:formula="of:=BLACK_SCHOLES([.F27];[.$C$11];[.$C$9];0;[.$C$10];[.$C$13]-[.E27];[.$C$14];FALSE();;1)" office:value-type="float" office:value="0.76859141126033">
            <text:p>0.769</text:p>
          </table:table-cell>
          <table:table-cell table:formula="of:=([.G27]-[.G26])*[.$C$12]" office:value-type="float" office:value="-3025.57371797622">
            <text:p>-3,026</text:p>
          </table:table-cell>
          <table:table-cell table:formula="of:=[.H27]*[.F27]" office:value-type="float" office:value="-160199.182041891">
            <text:p>-160,199</text:p>
          </table:table-cell>
          <table:table-cell table:formula="of:=(EXP([.$C$9]*([.E28]-[.E27]))-1)*[.K27]" office:value-type="float" office:value="3719.3133167651">
            <text:p>3,719</text:p>
          </table:table-cell>
          <table:table-cell table:formula="of:=[.K26]+[.J26]+[.I27]" office:value-type="float" office:value="3876853.0994593">
            <text:p>3,876,853</text:p>
          </table:table-cell>
          <table:table-cell table:style-name="ce58"/>
          <table:table-cell table:formula="of:=[.M26]*EXP(([.$C$9]-0.5*[.$C$10]*[.$C$10])*([.E27]-[.E26])-[.$C$10]*[.B27]*SQRT([.E27]-[.E26]))" office:value-type="float" office:value="45.6602222861253">
            <text:p>45.66</text:p>
          </table:table-cell>
          <table:table-cell table:formula="of:=BLACK_SCHOLES([.M27];[.$C$11];[.$C$9];0;[.$C$10];[.$C$13]-[.E27];[.$C$14];FALSE();;1)" office:value-type="float" office:value="0.243599290256685">
            <text:p>0.244</text:p>
          </table:table-cell>
          <table:table-cell table:formula="of:=([.N27]-[.N26])*[.$C$12]" office:value-type="float" office:value="2740.20655959779">
            <text:p>2,740</text:p>
          </table:table-cell>
          <table:table-cell table:formula="of:=[.O27]*[.M27]" office:value-type="float" office:value="125118.440621134">
            <text:p>125,118</text:p>
          </table:table-cell>
          <table:table-cell table:formula="of:=(EXP([.$C$9]*([.E28]-[.E27]))-1)*[.R27]" office:value-type="float" office:value="1241.0435627859">
            <text:p>1,241</text:p>
          </table:table-cell>
          <table:table-cell table:formula="of:=[.R26]+[.Q26]+[.P27]" office:value-type="float" office:value="1293610.72143694">
            <text:p>1,293,611</text:p>
          </table:table-cell>
          <table:table-cell/>
          <table:table-cell table:formula="of:=ABS([.H27])" office:value-type="float" office:value="3025.57371797622">
            <text:p>3,026</text:p>
          </table:table-cell>
          <table:table-cell table:formula="of:=ABS([.O27])" office:value-type="float" office:value="2740.20655959779">
            <text:p>2,740</text:p>
          </table:table-cell>
        </table:table-row>
        <table:table-row table:style-name="ro1">
          <table:table-cell table:formula="of:=0.000005+0.99999*RAND()" office:value-type="float" office:value="0.575865940551758">
            <text:p>0.57587</text:p>
          </table:table-cell>
          <table:table-cell table:formula="of:=LEGACY.NORMSINV([.A28])" office:value-type="float" office:value="0.191328646601006">
            <text:p>0.19133</text:p>
          </table:table-cell>
          <table:table-cell/>
          <table:table-cell office:value-type="float" office:value="7">
            <text:p>7</text:p>
          </table:table-cell>
          <table:table-cell table:formula="of:=[.D28]*7/365" office:value-type="float" office:value="0.134246575342466">
            <text:p>0.134</text:p>
          </table:table-cell>
          <table:table-cell table:formula="of:=[.F27]*EXP(([.$C$9]-0.5*[.$C$10]*[.$C$10])*([.E28]-[.E27])+[.$C$10]*[.B28]*SQRT([.E28]-[.E27]))" office:value-type="float" office:value="53.2603294798758">
            <text:p>53.26</text:p>
          </table:table-cell>
          <table:table-cell table:formula="of:=BLACK_SCHOLES([.F28];[.$C$11];[.$C$9];0;[.$C$10];[.$C$13]-[.E28];[.$C$14];FALSE();;1)" office:value-type="float" office:value="0.790257501942629">
            <text:p>0.790</text:p>
          </table:table-cell>
          <table:table-cell table:formula="of:=([.G28]-[.G27])*[.$C$12]" office:value-type="float" office:value="2166.60906822992">
            <text:p>2,167</text:p>
          </table:table-cell>
          <table:table-cell table:formula="of:=[.H28]*[.F28]" office:value-type="float" office:value="115394.312828012">
            <text:p>115,394</text:p>
          </table:table-cell>
          <table:table-cell table:formula="of:=(EXP([.$C$9]*([.E29]-[.E28]))-1)*[.K28]" office:value-type="float" office:value="3833.58664220791">
            <text:p>3,834</text:p>
          </table:table-cell>
          <table:table-cell table:formula="of:=[.K27]+[.J27]+[.I28]" office:value-type="float" office:value="3995966.72560408">
            <text:p>3,995,967</text:p>
          </table:table-cell>
          <table:table-cell table:style-name="ce58"/>
          <table:table-cell table:formula="of:=[.M27]*EXP(([.$C$9]-0.5*[.$C$10]*[.$C$10])*([.E28]-[.E27])-[.$C$10]*[.B28]*SQRT([.E28]-[.E27]))" office:value-type="float" office:value="45.4450372899394">
            <text:p>45.45</text:p>
          </table:table-cell>
          <table:table-cell table:formula="of:=BLACK_SCHOLES([.M28];[.$C$11];[.$C$9];0;[.$C$10];[.$C$13]-[.E28];[.$C$14];FALSE();;1)" office:value-type="float" office:value="0.217182190725261">
            <text:p>0.217</text:p>
          </table:table-cell>
          <table:table-cell table:formula="of:=([.N28]-[.N27])*[.$C$12]" office:value-type="float" office:value="-2641.70995314247">
            <text:p>-2,642</text:p>
          </table:table-cell>
          <table:table-cell table:formula="of:=[.O28]*[.M28]" office:value-type="float" office:value="-120052.607329764">
            <text:p>-120,053</text:p>
          </table:table-cell>
          <table:table-cell table:formula="of:=(EXP([.$C$9]*([.E29]-[.E28]))-1)*[.R28]" office:value-type="float" office:value="1127.06002511566">
            <text:p>1,127</text:p>
          </table:table-cell>
          <table:table-cell table:formula="of:=[.R27]+[.Q27]+[.P28]" office:value-type="float" office:value="1174799.15766996">
            <text:p>1,174,799</text:p>
          </table:table-cell>
          <table:table-cell/>
          <table:table-cell table:formula="of:=ABS([.H28])" office:value-type="float" office:value="2166.60906822992">
            <text:p>2,167</text:p>
          </table:table-cell>
          <table:table-cell table:formula="of:=ABS([.O28])" office:value-type="float" office:value="2641.70995314247">
            <text:p>2,642</text:p>
          </table:table-cell>
        </table:table-row>
        <table:table-row table:style-name="ro1">
          <table:table-cell table:formula="of:=0.000005+0.99999*RAND()" office:value-type="float" office:value="0.51446518737793">
            <text:p>0.51447</text:p>
          </table:table-cell>
          <table:table-cell table:formula="of:=LEGACY.NORMSINV([.A29])" office:value-type="float" office:value="0.0362667962794934">
            <text:p>0.03627</text:p>
          </table:table-cell>
          <table:table-cell/>
          <table:table-cell office:value-type="float" office:value="8">
            <text:p>8</text:p>
          </table:table-cell>
          <table:table-cell table:formula="of:=[.D29]*7/365" office:value-type="float" office:value="0.153424657534247">
            <text:p>0.153</text:p>
          </table:table-cell>
          <table:table-cell table:formula="of:=[.F28]*EXP(([.$C$9]-0.5*[.$C$10]*[.$C$10])*([.E29]-[.E28])+[.$C$10]*[.B29]*SQRT([.E29]-[.E28]))" office:value-type="float" office:value="53.3445379040322">
            <text:p>53.34</text:p>
          </table:table-cell>
          <table:table-cell table:formula="of:=BLACK_SCHOLES([.F29];[.$C$11];[.$C$9];0;[.$C$10];[.$C$13]-[.E29];[.$C$14];FALSE();;1)" office:value-type="float" office:value="0.800316979347912">
            <text:p>0.800</text:p>
          </table:table-cell>
          <table:table-cell table:formula="of:=([.G29]-[.G28])*[.$C$12]" office:value-type="float" office:value="1005.94774052833">
            <text:p>1,006</text:p>
          </table:table-cell>
          <table:table-cell table:formula="of:=[.H29]*[.F29]" office:value-type="float" office:value="53661.8173740893">
            <text:p>53,662</text:p>
          </table:table-cell>
          <table:table-cell table:formula="of:=(EXP([.$C$9]*([.E30]-[.E29]))-1)*[.K29]" office:value-type="float" office:value="3888.74566328106">
            <text:p>3,889</text:p>
          </table:table-cell>
          <table:table-cell table:formula="of:=[.K28]+[.J28]+[.I29]" office:value-type="float" office:value="4053462.12962038">
            <text:p>4,053,462</text:p>
          </table:table-cell>
          <table:table-cell table:style-name="ce58"/>
          <table:table-cell table:formula="of:=[.M28]*EXP(([.$C$9]-0.5*[.$C$10]*[.$C$10])*([.E29]-[.E28])-[.$C$10]*[.B29]*SQRT([.E29]-[.E28]))" office:value-type="float" office:value="45.4255392519912">
            <text:p>45.43</text:p>
          </table:table-cell>
          <table:table-cell table:formula="of:=BLACK_SCHOLES([.M29];[.$C$11];[.$C$9];0;[.$C$10];[.$C$13]-[.E29];[.$C$14];FALSE();;1)" office:value-type="float" office:value="0.202667551494319">
            <text:p>0.203</text:p>
          </table:table-cell>
          <table:table-cell table:formula="of:=([.N29]-[.N28])*[.$C$12]" office:value-type="float" office:value="-1451.46392309414">
            <text:p>-1,451</text:p>
          </table:table-cell>
          <table:table-cell table:formula="of:=[.O29]*[.M29]" office:value-type="float" office:value="-65933.531411362">
            <text:p>-65,934</text:p>
          </table:table-cell>
          <table:table-cell table:formula="of:=(EXP([.$C$9]*([.E30]-[.E29]))-1)*[.R29]" office:value-type="float" office:value="1064.88702916876">
            <text:p>1,065</text:p>
          </table:table-cell>
          <table:table-cell table:formula="of:=[.R28]+[.Q28]+[.P29]" office:value-type="float" office:value="1109992.68628372">
            <text:p>1,109,993</text:p>
          </table:table-cell>
          <table:table-cell/>
          <table:table-cell table:formula="of:=ABS([.H29])" office:value-type="float" office:value="1005.94774052833">
            <text:p>1,006</text:p>
          </table:table-cell>
          <table:table-cell table:formula="of:=ABS([.O29])" office:value-type="float" office:value="1451.46392309414">
            <text:p>1,451</text:p>
          </table:table-cell>
        </table:table-row>
        <table:table-row table:style-name="ro1">
          <table:table-cell table:formula="of:=0.000005+0.99999*RAND()" office:value-type="float" office:value="0.12616340637207">
            <text:p>0.12616</text:p>
          </table:table-cell>
          <table:table-cell table:formula="of:=LEGACY.NORMSINV([.A30])" office:value-type="float" office:value="-1.144716020791">
            <text:p>-1.14472</text:p>
          </table:table-cell>
          <table:table-cell/>
          <table:table-cell office:value-type="float" office:value="9">
            <text:p>9</text:p>
          </table:table-cell>
          <table:table-cell table:formula="of:=[.D30]*7/365" office:value-type="float" office:value="0.172602739726027">
            <text:p>0.173</text:p>
          </table:table-cell>
          <table:table-cell table:formula="of:=[.F29]*EXP(([.$C$9]-0.5*[.$C$10]*[.$C$10])*([.E30]-[.E29])+[.$C$10]*[.B30]*SQRT([.E30]-[.E29]))" office:value-type="float" office:value="51.7095117256888">
            <text:p>51.71</text:p>
          </table:table-cell>
          <table:table-cell table:formula="of:=BLACK_SCHOLES([.F30];[.$C$11];[.$C$9];0;[.$C$10];[.$C$13]-[.E30];[.$C$14];FALSE();;1)" office:value-type="float" office:value="0.700810102313575">
            <text:p>0.701</text:p>
          </table:table-cell>
          <table:table-cell table:formula="of:=([.G30]-[.G29])*[.$C$12]" office:value-type="float" office:value="-9950.68770343377">
            <text:p>-9,951</text:p>
          </table:table-cell>
          <table:table-cell table:formula="of:=[.H30]*[.F30]" office:value-type="float" office:value="-514545.202479375">
            <text:p>-514,545</text:p>
          </table:table-cell>
          <table:table-cell table:formula="of:=(EXP([.$C$9]*([.E31]-[.E30]))-1)*[.K30]" office:value-type="float" office:value="3398.8402396288">
            <text:p>3,399</text:p>
          </table:table-cell>
          <table:table-cell table:formula="of:=[.K29]+[.J29]+[.I30]" office:value-type="float" office:value="3542805.67280428">
            <text:p>3,542,806</text:p>
          </table:table-cell>
          <table:table-cell table:style-name="ce58"/>
          <table:table-cell table:formula="of:=[.M29]*EXP(([.$C$9]-0.5*[.$C$10]*[.$C$10])*([.E30]-[.E29])-[.$C$10]*[.B30]*SQRT([.E30]-[.E29]))" office:value-type="float" office:value="46.9158239777375">
            <text:p>46.92</text:p>
          </table:table-cell>
          <table:table-cell table:formula="of:=BLACK_SCHOLES([.M30];[.$C$11];[.$C$9];0;[.$C$10];[.$C$13]-[.E30];[.$C$14];FALSE();;1)" office:value-type="float" office:value="0.297245871894927">
            <text:p>0.297</text:p>
          </table:table-cell>
          <table:table-cell table:formula="of:=([.N30]-[.N29])*[.$C$12]" office:value-type="float" office:value="9457.83204006074">
            <text:p>9,458</text:p>
          </table:table-cell>
          <table:table-cell table:formula="of:=[.O30]*[.M30]" office:value-type="float" office:value="443721.983202496">
            <text:p>443,722</text:p>
          </table:table-cell>
          <table:table-cell table:formula="of:=(EXP([.$C$9]*([.E31]-[.E30]))-1)*[.R30]" office:value-type="float" office:value="1491.59954241968">
            <text:p>1,492</text:p>
          </table:table-cell>
          <table:table-cell table:formula="of:=[.R29]+[.Q29]+[.P30]" office:value-type="float" office:value="1554779.55651538">
            <text:p>1,554,780</text:p>
          </table:table-cell>
          <table:table-cell/>
          <table:table-cell table:formula="of:=ABS([.H30])" office:value-type="float" office:value="9950.68770343377">
            <text:p>9,951</text:p>
          </table:table-cell>
          <table:table-cell table:formula="of:=ABS([.O30])" office:value-type="float" office:value="9457.83204006074">
            <text:p>9,458</text:p>
          </table:table-cell>
        </table:table-row>
        <table:table-row table:style-name="ro1">
          <table:table-cell table:formula="of:=0.000005+0.99999*RAND()" office:value-type="float" office:value="0.0624738577270508">
            <text:p>0.06247</text:p>
          </table:table-cell>
          <table:table-cell table:formula="of:=LEGACY.NORMSINV([.A31])" office:value-type="float" office:value="-1.53433314557032">
            <text:p>-1.53433</text:p>
          </table:table-cell>
          <table:table-cell/>
          <table:table-cell office:value-type="float" office:value="10">
            <text:p>10</text:p>
          </table:table-cell>
          <table:table-cell table:formula="of:=[.D31]*7/365" office:value-type="float" office:value="0.191780821917808">
            <text:p>0.192</text:p>
          </table:table-cell>
          <table:table-cell table:formula="of:=[.F30]*EXP(([.$C$9]-0.5*[.$C$10]*[.$C$10])*([.E31]-[.E30])+[.$C$10]*[.B31]*SQRT([.E31]-[.E30]))" office:value-type="float" office:value="49.5866019658651">
            <text:p>49.59</text:p>
          </table:table-cell>
          <table:table-cell table:formula="of:=BLACK_SCHOLES([.F31];[.$C$11];[.$C$9];0;[.$C$10];[.$C$13]-[.E31];[.$C$14];FALSE();;1)" office:value-type="float" office:value="0.523318394036738">
            <text:p>0.523</text:p>
          </table:table-cell>
          <table:table-cell table:formula="of:=([.G31]-[.G30])*[.$C$12]" office:value-type="float" office:value="-17749.1708276837">
            <text:p>-17,749</text:p>
          </table:table-cell>
          <table:table-cell table:formula="of:=[.H31]*[.F31]" office:value-type="float" office:value="-880121.069056495">
            <text:p>-880,121</text:p>
          </table:table-cell>
          <table:table-cell table:formula="of:=(EXP([.$C$9]*([.E32]-[.E31]))-1)*[.K31]" office:value-type="float" office:value="2557.74449081198">
            <text:p>2,558</text:p>
          </table:table-cell>
          <table:table-cell table:formula="of:=[.K30]+[.J30]+[.I31]" office:value-type="float" office:value="2666083.44398742">
            <text:p>2,666,083</text:p>
          </table:table-cell>
          <table:table-cell table:style-name="ce58"/>
          <table:table-cell table:formula="of:=[.M30]*EXP(([.$C$9]-0.5*[.$C$10]*[.$C$10])*([.E31]-[.E30])-[.$C$10]*[.B31]*SQRT([.E31]-[.E30]))" office:value-type="float" office:value="48.9807209138495">
            <text:p>48.98</text:p>
          </table:table-cell>
          <table:table-cell table:formula="of:=BLACK_SCHOLES([.M31];[.$C$11];[.$C$9];0;[.$C$10];[.$C$13]-[.E31];[.$C$14];FALSE();;1)" office:value-type="float" office:value="0.467370678883119">
            <text:p>0.467</text:p>
          </table:table-cell>
          <table:table-cell table:formula="of:=([.N31]-[.N30])*[.$C$12]" office:value-type="float" office:value="17012.4806988192">
            <text:p>17,012</text:p>
          </table:table-cell>
          <table:table-cell table:formula="of:=[.O31]*[.M31]" office:value-type="float" office:value="833283.569161115">
            <text:p>833,284</text:p>
          </table:table-cell>
          <table:table-cell table:formula="of:=(EXP([.$C$9]*([.E32]-[.E31]))-1)*[.R31]" office:value-type="float" office:value="2292.4527916431">
            <text:p>2,292</text:p>
          </table:table-cell>
          <table:table-cell table:formula="of:=[.R30]+[.Q30]+[.P31]" office:value-type="float" office:value="2389554.72521892">
            <text:p>2,389,555</text:p>
          </table:table-cell>
          <table:table-cell/>
          <table:table-cell table:formula="of:=ABS([.H31])" office:value-type="float" office:value="17749.1708276837">
            <text:p>17,749</text:p>
          </table:table-cell>
          <table:table-cell table:formula="of:=ABS([.O31])" office:value-type="float" office:value="17012.4806988192">
            <text:p>17,012</text:p>
          </table:table-cell>
        </table:table-row>
        <table:table-row table:style-name="ro1">
          <table:table-cell table:formula="of:=0.000005+0.99999*RAND()" office:value-type="float" office:value="0.498596205444336">
            <text:p>0.49860</text:p>
          </table:table-cell>
          <table:table-cell table:formula="of:=LEGACY.NORMSINV([.A32])" office:value-type="float" office:value="-0.00351879838658014">
            <text:p>-0.00352</text:p>
          </table:table-cell>
          <table:table-cell/>
          <table:table-cell office:value-type="float" office:value="11">
            <text:p>11</text:p>
          </table:table-cell>
          <table:table-cell table:formula="of:=[.D32]*7/365" office:value-type="float" office:value="0.210958904109589">
            <text:p>0.211</text:p>
          </table:table-cell>
          <table:table-cell table:formula="of:=[.F31]*EXP(([.$C$9]-0.5*[.$C$10]*[.$C$10])*([.E32]-[.E31])+[.$C$10]*[.B32]*SQRT([.E32]-[.E31]))" office:value-type="float" office:value="49.6103041902292">
            <text:p>49.61</text:p>
          </table:table-cell>
          <table:table-cell table:formula="of:=BLACK_SCHOLES([.F32];[.$C$11];[.$C$9];0;[.$C$10];[.$C$13]-[.E32];[.$C$14];FALSE();;1)" office:value-type="float" office:value="0.520433710538314">
            <text:p>0.520</text:p>
          </table:table-cell>
          <table:table-cell table:formula="of:=([.G32]-[.G31])*[.$C$12]" office:value-type="float" office:value="-288.468349842375">
            <text:p>-288</text:p>
          </table:table-cell>
          <table:table-cell table:formula="of:=[.H32]*[.F32]" office:value-type="float" office:value="-14311.0025849337">
            <text:p>-14,311</text:p>
          </table:table-cell>
          <table:table-cell table:formula="of:=(EXP([.$C$9]*([.E33]-[.E32]))-1)*[.K32]" office:value-type="float" office:value="2546.46883805357">
            <text:p>2,546</text:p>
          </table:table-cell>
          <table:table-cell table:formula="of:=[.K31]+[.J31]+[.I32]" office:value-type="float" office:value="2654330.1858933">
            <text:p>2,654,330</text:p>
          </table:table-cell>
          <table:table-cell table:style-name="ce58"/>
          <table:table-cell table:formula="of:=[.M31]*EXP(([.$C$9]-0.5*[.$C$10]*[.$C$10])*([.E32]-[.E31])-[.$C$10]*[.B32]*SQRT([.E32]-[.E31]))" office:value-type="float" office:value="49.013686358191">
            <text:p>49.01</text:p>
          </table:table-cell>
          <table:table-cell table:formula="of:=BLACK_SCHOLES([.M32];[.$C$11];[.$C$9];0;[.$C$10];[.$C$13]-[.E32];[.$C$14];FALSE();;1)" office:value-type="float" office:value="0.462407818475985">
            <text:p>0.462</text:p>
          </table:table-cell>
          <table:table-cell table:formula="of:=([.N32]-[.N31])*[.$C$12]" office:value-type="float" office:value="-496.286040713306">
            <text:p>-496</text:p>
          </table:table-cell>
          <table:table-cell table:formula="of:=[.O32]*[.M32]" office:value-type="float" office:value="-24324.8083434704">
            <text:p>-24,325</text:p>
          </table:table-cell>
          <table:table-cell table:formula="of:=(EXP([.$C$9]*([.E33]-[.E32]))-1)*[.R32]" office:value-type="float" office:value="2271.31574277864">
            <text:p>2,271</text:p>
          </table:table-cell>
          <table:table-cell table:formula="of:=[.R31]+[.Q31]+[.P32]" office:value-type="float" office:value="2367522.36966709">
            <text:p>2,367,522</text:p>
          </table:table-cell>
          <table:table-cell/>
          <table:table-cell table:formula="of:=ABS([.H32])" office:value-type="float" office:value="288.468349842375">
            <text:p>288</text:p>
          </table:table-cell>
          <table:table-cell table:formula="of:=ABS([.O32])" office:value-type="float" office:value="496.286040713306">
            <text:p>496</text:p>
          </table:table-cell>
        </table:table-row>
        <table:table-row table:style-name="ro1">
          <table:table-cell table:formula="of:=0.000005+0.99999*RAND()" office:value-type="float" office:value="0.41290370300293">
            <text:p>0.41290</text:p>
          </table:table-cell>
          <table:table-cell table:formula="of:=LEGACY.NORMSINV([.A33])" office:value-type="float" office:value="-0.22008185497743">
            <text:p>-0.22008</text:p>
          </table:table-cell>
          <table:table-cell/>
          <table:table-cell office:value-type="float" office:value="12">
            <text:p>12</text:p>
          </table:table-cell>
          <table:table-cell table:formula="of:=[.D33]*7/365" office:value-type="float" office:value="0.23013698630137">
            <text:p>0.230</text:p>
          </table:table-cell>
          <table:table-cell table:formula="of:=[.F32]*EXP(([.$C$9]-0.5*[.$C$10]*[.$C$10])*([.E33]-[.E32])+[.$C$10]*[.B33]*SQRT([.E33]-[.E32]))" office:value-type="float" office:value="49.3371967892439">
            <text:p>49.34</text:p>
          </table:table-cell>
          <table:table-cell table:formula="of:=BLACK_SCHOLES([.F33];[.$C$11];[.$C$9];0;[.$C$10];[.$C$13]-[.E33];[.$C$14];FALSE();;1)" office:value-type="float" office:value="0.486736461515846">
            <text:p>0.487</text:p>
          </table:table-cell>
          <table:table-cell table:formula="of:=([.G33]-[.G32])*[.$C$12]" office:value-type="float" office:value="-3369.7249022468">
            <text:p>-3,370</text:p>
          </table:table-cell>
          <table:table-cell table:formula="of:=[.H33]*[.F33]" office:value-type="float" office:value="-166252.780627766">
            <text:p>-166,253</text:p>
          </table:table-cell>
          <table:table-cell table:formula="of:=(EXP([.$C$9]*([.E34]-[.E33]))-1)*[.K33]" office:value-type="float" office:value="2389.41489511132">
            <text:p>2,389</text:p>
          </table:table-cell>
          <table:table-cell table:formula="of:=[.K32]+[.J32]+[.I33]" office:value-type="float" office:value="2490623.87410358">
            <text:p>2,490,624</text:p>
          </table:table-cell>
          <table:table-cell table:style-name="ce58"/>
          <table:table-cell table:formula="of:=[.M32]*EXP(([.$C$9]-0.5*[.$C$10]*[.$C$10])*([.E33]-[.E32])-[.$C$10]*[.B33]*SQRT([.E33]-[.E32]))" office:value-type="float" office:value="49.3417471096574">
            <text:p>49.34</text:p>
          </table:table-cell>
          <table:table-cell table:formula="of:=BLACK_SCHOLES([.M33];[.$C$11];[.$C$9];0;[.$C$10];[.$C$13]-[.E33];[.$C$14];FALSE();;1)" office:value-type="float" office:value="0.487205868264628">
            <text:p>0.487</text:p>
          </table:table-cell>
          <table:table-cell table:formula="of:=([.N33]-[.N32])*[.$C$12]" office:value-type="float" office:value="2479.80497886421">
            <text:p>2,480</text:p>
          </table:table-cell>
          <table:table-cell table:formula="of:=[.O33]*[.M33]" office:value-type="float" office:value="122357.910148387">
            <text:p>122,358</text:p>
          </table:table-cell>
          <table:table-cell table:formula="of:=(EXP([.$C$9]*([.E34]-[.E33]))-1)*[.R33]" office:value-type="float" office:value="2390.88053608479">
            <text:p>2,391</text:p>
          </table:table-cell>
          <table:table-cell table:formula="of:=[.R32]+[.Q32]+[.P33]" office:value-type="float" office:value="2492151.59555826">
            <text:p>2,492,152</text:p>
          </table:table-cell>
          <table:table-cell/>
          <table:table-cell table:formula="of:=ABS([.H33])" office:value-type="float" office:value="3369.7249022468">
            <text:p>3,370</text:p>
          </table:table-cell>
          <table:table-cell table:formula="of:=ABS([.O33])" office:value-type="float" office:value="2479.80497886421">
            <text:p>2,480</text:p>
          </table:table-cell>
        </table:table-row>
        <table:table-row table:style-name="ro1">
          <table:table-cell table:formula="of:=0.000005+0.99999*RAND()" office:value-type="float" office:value="0.374116249084473">
            <text:p>0.37412</text:p>
          </table:table-cell>
          <table:table-cell table:formula="of:=LEGACY.NORMSINV([.A34])" office:value-type="float" office:value="-0.320970827880349">
            <text:p>-0.32097</text:p>
          </table:table-cell>
          <table:table-cell/>
          <table:table-cell office:value-type="float" office:value="13">
            <text:p>13</text:p>
          </table:table-cell>
          <table:table-cell table:formula="of:=[.D34]*7/365" office:value-type="float" office:value="0.249315068493151">
            <text:p>0.249</text:p>
          </table:table-cell>
          <table:table-cell table:formula="of:=[.F33]*EXP(([.$C$9]-0.5*[.$C$10]*[.$C$10])*([.E34]-[.E33])+[.$C$10]*[.B34]*SQRT([.E34]-[.E33]))" office:value-type="float" office:value="48.9286792254227">
            <text:p>48.93</text:p>
          </table:table-cell>
          <table:table-cell table:formula="of:=BLACK_SCHOLES([.F34];[.$C$11];[.$C$9];0;[.$C$10];[.$C$13]-[.E34];[.$C$14];FALSE();;1)" office:value-type="float" office:value="0.433554122464353">
            <text:p>0.434</text:p>
          </table:table-cell>
          <table:table-cell table:formula="of:=([.G34]-[.G33])*[.$C$12]" office:value-type="float" office:value="-5318.23390514929">
            <text:p>-5,318</text:p>
          </table:table-cell>
          <table:table-cell table:formula="of:=[.H34]*[.F34]" office:value-type="float" office:value="-260214.160790817">
            <text:p>-260,214</text:p>
          </table:table-cell>
          <table:table-cell table:formula="of:=(EXP([.$C$9]*([.E35]-[.E34]))-1)*[.K34]" office:value-type="float" office:value="2142.06711426938">
            <text:p>2,142</text:p>
          </table:table-cell>
          <table:table-cell table:formula="of:=[.K33]+[.J33]+[.I34]" office:value-type="float" office:value="2232799.12820788">
            <text:p>2,232,799</text:p>
          </table:table-cell>
          <table:table-cell table:style-name="ce58"/>
          <table:table-cell table:formula="of:=[.M33]*EXP(([.$C$9]-0.5*[.$C$10]*[.$C$10])*([.E34]-[.E33])-[.$C$10]*[.B34]*SQRT([.E34]-[.E33]))" office:value-type="float" office:value="49.8109972785966">
            <text:p>49.81</text:p>
          </table:table-cell>
          <table:table-cell table:formula="of:=BLACK_SCHOLES([.M34];[.$C$11];[.$C$9];0;[.$C$10];[.$C$13]-[.E34];[.$C$14];FALSE();;1)" office:value-type="float" office:value="0.530512065216369">
            <text:p>0.531</text:p>
          </table:table-cell>
          <table:table-cell table:formula="of:=([.N34]-[.N33])*[.$C$12]" office:value-type="float" office:value="4330.61969517416">
            <text:p>4,331</text:p>
          </table:table-cell>
          <table:table-cell table:formula="of:=[.O34]*[.M34]" office:value-type="float" office:value="215712.485850957">
            <text:p>215,712</text:p>
          </table:table-cell>
          <table:table-cell table:formula="of:=(EXP([.$C$9]*([.E35]-[.E34]))-1)*[.R34]" office:value-type="float" office:value="2600.12105519235">
            <text:p>2,600</text:p>
          </table:table-cell>
          <table:table-cell table:formula="of:=[.R33]+[.Q33]+[.P34]" office:value-type="float" office:value="2710254.9619453">
            <text:p>2,710,255</text:p>
          </table:table-cell>
          <table:table-cell/>
          <table:table-cell table:formula="of:=ABS([.H34])" office:value-type="float" office:value="5318.23390514929">
            <text:p>5,318</text:p>
          </table:table-cell>
          <table:table-cell table:formula="of:=ABS([.O34])" office:value-type="float" office:value="4330.61969517416">
            <text:p>4,331</text:p>
          </table:table-cell>
        </table:table-row>
        <table:table-row table:style-name="ro1">
          <table:table-cell table:formula="of:=0.000005+0.99999*RAND()" office:value-type="float" office:value="0.666044482116699">
            <text:p>0.66604</text:p>
          </table:table-cell>
          <table:table-cell table:formula="of:=LEGACY.NORMSINV([.A35])" office:value-type="float" office:value="0.429016749075088">
            <text:p>0.42902</text:p>
          </table:table-cell>
          <table:table-cell/>
          <table:table-cell office:value-type="float" office:value="14">
            <text:p>14</text:p>
          </table:table-cell>
          <table:table-cell table:formula="of:=[.D35]*7/365" office:value-type="float" office:value="0.268493150684932">
            <text:p>0.268</text:p>
          </table:table-cell>
          <table:table-cell table:formula="of:=[.F34]*EXP(([.$C$9]-0.5*[.$C$10]*[.$C$10])*([.E35]-[.E34])+[.$C$10]*[.B35]*SQRT([.E35]-[.E34]))" office:value-type="float" office:value="49.5420362873387">
            <text:p>49.54</text:p>
          </table:table-cell>
          <table:table-cell table:formula="of:=BLACK_SCHOLES([.F35];[.$C$11];[.$C$9];0;[.$C$10];[.$C$13]-[.E35];[.$C$14];FALSE();;1)" office:value-type="float" office:value="0.493257403549558">
            <text:p>0.493</text:p>
          </table:table-cell>
          <table:table-cell table:formula="of:=([.G35]-[.G34])*[.$C$12]" office:value-type="float" office:value="5970.3281085205">
            <text:p>5,970</text:p>
          </table:table-cell>
          <table:table-cell table:formula="of:=[.H35]*[.F35]" office:value-type="float" office:value="295782.211799641">
            <text:p>295,782</text:p>
          </table:table-cell>
          <table:table-cell table:formula="of:=(EXP([.$C$9]*([.E36]-[.E35]))-1)*[.K35]" office:value-type="float" office:value="2427.88494371117">
            <text:p>2,428</text:p>
          </table:table-cell>
          <table:table-cell table:formula="of:=[.K34]+[.J34]+[.I35]" office:value-type="float" office:value="2530723.40712179">
            <text:p>2,530,723</text:p>
          </table:table-cell>
          <table:table-cell table:style-name="ce58"/>
          <table:table-cell table:formula="of:=[.M34]*EXP(([.$C$9]-0.5*[.$C$10]*[.$C$10])*([.E35]-[.E34])-[.$C$10]*[.B35]*SQRT([.E35]-[.E34]))" office:value-type="float" office:value="49.2509500675249">
            <text:p>49.25</text:p>
          </table:table-cell>
          <table:table-cell table:formula="of:=BLACK_SCHOLES([.M35];[.$C$11];[.$C$9];0;[.$C$10];[.$C$13]-[.E35];[.$C$14];FALSE();;1)" office:value-type="float" office:value="0.458679194807346">
            <text:p>0.459</text:p>
          </table:table-cell>
          <table:table-cell table:formula="of:=([.N35]-[.N34])*[.$C$12]" office:value-type="float" office:value="-7183.28704090234">
            <text:p>-7,183</text:p>
          </table:table-cell>
          <table:table-cell table:formula="of:=[.O35]*[.M35]" office:value-type="float" office:value="-353783.71137218">
            <text:p>-353,784</text:p>
          </table:table-cell>
          <table:table-cell table:formula="of:=(EXP([.$C$9]*([.E36]-[.E35]))-1)*[.R35]" office:value-type="float" office:value="2263.20815945288">
            <text:p>2,263</text:p>
          </table:table-cell>
          <table:table-cell table:formula="of:=[.R34]+[.Q34]+[.P35]" office:value-type="float" office:value="2359071.37162831">
            <text:p>2,359,071</text:p>
          </table:table-cell>
          <table:table-cell/>
          <table:table-cell table:formula="of:=ABS([.H35])" office:value-type="float" office:value="5970.3281085205">
            <text:p>5,970</text:p>
          </table:table-cell>
          <table:table-cell table:formula="of:=ABS([.O35])" office:value-type="float" office:value="7183.28704090234">
            <text:p>7,183</text:p>
          </table:table-cell>
        </table:table-row>
        <table:table-row table:style-name="ro1">
          <table:table-cell table:formula="of:=0.000005+0.99999*RAND()" office:value-type="float" office:value="0.0754131814575195">
            <text:p>0.07541</text:p>
          </table:table-cell>
          <table:table-cell table:formula="of:=LEGACY.NORMSINV([.A36])" office:value-type="float" office:value="-1.43661871490352">
            <text:p>-1.43662</text:p>
          </table:table-cell>
          <table:table-cell/>
          <table:table-cell office:value-type="float" office:value="15">
            <text:p>15</text:p>
          </table:table-cell>
          <table:table-cell table:formula="of:=[.D36]*7/365" office:value-type="float" office:value="0.287671232876712">
            <text:p>0.288</text:p>
          </table:table-cell>
          <table:table-cell table:formula="of:=[.F35]*EXP(([.$C$9]-0.5*[.$C$10]*[.$C$10])*([.E36]-[.E35])+[.$C$10]*[.B36]*SQRT([.E36]-[.E35]))" office:value-type="float" office:value="47.6368611072206">
            <text:p>47.64</text:p>
          </table:table-cell>
          <table:table-cell table:formula="of:=BLACK_SCHOLES([.F36];[.$C$11];[.$C$9];0;[.$C$10];[.$C$13]-[.E36];[.$C$14];FALSE();;1)" office:value-type="float" office:value="0.250353669403206">
            <text:p>0.250</text:p>
          </table:table-cell>
          <table:table-cell table:formula="of:=([.G36]-[.G35])*[.$C$12]" office:value-type="float" office:value="-24290.3734146352">
            <text:p>-24,290</text:p>
          </table:table-cell>
          <table:table-cell table:formula="of:=[.H36]*[.F36]" office:value-type="float" office:value="-1157117.1445955">
            <text:p>-1,157,117</text:p>
          </table:table-cell>
          <table:table-cell table:formula="of:=(EXP([.$C$9]*([.E37]-[.E36]))-1)*[.K36]" office:value-type="float" office:value="1320.11763090081">
            <text:p>1,320</text:p>
          </table:table-cell>
          <table:table-cell table:formula="of:=[.K35]+[.J35]+[.I36]" office:value-type="float" office:value="1376034.14746999">
            <text:p>1,376,034</text:p>
          </table:table-cell>
          <table:table-cell table:style-name="ce58"/>
          <table:table-cell table:formula="of:=[.M35]*EXP(([.$C$9]-0.5*[.$C$10]*[.$C$10])*([.E36]-[.E35])-[.$C$10]*[.B36]*SQRT([.E36]-[.E35]))" office:value-type="float" office:value="51.2796514521932">
            <text:p>51.28</text:p>
          </table:table-cell>
          <table:table-cell table:formula="of:=BLACK_SCHOLES([.M36];[.$C$11];[.$C$9];0;[.$C$10];[.$C$13]-[.E36];[.$C$14];FALSE();;1)" office:value-type="float" office:value="0.697220777946708">
            <text:p>0.697</text:p>
          </table:table-cell>
          <table:table-cell table:formula="of:=([.N36]-[.N35])*[.$C$12]" office:value-type="float" office:value="23854.1583139362">
            <text:p>23,854</text:p>
          </table:table-cell>
          <table:table-cell table:formula="of:=[.O36]*[.M36]" office:value-type="float" office:value="1223232.92402409">
            <text:p>1,223,233</text:p>
          </table:table-cell>
          <table:table-cell table:formula="of:=(EXP([.$C$9]*([.E37]-[.E36]))-1)*[.R36]" office:value-type="float" office:value="3438.90503708543">
            <text:p>3,439</text:p>
          </table:table-cell>
          <table:table-cell table:formula="of:=[.R35]+[.Q35]+[.P36]" office:value-type="float" office:value="3584567.50381185">
            <text:p>3,584,568</text:p>
          </table:table-cell>
          <table:table-cell/>
          <table:table-cell table:formula="of:=ABS([.H36])" office:value-type="float" office:value="24290.3734146352">
            <text:p>24,290</text:p>
          </table:table-cell>
          <table:table-cell table:formula="of:=ABS([.O36])" office:value-type="float" office:value="23854.1583139362">
            <text:p>23,854</text:p>
          </table:table-cell>
        </table:table-row>
        <table:table-row table:style-name="ro1">
          <table:table-cell table:formula="of:=0.000005+0.99999*RAND()" office:value-type="float" office:value="0.58868319519043">
            <text:p>0.58868</text:p>
          </table:table-cell>
          <table:table-cell table:formula="of:=LEGACY.NORMSINV([.A37])" office:value-type="float" office:value="0.224158968301511">
            <text:p>0.22416</text:p>
          </table:table-cell>
          <table:table-cell/>
          <table:table-cell office:value-type="float" office:value="16">
            <text:p>16</text:p>
          </table:table-cell>
          <table:table-cell table:formula="of:=[.D37]*7/365" office:value-type="float" office:value="0.306849315068493">
            <text:p>0.307</text:p>
          </table:table-cell>
          <table:table-cell table:formula="of:=[.F36]*EXP(([.$C$9]-0.5*[.$C$10]*[.$C$10])*([.E37]-[.E36])+[.$C$10]*[.B37]*SQRT([.E37]-[.E36]))" office:value-type="float" office:value="47.9611220709225">
            <text:p>47.96</text:p>
          </table:table-cell>
          <table:table-cell table:formula="of:=BLACK_SCHOLES([.F37];[.$C$11];[.$C$9];0;[.$C$10];[.$C$13]-[.E37];[.$C$14];FALSE();;1)" office:value-type="float" office:value="0.256353778454621">
            <text:p>0.256</text:p>
          </table:table-cell>
          <table:table-cell table:formula="of:=([.G37]-[.G36])*[.$C$12]" office:value-type="float" office:value="600.010905141568">
            <text:p>600</text:p>
          </table:table-cell>
          <table:table-cell table:formula="of:=[.H37]*[.F37]" office:value-type="float" office:value="28777.1962653794">
            <text:p>28,777</text:p>
          </table:table-cell>
          <table:table-cell table:formula="of:=(EXP([.$C$9]*([.E38]-[.E37]))-1)*[.K37]" office:value-type="float" office:value="1348.99191050374">
            <text:p>1,349</text:p>
          </table:table-cell>
          <table:table-cell table:formula="of:=[.K36]+[.J36]+[.I37]" office:value-type="float" office:value="1406131.46136627">
            <text:p>1,406,131</text:p>
          </table:table-cell>
          <table:table-cell table:style-name="ce58"/>
          <table:table-cell table:formula="of:=[.M36]*EXP(([.$C$9]-0.5*[.$C$10]*[.$C$10])*([.E37]-[.E36])-[.$C$10]*[.B37]*SQRT([.E37]-[.E36]))" office:value-type="float" office:value="50.9915957161482">
            <text:p>50.99</text:p>
          </table:table-cell>
          <table:table-cell table:formula="of:=BLACK_SCHOLES([.M37];[.$C$11];[.$C$9];0;[.$C$10];[.$C$13]-[.E37];[.$C$14];FALSE();;1)" office:value-type="float" office:value="0.674167835012867">
            <text:p>0.674</text:p>
          </table:table-cell>
          <table:table-cell table:formula="of:=([.N37]-[.N36])*[.$C$12]" office:value-type="float" office:value="-2305.29429338413">
            <text:p>-2,305</text:p>
          </table:table-cell>
          <table:table-cell table:formula="of:=[.O37]*[.M37]" office:value-type="float" office:value="-117550.634614987">
            <text:p>-117,551</text:p>
          </table:table-cell>
          <table:table-cell table:formula="of:=(EXP([.$C$9]*([.E38]-[.E37]))-1)*[.R37]" office:value-type="float" office:value="3329.43035116623">
            <text:p>3,329</text:p>
          </table:table-cell>
          <table:table-cell table:formula="of:=[.R36]+[.Q36]+[.P37]" office:value-type="float" office:value="3470455.77423395">
            <text:p>3,470,456</text:p>
          </table:table-cell>
          <table:table-cell/>
          <table:table-cell table:formula="of:=ABS([.H37])" office:value-type="float" office:value="600.010905141568">
            <text:p>600</text:p>
          </table:table-cell>
          <table:table-cell table:formula="of:=ABS([.O37])" office:value-type="float" office:value="2305.29429338413">
            <text:p>2,305</text:p>
          </table:table-cell>
        </table:table-row>
        <table:table-row table:style-name="ro1">
          <table:table-cell table:formula="of:=0.000005+0.99999*RAND()" office:value-type="float" office:value="0.24295300994873">
            <text:p>0.24295</text:p>
          </table:table-cell>
          <table:table-cell table:formula="of:=LEGACY.NORMSINV([.A38])" office:value-type="float" office:value="-0.696835063592449">
            <text:p>-0.69684</text:p>
          </table:table-cell>
          <table:table-cell/>
          <table:table-cell office:value-type="float" office:value="17">
            <text:p>17</text:p>
          </table:table-cell>
          <table:table-cell table:formula="of:=[.D38]*7/365" office:value-type="float" office:value="0.326027397260274">
            <text:p>0.326</text:p>
          </table:table-cell>
          <table:table-cell table:formula="of:=[.F37]*EXP(([.$C$9]-0.5*[.$C$10]*[.$C$10])*([.E38]-[.E37])+[.$C$10]*[.B38]*SQRT([.E38]-[.E37]))" office:value-type="float" office:value="47.071411119235">
            <text:p>47.07</text:p>
          </table:table-cell>
          <table:table-cell table:formula="of:=BLACK_SCHOLES([.F38];[.$C$11];[.$C$9];0;[.$C$10];[.$C$13]-[.E38];[.$C$14];FALSE();;1)" office:value-type="float" office:value="0.120156046898808">
            <text:p>0.120</text:p>
          </table:table-cell>
          <table:table-cell table:formula="of:=([.G38]-[.G37])*[.$C$12]" office:value-type="float" office:value="-13619.7731555814">
            <text:p>-13,620</text:p>
          </table:table-cell>
          <table:table-cell table:formula="of:=[.H38]*[.F38]" office:value-type="float" office:value="-641101.941557092">
            <text:p>-641,102</text:p>
          </table:table-cell>
          <table:table-cell table:formula="of:=(EXP([.$C$9]*([.E39]-[.E38]))-1)*[.K38]" office:value-type="float" office:value="735.235958442478">
            <text:p>735</text:p>
          </table:table-cell>
          <table:table-cell table:formula="of:=[.K37]+[.J37]+[.I38]" office:value-type="float" office:value="766378.511719687">
            <text:p>766,379</text:p>
          </table:table-cell>
          <table:table-cell table:style-name="ce58"/>
          <table:table-cell table:formula="of:=[.M37]*EXP(([.$C$9]-0.5*[.$C$10]*[.$C$10])*([.E38]-[.E37])-[.$C$10]*[.B38]*SQRT([.E38]-[.E37]))" office:value-type="float" office:value="52.0152219696297">
            <text:p>52.02</text:p>
          </table:table-cell>
          <table:table-cell table:formula="of:=BLACK_SCHOLES([.M38];[.$C$11];[.$C$9];0;[.$C$10];[.$C$13]-[.E38];[.$C$14];FALSE();;1)" office:value-type="float" office:value="0.817960029662692">
            <text:p>0.818</text:p>
          </table:table-cell>
          <table:table-cell table:formula="of:=([.N38]-[.N37])*[.$C$12]" office:value-type="float" office:value="14379.2194649826">
            <text:p>14,379</text:p>
          </table:table-cell>
          <table:table-cell table:formula="of:=[.O38]*[.M38]" office:value-type="float" office:value="747938.292221088">
            <text:p>747,938</text:p>
          </table:table-cell>
          <table:table-cell table:formula="of:=(EXP([.$C$9]*([.E39]-[.E38]))-1)*[.R38]" office:value-type="float" office:value="4050.16956241168">
            <text:p>4,050</text:p>
          </table:table-cell>
          <table:table-cell table:formula="of:=[.R37]+[.Q37]+[.P38]" office:value-type="float" office:value="4221723.4968062">
            <text:p>4,221,723</text:p>
          </table:table-cell>
          <table:table-cell/>
          <table:table-cell table:formula="of:=ABS([.H38])" office:value-type="float" office:value="13619.7731555814">
            <text:p>13,620</text:p>
          </table:table-cell>
          <table:table-cell table:formula="of:=ABS([.O38])" office:value-type="float" office:value="14379.2194649826">
            <text:p>14,379</text:p>
          </table:table-cell>
        </table:table-row>
        <table:table-row table:style-name="ro1">
          <table:table-cell table:formula="of:=0.000005+0.99999*RAND()" office:value-type="float" office:value="0.606139075317383">
            <text:p>0.60614</text:p>
          </table:table-cell>
          <table:table-cell table:formula="of:=LEGACY.NORMSINV([.A39])" office:value-type="float" office:value="0.2692700871038">
            <text:p>0.26927</text:p>
          </table:table-cell>
          <table:table-cell/>
          <table:table-cell office:value-type="float" office:value="18">
            <text:p>18</text:p>
          </table:table-cell>
          <table:table-cell table:formula="of:=[.D39]*7/365" office:value-type="float" office:value="0.345205479452055">
            <text:p>0.345</text:p>
          </table:table-cell>
          <table:table-cell table:formula="of:=[.F38]*EXP(([.$C$9]-0.5*[.$C$10]*[.$C$10])*([.E39]-[.E38])+[.$C$10]*[.B39]*SQRT([.E39]-[.E38]))" office:value-type="float" office:value="47.4510734547745">
            <text:p>47.45</text:p>
          </table:table-cell>
          <table:table-cell table:formula="of:=BLACK_SCHOLES([.F39];[.$C$11];[.$C$9];0;[.$C$10];[.$C$13]-[.E39];[.$C$14];FALSE();;1)" office:value-type="float" office:value="0.102526504327082">
            <text:p>0.103</text:p>
          </table:table-cell>
          <table:table-cell table:formula="of:=([.G39]-[.G38])*[.$C$12]" office:value-type="float" office:value="-1762.95425717252">
            <text:p>-1,763</text:p>
          </table:table-cell>
          <table:table-cell table:formula="of:=[.H39]*[.F39]" office:value-type="float" office:value="-83654.0719545005">
            <text:p>-83,654</text:p>
          </table:table-cell>
          <table:table-cell table:formula="of:=(EXP([.$C$9]*([.E40]-[.E39]))-1)*[.K39]" office:value-type="float" office:value="655.686611841284">
            <text:p>656</text:p>
          </table:table-cell>
          <table:table-cell table:formula="of:=[.K38]+[.J38]+[.I39]" office:value-type="float" office:value="683459.675723629">
            <text:p>683,460</text:p>
          </table:table-cell>
          <table:table-cell table:style-name="ce58"/>
          <table:table-cell table:formula="of:=[.M38]*EXP(([.$C$9]-0.5*[.$C$10]*[.$C$10])*([.E39]-[.E38])-[.$C$10]*[.B39]*SQRT([.E39]-[.E38]))" office:value-type="float" office:value="51.6584496890579">
            <text:p>51.66</text:p>
          </table:table-cell>
          <table:table-cell table:formula="of:=BLACK_SCHOLES([.M39];[.$C$11];[.$C$9];0;[.$C$10];[.$C$13]-[.E39];[.$C$14];FALSE();;1)" office:value-type="float" office:value="0.816368855001792">
            <text:p>0.816</text:p>
          </table:table-cell>
          <table:table-cell table:formula="of:=([.N39]-[.N38])*[.$C$12]" office:value-type="float" office:value="-159.117466090031">
            <text:p>-159</text:p>
          </table:table-cell>
          <table:table-cell table:formula="of:=[.O39]*[.M39]" office:value-type="float" office:value="-8219.76161666223">
            <text:p>-8,220</text:p>
          </table:table-cell>
          <table:table-cell table:formula="of:=(EXP([.$C$9]*([.E40]-[.E39]))-1)*[.R39]" office:value-type="float" office:value="4046.16940587879">
            <text:p>4,046</text:p>
          </table:table-cell>
          <table:table-cell table:formula="of:=[.R38]+[.Q38]+[.P39]" office:value-type="float" office:value="4217553.90475195">
            <text:p>4,217,554</text:p>
          </table:table-cell>
          <table:table-cell/>
          <table:table-cell table:formula="of:=ABS([.H39])" office:value-type="float" office:value="1762.95425717252">
            <text:p>1,763</text:p>
          </table:table-cell>
          <table:table-cell table:formula="of:=ABS([.O39])" office:value-type="float" office:value="159.117466090031">
            <text:p>159</text:p>
          </table:table-cell>
        </table:table-row>
        <table:table-row table:style-name="ro1">
          <table:table-cell table:formula="of:=0.000005+0.99999*RAND()" office:value-type="float" office:value="0.987330331726074">
            <text:p>0.98733</text:p>
          </table:table-cell>
          <table:table-cell table:formula="of:=LEGACY.NORMSINV([.A40])" office:value-type="float" office:value="2.23618986919134">
            <text:p>2.23619</text:p>
          </table:table-cell>
          <table:table-cell/>
          <table:table-cell office:value-type="float" office:value="19">
            <text:p>19</text:p>
          </table:table-cell>
          <table:table-cell table:formula="of:=[.D40]*7/365" office:value-type="float" office:value="0.364383561643836">
            <text:p>0.364</text:p>
          </table:table-cell>
          <table:table-cell table:formula="of:=[.F39]*EXP(([.$C$9]-0.5*[.$C$10]*[.$C$10])*([.E40]-[.E39])+[.$C$10]*[.B40]*SQRT([.E40]-[.E39]))" office:value-type="float" office:value="50.5119640391638">
            <text:p>50.51</text:p>
          </table:table-cell>
          <table:table-cell table:formula="of:=BLACK_SCHOLES([.F40];[.$C$11];[.$C$9];0;[.$C$10];[.$C$13]-[.E40];[.$C$14];FALSE();;1)" office:value-type="float" office:value="0.661397095624496">
            <text:p>0.661</text:p>
          </table:table-cell>
          <table:table-cell table:formula="of:=([.G40]-[.G39])*[.$C$12]" office:value-type="float" office:value="55887.0591297413">
            <text:p>55,887</text:p>
          </table:table-cell>
          <table:table-cell table:formula="of:=[.H40]*[.F40]" office:value-type="float" office:value="2822965.12101611">
            <text:p>2,822,965</text:p>
          </table:table-cell>
          <table:table-cell table:formula="of:=(EXP([.$C$9]*([.E41]-[.E40]))-1)*[.K40]" office:value-type="float" office:value="3347.01459742144">
            <text:p>3,347</text:p>
          </table:table-cell>
          <table:table-cell table:formula="of:=[.K39]+[.J39]+[.I40]" office:value-type="float" office:value="3507080.48335158">
            <text:p>3,507,080</text:p>
          </table:table-cell>
          <table:table-cell table:style-name="ce58"/>
          <table:table-cell table:formula="of:=[.M39]*EXP(([.$C$9]-0.5*[.$C$10]*[.$C$10])*([.E40]-[.E39])-[.$C$10]*[.B40]*SQRT([.E40]-[.E39]))" office:value-type="float" office:value="48.5839578016964">
            <text:p>48.58</text:p>
          </table:table-cell>
          <table:table-cell table:formula="of:=BLACK_SCHOLES([.M40];[.$C$11];[.$C$9];0;[.$C$10];[.$C$13]-[.E40];[.$C$14];FALSE();;1)" office:value-type="float" office:value="0.161377275817128">
            <text:p>0.161</text:p>
          </table:table-cell>
          <table:table-cell table:formula="of:=([.N40]-[.N39])*[.$C$12]" office:value-type="float" office:value="-65499.1579184664">
            <text:p>-65,499</text:p>
          </table:table-cell>
          <table:table-cell table:formula="of:=[.O40]*[.M40]" office:value-type="float" office:value="-3182208.32435742">
            <text:p>-3,182,208</text:p>
          </table:table-cell>
          <table:table-cell table:formula="of:=(EXP([.$C$9]*([.E41]-[.E40]))-1)*[.R40]" office:value-type="float" office:value="991.953100459436">
            <text:p>992</text:p>
          </table:table-cell>
          <table:table-cell table:formula="of:=[.R39]+[.Q39]+[.P40]" office:value-type="float" office:value="1039391.74980041">
            <text:p>1,039,392</text:p>
          </table:table-cell>
          <table:table-cell/>
          <table:table-cell table:formula="of:=ABS([.H40])" office:value-type="float" office:value="55887.0591297413">
            <text:p>55,887</text:p>
          </table:table-cell>
          <table:table-cell table:formula="of:=ABS([.O40])" office:value-type="float" office:value="65499.1579184664">
            <text:p>65,499</text:p>
          </table:table-cell>
        </table:table-row>
        <table:table-row table:style-name="ro1">
          <table:table-cell table:style-name="ce51" table:formula="of:=0.000005+0.99999*RAND()" office:value-type="float" office:value="0.146030151062012">
            <text:p>0.14603</text:p>
          </table:table-cell>
          <table:table-cell table:style-name="ce57" table:formula="of:=LEGACY.NORMSINV([.A41])" office:value-type="float" office:value="-1.05361263488977">
            <text:p>-1.05361</text:p>
          </table:table-cell>
          <table:table-cell/>
          <table:table-cell office:value-type="float" office:value="20">
            <text:p>20</text:p>
          </table:table-cell>
          <table:table-cell table:formula="of:=[.D41]*7/365-0.0001" office:value-type="float" office:value="0.383461643835616">
            <text:p>0.383</text:p>
          </table:table-cell>
          <table:table-cell table:style-name="ce67" table:formula="of:=[.F40]*EXP(([.$C$9]-0.5*[.$C$10]*[.$C$10])*([.E41]-[.E40])+[.$C$10]*[.B41]*SQRT([.E41]-[.E40]))" office:value-type="float" office:value="49.0910552435489">
            <text:p>49.09</text:p>
          </table:table-cell>
          <table:table-cell table:style-name="ce77" table:formula="of:=BLACK_SCHOLES([.F41];[.$C$11];[.$C$9];0;[.$C$10];[.$C$13]-[.E41];[.$C$14];FALSE();;1)" office:value-type="float" office:value="2.41118376047177E-020">
            <text:p>0.000</text:p>
          </table:table-cell>
          <table:table-cell table:style-name="ce82" table:formula="of:=([.G41]-[.G40])*[.$C$12]" office:value-type="float" office:value="-66139.7095624496">
            <text:p>-66,140</text:p>
          </table:table-cell>
          <table:table-cell table:style-name="ce82" table:formula="of:=[.H41]*[.F41]" office:value-type="float" office:value="-3246868.13592249">
            <text:p>-3,246,868</text:p>
          </table:table-cell>
          <table:table-cell table:style-name="ce82"/>
          <table:table-cell table:style-name="ce85" table:formula="of:=[.K40]+[.J40]+[.I41]" office:value-type="float" office:value="263559.362026516">
            <text:p>263,559</text:p>
          </table:table-cell>
          <table:table-cell table:style-name="ce58"/>
          <table:table-cell table:style-name="ce67" table:formula="of:=[.M40]*EXP(([.$C$9]-0.5*[.$C$10]*[.$C$10])*([.E41]-[.E40])-[.$C$10]*[.B41]*SQRT([.E41]-[.E40]))" office:value-type="float" office:value="50.0474447700486">
            <text:p>50.05</text:p>
          </table:table-cell>
          <table:table-cell table:style-name="ce77" table:formula="of:=BLACK_SCHOLES([.M41];[.$C$11];[.$C$9];0;[.$C$10];[.$C$13]-[.E41];[.$C$14];FALSE();;1)" office:value-type="float" office:value="0.683576216700293">
            <text:p>0.684</text:p>
          </table:table-cell>
          <table:table-cell table:style-name="ce82" table:formula="of:=([.N41]-[.N40])*[.$C$12]" office:value-type="float" office:value="52219.8940883165">
            <text:p>52,220</text:p>
          </table:table-cell>
          <table:table-cell table:style-name="ce82" table:formula="of:=[.O41]*[.M41]" office:value-type="float" office:value="2613472.26528281">
            <text:p>2,613,472</text:p>
          </table:table-cell>
          <table:table-cell table:style-name="ce82"/>
          <table:table-cell table:style-name="ce85" table:formula="of:=[.R40]+[.Q40]+[.P41]" office:value-type="float" office:value="3653855.96818368">
            <text:p>3,653,856</text:p>
          </table:table-cell>
          <table:table-cell/>
          <table:table-cell table:style-name="ce94" table:formula="of:=ABS([.H41])" office:value-type="float" office:value="66139.7095624496">
            <text:p>66,140</text:p>
          </table:table-cell>
          <table:table-cell table:style-name="ce98" table:formula="of:=ABS([.O41])" office:value-type="float" office:value="52219.8940883165">
            <text:p>52,220</text:p>
          </table:table-cell>
        </table:table-row>
        <table:table-row table:style-name="ro1">
          <table:table-cell table:style-name="Default" table:number-columns-repeated="2"/>
          <table:table-cell/>
          <table:table-cell table:style-name="Default" table:number-columns-repeated="7"/>
          <table:table-cell table:style-name="ce90" table:formula="of:=[.K41]-([.G41]*[.F41]*[.C12])" office:value-type="float" office:value="263559.362026516">
            <text:p>263,559</text:p>
          </table:table-cell>
          <table:table-cell/>
          <table:table-cell table:style-name="Default" table:number-columns-repeated="5"/>
          <table:table-cell table:style-name="ce90" table:formula="of:=[.R41]-([.N41]*[.M41]*[.C12])" office:value-type="float" office:value="232731.67304101">
            <text:p>232,732</text:p>
          </table:table-cell>
          <table:table-cell/>
          <table:table-cell table:style-name="ce95" table:formula="of:=SUM([.T21:.T41])" office:value-type="float" office:value="307051.143102627">
            <text:p>307,051</text:p>
          </table:table-cell>
          <table:table-cell table:style-name="ce85" table:formula="of:=SUM([.U21:.U41])" office:value-type="float" office:value="304250.753231566">
            <text:p>304,251</text:p>
          </table:table-cell>
        </table:table-row>
        <table:table-row table:style-name="ro1">
          <table:table-cell table:style-name="Default" table:number-columns-repeated="2"/>
          <table:table-cell/>
          <table:table-cell table:style-name="Default" table:number-columns-repeated="8"/>
          <table:table-cell/>
          <table:table-cell table:style-name="Default" table:number-columns-repeated="6"/>
          <table:table-cell/>
          <table:table-cell table:style-name="ce81" table:number-columns-repeated="2"/>
        </table:table-row>
        <table:table-row table:style-name="ro1">
          <table:table-cell table:style-name="Default" table:number-columns-repeated="2"/>
          <table:table-cell/>
          <table:table-cell table:style-name="Default" table:number-columns-repeated="2"/>
          <table:table-cell table:style-name="ce64" office:value-type="string" table:number-columns-spanned="6" table:number-rows-spanned="1">
            <text:p>Base Case</text:p>
          </table:table-cell>
          <table:covered-table-cell table:style-name="ce74"/>
          <table:covered-table-cell table:style-name="ce74"/>
          <table:covered-table-cell table:style-name="ce74"/>
          <table:covered-table-cell table:style-name="ce74"/>
          <table:covered-table-cell table:style-name="ce88"/>
          <table:table-cell/>
          <table:table-cell table:style-name="ce64" office:value-type="string" table:number-columns-spanned="6" table:number-rows-spanned="1">
            <text:p>Antithetic Case</text:p>
          </table:table-cell>
          <table:covered-table-cell table:style-name="ce74"/>
          <table:covered-table-cell table:style-name="ce74"/>
          <table:covered-table-cell table:style-name="ce74"/>
          <table:covered-table-cell table:style-name="ce74"/>
          <table:covered-table-cell table:style-name="ce88"/>
          <table:table-cell/>
          <table:table-cell table:style-name="ce64" office:value-type="string" table:number-columns-spanned="2" table:number-rows-spanned="1">
            <text:p>Trading Volume</text:p>
          </table:table-cell>
          <table:covered-table-cell table:style-name="ce88"/>
        </table:table-row>
        <table:table-row table:style-name="ro9">
          <table:table-cell table:style-name="ce48" office:value-type="string" table:number-columns-spanned="2" table:number-rows-spanned="1">
            <text:p>Random Numbers</text:p>
          </table:table-cell>
          <table:covered-table-cell table:style-name="ce54"/>
          <table:table-cell/>
          <table:table-cell table:style-name="ce60" office:value-type="string">
            <text:p>Day</text:p>
          </table:table-cell>
          <table:table-cell table:style-name="ce60" office:value-type="string">
            <text:p>T</text:p>
          </table:table-cell>
          <table:table-cell table:style-name="ce65" office:value-type="string">
            <text:p>Stock Price</text:p>
          </table:table-cell>
          <table:table-cell table:style-name="ce75" office:value-type="string">
            <text:p>Delta</text:p>
          </table:table-cell>
          <table:table-cell table:style-name="ce75" office:value-type="string">
            <text:p>Shares Purchased</text:p>
          </table:table-cell>
          <table:table-cell table:style-name="ce75" office:value-type="string">
            <text:p>Cost</text:p>
          </table:table-cell>
          <table:table-cell table:style-name="ce75" office:value-type="string">
            <text:p>Int. Cost</text:p>
          </table:table-cell>
          <table:table-cell table:style-name="ce89" office:value-type="string">
            <text:p>Cum. Cost</text:p>
          </table:table-cell>
          <table:table-cell table:style-name="ce91"/>
          <table:table-cell table:style-name="ce65" office:value-type="string">
            <text:p>Stock Price</text:p>
          </table:table-cell>
          <table:table-cell table:style-name="ce75" office:value-type="string">
            <text:p>Delta</text:p>
          </table:table-cell>
          <table:table-cell table:style-name="ce75" office:value-type="string">
            <text:p>Shares Purchased</text:p>
          </table:table-cell>
          <table:table-cell table:style-name="ce75" office:value-type="string">
            <text:p>Cost</text:p>
          </table:table-cell>
          <table:table-cell table:style-name="ce75" office:value-type="string">
            <text:p>Int. Cost</text:p>
          </table:table-cell>
          <table:table-cell table:style-name="ce89" office:value-type="string">
            <text:p>Cum. Cost</text:p>
          </table:table-cell>
          <table:table-cell/>
          <table:table-cell table:style-name="ce92" office:value-type="string">
            <text:p>Base</text:p>
          </table:table-cell>
          <table:table-cell table:style-name="ce97" office:value-type="string">
            <text:p>Antithetic</text:p>
          </table:table-cell>
        </table:table-row>
        <table:table-row table:style-name="ro1">
          <table:table-cell table:style-name="ce49" office:value-type="string">
            <text:p>Uniform</text:p>
          </table:table-cell>
          <table:table-cell table:style-name="ce55" office:value-type="string">
            <text:p>Normal</text:p>
          </table:table-cell>
          <table:table-cell/>
          <table:table-cell office:value-type="float" office:value="0">
            <text:p>0</text:p>
          </table:table-cell>
          <table:table-cell table:formula="of:=[.D46]/365" office:value-type="float" office:value="0">
            <text:p>0.000</text:p>
          </table:table-cell>
          <table:table-cell table:formula="of:=[.C8]" office:value-type="float" office:value="49">
            <text:p>49.00</text:p>
          </table:table-cell>
          <table:table-cell table:formula="of:=BLACK_SCHOLES([.F46];[.$C$11];[.$C$9];0;[.$C$10];[.$C$13]-[.E46];[.$C$14];FALSE();;1)" office:value-type="float" office:value="0.521397131908364">
            <text:p>0.521</text:p>
          </table:table-cell>
          <table:table-cell table:formula="of:=[.G46]*[.$C$12]" office:value-type="float" office:value="52139.7131908364">
            <text:p>52,140</text:p>
          </table:table-cell>
          <table:table-cell table:formula="of:=[.H46]*[.F46]" office:value-type="float" office:value="2554845.94635098">
            <text:p>2,554,846</text:p>
          </table:table-cell>
          <table:table-cell table:formula="of:=(EXP([.$C$9]*([.E47]-[.E46]))-1)*[.K46]" office:value-type="float" office:value="350.002869012396">
            <text:p>350</text:p>
          </table:table-cell>
          <table:table-cell table:formula="of:=[.I46]" office:value-type="float" office:value="2554845.94635098">
            <text:p>2,554,846</text:p>
          </table:table-cell>
          <table:table-cell table:style-name="ce58"/>
          <table:table-cell table:formula="of:=[.C8]" office:value-type="float" office:value="49">
            <text:p>49.00</text:p>
          </table:table-cell>
          <table:table-cell table:formula="of:=BLACK_SCHOLES([.M46];[.$C$11];[.$C$9];0;[.$C$10];[.$C$13]-[.E46];[.$C$14];FALSE();;1)" office:value-type="float" office:value="0.521397131908364">
            <text:p>0.521</text:p>
          </table:table-cell>
          <table:table-cell table:formula="of:=[.N46]*[.$C$12]" office:value-type="float" office:value="52139.7131908364">
            <text:p>52,140</text:p>
          </table:table-cell>
          <table:table-cell table:formula="of:=[.O46]*[.M46]" office:value-type="float" office:value="2554845.94635098">
            <text:p>2,554,846</text:p>
          </table:table-cell>
          <table:table-cell table:formula="of:=(EXP([.$C$9]*([.E47]-[.E46]))-1)*[.R46]" office:value-type="float" office:value="350.002869012396">
            <text:p>350</text:p>
          </table:table-cell>
          <table:table-cell table:formula="of:=[.P46]" office:value-type="float" office:value="2554845.94635098">
            <text:p>2,554,846</text:p>
          </table:table-cell>
          <table:table-cell/>
          <table:table-cell table:style-name="ce96" table:formula="of:=ABS([.H46])" office:value-type="float" office:value="52139.7131908364">
            <text:p>52,140</text:p>
          </table:table-cell>
          <table:table-cell table:style-name="ce99" table:formula="of:=ABS([.O46])" office:value-type="float" office:value="52139.7131908364">
            <text:p>52,140</text:p>
          </table:table-cell>
        </table:table-row>
        <table:table-row table:style-name="ro1">
          <table:table-cell table:formula="of:=0.000005+0.99999*RAND()" office:value-type="float" office:value="0.757565783691406">
            <text:p>0.75757</text:p>
          </table:table-cell>
          <table:table-cell table:formula="of:=LEGACY.NORMSINV([.A47])" office:value-type="float" office:value="0.698493802031628">
            <text:p>0.69849</text:p>
          </table:table-cell>
          <table:table-cell/>
          <table:table-cell office:value-type="float" office:value="1">
            <text:p>1</text:p>
          </table:table-cell>
          <table:table-cell table:formula="of:=[.D47]/365" office:value-type="float" office:value="0.00273972602739726">
            <text:p>0.003</text:p>
          </table:table-cell>
          <table:table-cell table:formula="of:=[.F46]*EXP(([.$C$9]-0.5*[.$C$10]*[.$C$10])*([.E47]-[.E46])+[.$C$10]*[.B47]*SQRT([.E47]-[.E46]))" office:value-type="float" office:value="49.363666478977">
            <text:p>49.36</text:p>
          </table:table-cell>
          <table:table-cell table:formula="of:=BLACK_SCHOLES([.F47];[.$C$11];[.$C$9];0;[.$C$10];[.$C$13]-[.E47];[.$C$14];FALSE();;1)" office:value-type="float" office:value="0.544671777071855">
            <text:p>0.545</text:p>
          </table:table-cell>
          <table:table-cell table:formula="of:=([.G47]-[.G46])*[.$C$12]" office:value-type="float" office:value="2327.4645163491">
            <text:p>2,327</text:p>
          </table:table-cell>
          <table:table-cell table:formula="of:=[.H47]*[.F47]" office:value-type="float" office:value="114892.18212671">
            <text:p>114,892</text:p>
          </table:table-cell>
          <table:table-cell table:formula="of:=(EXP([.$C$9]*([.E48]-[.E47]))-1)*[.K47]" office:value-type="float" office:value="365.790551020139">
            <text:p>366</text:p>
          </table:table-cell>
          <table:table-cell table:formula="of:=[.K46]+[.J46]+[.I47]" office:value-type="float" office:value="2670088.13134671">
            <text:p>2,670,088</text:p>
          </table:table-cell>
          <table:table-cell table:style-name="ce58"/>
          <table:table-cell table:formula="of:=[.M46]*EXP(([.$C$9]-0.5*[.$C$10]*[.$C$10])*([.E47]-[.E46])-[.$C$10]*[.B47]*SQRT([.E47]-[.E46]))" office:value-type="float" office:value="48.6470087953424">
            <text:p>48.65</text:p>
          </table:table-cell>
          <table:table-cell table:formula="of:=BLACK_SCHOLES([.M47];[.$C$11];[.$C$9];0;[.$C$10];[.$C$13]-[.E47];[.$C$14];FALSE();;1)" office:value-type="float" office:value="0.497494445229321">
            <text:p>0.497</text:p>
          </table:table-cell>
          <table:table-cell table:formula="of:=([.N47]-[.N46])*[.$C$12]" office:value-type="float" office:value="-2390.26866790426">
            <text:p>-2,390</text:p>
          </table:table-cell>
          <table:table-cell table:formula="of:=[.O47]*[.M47]" office:value-type="float" office:value="-116279.42091077">
            <text:p>-116,279</text:p>
          </table:table-cell>
          <table:table-cell table:formula="of:=(EXP([.$C$9]*([.E48]-[.E47]))-1)*[.R47]" office:value-type="float" office:value="334.121039043154">
            <text:p>334</text:p>
          </table:table-cell>
          <table:table-cell table:formula="of:=[.R46]+[.Q46]+[.P47]" office:value-type="float" office:value="2438916.52830923">
            <text:p>2,438,917</text:p>
          </table:table-cell>
          <table:table-cell/>
          <table:table-cell table:formula="of:=ABS([.H47])" office:value-type="float" office:value="2327.4645163491">
            <text:p>2,327</text:p>
          </table:table-cell>
          <table:table-cell table:formula="of:=ABS([.O47])" office:value-type="float" office:value="2390.26866790426">
            <text:p>2,390</text:p>
          </table:table-cell>
        </table:table-row>
        <table:table-row table:style-name="ro1">
          <table:table-cell table:formula="of:=0.000005+0.99999*RAND()" office:value-type="float" office:value="0.51876812286377">
            <text:p>0.51877</text:p>
          </table:table-cell>
          <table:table-cell table:formula="of:=LEGACY.NORMSINV([.A48])" office:value-type="float" office:value="0.0470620741468254">
            <text:p>0.04706</text:p>
          </table:table-cell>
          <table:table-cell/>
          <table:table-cell office:value-type="float" office:value="2">
            <text:p>2</text:p>
          </table:table-cell>
          <table:table-cell table:formula="of:=[.D48]/365" office:value-type="float" office:value="0.00547945205479452">
            <text:p>0.005</text:p>
          </table:table-cell>
          <table:table-cell table:formula="of:=[.F47]*EXP(([.$C$9]-0.5*[.$C$10]*[.$C$10])*([.E48]-[.E47])+[.$C$10]*[.B48]*SQRT([.E48]-[.E47]))" office:value-type="float" office:value="49.3920518387517">
            <text:p>49.39</text:p>
          </table:table-cell>
          <table:table-cell table:formula="of:=BLACK_SCHOLES([.F48];[.$C$11];[.$C$9];0;[.$C$10];[.$C$13]-[.E48];[.$C$14];FALSE();;1)" office:value-type="float" office:value="0.546067308398256">
            <text:p>0.546</text:p>
          </table:table-cell>
          <table:table-cell table:formula="of:=([.G48]-[.G47])*[.$C$12]" office:value-type="float" office:value="139.553132640124">
            <text:p>140</text:p>
          </table:table-cell>
          <table:table-cell table:formula="of:=[.H48]*[.F48]" office:value-type="float" office:value="6892.81556162121">
            <text:p>6,893</text:p>
          </table:table-cell>
          <table:table-cell table:formula="of:=(EXP([.$C$9]*([.E49]-[.E48]))-1)*[.K48]" office:value-type="float" office:value="366.784948732488">
            <text:p>367</text:p>
          </table:table-cell>
          <table:table-cell table:formula="of:=[.K47]+[.J47]+[.I48]" office:value-type="float" office:value="2677346.73745935">
            <text:p>2,677,347</text:p>
          </table:table-cell>
          <table:table-cell table:style-name="ce58"/>
          <table:table-cell table:formula="of:=[.M47]*EXP(([.$C$9]-0.5*[.$C$10]*[.$C$10])*([.E48]-[.E47])-[.$C$10]*[.B48]*SQRT([.E48]-[.E47]))" office:value-type="float" office:value="48.6270444377912">
            <text:p>48.63</text:p>
          </table:table-cell>
          <table:table-cell table:formula="of:=BLACK_SCHOLES([.M48];[.$C$11];[.$C$9];0;[.$C$10];[.$C$13]-[.E48];[.$C$14];FALSE();;1)" office:value-type="float" office:value="0.49553169992354">
            <text:p>0.496</text:p>
          </table:table-cell>
          <table:table-cell table:formula="of:=([.N48]-[.N47])*[.$C$12]" office:value-type="float" office:value="-196.274530578144">
            <text:p>-196</text:p>
          </table:table-cell>
          <table:table-cell table:formula="of:=[.O48]*[.M48]" office:value-type="float" office:value="-9544.25032043004">
            <text:p>-9,544</text:p>
          </table:table-cell>
          <table:table-cell table:formula="of:=(EXP([.$C$9]*([.E49]-[.E48]))-1)*[.R48]" office:value-type="float" office:value="332.859291078638">
            <text:p>333</text:p>
          </table:table-cell>
          <table:table-cell table:formula="of:=[.R47]+[.Q47]+[.P48]" office:value-type="float" office:value="2429706.39902784">
            <text:p>2,429,706</text:p>
          </table:table-cell>
          <table:table-cell/>
          <table:table-cell table:formula="of:=ABS([.H48])" office:value-type="float" office:value="139.553132640124">
            <text:p>140</text:p>
          </table:table-cell>
          <table:table-cell table:formula="of:=ABS([.O48])" office:value-type="float" office:value="196.274530578144">
            <text:p>196</text:p>
          </table:table-cell>
        </table:table-row>
        <table:table-row table:style-name="ro1">
          <table:table-cell table:formula="of:=0.000005+0.99999*RAND()" office:value-type="float" office:value="0.302431174926758">
            <text:p>0.30243</text:p>
          </table:table-cell>
          <table:table-cell table:formula="of:=LEGACY.NORMSINV([.A49])" office:value-type="float" office:value="-0.517420933341145">
            <text:p>-0.51742</text:p>
          </table:table-cell>
          <table:table-cell/>
          <table:table-cell office:value-type="float" office:value="3">
            <text:p>3</text:p>
          </table:table-cell>
          <table:table-cell table:formula="of:=[.D49]/365" office:value-type="float" office:value="0.00821917808219178">
            <text:p>0.008</text:p>
          </table:table-cell>
          <table:table-cell table:formula="of:=[.F48]*EXP(([.$C$9]-0.5*[.$C$10]*[.$C$10])*([.E49]-[.E48])+[.$C$10]*[.B49]*SQRT([.E49]-[.E48]))" office:value-type="float" office:value="49.1292754855138">
            <text:p>49.13</text:p>
          </table:table-cell>
          <table:table-cell table:formula="of:=BLACK_SCHOLES([.F49];[.$C$11];[.$C$9];0;[.$C$10];[.$C$13]-[.E49];[.$C$14];FALSE();;1)" office:value-type="float" office:value="0.528322003856408">
            <text:p>0.528</text:p>
          </table:table-cell>
          <table:table-cell table:formula="of:=([.G49]-[.G48])*[.$C$12]" office:value-type="float" office:value="-1774.53045418484">
            <text:p>-1,775</text:p>
          </table:table-cell>
          <table:table-cell table:formula="of:=[.H49]*[.F49]" office:value-type="float" office:value="-87181.395541081">
            <text:p>-87,181</text:p>
          </table:table-cell>
          <table:table-cell table:formula="of:=(EXP([.$C$9]*([.E50]-[.E49]))-1)*[.K49]" office:value-type="float" office:value="354.891721736584">
            <text:p>355</text:p>
          </table:table-cell>
          <table:table-cell table:formula="of:=[.K48]+[.J48]+[.I49]" office:value-type="float" office:value="2590532.126867">
            <text:p>2,590,532</text:p>
          </table:table-cell>
          <table:table-cell table:style-name="ce58"/>
          <table:table-cell table:formula="of:=[.M48]*EXP(([.$C$9]-0.5*[.$C$10]*[.$C$10])*([.E49]-[.E48])-[.$C$10]*[.B49]*SQRT([.E49]-[.E48]))" office:value-type="float" office:value="48.8951714240024">
            <text:p>48.90</text:p>
          </table:table-cell>
          <table:table-cell table:formula="of:=BLACK_SCHOLES([.M49];[.$C$11];[.$C$9];0;[.$C$10];[.$C$13]-[.E49];[.$C$14];FALSE();;1)" office:value-type="float" office:value="0.512792153698133">
            <text:p>0.513</text:p>
          </table:table-cell>
          <table:table-cell table:formula="of:=([.N49]-[.N48])*[.$C$12]" office:value-type="float" office:value="1726.04537745932">
            <text:p>1,726</text:p>
          </table:table-cell>
          <table:table-cell table:formula="of:=[.O49]*[.M49]" office:value-type="float" office:value="84395.2846164803">
            <text:p>84,395</text:p>
          </table:table-cell>
          <table:table-cell table:formula="of:=(EXP([.$C$9]*([.E50]-[.E49]))-1)*[.R49]" office:value-type="float" office:value="344.466681143036">
            <text:p>344</text:p>
          </table:table-cell>
          <table:table-cell table:formula="of:=[.R48]+[.Q48]+[.P49]" office:value-type="float" office:value="2514434.5429354">
            <text:p>2,514,435</text:p>
          </table:table-cell>
          <table:table-cell/>
          <table:table-cell table:formula="of:=ABS([.H49])" office:value-type="float" office:value="1774.53045418484">
            <text:p>1,775</text:p>
          </table:table-cell>
          <table:table-cell table:formula="of:=ABS([.O49])" office:value-type="float" office:value="1726.04537745932">
            <text:p>1,726</text:p>
          </table:table-cell>
        </table:table-row>
        <table:table-row table:style-name="ro1">
          <table:table-cell table:formula="of:=0.000005+0.99999*RAND()" office:value-type="float" office:value="0.692869165039063">
            <text:p>0.69287</text:p>
          </table:table-cell>
          <table:table-cell table:formula="of:=LEGACY.NORMSINV([.A50])" office:value-type="float" office:value="0.503999583134931">
            <text:p>0.50400</text:p>
          </table:table-cell>
          <table:table-cell/>
          <table:table-cell office:value-type="float" office:value="4">
            <text:p>4</text:p>
          </table:table-cell>
          <table:table-cell table:formula="of:=[.D50]/365" office:value-type="float" office:value="0.010958904109589">
            <text:p>0.011</text:p>
          </table:table-cell>
          <table:table-cell table:formula="of:=[.F49]*EXP(([.$C$9]-0.5*[.$C$10]*[.$C$10])*([.E50]-[.E49])+[.$C$10]*[.B50]*SQRT([.E50]-[.E49]))" office:value-type="float" office:value="49.3932314558592">
            <text:p>49.39</text:p>
          </table:table-cell>
          <table:table-cell table:formula="of:=BLACK_SCHOLES([.F50];[.$C$11];[.$C$9];0;[.$C$10];[.$C$13]-[.E50];[.$C$14];FALSE();;1)" office:value-type="float" office:value="0.545235680113685">
            <text:p>0.545</text:p>
          </table:table-cell>
          <table:table-cell table:formula="of:=([.G50]-[.G49])*[.$C$12]" office:value-type="float" office:value="1691.36762572772">
            <text:p>1,691</text:p>
          </table:table-cell>
          <table:table-cell table:formula="of:=[.H50]*[.F50]" office:value-type="float" office:value="83542.1126145165">
            <text:p>83,542</text:p>
          </table:table-cell>
          <table:table-cell table:formula="of:=(EXP([.$C$9]*([.E51]-[.E50]))-1)*[.K50]" office:value-type="float" office:value="366.385249266561">
            <text:p>366</text:p>
          </table:table-cell>
          <table:table-cell table:formula="of:=[.K49]+[.J49]+[.I50]" office:value-type="float" office:value="2674429.13120325">
            <text:p>2,674,429</text:p>
          </table:table-cell>
          <table:table-cell table:style-name="ce58"/>
          <table:table-cell table:formula="of:=[.M49]*EXP(([.$C$9]-0.5*[.$C$10]*[.$C$10])*([.E50]-[.E49])-[.$C$10]*[.B50]*SQRT([.E50]-[.E49]))" office:value-type="float" office:value="48.6418723388166">
            <text:p>48.64</text:p>
          </table:table-cell>
          <table:table-cell table:formula="of:=BLACK_SCHOLES([.M50];[.$C$11];[.$C$9];0;[.$C$10];[.$C$13]-[.E50];[.$C$14];FALSE();;1)" office:value-type="float" office:value="0.495241880649284">
            <text:p>0.495</text:p>
          </table:table-cell>
          <table:table-cell table:formula="of:=([.N50]-[.N49])*[.$C$12]" office:value-type="float" office:value="-1755.02730488486">
            <text:p>-1,755</text:p>
          </table:table-cell>
          <table:table-cell table:formula="of:=[.O50]*[.M50]" office:value-type="float" office:value="-85367.8141153468">
            <text:p>-85,368</text:p>
          </table:table-cell>
          <table:table-cell table:formula="of:=(EXP([.$C$9]*([.E51]-[.E50]))-1)*[.R50]" office:value-type="float" office:value="332.818849469462">
            <text:p>333</text:p>
          </table:table-cell>
          <table:table-cell table:formula="of:=[.R49]+[.Q49]+[.P50]" office:value-type="float" office:value="2429411.19550119">
            <text:p>2,429,411</text:p>
          </table:table-cell>
          <table:table-cell/>
          <table:table-cell table:formula="of:=ABS([.H50])" office:value-type="float" office:value="1691.36762572772">
            <text:p>1,691</text:p>
          </table:table-cell>
          <table:table-cell table:formula="of:=ABS([.O50])" office:value-type="float" office:value="1755.02730488486">
            <text:p>1,755</text:p>
          </table:table-cell>
        </table:table-row>
        <table:table-row table:style-name="ro1">
          <table:table-cell table:formula="of:=0.000005+0.99999*RAND()" office:value-type="float" office:value="0.475982906188965">
            <text:p>0.47598</text:p>
          </table:table-cell>
          <table:table-cell table:formula="of:=LEGACY.NORMSINV([.A51])" office:value-type="float" office:value="-0.0602383373141449">
            <text:p>-0.06024</text:p>
          </table:table-cell>
          <table:table-cell/>
          <table:table-cell office:value-type="float" office:value="5">
            <text:p>5</text:p>
          </table:table-cell>
          <table:table-cell table:formula="of:=[.D51]/365" office:value-type="float" office:value="0.0136986301369863">
            <text:p>0.014</text:p>
          </table:table-cell>
          <table:table-cell table:formula="of:=[.F50]*EXP(([.$C$9]-0.5*[.$C$10]*[.$C$10])*([.E51]-[.E50])+[.$C$10]*[.B51]*SQRT([.E51]-[.E50]))" office:value-type="float" office:value="49.3661510435064">
            <text:p>49.37</text:p>
          </table:table-cell>
          <table:table-cell table:formula="of:=BLACK_SCHOLES([.F51];[.$C$11];[.$C$9];0;[.$C$10];[.$C$13]-[.E51];[.$C$14];FALSE();;1)" office:value-type="float" office:value="0.542989355725515">
            <text:p>0.543</text:p>
          </table:table-cell>
          <table:table-cell table:formula="of:=([.G51]-[.G50])*[.$C$12]" office:value-type="float" office:value="-224.632438817041">
            <text:p>-225</text:p>
          </table:table-cell>
          <table:table-cell table:formula="of:=[.H51]*[.F51]" office:value-type="float" office:value="-11089.2389039132">
            <text:p>-11,089</text:p>
          </table:table-cell>
          <table:table-cell table:formula="of:=(EXP([.$C$9]*([.E52]-[.E51]))-1)*[.K51]" office:value-type="float" office:value="364.916264591189">
            <text:p>365</text:p>
          </table:table-cell>
          <table:table-cell table:formula="of:=[.K50]+[.J50]+[.I51]" office:value-type="float" office:value="2663706.2775486">
            <text:p>2,663,706</text:p>
          </table:table-cell>
          <table:table-cell table:style-name="ce58"/>
          <table:table-cell table:formula="of:=[.M50]*EXP(([.$C$9]-0.5*[.$C$10]*[.$C$10])*([.E51]-[.E50])-[.$C$10]*[.B51]*SQRT([.E51]-[.E50]))" office:value-type="float" office:value="48.6765564072124">
            <text:p>48.68</text:p>
          </table:table-cell>
          <table:table-cell table:formula="of:=BLACK_SCHOLES([.M51];[.$C$11];[.$C$9];0;[.$C$10];[.$C$13]-[.E51];[.$C$14];FALSE();;1)" office:value-type="float" office:value="0.496933088352981">
            <text:p>0.497</text:p>
          </table:table-cell>
          <table:table-cell table:formula="of:=([.N51]-[.N50])*[.$C$12]" office:value-type="float" office:value="169.120770369668">
            <text:p>169</text:p>
          </table:table-cell>
          <table:table-cell table:formula="of:=[.O51]*[.M51]" office:value-type="float" office:value="8232.21671853038">
            <text:p>8,232</text:p>
          </table:table-cell>
          <table:table-cell table:formula="of:=(EXP([.$C$9]*([.E52]-[.E51]))-1)*[.R51]" office:value-type="float" office:value="333.992222379196">
            <text:p>334</text:p>
          </table:table-cell>
          <table:table-cell table:formula="of:=[.R50]+[.Q50]+[.P51]" office:value-type="float" office:value="2437976.23106919">
            <text:p>2,437,976</text:p>
          </table:table-cell>
          <table:table-cell/>
          <table:table-cell table:formula="of:=ABS([.H51])" office:value-type="float" office:value="224.632438817041">
            <text:p>225</text:p>
          </table:table-cell>
          <table:table-cell table:formula="of:=ABS([.O51])" office:value-type="float" office:value="169.120770369668">
            <text:p>169</text:p>
          </table:table-cell>
        </table:table-row>
        <table:table-row table:style-name="ro1">
          <table:table-cell table:formula="of:=0.000005+0.99999*RAND()" office:value-type="float" office:value="0.292940303039551">
            <text:p>0.29294</text:p>
          </table:table-cell>
          <table:table-cell table:formula="of:=LEGACY.NORMSINV([.A52])" office:value-type="float" office:value="-0.544815225355411">
            <text:p>-0.54482</text:p>
          </table:table-cell>
          <table:table-cell/>
          <table:table-cell office:value-type="float" office:value="6">
            <text:p>6</text:p>
          </table:table-cell>
          <table:table-cell table:formula="of:=[.D52]/365" office:value-type="float" office:value="0.0164383561643836">
            <text:p>0.016</text:p>
          </table:table-cell>
          <table:table-cell table:formula="of:=[.F51]*EXP(([.$C$9]-0.5*[.$C$10]*[.$C$10])*([.E52]-[.E51])+[.$C$10]*[.B52]*SQRT([.E52]-[.E51]))" office:value-type="float" office:value="49.0894327708585">
            <text:p>49.09</text:p>
          </table:table-cell>
          <table:table-cell table:formula="of:=BLACK_SCHOLES([.F52];[.$C$11];[.$C$9];0;[.$C$10];[.$C$13]-[.E52];[.$C$14];FALSE();;1)" office:value-type="float" office:value="0.524081742879696">
            <text:p>0.524</text:p>
          </table:table-cell>
          <table:table-cell table:formula="of:=([.G52]-[.G51])*[.$C$12]" office:value-type="float" office:value="-1890.76128458185">
            <text:p>-1,891</text:p>
          </table:table-cell>
          <table:table-cell table:formula="of:=[.H52]*[.F52]" office:value-type="float" office:value="-92816.398965223">
            <text:p>-92,816</text:p>
          </table:table-cell>
          <table:table-cell table:formula="of:=(EXP([.$C$9]*([.E53]-[.E52]))-1)*[.K52]" office:value-type="float" office:value="352.250810442813">
            <text:p>352</text:p>
          </table:table-cell>
          <table:table-cell table:formula="of:=[.K51]+[.J51]+[.I52]" office:value-type="float" office:value="2571254.79484797">
            <text:p>2,571,255</text:p>
          </table:table-cell>
          <table:table-cell table:style-name="ce58"/>
          <table:table-cell table:formula="of:=[.M51]*EXP(([.$C$9]-0.5*[.$C$10]*[.$C$10])*([.E52]-[.E51])-[.$C$10]*[.B52]*SQRT([.E52]-[.E51]))" office:value-type="float" office:value="48.9589946786813">
            <text:p>48.96</text:p>
          </table:table-cell>
          <table:table-cell table:formula="of:=BLACK_SCHOLES([.M52];[.$C$11];[.$C$9];0;[.$C$10];[.$C$13]-[.E52];[.$C$14];FALSE();;1)" office:value-type="float" office:value="0.515333325138002">
            <text:p>0.515</text:p>
          </table:table-cell>
          <table:table-cell table:formula="of:=([.N52]-[.N51])*[.$C$12]" office:value-type="float" office:value="1840.02367850212">
            <text:p>1,840</text:p>
          </table:table-cell>
          <table:table-cell table:formula="of:=[.O52]*[.M52]" office:value-type="float" office:value="90085.7094844331">
            <text:p>90,086</text:p>
          </table:table-cell>
          <table:table-cell table:formula="of:=(EXP([.$C$9]*([.E53]-[.E52]))-1)*[.R52]" office:value-type="float" office:value="346.379331299728">
            <text:p>346</text:p>
          </table:table-cell>
          <table:table-cell table:formula="of:=[.R51]+[.Q51]+[.P52]" office:value-type="float" office:value="2528395.93277601">
            <text:p>2,528,396</text:p>
          </table:table-cell>
          <table:table-cell/>
          <table:table-cell table:formula="of:=ABS([.H52])" office:value-type="float" office:value="1890.76128458185">
            <text:p>1,891</text:p>
          </table:table-cell>
          <table:table-cell table:formula="of:=ABS([.O52])" office:value-type="float" office:value="1840.02367850212">
            <text:p>1,840</text:p>
          </table:table-cell>
        </table:table-row>
        <table:table-row table:style-name="ro1">
          <table:table-cell table:formula="of:=0.000005+0.99999*RAND()" office:value-type="float" office:value="0.848629326171875">
            <text:p>0.84863</text:p>
          </table:table-cell>
          <table:table-cell table:formula="of:=LEGACY.NORMSINV([.A53])" office:value-type="float" office:value="1.03057247846459">
            <text:p>1.03057</text:p>
          </table:table-cell>
          <table:table-cell/>
          <table:table-cell office:value-type="float" office:value="7">
            <text:p>7</text:p>
          </table:table-cell>
          <table:table-cell table:formula="of:=[.D53]/365" office:value-type="float" office:value="0.0191780821917808">
            <text:p>0.019</text:p>
          </table:table-cell>
          <table:table-cell table:formula="of:=[.F52]*EXP(([.$C$9]-0.5*[.$C$10]*[.$C$10])*([.E53]-[.E52])+[.$C$10]*[.B53]*SQRT([.E53]-[.E52]))" office:value-type="float" office:value="49.6259811792614">
            <text:p>49.63</text:p>
          </table:table-cell>
          <table:table-cell table:formula="of:=BLACK_SCHOLES([.F53];[.$C$11];[.$C$9];0;[.$C$10];[.$C$13]-[.E53];[.$C$14];FALSE();;1)" office:value-type="float" office:value="0.559255313475631">
            <text:p>0.559</text:p>
          </table:table-cell>
          <table:table-cell table:formula="of:=([.G53]-[.G52])*[.$C$12]" office:value-type="float" office:value="3517.35705959348">
            <text:p>3,517</text:p>
          </table:table-cell>
          <table:table-cell table:formula="of:=[.H53]*[.F53]" office:value-type="float" office:value="174552.295240128">
            <text:p>174,552</text:p>
          </table:table-cell>
          <table:table-cell table:formula="of:=(EXP([.$C$9]*([.E54]-[.E53]))-1)*[.K53]" office:value-type="float" office:value="376.211978437481">
            <text:p>376</text:p>
          </table:table-cell>
          <table:table-cell table:formula="of:=[.K52]+[.J52]+[.I53]" office:value-type="float" office:value="2746159.34089854">
            <text:p>2,746,159</text:p>
          </table:table-cell>
          <table:table-cell table:style-name="ce58"/>
          <table:table-cell table:formula="of:=[.M52]*EXP(([.$C$9]-0.5*[.$C$10]*[.$C$10])*([.E53]-[.E52])-[.$C$10]*[.B53]*SQRT([.E53]-[.E52]))" office:value-type="float" office:value="48.4376193188087">
            <text:p>48.44</text:p>
          </table:table-cell>
          <table:table-cell table:formula="of:=BLACK_SCHOLES([.M53];[.$C$11];[.$C$9];0;[.$C$10];[.$C$13]-[.E53];[.$C$14];FALSE();;1)" office:value-type="float" office:value="0.47939129671453">
            <text:p>0.479</text:p>
          </table:table-cell>
          <table:table-cell table:formula="of:=([.N53]-[.N52])*[.$C$12]" office:value-type="float" office:value="-3594.20284234723">
            <text:p>-3,594</text:p>
          </table:table-cell>
          <table:table-cell table:formula="of:=[.O53]*[.M53]" office:value-type="float" office:value="-174094.629032195">
            <text:p>-174,095</text:p>
          </table:table-cell>
          <table:table-cell table:formula="of:=(EXP([.$C$9]*([.E54]-[.E53]))-1)*[.R53]" office:value-type="float" office:value="322.576570914879">
            <text:p>323</text:p>
          </table:table-cell>
          <table:table-cell table:formula="of:=[.R52]+[.Q52]+[.P53]" office:value-type="float" office:value="2354647.68307511">
            <text:p>2,354,648</text:p>
          </table:table-cell>
          <table:table-cell/>
          <table:table-cell table:formula="of:=ABS([.H53])" office:value-type="float" office:value="3517.35705959348">
            <text:p>3,517</text:p>
          </table:table-cell>
          <table:table-cell table:formula="of:=ABS([.O53])" office:value-type="float" office:value="3594.20284234723">
            <text:p>3,594</text:p>
          </table:table-cell>
        </table:table-row>
        <table:table-row table:style-name="ro1">
          <table:table-cell table:formula="of:=0.000005+0.99999*RAND()" office:value-type="float" office:value="0.0471847039794922">
            <text:p>0.04718</text:p>
          </table:table-cell>
          <table:table-cell table:formula="of:=LEGACY.NORMSINV([.A54])" office:value-type="float" office:value="-1.67278612156423">
            <text:p>-1.67279</text:p>
          </table:table-cell>
          <table:table-cell/>
          <table:table-cell office:value-type="float" office:value="8">
            <text:p>8</text:p>
          </table:table-cell>
          <table:table-cell table:formula="of:=[.D54]/365" office:value-type="float" office:value="0.0219178082191781">
            <text:p>0.022</text:p>
          </table:table-cell>
          <table:table-cell table:formula="of:=[.F53]*EXP(([.$C$9]-0.5*[.$C$10]*[.$C$10])*([.E54]-[.E53])+[.$C$10]*[.B54]*SQRT([.E54]-[.E53]))" office:value-type="float" office:value="48.7685275231268">
            <text:p>48.77</text:p>
          </table:table-cell>
          <table:table-cell table:formula="of:=BLACK_SCHOLES([.F54];[.$C$11];[.$C$9];0;[.$C$10];[.$C$13]-[.E54];[.$C$14];FALSE();;1)" office:value-type="float" office:value="0.5012512944165">
            <text:p>0.501</text:p>
          </table:table-cell>
          <table:table-cell table:formula="of:=([.G54]-[.G53])*[.$C$12]" office:value-type="float" office:value="-5800.40190591313">
            <text:p>-5,800</text:p>
          </table:table-cell>
          <table:table-cell table:formula="of:=[.H54]*[.F54]" office:value-type="float" office:value="-282877.059993722">
            <text:p>-282,877</text:p>
          </table:table-cell>
          <table:table-cell table:formula="of:=(EXP([.$C$9]*([.E55]-[.E54]))-1)*[.K54]" office:value-type="float" office:value="337.510581413912">
            <text:p>338</text:p>
          </table:table-cell>
          <table:table-cell table:formula="of:=[.K53]+[.J53]+[.I54]" office:value-type="float" office:value="2463658.49288326">
            <text:p>2,463,658</text:p>
          </table:table-cell>
          <table:table-cell table:style-name="ce58"/>
          <table:table-cell table:formula="of:=[.M53]*EXP(([.$C$9]-0.5*[.$C$10]*[.$C$10])*([.E54]-[.E53])-[.$C$10]*[.B54]*SQRT([.E54]-[.E53]))" office:value-type="float" office:value="49.2973579194744">
            <text:p>49.30</text:p>
          </table:table-cell>
          <table:table-cell table:formula="of:=BLACK_SCHOLES([.M54];[.$C$11];[.$C$9];0;[.$C$10];[.$C$13]-[.E54];[.$C$14];FALSE();;1)" office:value-type="float" office:value="0.536972652345899">
            <text:p>0.537</text:p>
          </table:table-cell>
          <table:table-cell table:formula="of:=([.N54]-[.N53])*[.$C$12]" office:value-type="float" office:value="5758.13556313688">
            <text:p>5,758</text:p>
          </table:table-cell>
          <table:table-cell table:formula="of:=[.O54]*[.M54]" office:value-type="float" office:value="283860.869804813">
            <text:p>283,861</text:p>
          </table:table-cell>
          <table:table-cell table:formula="of:=(EXP([.$C$9]*([.E55]-[.E54]))-1)*[.R54]" office:value-type="float" office:value="361.508476652444">
            <text:p>362</text:p>
          </table:table-cell>
          <table:table-cell table:formula="of:=[.R53]+[.Q53]+[.P54]" office:value-type="float" office:value="2638831.12945084">
            <text:p>2,638,831</text:p>
          </table:table-cell>
          <table:table-cell/>
          <table:table-cell table:formula="of:=ABS([.H54])" office:value-type="float" office:value="5800.40190591313">
            <text:p>5,800</text:p>
          </table:table-cell>
          <table:table-cell table:formula="of:=ABS([.O54])" office:value-type="float" office:value="5758.13556313688">
            <text:p>5,758</text:p>
          </table:table-cell>
        </table:table-row>
        <table:table-row table:style-name="ro1">
          <table:table-cell table:formula="of:=0.000005+0.99999*RAND()" office:value-type="float" office:value="0.725736268005371">
            <text:p>0.72574</text:p>
          </table:table-cell>
          <table:table-cell table:formula="of:=LEGACY.NORMSINV([.A55])" office:value-type="float" office:value="0.599968147180499">
            <text:p>0.59997</text:p>
          </table:table-cell>
          <table:table-cell/>
          <table:table-cell office:value-type="float" office:value="9">
            <text:p>9</text:p>
          </table:table-cell>
          <table:table-cell table:formula="of:=[.D55]/365" office:value-type="float" office:value="0.0246575342465753">
            <text:p>0.025</text:p>
          </table:table-cell>
          <table:table-cell table:formula="of:=[.F54]*EXP(([.$C$9]-0.5*[.$C$10]*[.$C$10])*([.E55]-[.E54])+[.$C$10]*[.B55]*SQRT([.E55]-[.E54]))" office:value-type="float" office:value="49.0798283458255">
            <text:p>49.08</text:p>
          </table:table-cell>
          <table:table-cell table:formula="of:=BLACK_SCHOLES([.F55];[.$C$11];[.$C$9];0;[.$C$10];[.$C$13]-[.E55];[.$C$14];FALSE();;1)" office:value-type="float" office:value="0.521792727543395">
            <text:p>0.522</text:p>
          </table:table-cell>
          <table:table-cell table:formula="of:=([.G55]-[.G54])*[.$C$12]" office:value-type="float" office:value="2054.14331268952">
            <text:p>2,054</text:p>
          </table:table-cell>
          <table:table-cell table:formula="of:=[.H55]*[.F55]" office:value-type="float" office:value="100817.001184527">
            <text:p>100,817</text:p>
          </table:table-cell>
          <table:table-cell table:formula="of:=(EXP([.$C$9]*([.E56]-[.E55]))-1)*[.K55]" office:value-type="float" office:value="351.368312985632">
            <text:p>351</text:p>
          </table:table-cell>
          <table:table-cell table:formula="of:=[.K54]+[.J54]+[.I55]" office:value-type="float" office:value="2564813.0046492">
            <text:p>2,564,813</text:p>
          </table:table-cell>
          <table:table-cell table:style-name="ce58"/>
          <table:table-cell table:formula="of:=[.M54]*EXP(([.$C$9]-0.5*[.$C$10]*[.$C$10])*([.E55]-[.E54])-[.$C$10]*[.B55]*SQRT([.E55]-[.E54]))" office:value-type="float" office:value="48.9927302998162">
            <text:p>48.99</text:p>
          </table:table-cell>
          <table:table-cell table:formula="of:=BLACK_SCHOLES([.M55];[.$C$11];[.$C$9];0;[.$C$10];[.$C$13]-[.E55];[.$C$14];FALSE();;1)" office:value-type="float" office:value="0.515885362506193">
            <text:p>0.516</text:p>
          </table:table-cell>
          <table:table-cell table:formula="of:=([.N55]-[.N54])*[.$C$12]" office:value-type="float" office:value="-2108.72898397054">
            <text:p>-2,109</text:p>
          </table:table-cell>
          <table:table-cell table:formula="of:=[.O55]*[.M55]" office:value-type="float" office:value="-103312.390387074">
            <text:p>-103,312</text:p>
          </table:table-cell>
          <table:table-cell table:formula="of:=(EXP([.$C$9]*([.E56]-[.E55]))-1)*[.R55]" office:value-type="float" office:value="347.404650123306">
            <text:p>347</text:p>
          </table:table-cell>
          <table:table-cell table:formula="of:=[.R54]+[.Q54]+[.P55]" office:value-type="float" office:value="2535880.24754042">
            <text:p>2,535,880</text:p>
          </table:table-cell>
          <table:table-cell/>
          <table:table-cell table:formula="of:=ABS([.H55])" office:value-type="float" office:value="2054.14331268952">
            <text:p>2,054</text:p>
          </table:table-cell>
          <table:table-cell table:formula="of:=ABS([.O55])" office:value-type="float" office:value="2108.72898397054">
            <text:p>2,109</text:p>
          </table:table-cell>
        </table:table-row>
        <table:table-row table:style-name="ro1">
          <table:table-cell table:formula="of:=0.000005+0.99999*RAND()" office:value-type="float" office:value="0.830776721496582">
            <text:p>0.83078</text:p>
          </table:table-cell>
          <table:table-cell table:formula="of:=LEGACY.NORMSINV([.A56])" office:value-type="float" office:value="0.957239157385351">
            <text:p>0.95724</text:p>
          </table:table-cell>
          <table:table-cell/>
          <table:table-cell office:value-type="float" office:value="10">
            <text:p>10</text:p>
          </table:table-cell>
          <table:table-cell table:formula="of:=[.D56]/365" office:value-type="float" office:value="0.0273972602739726">
            <text:p>0.027</text:p>
          </table:table-cell>
          <table:table-cell table:formula="of:=[.F55]*EXP(([.$C$9]-0.5*[.$C$10]*[.$C$10])*([.E56]-[.E55])+[.$C$10]*[.B56]*SQRT([.E56]-[.E55]))" office:value-type="float" office:value="49.5781965635906">
            <text:p>49.58</text:p>
          </table:table-cell>
          <table:table-cell table:formula="of:=BLACK_SCHOLES([.F56];[.$C$11];[.$C$9];0;[.$C$10];[.$C$13]-[.E56];[.$C$14];FALSE();;1)" office:value-type="float" office:value="0.554840452090537">
            <text:p>0.555</text:p>
          </table:table-cell>
          <table:table-cell table:formula="of:=([.G56]-[.G55])*[.$C$12]" office:value-type="float" office:value="3304.77245471426">
            <text:p>3,305</text:p>
          </table:table-cell>
          <table:table-cell table:formula="of:=[.H56]*[.F56]" office:value-type="float" office:value="163844.658357763">
            <text:p>163,845</text:p>
          </table:table-cell>
          <table:table-cell table:formula="of:=(EXP([.$C$9]*([.E57]-[.E56]))-1)*[.K56]" office:value-type="float" office:value="373.862460038717">
            <text:p>374</text:p>
          </table:table-cell>
          <table:table-cell table:formula="of:=[.K55]+[.J55]+[.I56]" office:value-type="float" office:value="2729009.03131995">
            <text:p>2,729,009</text:p>
          </table:table-cell>
          <table:table-cell table:style-name="ce58"/>
          <table:table-cell table:formula="of:=[.M55]*EXP(([.$C$9]-0.5*[.$C$10]*[.$C$10])*([.E56]-[.E55])-[.$C$10]*[.B56]*SQRT([.E56]-[.E55]))" office:value-type="float" office:value="48.5082205843127">
            <text:p>48.51</text:p>
          </table:table-cell>
          <table:table-cell table:formula="of:=BLACK_SCHOLES([.M56];[.$C$11];[.$C$9];0;[.$C$10];[.$C$13]-[.E56];[.$C$14];FALSE();;1)" office:value-type="float" office:value="0.482096786699385">
            <text:p>0.482</text:p>
          </table:table-cell>
          <table:table-cell table:formula="of:=([.N56]-[.N55])*[.$C$12]" office:value-type="float" office:value="-3378.8575806808">
            <text:p>-3,379</text:p>
          </table:table-cell>
          <table:table-cell table:formula="of:=[.O56]*[.M56]" office:value-type="float" office:value="-163902.368846641">
            <text:p>-163,902</text:p>
          </table:table-cell>
          <table:table-cell table:formula="of:=(EXP([.$C$9]*([.E57]-[.E56]))-1)*[.R56]" office:value-type="float" office:value="324.998325862635">
            <text:p>325</text:p>
          </table:table-cell>
          <table:table-cell table:formula="of:=[.R55]+[.Q55]+[.P56]" office:value-type="float" office:value="2372325.2833439">
            <text:p>2,372,325</text:p>
          </table:table-cell>
          <table:table-cell/>
          <table:table-cell table:formula="of:=ABS([.H56])" office:value-type="float" office:value="3304.77245471426">
            <text:p>3,305</text:p>
          </table:table-cell>
          <table:table-cell table:formula="of:=ABS([.O56])" office:value-type="float" office:value="3378.8575806808">
            <text:p>3,379</text:p>
          </table:table-cell>
        </table:table-row>
        <table:table-row table:style-name="ro1">
          <table:table-cell table:formula="of:=0.000005+0.99999*RAND()" office:value-type="float" office:value="0.0662885168457031">
            <text:p>0.06629</text:p>
          </table:table-cell>
          <table:table-cell table:formula="of:=LEGACY.NORMSINV([.A57])" office:value-type="float" office:value="-1.50401682865106">
            <text:p>-1.50402</text:p>
          </table:table-cell>
          <table:table-cell/>
          <table:table-cell office:value-type="float" office:value="11">
            <text:p>11</text:p>
          </table:table-cell>
          <table:table-cell table:formula="of:=[.D57]/365" office:value-type="float" office:value="0.0301369863013699">
            <text:p>0.030</text:p>
          </table:table-cell>
          <table:table-cell table:formula="of:=[.F56]*EXP(([.$C$9]-0.5*[.$C$10]*[.$C$10])*([.E57]-[.E56])+[.$C$10]*[.B57]*SQRT([.E57]-[.E56]))" office:value-type="float" office:value="48.8077238374445">
            <text:p>48.81</text:p>
          </table:table-cell>
          <table:table-cell table:formula="of:=BLACK_SCHOLES([.F57];[.$C$11];[.$C$9];0;[.$C$10];[.$C$13]-[.E57];[.$C$14];FALSE();;1)" office:value-type="float" office:value="0.502030956052519">
            <text:p>0.502</text:p>
          </table:table-cell>
          <table:table-cell table:formula="of:=([.G57]-[.G56])*[.$C$12]" office:value-type="float" office:value="-5280.94960380185">
            <text:p>-5,281</text:p>
          </table:table-cell>
          <table:table-cell table:formula="of:=[.H57]*[.F57]" office:value-type="float" office:value="-257751.129861823">
            <text:p>-257,751</text:p>
          </table:table-cell>
          <table:table-cell table:formula="of:=(EXP([.$C$9]*([.E58]-[.E57]))-1)*[.K57]" office:value-type="float" office:value="338.602885136419">
            <text:p>339</text:p>
          </table:table-cell>
          <table:table-cell table:formula="of:=[.K56]+[.J56]+[.I57]" office:value-type="float" office:value="2471631.76391816">
            <text:p>2,471,632</text:p>
          </table:table-cell>
          <table:table-cell table:style-name="ce58"/>
          <table:table-cell table:formula="of:=[.M56]*EXP(([.$C$9]-0.5*[.$C$10]*[.$C$10])*([.E57]-[.E56])-[.$C$10]*[.B57]*SQRT([.E57]-[.E56]))" office:value-type="float" office:value="49.2820658846404">
            <text:p>49.28</text:p>
          </table:table-cell>
          <table:table-cell table:formula="of:=BLACK_SCHOLES([.M57];[.$C$11];[.$C$9];0;[.$C$10];[.$C$13]-[.E57];[.$C$14];FALSE();;1)" office:value-type="float" office:value="0.534439486403107">
            <text:p>0.534</text:p>
          </table:table-cell>
          <table:table-cell table:formula="of:=([.N57]-[.N56])*[.$C$12]" office:value-type="float" office:value="5234.26997037211">
            <text:p>5,234</text:p>
          </table:table-cell>
          <table:table-cell table:formula="of:=[.O57]*[.M57]" office:value-type="float" office:value="257955.637537873">
            <text:p>257,956</text:p>
          </table:table-cell>
          <table:table-cell table:formula="of:=(EXP([.$C$9]*([.E58]-[.E57]))-1)*[.R57]" office:value-type="float" office:value="360.381658345664">
            <text:p>360</text:p>
          </table:table-cell>
          <table:table-cell table:formula="of:=[.R56]+[.Q56]+[.P57]" office:value-type="float" office:value="2630605.91920763">
            <text:p>2,630,606</text:p>
          </table:table-cell>
          <table:table-cell/>
          <table:table-cell table:formula="of:=ABS([.H57])" office:value-type="float" office:value="5280.94960380185">
            <text:p>5,281</text:p>
          </table:table-cell>
          <table:table-cell table:formula="of:=ABS([.O57])" office:value-type="float" office:value="5234.26997037211">
            <text:p>5,234</text:p>
          </table:table-cell>
        </table:table-row>
        <table:table-row table:style-name="ro1">
          <table:table-cell table:formula="of:=0.000005+0.99999*RAND()" office:value-type="float" office:value="0.566924379577637">
            <text:p>0.56692</text:p>
          </table:table-cell>
          <table:table-cell table:formula="of:=LEGACY.NORMSINV([.A58])" office:value-type="float" office:value="0.168549200522129">
            <text:p>0.16855</text:p>
          </table:table-cell>
          <table:table-cell/>
          <table:table-cell office:value-type="float" office:value="12">
            <text:p>12</text:p>
          </table:table-cell>
          <table:table-cell table:formula="of:=[.D58]/365" office:value-type="float" office:value="0.0328767123287671">
            <text:p>0.033</text:p>
          </table:table-cell>
          <table:table-cell table:formula="of:=[.F57]*EXP(([.$C$9]-0.5*[.$C$10]*[.$C$10])*([.E58]-[.E57])+[.$C$10]*[.B58]*SQRT([.E58]-[.E57]))" office:value-type="float" office:value="48.8979376696613">
            <text:p>48.90</text:p>
          </table:table-cell>
          <table:table-cell table:formula="of:=BLACK_SCHOLES([.F58];[.$C$11];[.$C$9];0;[.$C$10];[.$C$13]-[.E58];[.$C$14];FALSE();;1)" office:value-type="float" office:value="0.507612665928576">
            <text:p>0.508</text:p>
          </table:table-cell>
          <table:table-cell table:formula="of:=([.G58]-[.G57])*[.$C$12]" office:value-type="float" office:value="558.170987605755">
            <text:p>558</text:p>
          </table:table-cell>
          <table:table-cell table:formula="of:=[.H58]*[.F58]" office:value-type="float" office:value="27293.4101609595">
            <text:p>27,293</text:p>
          </table:table-cell>
          <table:table-cell table:formula="of:=(EXP([.$C$9]*([.E59]-[.E58]))-1)*[.K58]" office:value-type="float" office:value="342.388351675618">
            <text:p>342</text:p>
          </table:table-cell>
          <table:table-cell table:formula="of:=[.K57]+[.J57]+[.I58]" office:value-type="float" office:value="2499263.77696426">
            <text:p>2,499,264</text:p>
          </table:table-cell>
          <table:table-cell table:style-name="ce58"/>
          <table:table-cell table:formula="of:=[.M57]*EXP(([.$C$9]-0.5*[.$C$10]*[.$C$10])*([.E58]-[.E57])-[.$C$10]*[.B58]*SQRT([.E58]-[.E57]))" office:value-type="float" office:value="49.1992302383597">
            <text:p>49.20</text:p>
          </table:table-cell>
          <table:table-cell table:formula="of:=BLACK_SCHOLES([.M58];[.$C$11];[.$C$9];0;[.$C$10];[.$C$13]-[.E58];[.$C$14];FALSE();;1)" office:value-type="float" office:value="0.528280590823526">
            <text:p>0.528</text:p>
          </table:table-cell>
          <table:table-cell table:formula="of:=([.N58]-[.N57])*[.$C$12]" office:value-type="float" office:value="-615.889557958016">
            <text:p>-616</text:p>
          </table:table-cell>
          <table:table-cell table:formula="of:=[.O58]*[.M58]" office:value-type="float" office:value="-30301.292163378">
            <text:p>-30,301</text:p>
          </table:table-cell>
          <table:table-cell table:formula="of:=(EXP([.$C$9]*([.E59]-[.E58]))-1)*[.R58]" office:value-type="float" office:value="356.279882818817">
            <text:p>356</text:p>
          </table:table-cell>
          <table:table-cell table:formula="of:=[.R57]+[.Q57]+[.P58]" office:value-type="float" office:value="2600665.0087026">
            <text:p>2,600,665</text:p>
          </table:table-cell>
          <table:table-cell/>
          <table:table-cell table:formula="of:=ABS([.H58])" office:value-type="float" office:value="558.170987605755">
            <text:p>558</text:p>
          </table:table-cell>
          <table:table-cell table:formula="of:=ABS([.O58])" office:value-type="float" office:value="615.889557958016">
            <text:p>616</text:p>
          </table:table-cell>
        </table:table-row>
        <table:table-row table:style-name="ro1">
          <table:table-cell table:formula="of:=0.000005+0.99999*RAND()" office:value-type="float" office:value="0.113529255371094">
            <text:p>0.11353</text:p>
          </table:table-cell>
          <table:table-cell table:formula="of:=LEGACY.NORMSINV([.A59])" office:value-type="float" office:value="-1.20797075726505">
            <text:p>-1.20797</text:p>
          </table:table-cell>
          <table:table-cell/>
          <table:table-cell office:value-type="float" office:value="13">
            <text:p>13</text:p>
          </table:table-cell>
          <table:table-cell table:formula="of:=[.D59]/365" office:value-type="float" office:value="0.0356164383561644">
            <text:p>0.036</text:p>
          </table:table-cell>
          <table:table-cell table:formula="of:=[.F58]*EXP(([.$C$9]-0.5*[.$C$10]*[.$C$10])*([.E59]-[.E58])+[.$C$10]*[.B59]*SQRT([.E59]-[.E58]))" office:value-type="float" office:value="48.2874550488245">
            <text:p>48.29</text:p>
          </table:table-cell>
          <table:table-cell table:formula="of:=BLACK_SCHOLES([.F59];[.$C$11];[.$C$9];0;[.$C$10];[.$C$13]-[.E59];[.$C$14];FALSE();;1)" office:value-type="float" office:value="0.464556454074437">
            <text:p>0.465</text:p>
          </table:table-cell>
          <table:table-cell table:formula="of:=([.G59]-[.G58])*[.$C$12]" office:value-type="float" office:value="-4305.62118541396">
            <text:p>-4,306</text:p>
          </table:table-cell>
          <table:table-cell table:formula="of:=[.H59]*[.F59]" office:value-type="float" office:value="-207907.489447943">
            <text:p>-207,907</text:p>
          </table:table-cell>
          <table:table-cell table:formula="of:=(EXP([.$C$9]*([.E60]-[.E59]))-1)*[.K59]" office:value-type="float" office:value="313.952828588873">
            <text:p>314</text:p>
          </table:table-cell>
          <table:table-cell table:formula="of:=[.K58]+[.J58]+[.I59]" office:value-type="float" office:value="2291698.67586799">
            <text:p>2,291,699</text:p>
          </table:table-cell>
          <table:table-cell table:style-name="ce58"/>
          <table:table-cell table:formula="of:=[.M58]*EXP(([.$C$9]-0.5*[.$C$10]*[.$C$10])*([.E59]-[.E58])-[.$C$10]*[.B59]*SQRT([.E59]-[.E58]))" office:value-type="float" office:value="49.8294306030398">
            <text:p>49.83</text:p>
          </table:table-cell>
          <table:table-cell table:formula="of:=BLACK_SCHOLES([.M59];[.$C$11];[.$C$9];0;[.$C$10];[.$C$13]-[.E59];[.$C$14];FALSE();;1)" office:value-type="float" office:value="0.570437509435881">
            <text:p>0.570</text:p>
          </table:table-cell>
          <table:table-cell table:formula="of:=([.N59]-[.N58])*[.$C$12]" office:value-type="float" office:value="4215.69186123544">
            <text:p>4,216</text:p>
          </table:table-cell>
          <table:table-cell table:formula="of:=[.O59]*[.M59]" office:value-type="float" office:value="210065.525043231">
            <text:p>210,066</text:p>
          </table:table-cell>
          <table:table-cell table:formula="of:=(EXP([.$C$9]*([.E60]-[.E59]))-1)*[.R59]" office:value-type="float" office:value="385.106762001914">
            <text:p>385</text:p>
          </table:table-cell>
          <table:table-cell table:formula="of:=[.R58]+[.Q58]+[.P59]" office:value-type="float" office:value="2811086.81362865">
            <text:p>2,811,087</text:p>
          </table:table-cell>
          <table:table-cell/>
          <table:table-cell table:formula="of:=ABS([.H59])" office:value-type="float" office:value="4305.62118541396">
            <text:p>4,306</text:p>
          </table:table-cell>
          <table:table-cell table:formula="of:=ABS([.O59])" office:value-type="float" office:value="4215.69186123544">
            <text:p>4,216</text:p>
          </table:table-cell>
        </table:table-row>
        <table:table-row table:style-name="ro1">
          <table:table-cell table:formula="of:=0.000005+0.99999*RAND()" office:value-type="float" office:value="0.817257569580078">
            <text:p>0.81726</text:p>
          </table:table-cell>
          <table:table-cell table:formula="of:=LEGACY.NORMSINV([.A60])" office:value-type="float" office:value="0.904963242239041">
            <text:p>0.90496</text:p>
          </table:table-cell>
          <table:table-cell/>
          <table:table-cell office:value-type="float" office:value="14">
            <text:p>14</text:p>
          </table:table-cell>
          <table:table-cell table:formula="of:=[.D60]/365" office:value-type="float" office:value="0.0383561643835616">
            <text:p>0.038</text:p>
          </table:table-cell>
          <table:table-cell table:formula="of:=[.F59]*EXP(([.$C$9]-0.5*[.$C$10]*[.$C$10])*([.E60]-[.E59])+[.$C$10]*[.B60]*SQRT([.E60]-[.E59]))" office:value-type="float" office:value="48.751091018825">
            <text:p>48.75</text:p>
          </table:table-cell>
          <table:table-cell table:formula="of:=BLACK_SCHOLES([.F60];[.$C$11];[.$C$9];0;[.$C$10];[.$C$13]-[.E60];[.$C$14];FALSE();;1)" office:value-type="float" office:value="0.496160126809569">
            <text:p>0.496</text:p>
          </table:table-cell>
          <table:table-cell table:formula="of:=([.G60]-[.G59])*[.$C$12]" office:value-type="float" office:value="3160.36727351323">
            <text:p>3,160</text:p>
          </table:table-cell>
          <table:table-cell table:formula="of:=[.H60]*[.F60]" office:value-type="float" office:value="154071.352603959">
            <text:p>154,071</text:p>
          </table:table-cell>
          <table:table-cell table:formula="of:=(EXP([.$C$9]*([.E61]-[.E60]))-1)*[.K60]" office:value-type="float" office:value="335.10294917126">
            <text:p>335</text:p>
          </table:table-cell>
          <table:table-cell table:formula="of:=[.K59]+[.J59]+[.I60]" office:value-type="float" office:value="2446083.98130054">
            <text:p>2,446,084</text:p>
          </table:table-cell>
          <table:table-cell table:style-name="ce58"/>
          <table:table-cell table:formula="of:=[.M59]*EXP(([.$C$9]-0.5*[.$C$10]*[.$C$10])*([.E60]-[.E59])-[.$C$10]*[.B60]*SQRT([.E60]-[.E59]))" office:value-type="float" office:value="49.3636532401749">
            <text:p>49.36</text:p>
          </table:table-cell>
          <table:table-cell table:formula="of:=BLACK_SCHOLES([.M60];[.$C$11];[.$C$9];0;[.$C$10];[.$C$13]-[.E60];[.$C$14];FALSE();;1)" office:value-type="float" office:value="0.538493096190866">
            <text:p>0.538</text:p>
          </table:table-cell>
          <table:table-cell table:formula="of:=([.N60]-[.N59])*[.$C$12]" office:value-type="float" office:value="-3194.44132450144">
            <text:p>-3,194</text:p>
          </table:table-cell>
          <table:table-cell table:formula="of:=[.O60]*[.M60]" office:value-type="float" office:value="-157689.293838774">
            <text:p>-157,689</text:p>
          </table:table-cell>
          <table:table-cell table:formula="of:=(EXP([.$C$9]*([.E61]-[.E60]))-1)*[.R60]" office:value-type="float" office:value="363.55676723093">
            <text:p>364</text:p>
          </table:table-cell>
          <table:table-cell table:formula="of:=[.R59]+[.Q59]+[.P60]" office:value-type="float" office:value="2653782.62655188">
            <text:p>2,653,783</text:p>
          </table:table-cell>
          <table:table-cell/>
          <table:table-cell table:formula="of:=ABS([.H60])" office:value-type="float" office:value="3160.36727351323">
            <text:p>3,160</text:p>
          </table:table-cell>
          <table:table-cell table:formula="of:=ABS([.O60])" office:value-type="float" office:value="3194.44132450144">
            <text:p>3,194</text:p>
          </table:table-cell>
        </table:table-row>
        <table:table-row table:style-name="ro1">
          <table:table-cell table:formula="of:=0.000005+0.99999*RAND()" office:value-type="float" office:value="0.597960446166992">
            <text:p>0.59796</text:p>
          </table:table-cell>
          <table:table-cell table:formula="of:=LEGACY.NORMSINV([.A61])" office:value-type="float" office:value="0.248071472267557">
            <text:p>0.24807</text:p>
          </table:table-cell>
          <table:table-cell/>
          <table:table-cell office:value-type="float" office:value="15">
            <text:p>15</text:p>
          </table:table-cell>
          <table:table-cell table:formula="of:=[.D61]/365" office:value-type="float" office:value="0.0410958904109589">
            <text:p>0.041</text:p>
          </table:table-cell>
          <table:table-cell table:formula="of:=[.F60]*EXP(([.$C$9]-0.5*[.$C$10]*[.$C$10])*([.E61]-[.E60])+[.$C$10]*[.B61]*SQRT([.E61]-[.E60]))" office:value-type="float" office:value="48.8818762872919">
            <text:p>48.88</text:p>
          </table:table-cell>
          <table:table-cell table:formula="of:=BLACK_SCHOLES([.F61];[.$C$11];[.$C$9];0;[.$C$10];[.$C$13]-[.E61];[.$C$14];FALSE();;1)" office:value-type="float" office:value="0.504622948621812">
            <text:p>0.505</text:p>
          </table:table-cell>
          <table:table-cell table:formula="of:=([.G61]-[.G60])*[.$C$12]" office:value-type="float" office:value="846.282181224323">
            <text:p>846</text:p>
          </table:table-cell>
          <table:table-cell table:formula="of:=[.H61]*[.F61]" office:value-type="float" office:value="41367.8608867468">
            <text:p>41,368</text:p>
          </table:table-cell>
          <table:table-cell table:formula="of:=(EXP([.$C$9]*([.E62]-[.E61]))-1)*[.K61]" office:value-type="float" office:value="340.816075244376">
            <text:p>341</text:p>
          </table:table-cell>
          <table:table-cell table:formula="of:=[.K60]+[.J60]+[.I61]" office:value-type="float" office:value="2487786.94513646">
            <text:p>2,487,787</text:p>
          </table:table-cell>
          <table:table-cell table:style-name="ce58"/>
          <table:table-cell table:formula="of:=[.M60]*EXP(([.$C$9]-0.5*[.$C$10]*[.$C$10])*([.E61]-[.E60])-[.$C$10]*[.B61]*SQRT([.E61]-[.E60]))" office:value-type="float" office:value="49.2396724871445">
            <text:p>49.24</text:p>
          </table:table-cell>
          <table:table-cell table:formula="of:=BLACK_SCHOLES([.M61];[.$C$11];[.$C$9];0;[.$C$10];[.$C$13]-[.E61];[.$C$14];FALSE();;1)" office:value-type="float" office:value="0.529454774084982">
            <text:p>0.529</text:p>
          </table:table-cell>
          <table:table-cell table:formula="of:=([.N61]-[.N60])*[.$C$12]" office:value-type="float" office:value="-903.832210588396">
            <text:p>-904</text:p>
          </table:table-cell>
          <table:table-cell table:formula="of:=[.O61]*[.M61]" office:value-type="float" office:value="-44504.4020327044">
            <text:p>-44,504</text:p>
          </table:table-cell>
          <table:table-cell table:formula="of:=(EXP([.$C$9]*([.E62]-[.E61]))-1)*[.R61]" office:value-type="float" office:value="357.509661922834">
            <text:p>358</text:p>
          </table:table-cell>
          <table:table-cell table:formula="of:=[.R60]+[.Q60]+[.P61]" office:value-type="float" office:value="2609641.78128641">
            <text:p>2,609,642</text:p>
          </table:table-cell>
          <table:table-cell/>
          <table:table-cell table:formula="of:=ABS([.H61])" office:value-type="float" office:value="846.282181224323">
            <text:p>846</text:p>
          </table:table-cell>
          <table:table-cell table:formula="of:=ABS([.O61])" office:value-type="float" office:value="903.832210588396">
            <text:p>904</text:p>
          </table:table-cell>
        </table:table-row>
        <table:table-row table:style-name="ro1">
          <table:table-cell table:formula="of:=0.000005+0.99999*RAND()" office:value-type="float" office:value="0.358735543518066">
            <text:p>0.35874</text:p>
          </table:table-cell>
          <table:table-cell table:formula="of:=LEGACY.NORMSINV([.A62])" office:value-type="float" office:value="-0.361840684981774">
            <text:p>-0.36184</text:p>
          </table:table-cell>
          <table:table-cell/>
          <table:table-cell office:value-type="float" office:value="16">
            <text:p>16</text:p>
          </table:table-cell>
          <table:table-cell table:formula="of:=[.D62]/365" office:value-type="float" office:value="0.0438356164383562">
            <text:p>0.044</text:p>
          </table:table-cell>
          <table:table-cell table:formula="of:=[.F61]*EXP(([.$C$9]-0.5*[.$C$10]*[.$C$10])*([.E62]-[.E61])+[.$C$10]*[.B62]*SQRT([.E62]-[.E61]))" office:value-type="float" office:value="48.7010684891411">
            <text:p>48.70</text:p>
          </table:table-cell>
          <table:table-cell table:formula="of:=BLACK_SCHOLES([.F62];[.$C$11];[.$C$9];0;[.$C$10];[.$C$13]-[.E62];[.$C$14];FALSE();;1)" office:value-type="float" office:value="0.491303898921869">
            <text:p>0.491</text:p>
          </table:table-cell>
          <table:table-cell table:formula="of:=([.G62]-[.G61])*[.$C$12]" office:value-type="float" office:value="-1331.90496999431">
            <text:p>-1,332</text:p>
          </table:table-cell>
          <table:table-cell table:formula="of:=[.H62]*[.F62]" office:value-type="float" office:value="-64865.1951647202">
            <text:p>-64,865</text:p>
          </table:table-cell>
          <table:table-cell table:formula="of:=(EXP([.$C$9]*([.E63]-[.E62]))-1)*[.K62]" office:value-type="float" office:value="331.976513769127">
            <text:p>332</text:p>
          </table:table-cell>
          <table:table-cell table:formula="of:=[.K61]+[.J61]+[.I62]" office:value-type="float" office:value="2423262.56604698">
            <text:p>2,423,263</text:p>
          </table:table-cell>
          <table:table-cell table:style-name="ce58"/>
          <table:table-cell table:formula="of:=[.M61]*EXP(([.$C$9]-0.5*[.$C$10]*[.$C$10])*([.E62]-[.E61])-[.$C$10]*[.B62]*SQRT([.E62]-[.E61]))" office:value-type="float" office:value="49.4306048198902">
            <text:p>49.43</text:p>
          </table:table-cell>
          <table:table-cell table:formula="of:=BLACK_SCHOLES([.M62];[.$C$11];[.$C$9];0;[.$C$10];[.$C$13]-[.E62];[.$C$14];FALSE();;1)" office:value-type="float" office:value="0.542109994144037">
            <text:p>0.542</text:p>
          </table:table-cell>
          <table:table-cell table:formula="of:=([.N62]-[.N61])*[.$C$12]" office:value-type="float" office:value="1265.52200590544">
            <text:p>1,266</text:p>
          </table:table-cell>
          <table:table-cell table:formula="of:=[.O62]*[.M62]" office:value-type="float" office:value="62555.5181647865">
            <text:p>62,556</text:p>
          </table:table-cell>
          <table:table-cell table:formula="of:=(EXP([.$C$9]*([.E63]-[.E62]))-1)*[.R62]" office:value-type="float" office:value="366.128475228996">
            <text:p>366</text:p>
          </table:table-cell>
          <table:table-cell table:formula="of:=[.R61]+[.Q61]+[.P62]" office:value-type="float" office:value="2672554.80911311">
            <text:p>2,672,555</text:p>
          </table:table-cell>
          <table:table-cell/>
          <table:table-cell table:formula="of:=ABS([.H62])" office:value-type="float" office:value="1331.90496999431">
            <text:p>1,332</text:p>
          </table:table-cell>
          <table:table-cell table:formula="of:=ABS([.O62])" office:value-type="float" office:value="1265.52200590544">
            <text:p>1,266</text:p>
          </table:table-cell>
        </table:table-row>
        <table:table-row table:style-name="ro1">
          <table:table-cell table:formula="of:=0.000005+0.99999*RAND()" office:value-type="float" office:value="0.663511548461914">
            <text:p>0.66351</text:p>
          </table:table-cell>
          <table:table-cell table:formula="of:=LEGACY.NORMSINV([.A63])" office:value-type="float" office:value="0.42206591909817">
            <text:p>0.42207</text:p>
          </table:table-cell>
          <table:table-cell/>
          <table:table-cell office:value-type="float" office:value="17">
            <text:p>17</text:p>
          </table:table-cell>
          <table:table-cell table:formula="of:=[.D63]/365" office:value-type="float" office:value="0.0465753424657534">
            <text:p>0.047</text:p>
          </table:table-cell>
          <table:table-cell table:formula="of:=[.F62]*EXP(([.$C$9]-0.5*[.$C$10]*[.$C$10])*([.E63]-[.E62])+[.$C$10]*[.B63]*SQRT([.E63]-[.E62]))" office:value-type="float" office:value="48.9207454984311">
            <text:p>48.92</text:p>
          </table:table-cell>
          <table:table-cell table:formula="of:=BLACK_SCHOLES([.F63];[.$C$11];[.$C$9];0;[.$C$10];[.$C$13]-[.E63];[.$C$14];FALSE();;1)" office:value-type="float" office:value="0.506073513026158">
            <text:p>0.506</text:p>
          </table:table-cell>
          <table:table-cell table:formula="of:=([.G63]-[.G62])*[.$C$12]" office:value-type="float" office:value="1476.96141042885">
            <text:p>1,477</text:p>
          </table:table-cell>
          <table:table-cell table:formula="of:=[.H63]*[.F63]" office:value-type="float" office:value="72254.0532705937">
            <text:p>72,254</text:p>
          </table:table-cell>
          <table:table-cell table:formula="of:=(EXP([.$C$9]*([.E64]-[.E63]))-1)*[.K63]" office:value-type="float" office:value="341.920486598891">
            <text:p>342</text:p>
          </table:table-cell>
          <table:table-cell table:formula="of:=[.K62]+[.J62]+[.I63]" office:value-type="float" office:value="2495848.59583135">
            <text:p>2,495,849</text:p>
          </table:table-cell>
          <table:table-cell table:style-name="ce58"/>
          <table:table-cell table:formula="of:=[.M62]*EXP(([.$C$9]-0.5*[.$C$10]*[.$C$10])*([.E63]-[.E62])-[.$C$10]*[.B63]*SQRT([.E63]-[.E62]))" office:value-type="float" office:value="49.2167280600968">
            <text:p>49.22</text:p>
          </table:table-cell>
          <table:table-cell table:formula="of:=BLACK_SCHOLES([.M63];[.$C$11];[.$C$9];0;[.$C$10];[.$C$13]-[.E63];[.$C$14];FALSE();;1)" office:value-type="float" office:value="0.526780643092055">
            <text:p>0.527</text:p>
          </table:table-cell>
          <table:table-cell table:formula="of:=([.N63]-[.N62])*[.$C$12]" office:value-type="float" office:value="-1532.93510519819">
            <text:p>-1,533</text:p>
          </table:table-cell>
          <table:table-cell table:formula="of:=[.O63]*[.M63]" office:value-type="float" office:value="-75446.050206315">
            <text:p>-75,446</text:p>
          </table:table-cell>
          <table:table-cell table:formula="of:=(EXP([.$C$9]*([.E64]-[.E63]))-1)*[.R63]" office:value-type="float" office:value="355.842849965117">
            <text:p>356</text:p>
          </table:table-cell>
          <table:table-cell table:formula="of:=[.R62]+[.Q62]+[.P63]" office:value-type="float" office:value="2597474.88738203">
            <text:p>2,597,475</text:p>
          </table:table-cell>
          <table:table-cell/>
          <table:table-cell table:formula="of:=ABS([.H63])" office:value-type="float" office:value="1476.96141042885">
            <text:p>1,477</text:p>
          </table:table-cell>
          <table:table-cell table:formula="of:=ABS([.O63])" office:value-type="float" office:value="1532.93510519819">
            <text:p>1,533</text:p>
          </table:table-cell>
        </table:table-row>
        <table:table-row table:style-name="ro1">
          <table:table-cell table:formula="of:=0.000005+0.99999*RAND()" office:value-type="float" office:value="0.279939944763184">
            <text:p>0.27994</text:p>
          </table:table-cell>
          <table:table-cell table:formula="of:=LEGACY.NORMSINV([.A64])" office:value-type="float" office:value="-0.583019921396616">
            <text:p>-0.58302</text:p>
          </table:table-cell>
          <table:table-cell/>
          <table:table-cell office:value-type="float" office:value="18">
            <text:p>18</text:p>
          </table:table-cell>
          <table:table-cell table:formula="of:=[.D64]/365" office:value-type="float" office:value="0.0493150684931507">
            <text:p>0.049</text:p>
          </table:table-cell>
          <table:table-cell table:formula="of:=[.F63]*EXP(([.$C$9]-0.5*[.$C$10]*[.$C$10])*([.E64]-[.E63])+[.$C$10]*[.B64]*SQRT([.E64]-[.E63]))" office:value-type="float" office:value="48.6270718676146">
            <text:p>48.63</text:p>
          </table:table-cell>
          <table:table-cell table:formula="of:=BLACK_SCHOLES([.F64];[.$C$11];[.$C$9];0;[.$C$10];[.$C$13]-[.E64];[.$C$14];FALSE();;1)" office:value-type="float" office:value="0.484666339048139">
            <text:p>0.485</text:p>
          </table:table-cell>
          <table:table-cell table:formula="of:=([.G64]-[.G63])*[.$C$12]" office:value-type="float" office:value="-2140.71739780187">
            <text:p>-2,141</text:p>
          </table:table-cell>
          <table:table-cell table:formula="of:=[.H64]*[.F64]" office:value-type="float" office:value="-104096.818751164">
            <text:p>-104,097</text:p>
          </table:table-cell>
          <table:table-cell table:formula="of:=(EXP([.$C$9]*([.E65]-[.E64]))-1)*[.K64]" office:value-type="float" office:value="327.706513299031">
            <text:p>328</text:p>
          </table:table-cell>
          <table:table-cell table:formula="of:=[.K63]+[.J63]+[.I64]" office:value-type="float" office:value="2392093.69756678">
            <text:p>2,392,094</text:p>
          </table:table-cell>
          <table:table-cell table:style-name="ce58"/>
          <table:table-cell table:formula="of:=[.M63]*EXP(([.$C$9]-0.5*[.$C$10]*[.$C$10])*([.E64]-[.E63])-[.$C$10]*[.B64]*SQRT([.E64]-[.E63]))" office:value-type="float" office:value="49.52210275402">
            <text:p>49.52</text:p>
          </table:table-cell>
          <table:table-cell table:formula="of:=BLACK_SCHOLES([.M64];[.$C$11];[.$C$9];0;[.$C$10];[.$C$13]-[.E64];[.$C$14];FALSE();;1)" office:value-type="float" office:value="0.54747746923722">
            <text:p>0.547</text:p>
          </table:table-cell>
          <table:table-cell table:formula="of:=([.N64]-[.N63])*[.$C$12]" office:value-type="float" office:value="2069.68261451645">
            <text:p>2,070</text:p>
          </table:table-cell>
          <table:table-cell table:formula="of:=[.O64]*[.M64]" office:value-type="float" office:value="102495.035104293">
            <text:p>102,495</text:p>
          </table:table-cell>
          <table:table-cell table:formula="of:=(EXP([.$C$9]*([.E65]-[.E64]))-1)*[.R64]" office:value-type="float" office:value="369.932976383835">
            <text:p>370</text:p>
          </table:table-cell>
          <table:table-cell table:formula="of:=[.R63]+[.Q63]+[.P64]" office:value-type="float" office:value="2700325.76533629">
            <text:p>2,700,326</text:p>
          </table:table-cell>
          <table:table-cell/>
          <table:table-cell table:formula="of:=ABS([.H64])" office:value-type="float" office:value="2140.71739780187">
            <text:p>2,141</text:p>
          </table:table-cell>
          <table:table-cell table:formula="of:=ABS([.O64])" office:value-type="float" office:value="2069.68261451645">
            <text:p>2,070</text:p>
          </table:table-cell>
        </table:table-row>
        <table:table-row table:style-name="ro1">
          <table:table-cell table:formula="of:=0.000005+0.99999*RAND()" office:value-type="float" office:value="0.255953368225098">
            <text:p>0.25595</text:p>
          </table:table-cell>
          <table:table-cell table:formula="of:=LEGACY.NORMSINV([.A65])" office:value-type="float" office:value="-0.655871609682168">
            <text:p>-0.65587</text:p>
          </table:table-cell>
          <table:table-cell/>
          <table:table-cell office:value-type="float" office:value="19">
            <text:p>19</text:p>
          </table:table-cell>
          <table:table-cell table:formula="of:=[.D65]/365" office:value-type="float" office:value="0.052054794520548">
            <text:p>0.052</text:p>
          </table:table-cell>
          <table:table-cell table:formula="of:=[.F64]*EXP(([.$C$9]-0.5*[.$C$10]*[.$C$10])*([.E65]-[.E64])+[.$C$10]*[.B65]*SQRT([.E65]-[.E64]))" office:value-type="float" office:value="48.2983125937571">
            <text:p>48.30</text:p>
          </table:table-cell>
          <table:table-cell table:formula="of:=BLACK_SCHOLES([.F65];[.$C$11];[.$C$9];0;[.$C$10];[.$C$13]-[.E65];[.$C$14];FALSE();;1)" office:value-type="float" office:value="0.460497613376782">
            <text:p>0.460</text:p>
          </table:table-cell>
          <table:table-cell table:formula="of:=([.G65]-[.G64])*[.$C$12]" office:value-type="float" office:value="-2416.87256713564">
            <text:p>-2,417</text:p>
          </table:table-cell>
          <table:table-cell table:formula="of:=[.H65]*[.F65]" office:value-type="float" office:value="-116730.866746794">
            <text:p>-116,731</text:p>
          </table:table-cell>
          <table:table-cell table:formula="of:=(EXP([.$C$9]*([.E66]-[.E65]))-1)*[.K65]" office:value-type="float" office:value="311.759782693993">
            <text:p>312</text:p>
          </table:table-cell>
          <table:table-cell table:formula="of:=[.K64]+[.J64]+[.I65]" office:value-type="float" office:value="2275690.53733329">
            <text:p>2,275,691</text:p>
          </table:table-cell>
          <table:table-cell table:style-name="ce58"/>
          <table:table-cell table:formula="of:=[.M64]*EXP(([.$C$9]-0.5*[.$C$10]*[.$C$10])*([.E65]-[.E64])-[.$C$10]*[.B65]*SQRT([.E65]-[.E64]))" office:value-type="float" office:value="49.8673888867919">
            <text:p>49.87</text:p>
          </table:table-cell>
          <table:table-cell table:formula="of:=BLACK_SCHOLES([.M65];[.$C$11];[.$C$9];0;[.$C$10];[.$C$13]-[.E65];[.$C$14];FALSE();;1)" office:value-type="float" office:value="0.570817364672213">
            <text:p>0.571</text:p>
          </table:table-cell>
          <table:table-cell table:formula="of:=([.N65]-[.N64])*[.$C$12]" office:value-type="float" office:value="2333.98954349933">
            <text:p>2,334</text:p>
          </table:table-cell>
          <table:table-cell table:formula="of:=[.O65]*[.M65]" office:value-type="float" office:value="116389.964223387">
            <text:p>116,390</text:p>
          </table:table-cell>
          <table:table-cell table:formula="of:=(EXP([.$C$9]*([.E66]-[.E65]))-1)*[.R65]" office:value-type="float" office:value="385.928578413726">
            <text:p>386</text:p>
          </table:table-cell>
          <table:table-cell table:formula="of:=[.R64]+[.Q64]+[.P65]" office:value-type="float" office:value="2817085.66253606">
            <text:p>2,817,086</text:p>
          </table:table-cell>
          <table:table-cell/>
          <table:table-cell table:formula="of:=ABS([.H65])" office:value-type="float" office:value="2416.87256713564">
            <text:p>2,417</text:p>
          </table:table-cell>
          <table:table-cell table:formula="of:=ABS([.O65])" office:value-type="float" office:value="2333.98954349933">
            <text:p>2,334</text:p>
          </table:table-cell>
        </table:table-row>
        <table:table-row table:style-name="ro1">
          <table:table-cell table:formula="of:=0.000005+0.99999*RAND()" office:value-type="float" office:value="0.600188207092285">
            <text:p>0.60019</text:p>
          </table:table-cell>
          <table:table-cell table:formula="of:=LEGACY.NORMSINV([.A66])" office:value-type="float" office:value="0.253834284065838">
            <text:p>0.25383</text:p>
          </table:table-cell>
          <table:table-cell/>
          <table:table-cell office:value-type="float" office:value="20">
            <text:p>20</text:p>
          </table:table-cell>
          <table:table-cell table:formula="of:=[.D66]/365" office:value-type="float" office:value="0.0547945205479452">
            <text:p>0.055</text:p>
          </table:table-cell>
          <table:table-cell table:formula="of:=[.F65]*EXP(([.$C$9]-0.5*[.$C$10]*[.$C$10])*([.E66]-[.E65])+[.$C$10]*[.B66]*SQRT([.E66]-[.E65]))" office:value-type="float" office:value="48.430804826111">
            <text:p>48.43</text:p>
          </table:table-cell>
          <table:table-cell table:formula="of:=BLACK_SCHOLES([.F66];[.$C$11];[.$C$9];0;[.$C$10];[.$C$13]-[.E66];[.$C$14];FALSE();;1)" office:value-type="float" office:value="0.469162049150554">
            <text:p>0.469</text:p>
          </table:table-cell>
          <table:table-cell table:formula="of:=([.G66]-[.G65])*[.$C$12]" office:value-type="float" office:value="866.443577377152">
            <text:p>866</text:p>
          </table:table-cell>
          <table:table-cell table:formula="of:=[.H66]*[.F66]" office:value-type="float" office:value="41962.5597887903">
            <text:p>41,963</text:p>
          </table:table-cell>
          <table:table-cell table:formula="of:=(EXP([.$C$9]*([.E67]-[.E66]))-1)*[.K66]" office:value-type="float" office:value="317.551182037151">
            <text:p>318</text:p>
          </table:table-cell>
          <table:table-cell table:formula="of:=[.K65]+[.J65]+[.I66]" office:value-type="float" office:value="2317964.85690477">
            <text:p>2,317,965</text:p>
          </table:table-cell>
          <table:table-cell/>
          <table:table-cell table:formula="of:=[.M65]*EXP(([.$C$9]-0.5*[.$C$10]*[.$C$10])*([.E66]-[.E65])-[.$C$10]*[.B66]*SQRT([.E66]-[.E65]))" office:value-type="float" office:value="49.739142214425">
            <text:p>49.74</text:p>
          </table:table-cell>
          <table:table-cell table:formula="of:=BLACK_SCHOLES([.M66];[.$C$11];[.$C$9];0;[.$C$10];[.$C$13]-[.E66];[.$C$14];FALSE();;1)" office:value-type="float" office:value="0.561616987340198">
            <text:p>0.562</text:p>
          </table:table-cell>
          <table:table-cell table:formula="of:=([.N66]-[.N65])*[.$C$12]" office:value-type="float" office:value="-920.03773320144">
            <text:p>-920</text:p>
          </table:table-cell>
          <table:table-cell table:formula="of:=[.O66]*[.M66]" office:value-type="float" office:value="-45761.8876543436">
            <text:p>-45,762</text:p>
          </table:table-cell>
          <table:table-cell table:formula="of:=(EXP([.$C$9]*([.E67]-[.E66]))-1)*[.R66]" office:value-type="float" office:value="379.712267843828">
            <text:p>380</text:p>
          </table:table-cell>
          <table:table-cell table:formula="of:=[.R65]+[.Q65]+[.P66]" office:value-type="float" office:value="2771709.70346013">
            <text:p>2,771,710</text:p>
          </table:table-cell>
          <table:table-cell/>
          <table:table-cell table:formula="of:=ABS([.H66])" office:value-type="float" office:value="866.443577377152">
            <text:p>866</text:p>
          </table:table-cell>
          <table:table-cell table:formula="of:=ABS([.O66])" office:value-type="float" office:value="920.03773320144">
            <text:p>920</text:p>
          </table:table-cell>
        </table:table-row>
        <table:table-row table:style-name="ro1">
          <table:table-cell table:formula="of:=0.000005+0.99999*RAND()" office:value-type="float" office:value="0.222597988891602">
            <text:p>0.22260</text:p>
          </table:table-cell>
          <table:table-cell table:formula="of:=LEGACY.NORMSINV([.A67])" office:value-type="float" office:value="-0.763448478275076">
            <text:p>-0.76345</text:p>
          </table:table-cell>
          <table:table-cell/>
          <table:table-cell office:value-type="float" office:value="21">
            <text:p>21</text:p>
          </table:table-cell>
          <table:table-cell table:formula="of:=[.D67]/365" office:value-type="float" office:value="0.0575342465753425">
            <text:p>0.058</text:p>
          </table:table-cell>
          <table:table-cell table:formula="of:=[.F66]*EXP(([.$C$9]-0.5*[.$C$10]*[.$C$10])*([.E67]-[.E66])+[.$C$10]*[.B67]*SQRT([.E67]-[.E66]))" office:value-type="float" office:value="48.0492305832269">
            <text:p>48.05</text:p>
          </table:table-cell>
          <table:table-cell table:formula="of:=BLACK_SCHOLES([.F67];[.$C$11];[.$C$9];0;[.$C$10];[.$C$13]-[.E67];[.$C$14];FALSE();;1)" office:value-type="float" office:value="0.440916652047755">
            <text:p>0.441</text:p>
          </table:table-cell>
          <table:table-cell table:formula="of:=([.G67]-[.G66])*[.$C$12]" office:value-type="float" office:value="-2824.53971027993">
            <text:p>-2,825</text:p>
          </table:table-cell>
          <table:table-cell table:formula="of:=[.H67]*[.F67]" office:value-type="float" office:value="-135716.959830721">
            <text:p>-135,717</text:p>
          </table:table-cell>
          <table:table-cell table:formula="of:=(EXP([.$C$9]*([.E68]-[.E67]))-1)*[.K67]" office:value-type="float" office:value="299.002047379029">
            <text:p>299</text:p>
          </table:table-cell>
          <table:table-cell table:formula="of:=[.K66]+[.J66]+[.I67]" office:value-type="float" office:value="2182565.44825609">
            <text:p>2,182,565</text:p>
          </table:table-cell>
          <table:table-cell/>
          <table:table-cell table:formula="of:=[.M66]*EXP(([.$C$9]-0.5*[.$C$10]*[.$C$10])*([.E67]-[.E66])-[.$C$10]*[.B67]*SQRT([.E67]-[.E66]))" office:value-type="float" office:value="50.1423784891091">
            <text:p>50.14</text:p>
          </table:table-cell>
          <table:table-cell table:formula="of:=BLACK_SCHOLES([.M67];[.$C$11];[.$C$9];0;[.$C$10];[.$C$13]-[.E67];[.$C$14];FALSE();;1)" office:value-type="float" office:value="0.588911465786687">
            <text:p>0.589</text:p>
          </table:table-cell>
          <table:table-cell table:formula="of:=([.N67]-[.N66])*[.$C$12]" office:value-type="float" office:value="2729.44784464884">
            <text:p>2,729</text:p>
          </table:table-cell>
          <table:table-cell table:formula="of:=[.O67]*[.M67]" office:value-type="float" office:value="136861.006892665">
            <text:p>136,861</text:p>
          </table:table-cell>
          <table:table-cell table:formula="of:=(EXP([.$C$9]*([.E68]-[.E67]))-1)*[.R67]" office:value-type="float" office:value="398.51365409575">
            <text:p>399</text:p>
          </table:table-cell>
          <table:table-cell table:formula="of:=[.R66]+[.Q66]+[.P67]" office:value-type="float" office:value="2908950.42262063">
            <text:p>2,908,950</text:p>
          </table:table-cell>
          <table:table-cell/>
          <table:table-cell table:formula="of:=ABS([.H67])" office:value-type="float" office:value="2824.53971027993">
            <text:p>2,825</text:p>
          </table:table-cell>
          <table:table-cell table:formula="of:=ABS([.O67])" office:value-type="float" office:value="2729.44784464884">
            <text:p>2,729</text:p>
          </table:table-cell>
        </table:table-row>
        <table:table-row table:style-name="ro1">
          <table:table-cell table:formula="of:=0.000005+0.99999*RAND()" office:value-type="float" office:value="0.245608012695312">
            <text:p>0.24561</text:p>
          </table:table-cell>
          <table:table-cell table:formula="of:=LEGACY.NORMSINV([.A68])" office:value-type="float" office:value="-0.688376012618067">
            <text:p>-0.68838</text:p>
          </table:table-cell>
          <table:table-cell/>
          <table:table-cell office:value-type="float" office:value="22">
            <text:p>22</text:p>
          </table:table-cell>
          <table:table-cell table:formula="of:=[.D68]/365" office:value-type="float" office:value="0.0602739726027397">
            <text:p>0.060</text:p>
          </table:table-cell>
          <table:table-cell table:formula="of:=[.F67]*EXP(([.$C$9]-0.5*[.$C$10]*[.$C$10])*([.E68]-[.E67])+[.$C$10]*[.B68]*SQRT([.E68]-[.E67]))" office:value-type="float" office:value="47.7081415050764">
            <text:p>47.71</text:p>
          </table:table-cell>
          <table:table-cell table:formula="of:=BLACK_SCHOLES([.F68];[.$C$11];[.$C$9];0;[.$C$10];[.$C$13]-[.E68];[.$C$14];FALSE();;1)" office:value-type="float" office:value="0.4154264492011">
            <text:p>0.415</text:p>
          </table:table-cell>
          <table:table-cell table:formula="of:=([.G68]-[.G67])*[.$C$12]" office:value-type="float" office:value="-2549.02028466552">
            <text:p>-2,549</text:p>
          </table:table-cell>
          <table:table-cell table:formula="of:=[.H68]*[.F68]" office:value-type="float" office:value="-121609.020440133">
            <text:p>-121,609</text:p>
          </table:table-cell>
          <table:table-cell table:formula="of:=(EXP([.$C$9]*([.E69]-[.E68]))-1)*[.K68]" office:value-type="float" office:value="282.383098382103">
            <text:p>282</text:p>
          </table:table-cell>
          <table:table-cell table:formula="of:=[.K67]+[.J67]+[.I68]" office:value-type="float" office:value="2061255.42986333">
            <text:p>2,061,255</text:p>
          </table:table-cell>
          <table:table-cell/>
          <table:table-cell table:formula="of:=[.M67]*EXP(([.$C$9]-0.5*[.$C$10]*[.$C$10])*([.E68]-[.E67])-[.$C$10]*[.B68]*SQRT([.E68]-[.E67]))" office:value-type="float" office:value="50.5091733257299">
            <text:p>50.51</text:p>
          </table:table-cell>
          <table:table-cell table:formula="of:=BLACK_SCHOLES([.M68];[.$C$11];[.$C$9];0;[.$C$10];[.$C$13]-[.E68];[.$C$14];FALSE();;1)" office:value-type="float" office:value="0.613365837329963">
            <text:p>0.613</text:p>
          </table:table-cell>
          <table:table-cell table:formula="of:=([.N68]-[.N67])*[.$C$12]" office:value-type="float" office:value="2445.43715432765">
            <text:p>2,445</text:p>
          </table:table-cell>
          <table:table-cell table:formula="of:=[.O68]*[.M68]" office:value-type="float" office:value="123517.009085115">
            <text:p>123,517</text:p>
          </table:table-cell>
          <table:table-cell table:formula="of:=(EXP([.$C$9]*([.E69]-[.E68]))-1)*[.R68]" office:value-type="float" office:value="415.489545943882">
            <text:p>415</text:p>
          </table:table-cell>
          <table:table-cell table:formula="of:=[.R67]+[.Q67]+[.P68]" office:value-type="float" office:value="3032865.94535985">
            <text:p>3,032,866</text:p>
          </table:table-cell>
          <table:table-cell/>
          <table:table-cell table:formula="of:=ABS([.H68])" office:value-type="float" office:value="2549.02028466552">
            <text:p>2,549</text:p>
          </table:table-cell>
          <table:table-cell table:formula="of:=ABS([.O68])" office:value-type="float" office:value="2445.43715432765">
            <text:p>2,445</text:p>
          </table:table-cell>
        </table:table-row>
        <table:table-row table:style-name="ro1">
          <table:table-cell table:formula="of:=0.000005+0.99999*RAND()" office:value-type="float" office:value="0.428314925842285">
            <text:p>0.42831</text:p>
          </table:table-cell>
          <table:table-cell table:formula="of:=LEGACY.NORMSINV([.A69])" office:value-type="float" office:value="-0.180665867453636">
            <text:p>-0.18067</text:p>
          </table:table-cell>
          <table:table-cell/>
          <table:table-cell office:value-type="float" office:value="23">
            <text:p>23</text:p>
          </table:table-cell>
          <table:table-cell table:formula="of:=[.D69]/365" office:value-type="float" office:value="0.063013698630137">
            <text:p>0.063</text:p>
          </table:table-cell>
          <table:table-cell table:formula="of:=[.F68]*EXP(([.$C$9]-0.5*[.$C$10]*[.$C$10])*([.E69]-[.E68])+[.$C$10]*[.B69]*SQRT([.E69]-[.E68]))" office:value-type="float" office:value="47.6219104936603">
            <text:p>47.62</text:p>
          </table:table-cell>
          <table:table-cell table:formula="of:=BLACK_SCHOLES([.F69];[.$C$11];[.$C$9];0;[.$C$10];[.$C$13]-[.E69];[.$C$14];FALSE();;1)" office:value-type="float" office:value="0.408195578696398">
            <text:p>0.408</text:p>
          </table:table-cell>
          <table:table-cell table:formula="of:=([.G69]-[.G68])*[.$C$12]" office:value-type="float" office:value="-723.087050470189">
            <text:p>-723</text:p>
          </table:table-cell>
          <table:table-cell table:formula="of:=[.H69]*[.F69]" office:value-type="float" office:value="-34434.7867966162">
            <text:p>-34,435</text:p>
          </table:table-cell>
          <table:table-cell table:formula="of:=(EXP([.$C$9]*([.E70]-[.E69]))-1)*[.K69]" office:value-type="float" office:value="277.704366462817">
            <text:p>278</text:p>
          </table:table-cell>
          <table:table-cell table:formula="of:=[.K68]+[.J68]+[.I69]" office:value-type="float" office:value="2027103.0261651">
            <text:p>2,027,103</text:p>
          </table:table-cell>
          <table:table-cell/>
          <table:table-cell table:formula="of:=[.M68]*EXP(([.$C$9]-0.5*[.$C$10]*[.$C$10])*([.E69]-[.E68])-[.$C$10]*[.B69]*SQRT([.E69]-[.E68]))" office:value-type="float" office:value="50.6089510221914">
            <text:p>50.61</text:p>
          </table:table-cell>
          <table:table-cell table:formula="of:=BLACK_SCHOLES([.M69];[.$C$11];[.$C$9];0;[.$C$10];[.$C$13]-[.E69];[.$C$14];FALSE();;1)" office:value-type="float" office:value="0.619841971869872">
            <text:p>0.620</text:p>
          </table:table-cell>
          <table:table-cell table:formula="of:=([.N69]-[.N68])*[.$C$12]" office:value-type="float" office:value="647.613453990858">
            <text:p>648</text:p>
          </table:table-cell>
          <table:table-cell table:formula="of:=[.O69]*[.M69]" office:value-type="float" office:value="32775.0375743355">
            <text:p>32,775</text:p>
          </table:table-cell>
          <table:table-cell table:formula="of:=(EXP([.$C$9]*([.E70]-[.E69]))-1)*[.R69]" office:value-type="float" office:value="420.036504923043">
            <text:p>420</text:p>
          </table:table-cell>
          <table:table-cell table:formula="of:=[.R68]+[.Q68]+[.P69]" office:value-type="float" office:value="3066056.47248012">
            <text:p>3,066,056</text:p>
          </table:table-cell>
          <table:table-cell/>
          <table:table-cell table:formula="of:=ABS([.H69])" office:value-type="float" office:value="723.087050470189">
            <text:p>723</text:p>
          </table:table-cell>
          <table:table-cell table:formula="of:=ABS([.O69])" office:value-type="float" office:value="647.613453990858">
            <text:p>648</text:p>
          </table:table-cell>
        </table:table-row>
        <table:table-row table:style-name="ro1">
          <table:table-cell table:formula="of:=0.000005+0.99999*RAND()" office:value-type="float" office:value="0.52969330657959">
            <text:p>0.52969</text:p>
          </table:table-cell>
          <table:table-cell table:formula="of:=LEGACY.NORMSINV([.A70])" office:value-type="float" office:value="0.0744989371615395">
            <text:p>0.07450</text:p>
          </table:table-cell>
          <table:table-cell/>
          <table:table-cell office:value-type="float" office:value="24">
            <text:p>24</text:p>
          </table:table-cell>
          <table:table-cell table:formula="of:=[.D70]/365" office:value-type="float" office:value="0.0657534246575342">
            <text:p>0.066</text:p>
          </table:table-cell>
          <table:table-cell table:formula="of:=[.F69]*EXP(([.$C$9]-0.5*[.$C$10]*[.$C$10])*([.E70]-[.E69])+[.$C$10]*[.B70]*SQRT([.E70]-[.E69]))" office:value-type="float" office:value="47.6629822008022">
            <text:p>47.66</text:p>
          </table:table-cell>
          <table:table-cell table:formula="of:=BLACK_SCHOLES([.F70];[.$C$11];[.$C$9];0;[.$C$10];[.$C$13]-[.E70];[.$C$14];FALSE();;1)" office:value-type="float" office:value="0.41011752158709">
            <text:p>0.410</text:p>
          </table:table-cell>
          <table:table-cell table:formula="of:=([.G70]-[.G69])*[.$C$12]" office:value-type="float" office:value="192.194289069197">
            <text:p>192</text:p>
          </table:table-cell>
          <table:table-cell table:formula="of:=[.H70]*[.F70]" office:value-type="float" office:value="9160.552979001">
            <text:p>9,161</text:p>
          </table:table-cell>
          <table:table-cell table:formula="of:=(EXP([.$C$9]*([.E71]-[.E70]))-1)*[.K70]" office:value-type="float" office:value="278.997366987607">
            <text:p>279</text:p>
          </table:table-cell>
          <table:table-cell table:formula="of:=[.K69]+[.J69]+[.I70]" office:value-type="float" office:value="2036541.28351056">
            <text:p>2,036,541</text:p>
          </table:table-cell>
          <table:table-cell/>
          <table:table-cell table:formula="of:=[.M69]*EXP(([.$C$9]-0.5*[.$C$10]*[.$C$10])*([.E70]-[.E69])-[.$C$10]*[.B70]*SQRT([.E70]-[.E69]))" office:value-type="float" office:value="50.5736535358928">
            <text:p>50.57</text:p>
          </table:table-cell>
          <table:table-cell table:formula="of:=BLACK_SCHOLES([.M70];[.$C$11];[.$C$9];0;[.$C$10];[.$C$13]-[.E70];[.$C$14];FALSE();;1)" office:value-type="float" office:value="0.617334964745137">
            <text:p>0.617</text:p>
          </table:table-cell>
          <table:table-cell table:formula="of:=([.N70]-[.N69])*[.$C$12]" office:value-type="float" office:value="-250.700712473495">
            <text:p>-251</text:p>
          </table:table-cell>
          <table:table-cell table:formula="of:=[.O70]*[.M70]" office:value-type="float" office:value="-12678.850973836">
            <text:p>-12,679</text:p>
          </table:table-cell>
          <table:table-cell table:formula="of:=(EXP([.$C$9]*([.E71]-[.E70]))-1)*[.R70]" office:value-type="float" office:value="418.357100244675">
            <text:p>418</text:p>
          </table:table-cell>
          <table:table-cell table:formula="of:=[.R69]+[.Q69]+[.P70]" office:value-type="float" office:value="3053797.65801121">
            <text:p>3,053,798</text:p>
          </table:table-cell>
          <table:table-cell/>
          <table:table-cell table:formula="of:=ABS([.H70])" office:value-type="float" office:value="192.194289069197">
            <text:p>192</text:p>
          </table:table-cell>
          <table:table-cell table:formula="of:=ABS([.O70])" office:value-type="float" office:value="250.700712473495">
            <text:p>251</text:p>
          </table:table-cell>
        </table:table-row>
        <table:table-row table:style-name="ro1">
          <table:table-cell table:formula="of:=0.000005+0.99999*RAND()" office:value-type="float" office:value="0.422119919433594">
            <text:p>0.42212</text:p>
          </table:table-cell>
          <table:table-cell table:formula="of:=LEGACY.NORMSINV([.A71])" office:value-type="float" office:value="-0.196473159484497">
            <text:p>-0.19647</text:p>
          </table:table-cell>
          <table:table-cell/>
          <table:table-cell office:value-type="float" office:value="25">
            <text:p>25</text:p>
          </table:table-cell>
          <table:table-cell table:formula="of:=[.D71]/365" office:value-type="float" office:value="0.0684931506849315">
            <text:p>0.068</text:p>
          </table:table-cell>
          <table:table-cell table:formula="of:=[.F70]*EXP(([.$C$9]-0.5*[.$C$10]*[.$C$10])*([.E71]-[.E70])+[.$C$10]*[.B71]*SQRT([.E71]-[.E70]))" office:value-type="float" office:value="47.5689605315925">
            <text:p>47.57</text:p>
          </table:table-cell>
          <table:table-cell table:formula="of:=BLACK_SCHOLES([.F71];[.$C$11];[.$C$9];0;[.$C$10];[.$C$13]-[.E71];[.$C$14];FALSE();;1)" office:value-type="float" office:value="0.402250612670564">
            <text:p>0.402</text:p>
          </table:table-cell>
          <table:table-cell table:formula="of:=([.G71]-[.G70])*[.$C$12]" office:value-type="float" office:value="-786.690891652525">
            <text:p>-787</text:p>
          </table:table-cell>
          <table:table-cell table:formula="of:=[.H71]*[.F71]" office:value-type="float" office:value="-37422.0679755822">
            <text:p>-37,422</text:p>
          </table:table-cell>
          <table:table-cell table:formula="of:=(EXP([.$C$9]*([.E72]-[.E71]))-1)*[.K71]" office:value-type="float" office:value="273.908926608058">
            <text:p>274</text:p>
          </table:table-cell>
          <table:table-cell table:formula="of:=[.K70]+[.J70]+[.I71]" office:value-type="float" office:value="1999398.21290197">
            <text:p>1,999,398</text:p>
          </table:table-cell>
          <table:table-cell/>
          <table:table-cell table:formula="of:=[.M70]*EXP(([.$C$9]-0.5*[.$C$10]*[.$C$10])*([.E71]-[.E70])-[.$C$10]*[.B71]*SQRT([.E71]-[.E70]))" office:value-type="float" office:value="50.6819446769239">
            <text:p>50.68</text:p>
          </table:table-cell>
          <table:table-cell table:formula="of:=BLACK_SCHOLES([.M71];[.$C$11];[.$C$9];0;[.$C$10];[.$C$13]-[.E71];[.$C$14];FALSE();;1)" office:value-type="float" office:value="0.624427086996326">
            <text:p>0.624</text:p>
          </table:table-cell>
          <table:table-cell table:formula="of:=([.N71]-[.N70])*[.$C$12]" office:value-type="float" office:value="709.21222511896">
            <text:p>709</text:p>
          </table:table-cell>
          <table:table-cell table:formula="of:=[.O71]*[.M71]" office:value-type="float" office:value="35944.2547576772">
            <text:p>35,944</text:p>
          </table:table-cell>
          <table:table-cell table:formula="of:=(EXP([.$C$9]*([.E72]-[.E71]))-1)*[.R71]" office:value-type="float" office:value="423.338621143512">
            <text:p>423</text:p>
          </table:table-cell>
          <table:table-cell table:formula="of:=[.R70]+[.Q70]+[.P71]" office:value-type="float" office:value="3090160.26986913">
            <text:p>3,090,160</text:p>
          </table:table-cell>
          <table:table-cell/>
          <table:table-cell table:formula="of:=ABS([.H71])" office:value-type="float" office:value="786.690891652525">
            <text:p>787</text:p>
          </table:table-cell>
          <table:table-cell table:formula="of:=ABS([.O71])" office:value-type="float" office:value="709.21222511896">
            <text:p>709</text:p>
          </table:table-cell>
        </table:table-row>
        <table:table-row table:style-name="ro1">
          <table:table-cell table:formula="of:=0.000005+0.99999*RAND()" office:value-type="float" office:value="0.211367632446289">
            <text:p>0.21137</text:p>
          </table:table-cell>
          <table:table-cell table:formula="of:=LEGACY.NORMSINV([.A72])" office:value-type="float" office:value="-0.801684878857884">
            <text:p>-0.80168</text:p>
          </table:table-cell>
          <table:table-cell/>
          <table:table-cell office:value-type="float" office:value="26">
            <text:p>26</text:p>
          </table:table-cell>
          <table:table-cell table:formula="of:=[.D72]/365" office:value-type="float" office:value="0.0712328767123288">
            <text:p>0.071</text:p>
          </table:table-cell>
          <table:table-cell table:formula="of:=[.F71]*EXP(([.$C$9]-0.5*[.$C$10]*[.$C$10])*([.E72]-[.E71])+[.$C$10]*[.B72]*SQRT([.E72]-[.E71]))" office:value-type="float" office:value="47.1752895850391">
            <text:p>47.18</text:p>
          </table:table-cell>
          <table:table-cell table:formula="of:=BLACK_SCHOLES([.F72];[.$C$11];[.$C$9];0;[.$C$10];[.$C$13]-[.E72];[.$C$14];FALSE();;1)" office:value-type="float" office:value="0.372713796474482">
            <text:p>0.373</text:p>
          </table:table-cell>
          <table:table-cell table:formula="of:=([.G72]-[.G71])*[.$C$12]" office:value-type="float" office:value="-2953.68161960825">
            <text:p>-2,954</text:p>
          </table:table-cell>
          <table:table-cell table:formula="of:=[.H72]*[.F72]" office:value-type="float" office:value="-139340.785747027">
            <text:p>-139,341</text:p>
          </table:table-cell>
          <table:table-cell table:formula="of:=(EXP([.$C$9]*([.E73]-[.E72]))-1)*[.K72]" office:value-type="float" office:value="254.857364637655">
            <text:p>255</text:p>
          </table:table-cell>
          <table:table-cell table:formula="of:=[.K71]+[.J71]+[.I72]" office:value-type="float" office:value="1860331.33608155">
            <text:p>1,860,331</text:p>
          </table:table-cell>
          <table:table-cell/>
          <table:table-cell table:formula="of:=[.M71]*EXP(([.$C$9]-0.5*[.$C$10]*[.$C$10])*([.E72]-[.E71])-[.$C$10]*[.B72]*SQRT([.E72]-[.E71]))" office:value-type="float" office:value="51.1132796438134">
            <text:p>51.11</text:p>
          </table:table-cell>
          <table:table-cell table:formula="of:=BLACK_SCHOLES([.M72];[.$C$11];[.$C$9];0;[.$C$10];[.$C$13]-[.E72];[.$C$14];FALSE();;1)" office:value-type="float" office:value="0.652700282350129">
            <text:p>0.653</text:p>
          </table:table-cell>
          <table:table-cell table:formula="of:=([.N72]-[.N71])*[.$C$12]" office:value-type="float" office:value="2827.31953538022">
            <text:p>2,827</text:p>
          </table:table-cell>
          <table:table-cell table:formula="of:=[.O72]*[.M72]" office:value-type="float" office:value="144513.574054306">
            <text:p>144,514</text:p>
          </table:table-cell>
          <table:table-cell table:formula="of:=(EXP([.$C$9]*([.E73]-[.E72]))-1)*[.R72]" office:value-type="float" office:value="443.194352693456">
            <text:p>443</text:p>
          </table:table-cell>
          <table:table-cell table:formula="of:=[.R71]+[.Q71]+[.P72]" office:value-type="float" office:value="3235097.18254458">
            <text:p>3,235,097</text:p>
          </table:table-cell>
          <table:table-cell/>
          <table:table-cell table:formula="of:=ABS([.H72])" office:value-type="float" office:value="2953.68161960825">
            <text:p>2,954</text:p>
          </table:table-cell>
          <table:table-cell table:formula="of:=ABS([.O72])" office:value-type="float" office:value="2827.31953538022">
            <text:p>2,827</text:p>
          </table:table-cell>
        </table:table-row>
        <table:table-row table:style-name="ro1">
          <table:table-cell table:formula="of:=0.000005+0.99999*RAND()" office:value-type="float" office:value="0.213473324279785">
            <text:p>0.21347</text:p>
          </table:table-cell>
          <table:table-cell table:formula="of:=LEGACY.NORMSINV([.A73])" office:value-type="float" office:value="-0.794427416627465">
            <text:p>-0.79443</text:p>
          </table:table-cell>
          <table:table-cell/>
          <table:table-cell office:value-type="float" office:value="27">
            <text:p>27</text:p>
          </table:table-cell>
          <table:table-cell table:formula="of:=[.D73]/365" office:value-type="float" office:value="0.073972602739726">
            <text:p>0.074</text:p>
          </table:table-cell>
          <table:table-cell table:formula="of:=[.F72]*EXP(([.$C$9]-0.5*[.$C$10]*[.$C$10])*([.E73]-[.E72])+[.$C$10]*[.B73]*SQRT([.E73]-[.E72]))" office:value-type="float" office:value="46.7884311750808">
            <text:p>46.79</text:p>
          </table:table-cell>
          <table:table-cell table:formula="of:=BLACK_SCHOLES([.F73];[.$C$11];[.$C$9];0;[.$C$10];[.$C$13]-[.E73];[.$C$14];FALSE();;1)" office:value-type="float" office:value="0.343906032495956">
            <text:p>0.344</text:p>
          </table:table-cell>
          <table:table-cell table:formula="of:=([.G73]-[.G72])*[.$C$12]" office:value-type="float" office:value="-2880.77639785261">
            <text:p>-2,881</text:p>
          </table:table-cell>
          <table:table-cell table:formula="of:=[.H73]*[.F73]" office:value-type="float" office:value="-134787.008221724">
            <text:p>-134,787</text:p>
          </table:table-cell>
          <table:table-cell table:formula="of:=(EXP([.$C$9]*([.E74]-[.E73]))-1)*[.K73]" office:value-type="float" office:value="236.427040554263">
            <text:p>236</text:p>
          </table:table-cell>
          <table:table-cell table:formula="of:=[.K72]+[.J72]+[.I73]" office:value-type="float" office:value="1725799.18522446">
            <text:p>1,725,799</text:p>
          </table:table-cell>
          <table:table-cell/>
          <table:table-cell table:formula="of:=[.M72]*EXP(([.$C$9]-0.5*[.$C$10]*[.$C$10])*([.E73]-[.E72])-[.$C$10]*[.B73]*SQRT([.E73]-[.E72]))" office:value-type="float" office:value="51.5443693294225">
            <text:p>51.54</text:p>
          </table:table-cell>
          <table:table-cell table:formula="of:=BLACK_SCHOLES([.M73];[.$C$11];[.$C$9];0;[.$C$10];[.$C$13]-[.E73];[.$C$14];FALSE();;1)" office:value-type="float" office:value="0.680144595700142">
            <text:p>0.680</text:p>
          </table:table-cell>
          <table:table-cell table:formula="of:=([.N73]-[.N72])*[.$C$12]" office:value-type="float" office:value="2744.43133500137">
            <text:p>2,744</text:p>
          </table:table-cell>
          <table:table-cell table:formula="of:=[.O73]*[.M73]" office:value-type="float" office:value="141459.982330551">
            <text:p>141,460</text:p>
          </table:table-cell>
          <table:table-cell table:formula="of:=(EXP([.$C$9]*([.E74]-[.E73]))-1)*[.R73]" office:value-type="float" office:value="462.634475504792">
            <text:p>463</text:p>
          </table:table-cell>
          <table:table-cell table:formula="of:=[.R72]+[.Q72]+[.P73]" office:value-type="float" office:value="3377000.35922783">
            <text:p>3,377,000</text:p>
          </table:table-cell>
          <table:table-cell/>
          <table:table-cell table:formula="of:=ABS([.H73])" office:value-type="float" office:value="2880.77639785261">
            <text:p>2,881</text:p>
          </table:table-cell>
          <table:table-cell table:formula="of:=ABS([.O73])" office:value-type="float" office:value="2744.43133500137">
            <text:p>2,744</text:p>
          </table:table-cell>
        </table:table-row>
        <table:table-row table:style-name="ro1">
          <table:table-cell table:formula="of:=0.000005+0.99999*RAND()" office:value-type="float" office:value="0.859676578979492">
            <text:p>0.85968</text:p>
          </table:table-cell>
          <table:table-cell table:formula="of:=LEGACY.NORMSINV([.A74])" office:value-type="float" office:value="1.07886740297214">
            <text:p>1.07887</text:p>
          </table:table-cell>
          <table:table-cell/>
          <table:table-cell office:value-type="float" office:value="28">
            <text:p>28</text:p>
          </table:table-cell>
          <table:table-cell table:formula="of:=[.D74]/365" office:value-type="float" office:value="0.0767123287671233">
            <text:p>0.077</text:p>
          </table:table-cell>
          <table:table-cell table:formula="of:=[.F73]*EXP(([.$C$9]-0.5*[.$C$10]*[.$C$10])*([.E74]-[.E73])+[.$C$10]*[.B74]*SQRT([.E74]-[.E73]))" office:value-type="float" office:value="47.3237492213934">
            <text:p>47.32</text:p>
          </table:table-cell>
          <table:table-cell table:formula="of:=BLACK_SCHOLES([.F74];[.$C$11];[.$C$9];0;[.$C$10];[.$C$13]-[.E74];[.$C$14];FALSE();;1)" office:value-type="float" office:value="0.381073863381999">
            <text:p>0.381</text:p>
          </table:table-cell>
          <table:table-cell table:formula="of:=([.G74]-[.G73])*[.$C$12]" office:value-type="float" office:value="3716.78308860434">
            <text:p>3,717</text:p>
          </table:table-cell>
          <table:table-cell table:formula="of:=[.H74]*[.F74]" office:value-type="float" office:value="175892.110795428">
            <text:p>175,892</text:p>
          </table:table-cell>
          <table:table-cell table:formula="of:=(EXP([.$C$9]*([.E75]-[.E74]))-1)*[.K74]" office:value-type="float" office:value="260.555890141299">
            <text:p>261</text:p>
          </table:table-cell>
          <table:table-cell table:formula="of:=[.K73]+[.J73]+[.I74]" office:value-type="float" office:value="1901927.72306045">
            <text:p>1,901,928</text:p>
          </table:table-cell>
          <table:table-cell/>
          <table:table-cell table:formula="of:=[.M73]*EXP(([.$C$9]-0.5*[.$C$10]*[.$C$10])*([.E74]-[.E73])-[.$C$10]*[.B74]*SQRT([.E74]-[.E73]))" office:value-type="float" office:value="50.9696862501581">
            <text:p>50.97</text:p>
          </table:table-cell>
          <table:table-cell table:formula="of:=BLACK_SCHOLES([.M74];[.$C$11];[.$C$9];0;[.$C$10];[.$C$13]-[.E74];[.$C$14];FALSE();;1)" office:value-type="float" office:value="0.643285812024693">
            <text:p>0.643</text:p>
          </table:table-cell>
          <table:table-cell table:formula="of:=([.N74]-[.N73])*[.$C$12]" office:value-type="float" office:value="-3685.8783675449">
            <text:p>-3,686</text:p>
          </table:table-cell>
          <table:table-cell table:formula="of:=[.O74]*[.M74]" office:value-type="float" office:value="-187868.063950009">
            <text:p>-187,868</text:p>
          </table:table-cell>
          <table:table-cell table:formula="of:=(EXP([.$C$9]*([.E75]-[.E74]))-1)*[.R74]" office:value-type="float" office:value="436.960740429587">
            <text:p>437</text:p>
          </table:table-cell>
          <table:table-cell table:formula="of:=[.R73]+[.Q73]+[.P74]" office:value-type="float" office:value="3189594.92975332">
            <text:p>3,189,595</text:p>
          </table:table-cell>
          <table:table-cell/>
          <table:table-cell table:formula="of:=ABS([.H74])" office:value-type="float" office:value="3716.78308860434">
            <text:p>3,717</text:p>
          </table:table-cell>
          <table:table-cell table:formula="of:=ABS([.O74])" office:value-type="float" office:value="3685.8783675449">
            <text:p>3,686</text:p>
          </table:table-cell>
        </table:table-row>
        <table:table-row table:style-name="ro1">
          <table:table-cell table:formula="of:=0.000005+0.99999*RAND()" office:value-type="float" office:value="0.165011894836426">
            <text:p>0.16501</text:p>
          </table:table-cell>
          <table:table-cell table:formula="of:=LEGACY.NORMSINV([.A75])" office:value-type="float" office:value="-0.974065960147351">
            <text:p>-0.97407</text:p>
          </table:table-cell>
          <table:table-cell/>
          <table:table-cell office:value-type="float" office:value="29">
            <text:p>29</text:p>
          </table:table-cell>
          <table:table-cell table:formula="of:=[.D75]/365" office:value-type="float" office:value="0.0794520547945206">
            <text:p>0.079</text:p>
          </table:table-cell>
          <table:table-cell table:formula="of:=[.F74]*EXP(([.$C$9]-0.5*[.$C$10]*[.$C$10])*([.E75]-[.E74])+[.$C$10]*[.B75]*SQRT([.E75]-[.E74]))" office:value-type="float" office:value="46.8474918012942">
            <text:p>46.85</text:p>
          </table:table-cell>
          <table:table-cell table:formula="of:=BLACK_SCHOLES([.F75];[.$C$11];[.$C$9];0;[.$C$10];[.$C$13]-[.E75];[.$C$14];FALSE();;1)" office:value-type="float" office:value="0.345510506578054">
            <text:p>0.346</text:p>
          </table:table-cell>
          <table:table-cell table:formula="of:=([.G75]-[.G74])*[.$C$12]" office:value-type="float" office:value="-3556.33568039449">
            <text:p>-3,556</text:p>
          </table:table-cell>
          <table:table-cell table:formula="of:=[.H75]*[.F75]" office:value-type="float" office:value="-166605.406629931">
            <text:p>-166,605</text:p>
          </table:table-cell>
          <table:table-cell table:formula="of:=(EXP([.$C$9]*([.E76]-[.E75]))-1)*[.K75]" office:value-type="float" office:value="237.767363464174">
            <text:p>238</text:p>
          </table:table-cell>
          <table:table-cell table:formula="of:=[.K74]+[.J74]+[.I75]" office:value-type="float" office:value="1735582.87232066">
            <text:p>1,735,583</text:p>
          </table:table-cell>
          <table:table-cell/>
          <table:table-cell table:formula="of:=[.M74]*EXP(([.$C$9]-0.5*[.$C$10]*[.$C$10])*([.E75]-[.E74])-[.$C$10]*[.B75]*SQRT([.E75]-[.E74]))" office:value-type="float" office:value="51.4963148629212">
            <text:p>51.50</text:p>
          </table:table-cell>
          <table:table-cell table:formula="of:=BLACK_SCHOLES([.M75];[.$C$11];[.$C$9];0;[.$C$10];[.$C$13]-[.E75];[.$C$14];FALSE();;1)" office:value-type="float" office:value="0.677373563446974">
            <text:p>0.677</text:p>
          </table:table-cell>
          <table:table-cell table:formula="of:=([.N75]-[.N74])*[.$C$12]" office:value-type="float" office:value="3408.77514222807">
            <text:p>3,409</text:p>
          </table:table-cell>
          <table:table-cell table:formula="of:=[.O75]*[.M75]" office:value-type="float" office:value="175539.358021076">
            <text:p>175,539</text:p>
          </table:table-cell>
          <table:table-cell table:formula="of:=(EXP([.$C$9]*([.E76]-[.E75]))-1)*[.R75]" office:value-type="float" office:value="461.068736660334">
            <text:p>461</text:p>
          </table:table-cell>
          <table:table-cell table:formula="of:=[.R74]+[.Q74]+[.P75]" office:value-type="float" office:value="3365571.24851483">
            <text:p>3,365,571</text:p>
          </table:table-cell>
          <table:table-cell/>
          <table:table-cell table:formula="of:=ABS([.H75])" office:value-type="float" office:value="3556.33568039449">
            <text:p>3,556</text:p>
          </table:table-cell>
          <table:table-cell table:formula="of:=ABS([.O75])" office:value-type="float" office:value="3408.77514222807">
            <text:p>3,409</text:p>
          </table:table-cell>
        </table:table-row>
        <table:table-row table:style-name="ro1">
          <table:table-cell table:formula="of:=0.000005+0.99999*RAND()" office:value-type="float" office:value="0.77383149017334">
            <text:p>0.77383</text:p>
          </table:table-cell>
          <table:table-cell table:formula="of:=LEGACY.NORMSINV([.A76])" office:value-type="float" office:value="0.751524570032079">
            <text:p>0.75152</text:p>
          </table:table-cell>
          <table:table-cell/>
          <table:table-cell office:value-type="float" office:value="30">
            <text:p>30</text:p>
          </table:table-cell>
          <table:table-cell table:formula="of:=[.D76]/365" office:value-type="float" office:value="0.0821917808219178">
            <text:p>0.082</text:p>
          </table:table-cell>
          <table:table-cell table:formula="of:=[.F75]*EXP(([.$C$9]-0.5*[.$C$10]*[.$C$10])*([.E76]-[.E75])+[.$C$10]*[.B76]*SQRT([.E76]-[.E75]))" office:value-type="float" office:value="47.2213906187885">
            <text:p>47.22</text:p>
          </table:table-cell>
          <table:table-cell table:formula="of:=BLACK_SCHOLES([.F76];[.$C$11];[.$C$9];0;[.$C$10];[.$C$13]-[.E76];[.$C$14];FALSE();;1)" office:value-type="float" office:value="0.371223174613908">
            <text:p>0.371</text:p>
          </table:table-cell>
          <table:table-cell table:formula="of:=([.G76]-[.G75])*[.$C$12]" office:value-type="float" office:value="2571.26680358539">
            <text:p>2,571</text:p>
          </table:table-cell>
          <table:table-cell table:formula="of:=[.H76]*[.F76]" office:value-type="float" office:value="121418.794117229">
            <text:p>121,419</text:p>
          </table:table-cell>
          <table:table-cell table:formula="of:=(EXP([.$C$9]*([.E77]-[.E76]))-1)*[.K76]" office:value-type="float" office:value="254.433787368614">
            <text:p>254</text:p>
          </table:table-cell>
          <table:table-cell table:formula="of:=[.K75]+[.J75]+[.I76]" office:value-type="float" office:value="1857239.43380135">
            <text:p>1,857,239</text:p>
          </table:table-cell>
          <table:table-cell/>
          <table:table-cell table:formula="of:=[.M75]*EXP(([.$C$9]-0.5*[.$C$10]*[.$C$10])*([.E76]-[.E75])-[.$C$10]*[.B76]*SQRT([.E76]-[.E75]))" office:value-type="float" office:value="51.0969660200828">
            <text:p>51.10</text:p>
          </table:table-cell>
          <table:table-cell table:formula="of:=BLACK_SCHOLES([.M76];[.$C$11];[.$C$9];0;[.$C$10];[.$C$13]-[.E76];[.$C$14];FALSE();;1)" office:value-type="float" office:value="0.651658328537876">
            <text:p>0.652</text:p>
          </table:table-cell>
          <table:table-cell table:formula="of:=([.N76]-[.N75])*[.$C$12]" office:value-type="float" office:value="-2571.52349090978">
            <text:p>-2,572</text:p>
          </table:table-cell>
          <table:table-cell table:formula="of:=[.O76]*[.M76]" office:value-type="float" office:value="-131397.048434862">
            <text:p>-131,397</text:p>
          </table:table-cell>
          <table:table-cell table:formula="of:=(EXP([.$C$9]*([.E77]-[.E76]))-1)*[.R76]" office:value-type="float" office:value="443.131072506151">
            <text:p>443</text:p>
          </table:table-cell>
          <table:table-cell table:formula="of:=[.R75]+[.Q75]+[.P76]" office:value-type="float" office:value="3234635.26881663">
            <text:p>3,234,635</text:p>
          </table:table-cell>
          <table:table-cell/>
          <table:table-cell table:formula="of:=ABS([.H76])" office:value-type="float" office:value="2571.26680358539">
            <text:p>2,571</text:p>
          </table:table-cell>
          <table:table-cell table:formula="of:=ABS([.O76])" office:value-type="float" office:value="2571.52349090978">
            <text:p>2,572</text:p>
          </table:table-cell>
        </table:table-row>
        <table:table-row table:style-name="ro1">
          <table:table-cell table:formula="of:=0.000005+0.99999*RAND()" office:value-type="float" office:value="0.502258278198242">
            <text:p>0.50226</text:p>
          </table:table-cell>
          <table:table-cell table:formula="of:=LEGACY.NORMSINV([.A77])" office:value-type="float" office:value="0.00566069421492184">
            <text:p>0.00566</text:p>
          </table:table-cell>
          <table:table-cell/>
          <table:table-cell office:value-type="float" office:value="31">
            <text:p>31</text:p>
          </table:table-cell>
          <table:table-cell table:formula="of:=[.D77]/365" office:value-type="float" office:value="0.0849315068493151">
            <text:p>0.085</text:p>
          </table:table-cell>
          <table:table-cell table:formula="of:=[.F76]*EXP(([.$C$9]-0.5*[.$C$10]*[.$C$10])*([.E77]-[.E76])+[.$C$10]*[.B77]*SQRT([.E77]-[.E76]))" office:value-type="float" office:value="47.2280705869671">
            <text:p>47.23</text:p>
          </table:table-cell>
          <table:table-cell table:formula="of:=BLACK_SCHOLES([.F77];[.$C$11];[.$C$9];0;[.$C$10];[.$C$13]-[.E77];[.$C$14];FALSE();;1)" office:value-type="float" office:value="0.370480897305119">
            <text:p>0.370</text:p>
          </table:table-cell>
          <table:table-cell table:formula="of:=([.G77]-[.G76])*[.$C$12]" office:value-type="float" office:value="-74.2277308789396">
            <text:p>-74</text:p>
          </table:table-cell>
          <table:table-cell table:formula="of:=[.H77]*[.F77]" office:value-type="float" office:value="-3505.63251346096">
            <text:p>-3,506</text:p>
          </table:table-cell>
          <table:table-cell table:formula="of:=(EXP([.$C$9]*([.E78]-[.E77]))-1)*[.K77]" office:value-type="float" office:value="253.988387173942">
            <text:p>254</text:p>
          </table:table-cell>
          <table:table-cell table:formula="of:=[.K76]+[.J76]+[.I77]" office:value-type="float" office:value="1853988.23507526">
            <text:p>1,853,988</text:p>
          </table:table-cell>
          <table:table-cell/>
          <table:table-cell table:formula="of:=[.M76]*EXP(([.$C$9]-0.5*[.$C$10]*[.$C$10])*([.E77]-[.E76])-[.$C$10]*[.B77]*SQRT([.E77]-[.E76]))" office:value-type="float" office:value="51.0981378364298">
            <text:p>51.10</text:p>
          </table:table-cell>
          <table:table-cell table:formula="of:=BLACK_SCHOLES([.M77];[.$C$11];[.$C$9];0;[.$C$10];[.$C$13]-[.E77];[.$C$14];FALSE();;1)" office:value-type="float" office:value="0.65174673466935">
            <text:p>0.652</text:p>
          </table:table-cell>
          <table:table-cell table:formula="of:=([.N77]-[.N76])*[.$C$12]" office:value-type="float" office:value="8.84061314740947">
            <text:p>9</text:p>
          </table:table-cell>
          <table:table-cell table:formula="of:=[.O77]*[.M77]" office:value-type="float" office:value="451.738869164883">
            <text:p>452</text:p>
          </table:table-cell>
          <table:table-cell table:formula="of:=(EXP([.$C$9]*([.E78]-[.E77]))-1)*[.R77]" office:value-type="float" office:value="443.253665826278">
            <text:p>443</text:p>
          </table:table-cell>
          <table:table-cell table:formula="of:=[.R76]+[.Q76]+[.P77]" office:value-type="float" office:value="3235530.1387583">
            <text:p>3,235,530</text:p>
          </table:table-cell>
          <table:table-cell/>
          <table:table-cell table:formula="of:=ABS([.H77])" office:value-type="float" office:value="74.2277308789396">
            <text:p>74</text:p>
          </table:table-cell>
          <table:table-cell table:formula="of:=ABS([.O77])" office:value-type="float" office:value="8.84061314740947">
            <text:p>9</text:p>
          </table:table-cell>
        </table:table-row>
        <table:table-row table:style-name="ro1">
          <table:table-cell table:formula="of:=0.000005+0.99999*RAND()" office:value-type="float" office:value="0.207736076965332">
            <text:p>0.20774</text:p>
          </table:table-cell>
          <table:table-cell table:formula="of:=LEGACY.NORMSINV([.A78])" office:value-type="float" office:value="-0.814301668833306">
            <text:p>-0.81430</text:p>
          </table:table-cell>
          <table:table-cell/>
          <table:table-cell office:value-type="float" office:value="32">
            <text:p>32</text:p>
          </table:table-cell>
          <table:table-cell table:formula="of:=[.D78]/365" office:value-type="float" office:value="0.0876712328767123">
            <text:p>0.088</text:p>
          </table:table-cell>
          <table:table-cell table:formula="of:=[.F77]*EXP(([.$C$9]-0.5*[.$C$10]*[.$C$10])*([.E78]-[.E77])+[.$C$10]*[.B78]*SQRT([.E78]-[.E77]))" office:value-type="float" office:value="46.8310349898232">
            <text:p>46.83</text:p>
          </table:table-cell>
          <table:table-cell table:formula="of:=BLACK_SCHOLES([.F78];[.$C$11];[.$C$9];0;[.$C$10];[.$C$13]-[.E78];[.$C$14];FALSE();;1)" office:value-type="float" office:value="0.340363787555739">
            <text:p>0.340</text:p>
          </table:table-cell>
          <table:table-cell table:formula="of:=([.G78]-[.G77])*[.$C$12]" office:value-type="float" office:value="-3011.71097493796">
            <text:p>-3,012</text:p>
          </table:table-cell>
          <table:table-cell table:formula="of:=[.H78]*[.F78]" office:value-type="float" office:value="-141041.542046554">
            <text:p>-141,042</text:p>
          </table:table-cell>
          <table:table-cell table:formula="of:=(EXP([.$C$9]*([.E79]-[.E78]))-1)*[.K78]" office:value-type="float" office:value="234.701099902316">
            <text:p>235</text:p>
          </table:table-cell>
          <table:table-cell table:formula="of:=[.K77]+[.J77]+[.I78]" office:value-type="float" office:value="1713200.68141588">
            <text:p>1,713,201</text:p>
          </table:table-cell>
          <table:table-cell/>
          <table:table-cell table:formula="of:=[.M77]*EXP(([.$C$9]-0.5*[.$C$10]*[.$C$10])*([.E78]-[.E77])-[.$C$10]*[.B78]*SQRT([.E78]-[.E77]))" office:value-type="float" office:value="51.5398217244046">
            <text:p>51.54</text:p>
          </table:table-cell>
          <table:table-cell table:formula="of:=BLACK_SCHOLES([.M78];[.$C$11];[.$C$9];0;[.$C$10];[.$C$13]-[.E78];[.$C$14];FALSE();;1)" office:value-type="float" office:value="0.680533499488778">
            <text:p>0.681</text:p>
          </table:table-cell>
          <table:table-cell table:formula="of:=([.N78]-[.N77])*[.$C$12]" office:value-type="float" office:value="2878.6764819428">
            <text:p>2,879</text:p>
          </table:table-cell>
          <table:table-cell table:formula="of:=[.O78]*[.M78]" office:value-type="float" office:value="148366.472681568">
            <text:p>148,366</text:p>
          </table:table-cell>
          <table:table-cell table:formula="of:=(EXP([.$C$9]*([.E79]-[.E78]))-1)*[.R78]" office:value-type="float" office:value="463.639956135848">
            <text:p>464</text:p>
          </table:table-cell>
          <table:table-cell table:formula="of:=[.R77]+[.Q77]+[.P78]" office:value-type="float" office:value="3384339.86510569">
            <text:p>3,384,340</text:p>
          </table:table-cell>
          <table:table-cell/>
          <table:table-cell table:formula="of:=ABS([.H78])" office:value-type="float" office:value="3011.71097493796">
            <text:p>3,012</text:p>
          </table:table-cell>
          <table:table-cell table:formula="of:=ABS([.O78])" office:value-type="float" office:value="2878.6764819428">
            <text:p>2,879</text:p>
          </table:table-cell>
        </table:table-row>
        <table:table-row table:style-name="ro1">
          <table:table-cell table:formula="of:=0.000005+0.99999*RAND()" office:value-type="float" office:value="0.107273214416504">
            <text:p>0.10727</text:p>
          </table:table-cell>
          <table:table-cell table:formula="of:=LEGACY.NORMSINV([.A79])" office:value-type="float" office:value="-1.2411605938892">
            <text:p>-1.24116</text:p>
          </table:table-cell>
          <table:table-cell/>
          <table:table-cell office:value-type="float" office:value="33">
            <text:p>33</text:p>
          </table:table-cell>
          <table:table-cell table:formula="of:=[.D79]/365" office:value-type="float" office:value="0.0904109589041096">
            <text:p>0.090</text:p>
          </table:table-cell>
          <table:table-cell table:formula="of:=[.F78]*EXP(([.$C$9]-0.5*[.$C$10]*[.$C$10])*([.E79]-[.E78])+[.$C$10]*[.B79]*SQRT([.E79]-[.E78]))" office:value-type="float" office:value="46.2302919340986">
            <text:p>46.23</text:p>
          </table:table-cell>
          <table:table-cell table:formula="of:=BLACK_SCHOLES([.F79];[.$C$11];[.$C$9];0;[.$C$10];[.$C$13]-[.E79];[.$C$14];FALSE();;1)" office:value-type="float" office:value="0.296536384431853">
            <text:p>0.297</text:p>
          </table:table-cell>
          <table:table-cell table:formula="of:=([.G79]-[.G78])*[.$C$12]" office:value-type="float" office:value="-4382.74031238862">
            <text:p>-4,383</text:p>
          </table:table-cell>
          <table:table-cell table:formula="of:=[.H79]*[.F79]" office:value-type="float" office:value="-202615.364113068">
            <text:p>-202,615</text:p>
          </table:table-cell>
          <table:table-cell table:formula="of:=(EXP([.$C$9]*([.E80]-[.E79]))-1)*[.K79]" office:value-type="float" office:value="206.975822459107">
            <text:p>207</text:p>
          </table:table-cell>
          <table:table-cell table:formula="of:=[.K78]+[.J78]+[.I79]" office:value-type="float" office:value="1510820.01840271">
            <text:p>1,510,820</text:p>
          </table:table-cell>
          <table:table-cell/>
          <table:table-cell table:formula="of:=[.M78]*EXP(([.$C$9]-0.5*[.$C$10]*[.$C$10])*([.E79]-[.E78])-[.$C$10]*[.B79]*SQRT([.E79]-[.E78]))" office:value-type="float" office:value="52.2181429689295">
            <text:p>52.22</text:p>
          </table:table-cell>
          <table:table-cell table:formula="of:=BLACK_SCHOLES([.M79];[.$C$11];[.$C$9];0;[.$C$10];[.$C$13]-[.E79];[.$C$14];FALSE();;1)" office:value-type="float" office:value="0.722523402419678">
            <text:p>0.723</text:p>
          </table:table-cell>
          <table:table-cell table:formula="of:=([.N79]-[.N78])*[.$C$12]" office:value-type="float" office:value="4198.99029308992">
            <text:p>4,199</text:p>
          </table:table-cell>
          <table:table-cell table:formula="of:=[.O79]*[.M79]" office:value-type="float" office:value="219263.475449717">
            <text:p>219,263</text:p>
          </table:table-cell>
          <table:table-cell table:formula="of:=(EXP([.$C$9]*([.E80]-[.E79]))-1)*[.R79]" office:value-type="float" office:value="493.741622696882">
            <text:p>494</text:p>
          </table:table-cell>
          <table:table-cell table:formula="of:=[.R78]+[.Q78]+[.P79]" office:value-type="float" office:value="3604066.98051155">
            <text:p>3,604,067</text:p>
          </table:table-cell>
          <table:table-cell/>
          <table:table-cell table:formula="of:=ABS([.H79])" office:value-type="float" office:value="4382.74031238862">
            <text:p>4,383</text:p>
          </table:table-cell>
          <table:table-cell table:formula="of:=ABS([.O79])" office:value-type="float" office:value="4198.99029308992">
            <text:p>4,199</text:p>
          </table:table-cell>
        </table:table-row>
        <table:table-row table:style-name="ro1">
          <table:table-cell table:formula="of:=0.000005+0.99999*RAND()" office:value-type="float" office:value="0.260408890075684">
            <text:p>0.26041</text:p>
          </table:table-cell>
          <table:table-cell table:formula="of:=LEGACY.NORMSINV([.A80])" office:value-type="float" office:value="-0.642085330483073">
            <text:p>-0.64209</text:p>
          </table:table-cell>
          <table:table-cell/>
          <table:table-cell office:value-type="float" office:value="34">
            <text:p>34</text:p>
          </table:table-cell>
          <table:table-cell table:formula="of:=[.D80]/365" office:value-type="float" office:value="0.0931506849315069">
            <text:p>0.093</text:p>
          </table:table-cell>
          <table:table-cell table:formula="of:=[.F79]*EXP(([.$C$9]-0.5*[.$C$10]*[.$C$10])*([.E80]-[.E79])+[.$C$10]*[.B80]*SQRT([.E80]-[.E79]))" office:value-type="float" office:value="45.9243642661315">
            <text:p>45.92</text:p>
          </table:table-cell>
          <table:table-cell table:formula="of:=BLACK_SCHOLES([.F80];[.$C$11];[.$C$9];0;[.$C$10];[.$C$13]-[.E80];[.$C$14];FALSE();;1)" office:value-type="float" office:value="0.274158154202025">
            <text:p>0.274</text:p>
          </table:table-cell>
          <table:table-cell table:formula="of:=([.G80]-[.G79])*[.$C$12]" office:value-type="float" office:value="-2237.82302298279">
            <text:p>-2,238</text:p>
          </table:table-cell>
          <table:table-cell table:formula="of:=[.H80]*[.F80]" office:value-type="float" office:value="-102770.599670597">
            <text:p>-102,771</text:p>
          </table:table-cell>
          <table:table-cell table:formula="of:=(EXP([.$C$9]*([.E81]-[.E80]))-1)*[.K80]" office:value-type="float" office:value="192.92504861326">
            <text:p>193</text:p>
          </table:table-cell>
          <table:table-cell table:formula="of:=[.K79]+[.J79]+[.I80]" office:value-type="float" office:value="1408256.39455457">
            <text:p>1,408,256</text:p>
          </table:table-cell>
          <table:table-cell/>
          <table:table-cell table:formula="of:=[.M79]*EXP(([.$C$9]-0.5*[.$C$10]*[.$C$10])*([.E80]-[.E79])-[.$C$10]*[.B80]*SQRT([.E80]-[.E79]))" office:value-type="float" office:value="52.5746386845168">
            <text:p>52.57</text:p>
          </table:table-cell>
          <table:table-cell table:formula="of:=BLACK_SCHOLES([.M80];[.$C$11];[.$C$9];0;[.$C$10];[.$C$13]-[.E80];[.$C$14];FALSE();;1)" office:value-type="float" office:value="0.743598853495526">
            <text:p>0.744</text:p>
          </table:table-cell>
          <table:table-cell table:formula="of:=([.N80]-[.N79])*[.$C$12]" office:value-type="float" office:value="2107.54510758484">
            <text:p>2,108</text:p>
          </table:table-cell>
          <table:table-cell table:formula="of:=[.O80]*[.M80]" office:value-type="float" office:value="110803.422542594">
            <text:p>110,803</text:p>
          </table:table-cell>
          <table:table-cell table:formula="of:=(EXP([.$C$9]*([.E81]-[.E80]))-1)*[.R80]" office:value-type="float" office:value="508.988853875902">
            <text:p>509</text:p>
          </table:table-cell>
          <table:table-cell table:formula="of:=[.R79]+[.Q79]+[.P80]" office:value-type="float" office:value="3715364.14467684">
            <text:p>3,715,364</text:p>
          </table:table-cell>
          <table:table-cell/>
          <table:table-cell table:formula="of:=ABS([.H80])" office:value-type="float" office:value="2237.82302298279">
            <text:p>2,238</text:p>
          </table:table-cell>
          <table:table-cell table:formula="of:=ABS([.O80])" office:value-type="float" office:value="2107.54510758484">
            <text:p>2,108</text:p>
          </table:table-cell>
        </table:table-row>
        <table:table-row table:style-name="ro1">
          <table:table-cell table:formula="of:=0.000005+0.99999*RAND()" office:value-type="float" office:value="0.725736268005371">
            <text:p>0.72574</text:p>
          </table:table-cell>
          <table:table-cell table:formula="of:=LEGACY.NORMSINV([.A81])" office:value-type="float" office:value="0.599968147180499">
            <text:p>0.59997</text:p>
          </table:table-cell>
          <table:table-cell/>
          <table:table-cell office:value-type="float" office:value="35">
            <text:p>35</text:p>
          </table:table-cell>
          <table:table-cell table:formula="of:=[.D81]/365" office:value-type="float" office:value="0.0958904109589041">
            <text:p>0.096</text:p>
          </table:table-cell>
          <table:table-cell table:formula="of:=[.F80]*EXP(([.$C$9]-0.5*[.$C$10]*[.$C$10])*([.E81]-[.E80])+[.$C$10]*[.B81]*SQRT([.E81]-[.E80]))" office:value-type="float" office:value="46.217510135077">
            <text:p>46.22</text:p>
          </table:table-cell>
          <table:table-cell table:formula="of:=BLACK_SCHOLES([.F81];[.$C$11];[.$C$9];0;[.$C$10];[.$C$13]-[.E81];[.$C$14];FALSE();;1)" office:value-type="float" office:value="0.292667923763571">
            <text:p>0.293</text:p>
          </table:table-cell>
          <table:table-cell table:formula="of:=([.G81]-[.G80])*[.$C$12]" office:value-type="float" office:value="1850.97695615461">
            <text:p>1,851</text:p>
          </table:table-cell>
          <table:table-cell table:formula="of:=[.H81]*[.F81]" office:value-type="float" office:value="85547.5462308697">
            <text:p>85,548</text:p>
          </table:table-cell>
          <table:table-cell table:formula="of:=(EXP([.$C$9]*([.E82]-[.E81]))-1)*[.K81]" office:value-type="float" office:value="204.671123158833">
            <text:p>205</text:p>
          </table:table-cell>
          <table:table-cell table:formula="of:=[.K80]+[.J80]+[.I81]" office:value-type="float" office:value="1493996.86583406">
            <text:p>1,493,997</text:p>
          </table:table-cell>
          <table:table-cell/>
          <table:table-cell table:formula="of:=[.M80]*EXP(([.$C$9]-0.5*[.$C$10]*[.$C$10])*([.E81]-[.E80])-[.$C$10]*[.B81]*SQRT([.E81]-[.E80]))" office:value-type="float" office:value="52.2497594676019">
            <text:p>52.25</text:p>
          </table:table-cell>
          <table:table-cell table:formula="of:=BLACK_SCHOLES([.M81];[.$C$11];[.$C$9];0;[.$C$10];[.$C$13]-[.E81];[.$C$14];FALSE();;1)" office:value-type="float" office:value="0.725085740769823">
            <text:p>0.725</text:p>
          </table:table-cell>
          <table:table-cell table:formula="of:=([.N81]-[.N80])*[.$C$12]" office:value-type="float" office:value="-1851.31127257034">
            <text:p>-1,851</text:p>
          </table:table-cell>
          <table:table-cell table:formula="of:=[.O81]*[.M81]" office:value-type="float" office:value="-96730.5686914604">
            <text:p>-96,731</text:p>
          </table:table-cell>
          <table:table-cell table:formula="of:=(EXP([.$C$9]*([.E82]-[.E81]))-1)*[.R81]" office:value-type="float" office:value="495.806912689913">
            <text:p>496</text:p>
          </table:table-cell>
          <table:table-cell table:formula="of:=[.R80]+[.Q80]+[.P81]" office:value-type="float" office:value="3619142.56483925">
            <text:p>3,619,143</text:p>
          </table:table-cell>
          <table:table-cell/>
          <table:table-cell table:formula="of:=ABS([.H81])" office:value-type="float" office:value="1850.97695615461">
            <text:p>1,851</text:p>
          </table:table-cell>
          <table:table-cell table:formula="of:=ABS([.O81])" office:value-type="float" office:value="1851.31127257034">
            <text:p>1,851</text:p>
          </table:table-cell>
        </table:table-row>
        <table:table-row table:style-name="ro1">
          <table:table-cell table:formula="of:=0.000005+0.99999*RAND()" office:value-type="float" office:value="0.639006178283691">
            <text:p>0.63901</text:p>
          </table:table-cell>
          <table:table-cell table:formula="of:=LEGACY.NORMSINV([.A82])" office:value-type="float" office:value="0.355803612613225">
            <text:p>0.35580</text:p>
          </table:table-cell>
          <table:table-cell/>
          <table:table-cell office:value-type="float" office:value="36">
            <text:p>36</text:p>
          </table:table-cell>
          <table:table-cell table:formula="of:=[.D82]/365" office:value-type="float" office:value="0.0986301369863014">
            <text:p>0.099</text:p>
          </table:table-cell>
          <table:table-cell table:formula="of:=[.F81]*EXP(([.$C$9]-0.5*[.$C$10]*[.$C$10])*([.E82]-[.E81])+[.$C$10]*[.B82]*SQRT([.E82]-[.E81]))" office:value-type="float" office:value="46.3937915634441">
            <text:p>46.39</text:p>
          </table:table-cell>
          <table:table-cell table:formula="of:=BLACK_SCHOLES([.F82];[.$C$11];[.$C$9];0;[.$C$10];[.$C$13]-[.E82];[.$C$14];FALSE();;1)" office:value-type="float" office:value="0.303499713276382">
            <text:p>0.303</text:p>
          </table:table-cell>
          <table:table-cell table:formula="of:=([.G82]-[.G81])*[.$C$12]" office:value-type="float" office:value="1083.17895128111">
            <text:p>1,083</text:p>
          </table:table-cell>
          <table:table-cell table:formula="of:=[.H82]*[.F82]" office:value-type="float" office:value="50252.7784916456">
            <text:p>50,253</text:p>
          </table:table-cell>
          <table:table-cell table:formula="of:=(EXP([.$C$9]*([.E83]-[.E82]))-1)*[.K82]" office:value-type="float" office:value="211.583576002987">
            <text:p>212</text:p>
          </table:table-cell>
          <table:table-cell table:formula="of:=[.K81]+[.J81]+[.I82]" office:value-type="float" office:value="1544454.31544886">
            <text:p>1,544,454</text:p>
          </table:table-cell>
          <table:table-cell/>
          <table:table-cell table:formula="of:=[.M81]*EXP(([.$C$9]-0.5*[.$C$10]*[.$C$10])*([.E82]-[.E81])-[.$C$10]*[.B82]*SQRT([.E82]-[.E81]))" office:value-type="float" office:value="52.0597843213923">
            <text:p>52.06</text:p>
          </table:table-cell>
          <table:table-cell table:formula="of:=BLACK_SCHOLES([.M82];[.$C$11];[.$C$9];0;[.$C$10];[.$C$13]-[.E82];[.$C$14];FALSE();;1)" office:value-type="float" office:value="0.713952688848949">
            <text:p>0.714</text:p>
          </table:table-cell>
          <table:table-cell table:formula="of:=([.N82]-[.N81])*[.$C$12]" office:value-type="float" office:value="-1113.30519208732">
            <text:p>-1,113</text:p>
          </table:table-cell>
          <table:table-cell table:formula="of:=[.O82]*[.M82]" office:value-type="float" office:value="-57958.4281839522">
            <text:p>-57,958</text:p>
          </table:table-cell>
          <table:table-cell table:formula="of:=(EXP([.$C$9]*([.E83]-[.E82]))-1)*[.R82]" office:value-type="float" office:value="487.934781560191">
            <text:p>488</text:p>
          </table:table-cell>
          <table:table-cell table:formula="of:=[.R81]+[.Q81]+[.P82]" office:value-type="float" office:value="3561679.94356799">
            <text:p>3,561,680</text:p>
          </table:table-cell>
          <table:table-cell/>
          <table:table-cell table:formula="of:=ABS([.H82])" office:value-type="float" office:value="1083.17895128111">
            <text:p>1,083</text:p>
          </table:table-cell>
          <table:table-cell table:formula="of:=ABS([.O82])" office:value-type="float" office:value="1113.30519208732">
            <text:p>1,113</text:p>
          </table:table-cell>
        </table:table-row>
        <table:table-row table:style-name="ro1">
          <table:table-cell table:formula="of:=0.000005+0.99999*RAND()" office:value-type="float" office:value="0.101993726196289">
            <text:p>0.10199</text:p>
          </table:table-cell>
          <table:table-cell table:formula="of:=LEGACY.NORMSINV([.A83])" office:value-type="float" office:value="-1.27027285935361">
            <text:p>-1.27027</text:p>
          </table:table-cell>
          <table:table-cell/>
          <table:table-cell office:value-type="float" office:value="37">
            <text:p>37</text:p>
          </table:table-cell>
          <table:table-cell table:formula="of:=[.D83]/365" office:value-type="float" office:value="0.101369863013699">
            <text:p>0.101</text:p>
          </table:table-cell>
          <table:table-cell table:formula="of:=[.F82]*EXP(([.$C$9]-0.5*[.$C$10]*[.$C$10])*([.E83]-[.E82])+[.$C$10]*[.B83]*SQRT([.E83]-[.E82]))" office:value-type="float" office:value="45.7847018917654">
            <text:p>45.78</text:p>
          </table:table-cell>
          <table:table-cell table:formula="of:=BLACK_SCHOLES([.F83];[.$C$11];[.$C$9];0;[.$C$10];[.$C$13]-[.E83];[.$C$14];FALSE();;1)" office:value-type="float" office:value="0.260096638652391">
            <text:p>0.260</text:p>
          </table:table-cell>
          <table:table-cell table:formula="of:=([.G83]-[.G82])*[.$C$12]" office:value-type="float" office:value="-4340.30746239909">
            <text:p>-4,340</text:p>
          </table:table-cell>
          <table:table-cell table:formula="of:=[.H83]*[.F83]" office:value-type="float" office:value="-198719.683284547">
            <text:p>-198,720</text:p>
          </table:table-cell>
          <table:table-cell table:formula="of:=(EXP([.$C$9]*([.E84]-[.E83]))-1)*[.K83]" office:value-type="float" office:value="184.388823020161">
            <text:p>184</text:p>
          </table:table-cell>
          <table:table-cell table:formula="of:=[.K82]+[.J82]+[.I83]" office:value-type="float" office:value="1345946.21574032">
            <text:p>1,345,946</text:p>
          </table:table-cell>
          <table:table-cell/>
          <table:table-cell table:formula="of:=[.M82]*EXP(([.$C$9]-0.5*[.$C$10]*[.$C$10])*([.E83]-[.E82])-[.$C$10]*[.B83]*SQRT([.E83]-[.E82]))" office:value-type="float" office:value="52.7610259102527">
            <text:p>52.76</text:p>
          </table:table-cell>
          <table:table-cell table:formula="of:=BLACK_SCHOLES([.M83];[.$C$11];[.$C$9];0;[.$C$10];[.$C$13]-[.E83];[.$C$14];FALSE();;1)" office:value-type="float" office:value="0.755480343327396">
            <text:p>0.755</text:p>
          </table:table-cell>
          <table:table-cell table:formula="of:=([.N83]-[.N82])*[.$C$12]" office:value-type="float" office:value="4152.76544784469">
            <text:p>4,153</text:p>
          </table:table-cell>
          <table:table-cell table:formula="of:=[.O83]*[.M83]" office:value-type="float" office:value="219104.165392936">
            <text:p>219,104</text:p>
          </table:table-cell>
          <table:table-cell table:formula="of:=(EXP([.$C$9]*([.E84]-[.E83]))-1)*[.R83]" office:value-type="float" office:value="518.017951617197">
            <text:p>518</text:p>
          </table:table-cell>
          <table:table-cell table:formula="of:=[.R82]+[.Q82]+[.P83]" office:value-type="float" office:value="3781272.04374249">
            <text:p>3,781,272</text:p>
          </table:table-cell>
          <table:table-cell/>
          <table:table-cell table:formula="of:=ABS([.H83])" office:value-type="float" office:value="4340.30746239909">
            <text:p>4,340</text:p>
          </table:table-cell>
          <table:table-cell table:formula="of:=ABS([.O83])" office:value-type="float" office:value="4152.76544784469">
            <text:p>4,153</text:p>
          </table:table-cell>
        </table:table-row>
        <table:table-row table:style-name="ro1">
          <table:table-cell table:formula="of:=0.000005+0.99999*RAND()" office:value-type="float" office:value="0.70623573059082">
            <text:p>0.70624</text:p>
          </table:table-cell>
          <table:table-cell table:formula="of:=LEGACY.NORMSINV([.A84])" office:value-type="float" office:value="0.542420967152991">
            <text:p>0.54242</text:p>
          </table:table-cell>
          <table:table-cell/>
          <table:table-cell office:value-type="float" office:value="38">
            <text:p>38</text:p>
          </table:table-cell>
          <table:table-cell table:formula="of:=[.D84]/365" office:value-type="float" office:value="0.104109589041096">
            <text:p>0.104</text:p>
          </table:table-cell>
          <table:table-cell table:formula="of:=[.F83]*EXP(([.$C$9]-0.5*[.$C$10]*[.$C$10])*([.E84]-[.E83])+[.$C$10]*[.B84]*SQRT([.E84]-[.E83]))" office:value-type="float" office:value="46.0492064169923">
            <text:p>46.05</text:p>
          </table:table-cell>
          <table:table-cell table:formula="of:=BLACK_SCHOLES([.F84];[.$C$11];[.$C$9];0;[.$C$10];[.$C$13]-[.E84];[.$C$14];FALSE();;1)" office:value-type="float" office:value="0.276416330075068">
            <text:p>0.276</text:p>
          </table:table-cell>
          <table:table-cell table:formula="of:=([.G84]-[.G83])*[.$C$12]" office:value-type="float" office:value="1631.96914226768">
            <text:p>1,632</text:p>
          </table:table-cell>
          <table:table-cell table:formula="of:=[.H84]*[.F84]" office:value-type="float" office:value="75150.8838984461">
            <text:p>75,151</text:p>
          </table:table-cell>
          <table:table-cell table:formula="of:=(EXP([.$C$9]*([.E85]-[.E84]))-1)*[.K84]" office:value-type="float" office:value="194.709430267735">
            <text:p>195</text:p>
          </table:table-cell>
          <table:table-cell table:formula="of:=[.K83]+[.J83]+[.I84]" office:value-type="float" office:value="1421281.48846178">
            <text:p>1,421,281</text:p>
          </table:table-cell>
          <table:table-cell/>
          <table:table-cell table:formula="of:=[.M83]*EXP(([.$C$9]-0.5*[.$C$10]*[.$C$10])*([.E84]-[.E83])-[.$C$10]*[.B84]*SQRT([.E84]-[.E83]))" office:value-type="float" office:value="52.4665929389118">
            <text:p>52.47</text:p>
          </table:table-cell>
          <table:table-cell table:formula="of:=BLACK_SCHOLES([.M84];[.$C$11];[.$C$9];0;[.$C$10];[.$C$13]-[.E84];[.$C$14];FALSE();;1)" office:value-type="float" office:value="0.739068554123261">
            <text:p>0.739</text:p>
          </table:table-cell>
          <table:table-cell table:formula="of:=([.N84]-[.N83])*[.$C$12]" office:value-type="float" office:value="-1641.17892041353">
            <text:p>-1,641</text:p>
          </table:table-cell>
          <table:table-cell table:formula="of:=[.O84]*[.M84]" office:value-type="float" office:value="-86107.0663572596">
            <text:p>-86,107</text:p>
          </table:table-cell>
          <table:table-cell table:formula="of:=(EXP([.$C$9]*([.E85]-[.E84]))-1)*[.R84]" office:value-type="float" office:value="506.292621351863">
            <text:p>506</text:p>
          </table:table-cell>
          <table:table-cell table:formula="of:=[.R83]+[.Q83]+[.P84]" office:value-type="float" office:value="3695682.99533684">
            <text:p>3,695,683</text:p>
          </table:table-cell>
          <table:table-cell/>
          <table:table-cell table:formula="of:=ABS([.H84])" office:value-type="float" office:value="1631.96914226768">
            <text:p>1,632</text:p>
          </table:table-cell>
          <table:table-cell table:formula="of:=ABS([.O84])" office:value-type="float" office:value="1641.17892041353">
            <text:p>1,641</text:p>
          </table:table-cell>
        </table:table-row>
        <table:table-row table:style-name="ro1">
          <table:table-cell table:formula="of:=0.000005+0.99999*RAND()" office:value-type="float" office:value="0.487915159912109">
            <text:p>0.48792</text:p>
          </table:table-cell>
          <table:table-cell table:formula="of:=LEGACY.NORMSINV([.A85])" office:value-type="float" office:value="-0.0302968361229049">
            <text:p>-0.03030</text:p>
          </table:table-cell>
          <table:table-cell/>
          <table:table-cell office:value-type="float" office:value="39">
            <text:p>39</text:p>
          </table:table-cell>
          <table:table-cell table:formula="of:=[.D85]/365" office:value-type="float" office:value="0.106849315068493">
            <text:p>0.107</text:p>
          </table:table-cell>
          <table:table-cell table:formula="of:=[.F84]*EXP(([.$C$9]-0.5*[.$C$10]*[.$C$10])*([.E85]-[.E84])+[.$C$10]*[.B85]*SQRT([.E85]-[.E84]))" office:value-type="float" office:value="46.038387506287">
            <text:p>46.04</text:p>
          </table:table-cell>
          <table:table-cell table:formula="of:=BLACK_SCHOLES([.F85];[.$C$11];[.$C$9];0;[.$C$10];[.$C$13]-[.E85];[.$C$14];FALSE();;1)" office:value-type="float" office:value="0.274083831117372">
            <text:p>0.274</text:p>
          </table:table-cell>
          <table:table-cell table:formula="of:=([.G85]-[.G84])*[.$C$12]" office:value-type="float" office:value="-233.249895769561">
            <text:p>-233</text:p>
          </table:table-cell>
          <table:table-cell table:formula="of:=[.H85]*[.F85]" office:value-type="float" office:value="-10738.4490872401">
            <text:p>-10,738</text:p>
          </table:table-cell>
          <table:table-cell table:formula="of:=(EXP([.$C$9]*([.E86]-[.E85]))-1)*[.K85]" office:value-type="float" office:value="193.264983437064">
            <text:p>193</text:p>
          </table:table-cell>
          <table:table-cell table:formula="of:=[.K84]+[.J84]+[.I85]" office:value-type="float" office:value="1410737.74880481">
            <text:p>1,410,738</text:p>
          </table:table-cell>
          <table:table-cell/>
          <table:table-cell table:formula="of:=[.M84]*EXP(([.$C$9]-0.5*[.$C$10]*[.$C$10])*([.E85]-[.E84])-[.$C$10]*[.B85]*SQRT([.E85]-[.E84]))" office:value-type="float" office:value="52.4875498437508">
            <text:p>52.49</text:p>
          </table:table-cell>
          <table:table-cell table:formula="of:=BLACK_SCHOLES([.M85];[.$C$11];[.$C$9];0;[.$C$10];[.$C$13]-[.E85];[.$C$14];FALSE();;1)" office:value-type="float" office:value="0.740734771451382">
            <text:p>0.741</text:p>
          </table:table-cell>
          <table:table-cell table:formula="of:=([.N85]-[.N84])*[.$C$12]" office:value-type="float" office:value="166.621732812078">
            <text:p>167</text:p>
          </table:table-cell>
          <table:table-cell table:formula="of:=[.O85]*[.M85]" office:value-type="float" office:value="8745.56650602606">
            <text:p>8,746</text:p>
          </table:table-cell>
          <table:table-cell table:formula="of:=(EXP([.$C$9]*([.E86]-[.E85]))-1)*[.R85]" office:value-type="float" office:value="507.560086125192">
            <text:p>508</text:p>
          </table:table-cell>
          <table:table-cell table:formula="of:=[.R84]+[.Q84]+[.P85]" office:value-type="float" office:value="3704934.85446422">
            <text:p>3,704,935</text:p>
          </table:table-cell>
          <table:table-cell/>
          <table:table-cell table:formula="of:=ABS([.H85])" office:value-type="float" office:value="233.249895769561">
            <text:p>233</text:p>
          </table:table-cell>
          <table:table-cell table:formula="of:=ABS([.O85])" office:value-type="float" office:value="166.621732812078">
            <text:p>167</text:p>
          </table:table-cell>
        </table:table-row>
        <table:table-row table:style-name="ro1">
          <table:table-cell table:formula="of:=0.000005+0.99999*RAND()" office:value-type="float" office:value="0.913600600280762">
            <text:p>0.91360</text:p>
          </table:table-cell>
          <table:table-cell table:formula="of:=LEGACY.NORMSINV([.A86])" office:value-type="float" office:value="1.36326566320775">
            <text:p>1.36327</text:p>
          </table:table-cell>
          <table:table-cell/>
          <table:table-cell office:value-type="float" office:value="40">
            <text:p>40</text:p>
          </table:table-cell>
          <table:table-cell table:formula="of:=[.D86]/365" office:value-type="float" office:value="0.10958904109589">
            <text:p>0.110</text:p>
          </table:table-cell>
          <table:table-cell table:formula="of:=[.F85]*EXP(([.$C$9]-0.5*[.$C$10]*[.$C$10])*([.E86]-[.E85])+[.$C$10]*[.B86]*SQRT([.E86]-[.E85]))" office:value-type="float" office:value="46.7039651762524">
            <text:p>46.70</text:p>
          </table:table-cell>
          <table:table-cell table:formula="of:=BLACK_SCHOLES([.F86];[.$C$11];[.$C$9];0;[.$C$10];[.$C$13]-[.E86];[.$C$14];FALSE();;1)" office:value-type="float" office:value="0.319812468253545">
            <text:p>0.320</text:p>
          </table:table-cell>
          <table:table-cell table:formula="of:=([.G86]-[.G85])*[.$C$12]" office:value-type="float" office:value="4572.86371361724">
            <text:p>4,573</text:p>
          </table:table-cell>
          <table:table-cell table:formula="of:=[.H86]*[.F86]" office:value-type="float" office:value="213570.867636528">
            <text:p>213,571</text:p>
          </table:table-cell>
          <table:table-cell table:formula="of:=(EXP([.$C$9]*([.E87]-[.E86]))-1)*[.K86]" office:value-type="float" office:value="222.54974709015">
            <text:p>223</text:p>
          </table:table-cell>
          <table:table-cell table:formula="of:=[.K85]+[.J85]+[.I86]" office:value-type="float" office:value="1624501.88142477">
            <text:p>1,624,502</text:p>
          </table:table-cell>
          <table:table-cell/>
          <table:table-cell table:formula="of:=[.M85]*EXP(([.$C$9]-0.5*[.$C$10]*[.$C$10])*([.E86]-[.E85])-[.$C$10]*[.B86]*SQRT([.E86]-[.E85]))" office:value-type="float" office:value="51.7480562059413">
            <text:p>51.75</text:p>
          </table:table-cell>
          <table:table-cell table:formula="of:=BLACK_SCHOLES([.M86];[.$C$11];[.$C$9];0;[.$C$10];[.$C$13]-[.E86];[.$C$14];FALSE();;1)" office:value-type="float" office:value="0.695485072900843">
            <text:p>0.695</text:p>
          </table:table-cell>
          <table:table-cell table:formula="of:=([.N86]-[.N85])*[.$C$12]" office:value-type="float" office:value="-4524.96985505383">
            <text:p>-4,525</text:p>
          </table:table-cell>
          <table:table-cell table:formula="of:=[.O86]*[.M86]" office:value-type="float" office:value="-234158.394389515">
            <text:p>-234,158</text:p>
          </table:table-cell>
          <table:table-cell table:formula="of:=(EXP([.$C$9]*([.E87]-[.E86]))-1)*[.R86]" office:value-type="float" office:value="475.550930164094">
            <text:p>476</text:p>
          </table:table-cell>
          <table:table-cell table:formula="of:=[.R85]+[.Q85]+[.P86]" office:value-type="float" office:value="3471284.02016083">
            <text:p>3,471,284</text:p>
          </table:table-cell>
          <table:table-cell/>
          <table:table-cell table:formula="of:=ABS([.H86])" office:value-type="float" office:value="4572.86371361724">
            <text:p>4,573</text:p>
          </table:table-cell>
          <table:table-cell table:formula="of:=ABS([.O86])" office:value-type="float" office:value="4524.96985505383">
            <text:p>4,525</text:p>
          </table:table-cell>
        </table:table-row>
        <table:table-row table:style-name="ro1">
          <table:table-cell table:formula="of:=0.000005+0.99999*RAND()" office:value-type="float" office:value="0.0753521469116211">
            <text:p>0.07535</text:p>
          </table:table-cell>
          <table:table-cell table:formula="of:=LEGACY.NORMSINV([.A87])" office:value-type="float" office:value="-1.43704821576992">
            <text:p>-1.43705</text:p>
          </table:table-cell>
          <table:table-cell/>
          <table:table-cell office:value-type="float" office:value="41">
            <text:p>41</text:p>
          </table:table-cell>
          <table:table-cell table:formula="of:=[.D87]/365" office:value-type="float" office:value="0.112328767123288">
            <text:p>0.112</text:p>
          </table:table-cell>
          <table:table-cell table:formula="of:=[.F86]*EXP(([.$C$9]-0.5*[.$C$10]*[.$C$10])*([.E87]-[.E86])+[.$C$10]*[.B87]*SQRT([.E87]-[.E86]))" office:value-type="float" office:value="46.0104043292493">
            <text:p>46.01</text:p>
          </table:table-cell>
          <table:table-cell table:formula="of:=BLACK_SCHOLES([.F87];[.$C$11];[.$C$9];0;[.$C$10];[.$C$13]-[.E87];[.$C$14];FALSE();;1)" office:value-type="float" office:value="0.268926405495227">
            <text:p>0.269</text:p>
          </table:table-cell>
          <table:table-cell table:formula="of:=([.G87]-[.G86])*[.$C$12]" office:value-type="float" office:value="-5088.60627583179">
            <text:p>-5,089</text:p>
          </table:table-cell>
          <table:table-cell table:formula="of:=[.H87]*[.F87]" office:value-type="float" office:value="-234128.832223376">
            <text:p>-234,129</text:p>
          </table:table-cell>
          <table:table-cell table:formula="of:=(EXP([.$C$9]*([.E88]-[.E87]))-1)*[.K87]" office:value-type="float" office:value="190.505595831772">
            <text:p>191</text:p>
          </table:table-cell>
          <table:table-cell table:formula="of:=[.K86]+[.J86]+[.I87]" office:value-type="float" office:value="1390595.59894849">
            <text:p>1,390,596</text:p>
          </table:table-cell>
          <table:table-cell/>
          <table:table-cell table:formula="of:=[.M86]*EXP(([.$C$9]-0.5*[.$C$10]*[.$C$10])*([.E87]-[.E86])-[.$C$10]*[.B87]*SQRT([.E87]-[.E86]))" office:value-type="float" office:value="52.5367418858125">
            <text:p>52.54</text:p>
          </table:table-cell>
          <table:table-cell table:formula="of:=BLACK_SCHOLES([.M87];[.$C$11];[.$C$9];0;[.$C$10];[.$C$13]-[.E87];[.$C$14];FALSE();;1)" office:value-type="float" office:value="0.744542057504714">
            <text:p>0.745</text:p>
          </table:table-cell>
          <table:table-cell table:formula="of:=([.N87]-[.N86])*[.$C$12]" office:value-type="float" office:value="4905.69846038708">
            <text:p>4,906</text:p>
          </table:table-cell>
          <table:table-cell table:formula="of:=[.O87]*[.M87]" office:value-type="float" office:value="257729.413782984">
            <text:p>257,729</text:p>
          </table:table-cell>
          <table:table-cell table:formula="of:=(EXP([.$C$9]*([.E88]-[.E87]))-1)*[.R87]" office:value-type="float" office:value="510.923896026056">
            <text:p>511</text:p>
          </table:table-cell>
          <table:table-cell table:formula="of:=[.R86]+[.Q86]+[.P87]" office:value-type="float" office:value="3729488.98487398">
            <text:p>3,729,489</text:p>
          </table:table-cell>
          <table:table-cell/>
          <table:table-cell table:formula="of:=ABS([.H87])" office:value-type="float" office:value="5088.60627583179">
            <text:p>5,089</text:p>
          </table:table-cell>
          <table:table-cell table:formula="of:=ABS([.O87])" office:value-type="float" office:value="4905.69846038708">
            <text:p>4,906</text:p>
          </table:table-cell>
        </table:table-row>
        <table:table-row table:style-name="ro1">
          <table:table-cell table:formula="of:=0.000005+0.99999*RAND()" office:value-type="float" office:value="0.0205431246948242">
            <text:p>0.02054</text:p>
          </table:table-cell>
          <table:table-cell table:formula="of:=LEGACY.NORMSINV([.A88])" office:value-type="float" office:value="-2.04265856365292">
            <text:p>-2.04266</text:p>
          </table:table-cell>
          <table:table-cell/>
          <table:table-cell office:value-type="float" office:value="42">
            <text:p>42</text:p>
          </table:table-cell>
          <table:table-cell table:formula="of:=[.D88]/365" office:value-type="float" office:value="0.115068493150685">
            <text:p>0.115</text:p>
          </table:table-cell>
          <table:table-cell table:formula="of:=[.F87]*EXP(([.$C$9]-0.5*[.$C$10]*[.$C$10])*([.E88]-[.E87])+[.$C$10]*[.B88]*SQRT([.E88]-[.E87]))" office:value-type="float" office:value="45.0406860894585">
            <text:p>45.04</text:p>
          </table:table-cell>
          <table:table-cell table:formula="of:=BLACK_SCHOLES([.F88];[.$C$11];[.$C$9];0;[.$C$10];[.$C$13]-[.E88];[.$C$14];FALSE();;1)" office:value-type="float" office:value="0.204233162768961">
            <text:p>0.204</text:p>
          </table:table-cell>
          <table:table-cell table:formula="of:=([.G88]-[.G87])*[.$C$12]" office:value-type="float" office:value="-6469.32427262655">
            <text:p>-6,469</text:p>
          </table:table-cell>
          <table:table-cell table:formula="of:=[.H88]*[.F88]" office:value-type="float" office:value="-291382.803774287">
            <text:p>-291,383</text:p>
          </table:table-cell>
          <table:table-cell table:formula="of:=(EXP([.$C$9]*([.E89]-[.E88]))-1)*[.K88]" office:value-type="float" office:value="150.613507644483">
            <text:p>151</text:p>
          </table:table-cell>
          <table:table-cell table:formula="of:=[.K87]+[.J87]+[.I88]" office:value-type="float" office:value="1099403.30077003">
            <text:p>1,099,403</text:p>
          </table:table-cell>
          <table:table-cell/>
          <table:table-cell table:formula="of:=[.M87]*EXP(([.$C$9]-0.5*[.$C$10]*[.$C$10])*([.E88]-[.E87])-[.$C$10]*[.B88]*SQRT([.E88]-[.E87]))" office:value-type="float" office:value="53.6766717574168">
            <text:p>53.68</text:p>
          </table:table-cell>
          <table:table-cell table:formula="of:=BLACK_SCHOLES([.M88];[.$C$11];[.$C$9];0;[.$C$10];[.$C$13]-[.E88];[.$C$14];FALSE();;1)" office:value-type="float" office:value="0.806765892054383">
            <text:p>0.807</text:p>
          </table:table-cell>
          <table:table-cell table:formula="of:=([.N88]-[.N87])*[.$C$12]" office:value-type="float" office:value="6222.38345496686">
            <text:p>6,222</text:p>
          </table:table-cell>
          <table:table-cell table:formula="of:=[.O88]*[.M88]" office:value-type="float" office:value="333996.834261037">
            <text:p>333,997</text:p>
          </table:table-cell>
          <table:table-cell table:formula="of:=(EXP([.$C$9]*([.E89]-[.E88]))-1)*[.R88]" office:value-type="float" office:value="556.750015299157">
            <text:p>557</text:p>
          </table:table-cell>
          <table:table-cell table:formula="of:=[.R87]+[.Q87]+[.P88]" office:value-type="float" office:value="4063996.74303104">
            <text:p>4,063,997</text:p>
          </table:table-cell>
          <table:table-cell/>
          <table:table-cell table:formula="of:=ABS([.H88])" office:value-type="float" office:value="6469.32427262655">
            <text:p>6,469</text:p>
          </table:table-cell>
          <table:table-cell table:formula="of:=ABS([.O88])" office:value-type="float" office:value="6222.38345496686">
            <text:p>6,222</text:p>
          </table:table-cell>
        </table:table-row>
        <table:table-row table:style-name="ro1">
          <table:table-cell table:formula="of:=0.000005+0.99999*RAND()" office:value-type="float" office:value="0.80196841583252">
            <text:p>0.80197</text:p>
          </table:table-cell>
          <table:table-cell table:formula="of:=LEGACY.NORMSINV([.A89])" office:value-type="float" office:value="0.848673190124899">
            <text:p>0.84867</text:p>
          </table:table-cell>
          <table:table-cell/>
          <table:table-cell office:value-type="float" office:value="43">
            <text:p>43</text:p>
          </table:table-cell>
          <table:table-cell table:formula="of:=[.D89]/365" office:value-type="float" office:value="0.117808219178082">
            <text:p>0.118</text:p>
          </table:table-cell>
          <table:table-cell table:formula="of:=[.F88]*EXP(([.$C$9]-0.5*[.$C$10]*[.$C$10])*([.E89]-[.E88])+[.$C$10]*[.B89]*SQRT([.E89]-[.E88]))" office:value-type="float" office:value="45.4463598174999">
            <text:p>45.45</text:p>
          </table:table-cell>
          <table:table-cell table:formula="of:=BLACK_SCHOLES([.F89];[.$C$11];[.$C$9];0;[.$C$10];[.$C$13]-[.E89];[.$C$14];FALSE();;1)" office:value-type="float" office:value="0.227912639670935">
            <text:p>0.228</text:p>
          </table:table-cell>
          <table:table-cell table:formula="of:=([.G89]-[.G88])*[.$C$12]" office:value-type="float" office:value="2367.94769019736">
            <text:p>2,368</text:p>
          </table:table-cell>
          <table:table-cell table:formula="of:=[.H89]*[.F89]" office:value-type="float" office:value="107614.602757727">
            <text:p>107,615</text:p>
          </table:table-cell>
          <table:table-cell table:formula="of:=(EXP([.$C$9]*([.E90]-[.E89]))-1)*[.K89]" office:value-type="float" office:value="165.376877203612">
            <text:p>165</text:p>
          </table:table-cell>
          <table:table-cell table:formula="of:=[.K88]+[.J88]+[.I89]" office:value-type="float" office:value="1207168.51703541">
            <text:p>1,207,169</text:p>
          </table:table-cell>
          <table:table-cell/>
          <table:table-cell table:formula="of:=[.M88]*EXP(([.$C$9]-0.5*[.$C$10]*[.$C$10])*([.E89]-[.E88])-[.$C$10]*[.B89]*SQRT([.E89]-[.E88]))" office:value-type="float" office:value="53.2062762482438">
            <text:p>53.21</text:p>
          </table:table-cell>
          <table:table-cell table:formula="of:=BLACK_SCHOLES([.M89];[.$C$11];[.$C$9];0;[.$C$10];[.$C$13]-[.E89];[.$C$14];FALSE();;1)" office:value-type="float" office:value="0.783262817636821">
            <text:p>0.783</text:p>
          </table:table-cell>
          <table:table-cell table:formula="of:=([.N89]-[.N88])*[.$C$12]" office:value-type="float" office:value="-2350.30744175622">
            <text:p>-2,350</text:p>
          </table:table-cell>
          <table:table-cell table:formula="of:=[.O89]*[.M89]" office:value-type="float" office:value="-125051.107014384">
            <text:p>-125,051</text:p>
          </table:table-cell>
          <table:table-cell table:formula="of:=(EXP([.$C$9]*([.E90]-[.E89]))-1)*[.R89]" office:value-type="float" office:value="539.694825655426">
            <text:p>540</text:p>
          </table:table-cell>
          <table:table-cell table:formula="of:=[.R88]+[.Q88]+[.P89]" office:value-type="float" office:value="3939502.38603196">
            <text:p>3,939,502</text:p>
          </table:table-cell>
          <table:table-cell/>
          <table:table-cell table:formula="of:=ABS([.H89])" office:value-type="float" office:value="2367.94769019736">
            <text:p>2,368</text:p>
          </table:table-cell>
          <table:table-cell table:formula="of:=ABS([.O89])" office:value-type="float" office:value="2350.30744175622">
            <text:p>2,350</text:p>
          </table:table-cell>
        </table:table-row>
        <table:table-row table:style-name="ro1">
          <table:table-cell table:formula="of:=0.000005+0.99999*RAND()" office:value-type="float" office:value="0.53280606842041">
            <text:p>0.53281</text:p>
          </table:table-cell>
          <table:table-cell table:formula="of:=LEGACY.NORMSINV([.A90])" office:value-type="float" office:value="0.0823255176261179">
            <text:p>0.08233</text:p>
          </table:table-cell>
          <table:table-cell/>
          <table:table-cell office:value-type="float" office:value="44">
            <text:p>44</text:p>
          </table:table-cell>
          <table:table-cell table:formula="of:=[.D90]/365" office:value-type="float" office:value="0.120547945205479">
            <text:p>0.121</text:p>
          </table:table-cell>
          <table:table-cell table:formula="of:=[.F89]*EXP(([.$C$9]-0.5*[.$C$10]*[.$C$10])*([.E90]-[.E89])+[.$C$10]*[.B90]*SQRT([.E90]-[.E89]))" office:value-type="float" office:value="45.4892821051369">
            <text:p>45.49</text:p>
          </table:table-cell>
          <table:table-cell table:formula="of:=BLACK_SCHOLES([.F90];[.$C$11];[.$C$9];0;[.$C$10];[.$C$13]-[.E90];[.$C$14];FALSE();;1)" office:value-type="float" office:value="0.228959214097909">
            <text:p>0.229</text:p>
          </table:table-cell>
          <table:table-cell table:formula="of:=([.G90]-[.G89])*[.$C$12]" office:value-type="float" office:value="104.657442697403">
            <text:p>105</text:p>
          </table:table-cell>
          <table:table-cell table:formula="of:=[.H90]*[.F90]" office:value-type="float" office:value="4760.79193526438">
            <text:p>4,761</text:p>
          </table:table-cell>
          <table:table-cell table:formula="of:=(EXP([.$C$9]*([.E91]-[.E90]))-1)*[.K90]" office:value-type="float" office:value="166.051741071653">
            <text:p>166</text:p>
          </table:table-cell>
          <table:table-cell table:formula="of:=[.K89]+[.J89]+[.I90]" office:value-type="float" office:value="1212094.68584787">
            <text:p>1,212,095</text:p>
          </table:table-cell>
          <table:table-cell/>
          <table:table-cell table:formula="of:=[.M89]*EXP(([.$C$9]-0.5*[.$C$10]*[.$C$10])*([.E90]-[.E89])-[.$C$10]*[.B90]*SQRT([.E90]-[.E89]))" office:value-type="float" office:value="53.1648111449994">
            <text:p>53.16</text:p>
          </table:table-cell>
          <table:table-cell table:formula="of:=BLACK_SCHOLES([.M90];[.$C$11];[.$C$9];0;[.$C$10];[.$C$13]-[.E90];[.$C$14];FALSE();;1)" office:value-type="float" office:value="0.781673724642965">
            <text:p>0.782</text:p>
          </table:table-cell>
          <table:table-cell table:formula="of:=([.N90]-[.N89])*[.$C$12]" office:value-type="float" office:value="-158.909299385535">
            <text:p>-159</text:p>
          </table:table-cell>
          <table:table-cell table:formula="of:=[.O90]*[.M90]" office:value-type="float" office:value="-8448.38289101611">
            <text:p>-8,448</text:p>
          </table:table-cell>
          <table:table-cell table:formula="of:=(EXP([.$C$9]*([.E91]-[.E90]))-1)*[.R90]" office:value-type="float" office:value="538.611369521034">
            <text:p>539</text:p>
          </table:table-cell>
          <table:table-cell table:formula="of:=[.R89]+[.Q89]+[.P90]" office:value-type="float" office:value="3931593.6979666">
            <text:p>3,931,594</text:p>
          </table:table-cell>
          <table:table-cell/>
          <table:table-cell table:formula="of:=ABS([.H90])" office:value-type="float" office:value="104.657442697403">
            <text:p>105</text:p>
          </table:table-cell>
          <table:table-cell table:formula="of:=ABS([.O90])" office:value-type="float" office:value="158.909299385535">
            <text:p>159</text:p>
          </table:table-cell>
        </table:table-row>
        <table:table-row table:style-name="ro1">
          <table:table-cell table:formula="of:=0.000005+0.99999*RAND()" office:value-type="float" office:value="0.302766864929199">
            <text:p>0.30277</text:p>
          </table:table-cell>
          <table:table-cell table:formula="of:=LEGACY.NORMSINV([.A91])" office:value-type="float" office:value="-0.516459197134802">
            <text:p>-0.51646</text:p>
          </table:table-cell>
          <table:table-cell/>
          <table:table-cell office:value-type="float" office:value="45">
            <text:p>45</text:p>
          </table:table-cell>
          <table:table-cell table:formula="of:=[.D91]/365" office:value-type="float" office:value="0.123287671232877">
            <text:p>0.123</text:p>
          </table:table-cell>
          <table:table-cell table:formula="of:=[.F90]*EXP(([.$C$9]-0.5*[.$C$10]*[.$C$10])*([.E91]-[.E90])+[.$C$10]*[.B91]*SQRT([.E91]-[.E90]))" office:value-type="float" office:value="45.2477248753562">
            <text:p>45.25</text:p>
          </table:table-cell>
          <table:table-cell table:formula="of:=BLACK_SCHOLES([.F91];[.$C$11];[.$C$9];0;[.$C$10];[.$C$13]-[.E91];[.$C$14];FALSE();;1)" office:value-type="float" office:value="0.211786768145828">
            <text:p>0.212</text:p>
          </table:table-cell>
          <table:table-cell table:formula="of:=([.G91]-[.G90])*[.$C$12]" office:value-type="float" office:value="-1717.24459520811">
            <text:p>-1,717</text:p>
          </table:table-cell>
          <table:table-cell table:formula="of:=[.H91]*[.F91]" office:value-type="float" office:value="-77701.410987669">
            <text:p>-77,701</text:p>
          </table:table-cell>
          <table:table-cell table:formula="of:=(EXP([.$C$9]*([.E92]-[.E91]))-1)*[.K91]" office:value-type="float" office:value="155.429731464781">
            <text:p>155</text:p>
          </table:table-cell>
          <table:table-cell table:formula="of:=[.K90]+[.J90]+[.I91]" office:value-type="float" office:value="1134559.32660128">
            <text:p>1,134,559</text:p>
          </table:table-cell>
          <table:table-cell/>
          <table:table-cell table:formula="of:=[.M90]*EXP(([.$C$9]-0.5*[.$C$10]*[.$C$10])*([.E91]-[.E90])-[.$C$10]*[.B91]*SQRT([.E91]-[.E90]))" office:value-type="float" office:value="53.4574209326377">
            <text:p>53.46</text:p>
          </table:table-cell>
          <table:table-cell table:formula="of:=BLACK_SCHOLES([.M91];[.$C$11];[.$C$9];0;[.$C$10];[.$C$13]-[.E91];[.$C$14];FALSE();;1)" office:value-type="float" office:value="0.797818677853058">
            <text:p>0.798</text:p>
          </table:table-cell>
          <table:table-cell table:formula="of:=([.N91]-[.N90])*[.$C$12]" office:value-type="float" office:value="1614.49532100928">
            <text:p>1,614</text:p>
          </table:table-cell>
          <table:table-cell table:formula="of:=[.O91]*[.M91]" office:value-type="float" office:value="86306.7559689671">
            <text:p>86,307</text:p>
          </table:table-cell>
          <table:table-cell table:formula="of:=(EXP([.$C$9]*([.E92]-[.E91]))-1)*[.R91]" office:value-type="float" office:value="550.508810058425">
            <text:p>551</text:p>
          </table:table-cell>
          <table:table-cell table:formula="of:=[.R90]+[.Q90]+[.P91]" office:value-type="float" office:value="4018439.06530508">
            <text:p>4,018,439</text:p>
          </table:table-cell>
          <table:table-cell/>
          <table:table-cell table:formula="of:=ABS([.H91])" office:value-type="float" office:value="1717.24459520811">
            <text:p>1,717</text:p>
          </table:table-cell>
          <table:table-cell table:formula="of:=ABS([.O91])" office:value-type="float" office:value="1614.49532100928">
            <text:p>1,614</text:p>
          </table:table-cell>
        </table:table-row>
        <table:table-row table:style-name="ro1">
          <table:table-cell table:formula="of:=0.000005+0.99999*RAND()" office:value-type="float" office:value="0.686185882263184">
            <text:p>0.68619</text:p>
          </table:table-cell>
          <table:table-cell table:formula="of:=LEGACY.NORMSINV([.A92])" office:value-type="float" office:value="0.485067823666109">
            <text:p>0.48507</text:p>
          </table:table-cell>
          <table:table-cell/>
          <table:table-cell office:value-type="float" office:value="46">
            <text:p>46</text:p>
          </table:table-cell>
          <table:table-cell table:formula="of:=[.D92]/365" office:value-type="float" office:value="0.126027397260274">
            <text:p>0.126</text:p>
          </table:table-cell>
          <table:table-cell table:formula="of:=[.F91]*EXP(([.$C$9]-0.5*[.$C$10]*[.$C$10])*([.E92]-[.E91])+[.$C$10]*[.B92]*SQRT([.E92]-[.E91]))" office:value-type="float" office:value="45.4818117247193">
            <text:p>45.48</text:p>
          </table:table-cell>
          <table:table-cell table:formula="of:=BLACK_SCHOLES([.F92];[.$C$11];[.$C$9];0;[.$C$10];[.$C$13]-[.E92];[.$C$14];FALSE();;1)" office:value-type="float" office:value="0.224965195272431">
            <text:p>0.225</text:p>
          </table:table-cell>
          <table:table-cell table:formula="of:=([.G92]-[.G91])*[.$C$12]" office:value-type="float" office:value="1317.84271266028">
            <text:p>1,318</text:p>
          </table:table-cell>
          <table:table-cell table:formula="of:=[.H92]*[.F92]" office:value-type="float" office:value="59937.8741400083">
            <text:p>59,938</text:p>
          </table:table-cell>
          <table:table-cell table:formula="of:=(EXP([.$C$9]*([.E93]-[.E92]))-1)*[.K92]" office:value-type="float" office:value="163.662254757816">
            <text:p>164</text:p>
          </table:table-cell>
          <table:table-cell table:formula="of:=[.K91]+[.J91]+[.I92]" office:value-type="float" office:value="1194652.63047275">
            <text:p>1,194,653</text:p>
          </table:table-cell>
          <table:table-cell/>
          <table:table-cell table:formula="of:=[.M91]*EXP(([.$C$9]-0.5*[.$C$10]*[.$C$10])*([.E92]-[.E91])-[.$C$10]*[.B92]*SQRT([.E92]-[.E91]))" office:value-type="float" office:value="53.1910280438011">
            <text:p>53.19</text:p>
          </table:table-cell>
          <table:table-cell table:formula="of:=BLACK_SCHOLES([.M92];[.$C$11];[.$C$9];0;[.$C$10];[.$C$13]-[.E92];[.$C$14];FALSE();;1)" office:value-type="float" office:value="0.784408272689464">
            <text:p>0.784</text:p>
          </table:table-cell>
          <table:table-cell table:formula="of:=([.N92]-[.N91])*[.$C$12]" office:value-type="float" office:value="-1341.04051635942">
            <text:p>-1,341</text:p>
          </table:table-cell>
          <table:table-cell table:formula="of:=[.O92]*[.M92]" office:value-type="float" office:value="-71331.3237135471">
            <text:p>-71,331</text:p>
          </table:table-cell>
          <table:table-cell table:formula="of:=(EXP([.$C$9]*([.E93]-[.E92]))-1)*[.R92]" office:value-type="float" office:value="540.812143876795">
            <text:p>541</text:p>
          </table:table-cell>
          <table:table-cell table:formula="of:=[.R91]+[.Q91]+[.P92]" office:value-type="float" office:value="3947658.25040159">
            <text:p>3,947,658</text:p>
          </table:table-cell>
          <table:table-cell/>
          <table:table-cell table:formula="of:=ABS([.H92])" office:value-type="float" office:value="1317.84271266028">
            <text:p>1,318</text:p>
          </table:table-cell>
          <table:table-cell table:formula="of:=ABS([.O92])" office:value-type="float" office:value="1341.04051635942">
            <text:p>1,341</text:p>
          </table:table-cell>
        </table:table-row>
        <table:table-row table:style-name="ro1">
          <table:table-cell table:formula="of:=0.000005+0.99999*RAND()" office:value-type="float" office:value="0.148685153808594">
            <text:p>0.14869</text:p>
          </table:table-cell>
          <table:table-cell table:formula="of:=LEGACY.NORMSINV([.A93])" office:value-type="float" office:value="-1.0420892380912">
            <text:p>-1.04209</text:p>
          </table:table-cell>
          <table:table-cell/>
          <table:table-cell office:value-type="float" office:value="47">
            <text:p>47</text:p>
          </table:table-cell>
          <table:table-cell table:formula="of:=[.D93]/365" office:value-type="float" office:value="0.128767123287671">
            <text:p>0.129</text:p>
          </table:table-cell>
          <table:table-cell table:formula="of:=[.F92]*EXP(([.$C$9]-0.5*[.$C$10]*[.$C$10])*([.E93]-[.E92])+[.$C$10]*[.B93]*SQRT([.E93]-[.E92]))" office:value-type="float" office:value="44.9920409689957">
            <text:p>44.99</text:p>
          </table:table-cell>
          <table:table-cell table:formula="of:=BLACK_SCHOLES([.F93];[.$C$11];[.$C$9];0;[.$C$10];[.$C$13]-[.E93];[.$C$14];FALSE();;1)" office:value-type="float" office:value="0.19249815600519">
            <text:p>0.192</text:p>
          </table:table-cell>
          <table:table-cell table:formula="of:=([.G93]-[.G92])*[.$C$12]" office:value-type="float" office:value="-3246.70392672401">
            <text:p>-3,247</text:p>
          </table:table-cell>
          <table:table-cell table:formula="of:=[.H93]*[.F93]" office:value-type="float" office:value="-146075.836085366">
            <text:p>-146,076</text:p>
          </table:table-cell>
          <table:table-cell table:formula="of:=(EXP([.$C$9]*([.E94]-[.E93]))-1)*[.K93]" office:value-type="float" office:value="143.672916638432">
            <text:p>144</text:p>
          </table:table-cell>
          <table:table-cell table:formula="of:=[.K92]+[.J92]+[.I93]" office:value-type="float" office:value="1048740.45664214">
            <text:p>1,048,740</text:p>
          </table:table-cell>
          <table:table-cell/>
          <table:table-cell table:formula="of:=[.M92]*EXP(([.$C$9]-0.5*[.$C$10]*[.$C$10])*([.E93]-[.E92])-[.$C$10]*[.B93]*SQRT([.E93]-[.E92]))" office:value-type="float" office:value="53.7788903152515">
            <text:p>53.78</text:p>
          </table:table-cell>
          <table:table-cell table:formula="of:=BLACK_SCHOLES([.M93];[.$C$11];[.$C$9];0;[.$C$10];[.$C$13]-[.E93];[.$C$14];FALSE();;1)" office:value-type="float" office:value="0.815503940629542">
            <text:p>0.816</text:p>
          </table:table-cell>
          <table:table-cell table:formula="of:=([.N93]-[.N92])*[.$C$12]" office:value-type="float" office:value="3109.56679400782">
            <text:p>3,110</text:p>
          </table:table-cell>
          <table:table-cell table:formula="of:=[.O93]*[.M93]" office:value-type="float" office:value="167229.051542895">
            <text:p>167,229</text:p>
          </table:table-cell>
          <table:table-cell table:formula="of:=(EXP([.$C$9]*([.E94]-[.E93]))-1)*[.R93]" office:value-type="float" office:value="563.795891177902">
            <text:p>564</text:p>
          </table:table-cell>
          <table:table-cell table:formula="of:=[.R92]+[.Q92]+[.P93]" office:value-type="float" office:value="4115428.11408837">
            <text:p>4,115,428</text:p>
          </table:table-cell>
          <table:table-cell/>
          <table:table-cell table:formula="of:=ABS([.H93])" office:value-type="float" office:value="3246.70392672401">
            <text:p>3,247</text:p>
          </table:table-cell>
          <table:table-cell table:formula="of:=ABS([.O93])" office:value-type="float" office:value="3109.56679400782">
            <text:p>3,110</text:p>
          </table:table-cell>
        </table:table-row>
        <table:table-row table:style-name="ro1">
          <table:table-cell table:formula="of:=0.000005+0.99999*RAND()" office:value-type="float" office:value="0.178012253112793">
            <text:p>0.17801</text:p>
          </table:table-cell>
          <table:table-cell table:formula="of:=LEGACY.NORMSINV([.A94])" office:value-type="float" office:value="-0.922966801502893">
            <text:p>-0.92297</text:p>
          </table:table-cell>
          <table:table-cell/>
          <table:table-cell office:value-type="float" office:value="48">
            <text:p>48</text:p>
          </table:table-cell>
          <table:table-cell table:formula="of:=[.D94]/365" office:value-type="float" office:value="0.131506849315068">
            <text:p>0.132</text:p>
          </table:table-cell>
          <table:table-cell table:formula="of:=[.F93]*EXP(([.$C$9]-0.5*[.$C$10]*[.$C$10])*([.E94]-[.E93])+[.$C$10]*[.B94]*SQRT([.E94]-[.E93]))" office:value-type="float" office:value="44.5630812014994">
            <text:p>44.56</text:p>
          </table:table-cell>
          <table:table-cell table:formula="of:=BLACK_SCHOLES([.F94];[.$C$11];[.$C$9];0;[.$C$10];[.$C$13]-[.E94];[.$C$14];FALSE();;1)" office:value-type="float" office:value="0.165835625016757">
            <text:p>0.166</text:p>
          </table:table-cell>
          <table:table-cell table:formula="of:=([.G94]-[.G93])*[.$C$12]" office:value-type="float" office:value="-2666.25309884337">
            <text:p>-2,666</text:p>
          </table:table-cell>
          <table:table-cell table:formula="of:=[.H94]*[.F94]" office:value-type="float" office:value="-118816.453347506">
            <text:p>-118,816</text:p>
          </table:table-cell>
          <table:table-cell table:formula="of:=(EXP([.$C$9]*([.E95]-[.E94]))-1)*[.K94]" office:value-type="float" office:value="127.415257861077">
            <text:p>127</text:p>
          </table:table-cell>
          <table:table-cell table:formula="of:=[.K93]+[.J93]+[.I94]" office:value-type="float" office:value="930067.676211273">
            <text:p>930,068</text:p>
          </table:table-cell>
          <table:table-cell/>
          <table:table-cell table:formula="of:=[.M93]*EXP(([.$C$9]-0.5*[.$C$10]*[.$C$10])*([.E94]-[.E93])-[.$C$10]*[.B94]*SQRT([.E94]-[.E93]))" office:value-type="float" office:value="54.3054867362024">
            <text:p>54.31</text:p>
          </table:table-cell>
          <table:table-cell table:formula="of:=BLACK_SCHOLES([.M94];[.$C$11];[.$C$9];0;[.$C$10];[.$C$13]-[.E94];[.$C$14];FALSE();;1)" office:value-type="float" office:value="0.840949156404778">
            <text:p>0.841</text:p>
          </table:table-cell>
          <table:table-cell table:formula="of:=([.N94]-[.N93])*[.$C$12]" office:value-type="float" office:value="2544.52157752355">
            <text:p>2,545</text:p>
          </table:table-cell>
          <table:table-cell table:formula="of:=[.O94]*[.M94]" office:value-type="float" office:value="138181.482778186">
            <text:p>138,181</text:p>
          </table:table-cell>
          <table:table-cell table:formula="of:=(EXP([.$C$9]*([.E95]-[.E94]))-1)*[.R94]" office:value-type="float" office:value="582.803395589493">
            <text:p>583</text:p>
          </table:table-cell>
          <table:table-cell table:formula="of:=[.R93]+[.Q93]+[.P94]" office:value-type="float" office:value="4254173.39275773">
            <text:p>4,254,173</text:p>
          </table:table-cell>
          <table:table-cell/>
          <table:table-cell table:formula="of:=ABS([.H94])" office:value-type="float" office:value="2666.25309884337">
            <text:p>2,666</text:p>
          </table:table-cell>
          <table:table-cell table:formula="of:=ABS([.O94])" office:value-type="float" office:value="2544.52157752355">
            <text:p>2,545</text:p>
          </table:table-cell>
        </table:table-row>
        <table:table-row table:style-name="ro1">
          <table:table-cell table:formula="of:=0.000005+0.99999*RAND()" office:value-type="float" office:value="0.554381780395508">
            <text:p>0.55438</text:p>
          </table:table-cell>
          <table:table-cell table:formula="of:=LEGACY.NORMSINV([.A95])" office:value-type="float" office:value="0.136739837864362">
            <text:p>0.13674</text:p>
          </table:table-cell>
          <table:table-cell/>
          <table:table-cell office:value-type="float" office:value="49">
            <text:p>49</text:p>
          </table:table-cell>
          <table:table-cell table:formula="of:=[.D95]/365" office:value-type="float" office:value="0.134246575342466">
            <text:p>0.134</text:p>
          </table:table-cell>
          <table:table-cell table:formula="of:=[.F94]*EXP(([.$C$9]-0.5*[.$C$10]*[.$C$10])*([.E95]-[.E94])+[.$C$10]*[.B95]*SQRT([.E95]-[.E94]))" office:value-type="float" office:value="44.6305851774533">
            <text:p>44.63</text:p>
          </table:table-cell>
          <table:table-cell table:formula="of:=BLACK_SCHOLES([.F95];[.$C$11];[.$C$9];0;[.$C$10];[.$C$13]-[.E95];[.$C$14];FALSE();;1)" office:value-type="float" office:value="0.167815041925193">
            <text:p>0.168</text:p>
          </table:table-cell>
          <table:table-cell table:formula="of:=([.G95]-[.G94])*[.$C$12]" office:value-type="float" office:value="197.941690843578">
            <text:p>198</text:p>
          </table:table-cell>
          <table:table-cell table:formula="of:=[.H95]*[.F95]" office:value-type="float" office:value="8834.25349336345">
            <text:p>8,834</text:p>
          </table:table-cell>
          <table:table-cell table:formula="of:=(EXP([.$C$9]*([.E96]-[.E95]))-1)*[.K95]" office:value-type="float" office:value="128.642967805212">
            <text:p>129</text:p>
          </table:table-cell>
          <table:table-cell table:formula="of:=[.K94]+[.J94]+[.I95]" office:value-type="float" office:value="939029.344962497">
            <text:p>939,029</text:p>
          </table:table-cell>
          <table:table-cell/>
          <table:table-cell table:formula="of:=[.M94]*EXP(([.$C$9]-0.5*[.$C$10]*[.$C$10])*([.E95]-[.E94])-[.$C$10]*[.B95]*SQRT([.E95]-[.E94]))" office:value-type="float" office:value="54.2322635847978">
            <text:p>54.23</text:p>
          </table:table-cell>
          <table:table-cell table:formula="of:=BLACK_SCHOLES([.M95];[.$C$11];[.$C$9];0;[.$C$10];[.$C$13]-[.E95];[.$C$14];FALSE();;1)" office:value-type="float" office:value="0.838522928597901">
            <text:p>0.839</text:p>
          </table:table-cell>
          <table:table-cell table:formula="of:=([.N95]-[.N94])*[.$C$12]" office:value-type="float" office:value="-242.622780687685">
            <text:p>-243</text:p>
          </table:table-cell>
          <table:table-cell table:formula="of:=[.O95]*[.M95]" office:value-type="float" office:value="-13157.9825939311">
            <text:p>-13,158</text:p>
          </table:table-cell>
          <table:table-cell table:formula="of:=(EXP([.$C$9]*([.E96]-[.E95]))-1)*[.R95]" office:value-type="float" office:value="581.080650308491">
            <text:p>581</text:p>
          </table:table-cell>
          <table:table-cell table:formula="of:=[.R94]+[.Q94]+[.P95]" office:value-type="float" office:value="4241598.21355939">
            <text:p>4,241,598</text:p>
          </table:table-cell>
          <table:table-cell/>
          <table:table-cell table:formula="of:=ABS([.H95])" office:value-type="float" office:value="197.941690843578">
            <text:p>198</text:p>
          </table:table-cell>
          <table:table-cell table:formula="of:=ABS([.O95])" office:value-type="float" office:value="242.622780687685">
            <text:p>243</text:p>
          </table:table-cell>
        </table:table-row>
        <table:table-row table:style-name="ro1">
          <table:table-cell table:formula="of:=0.000005+0.99999*RAND()" office:value-type="float" office:value="0.836300347900391">
            <text:p>0.83630</text:p>
          </table:table-cell>
          <table:table-cell table:formula="of:=LEGACY.NORMSINV([.A96])" office:value-type="float" office:value="0.979365728930491">
            <text:p>0.97937</text:p>
          </table:table-cell>
          <table:table-cell/>
          <table:table-cell office:value-type="float" office:value="50">
            <text:p>50</text:p>
          </table:table-cell>
          <table:table-cell table:formula="of:=[.D96]/365" office:value-type="float" office:value="0.136986301369863">
            <text:p>0.137</text:p>
          </table:table-cell>
          <table:table-cell table:formula="of:=[.F95]*EXP(([.$C$9]-0.5*[.$C$10]*[.$C$10])*([.E96]-[.E95])+[.$C$10]*[.B96]*SQRT([.E96]-[.E95]))" office:value-type="float" office:value="45.0942187584062">
            <text:p>45.09</text:p>
          </table:table-cell>
          <table:table-cell table:formula="of:=BLACK_SCHOLES([.F96];[.$C$11];[.$C$9];0;[.$C$10];[.$C$13]-[.E96];[.$C$14];FALSE();;1)" office:value-type="float" office:value="0.193234332585523">
            <text:p>0.193</text:p>
          </table:table-cell>
          <table:table-cell table:formula="of:=([.G96]-[.G95])*[.$C$12]" office:value-type="float" office:value="2541.92906603299">
            <text:p>2,542</text:p>
          </table:table-cell>
          <table:table-cell table:formula="of:=[.H96]*[.F96]" office:value-type="float" office:value="114626.305372043">
            <text:p>114,626</text:p>
          </table:table-cell>
          <table:table-cell table:formula="of:=(EXP([.$C$9]*([.E97]-[.E96]))-1)*[.K96]" office:value-type="float" office:value="144.363900493808">
            <text:p>144</text:p>
          </table:table-cell>
          <table:table-cell table:formula="of:=[.K95]+[.J95]+[.I96]" office:value-type="float" office:value="1053784.29330235">
            <text:p>1,053,784</text:p>
          </table:table-cell>
          <table:table-cell/>
          <table:table-cell table:formula="of:=[.M95]*EXP(([.$C$9]-0.5*[.$C$10]*[.$C$10])*([.E96]-[.E95])-[.$C$10]*[.B96]*SQRT([.E96]-[.E95]))" office:value-type="float" office:value="53.6835016886869">
            <text:p>53.68</text:p>
          </table:table-cell>
          <table:table-cell table:formula="of:=BLACK_SCHOLES([.M96];[.$C$11];[.$C$9];0;[.$C$10];[.$C$13]-[.E96];[.$C$14];FALSE();;1)" office:value-type="float" office:value="0.813144561466768">
            <text:p>0.813</text:p>
          </table:table-cell>
          <table:table-cell table:formula="of:=([.N96]-[.N95])*[.$C$12]" office:value-type="float" office:value="-2537.83671311324">
            <text:p>-2,538</text:p>
          </table:table-cell>
          <table:table-cell table:formula="of:=[.O96]*[.M96]" office:value-type="float" office:value="-136239.961474026">
            <text:p>-136,240</text:p>
          </table:table-cell>
          <table:table-cell table:formula="of:=(EXP([.$C$9]*([.E97]-[.E96]))-1)*[.R96]" office:value-type="float" office:value="562.495969082162">
            <text:p>562</text:p>
          </table:table-cell>
          <table:table-cell table:formula="of:=[.R95]+[.Q95]+[.P96]" office:value-type="float" office:value="4105939.33273567">
            <text:p>4,105,939</text:p>
          </table:table-cell>
          <table:table-cell/>
          <table:table-cell table:formula="of:=ABS([.H96])" office:value-type="float" office:value="2541.92906603299">
            <text:p>2,542</text:p>
          </table:table-cell>
          <table:table-cell table:formula="of:=ABS([.O96])" office:value-type="float" office:value="2537.83671311324">
            <text:p>2,538</text:p>
          </table:table-cell>
        </table:table-row>
        <table:table-row table:style-name="ro1">
          <table:table-cell table:formula="of:=0.000005+0.99999*RAND()" office:value-type="float" office:value="0.0759930096435547">
            <text:p>0.07599</text:p>
          </table:table-cell>
          <table:table-cell table:formula="of:=LEGACY.NORMSINV([.A97])" office:value-type="float" office:value="-1.43255160907774">
            <text:p>-1.43255</text:p>
          </table:table-cell>
          <table:table-cell/>
          <table:table-cell office:value-type="float" office:value="51">
            <text:p>51</text:p>
          </table:table-cell>
          <table:table-cell table:formula="of:=[.D97]/365" office:value-type="float" office:value="0.13972602739726">
            <text:p>0.140</text:p>
          </table:table-cell>
          <table:table-cell table:formula="of:=[.F96]*EXP(([.$C$9]-0.5*[.$C$10]*[.$C$10])*([.E97]-[.E96])+[.$C$10]*[.B97]*SQRT([.E97]-[.E96]))" office:value-type="float" office:value="44.4266541159839">
            <text:p>44.43</text:p>
          </table:table-cell>
          <table:table-cell table:formula="of:=BLACK_SCHOLES([.F97];[.$C$11];[.$C$9];0;[.$C$10];[.$C$13]-[.E97];[.$C$14];FALSE();;1)" office:value-type="float" office:value="0.152952925434085">
            <text:p>0.153</text:p>
          </table:table-cell>
          <table:table-cell table:formula="of:=([.G97]-[.G96])*[.$C$12]" office:value-type="float" office:value="-4028.14071514379">
            <text:p>-4,028</text:p>
          </table:table-cell>
          <table:table-cell table:formula="of:=[.H97]*[.F97]" office:value-type="float" office:value="-178956.814282205">
            <text:p>-178,957</text:p>
          </table:table-cell>
          <table:table-cell table:formula="of:=(EXP([.$C$9]*([.E98]-[.E97]))-1)*[.K97]" office:value-type="float" office:value="119.867366470641">
            <text:p>120</text:p>
          </table:table-cell>
          <table:table-cell table:formula="of:=[.K96]+[.J96]+[.I97]" office:value-type="float" office:value="874971.842920634">
            <text:p>874,972</text:p>
          </table:table-cell>
          <table:table-cell/>
          <table:table-cell table:formula="of:=[.M96]*EXP(([.$C$9]-0.5*[.$C$10]*[.$C$10])*([.E97]-[.E96])-[.$C$10]*[.B97]*SQRT([.E97]-[.E96]))" office:value-type="float" office:value="54.4991197748218">
            <text:p>54.50</text:p>
          </table:table-cell>
          <table:table-cell table:formula="of:=BLACK_SCHOLES([.M97];[.$C$11];[.$C$9];0;[.$C$10];[.$C$13]-[.E97];[.$C$14];FALSE();;1)" office:value-type="float" office:value="0.852050341843935">
            <text:p>0.852</text:p>
          </table:table-cell>
          <table:table-cell table:formula="of:=([.N97]-[.N96])*[.$C$12]" office:value-type="float" office:value="3890.57803771663">
            <text:p>3,891</text:p>
          </table:table-cell>
          <table:table-cell table:formula="of:=[.O97]*[.M97]" office:value-type="float" office:value="212033.07847081">
            <text:p>212,033</text:p>
          </table:table-cell>
          <table:table-cell table:formula="of:=(EXP([.$C$9]*([.E98]-[.E97]))-1)*[.R97]" office:value-type="float" office:value="591.620645307582">
            <text:p>592</text:p>
          </table:table-cell>
          <table:table-cell table:formula="of:=[.R96]+[.Q96]+[.P97]" office:value-type="float" office:value="4318534.90717556">
            <text:p>4,318,535</text:p>
          </table:table-cell>
          <table:table-cell/>
          <table:table-cell table:formula="of:=ABS([.H97])" office:value-type="float" office:value="4028.14071514379">
            <text:p>4,028</text:p>
          </table:table-cell>
          <table:table-cell table:formula="of:=ABS([.O97])" office:value-type="float" office:value="3890.57803771663">
            <text:p>3,891</text:p>
          </table:table-cell>
        </table:table-row>
        <table:table-row table:style-name="ro1">
          <table:table-cell table:formula="of:=0.000005+0.99999*RAND()" office:value-type="float" office:value="0.635801864624024">
            <text:p>0.63580</text:p>
          </table:table-cell>
          <table:table-cell table:formula="of:=LEGACY.NORMSINV([.A98])" office:value-type="float" office:value="0.347259637568756">
            <text:p>0.34726</text:p>
          </table:table-cell>
          <table:table-cell/>
          <table:table-cell office:value-type="float" office:value="52">
            <text:p>52</text:p>
          </table:table-cell>
          <table:table-cell table:formula="of:=[.D98]/365" office:value-type="float" office:value="0.142465753424658">
            <text:p>0.142</text:p>
          </table:table-cell>
          <table:table-cell table:formula="of:=[.F97]*EXP(([.$C$9]-0.5*[.$C$10]*[.$C$10])*([.E98]-[.E97])+[.$C$10]*[.B98]*SQRT([.E98]-[.E97]))" office:value-type="float" office:value="44.5921163104159">
            <text:p>44.59</text:p>
          </table:table-cell>
          <table:table-cell table:formula="of:=BLACK_SCHOLES([.F98];[.$C$11];[.$C$9];0;[.$C$10];[.$C$13]-[.E98];[.$C$14];FALSE();;1)" office:value-type="float" office:value="0.160172423155294">
            <text:p>0.160</text:p>
          </table:table-cell>
          <table:table-cell table:formula="of:=([.G98]-[.G97])*[.$C$12]" office:value-type="float" office:value="721.9497721209">
            <text:p>722</text:p>
          </table:table-cell>
          <table:table-cell table:formula="of:=[.H98]*[.F98]" office:value-type="float" office:value="32193.2682086935">
            <text:p>32,193</text:p>
          </table:table-cell>
          <table:table-cell table:formula="of:=(EXP([.$C$9]*([.E99]-[.E98]))-1)*[.K98]" office:value-type="float" office:value="124.294126594573">
            <text:p>124</text:p>
          </table:table-cell>
          <table:table-cell table:formula="of:=[.K97]+[.J97]+[.I98]" office:value-type="float" office:value="907284.978495798">
            <text:p>907,285</text:p>
          </table:table-cell>
          <table:table-cell/>
          <table:table-cell table:formula="of:=[.M97]*EXP(([.$C$9]-0.5*[.$C$10]*[.$C$10])*([.E98]-[.E97])-[.$C$10]*[.B98]*SQRT([.E98]-[.E97]))" office:value-type="float" office:value="54.305823195849">
            <text:p>54.31</text:p>
          </table:table-cell>
          <table:table-cell table:formula="of:=BLACK_SCHOLES([.M98];[.$C$11];[.$C$9];0;[.$C$10];[.$C$13]-[.E98];[.$C$14];FALSE();;1)" office:value-type="float" office:value="0.8444832774583">
            <text:p>0.844</text:p>
          </table:table-cell>
          <table:table-cell table:formula="of:=([.N98]-[.N97])*[.$C$12]" office:value-type="float" office:value="-756.706438563504">
            <text:p>-757</text:p>
          </table:table-cell>
          <table:table-cell table:formula="of:=[.O98]*[.M98]" office:value-type="float" office:value="-41093.5660637902">
            <text:p>-41,094</text:p>
          </table:table-cell>
          <table:table-cell table:formula="of:=(EXP([.$C$9]*([.E99]-[.E98]))-1)*[.R98]" office:value-type="float" office:value="586.072053574566">
            <text:p>586</text:p>
          </table:table-cell>
          <table:table-cell table:formula="of:=[.R97]+[.Q97]+[.P98]" office:value-type="float" office:value="4278032.96175708">
            <text:p>4,278,033</text:p>
          </table:table-cell>
          <table:table-cell/>
          <table:table-cell table:formula="of:=ABS([.H98])" office:value-type="float" office:value="721.9497721209">
            <text:p>722</text:p>
          </table:table-cell>
          <table:table-cell table:formula="of:=ABS([.O98])" office:value-type="float" office:value="756.706438563504">
            <text:p>757</text:p>
          </table:table-cell>
        </table:table-row>
        <table:table-row table:style-name="ro1">
          <table:table-cell table:formula="of:=0.000005+0.99999*RAND()" office:value-type="float" office:value="0.0782512878417969">
            <text:p>0.07825</text:p>
          </table:table-cell>
          <table:table-cell table:formula="of:=LEGACY.NORMSINV([.A99])" office:value-type="float" office:value="-1.41693279991532">
            <text:p>-1.41693</text:p>
          </table:table-cell>
          <table:table-cell/>
          <table:table-cell office:value-type="float" office:value="53">
            <text:p>53</text:p>
          </table:table-cell>
          <table:table-cell table:formula="of:=[.D99]/365" office:value-type="float" office:value="0.145205479452055">
            <text:p>0.145</text:p>
          </table:table-cell>
          <table:table-cell table:formula="of:=[.F98]*EXP(([.$C$9]-0.5*[.$C$10]*[.$C$10])*([.E99]-[.E98])+[.$C$10]*[.B99]*SQRT([.E99]-[.E98]))" office:value-type="float" office:value="43.9391683731407">
            <text:p>43.94</text:p>
          </table:table-cell>
          <table:table-cell table:formula="of:=BLACK_SCHOLES([.F99];[.$C$11];[.$C$9];0;[.$C$10];[.$C$13]-[.E99];[.$C$14];FALSE();;1)" office:value-type="float" office:value="0.124562434531964">
            <text:p>0.125</text:p>
          </table:table-cell>
          <table:table-cell table:formula="of:=([.G99]-[.G98])*[.$C$12]" office:value-type="float" office:value="-3560.99886233294">
            <text:p>-3,561</text:p>
          </table:table-cell>
          <table:table-cell table:formula="of:=[.H99]*[.F99]" office:value-type="float" office:value="-156467.328588609">
            <text:p>-156,467</text:p>
          </table:table-cell>
          <table:table-cell table:formula="of:=(EXP([.$C$9]*([.E100]-[.E99]))-1)*[.K99]" office:value-type="float" office:value="102.875805583881">
            <text:p>103</text:p>
          </table:table-cell>
          <table:table-cell table:formula="of:=[.K98]+[.J98]+[.I99]" office:value-type="float" office:value="750941.944033783">
            <text:p>750,942</text:p>
          </table:table-cell>
          <table:table-cell/>
          <table:table-cell table:formula="of:=[.M98]*EXP(([.$C$9]-0.5*[.$C$10]*[.$C$10])*([.E99]-[.E98])-[.$C$10]*[.B99]*SQRT([.E99]-[.E98]))" office:value-type="float" office:value="55.1218828169719">
            <text:p>55.12</text:p>
          </table:table-cell>
          <table:table-cell table:formula="of:=BLACK_SCHOLES([.M99];[.$C$11];[.$C$9];0;[.$C$10];[.$C$13]-[.E99];[.$C$14];FALSE();;1)" office:value-type="float" office:value="0.87892908141035">
            <text:p>0.879</text:p>
          </table:table-cell>
          <table:table-cell table:formula="of:=([.N99]-[.N98])*[.$C$12]" office:value-type="float" office:value="3444.58039520507">
            <text:p>3,445</text:p>
          </table:table-cell>
          <table:table-cell table:formula="of:=[.O99]*[.M99]" office:value-type="float" office:value="189871.756898132">
            <text:p>189,872</text:p>
          </table:table-cell>
          <table:table-cell table:formula="of:=(EXP([.$C$9]*([.E100]-[.E99]))-1)*[.R99]" office:value-type="float" office:value="612.163954205279">
            <text:p>612</text:p>
          </table:table-cell>
          <table:table-cell table:formula="of:=[.R98]+[.Q98]+[.P99]" office:value-type="float" office:value="4468490.79070879">
            <text:p>4,468,491</text:p>
          </table:table-cell>
          <table:table-cell/>
          <table:table-cell table:formula="of:=ABS([.H99])" office:value-type="float" office:value="3560.99886233294">
            <text:p>3,561</text:p>
          </table:table-cell>
          <table:table-cell table:formula="of:=ABS([.O99])" office:value-type="float" office:value="3444.58039520507">
            <text:p>3,445</text:p>
          </table:table-cell>
        </table:table-row>
        <table:table-row table:style-name="ro1">
          <table:table-cell table:formula="of:=0.000005+0.99999*RAND()" office:value-type="float" office:value="0.0514266049194336">
            <text:p>0.05143</text:p>
          </table:table-cell>
          <table:table-cell table:formula="of:=LEGACY.NORMSINV([.A100])" office:value-type="float" office:value="-1.63117589600029">
            <text:p>-1.63118</text:p>
          </table:table-cell>
          <table:table-cell/>
          <table:table-cell office:value-type="float" office:value="54">
            <text:p>54</text:p>
          </table:table-cell>
          <table:table-cell table:formula="of:=[.D100]/365" office:value-type="float" office:value="0.147945205479452">
            <text:p>0.148</text:p>
          </table:table-cell>
          <table:table-cell table:formula="of:=[.F99]*EXP(([.$C$9]-0.5*[.$C$10]*[.$C$10])*([.E100]-[.E99])+[.$C$10]*[.B100]*SQRT([.E100]-[.E99]))" office:value-type="float" office:value="43.1987864068141">
            <text:p>43.20</text:p>
          </table:table-cell>
          <table:table-cell table:formula="of:=BLACK_SCHOLES([.F100];[.$C$11];[.$C$9];0;[.$C$10];[.$C$13]-[.E100];[.$C$14];FALSE();;1)" office:value-type="float" office:value="0.0907449561023683">
            <text:p>0.091</text:p>
          </table:table-cell>
          <table:table-cell table:formula="of:=([.G100]-[.G99])*[.$C$12]" office:value-type="float" office:value="-3381.74784295959">
            <text:p>-3,382</text:p>
          </table:table-cell>
          <table:table-cell table:formula="of:=[.H100]*[.F100]" office:value-type="float" office:value="-146087.402749716">
            <text:p>-146,087</text:p>
          </table:table-cell>
          <table:table-cell table:formula="of:=(EXP([.$C$9]*([.E101]-[.E100]))-1)*[.K100]" office:value-type="float" office:value="82.8765554001895">
            <text:p>83</text:p>
          </table:table-cell>
          <table:table-cell table:formula="of:=[.K99]+[.J99]+[.I100]" office:value-type="float" office:value="604957.417089652">
            <text:p>604,957</text:p>
          </table:table-cell>
          <table:table-cell/>
          <table:table-cell table:formula="of:=[.M99]*EXP(([.$C$9]-0.5*[.$C$10]*[.$C$10])*([.E100]-[.E99])-[.$C$10]*[.B100]*SQRT([.E100]-[.E99]))" office:value-type="float" office:value="56.075831358588">
            <text:p>56.08</text:p>
          </table:table-cell>
          <table:table-cell table:formula="of:=BLACK_SCHOLES([.M100];[.$C$11];[.$C$9];0;[.$C$10];[.$C$13]-[.E100];[.$C$14];FALSE();;1)" office:value-type="float" office:value="0.911683663523205">
            <text:p>0.912</text:p>
          </table:table-cell>
          <table:table-cell table:formula="of:=([.N100]-[.N99])*[.$C$12]" office:value-type="float" office:value="3275.4582112855">
            <text:p>3,275</text:p>
          </table:table-cell>
          <table:table-cell table:formula="of:=[.O100]*[.M100]" office:value-type="float" office:value="183674.042278148">
            <text:p>183,674</text:p>
          </table:table-cell>
          <table:table-cell table:formula="of:=(EXP([.$C$9]*([.E101]-[.E100]))-1)*[.R100]" office:value-type="float" office:value="637.410369157562">
            <text:p>637</text:p>
          </table:table-cell>
          <table:table-cell table:formula="of:=[.R99]+[.Q99]+[.P100]" office:value-type="float" office:value="4652776.99694114">
            <text:p>4,652,777</text:p>
          </table:table-cell>
          <table:table-cell/>
          <table:table-cell table:formula="of:=ABS([.H100])" office:value-type="float" office:value="3381.74784295959">
            <text:p>3,382</text:p>
          </table:table-cell>
          <table:table-cell table:formula="of:=ABS([.O100])" office:value-type="float" office:value="3275.4582112855">
            <text:p>3,275</text:p>
          </table:table-cell>
        </table:table-row>
        <table:table-row table:style-name="ro1">
          <table:table-cell table:formula="of:=0.000005+0.99999*RAND()" office:value-type="float" office:value="0.558165922241211">
            <text:p>0.55817</text:p>
          </table:table-cell>
          <table:table-cell table:formula="of:=LEGACY.NORMSINV([.A101])" office:value-type="float" office:value="0.146320788633619">
            <text:p>0.14632</text:p>
          </table:table-cell>
          <table:table-cell/>
          <table:table-cell office:value-type="float" office:value="55">
            <text:p>55</text:p>
          </table:table-cell>
          <table:table-cell table:formula="of:=[.D101]/365" office:value-type="float" office:value="0.150684931506849">
            <text:p>0.151</text:p>
          </table:table-cell>
          <table:table-cell table:formula="of:=[.F100]*EXP(([.$C$9]-0.5*[.$C$10]*[.$C$10])*([.E101]-[.E100])+[.$C$10]*[.B101]*SQRT([.E101]-[.E100]))" office:value-type="float" office:value="43.2685632862314">
            <text:p>43.27</text:p>
          </table:table-cell>
          <table:table-cell table:formula="of:=BLACK_SCHOLES([.F101];[.$C$11];[.$C$9];0;[.$C$10];[.$C$13]-[.E101];[.$C$14];FALSE();;1)" office:value-type="float" office:value="0.091877261853921">
            <text:p>0.092</text:p>
          </table:table-cell>
          <table:table-cell table:formula="of:=([.G101]-[.G100])*[.$C$12]" office:value-type="float" office:value="113.230575155263">
            <text:p>113</text:p>
          </table:table-cell>
          <table:table-cell table:formula="of:=[.H101]*[.F101]" office:value-type="float" office:value="4899.32430704186">
            <text:p>4,899</text:p>
          </table:table-cell>
          <table:table-cell table:formula="of:=(EXP([.$C$9]*([.E102]-[.E101]))-1)*[.K101]" office:value-type="float" office:value="83.5590954172662">
            <text:p>84</text:p>
          </table:table-cell>
          <table:table-cell table:formula="of:=[.K100]+[.J100]+[.I101]" office:value-type="float" office:value="609939.617952094">
            <text:p>609,940</text:p>
          </table:table-cell>
          <table:table-cell/>
          <table:table-cell table:formula="of:=[.M100]*EXP(([.$C$9]-0.5*[.$C$10]*[.$C$10])*([.E101]-[.E100])-[.$C$10]*[.B101]*SQRT([.E101]-[.E100]))" office:value-type="float" office:value="55.9946047244432">
            <text:p>55.99</text:p>
          </table:table-cell>
          <table:table-cell table:formula="of:=BLACK_SCHOLES([.M101];[.$C$11];[.$C$9];0;[.$C$10];[.$C$13]-[.E101];[.$C$14];FALSE();;1)" office:value-type="float" office:value="0.910220601150869">
            <text:p>0.910</text:p>
          </table:table-cell>
          <table:table-cell table:formula="of:=([.N101]-[.N100])*[.$C$12]" office:value-type="float" office:value="-146.306237233595">
            <text:p>-146</text:p>
          </table:table-cell>
          <table:table-cell table:formula="of:=[.O101]*[.M101]" office:value-type="float" office:value="-8192.35992261579">
            <text:p>-8,192</text:p>
          </table:table-cell>
          <table:table-cell table:formula="of:=(EXP([.$C$9]*([.E102]-[.E101]))-1)*[.R101]" office:value-type="float" office:value="636.375373672714">
            <text:p>636</text:p>
          </table:table-cell>
          <table:table-cell table:formula="of:=[.R100]+[.Q100]+[.P101]" office:value-type="float" office:value="4645222.04738768">
            <text:p>4,645,222</text:p>
          </table:table-cell>
          <table:table-cell/>
          <table:table-cell table:formula="of:=ABS([.H101])" office:value-type="float" office:value="113.230575155263">
            <text:p>113</text:p>
          </table:table-cell>
          <table:table-cell table:formula="of:=ABS([.O101])" office:value-type="float" office:value="146.306237233595">
            <text:p>146</text:p>
          </table:table-cell>
        </table:table-row>
        <table:table-row table:style-name="ro1">
          <table:table-cell table:formula="of:=0.000005+0.99999*RAND()" office:value-type="float" office:value="0.803219624023438">
            <text:p>0.80322</text:p>
          </table:table-cell>
          <table:table-cell table:formula="of:=LEGACY.NORMSINV([.A102])" office:value-type="float" office:value="0.853177728752844">
            <text:p>0.85318</text:p>
          </table:table-cell>
          <table:table-cell/>
          <table:table-cell office:value-type="float" office:value="56">
            <text:p>56</text:p>
          </table:table-cell>
          <table:table-cell table:formula="of:=[.D102]/365" office:value-type="float" office:value="0.153424657534247">
            <text:p>0.153</text:p>
          </table:table-cell>
          <table:table-cell table:formula="of:=[.F101]*EXP(([.$C$9]-0.5*[.$C$10]*[.$C$10])*([.E102]-[.E101])+[.$C$10]*[.B102]*SQRT([.E102]-[.E101]))" office:value-type="float" office:value="43.6603345919764">
            <text:p>43.66</text:p>
          </table:table-cell>
          <table:table-cell table:formula="of:=BLACK_SCHOLES([.F102];[.$C$11];[.$C$9];0;[.$C$10];[.$C$13]-[.E102];[.$C$14];FALSE();;1)" office:value-type="float" office:value="0.106524491911753">
            <text:p>0.107</text:p>
          </table:table-cell>
          <table:table-cell table:formula="of:=([.G102]-[.G101])*[.$C$12]" office:value-type="float" office:value="1464.72300578321">
            <text:p>1,465</text:p>
          </table:table-cell>
          <table:table-cell table:formula="of:=[.H102]*[.F102]" office:value-type="float" office:value="63950.2965170606">
            <text:p>63,950</text:p>
          </table:table-cell>
          <table:table-cell table:formula="of:=(EXP([.$C$9]*([.E103]-[.E102]))-1)*[.K102]" office:value-type="float" office:value="92.3314572930589">
            <text:p>92</text:p>
          </table:table-cell>
          <table:table-cell table:formula="of:=[.K101]+[.J101]+[.I102]" office:value-type="float" office:value="673973.473564572">
            <text:p>673,973</text:p>
          </table:table-cell>
          <table:table-cell/>
          <table:table-cell table:formula="of:=[.M101]*EXP(([.$C$9]-0.5*[.$C$10]*[.$C$10])*([.E102]-[.E101])-[.$C$10]*[.B102]*SQRT([.E102]-[.E101]))" office:value-type="float" office:value="55.5012787484287">
            <text:p>55.50</text:p>
          </table:table-cell>
          <table:table-cell table:formula="of:=BLACK_SCHOLES([.M102];[.$C$11];[.$C$9];0;[.$C$10];[.$C$13]-[.E102];[.$C$14];FALSE();;1)" office:value-type="float" office:value="0.895414524143281">
            <text:p>0.895</text:p>
          </table:table-cell>
          <table:table-cell table:formula="of:=([.N102]-[.N101])*[.$C$12]" office:value-type="float" office:value="-1480.60770075878">
            <text:p>-1,481</text:p>
          </table:table-cell>
          <table:table-cell table:formula="of:=[.O102]*[.M102]" office:value-type="float" office:value="-82175.6207168834">
            <text:p>-82,176</text:p>
          </table:table-cell>
          <table:table-cell table:formula="of:=(EXP([.$C$9]*([.E103]-[.E102]))-1)*[.R102]" office:value-type="float" office:value="625.204848949691">
            <text:p>625</text:p>
          </table:table-cell>
          <table:table-cell table:formula="of:=[.R101]+[.Q101]+[.P102]" office:value-type="float" office:value="4563682.80204447">
            <text:p>4,563,683</text:p>
          </table:table-cell>
          <table:table-cell/>
          <table:table-cell table:formula="of:=ABS([.H102])" office:value-type="float" office:value="1464.72300578321">
            <text:p>1,465</text:p>
          </table:table-cell>
          <table:table-cell table:formula="of:=ABS([.O102])" office:value-type="float" office:value="1480.60770075878">
            <text:p>1,481</text:p>
          </table:table-cell>
        </table:table-row>
        <table:table-row table:style-name="ro1">
          <table:table-cell table:formula="of:=0.000005+0.99999*RAND()" office:value-type="float" office:value="0.890254886474609">
            <text:p>0.89025</text:p>
          </table:table-cell>
          <table:table-cell table:formula="of:=LEGACY.NORMSINV([.A103])" office:value-type="float" office:value="1.22788477121449">
            <text:p>1.22788</text:p>
          </table:table-cell>
          <table:table-cell/>
          <table:table-cell office:value-type="float" office:value="57">
            <text:p>57</text:p>
          </table:table-cell>
          <table:table-cell table:formula="of:=[.D103]/365" office:value-type="float" office:value="0.156164383561644">
            <text:p>0.156</text:p>
          </table:table-cell>
          <table:table-cell table:formula="of:=[.F102]*EXP(([.$C$9]-0.5*[.$C$10]*[.$C$10])*([.E103]-[.E102])+[.$C$10]*[.B103]*SQRT([.E103]-[.E102]))" office:value-type="float" office:value="44.2288057991983">
            <text:p>44.23</text:p>
          </table:table-cell>
          <table:table-cell table:formula="of:=BLACK_SCHOLES([.F103];[.$C$11];[.$C$9];0;[.$C$10];[.$C$13]-[.E103];[.$C$14];FALSE();;1)" office:value-type="float" office:value="0.131553979072453">
            <text:p>0.132</text:p>
          </table:table-cell>
          <table:table-cell table:formula="of:=([.G103]-[.G102])*[.$C$12]" office:value-type="float" office:value="2502.94871606999">
            <text:p>2,503</text:p>
          </table:table-cell>
          <table:table-cell table:formula="of:=[.H103]*[.F103]" office:value-type="float" office:value="110702.432688412">
            <text:p>110,702</text:p>
          </table:table-cell>
          <table:table-cell table:formula="of:=(EXP([.$C$9]*([.E104]-[.E103]))-1)*[.K103]" office:value-type="float" office:value="107.509861837542">
            <text:p>108</text:p>
          </table:table-cell>
          <table:table-cell table:formula="of:=[.K102]+[.J102]+[.I103]" office:value-type="float" office:value="784768.237710277">
            <text:p>784,768</text:p>
          </table:table-cell>
          <table:table-cell/>
          <table:table-cell table:formula="of:=[.M102]*EXP(([.$C$9]-0.5*[.$C$10]*[.$C$10])*([.E103]-[.E102])-[.$C$10]*[.B103]*SQRT([.E103]-[.E102]))" office:value-type="float" office:value="54.7969298369451">
            <text:p>54.80</text:p>
          </table:table-cell>
          <table:table-cell table:formula="of:=BLACK_SCHOLES([.M103];[.$C$11];[.$C$9];0;[.$C$10];[.$C$13]-[.E103];[.$C$14];FALSE();;1)" office:value-type="float" office:value="0.870226881926674">
            <text:p>0.870</text:p>
          </table:table-cell>
          <table:table-cell table:formula="of:=([.N103]-[.N102])*[.$C$12]" office:value-type="float" office:value="-2518.76422166074">
            <text:p>-2,519</text:p>
          </table:table-cell>
          <table:table-cell table:formula="of:=[.O103]*[.M103]" office:value-type="float" office:value="-138020.546330151">
            <text:p>-138,021</text:p>
          </table:table-cell>
          <table:table-cell table:formula="of:=(EXP([.$C$9]*([.E104]-[.E103]))-1)*[.R103]" office:value-type="float" office:value="606.382280107118">
            <text:p>606</text:p>
          </table:table-cell>
          <table:table-cell table:formula="of:=[.R102]+[.Q102]+[.P103]" office:value-type="float" office:value="4426287.46056327">
            <text:p>4,426,287</text:p>
          </table:table-cell>
          <table:table-cell/>
          <table:table-cell table:formula="of:=ABS([.H103])" office:value-type="float" office:value="2502.94871606999">
            <text:p>2,503</text:p>
          </table:table-cell>
          <table:table-cell table:formula="of:=ABS([.O103])" office:value-type="float" office:value="2518.76422166074">
            <text:p>2,519</text:p>
          </table:table-cell>
        </table:table-row>
        <table:table-row table:style-name="ro1">
          <table:table-cell table:formula="of:=0.000005+0.99999*RAND()" office:value-type="float" office:value="0.721311263427734">
            <text:p>0.72131</text:p>
          </table:table-cell>
          <table:table-cell table:formula="of:=LEGACY.NORMSINV([.A104])" office:value-type="float" office:value="0.586741288907614">
            <text:p>0.58674</text:p>
          </table:table-cell>
          <table:table-cell/>
          <table:table-cell office:value-type="float" office:value="58">
            <text:p>58</text:p>
          </table:table-cell>
          <table:table-cell table:formula="of:=[.D104]/365" office:value-type="float" office:value="0.158904109589041">
            <text:p>0.159</text:p>
          </table:table-cell>
          <table:table-cell table:formula="of:=[.F103]*EXP(([.$C$9]-0.5*[.$C$10]*[.$C$10])*([.E104]-[.E103])+[.$C$10]*[.B104]*SQRT([.E104]-[.E103]))" office:value-type="float" office:value="44.504965714845">
            <text:p>44.50</text:p>
          </table:table-cell>
          <table:table-cell table:formula="of:=BLACK_SCHOLES([.F104];[.$C$11];[.$C$9];0;[.$C$10];[.$C$13]-[.E104];[.$C$14];FALSE();;1)" office:value-type="float" office:value="0.144063419568615">
            <text:p>0.144</text:p>
          </table:table-cell>
          <table:table-cell table:formula="of:=([.G104]-[.G103])*[.$C$12]" office:value-type="float" office:value="1250.94404961621">
            <text:p>1,251</text:p>
          </table:table-cell>
          <table:table-cell table:formula="of:=[.H104]*[.F104]" office:value-type="float" office:value="55673.2220393589">
            <text:p>55,673</text:p>
          </table:table-cell>
          <table:table-cell table:formula="of:=(EXP([.$C$9]*([.E105]-[.E104]))-1)*[.K104]" office:value-type="float" office:value="115.151581381891">
            <text:p>115</text:p>
          </table:table-cell>
          <table:table-cell table:formula="of:=[.K103]+[.J103]+[.I104]" office:value-type="float" office:value="840548.969611473">
            <text:p>840,549</text:p>
          </table:table-cell>
          <table:table-cell/>
          <table:table-cell table:formula="of:=[.M103]*EXP(([.$C$9]-0.5*[.$C$10]*[.$C$10])*([.E104]-[.E103])-[.$C$10]*[.B104]*SQRT([.E104]-[.E103]))" office:value-type="float" office:value="54.4658593129546">
            <text:p>54.47</text:p>
          </table:table-cell>
          <table:table-cell table:formula="of:=BLACK_SCHOLES([.M104];[.$C$11];[.$C$9];0;[.$C$10];[.$C$13]-[.E104];[.$C$14];FALSE();;1)" office:value-type="float" office:value="0.857322621579234">
            <text:p>0.857</text:p>
          </table:table-cell>
          <table:table-cell table:formula="of:=([.N104]-[.N103])*[.$C$12]" office:value-type="float" office:value="-1290.42603474397">
            <text:p>-1,290</text:p>
          </table:table-cell>
          <table:table-cell table:formula="of:=[.O104]*[.M104]" office:value-type="float" office:value="-70284.1628621392">
            <text:p>-70,284</text:p>
          </table:table-cell>
          <table:table-cell table:formula="of:=(EXP([.$C$9]*([.E105]-[.E104]))-1)*[.R104]" office:value-type="float" office:value="596.836724867297">
            <text:p>597</text:p>
          </table:table-cell>
          <table:table-cell table:formula="of:=[.R103]+[.Q103]+[.P104]" office:value-type="float" office:value="4356609.67998124">
            <text:p>4,356,610</text:p>
          </table:table-cell>
          <table:table-cell/>
          <table:table-cell table:formula="of:=ABS([.H104])" office:value-type="float" office:value="1250.94404961621">
            <text:p>1,251</text:p>
          </table:table-cell>
          <table:table-cell table:formula="of:=ABS([.O104])" office:value-type="float" office:value="1290.42603474397">
            <text:p>1,290</text:p>
          </table:table-cell>
        </table:table-row>
        <table:table-row table:style-name="ro1">
          <table:table-cell table:formula="of:=0.000005+0.99999*RAND()" office:value-type="float" office:value="0.833645345153809">
            <text:p>0.83365</text:p>
          </table:table-cell>
          <table:table-cell table:formula="of:=LEGACY.NORMSINV([.A105])" office:value-type="float" office:value="0.968671113231384">
            <text:p>0.96867</text:p>
          </table:table-cell>
          <table:table-cell/>
          <table:table-cell office:value-type="float" office:value="59">
            <text:p>59</text:p>
          </table:table-cell>
          <table:table-cell table:formula="of:=[.D105]/365" office:value-type="float" office:value="0.161643835616438">
            <text:p>0.162</text:p>
          </table:table-cell>
          <table:table-cell table:formula="of:=[.F104]*EXP(([.$C$9]-0.5*[.$C$10]*[.$C$10])*([.E105]-[.E104])+[.$C$10]*[.B105]*SQRT([.E105]-[.E104]))" office:value-type="float" office:value="44.9622602371666">
            <text:p>44.96</text:p>
          </table:table-cell>
          <table:table-cell table:formula="of:=BLACK_SCHOLES([.F105];[.$C$11];[.$C$9];0;[.$C$10];[.$C$13]-[.E105];[.$C$14];FALSE();;1)" office:value-type="float" office:value="0.167946973966726">
            <text:p>0.168</text:p>
          </table:table-cell>
          <table:table-cell table:formula="of:=([.G105]-[.G104])*[.$C$12]" office:value-type="float" office:value="2388.35543981112">
            <text:p>2,388</text:p>
          </table:table-cell>
          <table:table-cell table:formula="of:=[.H105]*[.F105]" office:value-type="float" office:value="107385.85882364">
            <text:p>107,386</text:p>
          </table:table-cell>
          <table:table-cell table:formula="of:=(EXP([.$C$9]*([.E106]-[.E105]))-1)*[.K105]" office:value-type="float" office:value="129.878755878353">
            <text:p>130</text:p>
          </table:table-cell>
          <table:table-cell table:formula="of:=[.K104]+[.J104]+[.I105]" office:value-type="float" office:value="948049.980016496">
            <text:p>948,050</text:p>
          </table:table-cell>
          <table:table-cell/>
          <table:table-cell table:formula="of:=[.M104]*EXP(([.$C$9]-0.5*[.$C$10]*[.$C$10])*([.E105]-[.E104])-[.$C$10]*[.B105]*SQRT([.E105]-[.E104]))" office:value-type="float" office:value="53.9207701585227">
            <text:p>53.92</text:p>
          </table:table-cell>
          <table:table-cell table:formula="of:=BLACK_SCHOLES([.M105];[.$C$11];[.$C$9];0;[.$C$10];[.$C$13]-[.E105];[.$C$14];FALSE();;1)" office:value-type="float" office:value="0.833015196546637">
            <text:p>0.833</text:p>
          </table:table-cell>
          <table:table-cell table:formula="of:=([.N105]-[.N104])*[.$C$12]" office:value-type="float" office:value="-2430.74250325973">
            <text:p>-2,431</text:p>
          </table:table-cell>
          <table:table-cell table:formula="of:=[.O105]*[.M105]" office:value-type="float" office:value="-131067.50783282">
            <text:p>-131,068</text:p>
          </table:table-cell>
          <table:table-cell table:formula="of:=(EXP([.$C$9]*([.E106]-[.E105]))-1)*[.R105]" office:value-type="float" office:value="578.962805981902">
            <text:p>579</text:p>
          </table:table-cell>
          <table:table-cell table:formula="of:=[.R104]+[.Q104]+[.P105]" office:value-type="float" office:value="4226139.00887329">
            <text:p>4,226,139</text:p>
          </table:table-cell>
          <table:table-cell/>
          <table:table-cell table:formula="of:=ABS([.H105])" office:value-type="float" office:value="2388.35543981112">
            <text:p>2,388</text:p>
          </table:table-cell>
          <table:table-cell table:formula="of:=ABS([.O105])" office:value-type="float" office:value="2430.74250325973">
            <text:p>2,431</text:p>
          </table:table-cell>
        </table:table-row>
        <table:table-row table:style-name="ro1">
          <table:table-cell table:formula="of:=0.000005+0.99999*RAND()" office:value-type="float" office:value="0.866970207214356">
            <text:p>0.86697</text:p>
          </table:table-cell>
          <table:table-cell table:formula="of:=LEGACY.NORMSINV([.A106])" office:value-type="float" office:value="1.11218274437346">
            <text:p>1.11218</text:p>
          </table:table-cell>
          <table:table-cell/>
          <table:table-cell office:value-type="float" office:value="60">
            <text:p>60</text:p>
          </table:table-cell>
          <table:table-cell table:formula="of:=[.D106]/365" office:value-type="float" office:value="0.164383561643836">
            <text:p>0.164</text:p>
          </table:table-cell>
          <table:table-cell table:formula="of:=[.F105]*EXP(([.$C$9]-0.5*[.$C$10]*[.$C$10])*([.E106]-[.E105])+[.$C$10]*[.B106]*SQRT([.E106]-[.E105]))" office:value-type="float" office:value="45.4925478658829">
            <text:p>45.49</text:p>
          </table:table-cell>
          <table:table-cell table:formula="of:=BLACK_SCHOLES([.F106];[.$C$11];[.$C$9];0;[.$C$10];[.$C$13]-[.E106];[.$C$14];FALSE();;1)" office:value-type="float" office:value="0.199019010046537">
            <text:p>0.199</text:p>
          </table:table-cell>
          <table:table-cell table:formula="of:=([.G106]-[.G105])*[.$C$12]" office:value-type="float" office:value="3107.20360798108">
            <text:p>3,107</text:p>
          </table:table-cell>
          <table:table-cell table:formula="of:=[.H106]*[.F106]" office:value-type="float" office:value="141354.608865123">
            <text:p>141,355</text:p>
          </table:table-cell>
          <table:table-cell table:formula="of:=(EXP([.$C$9]*([.E107]-[.E106]))-1)*[.K106]" office:value-type="float" office:value="149.261520095047">
            <text:p>149</text:p>
          </table:table-cell>
          <table:table-cell table:formula="of:=[.K105]+[.J105]+[.I106]" office:value-type="float" office:value="1089534.4676375">
            <text:p>1,089,534</text:p>
          </table:table-cell>
          <table:table-cell/>
          <table:table-cell table:formula="of:=[.M105]*EXP(([.$C$9]-0.5*[.$C$10]*[.$C$10])*([.E106]-[.E105])-[.$C$10]*[.B106]*SQRT([.E106]-[.E105]))" office:value-type="float" office:value="53.3009993509238">
            <text:p>53.30</text:p>
          </table:table-cell>
          <table:table-cell table:formula="of:=BLACK_SCHOLES([.M106];[.$C$11];[.$C$9];0;[.$C$10];[.$C$13]-[.E106];[.$C$14];FALSE();;1)" office:value-type="float" office:value="0.801405622421747">
            <text:p>0.801</text:p>
          </table:table-cell>
          <table:table-cell table:formula="of:=([.N106]-[.N105])*[.$C$12]" office:value-type="float" office:value="-3160.95741248896">
            <text:p>-3,161</text:p>
          </table:table-cell>
          <table:table-cell table:formula="of:=[.O106]*[.M106]" office:value-type="float" office:value="-168482.188991372">
            <text:p>-168,482</text:p>
          </table:table-cell>
          <table:table-cell table:formula="of:=(EXP([.$C$9]*([.E107]-[.E106]))-1)*[.R106]" office:value-type="float" office:value="555.960788594021">
            <text:p>556</text:p>
          </table:table-cell>
          <table:table-cell table:formula="of:=[.R105]+[.Q105]+[.P106]" office:value-type="float" office:value="4058235.7826879">
            <text:p>4,058,236</text:p>
          </table:table-cell>
          <table:table-cell/>
          <table:table-cell table:formula="of:=ABS([.H106])" office:value-type="float" office:value="3107.20360798108">
            <text:p>3,107</text:p>
          </table:table-cell>
          <table:table-cell table:formula="of:=ABS([.O106])" office:value-type="float" office:value="3160.95741248896">
            <text:p>3,161</text:p>
          </table:table-cell>
        </table:table-row>
        <table:table-row table:style-name="ro1">
          <table:table-cell table:formula="of:=0.000005+0.99999*RAND()" office:value-type="float" office:value="0.339509661560059">
            <text:p>0.33951</text:p>
          </table:table-cell>
          <table:table-cell table:formula="of:=LEGACY.NORMSINV([.A107])" office:value-type="float" office:value="-0.413801721505387">
            <text:p>-0.41380</text:p>
          </table:table-cell>
          <table:table-cell/>
          <table:table-cell office:value-type="float" office:value="61">
            <text:p>61</text:p>
          </table:table-cell>
          <table:table-cell table:formula="of:=[.D107]/365" office:value-type="float" office:value="0.167123287671233">
            <text:p>0.167</text:p>
          </table:table-cell>
          <table:table-cell table:formula="of:=[.F106]*EXP(([.$C$9]-0.5*[.$C$10]*[.$C$10])*([.E107]-[.E106])+[.$C$10]*[.B107]*SQRT([.E107]-[.E106]))" office:value-type="float" office:value="45.2996291876091">
            <text:p>45.30</text:p>
          </table:table-cell>
          <table:table-cell table:formula="of:=BLACK_SCHOLES([.F107];[.$C$11];[.$C$9];0;[.$C$10];[.$C$13]-[.E107];[.$C$14];FALSE();;1)" office:value-type="float" office:value="0.184540372387084">
            <text:p>0.185</text:p>
          </table:table-cell>
          <table:table-cell table:formula="of:=([.G107]-[.G106])*[.$C$12]" office:value-type="float" office:value="-1447.86376594532">
            <text:p>-1,448</text:p>
          </table:table-cell>
          <table:table-cell table:formula="of:=[.H107]*[.F107]" office:value-type="float" office:value="-65587.6917114982">
            <text:p>-65,588</text:p>
          </table:table-cell>
          <table:table-cell table:formula="of:=(EXP([.$C$9]*([.E108]-[.E107]))-1)*[.K107]" office:value-type="float" office:value="140.296737563494">
            <text:p>140</text:p>
          </table:table-cell>
          <table:table-cell table:formula="of:=[.K106]+[.J106]+[.I107]" office:value-type="float" office:value="1024096.03744609">
            <text:p>1,024,096</text:p>
          </table:table-cell>
          <table:table-cell/>
          <table:table-cell table:formula="of:=[.M106]*EXP(([.$C$9]-0.5*[.$C$10]*[.$C$10])*([.E107]-[.E106])-[.$C$10]*[.B107]*SQRT([.E107]-[.E106]))" office:value-type="float" office:value="53.5367935124909">
            <text:p>53.54</text:p>
          </table:table-cell>
          <table:table-cell table:formula="of:=BLACK_SCHOLES([.M107];[.$C$11];[.$C$9];0;[.$C$10];[.$C$13]-[.E107];[.$C$14];FALSE();;1)" office:value-type="float" office:value="0.815240000476402">
            <text:p>0.815</text:p>
          </table:table-cell>
          <table:table-cell table:formula="of:=([.N107]-[.N106])*[.$C$12]" office:value-type="float" office:value="1383.43780546546">
            <text:p>1,383</text:p>
          </table:table-cell>
          <table:table-cell table:formula="of:=[.O107]*[.M107]" office:value-type="float" office:value="74064.8241285778">
            <text:p>74,065</text:p>
          </table:table-cell>
          <table:table-cell table:formula="of:=(EXP([.$C$9]*([.E108]-[.E107]))-1)*[.R107]" office:value-type="float" office:value="566.183514095834">
            <text:p>566</text:p>
          </table:table-cell>
          <table:table-cell table:formula="of:=[.R106]+[.Q106]+[.P107]" office:value-type="float" office:value="4132856.56760507">
            <text:p>4,132,857</text:p>
          </table:table-cell>
          <table:table-cell/>
          <table:table-cell table:formula="of:=ABS([.H107])" office:value-type="float" office:value="1447.86376594532">
            <text:p>1,448</text:p>
          </table:table-cell>
          <table:table-cell table:formula="of:=ABS([.O107])" office:value-type="float" office:value="1383.43780546546">
            <text:p>1,383</text:p>
          </table:table-cell>
        </table:table-row>
        <table:table-row table:style-name="ro1">
          <table:table-cell table:formula="of:=0.000005+0.99999*RAND()" office:value-type="float" office:value="0.314668601379394">
            <text:p>0.31467</text:p>
          </table:table-cell>
          <table:table-cell table:formula="of:=LEGACY.NORMSINV([.A108])" office:value-type="float" office:value="-0.482659952725107">
            <text:p>-0.48266</text:p>
          </table:table-cell>
          <table:table-cell/>
          <table:table-cell office:value-type="float" office:value="62">
            <text:p>62</text:p>
          </table:table-cell>
          <table:table-cell table:formula="of:=[.D108]/365" office:value-type="float" office:value="0.16986301369863">
            <text:p>0.170</text:p>
          </table:table-cell>
          <table:table-cell table:formula="of:=[.F107]*EXP(([.$C$9]-0.5*[.$C$10]*[.$C$10])*([.E108]-[.E107])+[.$C$10]*[.B108]*SQRT([.E108]-[.E107]))" office:value-type="float" office:value="45.0750249773392">
            <text:p>45.08</text:p>
          </table:table-cell>
          <table:table-cell table:formula="of:=BLACK_SCHOLES([.F108];[.$C$11];[.$C$9];0;[.$C$10];[.$C$13]-[.E108];[.$C$14];FALSE();;1)" office:value-type="float" office:value="0.168585077731838">
            <text:p>0.169</text:p>
          </table:table-cell>
          <table:table-cell table:formula="of:=([.G108]-[.G107])*[.$C$12]" office:value-type="float" office:value="-1595.52946552461">
            <text:p>-1,596</text:p>
          </table:table-cell>
          <table:table-cell table:formula="of:=[.H108]*[.F108]" office:value-type="float" office:value="-71918.5305106024">
            <text:p>-71,919</text:p>
          </table:table-cell>
          <table:table-cell table:formula="of:=(EXP([.$C$9]*([.E109]-[.E108]))-1)*[.K108]" office:value-type="float" office:value="130.463429301174">
            <text:p>130</text:p>
          </table:table-cell>
          <table:table-cell table:formula="of:=[.K107]+[.J107]+[.I108]" office:value-type="float" office:value="952317.803673055">
            <text:p>952,318</text:p>
          </table:table-cell>
          <table:table-cell/>
          <table:table-cell table:formula="of:=[.M107]*EXP(([.$C$9]-0.5*[.$C$10]*[.$C$10])*([.E108]-[.E107])-[.$C$10]*[.B108]*SQRT([.E108]-[.E107]))" office:value-type="float" office:value="53.8124069925766">
            <text:p>53.81</text:p>
          </table:table-cell>
          <table:table-cell table:formula="of:=BLACK_SCHOLES([.M108];[.$C$11];[.$C$9];0;[.$C$10];[.$C$13]-[.E108];[.$C$14];FALSE();;1)" office:value-type="float" office:value="0.830608332242451">
            <text:p>0.831</text:p>
          </table:table-cell>
          <table:table-cell table:formula="of:=([.N108]-[.N107])*[.$C$12]" office:value-type="float" office:value="1536.83317660486">
            <text:p>1,537</text:p>
          </table:table-cell>
          <table:table-cell table:formula="of:=[.O108]*[.M108]" office:value-type="float" office:value="82700.692379155">
            <text:p>82,701</text:p>
          </table:table-cell>
          <table:table-cell table:formula="of:=(EXP([.$C$9]*([.E109]-[.E108]))-1)*[.R108]" office:value-type="float" office:value="577.590716748488">
            <text:p>578</text:p>
          </table:table-cell>
          <table:table-cell table:formula="of:=[.R107]+[.Q107]+[.P108]" office:value-type="float" office:value="4216123.44349832">
            <text:p>4,216,123</text:p>
          </table:table-cell>
          <table:table-cell/>
          <table:table-cell table:formula="of:=ABS([.H108])" office:value-type="float" office:value="1595.52946552461">
            <text:p>1,596</text:p>
          </table:table-cell>
          <table:table-cell table:formula="of:=ABS([.O108])" office:value-type="float" office:value="1536.83317660486">
            <text:p>1,537</text:p>
          </table:table-cell>
        </table:table-row>
        <table:table-row table:style-name="ro1">
          <table:table-cell table:formula="of:=0.000005+0.99999*RAND()" office:value-type="float" office:value="0.940028558654785">
            <text:p>0.94003</text:p>
          </table:table-cell>
          <table:table-cell table:formula="of:=LEGACY.NORMSINV([.A109])" office:value-type="float" office:value="1.55501338025744">
            <text:p>1.55501</text:p>
          </table:table-cell>
          <table:table-cell/>
          <table:table-cell office:value-type="float" office:value="63">
            <text:p>63</text:p>
          </table:table-cell>
          <table:table-cell table:formula="of:=[.D109]/365" office:value-type="float" office:value="0.172602739726027">
            <text:p>0.173</text:p>
          </table:table-cell>
          <table:table-cell table:formula="of:=[.F108]*EXP(([.$C$9]-0.5*[.$C$10]*[.$C$10])*([.E109]-[.E108])+[.$C$10]*[.B109]*SQRT([.E109]-[.E108]))" office:value-type="float" office:value="45.8185549533053">
            <text:p>45.82</text:p>
          </table:table-cell>
          <table:table-cell table:formula="of:=BLACK_SCHOLES([.F109];[.$C$11];[.$C$9];0;[.$C$10];[.$C$13]-[.E109];[.$C$14];FALSE();;1)" office:value-type="float" office:value="0.214773582934154">
            <text:p>0.215</text:p>
          </table:table-cell>
          <table:table-cell table:formula="of:=([.G109]-[.G108])*[.$C$12]" office:value-type="float" office:value="4618.85052023166">
            <text:p>4,619</text:p>
          </table:table-cell>
          <table:table-cell table:formula="of:=[.H109]*[.F109]" office:value-type="float" office:value="211629.056382337">
            <text:p>211,629</text:p>
          </table:table-cell>
          <table:table-cell table:formula="of:=(EXP([.$C$9]*([.E110]-[.E109]))-1)*[.K109]" office:value-type="float" office:value="159.473569650583">
            <text:p>159</text:p>
          </table:table-cell>
          <table:table-cell table:formula="of:=[.K108]+[.J108]+[.I109]" office:value-type="float" office:value="1164077.32348469">
            <text:p>1,164,077</text:p>
          </table:table-cell>
          <table:table-cell/>
          <table:table-cell table:formula="of:=[.M108]*EXP(([.$C$9]-0.5*[.$C$10]*[.$C$10])*([.E109]-[.E108])-[.$C$10]*[.B109]*SQRT([.E109]-[.E108]))" office:value-type="float" office:value="52.9478581891017">
            <text:p>52.95</text:p>
          </table:table-cell>
          <table:table-cell table:formula="of:=BLACK_SCHOLES([.M109];[.$C$11];[.$C$9];0;[.$C$10];[.$C$13]-[.E109];[.$C$14];FALSE();;1)" office:value-type="float" office:value="0.783585672957187">
            <text:p>0.784</text:p>
          </table:table-cell>
          <table:table-cell table:formula="of:=([.N109]-[.N108])*[.$C$12]" office:value-type="float" office:value="-4702.26592852631">
            <text:p>-4,702</text:p>
          </table:table-cell>
          <table:table-cell table:formula="of:=[.O109]*[.M109]" office:value-type="float" office:value="-248974.909551055">
            <text:p>-248,975</text:p>
          </table:table-cell>
          <table:table-cell table:formula="of:=(EXP([.$C$9]*([.E110]-[.E109]))-1)*[.R109]" office:value-type="float" office:value="543.561356046264">
            <text:p>544</text:p>
          </table:table-cell>
          <table:table-cell table:formula="of:=[.R108]+[.Q108]+[.P109]" office:value-type="float" office:value="3967726.12466401">
            <text:p>3,967,726</text:p>
          </table:table-cell>
          <table:table-cell/>
          <table:table-cell table:formula="of:=ABS([.H109])" office:value-type="float" office:value="4618.85052023166">
            <text:p>4,619</text:p>
          </table:table-cell>
          <table:table-cell table:formula="of:=ABS([.O109])" office:value-type="float" office:value="4702.26592852631">
            <text:p>4,702</text:p>
          </table:table-cell>
        </table:table-row>
        <table:table-row table:style-name="ro1">
          <table:table-cell table:formula="of:=0.000005+0.99999*RAND()" office:value-type="float" office:value="0.249910948181152">
            <text:p>0.24991</text:p>
          </table:table-cell>
          <table:table-cell table:formula="of:=LEGACY.NORMSINV([.A110])" office:value-type="float" office:value="-0.674770010746401">
            <text:p>-0.67477</text:p>
          </table:table-cell>
          <table:table-cell/>
          <table:table-cell office:value-type="float" office:value="64">
            <text:p>64</text:p>
          </table:table-cell>
          <table:table-cell table:formula="of:=[.D110]/365" office:value-type="float" office:value="0.175342465753425">
            <text:p>0.175</text:p>
          </table:table-cell>
          <table:table-cell table:formula="of:=[.F109]*EXP(([.$C$9]-0.5*[.$C$10]*[.$C$10])*([.E110]-[.E109])+[.$C$10]*[.B110]*SQRT([.E110]-[.E109]))" office:value-type="float" office:value="45.4997811258919">
            <text:p>45.50</text:p>
          </table:table-cell>
          <table:table-cell table:formula="of:=BLACK_SCHOLES([.F110];[.$C$11];[.$C$9];0;[.$C$10];[.$C$13]-[.E110];[.$C$14];FALSE();;1)" office:value-type="float" office:value="0.191127445798947">
            <text:p>0.191</text:p>
          </table:table-cell>
          <table:table-cell table:formula="of:=([.G110]-[.G109])*[.$C$12]" office:value-type="float" office:value="-2364.61371352077">
            <text:p>-2,365</text:p>
          </table:table-cell>
          <table:table-cell table:formula="of:=[.H110]*[.F110]" office:value-type="float" office:value="-107589.406412477">
            <text:p>-107,589</text:p>
          </table:table-cell>
          <table:table-cell table:formula="of:=(EXP([.$C$9]*([.E111]-[.E110]))-1)*[.K110]" office:value-type="float" office:value="144.756132473401">
            <text:p>145</text:p>
          </table:table-cell>
          <table:table-cell table:formula="of:=[.K109]+[.J109]+[.I110]" office:value-type="float" office:value="1056647.39064187">
            <text:p>1,056,647</text:p>
          </table:table-cell>
          <table:table-cell/>
          <table:table-cell table:formula="of:=[.M109]*EXP(([.$C$9]-0.5*[.$C$10]*[.$C$10])*([.E110]-[.E109])-[.$C$10]*[.B110]*SQRT([.E110]-[.E109]))" office:value-type="float" office:value="53.3275790877941">
            <text:p>53.33</text:p>
          </table:table-cell>
          <table:table-cell table:formula="of:=BLACK_SCHOLES([.M110];[.$C$11];[.$C$9];0;[.$C$10];[.$C$13]-[.E110];[.$C$14];FALSE();;1)" office:value-type="float" office:value="0.806673848986162">
            <text:p>0.807</text:p>
          </table:table-cell>
          <table:table-cell table:formula="of:=([.N110]-[.N109])*[.$C$12]" office:value-type="float" office:value="2308.81760289749">
            <text:p>2,309</text:p>
          </table:table-cell>
          <table:table-cell table:formula="of:=[.O110]*[.M110]" office:value-type="float" office:value="123123.653317807">
            <text:p>123,124</text:p>
          </table:table-cell>
          <table:table-cell table:formula="of:=(EXP([.$C$9]*([.E111]-[.E110]))-1)*[.R110]" office:value-type="float" office:value="560.503230761035">
            <text:p>561</text:p>
          </table:table-cell>
          <table:table-cell table:formula="of:=[.R109]+[.Q109]+[.P110]" office:value-type="float" office:value="4091393.33933786">
            <text:p>4,091,393</text:p>
          </table:table-cell>
          <table:table-cell/>
          <table:table-cell table:formula="of:=ABS([.H110])" office:value-type="float" office:value="2364.61371352077">
            <text:p>2,365</text:p>
          </table:table-cell>
          <table:table-cell table:formula="of:=ABS([.O110])" office:value-type="float" office:value="2308.81760289749">
            <text:p>2,309</text:p>
          </table:table-cell>
        </table:table-row>
        <table:table-row table:style-name="ro1">
          <table:table-cell table:formula="of:=0.000005+0.99999*RAND()" office:value-type="float" office:value="0.417664397583008">
            <text:p>0.41766</text:p>
          </table:table-cell>
          <table:table-cell table:formula="of:=LEGACY.NORMSINV([.A111])" office:value-type="float" office:value="-0.207872150104294">
            <text:p>-0.20787</text:p>
          </table:table-cell>
          <table:table-cell/>
          <table:table-cell office:value-type="float" office:value="65">
            <text:p>65</text:p>
          </table:table-cell>
          <table:table-cell table:formula="of:=[.D111]/365" office:value-type="float" office:value="0.178082191780822">
            <text:p>0.178</text:p>
          </table:table-cell>
          <table:table-cell table:formula="of:=[.F110]*EXP(([.$C$9]-0.5*[.$C$10]*[.$C$10])*([.E111]-[.E110])+[.$C$10]*[.B111]*SQRT([.E111]-[.E110]))" office:value-type="float" office:value="45.4046082037756">
            <text:p>45.40</text:p>
          </table:table-cell>
          <table:table-cell table:formula="of:=BLACK_SCHOLES([.F111];[.$C$11];[.$C$9];0;[.$C$10];[.$C$13]-[.E111];[.$C$14];FALSE();;1)" office:value-type="float" office:value="0.182794525922277">
            <text:p>0.183</text:p>
          </table:table-cell>
          <table:table-cell table:formula="of:=([.G111]-[.G110])*[.$C$12]" office:value-type="float" office:value="-833.291987666981">
            <text:p>-833</text:p>
          </table:table-cell>
          <table:table-cell table:formula="of:=[.H111]*[.F111]" office:value-type="float" office:value="-37835.2962193647">
            <text:p>-37,835</text:p>
          </table:table-cell>
          <table:table-cell table:formula="of:=(EXP([.$C$9]*([.E112]-[.E111]))-1)*[.K111]" office:value-type="float" office:value="139.592691137974">
            <text:p>140</text:p>
          </table:table-cell>
          <table:table-cell table:formula="of:=[.K110]+[.J110]+[.I111]" office:value-type="float" office:value="1018956.85055498">
            <text:p>1,018,957</text:p>
          </table:table-cell>
          <table:table-cell/>
          <table:table-cell table:formula="of:=[.M110]*EXP(([.$C$9]-0.5*[.$C$10]*[.$C$10])*([.E111]-[.E110])-[.$C$10]*[.B111]*SQRT([.E111]-[.E110]))" office:value-type="float" office:value="53.4481446798071">
            <text:p>53.45</text:p>
          </table:table-cell>
          <table:table-cell table:formula="of:=BLACK_SCHOLES([.M111];[.$C$11];[.$C$9];0;[.$C$10];[.$C$13]-[.E111];[.$C$14];FALSE();;1)" office:value-type="float" office:value="0.814406141529758">
            <text:p>0.814</text:p>
          </table:table-cell>
          <table:table-cell table:formula="of:=([.N111]-[.N110])*[.$C$12]" office:value-type="float" office:value="773.229254359542">
            <text:p>773</text:p>
          </table:table-cell>
          <table:table-cell table:formula="of:=[.O111]*[.M111]" office:value-type="float" office:value="41327.6690576682">
            <text:p>41,328</text:p>
          </table:table-cell>
          <table:table-cell table:formula="of:=(EXP([.$C$9]*([.E112]-[.E111]))-1)*[.R111]" office:value-type="float" office:value="566.241729592863">
            <text:p>566</text:p>
          </table:table-cell>
          <table:table-cell table:formula="of:=[.R110]+[.Q110]+[.P111]" office:value-type="float" office:value="4133281.51162629">
            <text:p>4,133,282</text:p>
          </table:table-cell>
          <table:table-cell/>
          <table:table-cell table:formula="of:=ABS([.H111])" office:value-type="float" office:value="833.291987666981">
            <text:p>833</text:p>
          </table:table-cell>
          <table:table-cell table:formula="of:=ABS([.O111])" office:value-type="float" office:value="773.229254359542">
            <text:p>773</text:p>
          </table:table-cell>
        </table:table-row>
        <table:table-row table:style-name="ro1">
          <table:table-cell table:formula="of:=0.000005+0.99999*RAND()" office:value-type="float" office:value="0.401215587463379">
            <text:p>0.40122</text:p>
          </table:table-cell>
          <table:table-cell table:formula="of:=LEGACY.NORMSINV([.A112])" office:value-type="float" office:value="-0.250201953101605">
            <text:p>-0.25020</text:p>
          </table:table-cell>
          <table:table-cell/>
          <table:table-cell office:value-type="float" office:value="66">
            <text:p>66</text:p>
          </table:table-cell>
          <table:table-cell table:formula="of:=[.D112]/365" office:value-type="float" office:value="0.180821917808219">
            <text:p>0.181</text:p>
          </table:table-cell>
          <table:table-cell table:formula="of:=[.F111]*EXP(([.$C$9]-0.5*[.$C$10]*[.$C$10])*([.E112]-[.E111])+[.$C$10]*[.B112]*SQRT([.E112]-[.E111]))" office:value-type="float" office:value="45.2895608087022">
            <text:p>45.29</text:p>
          </table:table-cell>
          <table:table-cell table:formula="of:=BLACK_SCHOLES([.F112];[.$C$11];[.$C$9];0;[.$C$10];[.$C$13]-[.E112];[.$C$14];FALSE();;1)" office:value-type="float" office:value="0.173311015974751">
            <text:p>0.173</text:p>
          </table:table-cell>
          <table:table-cell table:formula="of:=([.G112]-[.G111])*[.$C$12]" office:value-type="float" office:value="-948.350994752634">
            <text:p>-948</text:p>
          </table:table-cell>
          <table:table-cell table:formula="of:=[.H112]*[.F112]" office:value-type="float" office:value="-42950.4000448426">
            <text:p>-42,950</text:p>
          </table:table-cell>
          <table:table-cell table:formula="of:=(EXP([.$C$9]*([.E113]-[.E112]))-1)*[.K112]" office:value-type="float" office:value="133.727795283907">
            <text:p>134</text:p>
          </table:table-cell>
          <table:table-cell table:formula="of:=[.K111]+[.J111]+[.I112]" office:value-type="float" office:value="976146.04320127">
            <text:p>976,146</text:p>
          </table:table-cell>
          <table:table-cell/>
          <table:table-cell table:formula="of:=[.M111]*EXP(([.$C$9]-0.5*[.$C$10]*[.$C$10])*([.E112]-[.E111])-[.$C$10]*[.B112]*SQRT([.E112]-[.E111]))" office:value-type="float" office:value="53.5927260626622">
            <text:p>53.59</text:p>
          </table:table-cell>
          <table:table-cell table:formula="of:=BLACK_SCHOLES([.M112];[.$C$11];[.$C$9];0;[.$C$10];[.$C$13]-[.E112];[.$C$14];FALSE();;1)" office:value-type="float" office:value="0.823332825263481">
            <text:p>0.823</text:p>
          </table:table-cell>
          <table:table-cell table:formula="of:=([.N112]-[.N111])*[.$C$12]" office:value-type="float" office:value="892.668373372341">
            <text:p>893</text:p>
          </table:table-cell>
          <table:table-cell table:formula="of:=[.O112]*[.M112]" office:value-type="float" office:value="47840.5315989461">
            <text:p>47,841</text:p>
          </table:table-cell>
          <table:table-cell table:formula="of:=(EXP([.$C$9]*([.E113]-[.E112]))-1)*[.R112]" office:value-type="float" office:value="572.873248635653">
            <text:p>573</text:p>
          </table:table-cell>
          <table:table-cell table:formula="of:=[.R111]+[.Q111]+[.P112]" office:value-type="float" office:value="4181688.28495483">
            <text:p>4,181,688</text:p>
          </table:table-cell>
          <table:table-cell/>
          <table:table-cell table:formula="of:=ABS([.H112])" office:value-type="float" office:value="948.350994752634">
            <text:p>948</text:p>
          </table:table-cell>
          <table:table-cell table:formula="of:=ABS([.O112])" office:value-type="float" office:value="892.668373372341">
            <text:p>893</text:p>
          </table:table-cell>
        </table:table-row>
        <table:table-row table:style-name="ro1">
          <table:table-cell table:formula="of:=0.000005+0.99999*RAND()" office:value-type="float" office:value="0.665098446655273">
            <text:p>0.66510</text:p>
          </table:table-cell>
          <table:table-cell table:formula="of:=LEGACY.NORMSINV([.A113])" office:value-type="float" office:value="0.426418248264451">
            <text:p>0.42642</text:p>
          </table:table-cell>
          <table:table-cell/>
          <table:table-cell office:value-type="float" office:value="67">
            <text:p>67</text:p>
          </table:table-cell>
          <table:table-cell table:formula="of:=[.D113]/365" office:value-type="float" office:value="0.183561643835616">
            <text:p>0.184</text:p>
          </table:table-cell>
          <table:table-cell table:formula="of:=[.F112]*EXP(([.$C$9]-0.5*[.$C$10]*[.$C$10])*([.E113]-[.E112])+[.$C$10]*[.B113]*SQRT([.E113]-[.E112]))" office:value-type="float" office:value="45.4959223032721">
            <text:p>45.50</text:p>
          </table:table-cell>
          <table:table-cell table:formula="of:=BLACK_SCHOLES([.F113];[.$C$11];[.$C$9];0;[.$C$10];[.$C$13]-[.E113];[.$C$14];FALSE();;1)" office:value-type="float" office:value="0.184352206122743">
            <text:p>0.184</text:p>
          </table:table-cell>
          <table:table-cell table:formula="of:=([.G113]-[.G112])*[.$C$12]" office:value-type="float" office:value="1104.11901479928">
            <text:p>1,104</text:p>
          </table:table-cell>
          <table:table-cell table:formula="of:=[.H113]*[.F113]" office:value-type="float" office:value="50232.9129108732">
            <text:p>50,233</text:p>
          </table:table-cell>
          <table:table-cell table:formula="of:=(EXP([.$C$9]*([.E114]-[.E113]))-1)*[.K113]" office:value-type="float" office:value="140.627807699469">
            <text:p>141</text:p>
          </table:table-cell>
          <table:table-cell table:formula="of:=[.K112]+[.J112]+[.I113]" office:value-type="float" office:value="1026512.68390743">
            <text:p>1,026,513</text:p>
          </table:table-cell>
          <table:table-cell/>
          <table:table-cell table:formula="of:=[.M112]*EXP(([.$C$9]-0.5*[.$C$10]*[.$C$10])*([.E113]-[.E112])-[.$C$10]*[.B113]*SQRT([.E113]-[.E112]))" office:value-type="float" office:value="53.3584094160811">
            <text:p>53.36</text:p>
          </table:table-cell>
          <table:table-cell table:formula="of:=BLACK_SCHOLES([.M113];[.$C$11];[.$C$9];0;[.$C$10];[.$C$13]-[.E113];[.$C$14];FALSE();;1)" office:value-type="float" office:value="0.811474513053467">
            <text:p>0.811</text:p>
          </table:table-cell>
          <table:table-cell table:formula="of:=([.N113]-[.N112])*[.$C$12]" office:value-type="float" office:value="-1185.83122100147">
            <text:p>-1,186</text:p>
          </table:table-cell>
          <table:table-cell table:formula="of:=[.O113]*[.M113]" office:value-type="float" office:value="-63274.0677885676">
            <text:p>-63,274</text:p>
          </table:table-cell>
          <table:table-cell table:formula="of:=(EXP([.$C$9]*([.E114]-[.E113]))-1)*[.R113]" office:value-type="float" office:value="564.283455575596">
            <text:p>564</text:p>
          </table:table-cell>
          <table:table-cell table:formula="of:=[.R112]+[.Q112]+[.P113]" office:value-type="float" office:value="4118987.0904149">
            <text:p>4,118,987</text:p>
          </table:table-cell>
          <table:table-cell/>
          <table:table-cell table:formula="of:=ABS([.H113])" office:value-type="float" office:value="1104.11901479928">
            <text:p>1,104</text:p>
          </table:table-cell>
          <table:table-cell table:formula="of:=ABS([.O113])" office:value-type="float" office:value="1185.83122100147">
            <text:p>1,186</text:p>
          </table:table-cell>
        </table:table-row>
        <table:table-row table:style-name="ro1">
          <table:table-cell table:formula="of:=0.000005+0.99999*RAND()" office:value-type="float" office:value="0.419007157592773">
            <text:p>0.41901</text:p>
          </table:table-cell>
          <table:table-cell table:formula="of:=LEGACY.NORMSINV([.A114])" office:value-type="float" office:value="-0.204434061217886">
            <text:p>-0.20443</text:p>
          </table:table-cell>
          <table:table-cell/>
          <table:table-cell office:value-type="float" office:value="68">
            <text:p>68</text:p>
          </table:table-cell>
          <table:table-cell table:formula="of:=[.D114]/365" office:value-type="float" office:value="0.186301369863014">
            <text:p>0.186</text:p>
          </table:table-cell>
          <table:table-cell table:formula="of:=[.F113]*EXP(([.$C$9]-0.5*[.$C$10]*[.$C$10])*([.E114]-[.E113])+[.$C$10]*[.B114]*SQRT([.E114]-[.E113]))" office:value-type="float" office:value="45.4023915262084">
            <text:p>45.40</text:p>
          </table:table-cell>
          <table:table-cell table:formula="of:=BLACK_SCHOLES([.F114];[.$C$11];[.$C$9];0;[.$C$10];[.$C$13]-[.E114];[.$C$14];FALSE();;1)" office:value-type="float" office:value="0.176069028068309">
            <text:p>0.176</text:p>
          </table:table-cell>
          <table:table-cell table:formula="of:=([.G114]-[.G113])*[.$C$12]" office:value-type="float" office:value="-828.317805443413">
            <text:p>-828</text:p>
          </table:table-cell>
          <table:table-cell table:formula="of:=[.H114]*[.F114]" office:value-type="float" office:value="-37607.6093108716">
            <text:p>-37,608</text:p>
          </table:table-cell>
          <table:table-cell table:formula="of:=(EXP([.$C$9]*([.E115]-[.E114]))-1)*[.K114]" office:value-type="float" office:value="135.494992925226">
            <text:p>135</text:p>
          </table:table-cell>
          <table:table-cell table:formula="of:=[.K113]+[.J113]+[.I114]" office:value-type="float" office:value="989045.702404256">
            <text:p>989,046</text:p>
          </table:table-cell>
          <table:table-cell/>
          <table:table-cell table:formula="of:=[.M113]*EXP(([.$C$9]-0.5*[.$C$10]*[.$C$10])*([.E114]-[.E113])-[.$C$10]*[.B114]*SQRT([.E114]-[.E113]))" office:value-type="float" office:value="53.4771199512264">
            <text:p>53.48</text:p>
          </table:table-cell>
          <table:table-cell table:formula="of:=BLACK_SCHOLES([.M114];[.$C$11];[.$C$9];0;[.$C$10];[.$C$13]-[.E114];[.$C$14];FALSE();;1)" office:value-type="float" office:value="0.819198593802954">
            <text:p>0.819</text:p>
          </table:table-cell>
          <table:table-cell table:formula="of:=([.N114]-[.N113])*[.$C$12]" office:value-type="float" office:value="772.408074948783">
            <text:p>772</text:p>
          </table:table-cell>
          <table:table-cell table:formula="of:=[.O114]*[.M114]" office:value-type="float" office:value="41306.1592753319">
            <text:p>41,306</text:p>
          </table:table-cell>
          <table:table-cell table:formula="of:=(EXP([.$C$9]*([.E115]-[.E114]))-1)*[.R114]" office:value-type="float" office:value="570.019525534557">
            <text:p>570</text:p>
          </table:table-cell>
          <table:table-cell table:formula="of:=[.R113]+[.Q113]+[.P114]" office:value-type="float" office:value="4160857.53314581">
            <text:p>4,160,858</text:p>
          </table:table-cell>
          <table:table-cell/>
          <table:table-cell table:formula="of:=ABS([.H114])" office:value-type="float" office:value="828.317805443413">
            <text:p>828</text:p>
          </table:table-cell>
          <table:table-cell table:formula="of:=ABS([.O114])" office:value-type="float" office:value="772.408074948783">
            <text:p>772</text:p>
          </table:table-cell>
        </table:table-row>
        <table:table-row table:style-name="ro1">
          <table:table-cell table:formula="of:=0.000005+0.99999*RAND()" office:value-type="float" office:value="0.781430291137695">
            <text:p>0.78143</text:p>
          </table:table-cell>
          <table:table-cell table:formula="of:=LEGACY.NORMSINV([.A115])" office:value-type="float" office:value="0.7770328022031">
            <text:p>0.77703</text:p>
          </table:table-cell>
          <table:table-cell/>
          <table:table-cell office:value-type="float" office:value="69">
            <text:p>69</text:p>
          </table:table-cell>
          <table:table-cell table:formula="of:=[.D115]/365" office:value-type="float" office:value="0.189041095890411">
            <text:p>0.189</text:p>
          </table:table-cell>
          <table:table-cell table:formula="of:=[.F114]*EXP(([.$C$9]-0.5*[.$C$10]*[.$C$10])*([.E115]-[.E114])+[.$C$10]*[.B115]*SQRT([.E115]-[.E114]))" office:value-type="float" office:value="45.7769790248911">
            <text:p>45.78</text:p>
          </table:table-cell>
          <table:table-cell table:formula="of:=BLACK_SCHOLES([.F115];[.$C$11];[.$C$9];0;[.$C$10];[.$C$13]-[.E115];[.$C$14];FALSE();;1)" office:value-type="float" office:value="0.198774873404633">
            <text:p>0.199</text:p>
          </table:table-cell>
          <table:table-cell table:formula="of:=([.G115]-[.G114])*[.$C$12]" office:value-type="float" office:value="2270.58453363235">
            <text:p>2,271</text:p>
          </table:table-cell>
          <table:table-cell table:formula="of:=[.H115]*[.F115]" office:value-type="float" office:value="103940.50057033">
            <text:p>103,941</text:p>
          </table:table-cell>
          <table:table-cell table:formula="of:=(EXP([.$C$9]*([.E116]-[.E115]))-1)*[.K115]" office:value-type="float" office:value="149.752955169286">
            <text:p>150</text:p>
          </table:table-cell>
          <table:table-cell table:formula="of:=[.K114]+[.J114]+[.I115]" office:value-type="float" office:value="1093121.69796751">
            <text:p>1,093,122</text:p>
          </table:table-cell>
          <table:table-cell/>
          <table:table-cell table:formula="of:=[.M114]*EXP(([.$C$9]-0.5*[.$C$10]*[.$C$10])*([.E115]-[.E114])-[.$C$10]*[.B115]*SQRT([.E115]-[.E114]))" office:value-type="float" office:value="53.048242670351">
            <text:p>53.05</text:p>
          </table:table-cell>
          <table:table-cell table:formula="of:=BLACK_SCHOLES([.M115];[.$C$11];[.$C$9];0;[.$C$10];[.$C$13]-[.E115];[.$C$14];FALSE();;1)" office:value-type="float" office:value="0.795387543155611">
            <text:p>0.795</text:p>
          </table:table-cell>
          <table:table-cell table:formula="of:=([.N115]-[.N114])*[.$C$12]" office:value-type="float" office:value="-2381.10506473435">
            <text:p>-2,381</text:p>
          </table:table-cell>
          <table:table-cell table:formula="of:=[.O115]*[.M115]" office:value-type="float" office:value="-126313.439297629">
            <text:p>-126,313</text:p>
          </table:table-cell>
          <table:table-cell table:formula="of:=(EXP([.$C$9]*([.E116]-[.E115]))-1)*[.R115]" office:value-type="float" office:value="552.793219681352">
            <text:p>553</text:p>
          </table:table-cell>
          <table:table-cell table:formula="of:=[.R114]+[.Q114]+[.P115]" office:value-type="float" office:value="4035114.11337371">
            <text:p>4,035,114</text:p>
          </table:table-cell>
          <table:table-cell/>
          <table:table-cell table:formula="of:=ABS([.H115])" office:value-type="float" office:value="2270.58453363235">
            <text:p>2,271</text:p>
          </table:table-cell>
          <table:table-cell table:formula="of:=ABS([.O115])" office:value-type="float" office:value="2381.10506473435">
            <text:p>2,381</text:p>
          </table:table-cell>
        </table:table-row>
        <table:table-row table:style-name="ro1">
          <table:table-cell table:formula="of:=0.000005+0.99999*RAND()" office:value-type="float" office:value="0.769040278320313">
            <text:p>0.76904</text:p>
          </table:table-cell>
          <table:table-cell table:formula="of:=LEGACY.NORMSINV([.A116])" office:value-type="float" office:value="0.735689890591386">
            <text:p>0.73569</text:p>
          </table:table-cell>
          <table:table-cell/>
          <table:table-cell office:value-type="float" office:value="70">
            <text:p>70</text:p>
          </table:table-cell>
          <table:table-cell table:formula="of:=[.D116]/365" office:value-type="float" office:value="0.191780821917808">
            <text:p>0.192</text:p>
          </table:table-cell>
          <table:table-cell table:formula="of:=[.F115]*EXP(([.$C$9]-0.5*[.$C$10]*[.$C$10])*([.E116]-[.E115])+[.$C$10]*[.B116]*SQRT([.E116]-[.E115]))" office:value-type="float" office:value="46.1346857245075">
            <text:p>46.13</text:p>
          </table:table-cell>
          <table:table-cell table:formula="of:=BLACK_SCHOLES([.F116];[.$C$11];[.$C$9];0;[.$C$10];[.$C$13]-[.E116];[.$C$14];FALSE();;1)" office:value-type="float" office:value="0.222032665133244">
            <text:p>0.222</text:p>
          </table:table-cell>
          <table:table-cell table:formula="of:=([.G116]-[.G115])*[.$C$12]" office:value-type="float" office:value="2325.77917286117">
            <text:p>2,326</text:p>
          </table:table-cell>
          <table:table-cell table:formula="of:=[.H116]*[.F116]" office:value-type="float" office:value="107299.091204555">
            <text:p>107,299</text:p>
          </table:table-cell>
          <table:table-cell table:formula="of:=(EXP([.$C$9]*([.E117]-[.E116]))-1)*[.K116]" office:value-type="float" office:value="164.47298311527">
            <text:p>164</text:p>
          </table:table-cell>
          <table:table-cell table:formula="of:=[.K115]+[.J115]+[.I116]" office:value-type="float" office:value="1200570.54212724">
            <text:p>1,200,571</text:p>
          </table:table-cell>
          <table:table-cell/>
          <table:table-cell table:formula="of:=[.M115]*EXP(([.$C$9]-0.5*[.$C$10]*[.$C$10])*([.E116]-[.E115])-[.$C$10]*[.B116]*SQRT([.E116]-[.E115]))" office:value-type="float" office:value="52.6455848525694">
            <text:p>52.65</text:p>
          </table:table-cell>
          <table:table-cell table:formula="of:=BLACK_SCHOLES([.M116];[.$C$11];[.$C$9];0;[.$C$10];[.$C$13]-[.E116];[.$C$14];FALSE();;1)" office:value-type="float" office:value="0.770940952945426">
            <text:p>0.771</text:p>
          </table:table-cell>
          <table:table-cell table:formula="of:=([.N116]-[.N115])*[.$C$12]" office:value-type="float" office:value="-2444.65902101849">
            <text:p>-2,445</text:p>
          </table:table-cell>
          <table:table-cell table:formula="of:=[.O116]*[.M116]" office:value-type="float" office:value="-128700.503926628">
            <text:p>-128,701</text:p>
          </table:table-cell>
          <table:table-cell table:formula="of:=(EXP([.$C$9]*([.E117]-[.E116]))-1)*[.R116]" office:value-type="float" office:value="535.237536345978">
            <text:p>535</text:p>
          </table:table-cell>
          <table:table-cell table:formula="of:=[.R115]+[.Q115]+[.P116]" office:value-type="float" office:value="3906966.40266677">
            <text:p>3,906,966</text:p>
          </table:table-cell>
          <table:table-cell/>
          <table:table-cell table:formula="of:=ABS([.H116])" office:value-type="float" office:value="2325.77917286117">
            <text:p>2,326</text:p>
          </table:table-cell>
          <table:table-cell table:formula="of:=ABS([.O116])" office:value-type="float" office:value="2444.65902101849">
            <text:p>2,445</text:p>
          </table:table-cell>
        </table:table-row>
        <table:table-row table:style-name="ro1">
          <table:table-cell table:formula="of:=0.000005+0.99999*RAND()" office:value-type="float" office:value="0.132724620056152">
            <text:p>0.13272</text:p>
          </table:table-cell>
          <table:table-cell table:formula="of:=LEGACY.NORMSINV([.A117])" office:value-type="float" office:value="-1.11360369604229">
            <text:p>-1.11360</text:p>
          </table:table-cell>
          <table:table-cell/>
          <table:table-cell office:value-type="float" office:value="71">
            <text:p>71</text:p>
          </table:table-cell>
          <table:table-cell table:formula="of:=[.D117]/365" office:value-type="float" office:value="0.194520547945205">
            <text:p>0.195</text:p>
          </table:table-cell>
          <table:table-cell table:formula="of:=[.F116]*EXP(([.$C$9]-0.5*[.$C$10]*[.$C$10])*([.E117]-[.E116])+[.$C$10]*[.B117]*SQRT([.E117]-[.E116]))" office:value-type="float" office:value="45.6037305922863">
            <text:p>45.60</text:p>
          </table:table-cell>
          <table:table-cell table:formula="of:=BLACK_SCHOLES([.F117];[.$C$11];[.$C$9];0;[.$C$10];[.$C$13]-[.E117];[.$C$14];FALSE();;1)" office:value-type="float" office:value="0.182416415793019">
            <text:p>0.182</text:p>
          </table:table-cell>
          <table:table-cell table:formula="of:=([.G117]-[.G116])*[.$C$12]" office:value-type="float" office:value="-3961.62493402253">
            <text:p>-3,962</text:p>
          </table:table-cell>
          <table:table-cell table:formula="of:=[.H117]*[.F117]" office:value-type="float" office:value="-180664.876198847">
            <text:p>-180,665</text:p>
          </table:table-cell>
          <table:table-cell table:formula="of:=(EXP([.$C$9]*([.E118]-[.E117]))-1)*[.K117]" office:value-type="float" office:value="139.745206838335">
            <text:p>140</text:p>
          </table:table-cell>
          <table:table-cell table:formula="of:=[.K116]+[.J116]+[.I117]" office:value-type="float" office:value="1020070.1389115">
            <text:p>1,020,070</text:p>
          </table:table-cell>
          <table:table-cell/>
          <table:table-cell table:formula="of:=[.M116]*EXP(([.$C$9]-0.5*[.$C$10]*[.$C$10])*([.E117]-[.E116])-[.$C$10]*[.B117]*SQRT([.E117]-[.E116]))" office:value-type="float" office:value="53.2672824342545">
            <text:p>53.27</text:p>
          </table:table-cell>
          <table:table-cell table:formula="of:=BLACK_SCHOLES([.M117];[.$C$11];[.$C$9];0;[.$C$10];[.$C$13]-[.E117];[.$C$14];FALSE();;1)" office:value-type="float" office:value="0.810599629495727">
            <text:p>0.811</text:p>
          </table:table-cell>
          <table:table-cell table:formula="of:=([.N117]-[.N116])*[.$C$12]" office:value-type="float" office:value="3965.86765503008">
            <text:p>3,966</text:p>
          </table:table-cell>
          <table:table-cell table:formula="of:=[.O117]*[.M117]" office:value-type="float" office:value="211250.992477362">
            <text:p>211,251</text:p>
          </table:table-cell>
          <table:table-cell table:formula="of:=(EXP([.$C$9]*([.E118]-[.E117]))-1)*[.R117]" office:value-type="float" office:value="564.251335877801">
            <text:p>564</text:p>
          </table:table-cell>
          <table:table-cell table:formula="of:=[.R116]+[.Q116]+[.P117]" office:value-type="float" office:value="4118752.63268048">
            <text:p>4,118,753</text:p>
          </table:table-cell>
          <table:table-cell/>
          <table:table-cell table:formula="of:=ABS([.H117])" office:value-type="float" office:value="3961.62493402253">
            <text:p>3,962</text:p>
          </table:table-cell>
          <table:table-cell table:formula="of:=ABS([.O117])" office:value-type="float" office:value="3965.86765503008">
            <text:p>3,966</text:p>
          </table:table-cell>
        </table:table-row>
        <table:table-row table:style-name="ro1">
          <table:table-cell table:formula="of:=0.000005+0.99999*RAND()" office:value-type="float" office:value="0.148654636535645">
            <text:p>0.14865</text:p>
          </table:table-cell>
          <table:table-cell table:formula="of:=LEGACY.NORMSINV([.A118])" office:value-type="float" office:value="-1.04222090495575">
            <text:p>-1.04222</text:p>
          </table:table-cell>
          <table:table-cell/>
          <table:table-cell office:value-type="float" office:value="72">
            <text:p>72</text:p>
          </table:table-cell>
          <table:table-cell table:formula="of:=[.D118]/365" office:value-type="float" office:value="0.197260273972603">
            <text:p>0.197</text:p>
          </table:table-cell>
          <table:table-cell table:formula="of:=[.F117]*EXP(([.$C$9]-0.5*[.$C$10]*[.$C$10])*([.E118]-[.E117])+[.$C$10]*[.B118]*SQRT([.E118]-[.E117]))" office:value-type="float" office:value="45.1125847725437">
            <text:p>45.11</text:p>
          </table:table-cell>
          <table:table-cell table:formula="of:=BLACK_SCHOLES([.F118];[.$C$11];[.$C$9];0;[.$C$10];[.$C$13]-[.E118];[.$C$14];FALSE();;1)" office:value-type="float" office:value="0.14905600025863">
            <text:p>0.149</text:p>
          </table:table-cell>
          <table:table-cell table:formula="of:=([.G118]-[.G117])*[.$C$12]" office:value-type="float" office:value="-3336.04155343895">
            <text:p>-3,336</text:p>
          </table:table-cell>
          <table:table-cell table:formula="of:=[.H118]*[.F118]" office:value-type="float" office:value="-150497.457384243">
            <text:p>-150,497</text:p>
          </table:table-cell>
          <table:table-cell table:formula="of:=(EXP([.$C$9]*([.E119]-[.E118]))-1)*[.K118]" office:value-type="float" office:value="119.146849150508">
            <text:p>119</text:p>
          </table:table-cell>
          <table:table-cell table:formula="of:=[.K117]+[.J117]+[.I118]" office:value-type="float" office:value="869712.426734099">
            <text:p>869,712</text:p>
          </table:table-cell>
          <table:table-cell/>
          <table:table-cell table:formula="of:=[.M117]*EXP(([.$C$9]-0.5*[.$C$10]*[.$C$10])*([.E118]-[.E117])-[.$C$10]*[.B118]*SQRT([.E118]-[.E117]))" office:value-type="float" office:value="53.8560616946474">
            <text:p>53.86</text:p>
          </table:table-cell>
          <table:table-cell table:formula="of:=BLACK_SCHOLES([.M118];[.$C$11];[.$C$9];0;[.$C$10];[.$C$13]-[.E118];[.$C$14];FALSE();;1)" office:value-type="float" office:value="0.844153036116094">
            <text:p>0.844</text:p>
          </table:table-cell>
          <table:table-cell table:formula="of:=([.N118]-[.N117])*[.$C$12]" office:value-type="float" office:value="3355.34066203674">
            <text:p>3,355</text:p>
          </table:table-cell>
          <table:table-cell table:formula="of:=[.O118]*[.M118]" office:value-type="float" office:value="180705.43370121">
            <text:p>180,705</text:p>
          </table:table-cell>
          <table:table-cell table:formula="of:=(EXP([.$C$9]*([.E119]-[.E118]))-1)*[.R118]" office:value-type="float" office:value="589.084500444365">
            <text:p>589</text:p>
          </table:table-cell>
          <table:table-cell table:formula="of:=[.R117]+[.Q117]+[.P118]" office:value-type="float" office:value="4300022.31771756">
            <text:p>4,300,022</text:p>
          </table:table-cell>
          <table:table-cell/>
          <table:table-cell table:formula="of:=ABS([.H118])" office:value-type="float" office:value="3336.04155343895">
            <text:p>3,336</text:p>
          </table:table-cell>
          <table:table-cell table:formula="of:=ABS([.O118])" office:value-type="float" office:value="3355.34066203674">
            <text:p>3,355</text:p>
          </table:table-cell>
        </table:table-row>
        <table:table-row table:style-name="ro1">
          <table:table-cell table:formula="of:=0.000005+0.99999*RAND()" office:value-type="float" office:value="0.956385816955566">
            <text:p>0.95639</text:p>
          </table:table-cell>
          <table:table-cell table:formula="of:=LEGACY.NORMSINV([.A119])" office:value-type="float" office:value="1.71020286511468">
            <text:p>1.71020</text:p>
          </table:table-cell>
          <table:table-cell/>
          <table:table-cell office:value-type="float" office:value="73">
            <text:p>73</text:p>
          </table:table-cell>
          <table:table-cell table:formula="of:=[.D119]/365" office:value-type="float" office:value="0.2">
            <text:p>0.200</text:p>
          </table:table-cell>
          <table:table-cell table:formula="of:=[.F118]*EXP(([.$C$9]-0.5*[.$C$10]*[.$C$10])*([.E119]-[.E118])+[.$C$10]*[.B119]*SQRT([.E119]-[.E118]))" office:value-type="float" office:value="45.9312936085756">
            <text:p>45.93</text:p>
          </table:table-cell>
          <table:table-cell table:formula="of:=BLACK_SCHOLES([.F119];[.$C$11];[.$C$9];0;[.$C$10];[.$C$13]-[.E119];[.$C$14];FALSE();;1)" office:value-type="float" office:value="0.20029403300086">
            <text:p>0.200</text:p>
          </table:table-cell>
          <table:table-cell table:formula="of:=([.G119]-[.G118])*[.$C$12]" office:value-type="float" office:value="5123.80327422306">
            <text:p>5,124</text:p>
          </table:table-cell>
          <table:table-cell table:formula="of:=[.H119]*[.F119]" office:value-type="float" office:value="235342.912580921">
            <text:p>235,343</text:p>
          </table:table-cell>
          <table:table-cell table:formula="of:=(EXP([.$C$9]*([.E120]-[.E119]))-1)*[.K119]" office:value-type="float" office:value="151.404135137477">
            <text:p>151</text:p>
          </table:table-cell>
          <table:table-cell table:formula="of:=[.K118]+[.J118]+[.I119]" office:value-type="float" office:value="1105174.48616417">
            <text:p>1,105,174</text:p>
          </table:table-cell>
          <table:table-cell/>
          <table:table-cell table:formula="of:=[.M118]*EXP(([.$C$9]-0.5*[.$C$10]*[.$C$10])*([.E119]-[.E118])-[.$C$10]*[.B119]*SQRT([.E119]-[.E118]))" office:value-type="float" office:value="52.9047926730669">
            <text:p>52.90</text:p>
          </table:table-cell>
          <table:table-cell table:formula="of:=BLACK_SCHOLES([.M119];[.$C$11];[.$C$9];0;[.$C$10];[.$C$13]-[.E119];[.$C$14];FALSE();;1)" office:value-type="float" office:value="0.790737448876616">
            <text:p>0.791</text:p>
          </table:table-cell>
          <table:table-cell table:formula="of:=([.N119]-[.N118])*[.$C$12]" office:value-type="float" office:value="-5341.55872394783">
            <text:p>-5,342</text:p>
          </table:table-cell>
          <table:table-cell table:formula="of:=[.O119]*[.M119]" office:value-type="float" office:value="-282594.056841472">
            <text:p>-282,594</text:p>
          </table:table-cell>
          <table:table-cell table:formula="of:=(EXP([.$C$9]*([.E120]-[.E119]))-1)*[.R119]" office:value-type="float" office:value="550.451036248179">
            <text:p>550</text:p>
          </table:table-cell>
          <table:table-cell table:formula="of:=[.R118]+[.Q118]+[.P119]" office:value-type="float" office:value="4018017.34537654">
            <text:p>4,018,017</text:p>
          </table:table-cell>
          <table:table-cell/>
          <table:table-cell table:formula="of:=ABS([.H119])" office:value-type="float" office:value="5123.80327422306">
            <text:p>5,124</text:p>
          </table:table-cell>
          <table:table-cell table:formula="of:=ABS([.O119])" office:value-type="float" office:value="5341.55872394783">
            <text:p>5,342</text:p>
          </table:table-cell>
        </table:table-row>
        <table:table-row table:style-name="ro1">
          <table:table-cell table:formula="of:=0.000005+0.99999*RAND()" office:value-type="float" office:value="0.481720153503418">
            <text:p>0.48172</text:p>
          </table:table-cell>
          <table:table-cell table:formula="of:=LEGACY.NORMSINV([.A120])" office:value-type="float" office:value="-0.0458368256670108">
            <text:p>-0.04584</text:p>
          </table:table-cell>
          <table:table-cell/>
          <table:table-cell office:value-type="float" office:value="74">
            <text:p>74</text:p>
          </table:table-cell>
          <table:table-cell table:formula="of:=[.D120]/365" office:value-type="float" office:value="0.202739726027397">
            <text:p>0.203</text:p>
          </table:table-cell>
          <table:table-cell table:formula="of:=[.F119]*EXP(([.$C$9]-0.5*[.$C$10]*[.$C$10])*([.E120]-[.E119])+[.$C$10]*[.B120]*SQRT([.E120]-[.E119]))" office:value-type="float" office:value="45.9130326587646">
            <text:p>45.91</text:p>
          </table:table-cell>
          <table:table-cell table:formula="of:=BLACK_SCHOLES([.F120];[.$C$11];[.$C$9];0;[.$C$10];[.$C$13]-[.E120];[.$C$14];FALSE();;1)" office:value-type="float" office:value="0.196595119528011">
            <text:p>0.197</text:p>
          </table:table-cell>
          <table:table-cell table:formula="of:=([.G120]-[.G119])*[.$C$12]" office:value-type="float" office:value="-369.891347284987">
            <text:p>-370</text:p>
          </table:table-cell>
          <table:table-cell table:formula="of:=[.H120]*[.F120]" office:value-type="float" office:value="-16982.8335080901">
            <text:p>-16,983</text:p>
          </table:table-cell>
          <table:table-cell table:formula="of:=(EXP([.$C$9]*([.E121]-[.E120]))-1)*[.K120]" office:value-type="float" office:value="149.098301950734">
            <text:p>149</text:p>
          </table:table-cell>
          <table:table-cell table:formula="of:=[.K119]+[.J119]+[.I120]" office:value-type="float" office:value="1088343.05679122">
            <text:p>1,088,343</text:p>
          </table:table-cell>
          <table:table-cell/>
          <table:table-cell table:formula="of:=[.M119]*EXP(([.$C$9]-0.5*[.$C$10]*[.$C$10])*([.E120]-[.E119])-[.$C$10]*[.B120]*SQRT([.E120]-[.E119]))" office:value-type="float" office:value="52.934535301684">
            <text:p>52.93</text:p>
          </table:table-cell>
          <table:table-cell table:formula="of:=BLACK_SCHOLES([.M120];[.$C$11];[.$C$9];0;[.$C$10];[.$C$13]-[.E120];[.$C$14];FALSE();;1)" office:value-type="float" office:value="0.7937328145267">
            <text:p>0.794</text:p>
          </table:table-cell>
          <table:table-cell table:formula="of:=([.N120]-[.N119])*[.$C$12]" office:value-type="float" office:value="299.536565008385">
            <text:p>300</text:p>
          </table:table-cell>
          <table:table-cell table:formula="of:=[.O120]*[.M120]" office:value-type="float" office:value="15855.8288745815">
            <text:p>15,856</text:p>
          </table:table-cell>
          <table:table-cell table:formula="of:=(EXP([.$C$9]*([.E121]-[.E120]))-1)*[.R120]" office:value-type="float" office:value="552.698625793378">
            <text:p>553</text:p>
          </table:table-cell>
          <table:table-cell table:formula="of:=[.R119]+[.Q119]+[.P120]" office:value-type="float" office:value="4034423.62528736">
            <text:p>4,034,424</text:p>
          </table:table-cell>
          <table:table-cell/>
          <table:table-cell table:formula="of:=ABS([.H120])" office:value-type="float" office:value="369.891347284987">
            <text:p>370</text:p>
          </table:table-cell>
          <table:table-cell table:formula="of:=ABS([.O120])" office:value-type="float" office:value="299.536565008385">
            <text:p>300</text:p>
          </table:table-cell>
        </table:table-row>
        <table:table-row table:style-name="ro1">
          <table:table-cell table:formula="of:=0.000005+0.99999*RAND()" office:value-type="float" office:value="0.742093526306152">
            <text:p>0.74209</text:p>
          </table:table-cell>
          <table:table-cell table:formula="of:=LEGACY.NORMSINV([.A121])" office:value-type="float" office:value="0.649813113350815">
            <text:p>0.64981</text:p>
          </table:table-cell>
          <table:table-cell/>
          <table:table-cell office:value-type="float" office:value="75">
            <text:p>75</text:p>
          </table:table-cell>
          <table:table-cell table:formula="of:=[.D121]/365" office:value-type="float" office:value="0.205479452054794">
            <text:p>0.205</text:p>
          </table:table-cell>
          <table:table-cell table:formula="of:=[.F120]*EXP(([.$C$9]-0.5*[.$C$10]*[.$C$10])*([.E121]-[.E120])+[.$C$10]*[.B121]*SQRT([.E121]-[.E120]))" office:value-type="float" office:value="46.2302228772453">
            <text:p>46.23</text:p>
          </table:table-cell>
          <table:table-cell table:formula="of:=BLACK_SCHOLES([.F121];[.$C$11];[.$C$9];0;[.$C$10];[.$C$13]-[.E121];[.$C$14];FALSE();;1)" office:value-type="float" office:value="0.217375299347688">
            <text:p>0.217</text:p>
          </table:table-cell>
          <table:table-cell table:formula="of:=([.G121]-[.G120])*[.$C$12]" office:value-type="float" office:value="2078.01798196778">
            <text:p>2,078</text:p>
          </table:table-cell>
          <table:table-cell table:formula="of:=[.H121]*[.F121]" office:value-type="float" office:value="96067.2344492941">
            <text:p>96,067</text:p>
          </table:table-cell>
          <table:table-cell table:formula="of:=(EXP([.$C$9]*([.E122]-[.E121]))-1)*[.K121]" office:value-type="float" office:value="162.279524308538">
            <text:p>162</text:p>
          </table:table-cell>
          <table:table-cell table:formula="of:=[.K120]+[.J120]+[.I121]" office:value-type="float" office:value="1184559.38954246">
            <text:p>1,184,559</text:p>
          </table:table-cell>
          <table:table-cell/>
          <table:table-cell table:formula="of:=[.M120]*EXP(([.$C$9]-0.5*[.$C$10]*[.$C$10])*([.E121]-[.E120])-[.$C$10]*[.B121]*SQRT([.E121]-[.E120]))" office:value-type="float" office:value="52.579988695409">
            <text:p>52.58</text:p>
          </table:table-cell>
          <table:table-cell table:formula="of:=BLACK_SCHOLES([.M121];[.$C$11];[.$C$9];0;[.$C$10];[.$C$13]-[.E121];[.$C$14];FALSE();;1)" office:value-type="float" office:value="0.771508326841536">
            <text:p>0.772</text:p>
          </table:table-cell>
          <table:table-cell table:formula="of:=([.N121]-[.N120])*[.$C$12]" office:value-type="float" office:value="-2222.44876851635">
            <text:p>-2,222</text:p>
          </table:table-cell>
          <table:table-cell table:formula="of:=[.O121]*[.M121]" office:value-type="float" office:value="-116856.331124715">
            <text:p>-116,856</text:p>
          </table:table-cell>
          <table:table-cell table:formula="of:=(EXP([.$C$9]*([.E122]-[.E121]))-1)*[.R121]" office:value-type="float" office:value="536.765530058456">
            <text:p>537</text:p>
          </table:table-cell>
          <table:table-cell table:formula="of:=[.R120]+[.Q120]+[.P121]" office:value-type="float" office:value="3918119.99278844">
            <text:p>3,918,120</text:p>
          </table:table-cell>
          <table:table-cell/>
          <table:table-cell table:formula="of:=ABS([.H121])" office:value-type="float" office:value="2078.01798196778">
            <text:p>2,078</text:p>
          </table:table-cell>
          <table:table-cell table:formula="of:=ABS([.O121])" office:value-type="float" office:value="2222.44876851635">
            <text:p>2,222</text:p>
          </table:table-cell>
        </table:table-row>
        <table:table-row table:style-name="ro1">
          <table:table-cell table:formula="of:=0.000005+0.99999*RAND()" office:value-type="float" office:value="0.332246550598144">
            <text:p>0.33225</text:p>
          </table:table-cell>
          <table:table-cell table:formula="of:=LEGACY.NORMSINV([.A122])" office:value-type="float" office:value="-0.433718182702863">
            <text:p>-0.43372</text:p>
          </table:table-cell>
          <table:table-cell/>
          <table:table-cell office:value-type="float" office:value="76">
            <text:p>76</text:p>
          </table:table-cell>
          <table:table-cell table:formula="of:=[.D122]/365" office:value-type="float" office:value="0.208219178082192">
            <text:p>0.208</text:p>
          </table:table-cell>
          <table:table-cell table:formula="of:=[.F121]*EXP(([.$C$9]-0.5*[.$C$10]*[.$C$10])*([.E122]-[.E121])+[.$C$10]*[.B122]*SQRT([.E122]-[.E121]))" office:value-type="float" office:value="46.0245790689034">
            <text:p>46.02</text:p>
          </table:table-cell>
          <table:table-cell table:formula="of:=BLACK_SCHOLES([.F122];[.$C$11];[.$C$9];0;[.$C$10];[.$C$13]-[.E122];[.$C$14];FALSE();;1)" office:value-type="float" office:value="0.199700885116963">
            <text:p>0.200</text:p>
          </table:table-cell>
          <table:table-cell table:formula="of:=([.G122]-[.G121])*[.$C$12]" office:value-type="float" office:value="-1767.44142307251">
            <text:p>-1,767</text:p>
          </table:table-cell>
          <table:table-cell table:formula="of:=[.H122]*[.F122]" office:value-type="float" office:value="-81345.7475258558">
            <text:p>-81,346</text:p>
          </table:table-cell>
          <table:table-cell table:formula="of:=(EXP([.$C$9]*([.E123]-[.E122]))-1)*[.K122]" office:value-type="float" office:value="151.157739545938">
            <text:p>151</text:p>
          </table:table-cell>
          <table:table-cell table:formula="of:=[.K121]+[.J121]+[.I122]" office:value-type="float" office:value="1103375.92154092">
            <text:p>1,103,376</text:p>
          </table:table-cell>
          <table:table-cell/>
          <table:table-cell table:formula="of:=[.M121]*EXP(([.$C$9]-0.5*[.$C$10]*[.$C$10])*([.E122]-[.E121])-[.$C$10]*[.B122]*SQRT([.E122]-[.E121]))" office:value-type="float" office:value="52.82360554576">
            <text:p>52.82</text:p>
          </table:table-cell>
          <table:table-cell table:formula="of:=BLACK_SCHOLES([.M122];[.$C$11];[.$C$9];0;[.$C$10];[.$C$13]-[.E122];[.$C$14];FALSE();;1)" office:value-type="float" office:value="0.788873351992001">
            <text:p>0.789</text:p>
          </table:table-cell>
          <table:table-cell table:formula="of:=([.N122]-[.N121])*[.$C$12]" office:value-type="float" office:value="1736.50251504647">
            <text:p>1,737</text:p>
          </table:table-cell>
          <table:table-cell table:formula="of:=[.O122]*[.M122]" office:value-type="float" office:value="91728.3238840347">
            <text:p>91,728</text:p>
          </table:table-cell>
          <table:table-cell table:formula="of:=(EXP([.$C$9]*([.E123]-[.E122]))-1)*[.R122]" office:value-type="float" office:value="549.405449130971">
            <text:p>549</text:p>
          </table:table-cell>
          <table:table-cell table:formula="of:=[.R121]+[.Q121]+[.P122]" office:value-type="float" office:value="4010385.08220254">
            <text:p>4,010,385</text:p>
          </table:table-cell>
          <table:table-cell/>
          <table:table-cell table:formula="of:=ABS([.H122])" office:value-type="float" office:value="1767.44142307251">
            <text:p>1,767</text:p>
          </table:table-cell>
          <table:table-cell table:formula="of:=ABS([.O122])" office:value-type="float" office:value="1736.50251504647">
            <text:p>1,737</text:p>
          </table:table-cell>
        </table:table-row>
        <table:table-row table:style-name="ro1">
          <table:table-cell table:formula="of:=0.000005+0.99999*RAND()" office:value-type="float" office:value="0.6914043359375">
            <text:p>0.69140</text:p>
          </table:table-cell>
          <table:table-cell table:formula="of:=LEGACY.NORMSINV([.A123])" office:value-type="float" office:value="0.499834908656451">
            <text:p>0.49983</text:p>
          </table:table-cell>
          <table:table-cell/>
          <table:table-cell office:value-type="float" office:value="77">
            <text:p>77</text:p>
          </table:table-cell>
          <table:table-cell table:formula="of:=[.D123]/365" office:value-type="float" office:value="0.210958904109589">
            <text:p>0.211</text:p>
          </table:table-cell>
          <table:table-cell table:formula="of:=[.F122]*EXP(([.$C$9]-0.5*[.$C$10]*[.$C$10])*([.E123]-[.E122])+[.$C$10]*[.B123]*SQRT([.E123]-[.E122]))" office:value-type="float" office:value="46.269837185616">
            <text:p>46.27</text:p>
          </table:table-cell>
          <table:table-cell table:formula="of:=BLACK_SCHOLES([.F123];[.$C$11];[.$C$9];0;[.$C$10];[.$C$13]-[.E123];[.$C$14];FALSE();;1)" office:value-type="float" office:value="0.215436841326399">
            <text:p>0.215</text:p>
          </table:table-cell>
          <table:table-cell table:formula="of:=([.G123]-[.G122])*[.$C$12]" office:value-type="float" office:value="1573.5956209436">
            <text:p>1,574</text:p>
          </table:table-cell>
          <table:table-cell table:formula="of:=[.H123]*[.F123]" office:value-type="float" office:value="72810.0131770586">
            <text:p>72,810</text:p>
          </table:table-cell>
          <table:table-cell table:formula="of:=(EXP([.$C$9]*([.E124]-[.E123]))-1)*[.K123]" office:value-type="float" office:value="161.153105091868">
            <text:p>161</text:p>
          </table:table-cell>
          <table:table-cell table:formula="of:=[.K122]+[.J122]+[.I123]" office:value-type="float" office:value="1176337.09245752">
            <text:p>1,176,337</text:p>
          </table:table-cell>
          <table:table-cell/>
          <table:table-cell table:formula="of:=[.M122]*EXP(([.$C$9]-0.5*[.$C$10]*[.$C$10])*([.E123]-[.E122])-[.$C$10]*[.B123]*SQRT([.E123]-[.E122]))" office:value-type="float" office:value="52.5522465090986">
            <text:p>52.55</text:p>
          </table:table-cell>
          <table:table-cell table:formula="of:=BLACK_SCHOLES([.M123];[.$C$11];[.$C$9];0;[.$C$10];[.$C$13]-[.E123];[.$C$14];FALSE();;1)" office:value-type="float" office:value="0.771734174476399">
            <text:p>0.772</text:p>
          </table:table-cell>
          <table:table-cell table:formula="of:=([.N123]-[.N122])*[.$C$12]" office:value-type="float" office:value="-1713.91775156018">
            <text:p>-1,714</text:p>
          </table:table-cell>
          <table:table-cell table:formula="of:=[.O123]*[.M123]" office:value-type="float" office:value="-90070.2281763105">
            <text:p>-90,070</text:p>
          </table:table-cell>
          <table:table-cell table:formula="of:=(EXP([.$C$9]*([.E124]-[.E123]))-1)*[.R123]" office:value-type="float" office:value="537.141482751466">
            <text:p>537</text:p>
          </table:table-cell>
          <table:table-cell table:formula="of:=[.R122]+[.Q122]+[.P123]" office:value-type="float" office:value="3920864.25947536">
            <text:p>3,920,864</text:p>
          </table:table-cell>
          <table:table-cell/>
          <table:table-cell table:formula="of:=ABS([.H123])" office:value-type="float" office:value="1573.5956209436">
            <text:p>1,574</text:p>
          </table:table-cell>
          <table:table-cell table:formula="of:=ABS([.O123])" office:value-type="float" office:value="1713.91775156018">
            <text:p>1,714</text:p>
          </table:table-cell>
        </table:table-row>
        <table:table-row table:style-name="ro1">
          <table:table-cell table:formula="of:=0.000005+0.99999*RAND()" office:value-type="float" office:value="0.218478157043457">
            <text:p>0.21848</text:p>
          </table:table-cell>
          <table:table-cell table:formula="of:=LEGACY.NORMSINV([.A124])" office:value-type="float" office:value="-0.777343199868636">
            <text:p>-0.77734</text:p>
          </table:table-cell>
          <table:table-cell/>
          <table:table-cell office:value-type="float" office:value="78">
            <text:p>78</text:p>
          </table:table-cell>
          <table:table-cell table:formula="of:=[.D124]/365" office:value-type="float" office:value="0.213698630136986">
            <text:p>0.214</text:p>
          </table:table-cell>
          <table:table-cell table:formula="of:=[.F123]*EXP(([.$C$9]-0.5*[.$C$10]*[.$C$10])*([.E124]-[.E123])+[.$C$10]*[.B124]*SQRT([.E124]-[.E123]))" office:value-type="float" office:value="45.8986119269677">
            <text:p>45.90</text:p>
          </table:table-cell>
          <table:table-cell table:formula="of:=BLACK_SCHOLES([.F124];[.$C$11];[.$C$9];0;[.$C$10];[.$C$13]-[.E124];[.$C$14];FALSE();;1)" office:value-type="float" office:value="0.185640467558928">
            <text:p>0.186</text:p>
          </table:table-cell>
          <table:table-cell table:formula="of:=([.G124]-[.G123])*[.$C$12]" office:value-type="float" office:value="-2979.63737674711">
            <text:p>-2,980</text:p>
          </table:table-cell>
          <table:table-cell table:formula="of:=[.H124]*[.F124]" office:value-type="float" office:value="-136761.219638404">
            <text:p>-136,761</text:p>
          </table:table-cell>
          <table:table-cell table:formula="of:=(EXP([.$C$9]*([.E125]-[.E124]))-1)*[.K124]" office:value-type="float" office:value="142.439485485085">
            <text:p>142</text:p>
          </table:table-cell>
          <table:table-cell table:formula="of:=[.K123]+[.J123]+[.I124]" office:value-type="float" office:value="1039737.02592421">
            <text:p>1,039,737</text:p>
          </table:table-cell>
          <table:table-cell/>
          <table:table-cell table:formula="of:=[.M123]*EXP(([.$C$9]-0.5*[.$C$10]*[.$C$10])*([.E124]-[.E123])-[.$C$10]*[.B124]*SQRT([.E124]-[.E123]))" office:value-type="float" office:value="52.9859952814943">
            <text:p>52.99</text:p>
          </table:table-cell>
          <table:table-cell table:formula="of:=BLACK_SCHOLES([.M124];[.$C$11];[.$C$9];0;[.$C$10];[.$C$13]-[.E124];[.$C$14];FALSE();;1)" office:value-type="float" office:value="0.801765366145885">
            <text:p>0.802</text:p>
          </table:table-cell>
          <table:table-cell table:formula="of:=([.N124]-[.N123])*[.$C$12]" office:value-type="float" office:value="3003.11916694855">
            <text:p>3,003</text:p>
          </table:table-cell>
          <table:table-cell table:formula="of:=[.O124]*[.M124]" office:value-type="float" office:value="159123.258009701">
            <text:p>159,123</text:p>
          </table:table-cell>
          <table:table-cell table:formula="of:=(EXP([.$C$9]*([.E125]-[.E124]))-1)*[.R124]" office:value-type="float" office:value="559.014268454979">
            <text:p>559</text:p>
          </table:table-cell>
          <table:table-cell table:formula="of:=[.R123]+[.Q123]+[.P124]" office:value-type="float" office:value="4080524.65896781">
            <text:p>4,080,525</text:p>
          </table:table-cell>
          <table:table-cell/>
          <table:table-cell table:formula="of:=ABS([.H124])" office:value-type="float" office:value="2979.63737674711">
            <text:p>2,980</text:p>
          </table:table-cell>
          <table:table-cell table:formula="of:=ABS([.O124])" office:value-type="float" office:value="3003.11916694855">
            <text:p>3,003</text:p>
          </table:table-cell>
        </table:table-row>
        <table:table-row table:style-name="ro1">
          <table:table-cell table:formula="of:=0.000005+0.99999*RAND()" office:value-type="float" office:value="0.679441564941406">
            <text:p>0.67944</text:p>
          </table:table-cell>
          <table:table-cell table:formula="of:=LEGACY.NORMSINV([.A125])" office:value-type="float" office:value="0.466137796969537">
            <text:p>0.46614</text:p>
          </table:table-cell>
          <table:table-cell/>
          <table:table-cell office:value-type="float" office:value="79">
            <text:p>79</text:p>
          </table:table-cell>
          <table:table-cell table:formula="of:=[.D125]/365" office:value-type="float" office:value="0.216438356164384">
            <text:p>0.216</text:p>
          </table:table-cell>
          <table:table-cell table:formula="of:=[.F124]*EXP(([.$C$9]-0.5*[.$C$10]*[.$C$10])*([.E125]-[.E124])+[.$C$10]*[.B125]*SQRT([.E125]-[.E124]))" office:value-type="float" office:value="46.1269242953412">
            <text:p>46.13</text:p>
          </table:table-cell>
          <table:table-cell table:formula="of:=BLACK_SCHOLES([.F125];[.$C$11];[.$C$9];0;[.$C$10];[.$C$13]-[.E125];[.$C$14];FALSE();;1)" office:value-type="float" office:value="0.199605040798367">
            <text:p>0.200</text:p>
          </table:table-cell>
          <table:table-cell table:formula="of:=([.G125]-[.G124])*[.$C$12]" office:value-type="float" office:value="1396.45732394389">
            <text:p>1,396</text:p>
          </table:table-cell>
          <table:table-cell table:formula="of:=[.H125]*[.F125]" office:value-type="float" office:value="64414.2812632346">
            <text:p>64,414</text:p>
          </table:table-cell>
          <table:table-cell table:formula="of:=(EXP([.$C$9]*([.E126]-[.E125]))-1)*[.K125]" office:value-type="float" office:value="151.283477628077">
            <text:p>151</text:p>
          </table:table-cell>
          <table:table-cell table:formula="of:=[.K124]+[.J124]+[.I125]" office:value-type="float" office:value="1104293.74667293">
            <text:p>1,104,294</text:p>
          </table:table-cell>
          <table:table-cell/>
          <table:table-cell table:formula="of:=[.M124]*EXP(([.$C$9]-0.5*[.$C$10]*[.$C$10])*([.E125]-[.E124])-[.$C$10]*[.B125]*SQRT([.E125]-[.E124]))" office:value-type="float" office:value="52.7324005044745">
            <text:p>52.73</text:p>
          </table:table-cell>
          <table:table-cell table:formula="of:=BLACK_SCHOLES([.M125];[.$C$11];[.$C$9];0;[.$C$10];[.$C$13]-[.E125];[.$C$14];FALSE();;1)" office:value-type="float" office:value="0.786356514422394">
            <text:p>0.786</text:p>
          </table:table-cell>
          <table:table-cell table:formula="of:=([.N125]-[.N124])*[.$C$12]" office:value-type="float" office:value="-1540.88517234907">
            <text:p>-1,541</text:p>
          </table:table-cell>
          <table:table-cell table:formula="of:=[.O125]*[.M125]" office:value-type="float" office:value="-81254.5740397175">
            <text:p>-81,255</text:p>
          </table:table-cell>
          <table:table-cell table:formula="of:=(EXP([.$C$9]*([.E126]-[.E125]))-1)*[.R125]" office:value-type="float" office:value="547.959325014321">
            <text:p>548</text:p>
          </table:table-cell>
          <table:table-cell table:formula="of:=[.R124]+[.Q124]+[.P125]" office:value-type="float" office:value="3999829.09919655">
            <text:p>3,999,829</text:p>
          </table:table-cell>
          <table:table-cell/>
          <table:table-cell table:formula="of:=ABS([.H125])" office:value-type="float" office:value="1396.45732394389">
            <text:p>1,396</text:p>
          </table:table-cell>
          <table:table-cell table:formula="of:=ABS([.O125])" office:value-type="float" office:value="1540.88517234907">
            <text:p>1,541</text:p>
          </table:table-cell>
        </table:table-row>
        <table:table-row table:style-name="ro1">
          <table:table-cell table:formula="of:=0.000005+0.99999*RAND()" office:value-type="float" office:value="0.936885279541016">
            <text:p>0.93689</text:p>
          </table:table-cell>
          <table:table-cell table:formula="of:=LEGACY.NORMSINV([.A126])" office:value-type="float" office:value="1.52914121077353">
            <text:p>1.52914</text:p>
          </table:table-cell>
          <table:table-cell/>
          <table:table-cell office:value-type="float" office:value="80">
            <text:p>80</text:p>
          </table:table-cell>
          <table:table-cell table:formula="of:=[.D126]/365" office:value-type="float" office:value="0.219178082191781">
            <text:p>0.219</text:p>
          </table:table-cell>
          <table:table-cell table:formula="of:=[.F125]*EXP(([.$C$9]-0.5*[.$C$10]*[.$C$10])*([.E126]-[.E125])+[.$C$10]*[.B126]*SQRT([.E126]-[.E125]))" office:value-type="float" office:value="46.8751082783589">
            <text:p>46.88</text:p>
          </table:table-cell>
          <table:table-cell table:formula="of:=BLACK_SCHOLES([.F126];[.$C$11];[.$C$9];0;[.$C$10];[.$C$13]-[.E126];[.$C$14];FALSE();;1)" office:value-type="float" office:value="0.25656579616789">
            <text:p>0.257</text:p>
          </table:table-cell>
          <table:table-cell table:formula="of:=([.G126]-[.G125])*[.$C$12]" office:value-type="float" office:value="5696.07553695233">
            <text:p>5,696</text:p>
          </table:table-cell>
          <table:table-cell table:formula="of:=[.H126]*[.F126]" office:value-type="float" office:value="267004.157556352">
            <text:p>267,004</text:p>
          </table:table-cell>
          <table:table-cell table:formula="of:=(EXP([.$C$9]*([.E127]-[.E126]))-1)*[.K126]" office:value-type="float" office:value="187.882620119512">
            <text:p>188</text:p>
          </table:table-cell>
          <table:table-cell table:formula="of:=[.K125]+[.J125]+[.I126]" office:value-type="float" office:value="1371449.18770691">
            <text:p>1,371,449</text:p>
          </table:table-cell>
          <table:table-cell/>
          <table:table-cell table:formula="of:=[.M125]*EXP(([.$C$9]-0.5*[.$C$10]*[.$C$10])*([.E126]-[.E125])-[.$C$10]*[.B126]*SQRT([.E126]-[.E125]))" office:value-type="float" office:value="51.8992576668772">
            <text:p>51.90</text:p>
          </table:table-cell>
          <table:table-cell table:formula="of:=BLACK_SCHOLES([.M126];[.$C$11];[.$C$9];0;[.$C$10];[.$C$13]-[.E126];[.$C$14];FALSE();;1)" office:value-type="float" office:value="0.726302410578101">
            <text:p>0.726</text:p>
          </table:table-cell>
          <table:table-cell table:formula="of:=([.N126]-[.N125])*[.$C$12]" office:value-type="float" office:value="-6005.41038442927">
            <text:p>-6,005</text:p>
          </table:table-cell>
          <table:table-cell table:formula="of:=[.O126]*[.M126]" office:value-type="float" office:value="-311676.340936835">
            <text:p>-311,676</text:p>
          </table:table-cell>
          <table:table-cell table:formula="of:=(EXP([.$C$9]*([.E127]-[.E126]))-1)*[.R126]" office:value-type="float" office:value="505.336079432389">
            <text:p>505</text:p>
          </table:table-cell>
          <table:table-cell table:formula="of:=[.R125]+[.Q125]+[.P126]" office:value-type="float" office:value="3688700.71758472">
            <text:p>3,688,701</text:p>
          </table:table-cell>
          <table:table-cell/>
          <table:table-cell table:formula="of:=ABS([.H126])" office:value-type="float" office:value="5696.07553695233">
            <text:p>5,696</text:p>
          </table:table-cell>
          <table:table-cell table:formula="of:=ABS([.O126])" office:value-type="float" office:value="6005.41038442927">
            <text:p>6,005</text:p>
          </table:table-cell>
        </table:table-row>
        <table:table-row table:style-name="ro1">
          <table:table-cell table:formula="of:=0.000005+0.99999*RAND()" office:value-type="float" office:value="0.932185619506836">
            <text:p>0.93219</text:p>
          </table:table-cell>
          <table:table-cell table:formula="of:=LEGACY.NORMSINV([.A127])" office:value-type="float" office:value="1.49226853859504">
            <text:p>1.49227</text:p>
          </table:table-cell>
          <table:table-cell/>
          <table:table-cell office:value-type="float" office:value="81">
            <text:p>81</text:p>
          </table:table-cell>
          <table:table-cell table:formula="of:=[.D127]/365" office:value-type="float" office:value="0.221917808219178">
            <text:p>0.222</text:p>
          </table:table-cell>
          <table:table-cell table:formula="of:=[.F126]*EXP(([.$C$9]-0.5*[.$C$10]*[.$C$10])*([.E127]-[.E126])+[.$C$10]*[.B127]*SQRT([.E127]-[.E126]))" office:value-type="float" office:value="47.6170441273349">
            <text:p>47.62</text:p>
          </table:table-cell>
          <table:table-cell table:formula="of:=BLACK_SCHOLES([.F127];[.$C$11];[.$C$9];0;[.$C$10];[.$C$13]-[.E127];[.$C$14];FALSE();;1)" office:value-type="float" office:value="0.320402370646907">
            <text:p>0.320</text:p>
          </table:table-cell>
          <table:table-cell table:formula="of:=([.G127]-[.G126])*[.$C$12]" office:value-type="float" office:value="6383.65744790161">
            <text:p>6,384</text:p>
          </table:table-cell>
          <table:table-cell table:formula="of:=[.H127]*[.F127]" office:value-type="float" office:value="303970.898390521">
            <text:p>303,971</text:p>
          </table:table-cell>
          <table:table-cell table:formula="of:=(EXP([.$C$9]*([.E128]-[.E127]))-1)*[.K127]" office:value-type="float" office:value="229.551060496939">
            <text:p>230</text:p>
          </table:table-cell>
          <table:table-cell table:formula="of:=[.K126]+[.J126]+[.I127]" office:value-type="float" office:value="1675607.96871755">
            <text:p>1,675,608</text:p>
          </table:table-cell>
          <table:table-cell/>
          <table:table-cell table:formula="of:=[.M126]*EXP(([.$C$9]-0.5*[.$C$10]*[.$C$10])*([.E127]-[.E126])-[.$C$10]*[.B127]*SQRT([.E127]-[.E126]))" office:value-type="float" office:value="51.0989984731729">
            <text:p>51.10</text:p>
          </table:table-cell>
          <table:table-cell table:formula="of:=BLACK_SCHOLES([.M127];[.$C$11];[.$C$9];0;[.$C$10];[.$C$13]-[.E127];[.$C$14];FALSE();;1)" office:value-type="float" office:value="0.659502394451524">
            <text:p>0.660</text:p>
          </table:table-cell>
          <table:table-cell table:formula="of:=([.N127]-[.N126])*[.$C$12]" office:value-type="float" office:value="-6680.00161265771">
            <text:p>-6,680</text:p>
          </table:table-cell>
          <table:table-cell table:formula="of:=[.O127]*[.M127]" office:value-type="float" office:value="-341341.392205989">
            <text:p>-341,341</text:p>
          </table:table-cell>
          <table:table-cell table:formula="of:=(EXP([.$C$9]*([.E128]-[.E127]))-1)*[.R127]" office:value-type="float" office:value="458.643010647734">
            <text:p>459</text:p>
          </table:table-cell>
          <table:table-cell table:formula="of:=[.R126]+[.Q126]+[.P127]" office:value-type="float" office:value="3347864.66145817">
            <text:p>3,347,865</text:p>
          </table:table-cell>
          <table:table-cell/>
          <table:table-cell table:formula="of:=ABS([.H127])" office:value-type="float" office:value="6383.65744790161">
            <text:p>6,384</text:p>
          </table:table-cell>
          <table:table-cell table:formula="of:=ABS([.O127])" office:value-type="float" office:value="6680.00161265771">
            <text:p>6,680</text:p>
          </table:table-cell>
        </table:table-row>
        <table:table-row table:style-name="ro1">
          <table:table-cell table:formula="of:=0.000005+0.99999*RAND()" office:value-type="float" office:value="0.74142214630127">
            <text:p>0.74142</text:p>
          </table:table-cell>
          <table:table-cell table:formula="of:=LEGACY.NORMSINV([.A128])" office:value-type="float" office:value="0.647736012960331">
            <text:p>0.64774</text:p>
          </table:table-cell>
          <table:table-cell/>
          <table:table-cell office:value-type="float" office:value="82">
            <text:p>82</text:p>
          </table:table-cell>
          <table:table-cell table:formula="of:=[.D128]/365" office:value-type="float" office:value="0.224657534246575">
            <text:p>0.225</text:p>
          </table:table-cell>
          <table:table-cell table:formula="of:=[.F127]*EXP(([.$C$9]-0.5*[.$C$10]*[.$C$10])*([.E128]-[.E127])+[.$C$10]*[.B128]*SQRT([.E128]-[.E127]))" office:value-type="float" office:value="47.9449639797477">
            <text:p>47.94</text:p>
          </table:table-cell>
          <table:table-cell table:formula="of:=BLACK_SCHOLES([.F128];[.$C$11];[.$C$9];0;[.$C$10];[.$C$13]-[.E128];[.$C$14];FALSE();;1)" office:value-type="float" office:value="0.349414564098818">
            <text:p>0.349</text:p>
          </table:table-cell>
          <table:table-cell table:formula="of:=([.G128]-[.G127])*[.$C$12]" office:value-type="float" office:value="2901.21934519114">
            <text:p>2,901</text:p>
          </table:table-cell>
          <table:table-cell table:formula="of:=[.H128]*[.F128]" office:value-type="float" office:value="139098.857002536">
            <text:p>139,099</text:p>
          </table:table-cell>
          <table:table-cell table:formula="of:=(EXP([.$C$9]*([.E129]-[.E128]))-1)*[.K128]" office:value-type="float" office:value="248.638451118923">
            <text:p>249</text:p>
          </table:table-cell>
          <table:table-cell table:formula="of:=[.K127]+[.J127]+[.I128]" office:value-type="float" office:value="1814936.37678058">
            <text:p>1,814,936</text:p>
          </table:table-cell>
          <table:table-cell/>
          <table:table-cell table:formula="of:=[.M127]*EXP(([.$C$9]-0.5*[.$C$10]*[.$C$10])*([.E128]-[.E127])-[.$C$10]*[.B128]*SQRT([.E128]-[.E127]))" office:value-type="float" office:value="50.7578496543538">
            <text:p>50.76</text:p>
          </table:table-cell>
          <table:table-cell table:formula="of:=BLACK_SCHOLES([.M128];[.$C$11];[.$C$9];0;[.$C$10];[.$C$13]-[.E128];[.$C$14];FALSE();;1)" office:value-type="float" office:value="0.628622715829508">
            <text:p>0.629</text:p>
          </table:table-cell>
          <table:table-cell table:formula="of:=([.N128]-[.N127])*[.$C$12]" office:value-type="float" office:value="-3087.9678622016">
            <text:p>-3,088</text:p>
          </table:table-cell>
          <table:table-cell table:formula="of:=[.O128]*[.M128]" office:value-type="float" office:value="-156738.608487105">
            <text:p>-156,739</text:p>
          </table:table-cell>
          <table:table-cell table:formula="of:=(EXP([.$C$9]*([.E129]-[.E128]))-1)*[.R128]" office:value-type="float" office:value="437.233329815884">
            <text:p>437</text:p>
          </table:table-cell>
          <table:table-cell table:formula="of:=[.R127]+[.Q127]+[.P128]" office:value-type="float" office:value="3191584.69598171">
            <text:p>3,191,585</text:p>
          </table:table-cell>
          <table:table-cell/>
          <table:table-cell table:formula="of:=ABS([.H128])" office:value-type="float" office:value="2901.21934519114">
            <text:p>2,901</text:p>
          </table:table-cell>
          <table:table-cell table:formula="of:=ABS([.O128])" office:value-type="float" office:value="3087.9678622016">
            <text:p>3,088</text:p>
          </table:table-cell>
        </table:table-row>
        <table:table-row table:style-name="ro1">
          <table:table-cell table:formula="of:=0.000005+0.99999*RAND()" office:value-type="float" office:value="0.720517814331055">
            <text:p>0.72052</text:p>
          </table:table-cell>
          <table:table-cell table:formula="of:=LEGACY.NORMSINV([.A129])" office:value-type="float" office:value="0.584380458174457">
            <text:p>0.58438</text:p>
          </table:table-cell>
          <table:table-cell/>
          <table:table-cell office:value-type="float" office:value="83">
            <text:p>83</text:p>
          </table:table-cell>
          <table:table-cell table:formula="of:=[.D129]/365" office:value-type="float" office:value="0.227397260273973">
            <text:p>0.227</text:p>
          </table:table-cell>
          <table:table-cell table:formula="of:=[.F128]*EXP(([.$C$9]-0.5*[.$C$10]*[.$C$10])*([.E129]-[.E128])+[.$C$10]*[.B129]*SQRT([.E129]-[.E128]))" office:value-type="float" office:value="48.2431348778461">
            <text:p>48.24</text:p>
          </table:table-cell>
          <table:table-cell table:formula="of:=BLACK_SCHOLES([.F129];[.$C$11];[.$C$9];0;[.$C$10];[.$C$13]-[.E129];[.$C$14];FALSE();;1)" office:value-type="float" office:value="0.376660236227303">
            <text:p>0.377</text:p>
          </table:table-cell>
          <table:table-cell table:formula="of:=([.G129]-[.G128])*[.$C$12]" office:value-type="float" office:value="2724.56721284846">
            <text:p>2,725</text:p>
          </table:table-cell>
          <table:table-cell table:formula="of:=[.H129]*[.F129]" office:value-type="float" office:value="131441.663533206">
            <text:p>131,442</text:p>
          </table:table-cell>
          <table:table-cell table:formula="of:=(EXP([.$C$9]*([.E130]-[.E129]))-1)*[.K129]" office:value-type="float" office:value="266.679454170967">
            <text:p>267</text:p>
          </table:table-cell>
          <table:table-cell table:formula="of:=[.K128]+[.J128]+[.I129]" office:value-type="float" office:value="1946626.67876491">
            <text:p>1,946,627</text:p>
          </table:table-cell>
          <table:table-cell/>
          <table:table-cell table:formula="of:=[.M128]*EXP(([.$C$9]-0.5*[.$C$10]*[.$C$10])*([.E129]-[.E128])-[.$C$10]*[.B129]*SQRT([.E129]-[.E128]))" office:value-type="float" office:value="50.4524292108779">
            <text:p>50.45</text:p>
          </table:table-cell>
          <table:table-cell table:formula="of:=BLACK_SCHOLES([.M129];[.$C$11];[.$C$9];0;[.$C$10];[.$C$13]-[.E129];[.$C$14];FALSE();;1)" office:value-type="float" office:value="0.599589471551673">
            <text:p>0.600</text:p>
          </table:table-cell>
          <table:table-cell table:formula="of:=([.N129]-[.N128])*[.$C$12]" office:value-type="float" office:value="-2903.32442778357">
            <text:p>-2,903</text:p>
          </table:table-cell>
          <table:table-cell table:formula="of:=[.O129]*[.M129]" office:value-type="float" office:value="-146479.770168963">
            <text:p>-146,480</text:p>
          </table:table-cell>
          <table:table-cell table:formula="of:=(EXP([.$C$9]*([.E130]-[.E129]))-1)*[.R129]" office:value-type="float" office:value="417.226132526922">
            <text:p>417</text:p>
          </table:table-cell>
          <table:table-cell table:formula="of:=[.R128]+[.Q128]+[.P129]" office:value-type="float" office:value="3045542.15914256">
            <text:p>3,045,542</text:p>
          </table:table-cell>
          <table:table-cell/>
          <table:table-cell table:formula="of:=ABS([.H129])" office:value-type="float" office:value="2724.56721284846">
            <text:p>2,725</text:p>
          </table:table-cell>
          <table:table-cell table:formula="of:=ABS([.O129])" office:value-type="float" office:value="2903.32442778357">
            <text:p>2,903</text:p>
          </table:table-cell>
        </table:table-row>
        <table:table-row table:style-name="ro1">
          <table:table-cell table:formula="of:=0.000005+0.99999*RAND()" office:value-type="float" office:value="0.194064338684082">
            <text:p>0.19406</text:p>
          </table:table-cell>
          <table:table-cell table:formula="of:=LEGACY.NORMSINV([.A130])" office:value-type="float" office:value="-0.863015986581113">
            <text:p>-0.86302</text:p>
          </table:table-cell>
          <table:table-cell/>
          <table:table-cell office:value-type="float" office:value="84">
            <text:p>84</text:p>
          </table:table-cell>
          <table:table-cell table:formula="of:=[.D130]/365" office:value-type="float" office:value="0.23013698630137">
            <text:p>0.230</text:p>
          </table:table-cell>
          <table:table-cell table:formula="of:=[.F129]*EXP(([.$C$9]-0.5*[.$C$10]*[.$C$10])*([.E130]-[.E129])+[.$C$10]*[.B130]*SQRT([.E130]-[.E129]))" office:value-type="float" office:value="47.8131766125016">
            <text:p>47.81</text:p>
          </table:table-cell>
          <table:table-cell table:formula="of:=BLACK_SCHOLES([.F130];[.$C$11];[.$C$9];0;[.$C$10];[.$C$13]-[.E130];[.$C$14];FALSE();;1)" office:value-type="float" office:value="0.332223390104125">
            <text:p>0.332</text:p>
          </table:table-cell>
          <table:table-cell table:formula="of:=([.G130]-[.G129])*[.$C$12]" office:value-type="float" office:value="-4443.68461231773">
            <text:p>-4,444</text:p>
          </table:table-cell>
          <table:table-cell table:formula="of:=[.H130]*[.F130]" office:value-type="float" office:value="-212466.677179003">
            <text:p>-212,467</text:p>
          </table:table-cell>
          <table:table-cell table:formula="of:=(EXP([.$C$9]*([.E131]-[.E130]))-1)*[.K130]" office:value-type="float" office:value="237.608970248368">
            <text:p>238</text:p>
          </table:table-cell>
          <table:table-cell table:formula="of:=[.K129]+[.J129]+[.I130]" office:value-type="float" office:value="1734426.68104007">
            <text:p>1,734,427</text:p>
          </table:table-cell>
          <table:table-cell/>
          <table:table-cell table:formula="of:=[.M129]*EXP(([.$C$9]-0.5*[.$C$10]*[.$C$10])*([.E130]-[.E129])-[.$C$10]*[.B130]*SQRT([.E130]-[.E129]))" office:value-type="float" office:value="50.9144896772612">
            <text:p>50.91</text:p>
          </table:table-cell>
          <table:table-cell table:formula="of:=BLACK_SCHOLES([.M130];[.$C$11];[.$C$9];0;[.$C$10];[.$C$13]-[.E130];[.$C$14];FALSE();;1)" office:value-type="float" office:value="0.643732502779645">
            <text:p>0.644</text:p>
          </table:table-cell>
          <table:table-cell table:formula="of:=([.N130]-[.N129])*[.$C$12]" office:value-type="float" office:value="4414.30312279721">
            <text:p>4,414</text:p>
          </table:table-cell>
          <table:table-cell table:formula="of:=[.O130]*[.M130]" office:value-type="float" office:value="224751.990777961">
            <text:p>224,752</text:p>
          </table:table-cell>
          <table:table-cell table:formula="of:=(EXP([.$C$9]*([.E131]-[.E130]))-1)*[.R130]" office:value-type="float" office:value="448.073343508276">
            <text:p>448</text:p>
          </table:table-cell>
          <table:table-cell table:formula="of:=[.R129]+[.Q129]+[.P130]" office:value-type="float" office:value="3270711.37605305">
            <text:p>3,270,711</text:p>
          </table:table-cell>
          <table:table-cell/>
          <table:table-cell table:formula="of:=ABS([.H130])" office:value-type="float" office:value="4443.68461231773">
            <text:p>4,444</text:p>
          </table:table-cell>
          <table:table-cell table:formula="of:=ABS([.O130])" office:value-type="float" office:value="4414.30312279721">
            <text:p>4,414</text:p>
          </table:table-cell>
        </table:table-row>
        <table:table-row table:style-name="ro1">
          <table:table-cell table:formula="of:=0.000005+0.99999*RAND()" office:value-type="float" office:value="0.382691602783203">
            <text:p>0.38269</text:p>
          </table:table-cell>
          <table:table-cell table:formula="of:=LEGACY.NORMSINV([.A131])" office:value-type="float" office:value="-0.29841924092866">
            <text:p>-0.29842</text:p>
          </table:table-cell>
          <table:table-cell/>
          <table:table-cell office:value-type="float" office:value="85">
            <text:p>85</text:p>
          </table:table-cell>
          <table:table-cell table:formula="of:=[.D131]/365" office:value-type="float" office:value="0.232876712328767">
            <text:p>0.233</text:p>
          </table:table-cell>
          <table:table-cell table:formula="of:=[.F130]*EXP(([.$C$9]-0.5*[.$C$10]*[.$C$10])*([.E131]-[.E130])+[.$C$10]*[.B131]*SQRT([.E131]-[.E130]))" office:value-type="float" office:value="47.6679592924131">
            <text:p>47.67</text:p>
          </table:table-cell>
          <table:table-cell table:formula="of:=BLACK_SCHOLES([.F131];[.$C$11];[.$C$9];0;[.$C$10];[.$C$13]-[.E131];[.$C$14];FALSE();;1)" office:value-type="float" office:value="0.315841929878638">
            <text:p>0.316</text:p>
          </table:table-cell>
          <table:table-cell table:formula="of:=([.G131]-[.G130])*[.$C$12]" office:value-type="float" office:value="-1638.14602254871">
            <text:p>-1,638</text:p>
          </table:table-cell>
          <table:table-cell table:formula="of:=[.H131]*[.F131]" office:value-type="float" office:value="-78087.0779178803">
            <text:p>-78,087</text:p>
          </table:table-cell>
          <table:table-cell table:formula="of:=(EXP([.$C$9]*([.E132]-[.E131]))-1)*[.K131]" office:value-type="float" office:value="226.94392896802">
            <text:p>227</text:p>
          </table:table-cell>
          <table:table-cell table:formula="of:=[.K130]+[.J130]+[.I131]" office:value-type="float" office:value="1656577.21209244">
            <text:p>1,656,577</text:p>
          </table:table-cell>
          <table:table-cell/>
          <table:table-cell table:formula="of:=[.M130]*EXP(([.$C$9]-0.5*[.$C$10]*[.$C$10])*([.E131]-[.E130])-[.$C$10]*[.B131]*SQRT([.E131]-[.E130]))" office:value-type="float" office:value="51.0779930321564">
            <text:p>51.08</text:p>
          </table:table-cell>
          <table:table-cell table:formula="of:=BLACK_SCHOLES([.M131];[.$C$11];[.$C$9];0;[.$C$10];[.$C$13]-[.E131];[.$C$14];FALSE();;1)" office:value-type="float" office:value="0.659322738263604">
            <text:p>0.659</text:p>
          </table:table-cell>
          <table:table-cell table:formula="of:=([.N131]-[.N130])*[.$C$12]" office:value-type="float" office:value="1559.02354839597">
            <text:p>1,559</text:p>
          </table:table-cell>
          <table:table-cell table:formula="of:=[.O131]*[.M131]" office:value-type="float" office:value="79631.793941937">
            <text:p>79,632</text:p>
          </table:table-cell>
          <table:table-cell table:formula="of:=(EXP([.$C$9]*([.E132]-[.E131]))-1)*[.R131]" office:value-type="float" office:value="459.043939735445">
            <text:p>459</text:p>
          </table:table-cell>
          <table:table-cell table:formula="of:=[.R130]+[.Q130]+[.P131]" office:value-type="float" office:value="3350791.2433385">
            <text:p>3,350,791</text:p>
          </table:table-cell>
          <table:table-cell/>
          <table:table-cell table:formula="of:=ABS([.H131])" office:value-type="float" office:value="1638.14602254871">
            <text:p>1,638</text:p>
          </table:table-cell>
          <table:table-cell table:formula="of:=ABS([.O131])" office:value-type="float" office:value="1559.02354839597">
            <text:p>1,559</text:p>
          </table:table-cell>
        </table:table-row>
        <table:table-row table:style-name="ro1">
          <table:table-cell table:formula="of:=0.000005+0.99999*RAND()" office:value-type="float" office:value="0.833279137878418">
            <text:p>0.83328</text:p>
          </table:table-cell>
          <table:table-cell table:formula="of:=LEGACY.NORMSINV([.A132])" office:value-type="float" office:value="0.967204677705393">
            <text:p>0.96720</text:p>
          </table:table-cell>
          <table:table-cell/>
          <table:table-cell office:value-type="float" office:value="86">
            <text:p>86</text:p>
          </table:table-cell>
          <table:table-cell table:formula="of:=[.D132]/365" office:value-type="float" office:value="0.235616438356164">
            <text:p>0.236</text:p>
          </table:table-cell>
          <table:table-cell table:formula="of:=[.F131]*EXP(([.$C$9]-0.5*[.$C$10]*[.$C$10])*([.E132]-[.E131])+[.$C$10]*[.B132]*SQRT([.E132]-[.E131]))" office:value-type="float" office:value="48.1570147193394">
            <text:p>48.16</text:p>
          </table:table-cell>
          <table:table-cell table:formula="of:=BLACK_SCHOLES([.F132];[.$C$11];[.$C$9];0;[.$C$10];[.$C$13]-[.E132];[.$C$14];FALSE();;1)" office:value-type="float" office:value="0.361826517976544">
            <text:p>0.362</text:p>
          </table:table-cell>
          <table:table-cell table:formula="of:=([.G132]-[.G131])*[.$C$12]" office:value-type="float" office:value="4598.45880979061">
            <text:p>4,598</text:p>
          </table:table-cell>
          <table:table-cell table:formula="of:=[.H132]*[.F132]" office:value-type="float" office:value="221448.048589362">
            <text:p>221,448</text:p>
          </table:table-cell>
          <table:table-cell table:formula="of:=(EXP([.$C$9]*([.E133]-[.E132]))-1)*[.K132]" office:value-type="float" office:value="257.312446287247">
            <text:p>257</text:p>
          </table:table-cell>
          <table:table-cell table:formula="of:=[.K131]+[.J131]+[.I132]" office:value-type="float" office:value="1878252.20461077">
            <text:p>1,878,252</text:p>
          </table:table-cell>
          <table:table-cell/>
          <table:table-cell table:formula="of:=[.M131]*EXP(([.$C$9]-0.5*[.$C$10]*[.$C$10])*([.E132]-[.E131])-[.$C$10]*[.B132]*SQRT([.E132]-[.E131]))" office:value-type="float" office:value="50.5675855968368">
            <text:p>50.57</text:p>
          </table:table-cell>
          <table:table-cell table:formula="of:=BLACK_SCHOLES([.M132];[.$C$11];[.$C$9];0;[.$C$10];[.$C$13]-[.E132];[.$C$14];FALSE();;1)" office:value-type="float" office:value="0.61078112788316">
            <text:p>0.611</text:p>
          </table:table-cell>
          <table:table-cell table:formula="of:=([.N132]-[.N131])*[.$C$12]" office:value-type="float" office:value="-4854.16103804441">
            <text:p>-4,854</text:p>
          </table:table-cell>
          <table:table-cell table:formula="of:=[.O132]*[.M132]" office:value-type="float" office:value="-245463.203792141">
            <text:p>-245,463</text:p>
          </table:table-cell>
          <table:table-cell table:formula="of:=(EXP([.$C$9]*([.E133]-[.E132]))-1)*[.R132]" office:value-type="float" office:value="425.479427170298">
            <text:p>425</text:p>
          </table:table-cell>
          <table:table-cell table:formula="of:=[.R131]+[.Q131]+[.P132]" office:value-type="float" office:value="3105787.08348609">
            <text:p>3,105,787</text:p>
          </table:table-cell>
          <table:table-cell/>
          <table:table-cell table:formula="of:=ABS([.H132])" office:value-type="float" office:value="4598.45880979061">
            <text:p>4,598</text:p>
          </table:table-cell>
          <table:table-cell table:formula="of:=ABS([.O132])" office:value-type="float" office:value="4854.16103804441">
            <text:p>4,854</text:p>
          </table:table-cell>
        </table:table-row>
        <table:table-row table:style-name="ro1">
          <table:table-cell table:formula="of:=0.000005+0.99999*RAND()" office:value-type="float" office:value="0.543029354858399">
            <text:p>0.54303</text:p>
          </table:table-cell>
          <table:table-cell table:formula="of:=LEGACY.NORMSINV([.A133])" office:value-type="float" office:value="0.108068581762016">
            <text:p>0.10807</text:p>
          </table:table-cell>
          <table:table-cell/>
          <table:table-cell office:value-type="float" office:value="87">
            <text:p>87</text:p>
          </table:table-cell>
          <table:table-cell table:formula="of:=[.D133]/365" office:value-type="float" office:value="0.238356164383562">
            <text:p>0.238</text:p>
          </table:table-cell>
          <table:table-cell table:formula="of:=[.F132]*EXP(([.$C$9]-0.5*[.$C$10]*[.$C$10])*([.E133]-[.E132])+[.$C$10]*[.B133]*SQRT([.E133]-[.E132]))" office:value-type="float" office:value="48.2154889890096">
            <text:p>48.22</text:p>
          </table:table-cell>
          <table:table-cell table:formula="of:=BLACK_SCHOLES([.F133];[.$C$11];[.$C$9];0;[.$C$10];[.$C$13]-[.E133];[.$C$14];FALSE();;1)" office:value-type="float" office:value="0.365613234616957">
            <text:p>0.366</text:p>
          </table:table-cell>
          <table:table-cell table:formula="of:=([.G133]-[.G132])*[.$C$12]" office:value-type="float" office:value="378.671664041319">
            <text:p>379</text:p>
          </table:table-cell>
          <table:table-cell table:formula="of:=[.H133]*[.F133]" office:value-type="float" office:value="18257.8394480341">
            <text:p>18,258</text:p>
          </table:table-cell>
          <table:table-cell table:formula="of:=(EXP([.$C$9]*([.E134]-[.E133]))-1)*[.K133]" office:value-type="float" office:value="259.848942193181">
            <text:p>260</text:p>
          </table:table-cell>
          <table:table-cell table:formula="of:=[.K132]+[.J132]+[.I133]" office:value-type="float" office:value="1896767.35650509">
            <text:p>1,896,767</text:p>
          </table:table-cell>
          <table:table-cell/>
          <table:table-cell table:formula="of:=[.M132]*EXP(([.$C$9]-0.5*[.$C$10]*[.$C$10])*([.E133]-[.E132])-[.$C$10]*[.B133]*SQRT([.E133]-[.E132]))" office:value-type="float" office:value="50.5145618575032">
            <text:p>50.51</text:p>
          </table:table-cell>
          <table:table-cell table:formula="of:=BLACK_SCHOLES([.M133];[.$C$11];[.$C$9];0;[.$C$10];[.$C$13]-[.E133];[.$C$14];FALSE();;1)" office:value-type="float" office:value="0.605540683102006">
            <text:p>0.606</text:p>
          </table:table-cell>
          <table:table-cell table:formula="of:=([.N133]-[.N132])*[.$C$12]" office:value-type="float" office:value="-524.044478115471">
            <text:p>-524</text:p>
          </table:table-cell>
          <table:table-cell table:formula="of:=[.O133]*[.M133]" office:value-type="float" office:value="-26471.8772058469">
            <text:p>-26,472</text:p>
          </table:table-cell>
          <table:table-cell table:formula="of:=(EXP([.$C$9]*([.E134]-[.E133]))-1)*[.R133]" office:value-type="float" office:value="421.911183079888">
            <text:p>422</text:p>
          </table:table-cell>
          <table:table-cell table:formula="of:=[.R132]+[.Q132]+[.P133]" office:value-type="float" office:value="3079740.68570741">
            <text:p>3,079,741</text:p>
          </table:table-cell>
          <table:table-cell/>
          <table:table-cell table:formula="of:=ABS([.H133])" office:value-type="float" office:value="378.671664041319">
            <text:p>379</text:p>
          </table:table-cell>
          <table:table-cell table:formula="of:=ABS([.O133])" office:value-type="float" office:value="524.044478115471">
            <text:p>524</text:p>
          </table:table-cell>
        </table:table-row>
        <table:table-row table:style-name="ro1">
          <table:table-cell table:formula="of:=0.000005+0.99999*RAND()" office:value-type="float" office:value="0.620543228149414">
            <text:p>0.62054</text:p>
          </table:table-cell>
          <table:table-cell table:formula="of:=LEGACY.NORMSINV([.A134])" office:value-type="float" office:value="0.306907810736758">
            <text:p>0.30691</text:p>
          </table:table-cell>
          <table:table-cell/>
          <table:table-cell office:value-type="float" office:value="88">
            <text:p>88</text:p>
          </table:table-cell>
          <table:table-cell table:formula="of:=[.D134]/365" office:value-type="float" office:value="0.241095890410959">
            <text:p>0.241</text:p>
          </table:table-cell>
          <table:table-cell table:formula="of:=[.F133]*EXP(([.$C$9]-0.5*[.$C$10]*[.$C$10])*([.E134]-[.E133])+[.$C$10]*[.B134]*SQRT([.E134]-[.E133]))" office:value-type="float" office:value="48.3746234499434">
            <text:p>48.37</text:p>
          </table:table-cell>
          <table:table-cell table:formula="of:=BLACK_SCHOLES([.F134];[.$C$11];[.$C$9];0;[.$C$10];[.$C$13]-[.E134];[.$C$14];FALSE();;1)" office:value-type="float" office:value="0.379926864767391">
            <text:p>0.380</text:p>
          </table:table-cell>
          <table:table-cell table:formula="of:=([.G134]-[.G133])*[.$C$12]" office:value-type="float" office:value="1431.36301504339">
            <text:p>1,431</text:p>
          </table:table-cell>
          <table:table-cell table:formula="of:=[.H134]*[.F134]" office:value-type="float" office:value="69241.6468728997">
            <text:p>69,242</text:p>
          </table:table-cell>
          <table:table-cell table:formula="of:=(EXP([.$C$9]*([.E135]-[.E134]))-1)*[.K134]" office:value-type="float" office:value="269.370347180703">
            <text:p>269</text:p>
          </table:table-cell>
          <table:table-cell table:formula="of:=[.K133]+[.J133]+[.I134]" office:value-type="float" office:value="1966268.85232019">
            <text:p>1,966,269</text:p>
          </table:table-cell>
          <table:table-cell/>
          <table:table-cell table:formula="of:=[.M133]*EXP(([.$C$9]-0.5*[.$C$10]*[.$C$10])*([.E134]-[.E133])-[.$C$10]*[.B134]*SQRT([.E134]-[.E133]))" office:value-type="float" office:value="50.3566649252947">
            <text:p>50.36</text:p>
          </table:table-cell>
          <table:table-cell table:formula="of:=BLACK_SCHOLES([.M134];[.$C$11];[.$C$9];0;[.$C$10];[.$C$13]-[.E134];[.$C$14];FALSE();;1)" office:value-type="float" office:value="0.589502299322391">
            <text:p>0.590</text:p>
          </table:table-cell>
          <table:table-cell table:formula="of:=([.N134]-[.N133])*[.$C$12]" office:value-type="float" office:value="-1603.83837796145">
            <text:p>-1,604</text:p>
          </table:table-cell>
          <table:table-cell table:formula="of:=[.O134]*[.M134]" office:value-type="float" office:value="-80763.951793333">
            <text:p>-80,764</text:p>
          </table:table-cell>
          <table:table-cell table:formula="of:=(EXP([.$C$9]*([.E135]-[.E134]))-1)*[.R134]" office:value-type="float" office:value="410.904670238649">
            <text:p>411</text:p>
          </table:table-cell>
          <table:table-cell table:formula="of:=[.R133]+[.Q133]+[.P134]" office:value-type="float" office:value="2999398.64509716">
            <text:p>2,999,399</text:p>
          </table:table-cell>
          <table:table-cell/>
          <table:table-cell table:formula="of:=ABS([.H134])" office:value-type="float" office:value="1431.36301504339">
            <text:p>1,431</text:p>
          </table:table-cell>
          <table:table-cell table:formula="of:=ABS([.O134])" office:value-type="float" office:value="1603.83837796145">
            <text:p>1,604</text:p>
          </table:table-cell>
        </table:table-row>
        <table:table-row table:style-name="ro1">
          <table:table-cell table:formula="of:=0.000005+0.99999*RAND()" office:value-type="float" office:value="0.123111679077148">
            <text:p>0.12311</text:p>
          </table:table-cell>
          <table:table-cell table:formula="of:=LEGACY.NORMSINV([.A135])" office:value-type="float" office:value="-1.15957138213611">
            <text:p>-1.15957</text:p>
          </table:table-cell>
          <table:table-cell/>
          <table:table-cell office:value-type="float" office:value="89">
            <text:p>89</text:p>
          </table:table-cell>
          <table:table-cell table:formula="of:=[.D135]/365" office:value-type="float" office:value="0.243835616438356">
            <text:p>0.244</text:p>
          </table:table-cell>
          <table:table-cell table:formula="of:=[.F134]*EXP(([.$C$9]-0.5*[.$C$10]*[.$C$10])*([.E135]-[.E134])+[.$C$10]*[.B135]*SQRT([.E135]-[.E134]))" office:value-type="float" office:value="47.7948843160241">
            <text:p>47.79</text:p>
          </table:table-cell>
          <table:table-cell table:formula="of:=BLACK_SCHOLES([.F135];[.$C$11];[.$C$9];0;[.$C$10];[.$C$13]-[.E135];[.$C$14];FALSE();;1)" office:value-type="float" office:value="0.318287248359149">
            <text:p>0.318</text:p>
          </table:table-cell>
          <table:table-cell table:formula="of:=([.G135]-[.G134])*[.$C$12]" office:value-type="float" office:value="-6163.9616408242">
            <text:p>-6,164</text:p>
          </table:table-cell>
          <table:table-cell table:formula="of:=[.H135]*[.F135]" office:value-type="float" office:value="-294605.833551602">
            <text:p>-294,606</text:p>
          </table:table-cell>
          <table:table-cell table:formula="of:=(EXP([.$C$9]*([.E136]-[.E135]))-1)*[.K135]" office:value-type="float" office:value="229.047521953747">
            <text:p>229</text:p>
          </table:table-cell>
          <table:table-cell table:formula="of:=[.K134]+[.J134]+[.I135]" office:value-type="float" office:value="1671932.38911576">
            <text:p>1,671,932</text:p>
          </table:table-cell>
          <table:table-cell/>
          <table:table-cell table:formula="of:=[.M134]*EXP(([.$C$9]-0.5*[.$C$10]*[.$C$10])*([.E135]-[.E134])-[.$C$10]*[.B135]*SQRT([.E135]-[.E134]))" office:value-type="float" office:value="50.9758566754256">
            <text:p>50.98</text:p>
          </table:table-cell>
          <table:table-cell table:formula="of:=BLACK_SCHOLES([.M135];[.$C$11];[.$C$9];0;[.$C$10];[.$C$13]-[.E135];[.$C$14];FALSE();;1)" office:value-type="float" office:value="0.651502086363906">
            <text:p>0.652</text:p>
          </table:table-cell>
          <table:table-cell table:formula="of:=([.N135]-[.N134])*[.$C$12]" office:value-type="float" office:value="6199.97870415152">
            <text:p>6,200</text:p>
          </table:table-cell>
          <table:table-cell table:formula="of:=[.O135]*[.M135]" office:value-type="float" office:value="316049.225813519">
            <text:p>316,049</text:p>
          </table:table-cell>
          <table:table-cell table:formula="of:=(EXP([.$C$9]*([.E136]-[.E135]))-1)*[.R135]" office:value-type="float" office:value="454.258342406456">
            <text:p>454</text:p>
          </table:table-cell>
          <table:table-cell table:formula="of:=[.R134]+[.Q134]+[.P135]" office:value-type="float" office:value="3315858.77558092">
            <text:p>3,315,859</text:p>
          </table:table-cell>
          <table:table-cell/>
          <table:table-cell table:formula="of:=ABS([.H135])" office:value-type="float" office:value="6163.9616408242">
            <text:p>6,164</text:p>
          </table:table-cell>
          <table:table-cell table:formula="of:=ABS([.O135])" office:value-type="float" office:value="6199.97870415152">
            <text:p>6,200</text:p>
          </table:table-cell>
        </table:table-row>
        <table:table-row table:style-name="ro1">
          <table:table-cell table:formula="of:=0.000005+0.99999*RAND()" office:value-type="float" office:value="0.549895741271973">
            <text:p>0.54990</text:p>
          </table:table-cell>
          <table:table-cell table:formula="of:=LEGACY.NORMSINV([.A136])" office:value-type="float" office:value="0.125397941805173">
            <text:p>0.12540</text:p>
          </table:table-cell>
          <table:table-cell/>
          <table:table-cell office:value-type="float" office:value="90">
            <text:p>90</text:p>
          </table:table-cell>
          <table:table-cell table:formula="of:=[.D136]/365" office:value-type="float" office:value="0.246575342465753">
            <text:p>0.247</text:p>
          </table:table-cell>
          <table:table-cell table:formula="of:=[.F135]*EXP(([.$C$9]-0.5*[.$C$10]*[.$C$10])*([.E136]-[.E135])+[.$C$10]*[.B136]*SQRT([.E136]-[.E135]))" office:value-type="float" office:value="47.8616007544848">
            <text:p>47.86</text:p>
          </table:table-cell>
          <table:table-cell table:formula="of:=BLACK_SCHOLES([.F136];[.$C$11];[.$C$9];0;[.$C$10];[.$C$13]-[.E136];[.$C$14];FALSE();;1)" office:value-type="float" office:value="0.322420229344749">
            <text:p>0.322</text:p>
          </table:table-cell>
          <table:table-cell table:formula="of:=([.G136]-[.G135])*[.$C$12]" office:value-type="float" office:value="413.298098559961">
            <text:p>413</text:p>
          </table:table-cell>
          <table:table-cell table:formula="of:=[.H136]*[.F136]" office:value-type="float" office:value="19781.1085858645">
            <text:p>19,781</text:p>
          </table:table-cell>
          <table:table-cell table:formula="of:=(EXP([.$C$9]*([.E137]-[.E136]))-1)*[.K136]" office:value-type="float" office:value="231.788826985122">
            <text:p>232</text:p>
          </table:table-cell>
          <table:table-cell table:formula="of:=[.K135]+[.J135]+[.I136]" office:value-type="float" office:value="1691942.54522358">
            <text:p>1,691,943</text:p>
          </table:table-cell>
          <table:table-cell/>
          <table:table-cell table:formula="of:=[.M135]*EXP(([.$C$9]-0.5*[.$C$10]*[.$C$10])*([.E136]-[.E135])-[.$C$10]*[.B136]*SQRT([.E136]-[.E135]))" office:value-type="float" office:value="50.9131677355324">
            <text:p>50.91</text:p>
          </table:table-cell>
          <table:table-cell table:formula="of:=BLACK_SCHOLES([.M136];[.$C$11];[.$C$9];0;[.$C$10];[.$C$13]-[.E136];[.$C$14];FALSE();;1)" office:value-type="float" office:value="0.645812370420587">
            <text:p>0.646</text:p>
          </table:table-cell>
          <table:table-cell table:formula="of:=([.N136]-[.N135])*[.$C$12]" office:value-type="float" office:value="-568.971594331935">
            <text:p>-569</text:p>
          </table:table-cell>
          <table:table-cell table:formula="of:=[.O136]*[.M136]" office:value-type="float" office:value="-28968.1462189751">
            <text:p>-28,968</text:p>
          </table:table-cell>
          <table:table-cell table:formula="of:=(EXP([.$C$9]*([.E137]-[.E136]))-1)*[.R136]" office:value-type="float" office:value="450.352062821282">
            <text:p>450</text:p>
          </table:table-cell>
          <table:table-cell table:formula="of:=[.R135]+[.Q135]+[.P136]" office:value-type="float" office:value="3287344.88770435">
            <text:p>3,287,345</text:p>
          </table:table-cell>
          <table:table-cell/>
          <table:table-cell table:formula="of:=ABS([.H136])" office:value-type="float" office:value="413.298098559961">
            <text:p>413</text:p>
          </table:table-cell>
          <table:table-cell table:formula="of:=ABS([.O136])" office:value-type="float" office:value="568.971594331935">
            <text:p>569</text:p>
          </table:table-cell>
        </table:table-row>
        <table:table-row table:style-name="ro1">
          <table:table-cell table:formula="of:=0.000005+0.99999*RAND()" office:value-type="float" office:value="0.267519414672852">
            <text:p>0.26752</text:p>
          </table:table-cell>
          <table:table-cell table:formula="of:=LEGACY.NORMSINV([.A137])" office:value-type="float" office:value="-0.620332610636811">
            <text:p>-0.62033</text:p>
          </table:table-cell>
          <table:table-cell/>
          <table:table-cell office:value-type="float" office:value="91">
            <text:p>91</text:p>
          </table:table-cell>
          <table:table-cell table:formula="of:=[.D137]/365" office:value-type="float" office:value="0.249315068493151">
            <text:p>0.249</text:p>
          </table:table-cell>
          <table:table-cell table:formula="of:=[.F136]*EXP(([.$C$9]-0.5*[.$C$10]*[.$C$10])*([.E137]-[.E136])+[.$C$10]*[.B137]*SQRT([.E137]-[.E136]))" office:value-type="float" office:value="47.5557059974656">
            <text:p>47.56</text:p>
          </table:table-cell>
          <table:table-cell table:formula="of:=BLACK_SCHOLES([.F137];[.$C$11];[.$C$9];0;[.$C$10];[.$C$13]-[.E137];[.$C$14];FALSE();;1)" office:value-type="float" office:value="0.289195678276087">
            <text:p>0.289</text:p>
          </table:table-cell>
          <table:table-cell table:formula="of:=([.G137]-[.G136])*[.$C$12]" office:value-type="float" office:value="-3322.45510686615">
            <text:p>-3,322</text:p>
          </table:table-cell>
          <table:table-cell table:formula="of:=[.H137]*[.F137]" office:value-type="float" office:value="-158001.698251905">
            <text:p>-158,002</text:p>
          </table:table-cell>
          <table:table-cell table:formula="of:=(EXP([.$C$9]*([.E138]-[.E137]))-1)*[.K137]" office:value-type="float" office:value="210.175030262304">
            <text:p>210</text:p>
          </table:table-cell>
          <table:table-cell table:formula="of:=[.K136]+[.J136]+[.I137]" office:value-type="float" office:value="1534172.63579866">
            <text:p>1,534,173</text:p>
          </table:table-cell>
          <table:table-cell/>
          <table:table-cell table:formula="of:=[.M136]*EXP(([.$C$9]-0.5*[.$C$10]*[.$C$10])*([.E137]-[.E136])-[.$C$10]*[.B137]*SQRT([.E137]-[.E136]))" office:value-type="float" office:value="51.2490826626092">
            <text:p>51.25</text:p>
          </table:table-cell>
          <table:table-cell table:formula="of:=BLACK_SCHOLES([.M137];[.$C$11];[.$C$9];0;[.$C$10];[.$C$13]-[.E137];[.$C$14];FALSE();;1)" office:value-type="float" office:value="0.679019972045633">
            <text:p>0.679</text:p>
          </table:table-cell>
          <table:table-cell table:formula="of:=([.N137]-[.N136])*[.$C$12]" office:value-type="float" office:value="3320.76016250464">
            <text:p>3,321</text:p>
          </table:table-cell>
          <table:table-cell table:formula="of:=[.O137]*[.M137]" office:value-type="float" office:value="170185.9120709">
            <text:p>170,186</text:p>
          </table:table-cell>
          <table:table-cell table:formula="of:=(EXP([.$C$9]*([.E138]-[.E137]))-1)*[.R137]" office:value-type="float" office:value="473.728494613445">
            <text:p>474</text:p>
          </table:table-cell>
          <table:table-cell table:formula="of:=[.R136]+[.Q136]+[.P137]" office:value-type="float" office:value="3457981.15183807">
            <text:p>3,457,981</text:p>
          </table:table-cell>
          <table:table-cell/>
          <table:table-cell table:formula="of:=ABS([.H137])" office:value-type="float" office:value="3322.45510686615">
            <text:p>3,322</text:p>
          </table:table-cell>
          <table:table-cell table:formula="of:=ABS([.O137])" office:value-type="float" office:value="3320.76016250464">
            <text:p>3,321</text:p>
          </table:table-cell>
        </table:table-row>
        <table:table-row table:style-name="ro1">
          <table:table-cell table:formula="of:=0.000005+0.99999*RAND()" office:value-type="float" office:value="0.963099617004395">
            <text:p>0.96310</text:p>
          </table:table-cell>
          <table:table-cell table:formula="of:=LEGACY.NORMSINV([.A138])" office:value-type="float" office:value="1.7878465643204">
            <text:p>1.78785</text:p>
          </table:table-cell>
          <table:table-cell/>
          <table:table-cell office:value-type="float" office:value="92">
            <text:p>92</text:p>
          </table:table-cell>
          <table:table-cell table:formula="of:=[.D138]/365" office:value-type="float" office:value="0.252054794520548">
            <text:p>0.252</text:p>
          </table:table-cell>
          <table:table-cell table:formula="of:=[.F137]*EXP(([.$C$9]-0.5*[.$C$10]*[.$C$10])*([.E138]-[.E137])+[.$C$10]*[.B138]*SQRT([.E138]-[.E137]))" office:value-type="float" office:value="48.4581242158452">
            <text:p>48.46</text:p>
          </table:table-cell>
          <table:table-cell table:formula="of:=BLACK_SCHOLES([.F138];[.$C$11];[.$C$9];0;[.$C$10];[.$C$13]-[.E138];[.$C$14];FALSE();;1)" office:value-type="float" office:value="0.38020122046577">
            <text:p>0.380</text:p>
          </table:table-cell>
          <table:table-cell table:formula="of:=([.G138]-[.G137])*[.$C$12]" office:value-type="float" office:value="9100.55421896821">
            <text:p>9,101</text:p>
          </table:table-cell>
          <table:table-cell table:formula="of:=[.H138]*[.F138]" office:value-type="float" office:value="440995.786775795">
            <text:p>440,996</text:p>
          </table:table-cell>
          <table:table-cell table:formula="of:=(EXP([.$C$9]*([.E139]-[.E138]))-1)*[.K138]" office:value-type="float" office:value="270.618342970865">
            <text:p>271</text:p>
          </table:table-cell>
          <table:table-cell table:formula="of:=[.K137]+[.J137]+[.I138]" office:value-type="float" office:value="1975378.59760472">
            <text:p>1,975,379</text:p>
          </table:table-cell>
          <table:table-cell/>
          <table:table-cell table:formula="of:=[.M137]*EXP(([.$C$9]-0.5*[.$C$10]*[.$C$10])*([.E138]-[.E137])-[.$C$10]*[.B138]*SQRT([.E138]-[.E137]))" office:value-type="float" office:value="50.302957728645">
            <text:p>50.30</text:p>
          </table:table-cell>
          <table:table-cell table:formula="of:=BLACK_SCHOLES([.M138];[.$C$11];[.$C$9];0;[.$C$10];[.$C$13]-[.E138];[.$C$14];FALSE();;1)" office:value-type="float" office:value="0.583249663342821">
            <text:p>0.583</text:p>
          </table:table-cell>
          <table:table-cell table:formula="of:=([.N138]-[.N137])*[.$C$12]" office:value-type="float" office:value="-9577.03087028128">
            <text:p>-9,577</text:p>
          </table:table-cell>
          <table:table-cell table:formula="of:=[.O138]*[.M138]" office:value-type="float" office:value="-481752.979033687">
            <text:p>-481,753</text:p>
          </table:table-cell>
          <table:table-cell table:formula="of:=(EXP([.$C$9]*([.E139]-[.E138]))-1)*[.R138]" office:value-type="float" office:value="407.795314287875">
            <text:p>408</text:p>
          </table:table-cell>
          <table:table-cell table:formula="of:=[.R137]+[.Q137]+[.P138]" office:value-type="float" office:value="2976701.901299">
            <text:p>2,976,702</text:p>
          </table:table-cell>
          <table:table-cell/>
          <table:table-cell table:formula="of:=ABS([.H138])" office:value-type="float" office:value="9100.55421896821">
            <text:p>9,101</text:p>
          </table:table-cell>
          <table:table-cell table:formula="of:=ABS([.O138])" office:value-type="float" office:value="9577.03087028128">
            <text:p>9,577</text:p>
          </table:table-cell>
        </table:table-row>
        <table:table-row table:style-name="ro1">
          <table:table-cell table:formula="of:=0.000005+0.99999*RAND()" office:value-type="float" office:value="0.253267848205566">
            <text:p>0.25327</text:p>
          </table:table-cell>
          <table:table-cell table:formula="of:=LEGACY.NORMSINV([.A139])" office:value-type="float" office:value="-0.664241593273399">
            <text:p>-0.66424</text:p>
          </table:table-cell>
          <table:table-cell/>
          <table:table-cell office:value-type="float" office:value="93">
            <text:p>93</text:p>
          </table:table-cell>
          <table:table-cell table:formula="of:=[.D139]/365" office:value-type="float" office:value="0.254794520547945">
            <text:p>0.255</text:p>
          </table:table-cell>
          <table:table-cell table:formula="of:=[.F138]*EXP(([.$C$9]-0.5*[.$C$10]*[.$C$10])*([.E139]-[.E138])+[.$C$10]*[.B139]*SQRT([.E139]-[.E138]))" office:value-type="float" office:value="48.126290109948">
            <text:p>48.13</text:p>
          </table:table-cell>
          <table:table-cell table:formula="of:=BLACK_SCHOLES([.F139];[.$C$11];[.$C$9];0;[.$C$10];[.$C$13]-[.E139];[.$C$14];FALSE();;1)" office:value-type="float" office:value="0.342152334974547">
            <text:p>0.342</text:p>
          </table:table-cell>
          <table:table-cell table:formula="of:=([.G139]-[.G138])*[.$C$12]" office:value-type="float" office:value="-3804.88854912223">
            <text:p>-3,805</text:p>
          </table:table-cell>
          <table:table-cell table:formula="of:=[.H139]*[.F139]" office:value-type="float" office:value="-183115.170151076">
            <text:p>-183,115</text:p>
          </table:table-cell>
          <table:table-cell table:formula="of:=(EXP([.$C$9]*([.E140]-[.E139]))-1)*[.K139]" office:value-type="float" office:value="245.569428453132">
            <text:p>246</text:p>
          </table:table-cell>
          <table:table-cell table:formula="of:=[.K138]+[.J138]+[.I139]" office:value-type="float" office:value="1792534.04579662">
            <text:p>1,792,534</text:p>
          </table:table-cell>
          <table:table-cell/>
          <table:table-cell table:formula="of:=[.M138]*EXP(([.$C$9]-0.5*[.$C$10]*[.$C$10])*([.E139]-[.E138])-[.$C$10]*[.B139]*SQRT([.E139]-[.E138]))" office:value-type="float" office:value="50.6581267875401">
            <text:p>50.66</text:p>
          </table:table-cell>
          <table:table-cell table:formula="of:=BLACK_SCHOLES([.M139];[.$C$11];[.$C$9];0;[.$C$10];[.$C$13]-[.E139];[.$C$14];FALSE();;1)" office:value-type="float" office:value="0.620883134028399">
            <text:p>0.621</text:p>
          </table:table-cell>
          <table:table-cell table:formula="of:=([.N139]-[.N138])*[.$C$12]" office:value-type="float" office:value="3763.34706855785">
            <text:p>3,763</text:p>
          </table:table-cell>
          <table:table-cell table:formula="of:=[.O139]*[.M139]" office:value-type="float" office:value="190644.112944521">
            <text:p>190,644</text:p>
          </table:table-cell>
          <table:table-cell table:formula="of:=(EXP([.$C$9]*([.E140]-[.E139]))-1)*[.R139]" office:value-type="float" office:value="433.968601219865">
            <text:p>434</text:p>
          </table:table-cell>
          <table:table-cell table:formula="of:=[.R138]+[.Q138]+[.P139]" office:value-type="float" office:value="3167753.80955781">
            <text:p>3,167,754</text:p>
          </table:table-cell>
          <table:table-cell/>
          <table:table-cell table:formula="of:=ABS([.H139])" office:value-type="float" office:value="3804.88854912223">
            <text:p>3,805</text:p>
          </table:table-cell>
          <table:table-cell table:formula="of:=ABS([.O139])" office:value-type="float" office:value="3763.34706855785">
            <text:p>3,763</text:p>
          </table:table-cell>
        </table:table-row>
        <table:table-row table:style-name="ro1">
          <table:table-cell table:formula="of:=0.000005+0.99999*RAND()" office:value-type="float" office:value="0.130588410949707">
            <text:p>0.13059</text:p>
          </table:table-cell>
          <table:table-cell table:formula="of:=LEGACY.NORMSINV([.A140])" office:value-type="float" office:value="-1.12361398203895">
            <text:p>-1.12361</text:p>
          </table:table-cell>
          <table:table-cell/>
          <table:table-cell office:value-type="float" office:value="94">
            <text:p>94</text:p>
          </table:table-cell>
          <table:table-cell table:formula="of:=[.D140]/365" office:value-type="float" office:value="0.257534246575342">
            <text:p>0.258</text:p>
          </table:table-cell>
          <table:table-cell table:formula="of:=[.F139]*EXP(([.$C$9]-0.5*[.$C$10]*[.$C$10])*([.E140]-[.E139])+[.$C$10]*[.B140]*SQRT([.E140]-[.E139]))" office:value-type="float" office:value="47.567429020655">
            <text:p>47.57</text:p>
          </table:table-cell>
          <table:table-cell table:formula="of:=BLACK_SCHOLES([.F140];[.$C$11];[.$C$9];0;[.$C$10];[.$C$13]-[.E140];[.$C$14];FALSE();;1)" office:value-type="float" office:value="0.281563390222548">
            <text:p>0.282</text:p>
          </table:table-cell>
          <table:table-cell table:formula="of:=([.G140]-[.G139])*[.$C$12]" office:value-type="float" office:value="-6058.89447519992">
            <text:p>-6,059</text:p>
          </table:table-cell>
          <table:table-cell table:formula="of:=[.H140]*[.F140]" office:value-type="float" office:value="-288206.032892711">
            <text:p>-288,206</text:p>
          </table:table-cell>
          <table:table-cell table:formula="of:=(EXP([.$C$9]*([.E141]-[.E140]))-1)*[.K140]" office:value-type="float" office:value="206.120087674452">
            <text:p>206</text:p>
          </table:table-cell>
          <table:table-cell table:formula="of:=[.K139]+[.J139]+[.I140]" office:value-type="float" office:value="1504573.58233236">
            <text:p>1,504,574</text:p>
          </table:table-cell>
          <table:table-cell/>
          <table:table-cell table:formula="of:=[.M139]*EXP(([.$C$9]-0.5*[.$C$10]*[.$C$10])*([.E140]-[.E139])-[.$C$10]*[.B140]*SQRT([.E140]-[.E139]))" office:value-type="float" office:value="51.2617258163914">
            <text:p>51.26</text:p>
          </table:table-cell>
          <table:table-cell table:formula="of:=BLACK_SCHOLES([.M140];[.$C$11];[.$C$9];0;[.$C$10];[.$C$13]-[.E140];[.$C$14];FALSE();;1)" office:value-type="float" office:value="0.682696749652167">
            <text:p>0.683</text:p>
          </table:table-cell>
          <table:table-cell table:formula="of:=([.N140]-[.N139])*[.$C$12]" office:value-type="float" office:value="6181.36156237674">
            <text:p>6,181</text:p>
          </table:table-cell>
          <table:table-cell table:formula="of:=[.O140]*[.M140]" office:value-type="float" office:value="316867.261582537">
            <text:p>316,867</text:p>
          </table:table-cell>
          <table:table-cell table:formula="of:=(EXP([.$C$9]*([.E141]-[.E140]))-1)*[.R140]" office:value-type="float" office:value="477.437500416741">
            <text:p>477</text:p>
          </table:table-cell>
          <table:table-cell table:formula="of:=[.R139]+[.Q139]+[.P140]" office:value-type="float" office:value="3485055.03974156">
            <text:p>3,485,055</text:p>
          </table:table-cell>
          <table:table-cell/>
          <table:table-cell table:formula="of:=ABS([.H140])" office:value-type="float" office:value="6058.89447519992">
            <text:p>6,059</text:p>
          </table:table-cell>
          <table:table-cell table:formula="of:=ABS([.O140])" office:value-type="float" office:value="6181.36156237674">
            <text:p>6,181</text:p>
          </table:table-cell>
        </table:table-row>
        <table:table-row table:style-name="ro1">
          <table:table-cell table:formula="of:=0.000005+0.99999*RAND()" office:value-type="float" office:value="0.445587702331543">
            <text:p>0.44559</text:p>
          </table:table-cell>
          <table:table-cell table:formula="of:=LEGACY.NORMSINV([.A141])" office:value-type="float" office:value="-0.136817052232421">
            <text:p>-0.13682</text:p>
          </table:table-cell>
          <table:table-cell/>
          <table:table-cell office:value-type="float" office:value="95">
            <text:p>95</text:p>
          </table:table-cell>
          <table:table-cell table:formula="of:=[.D141]/365" office:value-type="float" office:value="0.26027397260274">
            <text:p>0.260</text:p>
          </table:table-cell>
          <table:table-cell table:formula="of:=[.F140]*EXP(([.$C$9]-0.5*[.$C$10]*[.$C$10])*([.E141]-[.E140])+[.$C$10]*[.B141]*SQRT([.E141]-[.E140]))" office:value-type="float" office:value="47.5032527748952">
            <text:p>47.50</text:p>
          </table:table-cell>
          <table:table-cell table:formula="of:=BLACK_SCHOLES([.F141];[.$C$11];[.$C$9];0;[.$C$10];[.$C$13]-[.E141];[.$C$14];FALSE();;1)" office:value-type="float" office:value="0.272075233486353">
            <text:p>0.272</text:p>
          </table:table-cell>
          <table:table-cell table:formula="of:=([.G141]-[.G140])*[.$C$12]" office:value-type="float" office:value="-948.815673619535">
            <text:p>-949</text:p>
          </table:table-cell>
          <table:table-cell table:formula="of:=[.H141]*[.F141]" office:value-type="float" office:value="-45071.8307807312">
            <text:p>-45,072</text:p>
          </table:table-cell>
          <table:table-cell table:formula="of:=(EXP([.$C$9]*([.E142]-[.E141]))-1)*[.K141]" office:value-type="float" office:value="199.97367893099">
            <text:p>200</text:p>
          </table:table-cell>
          <table:table-cell table:formula="of:=[.K140]+[.J140]+[.I141]" office:value-type="float" office:value="1459707.8716393">
            <text:p>1,459,708</text:p>
          </table:table-cell>
          <table:table-cell/>
          <table:table-cell table:formula="of:=[.M140]*EXP(([.$C$9]-0.5*[.$C$10]*[.$C$10])*([.E141]-[.E140])-[.$C$10]*[.B141]*SQRT([.E141]-[.E140]))" office:value-type="float" office:value="51.3394183707386">
            <text:p>51.34</text:p>
          </table:table-cell>
          <table:table-cell table:formula="of:=BLACK_SCHOLES([.M141];[.$C$11];[.$C$9];0;[.$C$10];[.$C$13]-[.E141];[.$C$14];FALSE();;1)" office:value-type="float" office:value="0.691229976236447">
            <text:p>0.691</text:p>
          </table:table-cell>
          <table:table-cell table:formula="of:=([.N141]-[.N140])*[.$C$12]" office:value-type="float" office:value="853.32265842808">
            <text:p>853</text:p>
          </table:table-cell>
          <table:table-cell table:formula="of:=[.O141]*[.M141]" office:value-type="float" office:value="43809.08896627">
            <text:p>43,809</text:p>
          </table:table-cell>
          <table:table-cell table:formula="of:=(EXP([.$C$9]*([.E142]-[.E141]))-1)*[.R141]" office:value-type="float" office:value="483.504563420705">
            <text:p>484</text:p>
          </table:table-cell>
          <table:table-cell table:formula="of:=[.R140]+[.Q140]+[.P141]" office:value-type="float" office:value="3529341.56620825">
            <text:p>3,529,342</text:p>
          </table:table-cell>
          <table:table-cell/>
          <table:table-cell table:formula="of:=ABS([.H141])" office:value-type="float" office:value="948.815673619535">
            <text:p>949</text:p>
          </table:table-cell>
          <table:table-cell table:formula="of:=ABS([.O141])" office:value-type="float" office:value="853.32265842808">
            <text:p>853</text:p>
          </table:table-cell>
        </table:table-row>
        <table:table-row table:style-name="ro1">
          <table:table-cell table:formula="of:=0.000005+0.99999*RAND()" office:value-type="float" office:value="0.660734476623535">
            <text:p>0.66073</text:p>
          </table:table-cell>
          <table:table-cell table:formula="of:=LEGACY.NORMSINV([.A142])" office:value-type="float" office:value="0.414468479317997">
            <text:p>0.41447</text:p>
          </table:table-cell>
          <table:table-cell/>
          <table:table-cell office:value-type="float" office:value="96">
            <text:p>96</text:p>
          </table:table-cell>
          <table:table-cell table:formula="of:=[.D142]/365" office:value-type="float" office:value="0.263013698630137">
            <text:p>0.263</text:p>
          </table:table-cell>
          <table:table-cell table:formula="of:=[.F141]*EXP(([.$C$9]-0.5*[.$C$10]*[.$C$10])*([.E142]-[.E141])+[.$C$10]*[.B142]*SQRT([.E142]-[.E141]))" office:value-type="float" office:value="47.7137317723742">
            <text:p>47.71</text:p>
          </table:table-cell>
          <table:table-cell table:formula="of:=BLACK_SCHOLES([.F142];[.$C$11];[.$C$9];0;[.$C$10];[.$C$13]-[.E142];[.$C$14];FALSE();;1)" office:value-type="float" office:value="0.290303878981247">
            <text:p>0.290</text:p>
          </table:table-cell>
          <table:table-cell table:formula="of:=([.G142]-[.G141])*[.$C$12]" office:value-type="float" office:value="1822.86454948948">
            <text:p>1,823</text:p>
          </table:table-cell>
          <table:table-cell table:formula="of:=[.H142]*[.F142]" office:value-type="float" office:value="86975.6701717106">
            <text:p>86,976</text:p>
          </table:table-cell>
          <table:table-cell table:formula="of:=(EXP([.$C$9]*([.E143]-[.E142]))-1)*[.K142]" office:value-type="float" office:value="211.916365925213">
            <text:p>212</text:p>
          </table:table-cell>
          <table:table-cell table:formula="of:=[.K141]+[.J141]+[.I142]" office:value-type="float" office:value="1546883.51548994">
            <text:p>1,546,884</text:p>
          </table:table-cell>
          <table:table-cell/>
          <table:table-cell table:formula="of:=[.M141]*EXP(([.$C$9]-0.5*[.$C$10]*[.$C$10])*([.E142]-[.E141])-[.$C$10]*[.B142]*SQRT([.E142]-[.E141]))" office:value-type="float" office:value="51.1213482452495">
            <text:p>51.12</text:p>
          </table:table-cell>
          <table:table-cell table:formula="of:=BLACK_SCHOLES([.M142];[.$C$11];[.$C$9];0;[.$C$10];[.$C$13]-[.E142];[.$C$14];FALSE();;1)" office:value-type="float" office:value="0.670364707615424">
            <text:p>0.670</text:p>
          </table:table-cell>
          <table:table-cell table:formula="of:=([.N142]-[.N141])*[.$C$12]" office:value-type="float" office:value="-2086.52686210233">
            <text:p>-2,087</text:p>
          </table:table-cell>
          <table:table-cell table:formula="of:=[.O142]*[.M142]" office:value-type="float" office:value="-106666.066340601">
            <text:p>-106,666</text:p>
          </table:table-cell>
          <table:table-cell table:formula="of:=(EXP([.$C$9]*([.E143]-[.E142]))-1)*[.R142]" office:value-type="float" office:value="468.95801069639">
            <text:p>469</text:p>
          </table:table-cell>
          <table:table-cell table:formula="of:=[.R141]+[.Q141]+[.P142]" office:value-type="float" office:value="3423159.00443107">
            <text:p>3,423,159</text:p>
          </table:table-cell>
          <table:table-cell/>
          <table:table-cell table:formula="of:=ABS([.H142])" office:value-type="float" office:value="1822.86454948948">
            <text:p>1,823</text:p>
          </table:table-cell>
          <table:table-cell table:formula="of:=ABS([.O142])" office:value-type="float" office:value="2086.52686210233">
            <text:p>2,087</text:p>
          </table:table-cell>
        </table:table-row>
        <table:table-row table:style-name="ro1">
          <table:table-cell table:formula="of:=0.000005+0.99999*RAND()" office:value-type="float" office:value="0.0303086520385742">
            <text:p>0.03031</text:p>
          </table:table-cell>
          <table:table-cell table:formula="of:=LEGACY.NORMSINV([.A143])" office:value-type="float" office:value="-1.87627663209101">
            <text:p>-1.87628</text:p>
          </table:table-cell>
          <table:table-cell/>
          <table:table-cell office:value-type="float" office:value="97">
            <text:p>97</text:p>
          </table:table-cell>
          <table:table-cell table:formula="of:=[.D143]/365" office:value-type="float" office:value="0.265753424657534">
            <text:p>0.266</text:p>
          </table:table-cell>
          <table:table-cell table:formula="of:=[.F142]*EXP(([.$C$9]-0.5*[.$C$10]*[.$C$10])*([.E143]-[.E142])+[.$C$10]*[.B143]*SQRT([.E143]-[.E142]))" office:value-type="float" office:value="46.7895395747689">
            <text:p>46.79</text:p>
          </table:table-cell>
          <table:table-cell table:formula="of:=BLACK_SCHOLES([.F143];[.$C$11];[.$C$9];0;[.$C$10];[.$C$13]-[.E143];[.$C$14];FALSE();;1)" office:value-type="float" office:value="0.198606080631207">
            <text:p>0.199</text:p>
          </table:table-cell>
          <table:table-cell table:formula="of:=([.G143]-[.G142])*[.$C$12]" office:value-type="float" office:value="-9169.77983500408">
            <text:p>-9,170</text:p>
          </table:table-cell>
          <table:table-cell table:formula="of:=[.H143]*[.F143]" office:value-type="float" office:value="-429049.776481841">
            <text:p>-429,050</text:p>
          </table:table-cell>
          <table:table-cell table:formula="of:=(EXP([.$C$9]*([.E144]-[.E143]))-1)*[.K143]" office:value-type="float" office:value="153.167429772689">
            <text:p>153</text:p>
          </table:table-cell>
          <table:table-cell table:formula="of:=[.K142]+[.J142]+[.I143]" office:value-type="float" office:value="1118045.65537403">
            <text:p>1,118,046</text:p>
          </table:table-cell>
          <table:table-cell/>
          <table:table-cell table:formula="of:=[.M142]*EXP(([.$C$9]-0.5*[.$C$10]*[.$C$10])*([.E143]-[.E142])-[.$C$10]*[.B143]*SQRT([.E143]-[.E142]))" office:value-type="float" office:value="52.1396730109709">
            <text:p>52.14</text:p>
          </table:table-cell>
          <table:table-cell table:formula="of:=BLACK_SCHOLES([.M143];[.$C$11];[.$C$9];0;[.$C$10];[.$C$13]-[.E143];[.$C$14];FALSE();;1)" office:value-type="float" office:value="0.767473384500781">
            <text:p>0.767</text:p>
          </table:table-cell>
          <table:table-cell table:formula="of:=([.N143]-[.N142])*[.$C$12]" office:value-type="float" office:value="9710.86768853568">
            <text:p>9,711</text:p>
          </table:table-cell>
          <table:table-cell table:formula="of:=[.O143]*[.M143]" office:value-type="float" office:value="506321.465933053">
            <text:p>506,321</text:p>
          </table:table-cell>
          <table:table-cell table:formula="of:=(EXP([.$C$9]*([.E144]-[.E143]))-1)*[.R143]" office:value-type="float" office:value="538.386111682934">
            <text:p>538</text:p>
          </table:table-cell>
          <table:table-cell table:formula="of:=[.R142]+[.Q142]+[.P143]" office:value-type="float" office:value="3929949.42837482">
            <text:p>3,929,949</text:p>
          </table:table-cell>
          <table:table-cell/>
          <table:table-cell table:formula="of:=ABS([.H143])" office:value-type="float" office:value="9169.77983500408">
            <text:p>9,170</text:p>
          </table:table-cell>
          <table:table-cell table:formula="of:=ABS([.O143])" office:value-type="float" office:value="9710.86768853568">
            <text:p>9,711</text:p>
          </table:table-cell>
        </table:table-row>
        <table:table-row table:style-name="ro1">
          <table:table-cell table:formula="of:=0.000005+0.99999*RAND()" office:value-type="float" office:value="0.410675942077637">
            <text:p>0.41068</text:p>
          </table:table-cell>
          <table:table-cell table:formula="of:=LEGACY.NORMSINV([.A144])" office:value-type="float" office:value="-0.225806547848293">
            <text:p>-0.22581</text:p>
          </table:table-cell>
          <table:table-cell/>
          <table:table-cell office:value-type="float" office:value="98">
            <text:p>98</text:p>
          </table:table-cell>
          <table:table-cell table:formula="of:=[.D144]/365" office:value-type="float" office:value="0.268493150684932">
            <text:p>0.268</text:p>
          </table:table-cell>
          <table:table-cell table:formula="of:=[.F143]*EXP(([.$C$9]-0.5*[.$C$10]*[.$C$10])*([.E144]-[.E143])+[.$C$10]*[.B144]*SQRT([.E144]-[.E143]))" office:value-type="float" office:value="46.6829034912154">
            <text:p>46.68</text:p>
          </table:table-cell>
          <table:table-cell table:formula="of:=BLACK_SCHOLES([.F144];[.$C$11];[.$C$9];0;[.$C$10];[.$C$13]-[.E144];[.$C$14];FALSE();;1)" office:value-type="float" office:value="0.185905008279941">
            <text:p>0.186</text:p>
          </table:table-cell>
          <table:table-cell table:formula="of:=([.G144]-[.G143])*[.$C$12]" office:value-type="float" office:value="-1270.10723512652">
            <text:p>-1,270</text:p>
          </table:table-cell>
          <table:table-cell table:formula="of:=[.H144]*[.F144]" office:value-type="float" office:value="-59292.2934809057">
            <text:p>-59,292</text:p>
          </table:table-cell>
          <table:table-cell table:formula="of:=(EXP([.$C$9]*([.E145]-[.E144]))-1)*[.K144]" office:value-type="float" office:value="145.065624723212">
            <text:p>145</text:p>
          </table:table-cell>
          <table:table-cell table:formula="of:=[.K143]+[.J143]+[.I144]" office:value-type="float" office:value="1058906.52932289">
            <text:p>1,058,907</text:p>
          </table:table-cell>
          <table:table-cell/>
          <table:table-cell table:formula="of:=[.M143]*EXP(([.$C$9]-0.5*[.$C$10]*[.$C$10])*([.E144]-[.E143])-[.$C$10]*[.B144]*SQRT([.E144]-[.E143]))" office:value-type="float" office:value="52.2673649870637">
            <text:p>52.27</text:p>
          </table:table-cell>
          <table:table-cell table:formula="of:=BLACK_SCHOLES([.M144];[.$C$11];[.$C$9];0;[.$C$10];[.$C$13]-[.E144];[.$C$14];FALSE();;1)" office:value-type="float" office:value="0.780068510342402">
            <text:p>0.780</text:p>
          </table:table-cell>
          <table:table-cell table:formula="of:=([.N144]-[.N143])*[.$C$12]" office:value-type="float" office:value="1259.51258416216">
            <text:p>1,260</text:p>
          </table:table-cell>
          <table:table-cell table:formula="of:=[.O144]*[.M144]" office:value-type="float" office:value="65831.4039422034">
            <text:p>65,831</text:p>
          </table:table-cell>
          <table:table-cell table:formula="of:=(EXP([.$C$9]*([.E145]-[.E144]))-1)*[.R144]" office:value-type="float" office:value="547.478486496292">
            <text:p>547</text:p>
          </table:table-cell>
          <table:table-cell table:formula="of:=[.R143]+[.Q143]+[.P144]" office:value-type="float" office:value="3996319.2184287">
            <text:p>3,996,319</text:p>
          </table:table-cell>
          <table:table-cell/>
          <table:table-cell table:formula="of:=ABS([.H144])" office:value-type="float" office:value="1270.10723512652">
            <text:p>1,270</text:p>
          </table:table-cell>
          <table:table-cell table:formula="of:=ABS([.O144])" office:value-type="float" office:value="1259.51258416216">
            <text:p>1,260</text:p>
          </table:table-cell>
        </table:table-row>
        <table:table-row table:style-name="ro1">
          <table:table-cell table:formula="of:=0.000005+0.99999*RAND()" office:value-type="float" office:value="0.213961600646973">
            <text:p>0.21396</text:p>
          </table:table-cell>
          <table:table-cell table:formula="of:=LEGACY.NORMSINV([.A145])" office:value-type="float" office:value="-0.792750500300949">
            <text:p>-0.79275</text:p>
          </table:table-cell>
          <table:table-cell/>
          <table:table-cell office:value-type="float" office:value="99">
            <text:p>99</text:p>
          </table:table-cell>
          <table:table-cell table:formula="of:=[.D145]/365" office:value-type="float" office:value="0.271232876712329">
            <text:p>0.271</text:p>
          </table:table-cell>
          <table:table-cell table:formula="of:=[.F144]*EXP(([.$C$9]-0.5*[.$C$10]*[.$C$10])*([.E145]-[.E144])+[.$C$10]*[.B145]*SQRT([.E145]-[.E144]))" office:value-type="float" office:value="46.3008956608697">
            <text:p>46.30</text:p>
          </table:table-cell>
          <table:table-cell table:formula="of:=BLACK_SCHOLES([.F145];[.$C$11];[.$C$9];0;[.$C$10];[.$C$13]-[.E145];[.$C$14];FALSE();;1)" office:value-type="float" office:value="0.15165637645431">
            <text:p>0.152</text:p>
          </table:table-cell>
          <table:table-cell table:formula="of:=([.G145]-[.G144])*[.$C$12]" office:value-type="float" office:value="-3424.8631825631">
            <text:p>-3,425</text:p>
          </table:table-cell>
          <table:table-cell table:formula="of:=[.H145]*[.F145]" office:value-type="float" office:value="-158574.232868608">
            <text:p>-158,574</text:p>
          </table:table-cell>
          <table:table-cell table:formula="of:=(EXP([.$C$9]*([.E146]-[.E145]))-1)*[.K145]" office:value-type="float" office:value="123.361512524274">
            <text:p>123</text:p>
          </table:table-cell>
          <table:table-cell table:formula="of:=[.K144]+[.J144]+[.I145]" office:value-type="float" office:value="900477.362079009">
            <text:p>900,477</text:p>
          </table:table-cell>
          <table:table-cell/>
          <table:table-cell table:formula="of:=[.M144]*EXP(([.$C$9]-0.5*[.$C$10]*[.$C$10])*([.E145]-[.E144])-[.$C$10]*[.B145]*SQRT([.E145]-[.E144]))" office:value-type="float" office:value="52.7072629632938">
            <text:p>52.71</text:p>
          </table:table-cell>
          <table:table-cell table:formula="of:=BLACK_SCHOLES([.M145];[.$C$11];[.$C$9];0;[.$C$10];[.$C$13]-[.E145];[.$C$14];FALSE();;1)" office:value-type="float" office:value="0.816991558418526">
            <text:p>0.817</text:p>
          </table:table-cell>
          <table:table-cell table:formula="of:=([.N145]-[.N144])*[.$C$12]" office:value-type="float" office:value="3692.30480761236">
            <text:p>3,692</text:p>
          </table:table-cell>
          <table:table-cell table:formula="of:=[.O145]*[.M145]" office:value-type="float" office:value="194611.280435458">
            <text:p>194,611</text:p>
          </table:table-cell>
          <table:table-cell table:formula="of:=(EXP([.$C$9]*([.E146]-[.E145]))-1)*[.R145]" office:value-type="float" office:value="574.214394245698">
            <text:p>574</text:p>
          </table:table-cell>
          <table:table-cell table:formula="of:=[.R144]+[.Q144]+[.P145]" office:value-type="float" office:value="4191477.97735066">
            <text:p>4,191,478</text:p>
          </table:table-cell>
          <table:table-cell/>
          <table:table-cell table:formula="of:=ABS([.H145])" office:value-type="float" office:value="3424.8631825631">
            <text:p>3,425</text:p>
          </table:table-cell>
          <table:table-cell table:formula="of:=ABS([.O145])" office:value-type="float" office:value="3692.30480761236">
            <text:p>3,692</text:p>
          </table:table-cell>
        </table:table-row>
        <table:table-row table:style-name="ro1">
          <table:table-cell table:formula="of:=0.000005+0.99999*RAND()" office:value-type="float" office:value="0.91836129486084">
            <text:p>0.91836</text:p>
          </table:table-cell>
          <table:table-cell table:formula="of:=LEGACY.NORMSINV([.A146])" office:value-type="float" office:value="1.39413311707302">
            <text:p>1.39413</text:p>
          </table:table-cell>
          <table:table-cell/>
          <table:table-cell office:value-type="float" office:value="100">
            <text:p>100</text:p>
          </table:table-cell>
          <table:table-cell table:formula="of:=[.D146]/365" office:value-type="float" office:value="0.273972602739726">
            <text:p>0.274</text:p>
          </table:table-cell>
          <table:table-cell table:formula="of:=[.F145]*EXP(([.$C$9]-0.5*[.$C$10]*[.$C$10])*([.E146]-[.E145])+[.$C$10]*[.B146]*SQRT([.E146]-[.E145]))" office:value-type="float" office:value="46.9854486183567">
            <text:p>46.99</text:p>
          </table:table-cell>
          <table:table-cell table:formula="of:=BLACK_SCHOLES([.F146];[.$C$11];[.$C$9];0;[.$C$10];[.$C$13]-[.E146];[.$C$14];FALSE();;1)" office:value-type="float" office:value="0.205149806689867">
            <text:p>0.205</text:p>
          </table:table-cell>
          <table:table-cell table:formula="of:=([.G146]-[.G145])*[.$C$12]" office:value-type="float" office:value="5349.34302355565">
            <text:p>5,349</text:p>
          </table:table-cell>
          <table:table-cell table:formula="of:=[.H146]*[.F146]" office:value-type="float" office:value="251341.281775239">
            <text:p>251,341</text:p>
          </table:table-cell>
          <table:table-cell table:formula="of:=(EXP([.$C$9]*([.E147]-[.E146]))-1)*[.K146]" office:value-type="float" office:value="157.811083439343">
            <text:p>158</text:p>
          </table:table-cell>
          <table:table-cell table:formula="of:=[.K145]+[.J145]+[.I146]" office:value-type="float" office:value="1151942.00536677">
            <text:p>1,151,942</text:p>
          </table:table-cell>
          <table:table-cell/>
          <table:table-cell table:formula="of:=[.M145]*EXP(([.$C$9]-0.5*[.$C$10]*[.$C$10])*([.E146]-[.E145])-[.$C$10]*[.B146]*SQRT([.E146]-[.E145]))" office:value-type="float" office:value="51.9478848952898">
            <text:p>51.95</text:p>
          </table:table-cell>
          <table:table-cell table:formula="of:=BLACK_SCHOLES([.M146];[.$C$11];[.$C$9];0;[.$C$10];[.$C$13]-[.E146];[.$C$14];FALSE();;1)" office:value-type="float" office:value="0.755877331667798">
            <text:p>0.756</text:p>
          </table:table-cell>
          <table:table-cell table:formula="of:=([.N146]-[.N145])*[.$C$12]" office:value-type="float" office:value="-6111.42267507278">
            <text:p>-6,111</text:p>
          </table:table-cell>
          <table:table-cell table:formula="of:=[.O146]*[.M146]" office:value-type="float" office:value="-317475.481671145">
            <text:p>-317,475</text:p>
          </table:table-cell>
          <table:table-cell table:formula="of:=(EXP([.$C$9]*([.E147]-[.E146]))-1)*[.R146]" office:value-type="float" office:value="530.80028824099">
            <text:p>531</text:p>
          </table:table-cell>
          <table:table-cell table:formula="of:=[.R145]+[.Q145]+[.P146]" office:value-type="float" office:value="3874576.71007376">
            <text:p>3,874,577</text:p>
          </table:table-cell>
          <table:table-cell/>
          <table:table-cell table:formula="of:=ABS([.H146])" office:value-type="float" office:value="5349.34302355565">
            <text:p>5,349</text:p>
          </table:table-cell>
          <table:table-cell table:formula="of:=ABS([.O146])" office:value-type="float" office:value="6111.42267507278">
            <text:p>6,111</text:p>
          </table:table-cell>
        </table:table-row>
        <table:table-row table:style-name="ro1">
          <table:table-cell table:formula="of:=0.000005+0.99999*RAND()" office:value-type="float" office:value="0.46914703704834">
            <text:p>0.46915</text:p>
          </table:table-cell>
          <table:table-cell table:formula="of:=LEGACY.NORMSINV([.A147])" office:value-type="float" office:value="-0.0774141630666931">
            <text:p>-0.07741</text:p>
          </table:table-cell>
          <table:table-cell/>
          <table:table-cell office:value-type="float" office:value="101">
            <text:p>101</text:p>
          </table:table-cell>
          <table:table-cell table:formula="of:=[.D147]/365" office:value-type="float" office:value="0.276712328767123">
            <text:p>0.277</text:p>
          </table:table-cell>
          <table:table-cell table:formula="of:=[.F146]*EXP(([.$C$9]-0.5*[.$C$10]*[.$C$10])*([.E147]-[.E146])+[.$C$10]*[.B147]*SQRT([.E147]-[.E146]))" office:value-type="float" office:value="46.9512454843705">
            <text:p>46.95</text:p>
          </table:table-cell>
          <table:table-cell table:formula="of:=BLACK_SCHOLES([.F147];[.$C$11];[.$C$9];0;[.$C$10];[.$C$13]-[.E147];[.$C$14];FALSE();;1)" office:value-type="float" office:value="0.198239001876666">
            <text:p>0.198</text:p>
          </table:table-cell>
          <table:table-cell table:formula="of:=([.G147]-[.G146])*[.$C$12]" office:value-type="float" office:value="-691.080481320075">
            <text:p>-691</text:p>
          </table:table-cell>
          <table:table-cell table:formula="of:=[.H147]*[.F147]" office:value-type="float" office:value="-32447.0893279158">
            <text:p>-32,447</text:p>
          </table:table-cell>
          <table:table-cell table:formula="of:=(EXP([.$C$9]*([.E148]-[.E147]))-1)*[.K147]" office:value-type="float" office:value="153.387591666758">
            <text:p>153</text:p>
          </table:table-cell>
          <table:table-cell table:formula="of:=[.K146]+[.J146]+[.I147]" office:value-type="float" office:value="1119652.7271223">
            <text:p>1,119,653</text:p>
          </table:table-cell>
          <table:table-cell/>
          <table:table-cell table:formula="of:=[.M146]*EXP(([.$C$9]-0.5*[.$C$10]*[.$C$10])*([.E147]-[.E146])-[.$C$10]*[.B147]*SQRT([.E147]-[.E146]))" office:value-type="float" office:value="51.9942742923422">
            <text:p>51.99</text:p>
          </table:table-cell>
          <table:table-cell table:formula="of:=BLACK_SCHOLES([.M147];[.$C$11];[.$C$9];0;[.$C$10];[.$C$13]-[.E147];[.$C$14];FALSE();;1)" office:value-type="float" office:value="0.761969407816433">
            <text:p>0.762</text:p>
          </table:table-cell>
          <table:table-cell table:formula="of:=([.N147]-[.N146])*[.$C$12]" office:value-type="float" office:value="609.207614863494">
            <text:p>609</text:p>
          </table:table-cell>
          <table:table-cell table:formula="of:=[.O147]*[.M147]" office:value-type="float" office:value="31675.3078281961">
            <text:p>31,675</text:p>
          </table:table-cell>
          <table:table-cell table:formula="of:=(EXP([.$C$9]*([.E148]-[.E147]))-1)*[.R147]" office:value-type="float" office:value="535.212386064961">
            <text:p>535</text:p>
          </table:table-cell>
          <table:table-cell table:formula="of:=[.R146]+[.Q146]+[.P147]" office:value-type="float" office:value="3906782.8181902">
            <text:p>3,906,783</text:p>
          </table:table-cell>
          <table:table-cell/>
          <table:table-cell table:formula="of:=ABS([.H147])" office:value-type="float" office:value="691.080481320075">
            <text:p>691</text:p>
          </table:table-cell>
          <table:table-cell table:formula="of:=ABS([.O147])" office:value-type="float" office:value="609.207614863494">
            <text:p>609</text:p>
          </table:table-cell>
        </table:table-row>
        <table:table-row table:style-name="ro1">
          <table:table-cell table:formula="of:=0.000005+0.99999*RAND()" office:value-type="float" office:value="0.0797466342163086">
            <text:p>0.07975</text:p>
          </table:table-cell>
          <table:table-cell table:formula="of:=LEGACY.NORMSINV([.A148])" office:value-type="float" office:value="-1.40677786411525">
            <text:p>-1.40678</text:p>
          </table:table-cell>
          <table:table-cell/>
          <table:table-cell office:value-type="float" office:value="102">
            <text:p>102</text:p>
          </table:table-cell>
          <table:table-cell table:formula="of:=[.D148]/365" office:value-type="float" office:value="0.279452054794521">
            <text:p>0.279</text:p>
          </table:table-cell>
          <table:table-cell table:formula="of:=[.F147]*EXP(([.$C$9]-0.5*[.$C$10]*[.$C$10])*([.E148]-[.E147])+[.$C$10]*[.B148]*SQRT([.E148]-[.E147]))" office:value-type="float" office:value="46.268671991213">
            <text:p>46.27</text:p>
          </table:table-cell>
          <table:table-cell table:formula="of:=BLACK_SCHOLES([.F148];[.$C$11];[.$C$9];0;[.$C$10];[.$C$13]-[.E148];[.$C$14];FALSE();;1)" office:value-type="float" office:value="0.138094588355716">
            <text:p>0.138</text:p>
          </table:table-cell>
          <table:table-cell table:formula="of:=([.G148]-[.G147])*[.$C$12]" office:value-type="float" office:value="-6014.44135209504">
            <text:p>-6,014</text:p>
          </table:table-cell>
          <table:table-cell table:formula="of:=[.H148]*[.F148]" office:value-type="float" office:value="-278280.214130473">
            <text:p>-278,280</text:p>
          </table:table-cell>
          <table:table-cell table:formula="of:=(EXP([.$C$9]*([.E149]-[.E148]))-1)*[.K148]" office:value-type="float" office:value="115.285416709035">
            <text:p>115</text:p>
          </table:table-cell>
          <table:table-cell table:formula="of:=[.K147]+[.J147]+[.I148]" office:value-type="float" office:value="841525.900583489">
            <text:p>841,526</text:p>
          </table:table-cell>
          <table:table-cell/>
          <table:table-cell table:formula="of:=[.M147]*EXP(([.$C$9]-0.5*[.$C$10]*[.$C$10])*([.E148]-[.E147])-[.$C$10]*[.B148]*SQRT([.E148]-[.E147]))" office:value-type="float" office:value="52.7699879091524">
            <text:p>52.77</text:p>
          </table:table-cell>
          <table:table-cell table:formula="of:=BLACK_SCHOLES([.M148];[.$C$11];[.$C$9];0;[.$C$10];[.$C$13]-[.E148];[.$C$14];FALSE();;1)" office:value-type="float" office:value="0.828557201054574">
            <text:p>0.829</text:p>
          </table:table-cell>
          <table:table-cell table:formula="of:=([.N148]-[.N147])*[.$C$12]" office:value-type="float" office:value="6658.77932381415">
            <text:p>6,659</text:p>
          </table:table-cell>
          <table:table-cell table:formula="of:=[.O148]*[.M148]" office:value-type="float" office:value="351383.704407386">
            <text:p>351,384</text:p>
          </table:table-cell>
          <table:table-cell table:formula="of:=(EXP([.$C$9]*([.E149]-[.E148]))-1)*[.R148]" office:value-type="float" office:value="583.423758932029">
            <text:p>583</text:p>
          </table:table-cell>
          <table:table-cell table:formula="of:=[.R147]+[.Q147]+[.P148]" office:value-type="float" office:value="4258701.73498365">
            <text:p>4,258,702</text:p>
          </table:table-cell>
          <table:table-cell/>
          <table:table-cell table:formula="of:=ABS([.H148])" office:value-type="float" office:value="6014.44135209504">
            <text:p>6,014</text:p>
          </table:table-cell>
          <table:table-cell table:formula="of:=ABS([.O148])" office:value-type="float" office:value="6658.77932381415">
            <text:p>6,659</text:p>
          </table:table-cell>
        </table:table-row>
        <table:table-row table:style-name="ro1">
          <table:table-cell table:formula="of:=0.000005+0.99999*RAND()" office:value-type="float" office:value="0.833553793334961">
            <text:p>0.83355</text:p>
          </table:table-cell>
          <table:table-cell table:formula="of:=LEGACY.NORMSINV([.A149])" office:value-type="float" office:value="0.968304309139813">
            <text:p>0.96830</text:p>
          </table:table-cell>
          <table:table-cell/>
          <table:table-cell office:value-type="float" office:value="103">
            <text:p>103</text:p>
          </table:table-cell>
          <table:table-cell table:formula="of:=[.D149]/365" office:value-type="float" office:value="0.282191780821918">
            <text:p>0.282</text:p>
          </table:table-cell>
          <table:table-cell table:formula="of:=[.F148]*EXP(([.$C$9]-0.5*[.$C$10]*[.$C$10])*([.E149]-[.E148])+[.$C$10]*[.B149]*SQRT([.E149]-[.E148]))" office:value-type="float" office:value="46.7439093419038">
            <text:p>46.74</text:p>
          </table:table-cell>
          <table:table-cell table:formula="of:=BLACK_SCHOLES([.F149];[.$C$11];[.$C$9];0;[.$C$10];[.$C$13]-[.E149];[.$C$14];FALSE();;1)" office:value-type="float" office:value="0.172056442819332">
            <text:p>0.172</text:p>
          </table:table-cell>
          <table:table-cell table:formula="of:=([.G149]-[.G148])*[.$C$12]" office:value-type="float" office:value="3396.18544636157">
            <text:p>3,396</text:p>
          </table:table-cell>
          <table:table-cell table:formula="of:=[.H149]*[.F149]" office:value-type="float" office:value="158750.984613019">
            <text:p>158,751</text:p>
          </table:table-cell>
          <table:table-cell table:formula="of:=(EXP([.$C$9]*([.E150]-[.E149]))-1)*[.K149]" office:value-type="float" office:value="137.049410103282">
            <text:p>137</text:p>
          </table:table-cell>
          <table:table-cell table:formula="of:=[.K148]+[.J148]+[.I149]" office:value-type="float" office:value="1000392.17061322">
            <text:p>1,000,392</text:p>
          </table:table-cell>
          <table:table-cell/>
          <table:table-cell table:formula="of:=[.M148]*EXP(([.$C$9]-0.5*[.$C$10]*[.$C$10])*([.E149]-[.E148])-[.$C$10]*[.B149]*SQRT([.E149]-[.E148]))" office:value-type="float" office:value="52.2420714778307">
            <text:p>52.24</text:p>
          </table:table-cell>
          <table:table-cell table:formula="of:=BLACK_SCHOLES([.M149];[.$C$11];[.$C$9];0;[.$C$10];[.$C$13]-[.E149];[.$C$14];FALSE();;1)" office:value-type="float" office:value="0.788232037696386">
            <text:p>0.788</text:p>
          </table:table-cell>
          <table:table-cell table:formula="of:=([.N149]-[.N148])*[.$C$12]" office:value-type="float" office:value="-4032.51633581887">
            <text:p>-4,033</text:p>
          </table:table-cell>
          <table:table-cell table:formula="of:=[.O149]*[.M149]" office:value-type="float" office:value="-210667.006651369">
            <text:p>-210,667</text:p>
          </table:table-cell>
          <table:table-cell table:formula="of:=(EXP([.$C$9]*([.E150]-[.E149]))-1)*[.R149]" office:value-type="float" office:value="554.643214707913">
            <text:p>555</text:p>
          </table:table-cell>
          <table:table-cell table:formula="of:=[.R148]+[.Q148]+[.P149]" office:value-type="float" office:value="4048618.15209121">
            <text:p>4,048,618</text:p>
          </table:table-cell>
          <table:table-cell/>
          <table:table-cell table:formula="of:=ABS([.H149])" office:value-type="float" office:value="3396.18544636157">
            <text:p>3,396</text:p>
          </table:table-cell>
          <table:table-cell table:formula="of:=ABS([.O149])" office:value-type="float" office:value="4032.51633581887">
            <text:p>4,033</text:p>
          </table:table-cell>
        </table:table-row>
        <table:table-row table:style-name="ro1">
          <table:table-cell table:formula="of:=0.000005+0.99999*RAND()" office:value-type="float" office:value="0.985438260803223">
            <text:p>0.98544</text:p>
          </table:table-cell>
          <table:table-cell table:formula="of:=LEGACY.NORMSINV([.A150])" office:value-type="float" office:value="2.1818110814585">
            <text:p>2.18181</text:p>
          </table:table-cell>
          <table:table-cell/>
          <table:table-cell office:value-type="float" office:value="104">
            <text:p>104</text:p>
          </table:table-cell>
          <table:table-cell table:formula="of:=[.D150]/365" office:value-type="float" office:value="0.284931506849315">
            <text:p>0.285</text:p>
          </table:table-cell>
          <table:table-cell table:formula="of:=[.F149]*EXP(([.$C$9]-0.5*[.$C$10]*[.$C$10])*([.E150]-[.E149])+[.$C$10]*[.B150]*SQRT([.E150]-[.E149]))" office:value-type="float" office:value="47.8277684081238">
            <text:p>47.83</text:p>
          </table:table-cell>
          <table:table-cell table:formula="of:=BLACK_SCHOLES([.F150];[.$C$11];[.$C$9];0;[.$C$10];[.$C$13]-[.E150];[.$C$14];FALSE();;1)" office:value-type="float" office:value="0.275177078368743">
            <text:p>0.275</text:p>
          </table:table-cell>
          <table:table-cell table:formula="of:=([.G150]-[.G149])*[.$C$12]" office:value-type="float" office:value="10312.0635549411">
            <text:p>10,312</text:p>
          </table:table-cell>
          <table:table-cell table:formula="of:=[.H150]*[.F150]" office:value-type="float" office:value="493202.987515579">
            <text:p>493,203</text:p>
          </table:table-cell>
          <table:table-cell table:formula="of:=(EXP([.$C$9]*([.E151]-[.E150]))-1)*[.K150]" office:value-type="float" office:value="204.63486611455">
            <text:p>205</text:p>
          </table:table-cell>
          <table:table-cell table:formula="of:=[.K149]+[.J149]+[.I150]" office:value-type="float" office:value="1493732.2075389">
            <text:p>1,493,732</text:p>
          </table:table-cell>
          <table:table-cell/>
          <table:table-cell table:formula="of:=[.M149]*EXP(([.$C$9]-0.5*[.$C$10]*[.$C$10])*([.E150]-[.E149])-[.$C$10]*[.B150]*SQRT([.E150]-[.E149]))" office:value-type="float" office:value="51.0665705659356">
            <text:p>51.07</text:p>
          </table:table-cell>
          <table:table-cell table:formula="of:=BLACK_SCHOLES([.M150];[.$C$11];[.$C$9];0;[.$C$10];[.$C$13]-[.E150];[.$C$14];FALSE();;1)" office:value-type="float" office:value="0.672187223784002">
            <text:p>0.672</text:p>
          </table:table-cell>
          <table:table-cell table:formula="of:=([.N150]-[.N149])*[.$C$12]" office:value-type="float" office:value="-11604.4813912384">
            <text:p>-11,604</text:p>
          </table:table-cell>
          <table:table-cell table:formula="of:=[.O150]*[.M150]" office:value-type="float" office:value="-592601.067846763">
            <text:p>-592,601</text:p>
          </table:table-cell>
          <table:table-cell table:formula="of:=(EXP([.$C$9]*([.E151]-[.E150]))-1)*[.R150]" office:value-type="float" office:value="473.535409556016">
            <text:p>474</text:p>
          </table:table-cell>
          <table:table-cell table:formula="of:=[.R149]+[.Q149]+[.P150]" office:value-type="float" office:value="3456571.72745916">
            <text:p>3,456,572</text:p>
          </table:table-cell>
          <table:table-cell/>
          <table:table-cell table:formula="of:=ABS([.H150])" office:value-type="float" office:value="10312.0635549411">
            <text:p>10,312</text:p>
          </table:table-cell>
          <table:table-cell table:formula="of:=ABS([.O150])" office:value-type="float" office:value="11604.4813912384">
            <text:p>11,604</text:p>
          </table:table-cell>
        </table:table-row>
        <table:table-row table:style-name="ro1">
          <table:table-cell table:formula="of:=0.000005+0.99999*RAND()" office:value-type="float" office:value="0.874477456359863">
            <text:p>0.87448</text:p>
          </table:table-cell>
          <table:table-cell table:formula="of:=LEGACY.NORMSINV([.A151])" office:value-type="float" office:value="1.14781465218031">
            <text:p>1.14781</text:p>
          </table:table-cell>
          <table:table-cell/>
          <table:table-cell office:value-type="float" office:value="105">
            <text:p>105</text:p>
          </table:table-cell>
          <table:table-cell table:formula="of:=[.D151]/365" office:value-type="float" office:value="0.287671232876712">
            <text:p>0.288</text:p>
          </table:table-cell>
          <table:table-cell table:formula="of:=[.F150]*EXP(([.$C$9]-0.5*[.$C$10]*[.$C$10])*([.E151]-[.E150])+[.$C$10]*[.B151]*SQRT([.E151]-[.E150]))" office:value-type="float" office:value="48.4099061159609">
            <text:p>48.41</text:p>
          </table:table-cell>
          <table:table-cell table:formula="of:=BLACK_SCHOLES([.F151];[.$C$11];[.$C$9];0;[.$C$10];[.$C$13]-[.E151];[.$C$14];FALSE();;1)" office:value-type="float" office:value="0.339636854368797">
            <text:p>0.340</text:p>
          </table:table-cell>
          <table:table-cell table:formula="of:=([.G151]-[.G150])*[.$C$12]" office:value-type="float" office:value="6445.97760000545">
            <text:p>6,446</text:p>
          </table:table-cell>
          <table:table-cell table:formula="of:=[.H151]*[.F151]" office:value-type="float" office:value="312049.170441851">
            <text:p>312,049</text:p>
          </table:table-cell>
          <table:table-cell table:formula="of:=(EXP([.$C$9]*([.E152]-[.E151]))-1)*[.K151]" office:value-type="float" office:value="247.412289886">
            <text:p>247</text:p>
          </table:table-cell>
          <table:table-cell table:formula="of:=[.K150]+[.J150]+[.I151]" office:value-type="float" office:value="1805986.01284686">
            <text:p>1,805,986</text:p>
          </table:table-cell>
          <table:table-cell/>
          <table:table-cell table:formula="of:=[.M150]*EXP(([.$C$9]-0.5*[.$C$10]*[.$C$10])*([.E151]-[.E150])-[.$C$10]*[.B151]*SQRT([.E151]-[.E150]))" office:value-type="float" office:value="50.4607802378987">
            <text:p>50.46</text:p>
          </table:table-cell>
          <table:table-cell table:formula="of:=BLACK_SCHOLES([.M151];[.$C$11];[.$C$9];0;[.$C$10];[.$C$13]-[.E151];[.$C$14];FALSE();;1)" office:value-type="float" office:value="0.601218055719305">
            <text:p>0.601</text:p>
          </table:table-cell>
          <table:table-cell table:formula="of:=([.N151]-[.N150])*[.$C$12]" office:value-type="float" office:value="-7096.91680646962">
            <text:p>-7,097</text:p>
          </table:table-cell>
          <table:table-cell table:formula="of:=[.O151]*[.M151]" office:value-type="float" office:value="-358115.959337914">
            <text:p>-358,116</text:p>
          </table:table-cell>
          <table:table-cell table:formula="of:=(EXP([.$C$9]*([.E152]-[.E151]))-1)*[.R151]" office:value-type="float" office:value="424.539940911709">
            <text:p>425</text:p>
          </table:table-cell>
          <table:table-cell table:formula="of:=[.R150]+[.Q150]+[.P151]" office:value-type="float" office:value="3098929.3035308">
            <text:p>3,098,929</text:p>
          </table:table-cell>
          <table:table-cell/>
          <table:table-cell table:formula="of:=ABS([.H151])" office:value-type="float" office:value="6445.97760000545">
            <text:p>6,446</text:p>
          </table:table-cell>
          <table:table-cell table:formula="of:=ABS([.O151])" office:value-type="float" office:value="7096.91680646962">
            <text:p>7,097</text:p>
          </table:table-cell>
        </table:table-row>
        <table:table-row table:style-name="ro1">
          <table:table-cell table:formula="of:=0.000005+0.99999*RAND()" office:value-type="float" office:value="0.629118581848145">
            <text:p>0.62912</text:p>
          </table:table-cell>
          <table:table-cell table:formula="of:=LEGACY.NORMSINV([.A152])" office:value-type="float" office:value="0.329519792485558">
            <text:p>0.32952</text:p>
          </table:table-cell>
          <table:table-cell/>
          <table:table-cell office:value-type="float" office:value="106">
            <text:p>106</text:p>
          </table:table-cell>
          <table:table-cell table:formula="of:=[.D152]/365" office:value-type="float" office:value="0.29041095890411">
            <text:p>0.290</text:p>
          </table:table-cell>
          <table:table-cell table:formula="of:=[.F151]*EXP(([.$C$9]-0.5*[.$C$10]*[.$C$10])*([.E152]-[.E151])+[.$C$10]*[.B152]*SQRT([.E152]-[.E151]))" office:value-type="float" office:value="48.5811806857332">
            <text:p>48.58</text:p>
          </table:table-cell>
          <table:table-cell table:formula="of:=BLACK_SCHOLES([.F152];[.$C$11];[.$C$9];0;[.$C$10];[.$C$13]-[.E152];[.$C$14];FALSE();;1)" office:value-type="float" office:value="0.357640177656463">
            <text:p>0.358</text:p>
          </table:table-cell>
          <table:table-cell table:formula="of:=([.G152]-[.G151])*[.$C$12]" office:value-type="float" office:value="1800.33232876661">
            <text:p>1,800</text:p>
          </table:table-cell>
          <table:table-cell table:formula="of:=[.H152]*[.F152]" office:value-type="float" office:value="87462.2701581773">
            <text:p>87,462</text:p>
          </table:table-cell>
          <table:table-cell table:formula="of:=(EXP([.$C$9]*([.E153]-[.E152]))-1)*[.K152]" office:value-type="float" office:value="259.428137863383">
            <text:p>259</text:p>
          </table:table-cell>
          <table:table-cell table:formula="of:=[.K151]+[.J151]+[.I152]" office:value-type="float" office:value="1893695.69529493">
            <text:p>1,893,696</text:p>
          </table:table-cell>
          <table:table-cell/>
          <table:table-cell table:formula="of:=[.M151]*EXP(([.$C$9]-0.5*[.$C$10]*[.$C$10])*([.E152]-[.E151])-[.$C$10]*[.B152]*SQRT([.E152]-[.E151]))" office:value-type="float" office:value="50.2911454354941">
            <text:p>50.29</text:p>
          </table:table-cell>
          <table:table-cell table:formula="of:=BLACK_SCHOLES([.M152];[.$C$11];[.$C$9];0;[.$C$10];[.$C$13]-[.E152];[.$C$14];FALSE();;1)" office:value-type="float" office:value="0.580017586987355">
            <text:p>0.580</text:p>
          </table:table-cell>
          <table:table-cell table:formula="of:=([.N152]-[.N151])*[.$C$12]" office:value-type="float" office:value="-2120.04687319505">
            <text:p>-2,120</text:p>
          </table:table-cell>
          <table:table-cell table:formula="of:=[.O152]*[.M152]" office:value-type="float" office:value="-106619.585629917">
            <text:p>-106,620</text:p>
          </table:table-cell>
          <table:table-cell table:formula="of:=(EXP([.$C$9]*([.E153]-[.E152]))-1)*[.R152]" office:value-type="float" office:value="409.991677945349">
            <text:p>410</text:p>
          </table:table-cell>
          <table:table-cell table:formula="of:=[.R151]+[.Q151]+[.P152]" office:value-type="float" office:value="2992734.25784179">
            <text:p>2,992,734</text:p>
          </table:table-cell>
          <table:table-cell/>
          <table:table-cell table:formula="of:=ABS([.H152])" office:value-type="float" office:value="1800.33232876661">
            <text:p>1,800</text:p>
          </table:table-cell>
          <table:table-cell table:formula="of:=ABS([.O152])" office:value-type="float" office:value="2120.04687319505">
            <text:p>2,120</text:p>
          </table:table-cell>
        </table:table-row>
        <table:table-row table:style-name="ro1">
          <table:table-cell table:formula="of:=0.000005+0.99999*RAND()" office:value-type="float" office:value="0.331758274230957">
            <text:p>0.33176</text:p>
          </table:table-cell>
          <table:table-cell table:formula="of:=LEGACY.NORMSINV([.A153])" office:value-type="float" office:value="-0.435063207601863">
            <text:p>-0.43506</text:p>
          </table:table-cell>
          <table:table-cell/>
          <table:table-cell office:value-type="float" office:value="107">
            <text:p>107</text:p>
          </table:table-cell>
          <table:table-cell table:formula="of:=[.D153]/365" office:value-type="float" office:value="0.293150684931507">
            <text:p>0.293</text:p>
          </table:table-cell>
          <table:table-cell table:formula="of:=[.F152]*EXP(([.$C$9]-0.5*[.$C$10]*[.$C$10])*([.E153]-[.E152])+[.$C$10]*[.B153]*SQRT([.E153]-[.E152]))" office:value-type="float" office:value="48.3643982250268">
            <text:p>48.36</text:p>
          </table:table-cell>
          <table:table-cell table:formula="of:=BLACK_SCHOLES([.F153];[.$C$11];[.$C$9];0;[.$C$10];[.$C$13]-[.E153];[.$C$14];FALSE();;1)" office:value-type="float" office:value="0.327142813253651">
            <text:p>0.327</text:p>
          </table:table-cell>
          <table:table-cell table:formula="of:=([.G153]-[.G152])*[.$C$12]" office:value-type="float" office:value="-3049.73644028126">
            <text:p>-3,050</text:p>
          </table:table-cell>
          <table:table-cell table:formula="of:=[.H153]*[.F153]" office:value-type="float" office:value="-147498.667679138">
            <text:p>-147,499</text:p>
          </table:table-cell>
          <table:table-cell table:formula="of:=(EXP([.$C$9]*([.E154]-[.E153]))-1)*[.K153]" office:value-type="float" office:value="239.256997468693">
            <text:p>239</text:p>
          </table:table-cell>
          <table:table-cell table:formula="of:=[.K152]+[.J152]+[.I153]" office:value-type="float" office:value="1746456.45575365">
            <text:p>1,746,456</text:p>
          </table:table-cell>
          <table:table-cell/>
          <table:table-cell table:formula="of:=[.M152]*EXP(([.$C$9]-0.5*[.$C$10]*[.$C$10])*([.E153]-[.E152])-[.$C$10]*[.B153]*SQRT([.E153]-[.E152]))" office:value-type="float" office:value="50.5248688794661">
            <text:p>50.52</text:p>
          </table:table-cell>
          <table:table-cell table:formula="of:=BLACK_SCHOLES([.M153];[.$C$11];[.$C$9];0;[.$C$10];[.$C$13]-[.E153];[.$C$14];FALSE();;1)" office:value-type="float" office:value="0.609834483150278">
            <text:p>0.610</text:p>
          </table:table-cell>
          <table:table-cell table:formula="of:=([.N153]-[.N152])*[.$C$12]" office:value-type="float" office:value="2981.68961629234">
            <text:p>2,982</text:p>
          </table:table-cell>
          <table:table-cell table:formula="of:=[.O153]*[.M153]" office:value-type="float" office:value="150649.476902436">
            <text:p>150,649</text:p>
          </table:table-cell>
          <table:table-cell table:formula="of:=(EXP([.$C$9]*([.E154]-[.E153]))-1)*[.R153]" office:value-type="float" office:value="430.686173231899">
            <text:p>431</text:p>
          </table:table-cell>
          <table:table-cell table:formula="of:=[.R152]+[.Q152]+[.P153]" office:value-type="float" office:value="3143793.72642218">
            <text:p>3,143,794</text:p>
          </table:table-cell>
          <table:table-cell/>
          <table:table-cell table:formula="of:=ABS([.H153])" office:value-type="float" office:value="3049.73644028126">
            <text:p>3,050</text:p>
          </table:table-cell>
          <table:table-cell table:formula="of:=ABS([.O153])" office:value-type="float" office:value="2981.68961629234">
            <text:p>2,982</text:p>
          </table:table-cell>
        </table:table-row>
        <table:table-row table:style-name="ro1">
          <table:table-cell table:formula="of:=0.000005+0.99999*RAND()" office:value-type="float" office:value="0.733518172607422">
            <text:p>0.73352</text:p>
          </table:table-cell>
          <table:table-cell table:formula="of:=LEGACY.NORMSINV([.A154])" office:value-type="float" office:value="0.623488351233661">
            <text:p>0.62349</text:p>
          </table:table-cell>
          <table:table-cell/>
          <table:table-cell office:value-type="float" office:value="108">
            <text:p>108</text:p>
          </table:table-cell>
          <table:table-cell table:formula="of:=[.D154]/365" office:value-type="float" office:value="0.295890410958904">
            <text:p>0.296</text:p>
          </table:table-cell>
          <table:table-cell table:formula="of:=[.F153]*EXP(([.$C$9]-0.5*[.$C$10]*[.$C$10])*([.E154]-[.E153])+[.$C$10]*[.B154]*SQRT([.E154]-[.E153]))" office:value-type="float" office:value="48.6851052041267">
            <text:p>48.69</text:p>
          </table:table-cell>
          <table:table-cell table:formula="of:=BLACK_SCHOLES([.F154];[.$C$11];[.$C$9];0;[.$C$10];[.$C$13]-[.E154];[.$C$14];FALSE();;1)" office:value-type="float" office:value="0.364524035721809">
            <text:p>0.365</text:p>
          </table:table-cell>
          <table:table-cell table:formula="of:=([.G154]-[.G153])*[.$C$12]" office:value-type="float" office:value="3738.12224681583">
            <text:p>3,738</text:p>
          </table:table-cell>
          <table:table-cell table:formula="of:=[.H154]*[.F154]" office:value-type="float" office:value="181990.874852115">
            <text:p>181,991</text:p>
          </table:table-cell>
          <table:table-cell table:formula="of:=(EXP([.$C$9]*([.E155]-[.E154]))-1)*[.K154]" office:value-type="float" office:value="264.221739103687">
            <text:p>264</text:p>
          </table:table-cell>
          <table:table-cell table:formula="of:=[.K153]+[.J153]+[.I154]" office:value-type="float" office:value="1928686.58760324">
            <text:p>1,928,687</text:p>
          </table:table-cell>
          <table:table-cell/>
          <table:table-cell table:formula="of:=[.M153]*EXP(([.$C$9]-0.5*[.$C$10]*[.$C$10])*([.E154]-[.E153])-[.$C$10]*[.B154]*SQRT([.E154]-[.E153]))" office:value-type="float" office:value="50.2002941145358">
            <text:p>50.20</text:p>
          </table:table-cell>
          <table:table-cell table:formula="of:=BLACK_SCHOLES([.M154];[.$C$11];[.$C$9];0;[.$C$10];[.$C$13]-[.E154];[.$C$14];FALSE();;1)" office:value-type="float" office:value="0.56794439066216">
            <text:p>0.568</text:p>
          </table:table-cell>
          <table:table-cell table:formula="of:=([.N154]-[.N153])*[.$C$12]" office:value-type="float" office:value="-4189.00924881188">
            <text:p>-4,189</text:p>
          </table:table-cell>
          <table:table-cell table:formula="of:=[.O154]*[.M154]" office:value-type="float" office:value="-210289.496338867">
            <text:p>-210,289</text:p>
          </table:table-cell>
          <table:table-cell table:formula="of:=(EXP([.$C$9]*([.E155]-[.E154]))-1)*[.R154]" office:value-type="float" office:value="401.936421901331">
            <text:p>402</text:p>
          </table:table-cell>
          <table:table-cell table:formula="of:=[.R153]+[.Q153]+[.P154]" office:value-type="float" office:value="2933934.91625654">
            <text:p>2,933,935</text:p>
          </table:table-cell>
          <table:table-cell/>
          <table:table-cell table:formula="of:=ABS([.H154])" office:value-type="float" office:value="3738.12224681583">
            <text:p>3,738</text:p>
          </table:table-cell>
          <table:table-cell table:formula="of:=ABS([.O154])" office:value-type="float" office:value="4189.00924881188">
            <text:p>4,189</text:p>
          </table:table-cell>
        </table:table-row>
        <table:table-row table:style-name="ro1">
          <table:table-cell table:formula="of:=0.000005+0.99999*RAND()" office:value-type="float" office:value="0.273287179260254">
            <text:p>0.27329</text:p>
          </table:table-cell>
          <table:table-cell table:formula="of:=LEGACY.NORMSINV([.A155])" office:value-type="float" office:value="-0.602901288863562">
            <text:p>-0.60290</text:p>
          </table:table-cell>
          <table:table-cell/>
          <table:table-cell office:value-type="float" office:value="109">
            <text:p>109</text:p>
          </table:table-cell>
          <table:table-cell table:formula="of:=[.D155]/365" office:value-type="float" office:value="0.298630136986301">
            <text:p>0.299</text:p>
          </table:table-cell>
          <table:table-cell table:formula="of:=[.F154]*EXP(([.$C$9]-0.5*[.$C$10]*[.$C$10])*([.E155]-[.E154])+[.$C$10]*[.B155]*SQRT([.E155]-[.E154]))" office:value-type="float" office:value="48.3827752914213">
            <text:p>48.38</text:p>
          </table:table-cell>
          <table:table-cell table:formula="of:=BLACK_SCHOLES([.F155];[.$C$11];[.$C$9];0;[.$C$10];[.$C$13]-[.E155];[.$C$14];FALSE();;1)" office:value-type="float" office:value="0.322005055646327">
            <text:p>0.322</text:p>
          </table:table-cell>
          <table:table-cell table:formula="of:=([.G155]-[.G154])*[.$C$12]" office:value-type="float" office:value="-4251.89800754826">
            <text:p>-4,252</text:p>
          </table:table-cell>
          <table:table-cell table:formula="of:=[.H155]*[.F155]" office:value-type="float" office:value="-205718.625861249">
            <text:p>-205,719</text:p>
          </table:table-cell>
          <table:table-cell table:formula="of:=(EXP([.$C$9]*([.E156]-[.E155]))-1)*[.K155]" office:value-type="float" office:value="236.075372393518">
            <text:p>236</text:p>
          </table:table-cell>
          <table:table-cell table:formula="of:=[.K154]+[.J154]+[.I155]" office:value-type="float" office:value="1723232.18348109">
            <text:p>1,723,232</text:p>
          </table:table-cell>
          <table:table-cell/>
          <table:table-cell table:formula="of:=[.M154]*EXP(([.$C$9]-0.5*[.$C$10]*[.$C$10])*([.E155]-[.E154])-[.$C$10]*[.B155]*SQRT([.E155]-[.E154]))" office:value-type="float" office:value="50.5222855252385">
            <text:p>50.52</text:p>
          </table:table-cell>
          <table:table-cell table:formula="of:=BLACK_SCHOLES([.M155];[.$C$11];[.$C$9];0;[.$C$10];[.$C$13]-[.E155];[.$C$14];FALSE();;1)" office:value-type="float" office:value="0.610370766801754">
            <text:p>0.610</text:p>
          </table:table-cell>
          <table:table-cell table:formula="of:=([.N155]-[.N154])*[.$C$12]" office:value-type="float" office:value="4242.63761395946">
            <text:p>4,243</text:p>
          </table:table-cell>
          <table:table-cell table:formula="of:=[.O155]*[.M155]" office:value-type="float" office:value="214347.748912576">
            <text:p>214,348</text:p>
          </table:table-cell>
          <table:table-cell table:formula="of:=(EXP([.$C$9]*([.E156]-[.E155]))-1)*[.R155]" office:value-type="float" office:value="431.356202023076">
            <text:p>431</text:p>
          </table:table-cell>
          <table:table-cell table:formula="of:=[.R154]+[.Q154]+[.P155]" office:value-type="float" office:value="3148684.60159102">
            <text:p>3,148,685</text:p>
          </table:table-cell>
          <table:table-cell/>
          <table:table-cell table:formula="of:=ABS([.H155])" office:value-type="float" office:value="4251.89800754826">
            <text:p>4,252</text:p>
          </table:table-cell>
          <table:table-cell table:formula="of:=ABS([.O155])" office:value-type="float" office:value="4242.63761395946">
            <text:p>4,243</text:p>
          </table:table-cell>
        </table:table-row>
        <table:table-row table:style-name="ro1">
          <table:table-cell table:formula="of:=0.000005+0.99999*RAND()" office:value-type="float" office:value="0.33282637878418">
            <text:p>0.33283</text:p>
          </table:table-cell>
          <table:table-cell table:formula="of:=LEGACY.NORMSINV([.A156])" office:value-type="float" office:value="-0.432121983877719">
            <text:p>-0.43212</text:p>
          </table:table-cell>
          <table:table-cell/>
          <table:table-cell office:value-type="float" office:value="110">
            <text:p>110</text:p>
          </table:table-cell>
          <table:table-cell table:formula="of:=[.D156]/365" office:value-type="float" office:value="0.301369863013699">
            <text:p>0.301</text:p>
          </table:table-cell>
          <table:table-cell table:formula="of:=[.F155]*EXP(([.$C$9]-0.5*[.$C$10]*[.$C$10])*([.E156]-[.E155])+[.$C$10]*[.B156]*SQRT([.E156]-[.E155]))" office:value-type="float" office:value="48.1683612572441">
            <text:p>48.17</text:p>
          </table:table-cell>
          <table:table-cell table:formula="of:=BLACK_SCHOLES([.F156];[.$C$11];[.$C$9];0;[.$C$10];[.$C$13]-[.E156];[.$C$14];FALSE();;1)" office:value-type="float" office:value="0.290973307062329">
            <text:p>0.291</text:p>
          </table:table-cell>
          <table:table-cell table:formula="of:=([.G156]-[.G155])*[.$C$12]" office:value-type="float" office:value="-3103.17485839974">
            <text:p>-3,103</text:p>
          </table:table-cell>
          <table:table-cell table:formula="of:=[.H156]*[.F156]" office:value-type="float" office:value="-149474.847623796">
            <text:p>-149,475</text:p>
          </table:table-cell>
          <table:table-cell table:formula="of:=(EXP([.$C$9]*([.E157]-[.E156]))-1)*[.K156]" office:value-type="float" office:value="215.63030464668">
            <text:p>216</text:p>
          </table:table-cell>
          <table:table-cell table:formula="of:=[.K155]+[.J155]+[.I156]" office:value-type="float" office:value="1573993.41122969">
            <text:p>1,573,993</text:p>
          </table:table-cell>
          <table:table-cell/>
          <table:table-cell table:formula="of:=[.M155]*EXP(([.$C$9]-0.5*[.$C$10]*[.$C$10])*([.E156]-[.E155])-[.$C$10]*[.B156]*SQRT([.E156]-[.E155]))" office:value-type="float" office:value="50.7555203778914">
            <text:p>50.76</text:p>
          </table:table-cell>
          <table:table-cell table:formula="of:=BLACK_SCHOLES([.M156];[.$C$11];[.$C$9];0;[.$C$10];[.$C$13]-[.E156];[.$C$14];FALSE();;1)" office:value-type="float" office:value="0.6412872535542">
            <text:p>0.641</text:p>
          </table:table-cell>
          <table:table-cell table:formula="of:=([.N156]-[.N155])*[.$C$12]" office:value-type="float" office:value="3091.64867524462">
            <text:p>3,092</text:p>
          </table:table-cell>
          <table:table-cell table:formula="of:=[.O156]*[.M156]" office:value-type="float" office:value="156918.237337659">
            <text:p>156,918</text:p>
          </table:table-cell>
          <table:table-cell table:formula="of:=(EXP([.$C$9]*([.E157]-[.E156]))-1)*[.R156]" office:value-type="float" office:value="452.912417283523">
            <text:p>453</text:p>
          </table:table-cell>
          <table:table-cell table:formula="of:=[.R155]+[.Q155]+[.P156]" office:value-type="float" office:value="3306034.1951307">
            <text:p>3,306,034</text:p>
          </table:table-cell>
          <table:table-cell/>
          <table:table-cell table:formula="of:=ABS([.H156])" office:value-type="float" office:value="3103.17485839974">
            <text:p>3,103</text:p>
          </table:table-cell>
          <table:table-cell table:formula="of:=ABS([.O156])" office:value-type="float" office:value="3091.64867524462">
            <text:p>3,092</text:p>
          </table:table-cell>
        </table:table-row>
        <table:table-row table:style-name="ro1">
          <table:table-cell table:formula="of:=0.000005+0.99999*RAND()" office:value-type="float" office:value="0.467377035217285">
            <text:p>0.46738</text:p>
          </table:table-cell>
          <table:table-cell table:formula="of:=LEGACY.NORMSINV([.A157])" office:value-type="float" office:value="-0.0818649956042008">
            <text:p>-0.08186</text:p>
          </table:table-cell>
          <table:table-cell/>
          <table:table-cell office:value-type="float" office:value="111">
            <text:p>111</text:p>
          </table:table-cell>
          <table:table-cell table:formula="of:=[.D157]/365" office:value-type="float" office:value="0.304109589041096">
            <text:p>0.304</text:p>
          </table:table-cell>
          <table:table-cell table:formula="of:=[.F156]*EXP(([.$C$9]-0.5*[.$C$10]*[.$C$10])*([.E157]-[.E156])+[.$C$10]*[.B157]*SQRT([.E157]-[.E156]))" office:value-type="float" office:value="48.1310543762152">
            <text:p>48.13</text:p>
          </table:table-cell>
          <table:table-cell table:formula="of:=BLACK_SCHOLES([.F157];[.$C$11];[.$C$9];0;[.$C$10];[.$C$13]-[.E157];[.$C$14];FALSE();;1)" office:value-type="float" office:value="0.281935558821054">
            <text:p>0.282</text:p>
          </table:table-cell>
          <table:table-cell table:formula="of:=([.G157]-[.G156])*[.$C$12]" office:value-type="float" office:value="-903.774824127507">
            <text:p>-904</text:p>
          </table:table-cell>
          <table:table-cell table:formula="of:=[.H157]*[.F157]" office:value-type="float" office:value="-43499.6352039354">
            <text:p>-43,500</text:p>
          </table:table-cell>
          <table:table-cell table:formula="of:=(EXP([.$C$9]*([.E158]-[.E157]))-1)*[.K157]" office:value-type="float" office:value="209.700582770989">
            <text:p>210</text:p>
          </table:table-cell>
          <table:table-cell table:formula="of:=[.K156]+[.J156]+[.I157]" office:value-type="float" office:value="1530709.4063304">
            <text:p>1,530,709</text:p>
          </table:table-cell>
          <table:table-cell/>
          <table:table-cell table:formula="of:=[.M156]*EXP(([.$C$9]-0.5*[.$C$10]*[.$C$10])*([.E157]-[.E156])-[.$C$10]*[.B157]*SQRT([.E157]-[.E156]))" office:value-type="float" office:value="50.8032120363987">
            <text:p>50.80</text:p>
          </table:table-cell>
          <table:table-cell table:formula="of:=BLACK_SCHOLES([.M157];[.$C$11];[.$C$9];0;[.$C$10];[.$C$13]-[.E157];[.$C$14];FALSE();;1)" office:value-type="float" office:value="0.648526928971948">
            <text:p>0.649</text:p>
          </table:table-cell>
          <table:table-cell table:formula="of:=([.N157]-[.N156])*[.$C$12]" office:value-type="float" office:value="723.967541774795">
            <text:p>724</text:p>
          </table:table-cell>
          <table:table-cell table:formula="of:=[.O157]*[.M157]" office:value-type="float" office:value="36779.8765322552">
            <text:p>36,780</text:p>
          </table:table-cell>
          <table:table-cell table:formula="of:=(EXP([.$C$9]*([.E158]-[.E157]))-1)*[.R157]" office:value-type="float" office:value="458.013148688594">
            <text:p>458</text:p>
          </table:table-cell>
          <table:table-cell table:formula="of:=[.R156]+[.Q156]+[.P157]" office:value-type="float" office:value="3343266.98408024">
            <text:p>3,343,267</text:p>
          </table:table-cell>
          <table:table-cell/>
          <table:table-cell table:formula="of:=ABS([.H157])" office:value-type="float" office:value="903.774824127507">
            <text:p>904</text:p>
          </table:table-cell>
          <table:table-cell table:formula="of:=ABS([.O157])" office:value-type="float" office:value="723.967541774795">
            <text:p>724</text:p>
          </table:table-cell>
        </table:table-row>
        <table:table-row table:style-name="ro1">
          <table:table-cell table:formula="of:=0.000005+0.99999*RAND()" office:value-type="float" office:value="0.126346510009766">
            <text:p>0.12635</text:p>
          </table:table-cell>
          <table:table-cell table:formula="of:=LEGACY.NORMSINV([.A158])" office:value-type="float" office:value="-1.14383271384648">
            <text:p>-1.14383</text:p>
          </table:table-cell>
          <table:table-cell/>
          <table:table-cell office:value-type="float" office:value="112">
            <text:p>112</text:p>
          </table:table-cell>
          <table:table-cell table:formula="of:=[.D158]/365" office:value-type="float" office:value="0.306849315068493">
            <text:p>0.307</text:p>
          </table:table-cell>
          <table:table-cell table:formula="of:=[.F157]*EXP(([.$C$9]-0.5*[.$C$10]*[.$C$10])*([.E158]-[.E157])+[.$C$10]*[.B158]*SQRT([.E158]-[.E157]))" office:value-type="float" office:value="47.5620699397617">
            <text:p>47.56</text:p>
          </table:table-cell>
          <table:table-cell table:formula="of:=BLACK_SCHOLES([.F158];[.$C$11];[.$C$9];0;[.$C$10];[.$C$13]-[.E158];[.$C$14];FALSE();;1)" office:value-type="float" office:value="0.210277530562156">
            <text:p>0.210</text:p>
          </table:table-cell>
          <table:table-cell table:formula="of:=([.G158]-[.G157])*[.$C$12]" office:value-type="float" office:value="-7165.80282588978">
            <text:p>-7,166</text:p>
          </table:table-cell>
          <table:table-cell table:formula="of:=[.H158]*[.F158]" office:value-type="float" office:value="-340820.415179511">
            <text:p>-340,820</text:p>
          </table:table-cell>
          <table:table-cell table:formula="of:=(EXP([.$C$9]*([.E159]-[.E158]))-1)*[.K158]" office:value-type="float" office:value="163.03838480344">
            <text:p>163</text:p>
          </table:table-cell>
          <table:table-cell table:formula="of:=[.K157]+[.J157]+[.I158]" office:value-type="float" office:value="1190098.69173366">
            <text:p>1,190,099</text:p>
          </table:table-cell>
          <table:table-cell/>
          <table:table-cell table:formula="of:=[.M157]*EXP(([.$C$9]-0.5*[.$C$10]*[.$C$10])*([.E158]-[.E157])-[.$C$10]*[.B158]*SQRT([.E158]-[.E157]))" office:value-type="float" office:value="51.4194220274839">
            <text:p>51.42</text:p>
          </table:table-cell>
          <table:table-cell table:formula="of:=BLACK_SCHOLES([.M158];[.$C$11];[.$C$9];0;[.$C$10];[.$C$13]-[.E158];[.$C$14];FALSE();;1)" office:value-type="float" office:value="0.726506962100536">
            <text:p>0.727</text:p>
          </table:table-cell>
          <table:table-cell table:formula="of:=([.N158]-[.N157])*[.$C$12]" office:value-type="float" office:value="7798.0033128588">
            <text:p>7,798</text:p>
          </table:table-cell>
          <table:table-cell table:formula="of:=[.O158]*[.M158]" office:value-type="float" office:value="400968.823315605">
            <text:p>400,969</text:p>
          </table:table-cell>
          <table:table-cell table:formula="of:=(EXP([.$C$9]*([.E159]-[.E158]))-1)*[.R158]" office:value-type="float" office:value="513.006892895264">
            <text:p>513</text:p>
          </table:table-cell>
          <table:table-cell table:formula="of:=[.R157]+[.Q157]+[.P158]" office:value-type="float" office:value="3744693.82054453">
            <text:p>3,744,694</text:p>
          </table:table-cell>
          <table:table-cell/>
          <table:table-cell table:formula="of:=ABS([.H158])" office:value-type="float" office:value="7165.80282588978">
            <text:p>7,166</text:p>
          </table:table-cell>
          <table:table-cell table:formula="of:=ABS([.O158])" office:value-type="float" office:value="7798.0033128588">
            <text:p>7,798</text:p>
          </table:table-cell>
        </table:table-row>
        <table:table-row table:style-name="ro1">
          <table:table-cell table:formula="of:=0.000005+0.99999*RAND()" office:value-type="float" office:value="0.216616603393555">
            <text:p>0.21662</text:p>
          </table:table-cell>
          <table:table-cell table:formula="of:=LEGACY.NORMSINV([.A159])" office:value-type="float" office:value="-0.783670959663812">
            <text:p>-0.78367</text:p>
          </table:table-cell>
          <table:table-cell/>
          <table:table-cell office:value-type="float" office:value="113">
            <text:p>113</text:p>
          </table:table-cell>
          <table:table-cell table:formula="of:=[.D159]/365" office:value-type="float" office:value="0.30958904109589">
            <text:p>0.310</text:p>
          </table:table-cell>
          <table:table-cell table:formula="of:=[.F158]*EXP(([.$C$9]-0.5*[.$C$10]*[.$C$10])*([.E159]-[.E158])+[.$C$10]*[.B159]*SQRT([.E159]-[.E158]))" office:value-type="float" office:value="47.1773518055057">
            <text:p>47.18</text:p>
          </table:table-cell>
          <table:table-cell table:formula="of:=BLACK_SCHOLES([.F159];[.$C$11];[.$C$9];0;[.$C$10];[.$C$13]-[.E159];[.$C$14];FALSE();;1)" office:value-type="float" office:value="0.165259023425015">
            <text:p>0.165</text:p>
          </table:table-cell>
          <table:table-cell table:formula="of:=([.G159]-[.G158])*[.$C$12]" office:value-type="float" office:value="-4501.85071371409">
            <text:p>-4,502</text:p>
          </table:table-cell>
          <table:table-cell table:formula="of:=[.H159]*[.F159]" office:value-type="float" office:value="-212385.394896757">
            <text:p>-212,385</text:p>
          </table:table-cell>
          <table:table-cell table:formula="of:=(EXP([.$C$9]*([.E160]-[.E159]))-1)*[.K159]" office:value-type="float" office:value="133.964837823496">
            <text:p>134</text:p>
          </table:table-cell>
          <table:table-cell table:formula="of:=[.K158]+[.J158]+[.I159]" office:value-type="float" office:value="977876.335221706">
            <text:p>977,876</text:p>
          </table:table-cell>
          <table:table-cell/>
          <table:table-cell table:formula="of:=[.M158]*EXP(([.$C$9]-0.5*[.$C$10]*[.$C$10])*([.E159]-[.E158])-[.$C$10]*[.B159]*SQRT([.E159]-[.E158]))" office:value-type="float" office:value="51.8472551962137">
            <text:p>51.85</text:p>
          </table:table-cell>
          <table:table-cell table:formula="of:=BLACK_SCHOLES([.M159];[.$C$11];[.$C$9];0;[.$C$10];[.$C$13]-[.E159];[.$C$14];FALSE();;1)" office:value-type="float" office:value="0.777011024409079">
            <text:p>0.777</text:p>
          </table:table-cell>
          <table:table-cell table:formula="of:=([.N159]-[.N158])*[.$C$12]" office:value-type="float" office:value="5050.4062308543">
            <text:p>5,050</text:p>
          </table:table-cell>
          <table:table-cell table:formula="of:=[.O159]*[.M159]" office:value-type="float" office:value="261849.700695651">
            <text:p>261,850</text:p>
          </table:table-cell>
          <table:table-cell table:formula="of:=(EXP([.$C$9]*([.E160]-[.E159]))-1)*[.R159]" office:value-type="float" office:value="548.949451588091">
            <text:p>549</text:p>
          </table:table-cell>
          <table:table-cell table:formula="of:=[.R158]+[.Q158]+[.P159]" office:value-type="float" office:value="4007056.52813308">
            <text:p>4,007,057</text:p>
          </table:table-cell>
          <table:table-cell/>
          <table:table-cell table:formula="of:=ABS([.H159])" office:value-type="float" office:value="4501.85071371409">
            <text:p>4,502</text:p>
          </table:table-cell>
          <table:table-cell table:formula="of:=ABS([.O159])" office:value-type="float" office:value="5050.4062308543">
            <text:p>5,050</text:p>
          </table:table-cell>
        </table:table-row>
        <table:table-row table:style-name="ro1">
          <table:table-cell table:formula="of:=0.000005+0.99999*RAND()" office:value-type="float" office:value="0.105411660766602">
            <text:p>0.10541</text:p>
          </table:table-cell>
          <table:table-cell table:formula="of:=LEGACY.NORMSINV([.A160])" office:value-type="float" office:value="-1.2513047269868">
            <text:p>-1.25130</text:p>
          </table:table-cell>
          <table:table-cell/>
          <table:table-cell office:value-type="float" office:value="114">
            <text:p>114</text:p>
          </table:table-cell>
          <table:table-cell table:formula="of:=[.D160]/365" office:value-type="float" office:value="0.312328767123288">
            <text:p>0.312</text:p>
          </table:table-cell>
          <table:table-cell table:formula="of:=[.F159]*EXP(([.$C$9]-0.5*[.$C$10]*[.$C$10])*([.E160]-[.E159])+[.$C$10]*[.B160]*SQRT([.E160]-[.E159]))" office:value-type="float" office:value="46.5672208328476">
            <text:p>46.57</text:p>
          </table:table-cell>
          <table:table-cell table:formula="of:=BLACK_SCHOLES([.F160];[.$C$11];[.$C$9];0;[.$C$10];[.$C$13]-[.E160];[.$C$14];FALSE();;1)" office:value-type="float" office:value="0.107661453965912">
            <text:p>0.108</text:p>
          </table:table-cell>
          <table:table-cell table:formula="of:=([.G160]-[.G159])*[.$C$12]" office:value-type="float" office:value="-5759.75694591035">
            <text:p>-5,760</text:p>
          </table:table-cell>
          <table:table-cell table:formula="of:=[.H160]*[.F160]" office:value-type="float" office:value="-268215.873643735">
            <text:p>-268,216</text:p>
          </table:table-cell>
          <table:table-cell table:formula="of:=(EXP([.$C$9]*([.E161]-[.E160]))-1)*[.K160]" office:value-type="float" office:value="97.2387732455501">
            <text:p>97</text:p>
          </table:table-cell>
          <table:table-cell table:formula="of:=[.K159]+[.J159]+[.I160]" office:value-type="float" office:value="709794.426415794">
            <text:p>709,794</text:p>
          </table:table-cell>
          <table:table-cell/>
          <table:table-cell table:formula="of:=[.M159]*EXP(([.$C$9]-0.5*[.$C$10]*[.$C$10])*([.E160]-[.E159])-[.$C$10]*[.B160]*SQRT([.E160]-[.E159]))" office:value-type="float" office:value="52.5352012143355">
            <text:p>52.54</text:p>
          </table:table-cell>
          <table:table-cell table:formula="of:=BLACK_SCHOLES([.M160];[.$C$11];[.$C$9];0;[.$C$10];[.$C$13]-[.E160];[.$C$14];FALSE();;1)" office:value-type="float" office:value="0.846136577055475">
            <text:p>0.846</text:p>
          </table:table-cell>
          <table:table-cell table:formula="of:=([.N160]-[.N159])*[.$C$12]" office:value-type="float" office:value="6912.55526463957">
            <text:p>6,913</text:p>
          </table:table-cell>
          <table:table-cell table:formula="of:=[.O160]*[.M160]" office:value-type="float" office:value="363152.481733054">
            <text:p>363,152</text:p>
          </table:table-cell>
          <table:table-cell table:formula="of:=(EXP([.$C$9]*([.E161]-[.E160]))-1)*[.R160]" office:value-type="float" office:value="598.774978078388">
            <text:p>599</text:p>
          </table:table-cell>
          <table:table-cell table:formula="of:=[.R159]+[.Q159]+[.P160]" office:value-type="float" office:value="4370757.95931772">
            <text:p>4,370,758</text:p>
          </table:table-cell>
          <table:table-cell/>
          <table:table-cell table:formula="of:=ABS([.H160])" office:value-type="float" office:value="5759.75694591035">
            <text:p>5,760</text:p>
          </table:table-cell>
          <table:table-cell table:formula="of:=ABS([.O160])" office:value-type="float" office:value="6912.55526463957">
            <text:p>6,913</text:p>
          </table:table-cell>
        </table:table-row>
        <table:table-row table:style-name="ro1">
          <table:table-cell table:formula="of:=0.000005+0.99999*RAND()" office:value-type="float" office:value="0.736203692626953">
            <text:p>0.73620</text:p>
          </table:table-cell>
          <table:table-cell table:formula="of:=LEGACY.NORMSINV([.A161])" office:value-type="float" office:value="0.631685178731325">
            <text:p>0.63169</text:p>
          </table:table-cell>
          <table:table-cell/>
          <table:table-cell office:value-type="float" office:value="115">
            <text:p>115</text:p>
          </table:table-cell>
          <table:table-cell table:formula="of:=[.D161]/365" office:value-type="float" office:value="0.315068493150685">
            <text:p>0.315</text:p>
          </table:table-cell>
          <table:table-cell table:formula="of:=[.F160]*EXP(([.$C$9]-0.5*[.$C$10]*[.$C$10])*([.E161]-[.E160])+[.$C$10]*[.B161]*SQRT([.E161]-[.E160]))" office:value-type="float" office:value="46.8800331539498">
            <text:p>46.88</text:p>
          </table:table-cell>
          <table:table-cell table:formula="of:=BLACK_SCHOLES([.F161];[.$C$11];[.$C$9];0;[.$C$10];[.$C$13]-[.E161];[.$C$14];FALSE();;1)" office:value-type="float" office:value="0.127277345974605">
            <text:p>0.127</text:p>
          </table:table-cell>
          <table:table-cell table:formula="of:=([.G161]-[.G160])*[.$C$12]" office:value-type="float" office:value="1961.58920086925">
            <text:p>1,962</text:p>
          </table:table-cell>
          <table:table-cell table:formula="of:=[.H161]*[.F161]" office:value-type="float" office:value="91959.3667711805">
            <text:p>91,959</text:p>
          </table:table-cell>
          <table:table-cell table:formula="of:=(EXP([.$C$9]*([.E162]-[.E161]))-1)*[.K161]" office:value-type="float" office:value="109.850130927649">
            <text:p>110</text:p>
          </table:table-cell>
          <table:table-cell table:formula="of:=[.K160]+[.J160]+[.I161]" office:value-type="float" office:value="801851.03196022">
            <text:p>801,851</text:p>
          </table:table-cell>
          <table:table-cell/>
          <table:table-cell table:formula="of:=[.M160]*EXP(([.$C$9]-0.5*[.$C$10]*[.$C$10])*([.E161]-[.E160])-[.$C$10]*[.B161]*SQRT([.E161]-[.E160]))" office:value-type="float" office:value="52.193233149438">
            <text:p>52.19</text:p>
          </table:table-cell>
          <table:table-cell table:formula="of:=BLACK_SCHOLES([.M161];[.$C$11];[.$C$9];0;[.$C$10];[.$C$13]-[.E161];[.$C$14];FALSE();;1)" office:value-type="float" office:value="0.819055858005819">
            <text:p>0.819</text:p>
          </table:table-cell>
          <table:table-cell table:formula="of:=([.N161]-[.N160])*[.$C$12]" office:value-type="float" office:value="-2708.07190496556">
            <text:p>-2,708</text:p>
          </table:table-cell>
          <table:table-cell table:formula="of:=[.O161]*[.M161]" office:value-type="float" office:value="-141343.02832131">
            <text:p>-141,343</text:p>
          </table:table-cell>
          <table:table-cell table:formula="of:=(EXP([.$C$9]*([.E162]-[.E161]))-1)*[.R161]" office:value-type="float" office:value="579.493622763209">
            <text:p>579</text:p>
          </table:table-cell>
          <table:table-cell table:formula="of:=[.R160]+[.Q160]+[.P161]" office:value-type="float" office:value="4230013.70597449">
            <text:p>4,230,014</text:p>
          </table:table-cell>
          <table:table-cell/>
          <table:table-cell table:formula="of:=ABS([.H161])" office:value-type="float" office:value="1961.58920086925">
            <text:p>1,962</text:p>
          </table:table-cell>
          <table:table-cell table:formula="of:=ABS([.O161])" office:value-type="float" office:value="2708.07190496556">
            <text:p>2,708</text:p>
          </table:table-cell>
        </table:table-row>
        <table:table-row table:style-name="ro1">
          <table:table-cell table:formula="of:=0.000005+0.99999*RAND()" office:value-type="float" office:value="0.67617621673584">
            <text:p>0.67618</text:p>
          </table:table-cell>
          <table:table-cell table:formula="of:=LEGACY.NORMSINV([.A162])" office:value-type="float" office:value="0.457032665799557">
            <text:p>0.45703</text:p>
          </table:table-cell>
          <table:table-cell/>
          <table:table-cell office:value-type="float" office:value="116">
            <text:p>116</text:p>
          </table:table-cell>
          <table:table-cell table:formula="of:=[.D162]/365" office:value-type="float" office:value="0.317808219178082">
            <text:p>0.318</text:p>
          </table:table-cell>
          <table:table-cell table:formula="of:=[.F161]*EXP(([.$C$9]-0.5*[.$C$10]*[.$C$10])*([.E162]-[.E161])+[.$C$10]*[.B162]*SQRT([.E162]-[.E161]))" office:value-type="float" office:value="47.1087369111458">
            <text:p>47.11</text:p>
          </table:table-cell>
          <table:table-cell table:formula="of:=BLACK_SCHOLES([.F162];[.$C$11];[.$C$9];0;[.$C$10];[.$C$13]-[.E162];[.$C$14];FALSE();;1)" office:value-type="float" office:value="0.141928312095482">
            <text:p>0.142</text:p>
          </table:table-cell>
          <table:table-cell table:formula="of:=([.G162]-[.G161])*[.$C$12]" office:value-type="float" office:value="1465.09661208776">
            <text:p>1,465</text:p>
          </table:table-cell>
          <table:table-cell table:formula="of:=[.H162]*[.F162]" office:value-type="float" office:value="69018.8508482533">
            <text:p>69,019</text:p>
          </table:table-cell>
          <table:table-cell table:formula="of:=(EXP([.$C$9]*([.E163]-[.E162]))-1)*[.K162]" office:value-type="float" office:value="119.320464631475">
            <text:p>119</text:p>
          </table:table-cell>
          <table:table-cell table:formula="of:=[.K161]+[.J161]+[.I162]" office:value-type="float" office:value="870979.732939401">
            <text:p>870,980</text:p>
          </table:table-cell>
          <table:table-cell/>
          <table:table-cell table:formula="of:=[.M161]*EXP(([.$C$9]-0.5*[.$C$10]*[.$C$10])*([.E162]-[.E161])-[.$C$10]*[.B162]*SQRT([.E162]-[.E161]))" office:value-type="float" office:value="51.9483839102423">
            <text:p>51.95</text:p>
          </table:table-cell>
          <table:table-cell table:formula="of:=BLACK_SCHOLES([.M162];[.$C$11];[.$C$9];0;[.$C$10];[.$C$13]-[.E162];[.$C$14];FALSE();;1)" office:value-type="float" office:value="0.798182279824246">
            <text:p>0.798</text:p>
          </table:table-cell>
          <table:table-cell table:formula="of:=([.N162]-[.N161])*[.$C$12]" office:value-type="float" office:value="-2087.35781815736">
            <text:p>-2,087</text:p>
          </table:table-cell>
          <table:table-cell table:formula="of:=[.O162]*[.M162]" office:value-type="float" office:value="-108434.865295685">
            <text:p>-108,435</text:p>
          </table:table-cell>
          <table:table-cell table:formula="of:=(EXP([.$C$9]*([.E163]-[.E162]))-1)*[.R162]" office:value-type="float" office:value="564.717902302318">
            <text:p>565</text:p>
          </table:table-cell>
          <table:table-cell table:formula="of:=[.R161]+[.Q161]+[.P162]" office:value-type="float" office:value="4122158.33430157">
            <text:p>4,122,158</text:p>
          </table:table-cell>
          <table:table-cell/>
          <table:table-cell table:formula="of:=ABS([.H162])" office:value-type="float" office:value="1465.09661208776">
            <text:p>1,465</text:p>
          </table:table-cell>
          <table:table-cell table:formula="of:=ABS([.O162])" office:value-type="float" office:value="2087.35781815736">
            <text:p>2,087</text:p>
          </table:table-cell>
        </table:table-row>
        <table:table-row table:style-name="ro1">
          <table:table-cell table:formula="of:=0.000005+0.99999*RAND()" office:value-type="float" office:value="0.918941123046875">
            <text:p>0.91894</text:p>
          </table:table-cell>
          <table:table-cell table:formula="of:=LEGACY.NORMSINV([.A163])" office:value-type="float" office:value="1.39798439306633">
            <text:p>1.39798</text:p>
          </table:table-cell>
          <table:table-cell/>
          <table:table-cell office:value-type="float" office:value="117">
            <text:p>117</text:p>
          </table:table-cell>
          <table:table-cell table:formula="of:=[.D163]/365" office:value-type="float" office:value="0.320547945205479">
            <text:p>0.321</text:p>
          </table:table-cell>
          <table:table-cell table:formula="of:=[.F162]*EXP(([.$C$9]-0.5*[.$C$10]*[.$C$10])*([.E163]-[.E162])+[.$C$10]*[.B163]*SQRT([.E163]-[.E162]))" office:value-type="float" office:value="47.8071611030344">
            <text:p>47.81</text:p>
          </table:table-cell>
          <table:table-cell table:formula="of:=BLACK_SCHOLES([.F163];[.$C$11];[.$C$9];0;[.$C$10];[.$C$13]-[.E163];[.$C$14];FALSE();;1)" office:value-type="float" office:value="0.210286052369243">
            <text:p>0.210</text:p>
          </table:table-cell>
          <table:table-cell table:formula="of:=([.G163]-[.G162])*[.$C$12]" office:value-type="float" office:value="6835.77402737606">
            <text:p>6,836</text:p>
          </table:table-cell>
          <table:table-cell table:formula="of:=[.H163]*[.F163]" office:value-type="float" office:value="326798.950190705">
            <text:p>326,799</text:p>
          </table:table-cell>
          <table:table-cell table:formula="of:=(EXP([.$C$9]*([.E164]-[.E163]))-1)*[.K163]" office:value-type="float" office:value="164.106856869867">
            <text:p>164</text:p>
          </table:table-cell>
          <table:table-cell table:formula="of:=[.K162]+[.J162]+[.I163]" office:value-type="float" office:value="1197898.00359474">
            <text:p>1,197,898</text:p>
          </table:table-cell>
          <table:table-cell/>
          <table:table-cell table:formula="of:=[.M162]*EXP(([.$C$9]-0.5*[.$C$10]*[.$C$10])*([.E163]-[.E162])-[.$C$10]*[.B163]*SQRT([.E163]-[.E162]))" office:value-type="float" office:value="51.1978751796143">
            <text:p>51.20</text:p>
          </table:table-cell>
          <table:table-cell table:formula="of:=BLACK_SCHOLES([.M163];[.$C$11];[.$C$9];0;[.$C$10];[.$C$13]-[.E163];[.$C$14];FALSE();;1)" office:value-type="float" office:value="0.712064314963429">
            <text:p>0.712</text:p>
          </table:table-cell>
          <table:table-cell table:formula="of:=([.N163]-[.N162])*[.$C$12]" office:value-type="float" office:value="-8611.79648608164">
            <text:p>-8,612</text:p>
          </table:table-cell>
          <table:table-cell table:formula="of:=[.O163]*[.M163]" office:value-type="float" office:value="-440905.681566649">
            <text:p>-440,906</text:p>
          </table:table-cell>
          <table:table-cell table:formula="of:=(EXP([.$C$9]*([.E164]-[.E163]))-1)*[.R163]" office:value-type="float" office:value="504.393090606204">
            <text:p>504</text:p>
          </table:table-cell>
          <table:table-cell table:formula="of:=[.R162]+[.Q162]+[.P163]" office:value-type="float" office:value="3681817.37063722">
            <text:p>3,681,817</text:p>
          </table:table-cell>
          <table:table-cell/>
          <table:table-cell table:formula="of:=ABS([.H163])" office:value-type="float" office:value="6835.77402737606">
            <text:p>6,836</text:p>
          </table:table-cell>
          <table:table-cell table:formula="of:=ABS([.O163])" office:value-type="float" office:value="8611.79648608164">
            <text:p>8,612</text:p>
          </table:table-cell>
        </table:table-row>
        <table:table-row table:style-name="ro1">
          <table:table-cell table:formula="of:=0.000005+0.99999*RAND()" office:value-type="float" office:value="0.580229910583496">
            <text:p>0.58023</text:p>
          </table:table-cell>
          <table:table-cell table:formula="of:=LEGACY.NORMSINV([.A164])" office:value-type="float" office:value="0.202481680256802">
            <text:p>0.20248</text:p>
          </table:table-cell>
          <table:table-cell/>
          <table:table-cell office:value-type="float" office:value="118">
            <text:p>118</text:p>
          </table:table-cell>
          <table:table-cell table:formula="of:=[.D164]/365" office:value-type="float" office:value="0.323287671232877">
            <text:p>0.323</text:p>
          </table:table-cell>
          <table:table-cell table:formula="of:=[.F163]*EXP(([.$C$9]-0.5*[.$C$10]*[.$C$10])*([.E164]-[.E163])+[.$C$10]*[.B164]*SQRT([.E164]-[.E163]))" office:value-type="float" office:value="47.9125420829206">
            <text:p>47.91</text:p>
          </table:table-cell>
          <table:table-cell table:formula="of:=BLACK_SCHOLES([.F164];[.$C$11];[.$C$9];0;[.$C$10];[.$C$13]-[.E164];[.$C$14];FALSE();;1)" office:value-type="float" office:value="0.216932916434464">
            <text:p>0.217</text:p>
          </table:table-cell>
          <table:table-cell table:formula="of:=([.G164]-[.G163])*[.$C$12]" office:value-type="float" office:value="664.686406522169">
            <text:p>665</text:p>
          </table:table-cell>
          <table:table-cell table:formula="of:=[.H164]*[.F164]" office:value-type="float" office:value="31846.8154244387">
            <text:p>31,847</text:p>
          </table:table-cell>
          <table:table-cell table:formula="of:=(EXP([.$C$9]*([.E165]-[.E164]))-1)*[.K164]" office:value-type="float" office:value="168.492215076765">
            <text:p>168</text:p>
          </table:table-cell>
          <table:table-cell table:formula="of:=[.K163]+[.J163]+[.I164]" office:value-type="float" office:value="1229908.92587605">
            <text:p>1,229,909</text:p>
          </table:table-cell>
          <table:table-cell/>
          <table:table-cell table:formula="of:=[.M163]*EXP(([.$C$9]-0.5*[.$C$10]*[.$C$10])*([.E164]-[.E163])-[.$C$10]*[.B164]*SQRT([.E164]-[.E163]))" office:value-type="float" office:value="51.0936665603304">
            <text:p>51.09</text:p>
          </table:table-cell>
          <table:table-cell table:formula="of:=BLACK_SCHOLES([.M164];[.$C$11];[.$C$9];0;[.$C$10];[.$C$13]-[.E164];[.$C$14];FALSE();;1)" office:value-type="float" office:value="0.70076334584603">
            <text:p>0.701</text:p>
          </table:table-cell>
          <table:table-cell table:formula="of:=([.N164]-[.N163])*[.$C$12]" office:value-type="float" office:value="-1130.09691173989">
            <text:p>-1,130</text:p>
          </table:table-cell>
          <table:table-cell table:formula="of:=[.O164]*[.M164]" office:value-type="float" office:value="-57740.7947892969">
            <text:p>-57,741</text:p>
          </table:table-cell>
          <table:table-cell table:formula="of:=(EXP([.$C$9]*([.E165]-[.E164]))-1)*[.R164]" office:value-type="float" office:value="496.551950581656">
            <text:p>497</text:p>
          </table:table-cell>
          <table:table-cell table:formula="of:=[.R163]+[.Q163]+[.P164]" office:value-type="float" office:value="3624580.96893853">
            <text:p>3,624,581</text:p>
          </table:table-cell>
          <table:table-cell/>
          <table:table-cell table:formula="of:=ABS([.H164])" office:value-type="float" office:value="664.686406522169">
            <text:p>665</text:p>
          </table:table-cell>
          <table:table-cell table:formula="of:=ABS([.O164])" office:value-type="float" office:value="1130.09691173989">
            <text:p>1,130</text:p>
          </table:table-cell>
        </table:table-row>
        <table:table-row table:style-name="ro1">
          <table:table-cell table:formula="of:=0.000005+0.99999*RAND()" office:value-type="float" office:value="0.636534279174805">
            <text:p>0.63653</text:p>
          </table:table-cell>
          <table:table-cell table:formula="of:=LEGACY.NORMSINV([.A165])" office:value-type="float" office:value="0.349210289944704">
            <text:p>0.34921</text:p>
          </table:table-cell>
          <table:table-cell/>
          <table:table-cell office:value-type="float" office:value="119">
            <text:p>119</text:p>
          </table:table-cell>
          <table:table-cell table:formula="of:=[.D165]/365" office:value-type="float" office:value="0.326027397260274">
            <text:p>0.326</text:p>
          </table:table-cell>
          <table:table-cell table:formula="of:=[.F164]*EXP(([.$C$9]-0.5*[.$C$10]*[.$C$10])*([.E165]-[.E164])+[.$C$10]*[.B165]*SQRT([.E165]-[.E164]))" office:value-type="float" office:value="48.0919691296836">
            <text:p>48.09</text:p>
          </table:table-cell>
          <table:table-cell table:formula="of:=BLACK_SCHOLES([.F165];[.$C$11];[.$C$9];0;[.$C$10];[.$C$13]-[.E165];[.$C$14];FALSE();;1)" office:value-type="float" office:value="0.23358525527294">
            <text:p>0.234</text:p>
          </table:table-cell>
          <table:table-cell table:formula="of:=([.G165]-[.G164])*[.$C$12]" office:value-type="float" office:value="1665.23388384756">
            <text:p>1,665</text:p>
          </table:table-cell>
          <table:table-cell table:formula="of:=[.H165]*[.F165]" office:value-type="float" office:value="80084.3765357002">
            <text:p>80,084</text:p>
          </table:table-cell>
          <table:table-cell table:formula="of:=(EXP([.$C$9]*([.E166]-[.E165]))-1)*[.K165]" office:value-type="float" office:value="179.486511758084">
            <text:p>179</text:p>
          </table:table-cell>
          <table:table-cell table:formula="of:=[.K164]+[.J164]+[.I165]" office:value-type="float" office:value="1310161.79462682">
            <text:p>1,310,162</text:p>
          </table:table-cell>
          <table:table-cell/>
          <table:table-cell table:formula="of:=[.M164]*EXP(([.$C$9]-0.5*[.$C$10]*[.$C$10])*([.E165]-[.E164])-[.$C$10]*[.B165]*SQRT([.E165]-[.E164]))" office:value-type="float" office:value="50.9114087466107">
            <text:p>50.91</text:p>
          </table:table-cell>
          <table:table-cell table:formula="of:=BLACK_SCHOLES([.M165];[.$C$11];[.$C$9];0;[.$C$10];[.$C$13]-[.E165];[.$C$14];FALSE();;1)" office:value-type="float" office:value="0.677421678698375">
            <text:p>0.677</text:p>
          </table:table-cell>
          <table:table-cell table:formula="of:=([.N165]-[.N164])*[.$C$12]" office:value-type="float" office:value="-2334.1667147656">
            <text:p>-2,334</text:p>
          </table:table-cell>
          <table:table-cell table:formula="of:=[.O165]*[.M165]" office:value-type="float" office:value="-118835.715698165">
            <text:p>-118,836</text:p>
          </table:table-cell>
          <table:table-cell table:formula="of:=(EXP([.$C$9]*([.E166]-[.E165]))-1)*[.R165]" office:value-type="float" office:value="480.339995850162">
            <text:p>480</text:p>
          </table:table-cell>
          <table:table-cell table:formula="of:=[.R164]+[.Q164]+[.P165]" office:value-type="float" office:value="3506241.80519095">
            <text:p>3,506,242</text:p>
          </table:table-cell>
          <table:table-cell/>
          <table:table-cell table:formula="of:=ABS([.H165])" office:value-type="float" office:value="1665.23388384756">
            <text:p>1,665</text:p>
          </table:table-cell>
          <table:table-cell table:formula="of:=ABS([.O165])" office:value-type="float" office:value="2334.1667147656">
            <text:p>2,334</text:p>
          </table:table-cell>
        </table:table-row>
        <table:table-row table:style-name="ro1">
          <table:table-cell table:formula="of:=0.000005+0.99999*RAND()" office:value-type="float" office:value="0.480438428039551">
            <text:p>0.48044</text:p>
          </table:table-cell>
          <table:table-cell table:formula="of:=LEGACY.NORMSINV([.A166])" office:value-type="float" office:value="-0.049053254442117">
            <text:p>-0.04905</text:p>
          </table:table-cell>
          <table:table-cell/>
          <table:table-cell office:value-type="float" office:value="120">
            <text:p>120</text:p>
          </table:table-cell>
          <table:table-cell table:formula="of:=[.D166]/365" office:value-type="float" office:value="0.328767123287671">
            <text:p>0.329</text:p>
          </table:table-cell>
          <table:table-cell table:formula="of:=[.F165]*EXP(([.$C$9]-0.5*[.$C$10]*[.$C$10])*([.E166]-[.E165])+[.$C$10]*[.B166]*SQRT([.E166]-[.E165]))" office:value-type="float" office:value="48.0712305187724">
            <text:p>48.07</text:p>
          </table:table-cell>
          <table:table-cell table:formula="of:=BLACK_SCHOLES([.F166];[.$C$11];[.$C$9];0;[.$C$10];[.$C$13]-[.E166];[.$C$14];FALSE();;1)" office:value-type="float" office:value="0.224119087956589">
            <text:p>0.224</text:p>
          </table:table-cell>
          <table:table-cell table:formula="of:=([.G166]-[.G165])*[.$C$12]" office:value-type="float" office:value="-946.616731635072">
            <text:p>-947</text:p>
          </table:table-cell>
          <table:table-cell table:formula="of:=[.H166]*[.F166]" office:value-type="float" office:value="-45505.0311193565">
            <text:p>-45,505</text:p>
          </table:table-cell>
          <table:table-cell table:formula="of:=(EXP([.$C$9]*([.E167]-[.E166]))-1)*[.K166]" office:value-type="float" office:value="173.277107752779">
            <text:p>173</text:p>
          </table:table-cell>
          <table:table-cell table:formula="of:=[.K165]+[.J165]+[.I166]" office:value-type="float" office:value="1264836.25001923">
            <text:p>1,264,836</text:p>
          </table:table-cell>
          <table:table-cell/>
          <table:table-cell table:formula="of:=[.M165]*EXP(([.$C$9]-0.5*[.$C$10]*[.$C$10])*([.E166]-[.E165])-[.$C$10]*[.B166]*SQRT([.E166]-[.E165]))" office:value-type="float" office:value="50.9417459481079">
            <text:p>50.94</text:p>
          </table:table-cell>
          <table:table-cell table:formula="of:=BLACK_SCHOLES([.M166];[.$C$11];[.$C$9];0;[.$C$10];[.$C$13]-[.E166];[.$C$14];FALSE();;1)" office:value-type="float" office:value="0.684564394215434">
            <text:p>0.685</text:p>
          </table:table-cell>
          <table:table-cell table:formula="of:=([.N166]-[.N165])*[.$C$12]" office:value-type="float" office:value="714.27155170597">
            <text:p>714</text:p>
          </table:table-cell>
          <table:table-cell table:formula="of:=[.O166]*[.M166]" office:value-type="float" office:value="36386.2399249663">
            <text:p>36,386</text:p>
          </table:table-cell>
          <table:table-cell table:formula="of:=(EXP([.$C$9]*([.E167]-[.E166]))-1)*[.R166]" office:value-type="float" office:value="485.390558198702">
            <text:p>485</text:p>
          </table:table-cell>
          <table:table-cell table:formula="of:=[.R165]+[.Q165]+[.P166]" office:value-type="float" office:value="3543108.38511176">
            <text:p>3,543,108</text:p>
          </table:table-cell>
          <table:table-cell/>
          <table:table-cell table:formula="of:=ABS([.H166])" office:value-type="float" office:value="946.616731635072">
            <text:p>947</text:p>
          </table:table-cell>
          <table:table-cell table:formula="of:=ABS([.O166])" office:value-type="float" office:value="714.27155170597">
            <text:p>714</text:p>
          </table:table-cell>
        </table:table-row>
        <table:table-row table:style-name="ro1">
          <table:table-cell table:formula="of:=0.000005+0.99999*RAND()" office:value-type="float" office:value="0.204379176940918">
            <text:p>0.20438</text:p>
          </table:table-cell>
          <table:table-cell table:formula="of:=LEGACY.NORMSINV([.A167])" office:value-type="float" office:value="-0.826080631588707">
            <text:p>-0.82608</text:p>
          </table:table-cell>
          <table:table-cell/>
          <table:table-cell office:value-type="float" office:value="121">
            <text:p>121</text:p>
          </table:table-cell>
          <table:table-cell table:formula="of:=[.D167]/365" office:value-type="float" office:value="0.331506849315068">
            <text:p>0.332</text:p>
          </table:table-cell>
          <table:table-cell table:formula="of:=[.F166]*EXP(([.$C$9]-0.5*[.$C$10]*[.$C$10])*([.E167]-[.E166])+[.$C$10]*[.B167]*SQRT([.E167]-[.E166]))" office:value-type="float" office:value="47.6612293042221">
            <text:p>47.66</text:p>
          </table:table-cell>
          <table:table-cell table:formula="of:=BLACK_SCHOLES([.F167];[.$C$11];[.$C$9];0;[.$C$10];[.$C$13]-[.E167];[.$C$14];FALSE();;1)" office:value-type="float" office:value="0.166029811554726">
            <text:p>0.166</text:p>
          </table:table-cell>
          <table:table-cell table:formula="of:=([.G167]-[.G166])*[.$C$12]" office:value-type="float" office:value="-5808.92764018636">
            <text:p>-5,809</text:p>
          </table:table-cell>
          <table:table-cell table:formula="of:=[.H167]*[.F167]" office:value-type="float" office:value="-276860.632270555">
            <text:p>-276,861</text:p>
          </table:table-cell>
          <table:table-cell table:formula="of:=(EXP([.$C$9]*([.E168]-[.E167]))-1)*[.K167]" office:value-type="float" office:value="135.372134161417">
            <text:p>135</text:p>
          </table:table-cell>
          <table:table-cell table:formula="of:=[.K166]+[.J166]+[.I167]" office:value-type="float" office:value="988148.894856422">
            <text:p>988,149</text:p>
          </table:table-cell>
          <table:table-cell/>
          <table:table-cell table:formula="of:=[.M166]*EXP(([.$C$9]-0.5*[.$C$10]*[.$C$10])*([.E167]-[.E166])-[.$C$10]*[.B167]*SQRT([.E167]-[.E166]))" office:value-type="float" office:value="51.3884142129133">
            <text:p>51.39</text:p>
          </table:table-cell>
          <table:table-cell table:formula="of:=BLACK_SCHOLES([.M167];[.$C$11];[.$C$9];0;[.$C$10];[.$C$13]-[.E167];[.$C$14];FALSE();;1)" office:value-type="float" office:value="0.751778825443708">
            <text:p>0.752</text:p>
          </table:table-cell>
          <table:table-cell table:formula="of:=([.N167]-[.N166])*[.$C$12]" office:value-type="float" office:value="6721.44312282734">
            <text:p>6,721</text:p>
          </table:table-cell>
          <table:table-cell table:formula="of:=[.O167]*[.M167]" office:value-type="float" office:value="345404.303304389">
            <text:p>345,404</text:p>
          </table:table-cell>
          <table:table-cell table:formula="of:=(EXP([.$C$9]*([.E168]-[.E167]))-1)*[.R167]" office:value-type="float" office:value="532.775953543825">
            <text:p>533</text:p>
          </table:table-cell>
          <table:table-cell table:formula="of:=[.R166]+[.Q166]+[.P167]" office:value-type="float" office:value="3888998.07897435">
            <text:p>3,888,998</text:p>
          </table:table-cell>
          <table:table-cell/>
          <table:table-cell table:formula="of:=ABS([.H167])" office:value-type="float" office:value="5808.92764018636">
            <text:p>5,809</text:p>
          </table:table-cell>
          <table:table-cell table:formula="of:=ABS([.O167])" office:value-type="float" office:value="6721.44312282734">
            <text:p>6,721</text:p>
          </table:table-cell>
        </table:table-row>
        <table:table-row table:style-name="ro1">
          <table:table-cell table:formula="of:=0.000005+0.99999*RAND()" office:value-type="float" office:value="0.252596468200684">
            <text:p>0.25260</text:p>
          </table:table-cell>
          <table:table-cell table:formula="of:=LEGACY.NORMSINV([.A168])" office:value-type="float" office:value="-0.666341357432183">
            <text:p>-0.66634</text:p>
          </table:table-cell>
          <table:table-cell/>
          <table:table-cell office:value-type="float" office:value="122">
            <text:p>122</text:p>
          </table:table-cell>
          <table:table-cell table:formula="of:=[.D168]/365" office:value-type="float" office:value="0.334246575342466">
            <text:p>0.334</text:p>
          </table:table-cell>
          <table:table-cell table:formula="of:=[.F167]*EXP(([.$C$9]-0.5*[.$C$10]*[.$C$10])*([.E168]-[.E167])+[.$C$10]*[.B168]*SQRT([.E168]-[.E167]))" office:value-type="float" office:value="47.333811745599">
            <text:p>47.33</text:p>
          </table:table-cell>
          <table:table-cell table:formula="of:=BLACK_SCHOLES([.F168];[.$C$11];[.$C$9];0;[.$C$10];[.$C$13]-[.E168];[.$C$14];FALSE();;1)" office:value-type="float" office:value="0.123824521372401">
            <text:p>0.124</text:p>
          </table:table-cell>
          <table:table-cell table:formula="of:=([.G168]-[.G167])*[.$C$12]" office:value-type="float" office:value="-4220.52901823251">
            <text:p>-4,221</text:p>
          </table:table-cell>
          <table:table-cell table:formula="of:=[.H168]*[.F168]" office:value-type="float" office:value="-199773.726015856">
            <text:p>-199,774</text:p>
          </table:table-cell>
          <table:table-cell table:formula="of:=(EXP([.$C$9]*([.E169]-[.E168]))-1)*[.K168]" office:value-type="float" office:value="108.022541234569">
            <text:p>108</text:p>
          </table:table-cell>
          <table:table-cell table:formula="of:=[.K167]+[.J167]+[.I168]" office:value-type="float" office:value="788510.540974728">
            <text:p>788,511</text:p>
          </table:table-cell>
          <table:table-cell/>
          <table:table-cell table:formula="of:=[.M167]*EXP(([.$C$9]-0.5*[.$C$10]*[.$C$10])*([.E168]-[.E167])-[.$C$10]*[.B168]*SQRT([.E168]-[.E167]))" office:value-type="float" office:value="51.7523848198144">
            <text:p>51.75</text:p>
          </table:table-cell>
          <table:table-cell table:formula="of:=BLACK_SCHOLES([.M168];[.$C$11];[.$C$9];0;[.$C$10];[.$C$13]-[.E168];[.$C$14];FALSE();;1)" office:value-type="float" office:value="0.80326046082049">
            <text:p>0.803</text:p>
          </table:table-cell>
          <table:table-cell table:formula="of:=([.N168]-[.N167])*[.$C$12]" office:value-type="float" office:value="5148.16353767819">
            <text:p>5,148</text:p>
          </table:table-cell>
          <table:table-cell table:formula="of:=[.O168]*[.M168]" office:value-type="float" office:value="266429.740517259">
            <text:p>266,430</text:p>
          </table:table-cell>
          <table:table-cell table:formula="of:=(EXP([.$C$9]*([.E169]-[.E168]))-1)*[.R168]" office:value-type="float" office:value="569.348666202686">
            <text:p>569</text:p>
          </table:table-cell>
          <table:table-cell table:formula="of:=[.R167]+[.Q167]+[.P168]" office:value-type="float" office:value="4155960.59544515">
            <text:p>4,155,961</text:p>
          </table:table-cell>
          <table:table-cell/>
          <table:table-cell table:formula="of:=ABS([.H168])" office:value-type="float" office:value="4220.52901823251">
            <text:p>4,221</text:p>
          </table:table-cell>
          <table:table-cell table:formula="of:=ABS([.O168])" office:value-type="float" office:value="5148.16353767819">
            <text:p>5,148</text:p>
          </table:table-cell>
        </table:table-row>
        <table:table-row table:style-name="ro1">
          <table:table-cell table:formula="of:=0.000005+0.99999*RAND()" office:value-type="float" office:value="0.91329542755127">
            <text:p>0.91330</text:p>
          </table:table-cell>
          <table:table-cell table:formula="of:=LEGACY.NORMSINV([.A169])" office:value-type="float" office:value="1.36133089145662">
            <text:p>1.36133</text:p>
          </table:table-cell>
          <table:table-cell/>
          <table:table-cell office:value-type="float" office:value="123">
            <text:p>123</text:p>
          </table:table-cell>
          <table:table-cell table:formula="of:=[.D169]/365" office:value-type="float" office:value="0.336986301369863">
            <text:p>0.337</text:p>
          </table:table-cell>
          <table:table-cell table:formula="of:=[.F168]*EXP(([.$C$9]-0.5*[.$C$10]*[.$C$10])*([.E169]-[.E168])+[.$C$10]*[.B169]*SQRT([.E169]-[.E168]))" office:value-type="float" office:value="48.01714482885">
            <text:p>48.02</text:p>
          </table:table-cell>
          <table:table-cell table:formula="of:=BLACK_SCHOLES([.F169];[.$C$11];[.$C$9];0;[.$C$10];[.$C$13]-[.E169];[.$C$14];FALSE();;1)" office:value-type="float" office:value="0.194353894139451">
            <text:p>0.194</text:p>
          </table:table-cell>
          <table:table-cell table:formula="of:=([.G169]-[.G168])*[.$C$12]" office:value-type="float" office:value="7052.93727670503">
            <text:p>7,053</text:p>
          </table:table-cell>
          <table:table-cell table:formula="of:=[.H169]*[.F169]" office:value-type="float" office:value="338661.910684341">
            <text:p>338,662</text:p>
          </table:table-cell>
          <table:table-cell table:formula="of:=(EXP([.$C$9]*([.E170]-[.E169]))-1)*[.K169]" office:value-type="float" office:value="154.432560098306">
            <text:p>154</text:p>
          </table:table-cell>
          <table:table-cell table:formula="of:=[.K168]+[.J168]+[.I169]" office:value-type="float" office:value="1127280.4742003">
            <text:p>1,127,280</text:p>
          </table:table-cell>
          <table:table-cell/>
          <table:table-cell table:formula="of:=[.M168]*EXP(([.$C$9]-0.5*[.$C$10]*[.$C$10])*([.E169]-[.E168])-[.$C$10]*[.B169]*SQRT([.E169]-[.E168]))" office:value-type="float" office:value="51.0242823149644">
            <text:p>51.02</text:p>
          </table:table-cell>
          <table:table-cell table:formula="of:=BLACK_SCHOLES([.M169];[.$C$11];[.$C$9];0;[.$C$10];[.$C$13]-[.E169];[.$C$14];FALSE();;1)" office:value-type="float" office:value="0.707244931361552">
            <text:p>0.707</text:p>
          </table:table-cell>
          <table:table-cell table:formula="of:=([.N169]-[.N168])*[.$C$12]" office:value-type="float" office:value="-9601.55294589379">
            <text:p>-9,602</text:p>
          </table:table-cell>
          <table:table-cell table:formula="of:=[.O169]*[.M169]" office:value-type="float" office:value="-489912.348173363">
            <text:p>-489,912</text:p>
          </table:table-cell>
          <table:table-cell table:formula="of:=(EXP([.$C$9]*([.E170]-[.E169]))-1)*[.R169]" office:value-type="float" office:value="502.310787068227">
            <text:p>502</text:p>
          </table:table-cell>
          <table:table-cell table:formula="of:=[.R168]+[.Q168]+[.P169]" office:value-type="float" office:value="3666617.59593799">
            <text:p>3,666,618</text:p>
          </table:table-cell>
          <table:table-cell/>
          <table:table-cell table:formula="of:=ABS([.H169])" office:value-type="float" office:value="7052.93727670503">
            <text:p>7,053</text:p>
          </table:table-cell>
          <table:table-cell table:formula="of:=ABS([.O169])" office:value-type="float" office:value="9601.55294589379">
            <text:p>9,602</text:p>
          </table:table-cell>
        </table:table-row>
        <table:table-row table:style-name="ro1">
          <table:table-cell table:formula="of:=0.000005+0.99999*RAND()" office:value-type="float" office:value="0.931941481323242">
            <text:p>0.93194</text:p>
          </table:table-cell>
          <table:table-cell table:formula="of:=LEGACY.NORMSINV([.A170])" office:value-type="float" office:value="1.490407820935">
            <text:p>1.49041</text:p>
          </table:table-cell>
          <table:table-cell/>
          <table:table-cell office:value-type="float" office:value="124">
            <text:p>124</text:p>
          </table:table-cell>
          <table:table-cell table:formula="of:=[.D170]/365" office:value-type="float" office:value="0.33972602739726">
            <text:p>0.340</text:p>
          </table:table-cell>
          <table:table-cell table:formula="of:=[.F169]*EXP(([.$C$9]-0.5*[.$C$10]*[.$C$10])*([.E170]-[.E169])+[.$C$10]*[.B170]*SQRT([.E170]-[.E169]))" office:value-type="float" office:value="48.7762066351054">
            <text:p>48.78</text:p>
          </table:table-cell>
          <table:table-cell table:formula="of:=BLACK_SCHOLES([.F170];[.$C$11];[.$C$9];0;[.$C$10];[.$C$13]-[.E170];[.$C$14];FALSE();;1)" office:value-type="float" office:value="0.302052523492274">
            <text:p>0.302</text:p>
          </table:table-cell>
          <table:table-cell table:formula="of:=([.G170]-[.G169])*[.$C$12]" office:value-type="float" office:value="10769.8629352823">
            <text:p>10,770</text:p>
          </table:table-cell>
          <table:table-cell table:formula="of:=[.H170]*[.F170]" office:value-type="float" office:value="525313.059963093">
            <text:p>525,313</text:p>
          </table:table-cell>
          <table:table-cell table:formula="of:=(EXP([.$C$9]*([.E171]-[.E170]))-1)*[.K170]" office:value-type="float" office:value="226.419338877882">
            <text:p>226</text:p>
          </table:table-cell>
          <table:table-cell table:formula="of:=[.K169]+[.J169]+[.I170]" office:value-type="float" office:value="1652747.9667235">
            <text:p>1,652,748</text:p>
          </table:table-cell>
          <table:table-cell/>
          <table:table-cell table:formula="of:=[.M169]*EXP(([.$C$9]-0.5*[.$C$10]*[.$C$10])*([.E170]-[.E169])-[.$C$10]*[.B170]*SQRT([.E170]-[.E169]))" office:value-type="float" office:value="50.2384933601192">
            <text:p>50.24</text:p>
          </table:table-cell>
          <table:table-cell table:formula="of:=BLACK_SCHOLES([.M170];[.$C$11];[.$C$9];0;[.$C$10];[.$C$13]-[.E170];[.$C$14];FALSE();;1)" office:value-type="float" office:value="0.574137828404957">
            <text:p>0.574</text:p>
          </table:table-cell>
          <table:table-cell table:formula="of:=([.N170]-[.N169])*[.$C$12]" office:value-type="float" office:value="-13310.7102956595">
            <text:p>-13,311</text:p>
          </table:table-cell>
          <table:table-cell table:formula="of:=[.O170]*[.M170]" office:value-type="float" office:value="-668710.030806961">
            <text:p>-668,710</text:p>
          </table:table-cell>
          <table:table-cell table:formula="of:=(EXP([.$C$9]*([.E171]-[.E170]))-1)*[.R170]" office:value-type="float" office:value="410.769213128229">
            <text:p>411</text:p>
          </table:table-cell>
          <table:table-cell table:formula="of:=[.R169]+[.Q169]+[.P170]" office:value-type="float" office:value="2998409.8759181">
            <text:p>2,998,410</text:p>
          </table:table-cell>
          <table:table-cell/>
          <table:table-cell table:formula="of:=ABS([.H170])" office:value-type="float" office:value="10769.8629352823">
            <text:p>10,770</text:p>
          </table:table-cell>
          <table:table-cell table:formula="of:=ABS([.O170])" office:value-type="float" office:value="13310.7102956595">
            <text:p>13,311</text:p>
          </table:table-cell>
        </table:table-row>
        <table:table-row table:style-name="ro1">
          <table:table-cell table:formula="of:=0.000005+0.99999*RAND()" office:value-type="float" office:value="0.228304718933105">
            <text:p>0.22830</text:p>
          </table:table-cell>
          <table:table-cell table:formula="of:=LEGACY.NORMSINV([.A171])" office:value-type="float" office:value="-0.744441470732788">
            <text:p>-0.74444</text:p>
          </table:table-cell>
          <table:table-cell/>
          <table:table-cell office:value-type="float" office:value="125">
            <text:p>125</text:p>
          </table:table-cell>
          <table:table-cell table:formula="of:=[.D171]/365" office:value-type="float" office:value="0.342465753424657">
            <text:p>0.342</text:p>
          </table:table-cell>
          <table:table-cell table:formula="of:=[.F170]*EXP(([.$C$9]-0.5*[.$C$10]*[.$C$10])*([.E171]-[.E170])+[.$C$10]*[.B171]*SQRT([.E171]-[.E170]))" office:value-type="float" office:value="48.4015407692728">
            <text:p>48.40</text:p>
          </table:table-cell>
          <table:table-cell table:formula="of:=BLACK_SCHOLES([.F171];[.$C$11];[.$C$9];0;[.$C$10];[.$C$13]-[.E171];[.$C$14];FALSE();;1)" office:value-type="float" office:value="0.232564262366079">
            <text:p>0.233</text:p>
          </table:table-cell>
          <table:table-cell table:formula="of:=([.G171]-[.G170])*[.$C$12]" office:value-type="float" office:value="-6948.82611261947">
            <text:p>-6,949</text:p>
          </table:table-cell>
          <table:table-cell table:formula="of:=[.H171]*[.F171]" office:value-type="float" office:value="-336333.890388539">
            <text:p>-336,334</text:p>
          </table:table-cell>
          <table:table-cell table:formula="of:=(EXP([.$C$9]*([.E172]-[.E171]))-1)*[.K171]" office:value-type="float" office:value="180.374065842182">
            <text:p>180</text:p>
          </table:table-cell>
          <table:table-cell table:formula="of:=[.K170]+[.J170]+[.I171]" office:value-type="float" office:value="1316640.49567383">
            <text:p>1,316,640</text:p>
          </table:table-cell>
          <table:table-cell/>
          <table:table-cell table:formula="of:=[.M170]*EXP(([.$C$9]-0.5*[.$C$10]*[.$C$10])*([.E171]-[.E170])-[.$C$10]*[.B171]*SQRT([.E171]-[.E170]))" office:value-type="float" office:value="50.6357016718147">
            <text:p>50.64</text:p>
          </table:table-cell>
          <table:table-cell table:formula="of:=BLACK_SCHOLES([.M171];[.$C$11];[.$C$9];0;[.$C$10];[.$C$13]-[.E171];[.$C$14];FALSE();;1)" office:value-type="float" office:value="0.648976891247769">
            <text:p>0.649</text:p>
          </table:table-cell>
          <table:table-cell table:formula="of:=([.N171]-[.N170])*[.$C$12]" office:value-type="float" office:value="7483.90628428125">
            <text:p>7,484</text:p>
          </table:table-cell>
          <table:table-cell table:formula="of:=[.O171]*[.M171]" office:value-type="float" office:value="378952.845950685">
            <text:p>378,953</text:p>
          </table:table-cell>
          <table:table-cell table:formula="of:=(EXP([.$C$9]*([.E172]-[.E171]))-1)*[.R171]" office:value-type="float" office:value="462.740391232291">
            <text:p>463</text:p>
          </table:table-cell>
          <table:table-cell table:formula="of:=[.R170]+[.Q170]+[.P171]" office:value-type="float" office:value="3377773.49108191">
            <text:p>3,377,773</text:p>
          </table:table-cell>
          <table:table-cell/>
          <table:table-cell table:formula="of:=ABS([.H171])" office:value-type="float" office:value="6948.82611261947">
            <text:p>6,949</text:p>
          </table:table-cell>
          <table:table-cell table:formula="of:=ABS([.O171])" office:value-type="float" office:value="7483.90628428125">
            <text:p>7,484</text:p>
          </table:table-cell>
        </table:table-row>
        <table:table-row table:style-name="ro1">
          <table:table-cell table:formula="of:=0.000005+0.99999*RAND()" office:value-type="float" office:value="0.0308884802246094">
            <text:p>0.03089</text:p>
          </table:table-cell>
          <table:table-cell table:formula="of:=LEGACY.NORMSINV([.A172])" office:value-type="float" office:value="-1.86789318896582">
            <text:p>-1.86789</text:p>
          </table:table-cell>
          <table:table-cell/>
          <table:table-cell office:value-type="float" office:value="126">
            <text:p>126</text:p>
          </table:table-cell>
          <table:table-cell table:formula="of:=[.D172]/365" office:value-type="float" office:value="0.345205479452055">
            <text:p>0.345</text:p>
          </table:table-cell>
          <table:table-cell table:formula="of:=[.F171]*EXP(([.$C$9]-0.5*[.$C$10]*[.$C$10])*([.E172]-[.E171])+[.$C$10]*[.B172]*SQRT([.E172]-[.E171]))" office:value-type="float" office:value="47.4681917554783">
            <text:p>47.47</text:p>
          </table:table-cell>
          <table:table-cell table:formula="of:=BLACK_SCHOLES([.F172];[.$C$11];[.$C$9];0;[.$C$10];[.$C$13]-[.E172];[.$C$14];FALSE();;1)" office:value-type="float" office:value="0.104181845017681">
            <text:p>0.104</text:p>
          </table:table-cell>
          <table:table-cell table:formula="of:=([.G172]-[.G171])*[.$C$12]" office:value-type="float" office:value="-12838.2417348399">
            <text:p>-12,838</text:p>
          </table:table-cell>
          <table:table-cell table:formula="of:=[.H172]*[.F172]" office:value-type="float" office:value="-609408.120472563">
            <text:p>-609,408</text:p>
          </table:table-cell>
          <table:table-cell table:formula="of:=(EXP([.$C$9]*([.E173]-[.E172]))-1)*[.K172]" office:value-type="float" office:value="96.9124937544949">
            <text:p>97</text:p>
          </table:table-cell>
          <table:table-cell table:formula="of:=[.K171]+[.J171]+[.I172]" office:value-type="float" office:value="707412.749267113">
            <text:p>707,413</text:p>
          </table:table-cell>
          <table:table-cell/>
          <table:table-cell table:formula="of:=[.M171]*EXP(([.$C$9]-0.5*[.$C$10]*[.$C$10])*([.E172]-[.E171])-[.$C$10]*[.B172]*SQRT([.E172]-[.E171]))" office:value-type="float" office:value="51.6398202691672">
            <text:p>51.64</text:p>
          </table:table-cell>
          <table:table-cell table:formula="of:=BLACK_SCHOLES([.M172];[.$C$11];[.$C$9];0;[.$C$10];[.$C$13]-[.E172];[.$C$14];FALSE();;1)" office:value-type="float" office:value="0.813912021456109">
            <text:p>0.814</text:p>
          </table:table-cell>
          <table:table-cell table:formula="of:=([.N172]-[.N171])*[.$C$12]" office:value-type="float" office:value="16493.513020834">
            <text:p>16,494</text:p>
          </table:table-cell>
          <table:table-cell table:formula="of:=[.O172]*[.M172]" office:value-type="float" office:value="851722.048003035">
            <text:p>851,722</text:p>
          </table:table-cell>
          <table:table-cell table:formula="of:=(EXP([.$C$9]*([.E173]-[.E172]))-1)*[.R172]" office:value-type="float" office:value="579.486029572138">
            <text:p>579</text:p>
          </table:table-cell>
          <table:table-cell table:formula="of:=[.R171]+[.Q171]+[.P172]" office:value-type="float" office:value="4229958.27947618">
            <text:p>4,229,958</text:p>
          </table:table-cell>
          <table:table-cell/>
          <table:table-cell table:formula="of:=ABS([.H172])" office:value-type="float" office:value="12838.2417348399">
            <text:p>12,838</text:p>
          </table:table-cell>
          <table:table-cell table:formula="of:=ABS([.O172])" office:value-type="float" office:value="16493.513020834">
            <text:p>16,494</text:p>
          </table:table-cell>
        </table:table-row>
        <table:table-row table:style-name="ro1">
          <table:table-cell table:formula="of:=0.000005+0.99999*RAND()" office:value-type="float" office:value="0.99920155090332">
            <text:p>0.99920</text:p>
          </table:table-cell>
          <table:table-cell table:formula="of:=LEGACY.NORMSINV([.A173])" office:value-type="float" office:value="3.15647272890496">
            <text:p>3.15647</text:p>
          </table:table-cell>
          <table:table-cell/>
          <table:table-cell office:value-type="float" office:value="127">
            <text:p>127</text:p>
          </table:table-cell>
          <table:table-cell table:formula="of:=[.D173]/365" office:value-type="float" office:value="0.347945205479452">
            <text:p>0.348</text:p>
          </table:table-cell>
          <table:table-cell table:formula="of:=[.F172]*EXP(([.$C$9]-0.5*[.$C$10]*[.$C$10])*([.E173]-[.E172])+[.$C$10]*[.B173]*SQRT([.E173]-[.E172]))" office:value-type="float" office:value="49.0669404777837">
            <text:p>49.07</text:p>
          </table:table-cell>
          <table:table-cell table:formula="of:=BLACK_SCHOLES([.F173];[.$C$11];[.$C$9];0;[.$C$10];[.$C$13]-[.E173];[.$C$14];FALSE();;1)" office:value-type="float" office:value="0.332498469661472">
            <text:p>0.332</text:p>
          </table:table-cell>
          <table:table-cell table:formula="of:=([.G173]-[.G172])*[.$C$12]" office:value-type="float" office:value="22831.6624643791">
            <text:p>22,832</text:p>
          </table:table-cell>
          <table:table-cell table:formula="of:=[.H173]*[.F173]" office:value-type="float" office:value="1120279.82314854">
            <text:p>1,120,280</text:p>
          </table:table-cell>
          <table:table-cell table:formula="of:=(EXP([.$C$9]*([.E174]-[.E173]))-1)*[.K173]" office:value-type="float" office:value="250.399271463978">
            <text:p>250</text:p>
          </table:table-cell>
          <table:table-cell table:formula="of:=[.K172]+[.J172]+[.I173]" office:value-type="float" office:value="1827789.48490941">
            <text:p>1,827,789</text:p>
          </table:table-cell>
          <table:table-cell/>
          <table:table-cell table:formula="of:=[.M172]*EXP(([.$C$9]-0.5*[.$C$10]*[.$C$10])*([.E173]-[.E172])-[.$C$10]*[.B173]*SQRT([.E173]-[.E172]))" office:value-type="float" office:value="49.9654521970659">
            <text:p>49.97</text:p>
          </table:table-cell>
          <table:table-cell table:formula="of:=BLACK_SCHOLES([.M173];[.$C$11];[.$C$9];0;[.$C$10];[.$C$13]-[.E173];[.$C$14];FALSE();;1)" office:value-type="float" office:value="0.519038623633151">
            <text:p>0.519</text:p>
          </table:table-cell>
          <table:table-cell table:formula="of:=([.N173]-[.N172])*[.$C$12]" office:value-type="float" office:value="-29487.3397822958">
            <text:p>-29,487</text:p>
          </table:table-cell>
          <table:table-cell table:formula="of:=[.O173]*[.M173]" office:value-type="float" office:value="-1473348.26631094">
            <text:p>-1,473,348</text:p>
          </table:table-cell>
          <table:table-cell table:formula="of:=(EXP([.$C$9]*([.E174]-[.E173]))-1)*[.R173]" office:value-type="float" office:value="377.723062522558">
            <text:p>378</text:p>
          </table:table-cell>
          <table:table-cell table:formula="of:=[.R172]+[.Q172]+[.P173]" office:value-type="float" office:value="2757189.49919481">
            <text:p>2,757,189</text:p>
          </table:table-cell>
          <table:table-cell/>
          <table:table-cell table:formula="of:=ABS([.H173])" office:value-type="float" office:value="22831.6624643791">
            <text:p>22,832</text:p>
          </table:table-cell>
          <table:table-cell table:formula="of:=ABS([.O173])" office:value-type="float" office:value="29487.3397822958">
            <text:p>29,487</text:p>
          </table:table-cell>
        </table:table-row>
        <table:table-row table:style-name="ro1">
          <table:table-cell table:formula="of:=0.000005+0.99999*RAND()" office:value-type="float" office:value="0.696836410522461">
            <text:p>0.69684</text:p>
          </table:table-cell>
          <table:table-cell table:formula="of:=LEGACY.NORMSINV([.A174])" office:value-type="float" office:value="0.515323215255364">
            <text:p>0.51532</text:p>
          </table:table-cell>
          <table:table-cell/>
          <table:table-cell office:value-type="float" office:value="128">
            <text:p>128</text:p>
          </table:table-cell>
          <table:table-cell table:formula="of:=[.D174]/365" office:value-type="float" office:value="0.350684931506849">
            <text:p>0.351</text:p>
          </table:table-cell>
          <table:table-cell table:formula="of:=[.F173]*EXP(([.$C$9]-0.5*[.$C$10]*[.$C$10])*([.E174]-[.E173])+[.$C$10]*[.B174]*SQRT([.E174]-[.E173]))" office:value-type="float" office:value="49.3364095924756">
            <text:p>49.34</text:p>
          </table:table-cell>
          <table:table-cell table:formula="of:=BLACK_SCHOLES([.F174];[.$C$11];[.$C$9];0;[.$C$10];[.$C$13]-[.E174];[.$C$14];FALSE();;1)" office:value-type="float" office:value="0.380195589721121">
            <text:p>0.380</text:p>
          </table:table-cell>
          <table:table-cell table:formula="of:=([.G174]-[.G173])*[.$C$12]" office:value-type="float" office:value="4769.7120059649">
            <text:p>4,770</text:p>
          </table:table-cell>
          <table:table-cell table:formula="of:=[.H174]*[.F174]" office:value-type="float" office:value="235320.465164433">
            <text:p>235,320</text:p>
          </table:table-cell>
          <table:table-cell table:formula="of:=(EXP([.$C$9]*([.E175]-[.E174]))-1)*[.K174]" office:value-type="float" office:value="282.671463267188">
            <text:p>283</text:p>
          </table:table-cell>
          <table:table-cell table:formula="of:=[.K173]+[.J173]+[.I174]" office:value-type="float" office:value="2063360.3493453">
            <text:p>2,063,360</text:p>
          </table:table-cell>
          <table:table-cell/>
          <table:table-cell table:formula="of:=[.M173]*EXP(([.$C$9]-0.5*[.$C$10]*[.$C$10])*([.E174]-[.E173])-[.$C$10]*[.B174]*SQRT([.E174]-[.E173]))" office:value-type="float" office:value="49.7007166420376">
            <text:p>49.70</text:p>
          </table:table-cell>
          <table:table-cell table:formula="of:=BLACK_SCHOLES([.M174];[.$C$11];[.$C$9];0;[.$C$10];[.$C$13]-[.E174];[.$C$14];FALSE();;1)" office:value-type="float" office:value="0.459341418967863">
            <text:p>0.459</text:p>
          </table:table-cell>
          <table:table-cell table:formula="of:=([.N174]-[.N173])*[.$C$12]" office:value-type="float" office:value="-5969.72046652882">
            <text:p>-5,970</text:p>
          </table:table-cell>
          <table:table-cell table:formula="of:=[.O174]*[.M174]" office:value-type="float" office:value="-296699.385339121">
            <text:p>-296,699</text:p>
          </table:table-cell>
          <table:table-cell table:formula="of:=(EXP([.$C$9]*([.E175]-[.E174]))-1)*[.R174]" office:value-type="float" office:value="337.128273589995">
            <text:p>337</text:p>
          </table:table-cell>
          <table:table-cell table:formula="of:=[.R173]+[.Q173]+[.P174]" office:value-type="float" office:value="2460867.83691821">
            <text:p>2,460,868</text:p>
          </table:table-cell>
          <table:table-cell/>
          <table:table-cell table:formula="of:=ABS([.H174])" office:value-type="float" office:value="4769.7120059649">
            <text:p>4,770</text:p>
          </table:table-cell>
          <table:table-cell table:formula="of:=ABS([.O174])" office:value-type="float" office:value="5969.72046652882">
            <text:p>5,970</text:p>
          </table:table-cell>
        </table:table-row>
        <table:table-row table:style-name="ro1">
          <table:table-cell table:formula="of:=0.000005+0.99999*RAND()" office:value-type="float" office:value="0.442993734130859">
            <text:p>0.44299</text:p>
          </table:table-cell>
          <table:table-cell table:formula="of:=LEGACY.NORMSINV([.A175])" office:value-type="float" office:value="-0.143383303927263">
            <text:p>-0.14338</text:p>
          </table:table-cell>
          <table:table-cell/>
          <table:table-cell office:value-type="float" office:value="129">
            <text:p>129</text:p>
          </table:table-cell>
          <table:table-cell table:formula="of:=[.D175]/365" office:value-type="float" office:value="0.353424657534247">
            <text:p>0.353</text:p>
          </table:table-cell>
          <table:table-cell table:formula="of:=[.F174]*EXP(([.$C$9]-0.5*[.$C$10]*[.$C$10])*([.E175]-[.E174])+[.$C$10]*[.B175]*SQRT([.E175]-[.E174]))" office:value-type="float" office:value="49.2664600753866">
            <text:p>49.27</text:p>
          </table:table-cell>
          <table:table-cell table:formula="of:=BLACK_SCHOLES([.F175];[.$C$11];[.$C$9];0;[.$C$10];[.$C$13]-[.E175];[.$C$14];FALSE();;1)" office:value-type="float" office:value="0.357587103325703">
            <text:p>0.358</text:p>
          </table:table-cell>
          <table:table-cell table:formula="of:=([.G175]-[.G174])*[.$C$12]" office:value-type="float" office:value="-2260.84863954185">
            <text:p>-2,261</text:p>
          </table:table-cell>
          <table:table-cell table:formula="of:=[.H175]*[.F175]" office:value-type="float" office:value="-111384.00923648">
            <text:p>-111,384</text:p>
          </table:table-cell>
          <table:table-cell table:formula="of:=(EXP([.$C$9]*([.E176]-[.E175]))-1)*[.K175]" office:value-type="float" office:value="267.451059458779">
            <text:p>267</text:p>
          </table:table-cell>
          <table:table-cell table:formula="of:=[.K174]+[.J174]+[.I175]" office:value-type="float" office:value="1952259.01157209">
            <text:p>1,952,259</text:p>
          </table:table-cell>
          <table:table-cell/>
          <table:table-cell table:formula="of:=[.M174]*EXP(([.$C$9]-0.5*[.$C$10]*[.$C$10])*([.E175]-[.E174])-[.$C$10]*[.B175]*SQRT([.E175]-[.E174]))" office:value-type="float" office:value="49.779464978606">
            <text:p>49.78</text:p>
          </table:table-cell>
          <table:table-cell table:formula="of:=BLACK_SCHOLES([.M175];[.$C$11];[.$C$9];0;[.$C$10];[.$C$13]-[.E175];[.$C$14];FALSE();;1)" office:value-type="float" office:value="0.473467036287415">
            <text:p>0.473</text:p>
          </table:table-cell>
          <table:table-cell table:formula="of:=([.N175]-[.N174])*[.$C$12]" office:value-type="float" office:value="1412.56173195526">
            <text:p>1,413</text:p>
          </table:table-cell>
          <table:table-cell table:formula="of:=[.O175]*[.M175]" office:value-type="float" office:value="70316.5672659862">
            <text:p>70,317</text:p>
          </table:table-cell>
          <table:table-cell table:formula="of:=(EXP([.$C$9]*([.E176]-[.E175]))-1)*[.R175]" office:value-type="float" office:value="346.807524967363">
            <text:p>347</text:p>
          </table:table-cell>
          <table:table-cell table:formula="of:=[.R174]+[.Q174]+[.P175]" office:value-type="float" office:value="2531521.53245779">
            <text:p>2,531,522</text:p>
          </table:table-cell>
          <table:table-cell/>
          <table:table-cell table:formula="of:=ABS([.H175])" office:value-type="float" office:value="2260.84863954185">
            <text:p>2,261</text:p>
          </table:table-cell>
          <table:table-cell table:formula="of:=ABS([.O175])" office:value-type="float" office:value="1412.56173195526">
            <text:p>1,413</text:p>
          </table:table-cell>
        </table:table-row>
        <table:table-row table:style-name="ro1">
          <table:table-cell table:formula="of:=0.000005+0.99999*RAND()" office:value-type="float" office:value="0.0395553857421875">
            <text:p>0.03956</text:p>
          </table:table-cell>
          <table:table-cell table:formula="of:=LEGACY.NORMSINV([.A176])" office:value-type="float" office:value="-1.75586904565843">
            <text:p>-1.75587</text:p>
          </table:table-cell>
          <table:table-cell/>
          <table:table-cell office:value-type="float" office:value="130">
            <text:p>130</text:p>
          </table:table-cell>
          <table:table-cell table:formula="of:=[.D176]/365" office:value-type="float" office:value="0.356164383561644">
            <text:p>0.356</text:p>
          </table:table-cell>
          <table:table-cell table:formula="of:=[.F175]*EXP(([.$C$9]-0.5*[.$C$10]*[.$C$10])*([.E176]-[.E175])+[.$C$10]*[.B176]*SQRT([.E176]-[.E175]))" office:value-type="float" office:value="48.3731274241112">
            <text:p>48.37</text:p>
          </table:table-cell>
          <table:table-cell table:formula="of:=BLACK_SCHOLES([.F176];[.$C$11];[.$C$9];0;[.$C$10];[.$C$13]-[.E176];[.$C$14];FALSE();;1)" office:value-type="float" office:value="0.173277571143736">
            <text:p>0.173</text:p>
          </table:table-cell>
          <table:table-cell table:formula="of:=([.G176]-[.G175])*[.$C$12]" office:value-type="float" office:value="-18430.9532181967">
            <text:p>-18,431</text:p>
          </table:table-cell>
          <table:table-cell table:formula="of:=[.H176]*[.F176]" office:value-type="float" office:value="-891562.848571662">
            <text:p>-891,563</text:p>
          </table:table-cell>
          <table:table-cell table:formula="of:=(EXP([.$C$9]*([.E177]-[.E176]))-1)*[.K176]" office:value-type="float" office:value="145.34743645467">
            <text:p>145</text:p>
          </table:table-cell>
          <table:table-cell table:formula="of:=[.K175]+[.J175]+[.I176]" office:value-type="float" office:value="1060963.61405989">
            <text:p>1,060,964</text:p>
          </table:table-cell>
          <table:table-cell/>
          <table:table-cell table:formula="of:=[.M175]*EXP(([.$C$9]-0.5*[.$C$10]*[.$C$10])*([.E176]-[.E175])-[.$C$10]*[.B176]*SQRT([.E176]-[.E175]))" office:value-type="float" office:value="50.7071039537888">
            <text:p>50.71</text:p>
          </table:table-cell>
          <table:table-cell table:formula="of:=BLACK_SCHOLES([.M176];[.$C$11];[.$C$9];0;[.$C$10];[.$C$13]-[.E176];[.$C$14];FALSE();;1)" office:value-type="float" office:value="0.685146157323491">
            <text:p>0.685</text:p>
          </table:table-cell>
          <table:table-cell table:formula="of:=([.N176]-[.N175])*[.$C$12]" office:value-type="float" office:value="21167.9121036076">
            <text:p>21,168</text:p>
          </table:table-cell>
          <table:table-cell table:formula="of:=[.O176]*[.M176]" office:value-type="float" office:value="1073363.51952229">
            <text:p>1,073,364</text:p>
          </table:table-cell>
          <table:table-cell table:formula="of:=(EXP([.$C$9]*([.E177]-[.E176]))-1)*[.R176]" office:value-type="float" office:value="493.901206091865">
            <text:p>494</text:p>
          </table:table-cell>
          <table:table-cell table:formula="of:=[.R175]+[.Q175]+[.P176]" office:value-type="float" office:value="3605231.85950505">
            <text:p>3,605,232</text:p>
          </table:table-cell>
          <table:table-cell/>
          <table:table-cell table:formula="of:=ABS([.H176])" office:value-type="float" office:value="18430.9532181967">
            <text:p>18,431</text:p>
          </table:table-cell>
          <table:table-cell table:formula="of:=ABS([.O176])" office:value-type="float" office:value="21167.9121036076">
            <text:p>21,168</text:p>
          </table:table-cell>
        </table:table-row>
        <table:table-row table:style-name="ro1">
          <table:table-cell table:formula="of:=0.000005+0.99999*RAND()" office:value-type="float" office:value="0.372132626342773">
            <text:p>0.37213</text:p>
          </table:table-cell>
          <table:table-cell table:formula="of:=LEGACY.NORMSINV([.A177])" office:value-type="float" office:value="-0.326210295131009">
            <text:p>-0.32621</text:p>
          </table:table-cell>
          <table:table-cell/>
          <table:table-cell office:value-type="float" office:value="131">
            <text:p>131</text:p>
          </table:table-cell>
          <table:table-cell table:formula="of:=[.D177]/365" office:value-type="float" office:value="0.358904109589041">
            <text:p>0.359</text:p>
          </table:table-cell>
          <table:table-cell table:formula="of:=[.F176]*EXP(([.$C$9]-0.5*[.$C$10]*[.$C$10])*([.E177]-[.E176])+[.$C$10]*[.B177]*SQRT([.E177]-[.E176]))" office:value-type="float" office:value="48.2121810186098">
            <text:p>48.21</text:p>
          </table:table-cell>
          <table:table-cell table:formula="of:=BLACK_SCHOLES([.F177];[.$C$11];[.$C$9];0;[.$C$10];[.$C$13]-[.E177];[.$C$14];FALSE();;1)" office:value-type="float" office:value="0.134702224380206">
            <text:p>0.135</text:p>
          </table:table-cell>
          <table:table-cell table:formula="of:=([.G177]-[.G176])*[.$C$12]" office:value-type="float" office:value="-3857.53467635296">
            <text:p>-3,858</text:p>
          </table:table-cell>
          <table:table-cell table:formula="of:=[.H177]*[.F177]" office:value-type="float" office:value="-185980.160101893">
            <text:p>-185,980</text:p>
          </table:table-cell>
          <table:table-cell table:formula="of:=(EXP([.$C$9]*([.E178]-[.E177]))-1)*[.K177]" office:value-type="float" office:value="119.888869104187">
            <text:p>120</text:p>
          </table:table-cell>
          <table:table-cell table:formula="of:=[.K176]+[.J176]+[.I177]" office:value-type="float" office:value="875128.801394449">
            <text:p>875,129</text:p>
          </table:table-cell>
          <table:table-cell/>
          <table:table-cell table:formula="of:=[.M176]*EXP(([.$C$9]-0.5*[.$C$10]*[.$C$10])*([.E177]-[.E176])-[.$C$10]*[.B177]*SQRT([.E177]-[.E176]))" office:value-type="float" office:value="50.8847430718828">
            <text:p>50.88</text:p>
          </table:table-cell>
          <table:table-cell table:formula="of:=BLACK_SCHOLES([.M177];[.$C$11];[.$C$9];0;[.$C$10];[.$C$13]-[.E177];[.$C$14];FALSE();;1)" office:value-type="float" office:value="0.730215830139297">
            <text:p>0.730</text:p>
          </table:table-cell>
          <table:table-cell table:formula="of:=([.N177]-[.N176])*[.$C$12]" office:value-type="float" office:value="4506.96728158059">
            <text:p>4,507</text:p>
          </table:table-cell>
          <table:table-cell table:formula="of:=[.O177]*[.M177]" office:value-type="float" office:value="229335.87215661">
            <text:p>229,336</text:p>
          </table:table-cell>
          <table:table-cell table:formula="of:=(EXP([.$C$9]*([.E178]-[.E177]))-1)*[.R177]" office:value-type="float" office:value="525.386893194176">
            <text:p>525</text:p>
          </table:table-cell>
          <table:table-cell table:formula="of:=[.R176]+[.Q176]+[.P177]" office:value-type="float" office:value="3835061.63286775">
            <text:p>3,835,062</text:p>
          </table:table-cell>
          <table:table-cell/>
          <table:table-cell table:formula="of:=ABS([.H177])" office:value-type="float" office:value="3857.53467635296">
            <text:p>3,858</text:p>
          </table:table-cell>
          <table:table-cell table:formula="of:=ABS([.O177])" office:value-type="float" office:value="4506.96728158059">
            <text:p>4,507</text:p>
          </table:table-cell>
        </table:table-row>
        <table:table-row table:style-name="ro1">
          <table:table-cell table:formula="of:=0.000005+0.99999*RAND()" office:value-type="float" office:value="0.0538069522094727">
            <text:p>0.05381</text:p>
          </table:table-cell>
          <table:table-cell table:formula="of:=LEGACY.NORMSINV([.A178])" office:value-type="float" office:value="-1.6090111461394">
            <text:p>-1.60901</text:p>
          </table:table-cell>
          <table:table-cell/>
          <table:table-cell office:value-type="float" office:value="132">
            <text:p>132</text:p>
          </table:table-cell>
          <table:table-cell table:formula="of:=[.D178]/365" office:value-type="float" office:value="0.361643835616438">
            <text:p>0.362</text:p>
          </table:table-cell>
          <table:table-cell table:formula="of:=[.F177]*EXP(([.$C$9]-0.5*[.$C$10]*[.$C$10])*([.E178]-[.E177])+[.$C$10]*[.B178]*SQRT([.E178]-[.E177]))" office:value-type="float" office:value="47.410797618887">
            <text:p>47.41</text:p>
          </table:table-cell>
          <table:table-cell table:formula="of:=BLACK_SCHOLES([.F178];[.$C$11];[.$C$9];0;[.$C$10];[.$C$13]-[.E178];[.$C$14];FALSE();;1)" office:value-type="float" office:value="0.0405792394699442">
            <text:p>0.041</text:p>
          </table:table-cell>
          <table:table-cell table:formula="of:=([.G178]-[.G177])*[.$C$12]" office:value-type="float" office:value="-9412.29849102619">
            <text:p>-9,412</text:p>
          </table:table-cell>
          <table:table-cell table:formula="of:=[.H178]*[.F178]" office:value-type="float" office:value="-446244.578886598">
            <text:p>-446,245</text:p>
          </table:table-cell>
          <table:table-cell table:formula="of:=(EXP([.$C$9]*([.E179]-[.E178]))-1)*[.K178]" office:value-type="float" office:value="58.7717118578155">
            <text:p>59</text:p>
          </table:table-cell>
          <table:table-cell table:formula="of:=[.K177]+[.J177]+[.I178]" office:value-type="float" office:value="429004.111376956">
            <text:p>429,004</text:p>
          </table:table-cell>
          <table:table-cell/>
          <table:table-cell table:formula="of:=[.M177]*EXP(([.$C$9]-0.5*[.$C$10]*[.$C$10])*([.E178]-[.E177])-[.$C$10]*[.B178]*SQRT([.E178]-[.E177]))" office:value-type="float" office:value="51.7533531767537">
            <text:p>51.75</text:p>
          </table:table-cell>
          <table:table-cell table:formula="of:=BLACK_SCHOLES([.M178];[.$C$11];[.$C$9];0;[.$C$10];[.$C$13]-[.E178];[.$C$14];FALSE();;1)" office:value-type="float" office:value="0.887978677357952">
            <text:p>0.888</text:p>
          </table:table-cell>
          <table:table-cell table:formula="of:=([.N178]-[.N177])*[.$C$12]" office:value-type="float" office:value="15776.2847218655">
            <text:p>15,776</text:p>
          </table:table-cell>
          <table:table-cell table:formula="of:=[.O178]*[.M178]" office:value-type="float" office:value="816475.63502773">
            <text:p>816,476</text:p>
          </table:table-cell>
          <table:table-cell table:formula="of:=(EXP([.$C$9]*([.E179]-[.E178]))-1)*[.R178]" office:value-type="float" office:value="637.312507365474">
            <text:p>637</text:p>
          </table:table-cell>
          <table:table-cell table:formula="of:=[.R177]+[.Q177]+[.P178]" office:value-type="float" office:value="4652062.65478868">
            <text:p>4,652,063</text:p>
          </table:table-cell>
          <table:table-cell/>
          <table:table-cell table:formula="of:=ABS([.H178])" office:value-type="float" office:value="9412.29849102619">
            <text:p>9,412</text:p>
          </table:table-cell>
          <table:table-cell table:formula="of:=ABS([.O178])" office:value-type="float" office:value="15776.2847218655">
            <text:p>15,776</text:p>
          </table:table-cell>
        </table:table-row>
        <table:table-row table:style-name="ro1">
          <table:table-cell table:formula="of:=0.000005+0.99999*RAND()" office:value-type="float" office:value="0.776211837463379">
            <text:p>0.77621</text:p>
          </table:table-cell>
          <table:table-cell table:formula="of:=LEGACY.NORMSINV([.A179])" office:value-type="float" office:value="0.759461853256888">
            <text:p>0.75946</text:p>
          </table:table-cell>
          <table:table-cell/>
          <table:table-cell office:value-type="float" office:value="133">
            <text:p>133</text:p>
          </table:table-cell>
          <table:table-cell table:formula="of:=[.D179]/365" office:value-type="float" office:value="0.364383561643836">
            <text:p>0.364</text:p>
          </table:table-cell>
          <table:table-cell table:formula="of:=[.F178]*EXP(([.$C$9]-0.5*[.$C$10]*[.$C$10])*([.E179]-[.E178])+[.$C$10]*[.B179]*SQRT([.E179]-[.E178]))" office:value-type="float" office:value="47.7931633182124">
            <text:p>47.79</text:p>
          </table:table-cell>
          <table:table-cell table:formula="of:=BLACK_SCHOLES([.F179];[.$C$11];[.$C$9];0;[.$C$10];[.$C$13]-[.E179];[.$C$14];FALSE();;1)" office:value-type="float" office:value="0.0569019029628287">
            <text:p>0.057</text:p>
          </table:table-cell>
          <table:table-cell table:formula="of:=([.G179]-[.G178])*[.$C$12]" office:value-type="float" office:value="1632.26634928845">
            <text:p>1,632</text:p>
          </table:table-cell>
          <table:table-cell table:formula="of:=[.H179]*[.F179]" office:value-type="float" office:value="78011.172210365">
            <text:p>78,011</text:p>
          </table:table-cell>
          <table:table-cell table:formula="of:=(EXP([.$C$9]*([.E180]-[.E179]))-1)*[.K179]" office:value-type="float" office:value="69.4669572582054">
            <text:p>69</text:p>
          </table:table-cell>
          <table:table-cell table:formula="of:=[.K178]+[.J178]+[.I179]" office:value-type="float" office:value="507074.055299179">
            <text:p>507,074</text:p>
          </table:table-cell>
          <table:table-cell/>
          <table:table-cell table:formula="of:=[.M178]*EXP(([.$C$9]-0.5*[.$C$10]*[.$C$10])*([.E179]-[.E178])-[.$C$10]*[.B179]*SQRT([.E179]-[.E178]))" office:value-type="float" office:value="51.3477443001639">
            <text:p>51.35</text:p>
          </table:table-cell>
          <table:table-cell table:formula="of:=BLACK_SCHOLES([.M179];[.$C$11];[.$C$9];0;[.$C$10];[.$C$13]-[.E179];[.$C$14];FALSE();;1)" office:value-type="float" office:value="0.843462490866334">
            <text:p>0.843</text:p>
          </table:table-cell>
          <table:table-cell table:formula="of:=([.N179]-[.N178])*[.$C$12]" office:value-type="float" office:value="-4451.61864916183">
            <text:p>-4,452</text:p>
          </table:table-cell>
          <table:table-cell table:formula="of:=[.O179]*[.M179]" office:value-type="float" office:value="-228580.576119002">
            <text:p>-228,581</text:p>
          </table:table-cell>
          <table:table-cell table:formula="of:=(EXP([.$C$9]*([.E180]-[.E179]))-1)*[.R179]" office:value-type="float" office:value="606.085263957678">
            <text:p>606</text:p>
          </table:table-cell>
          <table:table-cell table:formula="of:=[.R178]+[.Q178]+[.P179]" office:value-type="float" office:value="4424119.39117704">
            <text:p>4,424,119</text:p>
          </table:table-cell>
          <table:table-cell/>
          <table:table-cell table:formula="of:=ABS([.H179])" office:value-type="float" office:value="1632.26634928845">
            <text:p>1,632</text:p>
          </table:table-cell>
          <table:table-cell table:formula="of:=ABS([.O179])" office:value-type="float" office:value="4451.61864916183">
            <text:p>4,452</text:p>
          </table:table-cell>
        </table:table-row>
        <table:table-row table:style-name="ro1">
          <table:table-cell table:formula="of:=0.000005+0.99999*RAND()" office:value-type="float" office:value="0.0179796737670898">
            <text:p>0.01798</text:p>
          </table:table-cell>
          <table:table-cell table:formula="of:=LEGACY.NORMSINV([.A180])" office:value-type="float" office:value="-2.09738681240623">
            <text:p>-2.09739</text:p>
          </table:table-cell>
          <table:table-cell/>
          <table:table-cell office:value-type="float" office:value="134">
            <text:p>134</text:p>
          </table:table-cell>
          <table:table-cell table:formula="of:=[.D180]/365" office:value-type="float" office:value="0.367123287671233">
            <text:p>0.367</text:p>
          </table:table-cell>
          <table:table-cell table:formula="of:=[.F179]*EXP(([.$C$9]-0.5*[.$C$10]*[.$C$10])*([.E180]-[.E179])+[.$C$10]*[.B180]*SQRT([.E180]-[.E179]))" office:value-type="float" office:value="46.7590745809987">
            <text:p>46.76</text:p>
          </table:table-cell>
          <table:table-cell table:formula="of:=BLACK_SCHOLES([.F180];[.$C$11];[.$C$9];0;[.$C$10];[.$C$13]-[.E180];[.$C$14];FALSE();;1)" office:value-type="float" office:value="0.00510621387060538">
            <text:p>0.005</text:p>
          </table:table-cell>
          <table:table-cell table:formula="of:=([.G180]-[.G179])*[.$C$12]" office:value-type="float" office:value="-5179.56890922233">
            <text:p>-5,180</text:p>
          </table:table-cell>
          <table:table-cell table:formula="of:=[.H180]*[.F180]" office:value-type="float" office:value="-242191.848923749">
            <text:p>-242,192</text:p>
          </table:table-cell>
          <table:table-cell table:formula="of:=(EXP([.$C$9]*([.E181]-[.E180]))-1)*[.K180]" office:value-type="float" office:value="36.2972358268901">
            <text:p>36</text:p>
          </table:table-cell>
          <table:table-cell table:formula="of:=[.K179]+[.J179]+[.I180]" office:value-type="float" office:value="264951.673332688">
            <text:p>264,952</text:p>
          </table:table-cell>
          <table:table-cell/>
          <table:table-cell table:formula="of:=[.M179]*EXP(([.$C$9]-0.5*[.$C$10]*[.$C$10])*([.E180]-[.E179])-[.$C$10]*[.B180]*SQRT([.E180]-[.E179]))" office:value-type="float" office:value="52.491940729478">
            <text:p>52.49</text:p>
          </table:table-cell>
          <table:table-cell table:formula="of:=BLACK_SCHOLES([.M180];[.$C$11];[.$C$9];0;[.$C$10];[.$C$13]-[.E180];[.$C$14];FALSE();;1)" office:value-type="float" office:value="0.973907260620953">
            <text:p>0.974</text:p>
          </table:table-cell>
          <table:table-cell table:formula="of:=([.N180]-[.N179])*[.$C$12]" office:value-type="float" office:value="13044.476975462">
            <text:p>13,044</text:p>
          </table:table-cell>
          <table:table-cell table:formula="of:=[.O180]*[.M180]" office:value-type="float" office:value="684729.912242991">
            <text:p>684,730</text:p>
          </table:table-cell>
          <table:table-cell table:formula="of:=(EXP([.$C$9]*([.E181]-[.E180]))-1)*[.R180]" office:value-type="float" office:value="699.973337994981">
            <text:p>700</text:p>
          </table:table-cell>
          <table:table-cell table:formula="of:=[.R179]+[.Q179]+[.P180]" office:value-type="float" office:value="5109455.38868399">
            <text:p>5,109,455</text:p>
          </table:table-cell>
          <table:table-cell/>
          <table:table-cell table:formula="of:=ABS([.H180])" office:value-type="float" office:value="5179.56890922233">
            <text:p>5,180</text:p>
          </table:table-cell>
          <table:table-cell table:formula="of:=ABS([.O180])" office:value-type="float" office:value="13044.476975462">
            <text:p>13,044</text:p>
          </table:table-cell>
        </table:table-row>
        <table:table-row table:style-name="ro1">
          <table:table-cell table:formula="of:=0.000005+0.99999*RAND()" office:value-type="float" office:value="0.0472152212524414">
            <text:p>0.04722</text:p>
          </table:table-cell>
          <table:table-cell table:formula="of:=LEGACY.NORMSINV([.A181])" office:value-type="float" office:value="-1.672476274468">
            <text:p>-1.67248</text:p>
          </table:table-cell>
          <table:table-cell/>
          <table:table-cell office:value-type="float" office:value="135">
            <text:p>135</text:p>
          </table:table-cell>
          <table:table-cell table:formula="of:=[.D181]/365" office:value-type="float" office:value="0.36986301369863">
            <text:p>0.370</text:p>
          </table:table-cell>
          <table:table-cell table:formula="of:=[.F180]*EXP(([.$C$9]-0.5*[.$C$10]*[.$C$10])*([.E181]-[.E180])+[.$C$10]*[.B181]*SQRT([.E181]-[.E180]))" office:value-type="float" office:value="45.9513053073793">
            <text:p>45.95</text:p>
          </table:table-cell>
          <table:table-cell table:formula="of:=BLACK_SCHOLES([.F181];[.$C$11];[.$C$9];0;[.$C$10];[.$C$13]-[.E181];[.$C$14];FALSE();;1)" office:value-type="float" office:value="0.00018103617554487">
            <text:p>0.000</text:p>
          </table:table-cell>
          <table:table-cell table:formula="of:=([.G181]-[.G180])*[.$C$12]" office:value-type="float" office:value="-492.517769506051">
            <text:p>-493</text:p>
          </table:table-cell>
          <table:table-cell table:formula="of:=[.H181]*[.F181]" office:value-type="float" office:value="-22631.834395882">
            <text:p>-22,632</text:p>
          </table:table-cell>
          <table:table-cell table:formula="of:=(EXP([.$C$9]*([.E182]-[.E181]))-1)*[.K181]" office:value-type="float" office:value="33.201744748772">
            <text:p>33</text:p>
          </table:table-cell>
          <table:table-cell table:formula="of:=[.K180]+[.J180]+[.I181]" office:value-type="float" office:value="242356.136172632">
            <text:p>242,356</text:p>
          </table:table-cell>
          <table:table-cell/>
          <table:table-cell table:formula="of:=[.M180]*EXP(([.$C$9]-0.5*[.$C$10]*[.$C$10])*([.E181]-[.E180])-[.$C$10]*[.B181]*SQRT([.E181]-[.E180]))" office:value-type="float" office:value="53.4234678098032">
            <text:p>53.42</text:p>
          </table:table-cell>
          <table:table-cell table:formula="of:=BLACK_SCHOLES([.M181];[.$C$11];[.$C$9];0;[.$C$10];[.$C$13]-[.E181];[.$C$14];FALSE();;1)" office:value-type="float" office:value="0.997948795837891">
            <text:p>0.998</text:p>
          </table:table-cell>
          <table:table-cell table:formula="of:=([.N181]-[.N180])*[.$C$12]" office:value-type="float" office:value="2404.15352169381">
            <text:p>2,404</text:p>
          </table:table-cell>
          <table:table-cell table:formula="of:=[.O181]*[.M181]" office:value-type="float" office:value="128438.218276034">
            <text:p>128,438</text:p>
          </table:table-cell>
          <table:table-cell table:formula="of:=(EXP([.$C$9]*([.E182]-[.E181]))-1)*[.R181]" office:value-type="float" office:value="717.664712940127">
            <text:p>718</text:p>
          </table:table-cell>
          <table:table-cell table:formula="of:=[.R180]+[.Q180]+[.P181]" office:value-type="float" office:value="5238593.58029802">
            <text:p>5,238,594</text:p>
          </table:table-cell>
          <table:table-cell/>
          <table:table-cell table:formula="of:=ABS([.H181])" office:value-type="float" office:value="492.517769506051">
            <text:p>493</text:p>
          </table:table-cell>
          <table:table-cell table:formula="of:=ABS([.O181])" office:value-type="float" office:value="2404.15352169381">
            <text:p>2,404</text:p>
          </table:table-cell>
        </table:table-row>
        <table:table-row table:style-name="ro1">
          <table:table-cell table:formula="of:=0.000005+0.99999*RAND()" office:value-type="float" office:value="0.188418643188477">
            <text:p>0.18842</text:p>
          </table:table-cell>
          <table:table-cell table:formula="of:=LEGACY.NORMSINV([.A182])" office:value-type="float" office:value="-0.883738695815551">
            <text:p>-0.88374</text:p>
          </table:table-cell>
          <table:table-cell/>
          <table:table-cell office:value-type="float" office:value="136">
            <text:p>136</text:p>
          </table:table-cell>
          <table:table-cell table:formula="of:=[.D182]/365" office:value-type="float" office:value="0.372602739726027">
            <text:p>0.373</text:p>
          </table:table-cell>
          <table:table-cell table:formula="of:=[.F181]*EXP(([.$C$9]-0.5*[.$C$10]*[.$C$10])*([.E182]-[.E181])+[.$C$10]*[.B182]*SQRT([.E182]-[.E181]))" office:value-type="float" office:value="45.5318940174082">
            <text:p>45.53</text:p>
          </table:table-cell>
          <table:table-cell table:formula="of:=BLACK_SCHOLES([.F182];[.$C$11];[.$C$9];0;[.$C$10];[.$C$13]-[.E182];[.$C$14];FALSE();;1)" office:value-type="float" office:value="0.00000462038631992092">
            <text:p>0.000</text:p>
          </table:table-cell>
          <table:table-cell table:formula="of:=([.G182]-[.G181])*[.$C$12]" office:value-type="float" office:value="-17.6415789224949">
            <text:p>-18</text:p>
          </table:table-cell>
          <table:table-cell table:formula="of:=[.H182]*[.F182]" office:value-type="float" office:value="-803.254501798782">
            <text:p>-803</text:p>
          </table:table-cell>
          <table:table-cell table:formula="of:=(EXP([.$C$9]*([.E183]-[.E182]))-1)*[.K182]" office:value-type="float" office:value="33.0962508442791">
            <text:p>33</text:p>
          </table:table-cell>
          <table:table-cell table:formula="of:=[.K181]+[.J181]+[.I182]" office:value-type="float" office:value="241586.083415582">
            <text:p>241,586</text:p>
          </table:table-cell>
          <table:table-cell/>
          <table:table-cell table:formula="of:=[.M181]*EXP(([.$C$9]-0.5*[.$C$10]*[.$C$10])*([.E182]-[.E181])-[.$C$10]*[.B182]*SQRT([.E182]-[.E181]))" office:value-type="float" office:value="53.924434897004">
            <text:p>53.92</text:p>
          </table:table-cell>
          <table:table-cell table:formula="of:=BLACK_SCHOLES([.M182];[.$C$11];[.$C$9];0;[.$C$10];[.$C$13]-[.E182];[.$C$14];FALSE();;1)" office:value-type="float" office:value="0.999866583185929">
            <text:p>1.000</text:p>
          </table:table-cell>
          <table:table-cell table:formula="of:=([.N182]-[.N181])*[.$C$12]" office:value-type="float" office:value="191.778734803771">
            <text:p>192</text:p>
          </table:table-cell>
          <table:table-cell table:formula="of:=[.O182]*[.M182]" office:value-type="float" office:value="10341.5598995558">
            <text:p>10,342</text:p>
          </table:table-cell>
          <table:table-cell table:formula="of:=(EXP([.$C$9]*([.E183]-[.E182]))-1)*[.R182]" office:value-type="float" office:value="719.17977898509">
            <text:p>719</text:p>
          </table:table-cell>
          <table:table-cell table:formula="of:=[.R181]+[.Q181]+[.P182]" office:value-type="float" office:value="5249652.80491051">
            <text:p>5,249,653</text:p>
          </table:table-cell>
          <table:table-cell/>
          <table:table-cell table:formula="of:=ABS([.H182])" office:value-type="float" office:value="17.6415789224949">
            <text:p>18</text:p>
          </table:table-cell>
          <table:table-cell table:formula="of:=ABS([.O182])" office:value-type="float" office:value="191.778734803771">
            <text:p>192</text:p>
          </table:table-cell>
        </table:table-row>
        <table:table-row table:style-name="ro1">
          <table:table-cell table:formula="of:=0.000005+0.99999*RAND()" office:value-type="float" office:value="0.491455163574219">
            <text:p>0.49146</text:p>
          </table:table-cell>
          <table:table-cell table:formula="of:=LEGACY.NORMSINV([.A183])" office:value-type="float" office:value="-0.0214203665328623">
            <text:p>-0.02142</text:p>
          </table:table-cell>
          <table:table-cell/>
          <table:table-cell office:value-type="float" office:value="137">
            <text:p>137</text:p>
          </table:table-cell>
          <table:table-cell table:formula="of:=[.D183]/365" office:value-type="float" office:value="0.375342465753425">
            <text:p>0.375</text:p>
          </table:table-cell>
          <table:table-cell table:formula="of:=[.F182]*EXP(([.$C$9]-0.5*[.$C$10]*[.$C$10])*([.E183]-[.E182])+[.$C$10]*[.B183]*SQRT([.E183]-[.E182]))" office:value-type="float" office:value="45.525426813955">
            <text:p>45.53</text:p>
          </table:table-cell>
          <table:table-cell table:formula="of:=BLACK_SCHOLES([.F183];[.$C$11];[.$C$9];0;[.$C$10];[.$C$13]-[.E183];[.$C$14];FALSE();;1)" office:value-type="float" office:value="0.000000138487881572012">
            <text:p>0.000</text:p>
          </table:table-cell>
          <table:table-cell table:formula="of:=([.G183]-[.G182])*[.$C$12]" office:value-type="float" office:value="-0.44818984383489">
            <text:p>0</text:p>
          </table:table-cell>
          <table:table-cell table:formula="of:=[.H183]*[.F183]" office:value-type="float" office:value="-20.4040339342632">
            <text:p>-20</text:p>
          </table:table-cell>
          <table:table-cell table:formula="of:=(EXP([.$C$9]*([.E184]-[.E183]))-1)*[.K183]" office:value-type="float" office:value="33.0979896232216">
            <text:p>33</text:p>
          </table:table-cell>
          <table:table-cell table:formula="of:=[.K182]+[.J182]+[.I183]" office:value-type="float" office:value="241598.775632492">
            <text:p>241,599</text:p>
          </table:table-cell>
          <table:table-cell/>
          <table:table-cell table:formula="of:=[.M182]*EXP(([.$C$9]-0.5*[.$C$10]*[.$C$10])*([.E183]-[.E182])-[.$C$10]*[.B183]*SQRT([.E183]-[.E182]))" office:value-type="float" office:value="53.9409615165778">
            <text:p>53.94</text:p>
          </table:table-cell>
          <table:table-cell table:formula="of:=BLACK_SCHOLES([.M183];[.$C$11];[.$C$9];0;[.$C$10];[.$C$13]-[.E183];[.$C$14];FALSE();;1)" office:value-type="float" office:value="0.999987552995245">
            <text:p>1.000</text:p>
          </table:table-cell>
          <table:table-cell table:formula="of:=([.N183]-[.N182])*[.$C$12]" office:value-type="float" office:value="12.0969809315641">
            <text:p>12</text:p>
          </table:table-cell>
          <table:table-cell table:formula="of:=[.O183]*[.M183]" office:value-type="float" office:value="652.522782896273">
            <text:p>653</text:p>
          </table:table-cell>
          <table:table-cell table:formula="of:=(EXP([.$C$9]*([.E184]-[.E183]))-1)*[.R183]" office:value-type="float" office:value="719.367696316378">
            <text:p>719</text:p>
          </table:table-cell>
          <table:table-cell table:formula="of:=[.R182]+[.Q182]+[.P183]" office:value-type="float" office:value="5251024.5074724">
            <text:p>5,251,025</text:p>
          </table:table-cell>
          <table:table-cell/>
          <table:table-cell table:formula="of:=ABS([.H183])" office:value-type="float" office:value="0.44818984383489">
            <text:p>0</text:p>
          </table:table-cell>
          <table:table-cell table:formula="of:=ABS([.O183])" office:value-type="float" office:value="12.0969809315641">
            <text:p>12</text:p>
          </table:table-cell>
        </table:table-row>
        <table:table-row table:style-name="ro1">
          <table:table-cell table:formula="of:=0.000005+0.99999*RAND()" office:value-type="float" office:value="0.158786371154785">
            <text:p>0.15879</text:p>
          </table:table-cell>
          <table:table-cell table:formula="of:=LEGACY.NORMSINV([.A184])" office:value-type="float" office:value="-0.999458274473352">
            <text:p>-0.99946</text:p>
          </table:table-cell>
          <table:table-cell/>
          <table:table-cell office:value-type="float" office:value="138">
            <text:p>138</text:p>
          </table:table-cell>
          <table:table-cell table:formula="of:=[.D184]/365" office:value-type="float" office:value="0.378082191780822">
            <text:p>0.378</text:p>
          </table:table-cell>
          <table:table-cell table:formula="of:=[.F183]*EXP(([.$C$9]-0.5*[.$C$10]*[.$C$10])*([.E184]-[.E183])+[.$C$10]*[.B184]*SQRT([.E184]-[.E183]))" office:value-type="float" office:value="45.0552892373094">
            <text:p>45.06</text:p>
          </table:table-cell>
          <table:table-cell table:formula="of:=BLACK_SCHOLES([.F184];[.$C$11];[.$C$9];0;[.$C$10];[.$C$13]-[.E184];[.$C$14];FALSE();;1)" office:value-type="float" office:value="0.00000000000121781981814903">
            <text:p>0.000</text:p>
          </table:table-cell>
          <table:table-cell table:formula="of:=([.G184]-[.G183])*[.$C$12]" office:value-type="float" office:value="-0.0138486663752194">
            <text:p>0</text:p>
          </table:table-cell>
          <table:table-cell table:formula="of:=[.H184]*[.F184]" office:value-type="float" office:value="-0.623955669086512">
            <text:p>-1</text:p>
          </table:table-cell>
          <table:table-cell table:formula="of:=(EXP([.$C$9]*([.E185]-[.E184]))-1)*[.K184]" office:value-type="float" office:value="33.102438425729">
            <text:p>33</text:p>
          </table:table-cell>
          <table:table-cell table:formula="of:=[.K183]+[.J183]+[.I184]" office:value-type="float" office:value="241631.249666447">
            <text:p>241,631</text:p>
          </table:table-cell>
          <table:table-cell/>
          <table:table-cell table:formula="of:=[.M183]*EXP(([.$C$9]-0.5*[.$C$10]*[.$C$10])*([.E184]-[.E183])-[.$C$10]*[.B184]*SQRT([.E184]-[.E183]))" office:value-type="float" office:value="54.5127785183368">
            <text:p>54.51</text:p>
          </table:table-cell>
          <table:table-cell table:formula="of:=BLACK_SCHOLES([.M184];[.$C$11];[.$C$9];0;[.$C$10];[.$C$13]-[.E184];[.$C$14];FALSE();;1)" office:value-type="float" office:value="0.999999997715957">
            <text:p>1.000</text:p>
          </table:table-cell>
          <table:table-cell table:formula="of:=([.N184]-[.N183])*[.$C$12]" office:value-type="float" office:value="1.24447207116019">
            <text:p>1</text:p>
          </table:table-cell>
          <table:table-cell table:formula="of:=[.O184]*[.M184]" office:value-type="float" office:value="67.839630387411">
            <text:p>68</text:p>
          </table:table-cell>
          <table:table-cell table:formula="of:=(EXP([.$C$9]*([.E185]-[.E184]))-1)*[.R184]" office:value-type="float" office:value="719.475540322881">
            <text:p>719</text:p>
          </table:table-cell>
          <table:table-cell table:formula="of:=[.R183]+[.Q183]+[.P184]" office:value-type="float" office:value="5251811.7147991">
            <text:p>5,251,812</text:p>
          </table:table-cell>
          <table:table-cell/>
          <table:table-cell table:formula="of:=ABS([.H184])" office:value-type="float" office:value="0.0138486663752194">
            <text:p>0</text:p>
          </table:table-cell>
          <table:table-cell table:formula="of:=ABS([.O184])" office:value-type="float" office:value="1.24447207116019">
            <text:p>1</text:p>
          </table:table-cell>
        </table:table-row>
        <table:table-row table:style-name="ro1">
          <table:table-cell table:formula="of:=0.000005+0.99999*RAND()" office:value-type="float" office:value="0.922236988525391">
            <text:p>0.92224</text:p>
          </table:table-cell>
          <table:table-cell table:formula="of:=LEGACY.NORMSINV([.A185])" office:value-type="float" office:value="1.42028054429066">
            <text:p>1.42028</text:p>
          </table:table-cell>
          <table:table-cell/>
          <table:table-cell office:value-type="float" office:value="139">
            <text:p>139</text:p>
          </table:table-cell>
          <table:table-cell table:formula="of:=[.D185]/365" office:value-type="float" office:value="0.380821917808219">
            <text:p>0.381</text:p>
          </table:table-cell>
          <table:table-cell table:formula="of:=[.F184]*EXP(([.$C$9]-0.5*[.$C$10]*[.$C$10])*([.E185]-[.E184])+[.$C$10]*[.B185]*SQRT([.E185]-[.E184]))" office:value-type="float" office:value="45.7339428139341">
            <text:p>45.73</text:p>
          </table:table-cell>
          <table:table-cell table:formula="of:=BLACK_SCHOLES([.F185];[.$C$11];[.$C$9];0;[.$C$10];[.$C$13]-[.E185];[.$C$14];FALSE();;1)" office:value-type="float" office:value="9.53096522756891E-018">
            <text:p>0.000</text:p>
          </table:table-cell>
          <table:table-cell table:formula="of:=([.G185]-[.G184])*[.$C$12]" office:value-type="float" office:value="-0.00000012178102871838">
            <text:p>0</text:p>
          </table:table-cell>
          <table:table-cell table:formula="of:=[.H185]*[.F185]" office:value-type="float" office:value="-0.00000556952660322848">
            <text:p>0</text:p>
          </table:table-cell>
          <table:table-cell table:formula="of:=(EXP([.$C$9]*([.E186]-[.E185]))-1)*[.K185]" office:value-type="float" office:value="31.8984890420139">
            <text:p>32</text:p>
          </table:table-cell>
          <table:table-cell table:formula="of:=[.K184]+[.J184]+[.I185]" office:value-type="float" office:value="241664.352099303">
            <text:p>241,664</text:p>
          </table:table-cell>
          <table:table-cell/>
          <table:table-cell table:formula="of:=[.M184]*EXP(([.$C$9]-0.5*[.$C$10]*[.$C$10])*([.E185]-[.E184])-[.$C$10]*[.B185]*SQRT([.E185]-[.E184]))" office:value-type="float" office:value="53.712683096474">
            <text:p>53.71</text:p>
          </table:table-cell>
          <table:table-cell table:formula="of:=BLACK_SCHOLES([.M185];[.$C$11];[.$C$9];0;[.$C$10];[.$C$13]-[.E185];[.$C$14];FALSE();;1)" office:value-type="float" office:value="0.999999999996546">
            <text:p>1.000</text:p>
          </table:table-cell>
          <table:table-cell table:formula="of:=([.N185]-[.N184])*[.$C$12]" office:value-type="float" office:value="0.000228058938400721">
            <text:p>0</text:p>
          </table:table-cell>
          <table:table-cell table:formula="of:=[.O185]*[.M185]" office:value-type="float" office:value="0.0122496574856362">
            <text:p>0</text:p>
          </table:table-cell>
          <table:table-cell table:formula="of:=(EXP([.$C$9]*([.E186]-[.E185]))-1)*[.R185]" office:value-type="float" office:value="693.30791882692">
            <text:p>693</text:p>
          </table:table-cell>
          <table:table-cell table:formula="of:=[.R184]+[.Q184]+[.P185]" office:value-type="float" office:value="5252531.20258908">
            <text:p>5,252,531</text:p>
          </table:table-cell>
          <table:table-cell/>
          <table:table-cell table:formula="of:=ABS([.H185])" office:value-type="float" office:value="0.00000012178102871838">
            <text:p>0</text:p>
          </table:table-cell>
          <table:table-cell table:formula="of:=ABS([.O185])" office:value-type="float" office:value="0.000228058938400721">
            <text:p>0</text:p>
          </table:table-cell>
        </table:table-row>
        <table:table-row table:style-name="ro1">
          <table:table-cell table:style-name="ce51" table:formula="of:=0.000005+0.99999*RAND()" office:value-type="float" office:value="0.536224002990723">
            <text:p>0.53622</text:p>
          </table:table-cell>
          <table:table-cell table:style-name="ce57" table:formula="of:=LEGACY.NORMSINV([.A186])" office:value-type="float" office:value="0.0909252407817449">
            <text:p>0.09093</text:p>
          </table:table-cell>
          <table:table-cell/>
          <table:table-cell office:value-type="float" office:value="140">
            <text:p>140</text:p>
          </table:table-cell>
          <table:table-cell table:formula="of:=[.D186]/365-0.0001" office:value-type="float" office:value="0.383461643835616">
            <text:p>0.383</text:p>
          </table:table-cell>
          <table:table-cell table:style-name="ce67" table:formula="of:=[.F185]*EXP(([.$C$9]-0.5*[.$C$10]*[.$C$10])*([.E186]-[.E185])+[.$C$10]*[.B186]*SQRT([.E186]-[.E185]))" office:value-type="float" office:value="45.7803180271827">
            <text:p>45.78</text:p>
          </table:table-cell>
          <table:table-cell table:style-name="ce77" table:formula="of:=BLACK_SCHOLES([.F186];[.$C$11];[.$C$9];0;[.$C$10];[.$C$13]-[.E186];[.$C$14];FALSE();;1)" office:value-type="float" office:value="0">
            <text:p>0.000</text:p>
          </table:table-cell>
          <table:table-cell table:style-name="ce82" table:formula="of:=([.G186]-[.G185])*[.$C$12]" office:value-type="float" office:value="-0.000000000000953096522756891">
            <text:p>0</text:p>
          </table:table-cell>
          <table:table-cell table:style-name="ce82" table:formula="of:=[.H186]*[.F186]" office:value-type="float" office:value="-0.0000000000436330619224125">
            <text:p>0</text:p>
          </table:table-cell>
          <table:table-cell table:style-name="ce82"/>
          <table:table-cell table:style-name="ce85" table:formula="of:=[.K185]+[.J185]+[.I186]" office:value-type="float" office:value="241696.250588345">
            <text:p>241,696</text:p>
          </table:table-cell>
          <table:table-cell/>
          <table:table-cell table:style-name="ce67" table:formula="of:=[.M185]*EXP(([.$C$9]-0.5*[.$C$10]*[.$C$10])*([.E186]-[.E185])-[.$C$10]*[.B186]*SQRT([.E186]-[.E185]))" office:value-type="float" office:value="53.666771701894">
            <text:p>53.67</text:p>
          </table:table-cell>
          <table:table-cell table:style-name="ce77" table:formula="of:=BLACK_SCHOLES([.M186];[.$C$11];[.$C$9];0;[.$C$10];[.$C$13]-[.E186];[.$C$14];FALSE();;1)" office:value-type="float" office:value="1">
            <text:p>1.000</text:p>
          </table:table-cell>
          <table:table-cell table:style-name="ce82" table:formula="of:=([.N186]-[.N185])*[.$C$12]" office:value-type="float" office:value="0.000000345412587421379">
            <text:p>0</text:p>
          </table:table-cell>
          <table:table-cell table:style-name="ce82" table:formula="of:=[.O186]*[.M186]" office:value-type="float" office:value="0.0000185371784721036">
            <text:p>0</text:p>
          </table:table-cell>
          <table:table-cell table:style-name="ce82" table:formula="of:=(EXP([.$C$9]*([.E187]-[.E186]))-1)*[.R186]" office:value-type="float" office:value="-99761.0855114474">
            <text:p>-99,761</text:p>
          </table:table-cell>
          <table:table-cell table:style-name="ce85" table:formula="of:=[.R185]+[.Q185]+[.P186]" office:value-type="float" office:value="5253224.51052644">
            <text:p>5,253,225</text:p>
          </table:table-cell>
          <table:table-cell/>
          <table:table-cell table:style-name="ce94" table:formula="of:=ABS([.H186])" office:value-type="float" office:value="0.000000000000953096522756891">
            <text:p>0</text:p>
          </table:table-cell>
          <table:table-cell table:style-name="ce98" table:formula="of:=ABS([.O186])" office:value-type="float" office:value="0.000000345412587421379">
            <text:p>0</text:p>
          </table:table-cell>
        </table:table-row>
        <table:table-row table:style-name="ro1">
          <table:table-cell table:style-name="Default" table:number-columns-repeated="2"/>
          <table:table-cell table:number-columns-repeated="2"/>
          <table:table-cell/>
          <table:table-cell table:style-name="Default" table:number-columns-repeated="5"/>
          <table:table-cell table:style-name="ce90" table:formula="of:=[.K186]-[.G186]*[.F186]*[.C12]" office:value-type="float" office:value="241696.250588345">
            <text:p>241,696</text:p>
          </table:table-cell>
          <table:table-cell/>
          <table:table-cell table:style-name="Default" table:number-columns-repeated="5"/>
          <table:table-cell table:style-name="ce90" table:formula="of:=[.R186]-[.N186]*[.M186]*[.C12]" office:value-type="float" office:value="-113452.659662955">
            <text:p>-113,453</text:p>
          </table:table-cell>
          <table:table-cell/>
          <table:table-cell table:style-name="ce95" table:formula="of:=SUM([.T46:.T186])" office:value-type="float" office:value="504828.572280814">
            <text:p>504,829</text:p>
          </table:table-cell>
          <table:table-cell table:style-name="ce85" table:formula="of:=SUM([.U46:.U186])" office:value-type="float" office:value="557830.730836595">
            <text:p>557,831</text:p>
          </table:table-cell>
        </table:table-row>
        <table:table-row table:style-name="ro1" table:number-rows-repeated="26">
          <table:table-cell table:style-name="Default" table:number-columns-repeated="2"/>
          <table:table-cell table:number-columns-repeated="3"/>
          <table:table-cell table:style-name="Default" table:number-columns-repeated="6"/>
          <table:table-cell/>
          <table:table-cell table:style-name="Default" table:number-columns-repeated="6"/>
          <table:table-cell/>
          <table:table-cell table:style-name="Default" table:number-columns-repeated="2"/>
        </table:table-row>
        <table:table-row table:style-name="ro1">
          <table:table-cell table:style-name="Default" table:number-columns-repeated="2"/>
          <table:table-cell table:number-columns-repeated="3"/>
          <table:table-cell table:style-name="Default" table:number-columns-repeated="6"/>
          <table:table-cell/>
          <table:table-cell table:style-name="Default" table:number-columns-repeated="6"/>
          <table:table-cell/>
          <table:table-cell table:style-name="Default" table:number-columns-repeated="2"/>
        </table:table-row>
      </table:table>
      <table:table table:name="D. Delta and Gamma Hedge" table:style-name="ta1" table:print="false">
        <table:table-column table:style-name="co3" table:number-columns-repeated="26" table:default-cell-style-name="Default"/>
        <table:table-row table:style-name="ro7">
          <table:table-cell table:number-columns-repeated="2"/>
          <table:table-cell table:style-name="ce35" table:number-columns-repeated="5"/>
          <table:table-cell/>
          <table:table-cell table:style-name="ce35" table:number-columns-repeated="2"/>
          <table:table-cell table:style-name="ce36" office:value-type="string">
            <text:p>INVESTIGATES THE EFFECTIVENESS OF DELTA AND GAMMA HEDGING FOR A WRITTEN OPTION</text:p>
          </table:table-cell>
          <table:table-cell table:style-name="ce35" table:number-columns-repeated="10"/>
          <table:table-cell table:number-columns-repeated="5"/>
        </table:table-row>
        <table:table-row table:style-name="ro7">
          <table:table-cell table:number-columns-repeated="2"/>
          <table:table-cell table:style-name="ce35" table:number-columns-repeated="8"/>
          <table:table-cell table:style-name="ce36" office:value-type="string">
            <text:p>Uses Monte Carlo Simulation with the antithetic variable technique so that two trials are generated when F9 is pressed</text:p>
          </table:table-cell>
          <table:table-cell table:style-name="ce35" table:number-columns-repeated="10"/>
          <table:table-cell table:number-columns-repeated="5"/>
        </table:table-row>
        <table:table-row table:style-name="ro7">
          <table:table-cell table:number-columns-repeated="2"/>
          <table:table-cell table:style-name="ce35" table:number-columns-repeated="8"/>
          <table:table-cell table:style-name="ce36" office:value-type="string">
            <text:p>Problem 25.31 in Options, Futures, and Other Derivatives, 8e is based on this application</text:p>
          </table:table-cell>
          <table:table-cell table:style-name="ce35" table:number-columns-repeated="10"/>
          <table:table-cell table:number-columns-repeated="5"/>
        </table:table-row>
        <table:table-row table:style-name="ro1">
          <table:table-cell table:number-columns-repeated="26"/>
        </table:table-row>
        <table:table-row table:style-name="ro1">
          <table:table-cell table:style-name="ce100" office:value-type="string">
            <text:p>Hedging a binary option with a call option</text:p>
          </table:table-cell>
          <table:table-cell table:number-columns-repeated="11"/>
          <table:table-cell table:style-name="ce47" office:value-type="string">
            <text:p>Push F9 to see a new set of results</text:p>
          </table:table-cell>
          <table:table-cell table:number-columns-repeated="13"/>
        </table:table-row>
        <table:table-row table:style-name="ro1">
          <table:table-cell table:number-columns-repeated="26"/>
        </table:table-row>
        <table:table-row table:style-name="ro1">
          <table:table-cell/>
          <table:table-cell table:style-name="ce45" office:value-type="string" table:number-columns-spanned="2" table:number-rows-spanned="1">
            <text:p>Market Data</text:p>
          </table:table-cell>
          <table:covered-table-cell table:style-name="ce45"/>
          <table:table-cell table:number-columns-repeated="2"/>
          <table:table-cell table:style-name="ce45" office:value-type="string" table:number-columns-spanned="2" table:number-rows-spanned="1">
            <text:p>Binary Option</text:p>
          </table:table-cell>
          <table:covered-table-cell table:style-name="ce45"/>
          <table:table-cell/>
          <table:table-cell table:style-name="ce45" office:value-type="string" table:number-columns-spanned="2" table:number-rows-spanned="1">
            <text:p>Hedging Call</text:p>
          </table:table-cell>
          <table:covered-table-cell table:style-name="ce45"/>
          <table:table-cell table:number-columns-repeated="2"/>
          <table:table-cell table:style-name="ce68" office:value-type="string" table:number-columns-spanned="3" table:number-rows-spanned="1">
            <text:p>Weekly Hedging</text:p>
          </table:table-cell>
          <table:covered-table-cell table:style-name="ce68"/>
          <table:covered-table-cell table:style-name="ce68"/>
          <table:table-cell table:style-name="ce122" office:value-type="string" table:number-columns-spanned="2" table:number-rows-spanned="1">
            <text:p>Trading Volume</text:p>
          </table:table-cell>
          <table:covered-table-cell table:style-name="ce33"/>
          <table:table-cell table:number-columns-repeated="9"/>
        </table:table-row>
        <table:table-row table:style-name="ro1">
          <table:table-cell/>
          <table:table-cell table:style-name="ce63" office:value-type="string">
            <text:p>Stock Price</text:p>
          </table:table-cell>
          <table:table-cell table:style-name="ce68" office:value-type="float" office:value="49">
            <text:p>49</text:p>
          </table:table-cell>
          <table:table-cell table:number-columns-repeated="2"/>
          <table:table-cell table:style-name="ce52" office:value-type="string">
            <text:p>Strike</text:p>
          </table:table-cell>
          <table:table-cell table:style-name="ce33" office:value-type="float" office:value="52">
            <text:p>52</text:p>
          </table:table-cell>
          <table:table-cell/>
          <table:table-cell table:style-name="ce52" office:value-type="string">
            <text:p>Strike</text:p>
          </table:table-cell>
          <table:table-cell table:style-name="ce33" office:value-type="float" office:value="55">
            <text:p>55</text:p>
          </table:table-cell>
          <table:table-cell/>
          <table:table-cell table:style-name="ce62"/>
          <table:table-cell table:style-name="ce69" office:value-type="string">
            <text:p>Cum. Cost</text:p>
          </table:table-cell>
          <table:table-cell table:style-name="ce78" office:value-type="string">
            <text:p>Payoff</text:p>
          </table:table-cell>
          <table:table-cell table:style-name="ce83" office:value-type="string">
            <text:p>Tot. Cost</text:p>
          </table:table-cell>
          <table:table-cell table:style-name="ce123" office:value-type="string">
            <text:p>Calls</text:p>
          </table:table-cell>
          <table:table-cell table:style-name="ce83" office:value-type="string">
            <text:p>Shares</text:p>
          </table:table-cell>
          <table:table-cell table:number-columns-repeated="9"/>
        </table:table-row>
        <table:table-row table:style-name="ro1">
          <table:table-cell/>
          <table:table-cell table:style-name="ce63" office:value-type="string">
            <text:p>Int. Rate</text:p>
          </table:table-cell>
          <table:table-cell table:style-name="ce101" office:value-type="percentage" office:value="0.05">
            <text:p>5%</text:p>
          </table:table-cell>
          <table:table-cell table:number-columns-repeated="2"/>
          <table:table-cell table:style-name="ce52" office:value-type="string">
            <text:p>Number of Shares</text:p>
          </table:table-cell>
          <table:table-cell table:style-name="ce58" office:value-type="float" office:value="1000">
            <text:p>1,000</text:p>
          </table:table-cell>
          <table:table-cell/>
          <table:table-cell table:style-name="ce52" office:value-type="string">
            <text:p>T</text:p>
          </table:table-cell>
          <table:table-cell table:style-name="ce33" office:value-type="float" office:value="0.5">
            <text:p>0.5</text:p>
          </table:table-cell>
          <table:table-cell/>
          <table:table-cell table:style-name="ce63" office:value-type="string">
            <text:p>Base Case</text:p>
          </table:table-cell>
          <table:table-cell table:style-name="ce70" table:formula="of:=[.T40]" office:value-type="float" office:value="31994.870276743">
            <text:p>31,995</text:p>
          </table:table-cell>
          <table:table-cell table:style-name="ce79" table:formula="of:=IF([.F40]&gt;[.G8];IF([.G12];1;[.F40]);0)*[.G9]" office:value-type="float" office:value="58355.2972266801">
            <text:p>58,355</text:p>
          </table:table-cell>
          <table:table-cell table:style-name="ce84" table:formula="of:=[.M9]+[.N9]" office:value-type="float" office:value="90350.1675034231">
            <text:p>90,350</text:p>
          </table:table-cell>
          <table:table-cell table:style-name="ce72" table:formula="of:=[.V41]" office:value-type="float" office:value="62233.2940032985">
            <text:p>62,233</text:p>
          </table:table-cell>
          <table:table-cell table:style-name="ce84" table:formula="of:=[.W41]" office:value-type="float" office:value="35481.0143581008">
            <text:p>35,481</text:p>
          </table:table-cell>
          <table:table-cell table:number-columns-repeated="9"/>
        </table:table-row>
        <table:table-row table:style-name="ro1">
          <table:table-cell/>
          <table:table-cell table:style-name="ce63" office:value-type="string">
            <text:p>Vol</text:p>
          </table:table-cell>
          <table:table-cell table:style-name="ce101" office:value-type="percentage" office:value="0.3">
            <text:p>30%</text:p>
          </table:table-cell>
          <table:table-cell table:number-columns-repeated="2"/>
          <table:table-cell table:style-name="ce52" office:value-type="string">
            <text:p>T</text:p>
          </table:table-cell>
          <table:table-cell table:style-name="ce46" table:formula="of:=20*7/365" office:value-type="float" office:value="0.383561643835616">
            <text:p>0.3836</text:p>
          </table:table-cell>
          <table:table-cell/>
          <table:table-cell table:style-name="ce52" office:value-type="string">
            <text:p>IsCall</text:p>
          </table:table-cell>
          <table:table-cell table:style-name="ce38" table:formula="of:=TRUE()" office:value-type="boolean" office:boolean-value="true">
            <text:p>TRUE</text:p>
          </table:table-cell>
          <table:table-cell/>
          <table:table-cell table:style-name="ce63" office:value-type="string">
            <text:p>Antithetic Case</text:p>
          </table:table-cell>
          <table:table-cell table:style-name="ce71" table:formula="of:=[.T67]" office:value-type="float" office:value="15141.6289781388">
            <text:p>15,142</text:p>
          </table:table-cell>
          <table:table-cell table:style-name="ce80" table:formula="of:=IF([.F66]&gt;[.G8];IF([.G12];1;[.F66]);0)*[.G9]" office:value-type="float" office:value="0">
            <text:p>0</text:p>
          </table:table-cell>
          <table:table-cell table:style-name="ce85" table:formula="of:=[.M10]+[.N10]" office:value-type="float" office:value="15141.6289781388">
            <text:p>15,142</text:p>
          </table:table-cell>
          <table:table-cell table:style-name="ce73" table:formula="of:=[.V67]" office:value-type="float" office:value="51401.9876188816">
            <text:p>51,402</text:p>
          </table:table-cell>
          <table:table-cell table:style-name="ce85" table:formula="of:=[.W67]" office:value-type="float" office:value="8896.59377208849">
            <text:p>8,897</text:p>
          </table:table-cell>
          <table:table-cell table:number-columns-repeated="2"/>
          <table:table-cell table:style-name="ce81"/>
          <table:table-cell table:number-columns-repeated="6"/>
        </table:table-row>
        <table:table-row table:style-name="ro1">
          <table:table-cell table:number-columns-repeated="4"/>
          <table:table-cell table:style-name="ce61"/>
          <table:table-cell table:style-name="ce52" office:value-type="string">
            <text:p>IsCall</text:p>
          </table:table-cell>
          <table:table-cell table:style-name="ce38" table:formula="of:=TRUE()" office:value-type="boolean" office:boolean-value="true">
            <text:p>TRUE</text:p>
          </table:table-cell>
          <table:table-cell table:number-columns-repeated="4"/>
          <table:table-cell table:style-name="ce52"/>
          <table:table-cell table:number-columns-repeated="14"/>
        </table:table-row>
        <table:table-row table:style-name="ro1">
          <table:table-cell table:number-columns-repeated="4"/>
          <table:table-cell table:style-name="ce61"/>
          <table:table-cell table:style-name="ce52" office:value-type="string">
            <text:p>IsCash</text:p>
          </table:table-cell>
          <table:table-cell table:style-name="ce103" table:formula="of:=FALSE()" office:value-type="boolean" office:boolean-value="false">
            <text:p>FALSE</text:p>
          </table:table-cell>
          <table:table-cell table:number-columns-repeated="19"/>
        </table:table-row>
        <table:table-row table:style-name="ro1">
          <table:table-cell table:number-columns-repeated="5"/>
          <table:table-cell table:style-name="ce53" office:value-type="string">
            <text:p>Option Price</text:p>
          </table:table-cell>
          <table:table-cell table:style-name="ce59" table:formula="of:=BINARYOPTION([.C8];[.G8];[.C9];0;[.C10];[.G10];[.G11];FALSE();;[.G12];0)*[.G9]" office:value-type="float" office:value="22087.8363638777">
            <text:p>22,088</text:p>
          </table:table-cell>
          <table:table-cell/>
          <table:table-cell table:style-name="ce53" office:value-type="string">
            <text:p>Option Price</text:p>
          </table:table-cell>
          <table:table-cell table:style-name="ce114" table:formula="of:=BLACK_SCHOLES([.C8];[.J8];[.C9];0;[.C10];[.J9];[.J10];FALSE();;0)" office:value-type="float" office:value="2.40102253944719">
            <text:p>2.40</text:p>
          </table:table-cell>
          <table:table-cell table:number-columns-repeated="16"/>
        </table:table-row>
        <table:table-row table:style-name="ro1" table:number-rows-repeated="3">
          <table:table-cell table:number-columns-repeated="26"/>
        </table:table-row>
        <table:table-row table:style-name="ro1">
          <table:table-cell table:number-columns-repeated="5"/>
          <table:table-cell table:style-name="ce64" office:value-type="string" table:number-columns-spanned="15" table:number-rows-spanned="1">
            <text:p>Base Case</text:p>
          </table:table-cell>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88"/>
          <table:table-cell table:number-columns-repeated="6"/>
        </table:table-row>
        <table:table-row table:style-name="ro1">
          <table:table-cell table:number-columns-repeated="5"/>
          <table:table-cell table:style-name="ce24"/>
          <table:table-cell table:style-name="ce104" office:value-type="string" table:number-columns-spanned="2" table:number-rows-spanned="1">
            <text:p>Asset or Nothing</text:p>
          </table:table-cell>
          <table:covered-table-cell table:style-name="ce108"/>
          <table:table-cell table:style-name="ce104" office:value-type="string" table:number-columns-spanned="3" table:number-rows-spanned="1">
            <text:p>Hedge Option</text:p>
          </table:table-cell>
          <table:covered-table-cell table:style-name="ce115"/>
          <table:covered-table-cell table:style-name="ce108"/>
          <table:table-cell table:style-name="ce104" office:value-type="string" table:number-columns-spanned="3" table:number-rows-spanned="1">
            <text:p>Gamma Hedge</text:p>
          </table:table-cell>
          <table:covered-table-cell table:style-name="ce115"/>
          <table:covered-table-cell table:style-name="ce108"/>
          <table:table-cell table:style-name="ce104" office:value-type="string" table:number-columns-spanned="3" table:number-rows-spanned="1">
            <text:p>Delta Hedge</text:p>
          </table:table-cell>
          <table:covered-table-cell table:style-name="ce115"/>
          <table:covered-table-cell table:style-name="ce108"/>
          <table:table-cell table:style-name="ce62" table:number-columns-repeated="2"/>
          <table:table-cell table:style-name="ce31"/>
          <table:table-cell/>
          <table:table-cell table:style-name="ce64" office:value-type="string" table:number-columns-spanned="2" table:number-rows-spanned="1">
            <text:p>Trading Volume</text:p>
          </table:table-cell>
          <table:covered-table-cell table:style-name="ce88"/>
          <table:table-cell table:number-columns-repeated="3"/>
        </table:table-row>
        <table:table-row table:style-name="ro9">
          <table:table-cell table:style-name="ce48" office:value-type="string" table:number-columns-spanned="2" table:number-rows-spanned="1">
            <text:p>Random Numbers</text:p>
          </table:table-cell>
          <table:covered-table-cell table:style-name="ce54"/>
          <table:table-cell/>
          <table:table-cell table:style-name="ce60" office:value-type="string">
            <text:p>Week</text:p>
          </table:table-cell>
          <table:table-cell table:style-name="ce60" office:value-type="string">
            <text:p>T</text:p>
          </table:table-cell>
          <table:table-cell table:style-name="ce65" office:value-type="string">
            <text:p>Stock Price</text:p>
          </table:table-cell>
          <table:table-cell table:style-name="ce105" office:value-type="string">
            <text:p>Delta</text:p>
          </table:table-cell>
          <table:table-cell table:style-name="ce109" office:value-type="string">
            <text:p>Gamma</text:p>
          </table:table-cell>
          <table:table-cell table:style-name="ce105" office:value-type="string">
            <text:p>Price</text:p>
          </table:table-cell>
          <table:table-cell table:style-name="ce75" office:value-type="string">
            <text:p>Delta</text:p>
          </table:table-cell>
          <table:table-cell table:style-name="ce109" office:value-type="string">
            <text:p>Gamma</text:p>
          </table:table-cell>
          <table:table-cell table:style-name="ce105" office:value-type="string">
            <text:p>Opt. Posn.</text:p>
          </table:table-cell>
          <table:table-cell table:style-name="ce75" office:value-type="string">
            <text:p>Opt. Purch.</text:p>
          </table:table-cell>
          <table:table-cell table:style-name="ce109" office:value-type="string">
            <text:p>Cost</text:p>
          </table:table-cell>
          <table:table-cell table:style-name="ce105" office:value-type="string">
            <text:p>Net Delta</text:p>
          </table:table-cell>
          <table:table-cell table:style-name="ce75" office:value-type="string">
            <text:p>Shares Purchased</text:p>
          </table:table-cell>
          <table:table-cell table:style-name="ce109" office:value-type="string">
            <text:p>Cost</text:p>
          </table:table-cell>
          <table:table-cell table:style-name="ce75" office:value-type="string">
            <text:p>Total Cost</text:p>
          </table:table-cell>
          <table:table-cell table:style-name="ce75" office:value-type="string">
            <text:p>Int. Cost</text:p>
          </table:table-cell>
          <table:table-cell table:style-name="ce89" office:value-type="string">
            <text:p>Cum. Cost</text:p>
          </table:table-cell>
          <table:table-cell/>
          <table:table-cell table:style-name="ce92" office:value-type="string">
            <text:p>Calls</text:p>
          </table:table-cell>
          <table:table-cell table:style-name="ce97" office:value-type="string">
            <text:p>Shares</text:p>
          </table:table-cell>
          <table:table-cell table:number-columns-repeated="3"/>
        </table:table-row>
        <table:table-row table:style-name="ro1">
          <table:table-cell table:style-name="ce49" office:value-type="string">
            <text:p>Uniform</text:p>
          </table:table-cell>
          <table:table-cell table:style-name="ce55" office:value-type="string">
            <text:p>Normal</text:p>
          </table:table-cell>
          <table:table-cell/>
          <table:table-cell table:style-name="ce33" office:value-type="float" office:value="0">
            <text:p>0</text:p>
          </table:table-cell>
          <table:table-cell table:style-name="ce43" table:formula="of:=[.D20]*7/365" office:value-type="float" office:value="0">
            <text:p>0.000</text:p>
          </table:table-cell>
          <table:table-cell table:style-name="ce66" table:formula="of:=[.C8]" office:value-type="float" office:value="49">
            <text:p>49.00</text:p>
          </table:table-cell>
          <table:table-cell table:style-name="ce106" table:formula="of:=BINARYOPTION([.F20];[.$G$8];[.$C$9];0;[.$C$10];[.$G$10]-[.E20];[.$G$11];FALSE();;[.$G$12];1)*[.$G$9]" office:value-type="float" office:value="2581.59351764175">
            <text:p>2581.6</text:p>
          </table:table-cell>
          <table:table-cell table:style-name="ce110" table:formula="of:=BINARYOPTION([.F20];[.$G$8];[.$C$9];0;[.$C$10];[.$G$10]-[.E20];[.$G$11];FALSE();;[.$G$12];2)*[.$G$9]" office:value-type="float" office:value="72.4440784467449">
            <text:p>72.4</text:p>
          </table:table-cell>
          <table:table-cell table:style-name="ce112" table:formula="of:=BLACK_SCHOLES([.F20];[.$J$8];[.$C$9];0;[.$C$10];[.$J$9]-[.E20];[.$J$10];FALSE();;0)" office:value-type="float" office:value="2.40102253944719">
            <text:p>2.401</text:p>
          </table:table-cell>
          <table:table-cell table:style-name="ce76" table:formula="of:=BLACK_SCHOLES([.F20];[.$J$8];[.$C$9];0;[.$C$10];[.$J$9]-[.E20];[.$J$10];FALSE();;1)" office:value-type="float" office:value="0.37425083652885">
            <text:p>0.374</text:p>
          </table:table-cell>
          <table:table-cell table:style-name="ce116" table:formula="of:=BLACK_SCHOLES([.F20];[.$J$8];[.$C$9];0;[.$C$10];[.$J$9]-[.E20];[.$J$10];FALSE();;2)" office:value-type="float" office:value="0.0364574413097089">
            <text:p>0.036</text:p>
          </table:table-cell>
          <table:table-cell table:style-name="ce118" table:formula="of:=[.H20]/[.K20]" office:value-type="float" office:value="1987.08619815984">
            <text:p>1,987</text:p>
          </table:table-cell>
          <table:table-cell table:style-name="ce81" table:formula="of:=[.L20]" office:value-type="float" office:value="1987.08619815984">
            <text:p>1,987</text:p>
          </table:table-cell>
          <table:table-cell table:style-name="ce120" table:formula="of:=[.M20]*[.I20]" office:value-type="float" office:value="4771.03874960619">
            <text:p>4,771</text:p>
          </table:table-cell>
          <table:table-cell table:style-name="ce118" table:formula="of:=[.G20]-[.J20]*[.L20]" office:value-type="float" office:value="1837.9248457255">
            <text:p>1,838</text:p>
          </table:table-cell>
          <table:table-cell table:style-name="ce81" table:formula="of:=[.O20]" office:value-type="float" office:value="1837.9248457255">
            <text:p>1,838</text:p>
          </table:table-cell>
          <table:table-cell table:style-name="ce120" table:formula="of:=[.P20]*[.F20]" office:value-type="float" office:value="90058.3174405494">
            <text:p>90,058</text:p>
          </table:table-cell>
          <table:table-cell table:style-name="ce81" table:formula="of:=[.N20]+[.Q20]" office:value-type="float" office:value="94829.3561901556">
            <text:p>94,829</text:p>
          </table:table-cell>
          <table:table-cell table:style-name="ce81" table:formula="of:=(EXP([.$C$9]*([.E21]-[.E20]))-1)*[.T20]" office:value-type="float" office:value="90.975870957684">
            <text:p>91</text:p>
          </table:table-cell>
          <table:table-cell table:style-name="ce84" table:formula="of:=[.R20]" office:value-type="float" office:value="94829.3561901556">
            <text:p>94,829</text:p>
          </table:table-cell>
          <table:table-cell table:style-name="ce87"/>
          <table:table-cell table:style-name="ce96" table:formula="of:=ABS([.M20])" office:value-type="float" office:value="1987.08619815984">
            <text:p>1,987</text:p>
          </table:table-cell>
          <table:table-cell table:style-name="ce99" table:formula="of:=ABS([.P20])" office:value-type="float" office:value="1837.9248457255">
            <text:p>1,838</text:p>
          </table:table-cell>
          <table:table-cell/>
          <table:table-cell table:style-name="ce87" table:number-columns-repeated="2"/>
        </table:table-row>
        <table:table-row table:style-name="ro1">
          <table:table-cell table:style-name="ce50" table:formula="of:=0.000005+0.99999*RAND()" office:value-type="float" office:value="0.808895836791992">
            <text:p>0.80890</text:p>
          </table:table-cell>
          <table:table-cell table:style-name="ce56" table:formula="of:=LEGACY.NORMSINV([.A21])" office:value-type="float" office:value="0.873834615334694">
            <text:p>0.87383</text:p>
          </table:table-cell>
          <table:table-cell/>
          <table:table-cell table:style-name="ce33" office:value-type="float" office:value="1">
            <text:p>1</text:p>
          </table:table-cell>
          <table:table-cell table:style-name="ce43" table:formula="of:=[.D21]*7/365" office:value-type="float" office:value="0.0191780821917808">
            <text:p>0.019</text:p>
          </table:table-cell>
          <table:table-cell table:style-name="ce66" table:formula="of:=[.F20]*EXP(([.$C$9]-0.5*[.$C$10]*[.$C$10])*([.E21]-[.E20])+[.$C$10]*[.B21]*SQRT([.E21]-[.E20]))" office:value-type="float" office:value="50.8164475167556">
            <text:p>50.82</text:p>
          </table:table-cell>
          <table:table-cell table:style-name="ce106" table:formula="of:=BINARYOPTION([.F21];[.$G$8];[.$C$9];0;[.$C$10];[.$G$10]-[.E21];[.$G$11];FALSE();;[.$G$12];1)*[.$G$9]" office:value-type="float" office:value="2723.98617554262">
            <text:p>2724.0</text:p>
          </table:table-cell>
          <table:table-cell table:style-name="ce110" table:formula="of:=BINARYOPTION([.F21];[.$G$8];[.$C$9];0;[.$C$10];[.$G$10]-[.E21];[.$G$11];FALSE();;[.$G$12];2)*[.$G$9]" office:value-type="float" office:value="27.955290091859">
            <text:p>28.0</text:p>
          </table:table-cell>
          <table:table-cell table:style-name="ce112" table:formula="of:=BLACK_SCHOLES([.F21];[.$J$8];[.$C$9];0;[.$C$10];[.$J$9]-[.E21];[.$J$10];FALSE();;0)" office:value-type="float" office:value="3.04050293457036">
            <text:p>3.041</text:p>
          </table:table-cell>
          <table:table-cell table:style-name="ce76" table:formula="of:=BLACK_SCHOLES([.F21];[.$J$8];[.$C$9];0;[.$C$10];[.$J$9]-[.E21];[.$J$10];FALSE();;1)" office:value-type="float" office:value="0.436154272964628">
            <text:p>0.436</text:p>
          </table:table-cell>
          <table:table-cell table:style-name="ce116" table:formula="of:=BLACK_SCHOLES([.F21];[.$J$8];[.$C$9];0;[.$C$10];[.$J$9]-[.E21];[.$J$10];FALSE();;2)" office:value-type="float" office:value="0.0372548477882389">
            <text:p>0.037</text:p>
          </table:table-cell>
          <table:table-cell table:style-name="ce118" table:formula="of:=[.H21]/[.K21]" office:value-type="float" office:value="750.379930439127">
            <text:p>750</text:p>
          </table:table-cell>
          <table:table-cell table:style-name="ce81" table:formula="of:=[.L21]-[.L20]" office:value-type="float" office:value="-1236.70626772071">
            <text:p>-1,237</text:p>
          </table:table-cell>
          <table:table-cell table:style-name="ce120" table:formula="of:=[.M21]*[.I21]" office:value-type="float" office:value="-3760.20903620638">
            <text:p>-3,760</text:p>
          </table:table-cell>
          <table:table-cell table:style-name="ce118" table:formula="of:=[.G21]-[.J21]*[.L21]" office:value-type="float" office:value="2396.7047625347">
            <text:p>2,397</text:p>
          </table:table-cell>
          <table:table-cell table:style-name="ce81" table:formula="of:=[.O21]-[.O20]" office:value-type="float" office:value="558.779916809199">
            <text:p>559</text:p>
          </table:table-cell>
          <table:table-cell table:style-name="ce120" table:formula="of:=[.P21]*[.F21]" office:value-type="float" office:value="28395.2103159517">
            <text:p>28,395</text:p>
          </table:table-cell>
          <table:table-cell table:style-name="ce81" table:formula="of:=[.N21]+[.Q21]" office:value-type="float" office:value="24635.0012797453">
            <text:p>24,635</text:p>
          </table:table-cell>
          <table:table-cell table:style-name="ce81" table:formula="of:=(EXP([.$C$9]*([.E22]-[.E21]))-1)*[.T21]" office:value-type="float" office:value="118.304492628595">
            <text:p>118</text:p>
          </table:table-cell>
          <table:table-cell table:style-name="ce84" table:formula="of:=[.T20]+[.S20]+[.Q21]" office:value-type="float" office:value="123315.542377065">
            <text:p>123,316</text:p>
          </table:table-cell>
          <table:table-cell table:style-name="ce87"/>
          <table:table-cell table:style-name="ce93" table:formula="of:=ABS([.M21])" office:value-type="float" office:value="1236.70626772071">
            <text:p>1,237</text:p>
          </table:table-cell>
          <table:table-cell table:style-name="ce84" table:formula="of:=ABS([.P21])" office:value-type="float" office:value="558.779916809199">
            <text:p>559</text:p>
          </table:table-cell>
          <table:table-cell/>
          <table:table-cell table:style-name="ce87" table:number-columns-repeated="2"/>
        </table:table-row>
        <table:table-row table:style-name="ro1">
          <table:table-cell table:style-name="ce50" table:formula="of:=0.000005+0.99999*RAND()" office:value-type="float" office:value="0.558349025878906">
            <text:p>0.55835</text:p>
          </table:table-cell>
          <table:table-cell table:style-name="ce56" table:formula="of:=LEGACY.NORMSINV([.A22])" office:value-type="float" office:value="0.146784716794888">
            <text:p>0.14678</text:p>
          </table:table-cell>
          <table:table-cell/>
          <table:table-cell table:style-name="ce33" office:value-type="float" office:value="2">
            <text:p>2</text:p>
          </table:table-cell>
          <table:table-cell table:style-name="ce43" table:formula="of:=[.D22]*7/365" office:value-type="float" office:value="0.0383561643835616">
            <text:p>0.038</text:p>
          </table:table-cell>
          <table:table-cell table:style-name="ce66" table:formula="of:=[.F21]*EXP(([.$C$9]-0.5*[.$C$10]*[.$C$10])*([.E22]-[.E21])+[.$C$10]*[.B22]*SQRT([.E22]-[.E21]))" office:value-type="float" office:value="51.1321882009654">
            <text:p>51.13</text:p>
          </table:table-cell>
          <table:table-cell table:style-name="ce106" table:formula="of:=BINARYOPTION([.F22];[.$G$8];[.$C$9];0;[.$C$10];[.$G$10]-[.E22];[.$G$11];FALSE();;[.$G$12];1)*[.$G$9]" office:value-type="float" office:value="2790.15794860545">
            <text:p>2790.2</text:p>
          </table:table-cell>
          <table:table-cell table:style-name="ce110" table:formula="of:=BINARYOPTION([.F22];[.$G$8];[.$C$9];0;[.$C$10];[.$G$10]-[.E22];[.$G$11];FALSE();;[.$G$12];2)*[.$G$9]" office:value-type="float" office:value="21.4214915320937">
            <text:p>21.4</text:p>
          </table:table-cell>
          <table:table-cell table:style-name="ce112" table:formula="of:=BLACK_SCHOLES([.F22];[.$J$8];[.$C$9];0;[.$C$10];[.$J$9]-[.E22];[.$J$10];FALSE();;0)" office:value-type="float" office:value="3.07652782593076">
            <text:p>3.077</text:p>
          </table:table-cell>
          <table:table-cell table:style-name="ce76" table:formula="of:=BLACK_SCHOLES([.F22];[.$J$8];[.$C$9];0;[.$C$10];[.$J$9]-[.E22];[.$J$10];FALSE();;1)" office:value-type="float" office:value="0.443310362550433">
            <text:p>0.443</text:p>
          </table:table-cell>
          <table:table-cell table:style-name="ce116" table:formula="of:=BLACK_SCHOLES([.F22];[.$J$8];[.$C$9];0;[.$C$10];[.$J$9]-[.E22];[.$J$10];FALSE();;2)" office:value-type="float" office:value="0.037890158845571">
            <text:p>0.038</text:p>
          </table:table-cell>
          <table:table-cell table:style-name="ce118" table:formula="of:=[.H22]/[.K22]" office:value-type="float" office:value="565.357659739599">
            <text:p>565</text:p>
          </table:table-cell>
          <table:table-cell table:style-name="ce81" table:formula="of:=[.L22]-[.L21]" office:value-type="float" office:value="-185.022270699528">
            <text:p>-185</text:p>
          </table:table-cell>
          <table:table-cell table:style-name="ce120" table:formula="of:=[.M22]*[.I22]" office:value-type="float" office:value="-569.226164223992">
            <text:p>-569</text:p>
          </table:table-cell>
          <table:table-cell table:style-name="ce118" table:formula="of:=[.G22]-[.J22]*[.L22]" office:value-type="float" office:value="2539.52903949563">
            <text:p>2,540</text:p>
          </table:table-cell>
          <table:table-cell table:style-name="ce81" table:formula="of:=[.O22]-[.O21]" office:value-type="float" office:value="142.82427696093">
            <text:p>143</text:p>
          </table:table-cell>
          <table:table-cell table:style-name="ce120" table:formula="of:=[.P22]*[.F22]" office:value-type="float" office:value="7302.91780923308">
            <text:p>7,303</text:p>
          </table:table-cell>
          <table:table-cell table:style-name="ce81" table:formula="of:=[.N22]+[.Q22]" office:value-type="float" office:value="6733.69164500909">
            <text:p>6,734</text:p>
          </table:table-cell>
          <table:table-cell table:style-name="ce81" table:formula="of:=(EXP([.$C$9]*([.E23]-[.E22]))-1)*[.T22]" office:value-type="float" office:value="125.424146179006">
            <text:p>125</text:p>
          </table:table-cell>
          <table:table-cell table:style-name="ce84" table:formula="of:=[.T21]+[.S21]+[.Q22]" office:value-type="float" office:value="130736.764678927">
            <text:p>130,737</text:p>
          </table:table-cell>
          <table:table-cell table:style-name="ce87"/>
          <table:table-cell table:style-name="ce93" table:formula="of:=ABS([.M22])" office:value-type="float" office:value="185.022270699528">
            <text:p>185</text:p>
          </table:table-cell>
          <table:table-cell table:style-name="ce84" table:formula="of:=ABS([.P22])" office:value-type="float" office:value="142.82427696093">
            <text:p>143</text:p>
          </table:table-cell>
          <table:table-cell/>
          <table:table-cell table:style-name="ce87" table:number-columns-repeated="2"/>
        </table:table-row>
        <table:table-row table:style-name="ro1">
          <table:table-cell table:style-name="ce50" table:formula="of:=0.000005+0.99999*RAND()" office:value-type="float" office:value="0.479950151672363">
            <text:p>0.47995</text:p>
          </table:table-cell>
          <table:table-cell table:style-name="ce56" table:formula="of:=LEGACY.NORMSINV([.A23])" office:value-type="float" office:value="-0.0502786923339589">
            <text:p>-0.05028</text:p>
          </table:table-cell>
          <table:table-cell/>
          <table:table-cell table:style-name="ce33" office:value-type="float" office:value="3">
            <text:p>3</text:p>
          </table:table-cell>
          <table:table-cell table:style-name="ce43" table:formula="of:=[.D23]*7/365" office:value-type="float" office:value="0.0575342465753425">
            <text:p>0.058</text:p>
          </table:table-cell>
          <table:table-cell table:style-name="ce66" table:formula="of:=[.F22]*EXP(([.$C$9]-0.5*[.$C$10]*[.$C$10])*([.E23]-[.E22])+[.$C$10]*[.B23]*SQRT([.E23]-[.E22]))" office:value-type="float" office:value="51.0303851565031">
            <text:p>51.03</text:p>
          </table:table-cell>
          <table:table-cell table:style-name="ce106" table:formula="of:=BINARYOPTION([.F23];[.$G$8];[.$C$9];0;[.$C$10];[.$G$10]-[.E23];[.$G$11];FALSE();;[.$G$12];1)*[.$G$9]" office:value-type="float" office:value="2851.37983249659">
            <text:p>2851.4</text:p>
          </table:table-cell>
          <table:table-cell table:style-name="ce110" table:formula="of:=BINARYOPTION([.F23];[.$G$8];[.$C$9];0;[.$C$10];[.$G$10]-[.E23];[.$G$11];FALSE();;[.$G$12];2)*[.$G$9]" office:value-type="float" office:value="26.6593899506493">
            <text:p>26.7</text:p>
          </table:table-cell>
          <table:table-cell table:style-name="ce112" table:formula="of:=BLACK_SCHOLES([.F23];[.$J$8];[.$C$9];0;[.$C$10];[.$J$9]-[.E23];[.$J$10];FALSE();;0)" office:value-type="float" office:value="2.92704588028088">
            <text:p>2.927</text:p>
          </table:table-cell>
          <table:table-cell table:style-name="ce76" table:formula="of:=BLACK_SCHOLES([.F23];[.$J$8];[.$C$9];0;[.$C$10];[.$J$9]-[.E23];[.$J$10];FALSE();;1)" office:value-type="float" office:value="0.434568153739018">
            <text:p>0.435</text:p>
          </table:table-cell>
          <table:table-cell table:style-name="ce116" table:formula="of:=BLACK_SCHOLES([.F23];[.$J$8];[.$C$9];0;[.$C$10];[.$J$9]-[.E23];[.$J$10];FALSE();;2)" office:value-type="float" office:value="0.0386478908290054">
            <text:p>0.039</text:p>
          </table:table-cell>
          <table:table-cell table:style-name="ce118" table:formula="of:=[.H23]/[.K23]" office:value-type="float" office:value="689.801936892281">
            <text:p>690</text:p>
          </table:table-cell>
          <table:table-cell table:style-name="ce81" table:formula="of:=[.L23]-[.L22]" office:value-type="float" office:value="124.444277152682">
            <text:p>124</text:p>
          </table:table-cell>
          <table:table-cell table:style-name="ce120" table:formula="of:=[.M23]*[.I23]" office:value-type="float" office:value="364.254108764291">
            <text:p>364</text:p>
          </table:table-cell>
          <table:table-cell table:style-name="ce118" table:formula="of:=[.G23]-[.J23]*[.L23]" office:value-type="float" office:value="2551.61387833571">
            <text:p>2,552</text:p>
          </table:table-cell>
          <table:table-cell table:style-name="ce81" table:formula="of:=[.O23]-[.O22]" office:value-type="float" office:value="12.0848388400841">
            <text:p>12</text:p>
          </table:table-cell>
          <table:table-cell table:style-name="ce120" table:formula="of:=[.P23]*[.F23]" office:value-type="float" office:value="616.69398056376">
            <text:p>617</text:p>
          </table:table-cell>
          <table:table-cell table:style-name="ce81" table:formula="of:=[.N23]+[.Q23]" office:value-type="float" office:value="980.948089328051">
            <text:p>981</text:p>
          </table:table-cell>
          <table:table-cell table:style-name="ce81" table:formula="of:=(EXP([.$C$9]*([.E24]-[.E23]))-1)*[.T23]" office:value-type="float" office:value="126.136107597352">
            <text:p>126</text:p>
          </table:table-cell>
          <table:table-cell table:style-name="ce84" table:formula="of:=[.T22]+[.S22]+[.Q23]" office:value-type="float" office:value="131478.882805669">
            <text:p>131,479</text:p>
          </table:table-cell>
          <table:table-cell table:style-name="ce87"/>
          <table:table-cell table:style-name="ce93" table:formula="of:=ABS([.M23])" office:value-type="float" office:value="124.444277152682">
            <text:p>124</text:p>
          </table:table-cell>
          <table:table-cell table:style-name="ce84" table:formula="of:=ABS([.P23])" office:value-type="float" office:value="12.0848388400841">
            <text:p>12</text:p>
          </table:table-cell>
          <table:table-cell/>
          <table:table-cell table:style-name="ce87" table:number-columns-repeated="2"/>
        </table:table-row>
        <table:table-row table:style-name="ro1">
          <table:table-cell table:style-name="ce50" table:formula="of:=0.000005+0.99999*RAND()" office:value-type="float" office:value="0.0640607559204102">
            <text:p>0.06406</text:p>
          </table:table-cell>
          <table:table-cell table:style-name="ce56" table:formula="of:=LEGACY.NORMSINV([.A24])" office:value-type="float" office:value="-1.52155144422355">
            <text:p>-1.52155</text:p>
          </table:table-cell>
          <table:table-cell/>
          <table:table-cell table:style-name="ce33" office:value-type="float" office:value="4">
            <text:p>4</text:p>
          </table:table-cell>
          <table:table-cell table:style-name="ce43" table:formula="of:=[.D24]*7/365" office:value-type="float" office:value="0.0767123287671233">
            <text:p>0.077</text:p>
          </table:table-cell>
          <table:table-cell table:style-name="ce66" table:formula="of:=[.F23]*EXP(([.$C$9]-0.5*[.$C$10]*[.$C$10])*([.E24]-[.E23])+[.$C$10]*[.B24]*SQRT([.E24]-[.E23]))" office:value-type="float" office:value="47.9090077062841">
            <text:p>47.91</text:p>
          </table:table-cell>
          <table:table-cell table:style-name="ce106" table:formula="of:=BINARYOPTION([.F24];[.$G$8];[.$C$9];0;[.$C$10];[.$G$10]-[.E24];[.$G$11];FALSE();;[.$G$12];1)*[.$G$9]" office:value-type="float" office:value="2657.88942125483">
            <text:p>2657.9</text:p>
          </table:table-cell>
          <table:table-cell table:style-name="ce110" table:formula="of:=BINARYOPTION([.F24];[.$G$8];[.$C$9];0;[.$C$10];[.$G$10]-[.E24];[.$G$11];FALSE();;[.$G$12];2)*[.$G$9]" office:value-type="float" office:value="138.708428975871">
            <text:p>138.7</text:p>
          </table:table-cell>
          <table:table-cell table:style-name="ce112" table:formula="of:=BLACK_SCHOLES([.F24];[.$J$8];[.$C$9];0;[.$C$10];[.$J$9]-[.E24];[.$J$10];FALSE();;0)" office:value-type="float" office:value="1.67127522099803">
            <text:p>1.671</text:p>
          </table:table-cell>
          <table:table-cell table:style-name="ce76" table:formula="of:=BLACK_SCHOLES([.F24];[.$J$8];[.$C$9];0;[.$C$10];[.$J$9]-[.E24];[.$J$10];FALSE();;1)" office:value-type="float" office:value="0.308129139248007">
            <text:p>0.308</text:p>
          </table:table-cell>
          <table:table-cell table:style-name="ce116" table:formula="of:=BLACK_SCHOLES([.F24];[.$J$8];[.$C$9];0;[.$C$10];[.$J$9]-[.E24];[.$J$10];FALSE();;2)" office:value-type="float" office:value="0.0376283141525414">
            <text:p>0.038</text:p>
          </table:table-cell>
          <table:table-cell table:style-name="ce118" table:formula="of:=[.H24]/[.K24]" office:value-type="float" office:value="3686.27806214121">
            <text:p>3,686</text:p>
          </table:table-cell>
          <table:table-cell table:style-name="ce81" table:formula="of:=[.L24]-[.L23]" office:value-type="float" office:value="2996.47612524893">
            <text:p>2,996</text:p>
          </table:table-cell>
          <table:table-cell table:style-name="ce120" table:formula="of:=[.M24]*[.I24]" office:value-type="float" office:value="5007.93629844072">
            <text:p>5,008</text:p>
          </table:table-cell>
          <table:table-cell table:style-name="ce118" table:formula="of:=[.G24]-[.J24]*[.L24]" office:value-type="float" office:value="1522.03973493845">
            <text:p>1,522</text:p>
          </table:table-cell>
          <table:table-cell table:style-name="ce81" table:formula="of:=[.O24]-[.O23]" office:value-type="float" office:value="-1029.57414339726">
            <text:p>-1,030</text:p>
          </table:table-cell>
          <table:table-cell table:style-name="ce120" table:formula="of:=[.P24]*[.F24]" office:value-type="float" office:value="-49325.87557021">
            <text:p>-49,326</text:p>
          </table:table-cell>
          <table:table-cell table:style-name="ce81" table:formula="of:=[.N24]+[.Q24]" office:value-type="float" office:value="-44317.9392717692">
            <text:p>-44,318</text:p>
          </table:table-cell>
          <table:table-cell table:style-name="ce81" table:formula="of:=(EXP([.$C$9]*([.E25]-[.E24]))-1)*[.T24]" office:value-type="float" office:value="78.9356484955636">
            <text:p>79</text:p>
          </table:table-cell>
          <table:table-cell table:style-name="ce84" table:formula="of:=[.T23]+[.S23]+[.Q24]" office:value-type="float" office:value="82279.1433430568">
            <text:p>82,279</text:p>
          </table:table-cell>
          <table:table-cell table:style-name="ce87"/>
          <table:table-cell table:style-name="ce93" table:formula="of:=ABS([.M24])" office:value-type="float" office:value="2996.47612524893">
            <text:p>2,996</text:p>
          </table:table-cell>
          <table:table-cell table:style-name="ce84" table:formula="of:=ABS([.P24])" office:value-type="float" office:value="1029.57414339726">
            <text:p>1,030</text:p>
          </table:table-cell>
          <table:table-cell/>
          <table:table-cell table:style-name="ce87" table:number-columns-repeated="2"/>
        </table:table-row>
        <table:table-row table:style-name="ro1">
          <table:table-cell table:style-name="ce50" table:formula="of:=0.000005+0.99999*RAND()" office:value-type="float" office:value="0.188449160461426">
            <text:p>0.18845</text:p>
          </table:table-cell>
          <table:table-cell table:style-name="ce56" table:formula="of:=LEGACY.NORMSINV([.A25])" office:value-type="float" office:value="-0.88362566296606">
            <text:p>-0.88363</text:p>
          </table:table-cell>
          <table:table-cell/>
          <table:table-cell table:style-name="ce33" office:value-type="float" office:value="5">
            <text:p>5</text:p>
          </table:table-cell>
          <table:table-cell table:style-name="ce43" table:formula="of:=[.D25]*7/365" office:value-type="float" office:value="0.0958904109589041">
            <text:p>0.096</text:p>
          </table:table-cell>
          <table:table-cell table:style-name="ce66" table:formula="of:=[.F24]*EXP(([.$C$9]-0.5*[.$C$10]*[.$C$10])*([.E25]-[.E24])+[.$C$10]*[.B25]*SQRT([.E25]-[.E24]))" office:value-type="float" office:value="46.1865565494145">
            <text:p>46.19</text:p>
          </table:table-cell>
          <table:table-cell table:style-name="ce106" table:formula="of:=BINARYOPTION([.F25];[.$G$8];[.$C$9];0;[.$C$10];[.$G$10]-[.E25];[.$G$11];FALSE();;[.$G$12];1)*[.$G$9]" office:value-type="float" office:value="2396.62971667635">
            <text:p>2396.6</text:p>
          </table:table-cell>
          <table:table-cell table:style-name="ce110" table:formula="of:=BINARYOPTION([.F25];[.$G$8];[.$C$9];0;[.$C$10];[.$G$10]-[.E25];[.$G$11];FALSE();;[.$G$12];2)*[.$G$9]" office:value-type="float" office:value="206.780066268349">
            <text:p>206.8</text:p>
          </table:table-cell>
          <table:table-cell table:style-name="ce112" table:formula="of:=BLACK_SCHOLES([.F25];[.$J$8];[.$C$9];0;[.$C$10];[.$J$9]-[.E25];[.$J$10];FALSE();;0)" office:value-type="float" office:value="1.12112968489297">
            <text:p>1.121</text:p>
          </table:table-cell>
          <table:table-cell table:style-name="ce76" table:formula="of:=BLACK_SCHOLES([.F25];[.$J$8];[.$C$9];0;[.$C$10];[.$J$9]-[.E25];[.$J$10];FALSE();;1)" office:value-type="float" office:value="0.237471054031257">
            <text:p>0.237</text:p>
          </table:table-cell>
          <table:table-cell table:style-name="ce116" table:formula="of:=BLACK_SCHOLES([.F25];[.$J$8];[.$C$9];0;[.$C$10];[.$J$9]-[.E25];[.$J$10];FALSE();;2)" office:value-type="float" office:value="0.0350897201576073">
            <text:p>0.035</text:p>
          </table:table-cell>
          <table:table-cell table:style-name="ce118" table:formula="of:=[.H25]/[.K25]" office:value-type="float" office:value="5892.89584925686">
            <text:p>5,893</text:p>
          </table:table-cell>
          <table:table-cell table:style-name="ce81" table:formula="of:=[.L25]-[.L24]" office:value-type="float" office:value="2206.61778711566">
            <text:p>2,207</text:p>
          </table:table-cell>
          <table:table-cell table:style-name="ce120" table:formula="of:=[.M25]*[.I25]" office:value-type="float" office:value="2473.90470434819">
            <text:p>2,474</text:p>
          </table:table-cell>
          <table:table-cell table:style-name="ce118" table:formula="of:=[.G25]-[.J25]*[.L25]" office:value-type="float" office:value="997.237528056905">
            <text:p>997</text:p>
          </table:table-cell>
          <table:table-cell table:style-name="ce81" table:formula="of:=[.O25]-[.O24]" office:value-type="float" office:value="-524.80220688155">
            <text:p>-525</text:p>
          </table:table-cell>
          <table:table-cell table:style-name="ce120" table:formula="of:=[.P25]*[.F25]" office:value-type="float" office:value="-24238.8068053922">
            <text:p>-24,239</text:p>
          </table:table-cell>
          <table:table-cell table:style-name="ce81" table:formula="of:=[.N25]+[.Q25]" office:value-type="float" office:value="-21764.902101044">
            <text:p>-21,765</text:p>
          </table:table-cell>
          <table:table-cell table:style-name="ce81" table:formula="of:=(EXP([.$C$9]*([.E26]-[.E25]))-1)*[.T25]" office:value-type="float" office:value="55.7575377392631">
            <text:p>56</text:p>
          </table:table-cell>
          <table:table-cell table:style-name="ce84" table:formula="of:=[.T24]+[.S24]+[.Q25]" office:value-type="float" office:value="58119.2721861601">
            <text:p>58,119</text:p>
          </table:table-cell>
          <table:table-cell table:style-name="ce87"/>
          <table:table-cell table:style-name="ce93" table:formula="of:=ABS([.M25])" office:value-type="float" office:value="2206.61778711566">
            <text:p>2,207</text:p>
          </table:table-cell>
          <table:table-cell table:style-name="ce84" table:formula="of:=ABS([.P25])" office:value-type="float" office:value="524.80220688155">
            <text:p>525</text:p>
          </table:table-cell>
          <table:table-cell/>
          <table:table-cell table:style-name="ce87" table:number-columns-repeated="2"/>
        </table:table-row>
        <table:table-row table:style-name="ro1">
          <table:table-cell table:style-name="ce50" table:formula="of:=0.000005+0.99999*RAND()" office:value-type="float" office:value="0.915065429382324">
            <text:p>0.91507</text:p>
          </table:table-cell>
          <table:table-cell table:style-name="ce56" table:formula="of:=LEGACY.NORMSINV([.A26])" office:value-type="float" office:value="1.37262440392288">
            <text:p>1.37262</text:p>
          </table:table-cell>
          <table:table-cell/>
          <table:table-cell table:style-name="ce33" office:value-type="float" office:value="6">
            <text:p>6</text:p>
          </table:table-cell>
          <table:table-cell table:style-name="ce43" table:formula="of:=[.D26]*7/365" office:value-type="float" office:value="0.115068493150685">
            <text:p>0.115</text:p>
          </table:table-cell>
          <table:table-cell table:style-name="ce66" table:formula="of:=[.F25]*EXP(([.$C$9]-0.5*[.$C$10]*[.$C$10])*([.E26]-[.E25])+[.$C$10]*[.B26]*SQRT([.E26]-[.E25]))" office:value-type="float" office:value="48.9016437371089">
            <text:p>48.90</text:p>
          </table:table-cell>
          <table:table-cell table:style-name="ce106" table:formula="of:=BINARYOPTION([.F26];[.$G$8];[.$C$9];0;[.$C$10];[.$G$10]-[.E26];[.$G$11];FALSE();;[.$G$12];1)*[.$G$9]" office:value-type="float" office:value="2907.36737932307">
            <text:p>2907.4</text:p>
          </table:table-cell>
          <table:table-cell table:style-name="ce110" table:formula="of:=BINARYOPTION([.F26];[.$G$8];[.$C$9];0;[.$C$10];[.$G$10]-[.E26];[.$G$11];FALSE();;[.$G$12];2)*[.$G$9]" office:value-type="float" office:value="127.060224704828">
            <text:p>127.1</text:p>
          </table:table-cell>
          <table:table-cell table:style-name="ce112" table:formula="of:=BLACK_SCHOLES([.F26];[.$J$8];[.$C$9];0;[.$C$10];[.$J$9]-[.E26];[.$J$10];FALSE();;0)" office:value-type="float" office:value="1.80569094570109">
            <text:p>1.806</text:p>
          </table:table-cell>
          <table:table-cell table:style-name="ce76" table:formula="of:=BLACK_SCHOLES([.F26];[.$J$8];[.$C$9];0;[.$C$10];[.$J$9]-[.E26];[.$J$10];FALSE();;1)" office:value-type="float" office:value="0.331805100201769">
            <text:p>0.332</text:p>
          </table:table-cell>
          <table:table-cell table:style-name="ce116" table:formula="of:=BLACK_SCHOLES([.F26];[.$J$8];[.$C$9];0;[.$C$10];[.$J$9]-[.E26];[.$J$10];FALSE();;2)" office:value-type="float" office:value="0.0398746014421914">
            <text:p>0.040</text:p>
          </table:table-cell>
          <table:table-cell table:style-name="ce118" table:formula="of:=[.H26]/[.K26]" office:value-type="float" office:value="3186.4951650748">
            <text:p>3,186</text:p>
          </table:table-cell>
          <table:table-cell table:style-name="ce81" table:formula="of:=[.L26]-[.L25]" office:value-type="float" office:value="-2706.40068418206">
            <text:p>-2,706</text:p>
          </table:table-cell>
          <table:table-cell table:style-name="ce120" table:formula="of:=[.M26]*[.I26]" office:value-type="float" office:value="-4886.92321086679">
            <text:p>-4,887</text:p>
          </table:table-cell>
          <table:table-cell table:style-name="ce118" table:formula="of:=[.G26]-[.J26]*[.L26]" office:value-type="float" office:value="1850.07203178297">
            <text:p>1,850</text:p>
          </table:table-cell>
          <table:table-cell table:style-name="ce81" table:formula="of:=[.O26]-[.O25]" office:value-type="float" office:value="852.834503726067">
            <text:p>853</text:p>
          </table:table-cell>
          <table:table-cell table:style-name="ce120" table:formula="of:=[.P26]*[.F26]" office:value-type="float" office:value="41705.0090679262">
            <text:p>41,705</text:p>
          </table:table-cell>
          <table:table-cell table:style-name="ce81" table:formula="of:=[.N26]+[.Q26]" office:value-type="float" office:value="36818.0858570594">
            <text:p>36,818</text:p>
          </table:table-cell>
          <table:table-cell table:style-name="ce81" table:formula="of:=(EXP([.$C$9]*([.E27]-[.E26]))-1)*[.T26]" office:value-type="float" office:value="95.8213140470198">
            <text:p>96</text:p>
          </table:table-cell>
          <table:table-cell table:style-name="ce84" table:formula="of:=[.T25]+[.S25]+[.Q26]" office:value-type="float" office:value="99880.0387918256">
            <text:p>99,880</text:p>
          </table:table-cell>
          <table:table-cell table:style-name="ce87"/>
          <table:table-cell table:style-name="ce93" table:formula="of:=ABS([.M26])" office:value-type="float" office:value="2706.40068418206">
            <text:p>2,706</text:p>
          </table:table-cell>
          <table:table-cell table:style-name="ce84" table:formula="of:=ABS([.P26])" office:value-type="float" office:value="852.834503726067">
            <text:p>853</text:p>
          </table:table-cell>
          <table:table-cell/>
          <table:table-cell table:style-name="ce87" table:number-columns-repeated="2"/>
        </table:table-row>
        <table:table-row table:style-name="ro1">
          <table:table-cell table:style-name="ce50" table:formula="of:=0.000005+0.99999*RAND()" office:value-type="float" office:value="0.745908185424805">
            <text:p>0.74591</text:p>
          </table:table-cell>
          <table:table-cell table:style-name="ce56" table:formula="of:=LEGACY.NORMSINV([.A27])" office:value-type="float" office:value="0.66166860530758">
            <text:p>0.66167</text:p>
          </table:table-cell>
          <table:table-cell/>
          <table:table-cell table:style-name="ce33" office:value-type="float" office:value="7">
            <text:p>7</text:p>
          </table:table-cell>
          <table:table-cell table:style-name="ce43" table:formula="of:=[.D27]*7/365" office:value-type="float" office:value="0.134246575342466">
            <text:p>0.134</text:p>
          </table:table-cell>
          <table:table-cell table:style-name="ce66" table:formula="of:=[.F26]*EXP(([.$C$9]-0.5*[.$C$10]*[.$C$10])*([.E27]-[.E26])+[.$C$10]*[.B27]*SQRT([.E27]-[.E26]))" office:value-type="float" office:value="50.2693850296998">
            <text:p>50.27</text:p>
          </table:table-cell>
          <table:table-cell table:style-name="ce106" table:formula="of:=BINARYOPTION([.F27];[.$G$8];[.$C$9];0;[.$C$10];[.$G$10]-[.E27];[.$G$11];FALSE();;[.$G$12];1)*[.$G$9]" office:value-type="float" office:value="3130.09836101613">
            <text:p>3130.1</text:p>
          </table:table-cell>
          <table:table-cell table:style-name="ce110" table:formula="of:=BINARYOPTION([.F27];[.$G$8];[.$C$9];0;[.$C$10];[.$G$10]-[.E27];[.$G$11];FALSE();;[.$G$12];2)*[.$G$9]" office:value-type="float" office:value="76.8176991416615">
            <text:p>76.8</text:p>
          </table:table-cell>
          <table:table-cell table:style-name="ce112" table:formula="of:=BLACK_SCHOLES([.F27];[.$J$8];[.$C$9];0;[.$C$10];[.$J$9]-[.E27];[.$J$10];FALSE();;0)" office:value-type="float" office:value="2.19070173734264">
            <text:p>2.191</text:p>
          </table:table-cell>
          <table:table-cell table:style-name="ce76" table:formula="of:=BLACK_SCHOLES([.F27];[.$J$8];[.$C$9];0;[.$C$10];[.$J$9]-[.E27];[.$J$10];FALSE();;1)" office:value-type="float" office:value="0.380490866815907">
            <text:p>0.380</text:p>
          </table:table-cell>
          <table:table-cell table:style-name="ce116" table:formula="of:=BLACK_SCHOLES([.F27];[.$J$8];[.$C$9];0;[.$C$10];[.$J$9]-[.E27];[.$J$10];FALSE();;2)" office:value-type="float" office:value="0.041763587665589">
            <text:p>0.042</text:p>
          </table:table-cell>
          <table:table-cell table:style-name="ce118" table:formula="of:=[.H27]/[.K27]" office:value-type="float" office:value="1839.34626873436">
            <text:p>1,839</text:p>
          </table:table-cell>
          <table:table-cell table:style-name="ce81" table:formula="of:=[.L27]-[.L26]" office:value-type="float" office:value="-1347.14889634045">
            <text:p>-1,347</text:p>
          </table:table-cell>
          <table:table-cell table:style-name="ce120" table:formula="of:=[.M27]*[.I27]" office:value-type="float" office:value="-2951.20142767223">
            <text:p>-2,951</text:p>
          </table:table-cell>
          <table:table-cell table:style-name="ce118" table:formula="of:=[.G27]-[.J27]*[.L27]" office:value-type="float" office:value="2430.24390485079">
            <text:p>2,430</text:p>
          </table:table-cell>
          <table:table-cell table:style-name="ce81" table:formula="of:=[.O27]-[.O26]" office:value-type="float" office:value="580.17187306782">
            <text:p>580</text:p>
          </table:table-cell>
          <table:table-cell table:style-name="ce120" table:formula="of:=[.P27]*[.F27]" office:value-type="float" office:value="29164.8832706483">
            <text:p>29,165</text:p>
          </table:table-cell>
          <table:table-cell table:style-name="ce81" table:formula="of:=[.N27]+[.Q27]" office:value-type="float" office:value="26213.6818429761">
            <text:p>26,214</text:p>
          </table:table-cell>
          <table:table-cell table:style-name="ce81" table:formula="of:=(EXP([.$C$9]*([.E28]-[.E27]))-1)*[.T27]" office:value-type="float" office:value="123.892980790071">
            <text:p>124</text:p>
          </table:table-cell>
          <table:table-cell table:style-name="ce84" table:formula="of:=[.T26]+[.S26]+[.Q27]" office:value-type="float" office:value="129140.743376521">
            <text:p>129,141</text:p>
          </table:table-cell>
          <table:table-cell table:style-name="ce87"/>
          <table:table-cell table:style-name="ce93" table:formula="of:=ABS([.M27])" office:value-type="float" office:value="1347.14889634045">
            <text:p>1,347</text:p>
          </table:table-cell>
          <table:table-cell table:style-name="ce84" table:formula="of:=ABS([.P27])" office:value-type="float" office:value="580.17187306782">
            <text:p>580</text:p>
          </table:table-cell>
          <table:table-cell/>
          <table:table-cell table:style-name="ce87" table:number-columns-repeated="2"/>
        </table:table-row>
        <table:table-row table:style-name="ro1">
          <table:table-cell table:style-name="ce50" table:formula="of:=0.000005+0.99999*RAND()" office:value-type="float" office:value="0.791195818481445">
            <text:p>0.79120</text:p>
          </table:table-cell>
          <table:table-cell table:style-name="ce56" table:formula="of:=LEGACY.NORMSINV([.A28])" office:value-type="float" office:value="0.810577463907982">
            <text:p>0.81058</text:p>
          </table:table-cell>
          <table:table-cell/>
          <table:table-cell table:style-name="ce33" office:value-type="float" office:value="8">
            <text:p>8</text:p>
          </table:table-cell>
          <table:table-cell table:style-name="ce43" table:formula="of:=[.D28]*7/365" office:value-type="float" office:value="0.153424657534247">
            <text:p>0.153</text:p>
          </table:table-cell>
          <table:table-cell table:style-name="ce66" table:formula="of:=[.F27]*EXP(([.$C$9]-0.5*[.$C$10]*[.$C$10])*([.E28]-[.E27])+[.$C$10]*[.B28]*SQRT([.E28]-[.E27]))" office:value-type="float" office:value="51.9960611854362">
            <text:p>52.00</text:p>
          </table:table-cell>
          <table:table-cell table:style-name="ce106" table:formula="of:=BINARYOPTION([.F28];[.$G$8];[.$C$9];0;[.$C$10];[.$G$10]-[.E28];[.$G$11];FALSE();;[.$G$12];1)*[.$G$9]" office:value-type="float" office:value="3300.59041953962">
            <text:p>3300.6</text:p>
          </table:table-cell>
          <table:table-cell table:style-name="ce110" table:formula="of:=BINARYOPTION([.F28];[.$G$8];[.$C$9];0;[.$C$10];[.$G$10]-[.E28];[.$G$11];FALSE();;[.$G$12];2)*[.$G$9]" office:value-type="float" office:value="-2.73561976734481">
            <text:p>-2.7</text:p>
          </table:table-cell>
          <table:table-cell table:style-name="ce112" table:formula="of:=BLACK_SCHOLES([.F28];[.$J$8];[.$C$9];0;[.$C$10];[.$J$9]-[.E28];[.$J$10];FALSE();;0)" office:value-type="float" office:value="2.79128923771857">
            <text:p>2.791</text:p>
          </table:table-cell>
          <table:table-cell table:style-name="ce76" table:formula="of:=BLACK_SCHOLES([.F28];[.$J$8];[.$C$9];0;[.$C$10];[.$J$9]-[.E28];[.$J$10];FALSE();;1)" office:value-type="float" office:value="0.447653832387114">
            <text:p>0.448</text:p>
          </table:table-cell>
          <table:table-cell table:style-name="ce116" table:formula="of:=BLACK_SCHOLES([.F28];[.$J$8];[.$C$9];0;[.$C$10];[.$J$9]-[.E28];[.$J$10];FALSE();;2)" office:value-type="float" office:value="0.0430684623166264">
            <text:p>0.043</text:p>
          </table:table-cell>
          <table:table-cell table:style-name="ce118" table:formula="of:=[.H28]/[.K28]" office:value-type="float" office:value="-63.5179344744967">
            <text:p>-64</text:p>
          </table:table-cell>
          <table:table-cell table:style-name="ce81" table:formula="of:=[.L28]-[.L27]" office:value-type="float" office:value="-1902.86420320886">
            <text:p>-1,903</text:p>
          </table:table-cell>
          <table:table-cell table:style-name="ce120" table:formula="of:=[.M28]*[.I28]" office:value-type="float" office:value="-5311.44437125679">
            <text:p>-5,311</text:p>
          </table:table-cell>
          <table:table-cell table:style-name="ce118" table:formula="of:=[.G28]-[.J28]*[.L28]" office:value-type="float" office:value="3329.02446633244">
            <text:p>3,329</text:p>
          </table:table-cell>
          <table:table-cell table:style-name="ce81" table:formula="of:=[.O28]-[.O27]" office:value-type="float" office:value="898.780561481653">
            <text:p>899</text:p>
          </table:table-cell>
          <table:table-cell table:style-name="ce120" table:formula="of:=[.P28]*[.F28]" office:value-type="float" office:value="46733.0490670807">
            <text:p>46,733</text:p>
          </table:table-cell>
          <table:table-cell table:style-name="ce81" table:formula="of:=[.N28]+[.Q28]" office:value-type="float" office:value="41421.6046958239">
            <text:p>41,422</text:p>
          </table:table-cell>
          <table:table-cell table:style-name="ce81" table:formula="of:=(EXP([.$C$9]*([.E29]-[.E28]))-1)*[.T28]" office:value-type="float" office:value="168.845844380864">
            <text:p>169</text:p>
          </table:table-cell>
          <table:table-cell table:style-name="ce84" table:formula="of:=[.T27]+[.S27]+[.Q28]" office:value-type="float" office:value="175997.685424392">
            <text:p>175,998</text:p>
          </table:table-cell>
          <table:table-cell table:style-name="ce87"/>
          <table:table-cell table:style-name="ce93" table:formula="of:=ABS([.M28])" office:value-type="float" office:value="1902.86420320886">
            <text:p>1,903</text:p>
          </table:table-cell>
          <table:table-cell table:style-name="ce84" table:formula="of:=ABS([.P28])" office:value-type="float" office:value="898.780561481653">
            <text:p>899</text:p>
          </table:table-cell>
          <table:table-cell/>
          <table:table-cell table:style-name="ce87" table:number-columns-repeated="2"/>
        </table:table-row>
        <table:table-row table:style-name="ro1">
          <table:table-cell table:style-name="ce50" table:formula="of:=0.000005+0.99999*RAND()" office:value-type="float" office:value="0.832394136962891">
            <text:p>0.83239</text:p>
          </table:table-cell>
          <table:table-cell table:style-name="ce56" table:formula="of:=LEGACY.NORMSINV([.A29])" office:value-type="float" office:value="0.963669348994762">
            <text:p>0.96367</text:p>
          </table:table-cell>
          <table:table-cell/>
          <table:table-cell table:style-name="ce33" office:value-type="float" office:value="9">
            <text:p>9</text:p>
          </table:table-cell>
          <table:table-cell table:style-name="ce43" table:formula="of:=[.D29]*7/365" office:value-type="float" office:value="0.172602739726027">
            <text:p>0.173</text:p>
          </table:table-cell>
          <table:table-cell table:style-name="ce66" table:formula="of:=[.F28]*EXP(([.$C$9]-0.5*[.$C$10]*[.$C$10])*([.E29]-[.E28])+[.$C$10]*[.B29]*SQRT([.E29]-[.E28]))" office:value-type="float" office:value="54.1252048473571">
            <text:p>54.13</text:p>
          </table:table-cell>
          <table:table-cell table:style-name="ce106" table:formula="of:=BINARYOPTION([.F29];[.$G$8];[.$C$9];0;[.$C$10];[.$G$10]-[.E29];[.$G$11];FALSE();;[.$G$12];1)*[.$G$9]" office:value-type="float" office:value="3301.22660673113">
            <text:p>3301.2</text:p>
          </table:table-cell>
          <table:table-cell table:style-name="ce110" table:formula="of:=BINARYOPTION([.F29];[.$G$8];[.$C$9];0;[.$C$10];[.$G$10]-[.E29];[.$G$11];FALSE();;[.$G$12];2)*[.$G$9]" office:value-type="float" office:value="-105.315975191842">
            <text:p>-105.3</text:p>
          </table:table-cell>
          <table:table-cell table:style-name="ce112" table:formula="of:=BLACK_SCHOLES([.F29];[.$J$8];[.$C$9];0;[.$C$10];[.$J$9]-[.E29];[.$J$10];FALSE();;0)" office:value-type="float" office:value="3.7104921166189">
            <text:p>3.710</text:p>
          </table:table-cell>
          <table:table-cell table:style-name="ce76" table:formula="of:=BLACK_SCHOLES([.F29];[.$J$8];[.$C$9];0;[.$C$10];[.$J$9]-[.E29];[.$J$10];FALSE();;1)" office:value-type="float" office:value="0.534977931329052">
            <text:p>0.535</text:p>
          </table:table-cell>
          <table:table-cell table:style-name="ce116" table:formula="of:=BLACK_SCHOLES([.F29];[.$J$8];[.$C$9];0;[.$C$10];[.$J$9]-[.E29];[.$J$10];FALSE();;2)" office:value-type="float" office:value="0.0427738358388091">
            <text:p>0.043</text:p>
          </table:table-cell>
          <table:table-cell table:style-name="ce118" table:formula="of:=[.H29]/[.K29]" office:value-type="float" office:value="-2462.15877361853">
            <text:p>-2,462</text:p>
          </table:table-cell>
          <table:table-cell table:style-name="ce81" table:formula="of:=[.L29]-[.L28]" office:value-type="float" office:value="-2398.64083914403">
            <text:p>-2,399</text:p>
          </table:table-cell>
          <table:table-cell table:style-name="ce120" table:formula="of:=[.M29]*[.I29]" office:value-type="float" office:value="-8900.13792424408">
            <text:p>-8,900</text:p>
          </table:table-cell>
          <table:table-cell table:style-name="ce118" table:formula="of:=[.G29]-[.J29]*[.L29]" office:value-type="float" office:value="4618.42721404524">
            <text:p>4,618</text:p>
          </table:table-cell>
          <table:table-cell table:style-name="ce81" table:formula="of:=[.O29]-[.O28]" office:value-type="float" office:value="1289.4027477128">
            <text:p>1,289</text:p>
          </table:table-cell>
          <table:table-cell table:style-name="ce120" table:formula="of:=[.P29]*[.F29]" office:value-type="float" office:value="69789.1878507003">
            <text:p>69,789</text:p>
          </table:table-cell>
          <table:table-cell table:style-name="ce81" table:formula="of:=[.N29]+[.Q29]" office:value-type="float" office:value="60889.0499264562">
            <text:p>60,889</text:p>
          </table:table-cell>
          <table:table-cell table:style-name="ce81" table:formula="of:=(EXP([.$C$9]*([.E30]-[.E29]))-1)*[.T29]" office:value-type="float" office:value="235.961063777004">
            <text:p>236</text:p>
          </table:table-cell>
          <table:table-cell table:style-name="ce84" table:formula="of:=[.T28]+[.S28]+[.Q29]" office:value-type="float" office:value="245955.719119473">
            <text:p>245,956</text:p>
          </table:table-cell>
          <table:table-cell table:style-name="ce87"/>
          <table:table-cell table:style-name="ce93" table:formula="of:=ABS([.M29])" office:value-type="float" office:value="2398.64083914403">
            <text:p>2,399</text:p>
          </table:table-cell>
          <table:table-cell table:style-name="ce84" table:formula="of:=ABS([.P29])" office:value-type="float" office:value="1289.4027477128">
            <text:p>1,289</text:p>
          </table:table-cell>
          <table:table-cell/>
          <table:table-cell table:style-name="ce87" table:number-columns-repeated="2"/>
        </table:table-row>
        <table:table-row table:style-name="ro1">
          <table:table-cell table:style-name="ce50" table:formula="of:=0.000005+0.99999*RAND()" office:value-type="float" office:value="0.306032213134766">
            <text:p>0.30603</text:p>
          </table:table-cell>
          <table:table-cell table:style-name="ce56" table:formula="of:=LEGACY.NORMSINV([.A30])" office:value-type="float" office:value="-0.507128831791309">
            <text:p>-0.50713</text:p>
          </table:table-cell>
          <table:table-cell/>
          <table:table-cell table:style-name="ce33" office:value-type="float" office:value="10">
            <text:p>10</text:p>
          </table:table-cell>
          <table:table-cell table:style-name="ce43" table:formula="of:=[.D30]*7/365" office:value-type="float" office:value="0.191780821917808">
            <text:p>0.192</text:p>
          </table:table-cell>
          <table:table-cell table:style-name="ce66" table:formula="of:=[.F29]*EXP(([.$C$9]-0.5*[.$C$10]*[.$C$10])*([.E30]-[.E29])+[.$C$10]*[.B30]*SQRT([.E30]-[.E29]))" office:value-type="float" office:value="53.0018568430552">
            <text:p>53.00</text:p>
          </table:table-cell>
          <table:table-cell table:style-name="ce106" table:formula="of:=BINARYOPTION([.F30];[.$G$8];[.$C$9];0;[.$C$10];[.$G$10]-[.E30];[.$G$11];FALSE();;[.$G$12];1)*[.$G$9]" office:value-type="float" office:value="3528.39090706114">
            <text:p>3528.4</text:p>
          </table:table-cell>
          <table:table-cell table:style-name="ce110" table:formula="of:=BINARYOPTION([.F30];[.$G$8];[.$C$9];0;[.$C$10];[.$G$10]-[.E30];[.$G$11];FALSE();;[.$G$12];2)*[.$G$9]" office:value-type="float" office:value="-63.890244943683">
            <text:p>-63.9</text:p>
          </table:table-cell>
          <table:table-cell table:style-name="ce112" table:formula="of:=BLACK_SCHOLES([.F30];[.$J$8];[.$C$9];0;[.$C$10];[.$J$9]-[.E30];[.$J$10];FALSE();;0)" office:value-type="float" office:value="3.00728321155297">
            <text:p>3.007</text:p>
          </table:table-cell>
          <table:table-cell table:style-name="ce76" table:formula="of:=BLACK_SCHOLES([.F30];[.$J$8];[.$C$9];0;[.$C$10];[.$J$9]-[.E30];[.$J$10];FALSE();;1)" office:value-type="float" office:value="0.481501918457111">
            <text:p>0.482</text:p>
          </table:table-cell>
          <table:table-cell table:style-name="ce116" table:formula="of:=BLACK_SCHOLES([.F30];[.$J$8];[.$C$9];0;[.$C$10];[.$J$9]-[.E30];[.$J$10];FALSE();;2)" office:value-type="float" office:value="0.0451440693967571">
            <text:p>0.045</text:p>
          </table:table-cell>
          <table:table-cell table:style-name="ce118" table:formula="of:=[.H30]/[.K30]" office:value-type="float" office:value="-1415.25223129913">
            <text:p>-1,415</text:p>
          </table:table-cell>
          <table:table-cell table:style-name="ce81" table:formula="of:=[.L30]-[.L29]" office:value-type="float" office:value="1046.9065423194">
            <text:p>1,047</text:p>
          </table:table-cell>
          <table:table-cell table:style-name="ce120" table:formula="of:=[.M30]*[.I30]" office:value-type="float" office:value="3148.3444687821">
            <text:p>3,148</text:p>
          </table:table-cell>
          <table:table-cell table:style-name="ce118" table:formula="of:=[.G30]-[.J30]*[.L30]" office:value-type="float" office:value="4209.83757153237">
            <text:p>4,210</text:p>
          </table:table-cell>
          <table:table-cell table:style-name="ce81" table:formula="of:=[.O30]-[.O29]" office:value-type="float" office:value="-408.589642512869">
            <text:p>-409</text:p>
          </table:table-cell>
          <table:table-cell table:style-name="ce120" table:formula="of:=[.P30]*[.F30]" office:value-type="float" office:value="-21656.0097400222">
            <text:p>-21,656</text:p>
          </table:table-cell>
          <table:table-cell table:style-name="ce81" table:formula="of:=[.N30]+[.Q30]" office:value-type="float" office:value="-18507.6652712401">
            <text:p>-18,508</text:p>
          </table:table-cell>
          <table:table-cell table:style-name="ce81" table:formula="of:=(EXP([.$C$9]*([.E31]-[.E30]))-1)*[.T30]" office:value-type="float" office:value="215.411440089063">
            <text:p>215</text:p>
          </table:table-cell>
          <table:table-cell table:style-name="ce84" table:formula="of:=[.T29]+[.S29]+[.Q30]" office:value-type="float" office:value="224535.670443228">
            <text:p>224,536</text:p>
          </table:table-cell>
          <table:table-cell table:style-name="ce87"/>
          <table:table-cell table:style-name="ce93" table:formula="of:=ABS([.M30])" office:value-type="float" office:value="1046.9065423194">
            <text:p>1,047</text:p>
          </table:table-cell>
          <table:table-cell table:style-name="ce84" table:formula="of:=ABS([.P30])" office:value-type="float" office:value="408.589642512869">
            <text:p>409</text:p>
          </table:table-cell>
          <table:table-cell/>
          <table:table-cell table:style-name="ce87" table:number-columns-repeated="2"/>
        </table:table-row>
        <table:table-row table:style-name="ro1">
          <table:table-cell table:style-name="ce50" table:formula="of:=0.000005+0.99999*RAND()" office:value-type="float" office:value="0.208071766967773">
            <text:p>0.20807</text:p>
          </table:table-cell>
          <table:table-cell table:style-name="ce56" table:formula="of:=LEGACY.NORMSINV([.A31])" office:value-type="float" office:value="-0.813129989413504">
            <text:p>-0.81313</text:p>
          </table:table-cell>
          <table:table-cell/>
          <table:table-cell table:style-name="ce33" office:value-type="float" office:value="11">
            <text:p>11</text:p>
          </table:table-cell>
          <table:table-cell table:style-name="ce43" table:formula="of:=[.D31]*7/365" office:value-type="float" office:value="0.210958904109589">
            <text:p>0.211</text:p>
          </table:table-cell>
          <table:table-cell table:style-name="ce66" table:formula="of:=[.F30]*EXP(([.$C$9]-0.5*[.$C$10]*[.$C$10])*([.E31]-[.E30])+[.$C$10]*[.B31]*SQRT([.E31]-[.E30]))" office:value-type="float" office:value="51.2461737978065">
            <text:p>51.25</text:p>
          </table:table-cell>
          <table:table-cell table:style-name="ce106" table:formula="of:=BINARYOPTION([.F31];[.$G$8];[.$C$9];0;[.$C$10];[.$G$10]-[.E31];[.$G$11];FALSE();;[.$G$12];1)*[.$G$9]" office:value-type="float" office:value="3706.27334599417">
            <text:p>3706.3</text:p>
          </table:table-cell>
          <table:table-cell table:style-name="ce110" table:formula="of:=BINARYOPTION([.F31];[.$G$8];[.$C$9];0;[.$C$10];[.$G$10]-[.E31];[.$G$11];FALSE();;[.$G$12];2)*[.$G$9]" office:value-type="float" office:value="55.1773399786182">
            <text:p>55.2</text:p>
          </table:table-cell>
          <table:table-cell table:style-name="ce112" table:formula="of:=BLACK_SCHOLES([.F31];[.$J$8];[.$C$9];0;[.$C$10];[.$J$9]-[.E31];[.$J$10];FALSE();;0)" office:value-type="float" office:value="2.11024185097564">
            <text:p>2.110</text:p>
          </table:table-cell>
          <table:table-cell table:style-name="ce76" table:formula="of:=BLACK_SCHOLES([.F31];[.$J$8];[.$C$9];0;[.$C$10];[.$J$9]-[.E31];[.$J$10];FALSE();;1)" office:value-type="float" office:value="0.394330056224158">
            <text:p>0.394</text:p>
          </table:table-cell>
          <table:table-cell table:style-name="ce116" table:formula="of:=BLACK_SCHOLES([.F31];[.$J$8];[.$C$9];0;[.$C$10];[.$J$9]-[.E31];[.$J$10];FALSE();;2)" office:value-type="float" office:value="0.0465634594050307">
            <text:p>0.047</text:p>
          </table:table-cell>
          <table:table-cell table:style-name="ce118" table:formula="of:=[.H31]/[.K31]" office:value-type="float" office:value="1184.99228115033">
            <text:p>1,185</text:p>
          </table:table-cell>
          <table:table-cell table:style-name="ce81" table:formula="of:=[.L31]-[.L30]" office:value-type="float" office:value="2600.24451244946">
            <text:p>2,600</text:p>
          </table:table-cell>
          <table:table-cell table:style-name="ce120" table:formula="of:=[.M31]*[.I31]" office:value-type="float" office:value="5487.14479294059">
            <text:p>5,487</text:p>
          </table:table-cell>
          <table:table-cell table:style-name="ce118" table:formula="of:=[.G31]-[.J31]*[.L31]" office:value-type="float" office:value="3238.99527314296">
            <text:p>3,239</text:p>
          </table:table-cell>
          <table:table-cell table:style-name="ce81" table:formula="of:=[.O31]-[.O30]" office:value-type="float" office:value="-970.84229838941">
            <text:p>-971</text:p>
          </table:table-cell>
          <table:table-cell table:style-name="ce120" table:formula="of:=[.P31]*[.F31]" office:value-type="float" office:value="-49751.9531535256">
            <text:p>-49,752</text:p>
          </table:table-cell>
          <table:table-cell table:style-name="ce81" table:formula="of:=[.N31]+[.Q31]" office:value-type="float" office:value="-44264.808360585">
            <text:p>-44,265</text:p>
          </table:table-cell>
          <table:table-cell table:style-name="ce81" table:formula="of:=(EXP([.$C$9]*([.E32]-[.E31]))-1)*[.T31]" office:value-type="float" office:value="167.887865030991">
            <text:p>168</text:p>
          </table:table-cell>
          <table:table-cell table:style-name="ce84" table:formula="of:=[.T30]+[.S30]+[.Q31]" office:value-type="float" office:value="174999.128729791">
            <text:p>174,999</text:p>
          </table:table-cell>
          <table:table-cell table:style-name="ce87"/>
          <table:table-cell table:style-name="ce93" table:formula="of:=ABS([.M31])" office:value-type="float" office:value="2600.24451244946">
            <text:p>2,600</text:p>
          </table:table-cell>
          <table:table-cell table:style-name="ce84" table:formula="of:=ABS([.P31])" office:value-type="float" office:value="970.84229838941">
            <text:p>971</text:p>
          </table:table-cell>
          <table:table-cell/>
          <table:table-cell table:style-name="ce87" table:number-columns-repeated="2"/>
        </table:table-row>
        <table:table-row table:style-name="ro1">
          <table:table-cell table:style-name="ce50" table:formula="of:=0.000005+0.99999*RAND()" office:value-type="float" office:value="0.68905450592041">
            <text:p>0.68905</text:p>
          </table:table-cell>
          <table:table-cell table:style-name="ce56" table:formula="of:=LEGACY.NORMSINV([.A32])" office:value-type="float" office:value="0.493172102205869">
            <text:p>0.49317</text:p>
          </table:table-cell>
          <table:table-cell/>
          <table:table-cell table:style-name="ce33" office:value-type="float" office:value="12">
            <text:p>12</text:p>
          </table:table-cell>
          <table:table-cell table:style-name="ce43" table:formula="of:=[.D32]*7/365" office:value-type="float" office:value="0.23013698630137">
            <text:p>0.230</text:p>
          </table:table-cell>
          <table:table-cell table:style-name="ce66" table:formula="of:=[.F31]*EXP(([.$C$9]-0.5*[.$C$10]*[.$C$10])*([.E32]-[.E31])+[.$C$10]*[.B32]*SQRT([.E32]-[.E31]))" office:value-type="float" office:value="52.312006925577">
            <text:p>52.31</text:p>
          </table:table-cell>
          <table:table-cell table:style-name="ce106" table:formula="of:=BINARYOPTION([.F32];[.$G$8];[.$C$9];0;[.$C$10];[.$G$10]-[.E32];[.$G$11];FALSE();;[.$G$12];1)*[.$G$9]" office:value-type="float" office:value="3912.88435951137">
            <text:p>3912.9</text:p>
          </table:table-cell>
          <table:table-cell table:style-name="ce110" table:formula="of:=BINARYOPTION([.F32];[.$G$8];[.$C$9];0;[.$C$10];[.$G$10]-[.E32];[.$G$11];FALSE();;[.$G$12];2)*[.$G$9]" office:value-type="float" office:value="-31.2366257430081">
            <text:p>-31.2</text:p>
          </table:table-cell>
          <table:table-cell table:style-name="ce112" table:formula="of:=BLACK_SCHOLES([.F32];[.$J$8];[.$C$9];0;[.$C$10];[.$J$9]-[.E32];[.$J$10];FALSE();;0)" office:value-type="float" office:value="2.42499506618723">
            <text:p>2.425</text:p>
          </table:table-cell>
          <table:table-cell table:style-name="ce76" table:formula="of:=BLACK_SCHOLES([.F32];[.$J$8];[.$C$9];0;[.$C$10];[.$J$9]-[.E32];[.$J$10];FALSE();;1)" office:value-type="float" office:value="0.437615816934782">
            <text:p>0.438</text:p>
          </table:table-cell>
          <table:table-cell table:style-name="ce116" table:formula="of:=BLACK_SCHOLES([.F32];[.$J$8];[.$C$9];0;[.$C$10];[.$J$9]-[.E32];[.$J$10];FALSE();;2)" office:value-type="float" office:value="0.0483350467459202">
            <text:p>0.048</text:p>
          </table:table-cell>
          <table:table-cell table:style-name="ce118" table:formula="of:=[.H32]/[.K32]" office:value-type="float" office:value="-646.25210578998">
            <text:p>-646</text:p>
          </table:table-cell>
          <table:table-cell table:style-name="ce81" table:formula="of:=[.L32]-[.L31]" office:value-type="float" office:value="-1831.24438694031">
            <text:p>-1,831</text:p>
          </table:table-cell>
          <table:table-cell table:style-name="ce120" table:formula="of:=[.M32]*[.I32]" office:value-type="float" office:value="-4440.75860331331">
            <text:p>-4,441</text:p>
          </table:table-cell>
          <table:table-cell table:style-name="ce118" table:formula="of:=[.G32]-[.J32]*[.L32]" office:value-type="float" office:value="4195.69450273248">
            <text:p>4,196</text:p>
          </table:table-cell>
          <table:table-cell table:style-name="ce81" table:formula="of:=[.O32]-[.O31]" office:value-type="float" office:value="956.699229589513">
            <text:p>957</text:p>
          </table:table-cell>
          <table:table-cell table:style-name="ce120" table:formula="of:=[.P32]*[.F32]" office:value-type="float" office:value="50046.8567239808">
            <text:p>50,047</text:p>
          </table:table-cell>
          <table:table-cell table:style-name="ce81" table:formula="of:=[.N32]+[.Q32]" office:value-type="float" office:value="45606.0981206675">
            <text:p>45,606</text:p>
          </table:table-cell>
          <table:table-cell table:style-name="ce81" table:formula="of:=(EXP([.$C$9]*([.E33]-[.E32]))-1)*[.T32]" office:value-type="float" office:value="216.06208351606">
            <text:p>216</text:p>
          </table:table-cell>
          <table:table-cell table:style-name="ce84" table:formula="of:=[.T31]+[.S31]+[.Q32]" office:value-type="float" office:value="225213.873318803">
            <text:p>225,214</text:p>
          </table:table-cell>
          <table:table-cell table:style-name="ce87"/>
          <table:table-cell table:style-name="ce93" table:formula="of:=ABS([.M32])" office:value-type="float" office:value="1831.24438694031">
            <text:p>1,831</text:p>
          </table:table-cell>
          <table:table-cell table:style-name="ce84" table:formula="of:=ABS([.P32])" office:value-type="float" office:value="956.699229589513">
            <text:p>957</text:p>
          </table:table-cell>
          <table:table-cell/>
          <table:table-cell table:style-name="ce87" table:number-columns-repeated="2"/>
        </table:table-row>
        <table:table-row table:style-name="ro1">
          <table:table-cell table:style-name="ce50" table:formula="of:=0.000005+0.99999*RAND()" office:value-type="float" office:value="0.717435569763184">
            <text:p>0.71744</text:p>
          </table:table-cell>
          <table:table-cell table:style-name="ce56" table:formula="of:=LEGACY.NORMSINV([.A33])" office:value-type="float" office:value="0.575240197187884">
            <text:p>0.57524</text:p>
          </table:table-cell>
          <table:table-cell/>
          <table:table-cell table:style-name="ce33" office:value-type="float" office:value="13">
            <text:p>13</text:p>
          </table:table-cell>
          <table:table-cell table:style-name="ce43" table:formula="of:=[.D33]*7/365" office:value-type="float" office:value="0.249315068493151">
            <text:p>0.249</text:p>
          </table:table-cell>
          <table:table-cell table:style-name="ce66" table:formula="of:=[.F32]*EXP(([.$C$9]-0.5*[.$C$10]*[.$C$10])*([.E33]-[.E32])+[.$C$10]*[.B33]*SQRT([.E33]-[.E32]))" office:value-type="float" office:value="53.5823887801125">
            <text:p>53.58</text:p>
          </table:table-cell>
          <table:table-cell table:style-name="ce106" table:formula="of:=BINARYOPTION([.F33];[.$G$8];[.$C$9];0;[.$C$10];[.$G$10]-[.E33];[.$G$11];FALSE();;[.$G$12];1)*[.$G$9]" office:value-type="float" office:value="4016.55432413633">
            <text:p>4016.6</text:p>
          </table:table-cell>
          <table:table-cell table:style-name="ce110" table:formula="of:=BINARYOPTION([.F33];[.$G$8];[.$C$9];0;[.$C$10];[.$G$10]-[.E33];[.$G$11];FALSE();;[.$G$12];2)*[.$G$9]" office:value-type="float" office:value="-159.308913836559">
            <text:p>-159.3</text:p>
          </table:table-cell>
          <table:table-cell table:style-name="ce112" table:formula="of:=BLACK_SCHOLES([.F33];[.$J$8];[.$C$9];0;[.$C$10];[.$J$9]-[.E33];[.$J$10];FALSE();;0)" office:value-type="float" office:value="2.87663911494965">
            <text:p>2.877</text:p>
          </table:table-cell>
          <table:table-cell table:style-name="ce76" table:formula="of:=BLACK_SCHOLES([.F33];[.$J$8];[.$C$9];0;[.$C$10];[.$J$9]-[.E33];[.$J$10];FALSE();;1)" office:value-type="float" office:value="0.493897640165172">
            <text:p>0.494</text:p>
          </table:table-cell>
          <table:table-cell table:style-name="ce116" table:formula="of:=BLACK_SCHOLES([.F33];[.$J$8];[.$C$9];0;[.$C$10];[.$J$9]-[.E33];[.$J$10];FALSE();;2)" office:value-type="float" office:value="0.0495623412926785">
            <text:p>0.050</text:p>
          </table:table-cell>
          <table:table-cell table:style-name="ce118" table:formula="of:=[.H33]/[.K33]" office:value-type="float" office:value="-3214.31372452319">
            <text:p>-3,214</text:p>
          </table:table-cell>
          <table:table-cell table:style-name="ce81" table:formula="of:=[.L33]-[.L32]" office:value-type="float" office:value="-2568.06161873321">
            <text:p>-2,568</text:p>
          </table:table-cell>
          <table:table-cell table:style-name="ce120" table:formula="of:=[.M33]*[.I33]" office:value-type="float" office:value="-7387.38650204888">
            <text:p>-7,387</text:p>
          </table:table-cell>
          <table:table-cell table:style-name="ce118" table:formula="of:=[.G33]-[.J33]*[.L33]" office:value-type="float" office:value="5604.09628742886">
            <text:p>5,604</text:p>
          </table:table-cell>
          <table:table-cell table:style-name="ce81" table:formula="of:=[.O33]-[.O32]" office:value-type="float" office:value="1408.40178469638">
            <text:p>1,408</text:p>
          </table:table-cell>
          <table:table-cell table:style-name="ce120" table:formula="of:=[.P33]*[.F33]" office:value-type="float" office:value="75465.5319862059">
            <text:p>75,466</text:p>
          </table:table-cell>
          <table:table-cell table:style-name="ce81" table:formula="of:=[.N33]+[.Q33]" office:value-type="float" office:value="68078.145484157">
            <text:p>68,078</text:p>
          </table:table-cell>
          <table:table-cell table:style-name="ce81" table:formula="of:=(EXP([.$C$9]*([.E34]-[.E33]))-1)*[.T33]" office:value-type="float" office:value="288.668280716771">
            <text:p>289</text:p>
          </table:table-cell>
          <table:table-cell table:style-name="ce84" table:formula="of:=[.T32]+[.S32]+[.Q33]" office:value-type="float" office:value="300895.467388525">
            <text:p>300,895</text:p>
          </table:table-cell>
          <table:table-cell table:style-name="ce87"/>
          <table:table-cell table:style-name="ce93" table:formula="of:=ABS([.M33])" office:value-type="float" office:value="2568.06161873321">
            <text:p>2,568</text:p>
          </table:table-cell>
          <table:table-cell table:style-name="ce84" table:formula="of:=ABS([.P33])" office:value-type="float" office:value="1408.40178469638">
            <text:p>1,408</text:p>
          </table:table-cell>
          <table:table-cell/>
          <table:table-cell table:style-name="ce87" table:number-columns-repeated="2"/>
        </table:table-row>
        <table:table-row table:style-name="ro1">
          <table:table-cell table:style-name="ce50" table:formula="of:=0.000005+0.99999*RAND()" office:value-type="float" office:value="0.620054951782227">
            <text:p>0.62005</text:p>
          </table:table-cell>
          <table:table-cell table:style-name="ce56" table:formula="of:=LEGACY.NORMSINV([.A34])" office:value-type="float" office:value="0.305625114290078">
            <text:p>0.30563</text:p>
          </table:table-cell>
          <table:table-cell/>
          <table:table-cell table:style-name="ce33" office:value-type="float" office:value="14">
            <text:p>14</text:p>
          </table:table-cell>
          <table:table-cell table:style-name="ce43" table:formula="of:=[.D34]*7/365" office:value-type="float" office:value="0.268493150684932">
            <text:p>0.268</text:p>
          </table:table-cell>
          <table:table-cell table:style-name="ce66" table:formula="of:=[.F33]*EXP(([.$C$9]-0.5*[.$C$10]*[.$C$10])*([.E34]-[.E33])+[.$C$10]*[.B34]*SQRT([.E34]-[.E33]))" office:value-type="float" office:value="54.2722844220713">
            <text:p>54.27</text:p>
          </table:table-cell>
          <table:table-cell table:style-name="ce106" table:formula="of:=BINARYOPTION([.F34];[.$G$8];[.$C$9];0;[.$C$10];[.$G$10]-[.E34];[.$G$11];FALSE();;[.$G$12];1)*[.$G$9]" office:value-type="float" office:value="4111.84114207403">
            <text:p>4111.8</text:p>
          </table:table-cell>
          <table:table-cell table:style-name="ce110" table:formula="of:=BINARYOPTION([.F34];[.$G$8];[.$C$9];0;[.$C$10];[.$G$10]-[.E34];[.$G$11];FALSE();;[.$G$12];2)*[.$G$9]" office:value-type="float" office:value="-263.033486447461">
            <text:p>-263.0</text:p>
          </table:table-cell>
          <table:table-cell table:style-name="ce112" table:formula="of:=BLACK_SCHOLES([.F34];[.$J$8];[.$C$9];0;[.$C$10];[.$J$9]-[.E34];[.$J$10];FALSE();;0)" office:value-type="float" office:value="3.07817587416173">
            <text:p>3.078</text:p>
          </table:table-cell>
          <table:table-cell table:style-name="ce76" table:formula="of:=BLACK_SCHOLES([.F34];[.$J$8];[.$C$9];0;[.$C$10];[.$J$9]-[.E34];[.$J$10];FALSE();;1)" office:value-type="float" office:value="0.523957891060743">
            <text:p>0.524</text:p>
          </table:table-cell>
          <table:table-cell table:style-name="ce116" table:formula="of:=BLACK_SCHOLES([.F34];[.$J$8];[.$C$9];0;[.$C$10];[.$J$9]-[.E34];[.$J$10];FALSE();;2)" office:value-type="float" office:value="0.0508328808165956">
            <text:p>0.051</text:p>
          </table:table-cell>
          <table:table-cell table:style-name="ce118" table:formula="of:=[.H34]/[.K34]" office:value-type="float" office:value="-5174.47530460614">
            <text:p>-5,174</text:p>
          </table:table-cell>
          <table:table-cell table:style-name="ce81" table:formula="of:=[.L34]-[.L33]" office:value-type="float" office:value="-1960.16158008294">
            <text:p>-1,960</text:p>
          </table:table-cell>
          <table:table-cell table:style-name="ce120" table:formula="of:=[.M34]*[.I34]" office:value-type="float" office:value="-6033.72208527004">
            <text:p>-6,034</text:p>
          </table:table-cell>
          <table:table-cell table:style-name="ce118" table:formula="of:=[.G34]-[.J34]*[.L34]" office:value-type="float" office:value="6823.04831002135">
            <text:p>6,823</text:p>
          </table:table-cell>
          <table:table-cell table:style-name="ce81" table:formula="of:=[.O34]-[.O33]" office:value-type="float" office:value="1218.95202259249">
            <text:p>1,219</text:p>
          </table:table-cell>
          <table:table-cell table:style-name="ce120" table:formula="of:=[.P34]*[.F34]" office:value-type="float" office:value="66155.3108669988">
            <text:p>66,155</text:p>
          </table:table-cell>
          <table:table-cell table:style-name="ce81" table:formula="of:=[.N34]+[.Q34]" office:value-type="float" office:value="60121.5887817287">
            <text:p>60,122</text:p>
          </table:table-cell>
          <table:table-cell table:style-name="ce81" table:formula="of:=(EXP([.$C$9]*([.E35]-[.E34]))-1)*[.T34]" office:value-type="float" office:value="352.412242668135">
            <text:p>352</text:p>
          </table:table-cell>
          <table:table-cell table:style-name="ce84" table:formula="of:=[.T33]+[.S33]+[.Q34]" office:value-type="float" office:value="367339.44653624">
            <text:p>367,339</text:p>
          </table:table-cell>
          <table:table-cell table:style-name="ce87"/>
          <table:table-cell table:style-name="ce93" table:formula="of:=ABS([.M34])" office:value-type="float" office:value="1960.16158008294">
            <text:p>1,960</text:p>
          </table:table-cell>
          <table:table-cell table:style-name="ce84" table:formula="of:=ABS([.P34])" office:value-type="float" office:value="1218.95202259249">
            <text:p>1,219</text:p>
          </table:table-cell>
          <table:table-cell/>
          <table:table-cell table:style-name="ce87" table:number-columns-repeated="2"/>
        </table:table-row>
        <table:table-row table:style-name="ro1">
          <table:table-cell table:style-name="ce50" table:formula="of:=0.000005+0.99999*RAND()" office:value-type="float" office:value="0.243471803588867">
            <text:p>0.24347</text:p>
          </table:table-cell>
          <table:table-cell table:style-name="ce56" table:formula="of:=LEGACY.NORMSINV([.A35])" office:value-type="float" office:value="-0.695178240222434">
            <text:p>-0.69518</text:p>
          </table:table-cell>
          <table:table-cell/>
          <table:table-cell table:style-name="ce33" office:value-type="float" office:value="15">
            <text:p>15</text:p>
          </table:table-cell>
          <table:table-cell table:style-name="ce43" table:formula="of:=[.D35]*7/365" office:value-type="float" office:value="0.287671232876712">
            <text:p>0.288</text:p>
          </table:table-cell>
          <table:table-cell table:style-name="ce66" table:formula="of:=[.F34]*EXP(([.$C$9]-0.5*[.$C$10]*[.$C$10])*([.E35]-[.E34])+[.$C$10]*[.B35]*SQRT([.E35]-[.E34]))" office:value-type="float" office:value="52.732293801558">
            <text:p>52.73</text:p>
          </table:table-cell>
          <table:table-cell table:style-name="ce106" table:formula="of:=BINARYOPTION([.F35];[.$G$8];[.$C$9];0;[.$C$10];[.$G$10]-[.E35];[.$G$11];FALSE();;[.$G$12];1)*[.$G$9]" office:value-type="float" office:value="4761.87985292468">
            <text:p>4761.9</text:p>
          </table:table-cell>
          <table:table-cell table:style-name="ce110" table:formula="of:=BINARYOPTION([.F35];[.$G$8];[.$C$9];0;[.$C$10];[.$G$10]-[.E35];[.$G$11];FALSE();;[.$G$12];2)*[.$G$9]" office:value-type="float" office:value="-132.318287310681">
            <text:p>-132.3</text:p>
          </table:table-cell>
          <table:table-cell table:style-name="ce112" table:formula="of:=BLACK_SCHOLES([.F35];[.$J$8];[.$C$9];0;[.$C$10];[.$J$9]-[.E35];[.$J$10];FALSE();;0)" office:value-type="float" office:value="2.18496894901158">
            <text:p>2.185</text:p>
          </table:table-cell>
          <table:table-cell table:style-name="ce76" table:formula="of:=BLACK_SCHOLES([.F35];[.$J$8];[.$C$9];0;[.$C$10];[.$J$9]-[.E35];[.$J$10];FALSE();;1)" office:value-type="float" office:value="0.436965095915812">
            <text:p>0.437</text:p>
          </table:table-cell>
          <table:table-cell table:style-name="ce116" table:formula="of:=BLACK_SCHOLES([.F35];[.$J$8];[.$C$9];0;[.$C$10];[.$J$9]-[.E35];[.$J$10];FALSE();;2)" office:value-type="float" office:value="0.0540431818473569">
            <text:p>0.054</text:p>
          </table:table-cell>
          <table:table-cell table:style-name="ce118" table:formula="of:=[.H35]/[.K35]" office:value-type="float" office:value="-2448.38077233146">
            <text:p>-2,448</text:p>
          </table:table-cell>
          <table:table-cell table:style-name="ce81" table:formula="of:=[.L35]-[.L34]" office:value-type="float" office:value="2726.09453227467">
            <text:p>2,726</text:p>
          </table:table-cell>
          <table:table-cell table:style-name="ce120" table:formula="of:=[.M35]*[.I35]" office:value-type="float" office:value="5956.4319050904">
            <text:p>5,956</text:p>
          </table:table-cell>
          <table:table-cell table:style-name="ce118" table:formula="of:=[.G35]-[.J35]*[.L35]" office:value-type="float" office:value="5831.73679194493">
            <text:p>5,832</text:p>
          </table:table-cell>
          <table:table-cell table:style-name="ce81" table:formula="of:=[.O35]-[.O34]" office:value-type="float" office:value="-991.311518076425">
            <text:p>-991</text:p>
          </table:table-cell>
          <table:table-cell table:style-name="ce120" table:formula="of:=[.P35]*[.F35]" office:value-type="float" office:value="-52274.1302200745">
            <text:p>-52,274</text:p>
          </table:table-cell>
          <table:table-cell table:style-name="ce81" table:formula="of:=[.N35]+[.Q35]" office:value-type="float" office:value="-46317.6983149841">
            <text:p>-46,318</text:p>
          </table:table-cell>
          <table:table-cell table:style-name="ce81" table:formula="of:=(EXP([.$C$9]*([.E36]-[.E35]))-1)*[.T35]" office:value-type="float" office:value="302.600415356539">
            <text:p>303</text:p>
          </table:table-cell>
          <table:table-cell table:style-name="ce84" table:formula="of:=[.T34]+[.S34]+[.Q35]" office:value-type="float" office:value="315417.728558834">
            <text:p>315,418</text:p>
          </table:table-cell>
          <table:table-cell table:style-name="ce87"/>
          <table:table-cell table:style-name="ce93" table:formula="of:=ABS([.M35])" office:value-type="float" office:value="2726.09453227467">
            <text:p>2,726</text:p>
          </table:table-cell>
          <table:table-cell table:style-name="ce84" table:formula="of:=ABS([.P35])" office:value-type="float" office:value="991.311518076425">
            <text:p>991</text:p>
          </table:table-cell>
          <table:table-cell/>
          <table:table-cell table:style-name="ce87" table:number-columns-repeated="2"/>
        </table:table-row>
        <table:table-row table:style-name="ro1">
          <table:table-cell table:style-name="ce50" table:formula="of:=0.000005+0.99999*RAND()" office:value-type="float" office:value="0.996119306335449">
            <text:p>0.99612</text:p>
          </table:table-cell>
          <table:table-cell table:style-name="ce56" table:formula="of:=LEGACY.NORMSINV([.A36])" office:value-type="float" office:value="2.66227745576966">
            <text:p>2.66228</text:p>
          </table:table-cell>
          <table:table-cell/>
          <table:table-cell table:style-name="ce33" office:value-type="float" office:value="16">
            <text:p>16</text:p>
          </table:table-cell>
          <table:table-cell table:style-name="ce43" table:formula="of:=[.D36]*7/365" office:value-type="float" office:value="0.306849315068493">
            <text:p>0.307</text:p>
          </table:table-cell>
          <table:table-cell table:style-name="ce66" table:formula="of:=[.F35]*EXP(([.$C$9]-0.5*[.$C$10]*[.$C$10])*([.E36]-[.E35])+[.$C$10]*[.B36]*SQRT([.E36]-[.E35]))" office:value-type="float" office:value="58.9052107417065">
            <text:p>58.91</text:p>
          </table:table-cell>
          <table:table-cell table:style-name="ce106" table:formula="of:=BINARYOPTION([.F36];[.$G$8];[.$C$9];0;[.$C$10];[.$G$10]-[.E36];[.$G$11];FALSE();;[.$G$12];1)*[.$G$9]" office:value-type="float" office:value="2303.95668108989">
            <text:p>2304.0</text:p>
          </table:table-cell>
          <table:table-cell table:style-name="ce110" table:formula="of:=BINARYOPTION([.F36];[.$G$8];[.$C$9];0;[.$C$10];[.$G$10]-[.E36];[.$G$11];FALSE();;[.$G$12];2)*[.$G$9]" office:value-type="float" office:value="-418.261884313543">
            <text:p>-418.3</text:p>
          </table:table-cell>
          <table:table-cell table:style-name="ce112" table:formula="of:=BLACK_SCHOLES([.F36];[.$J$8];[.$C$9];0;[.$C$10];[.$J$9]-[.E36];[.$J$10];FALSE();;0)" office:value-type="float" office:value="5.70538297743008">
            <text:p>5.705</text:p>
          </table:table-cell>
          <table:table-cell table:style-name="ce76" table:formula="of:=BLACK_SCHOLES([.F36];[.$J$8];[.$C$9];0;[.$C$10];[.$J$9]-[.E36];[.$J$10];FALSE();;1)" office:value-type="float" office:value="0.745195076065041">
            <text:p>0.745</text:p>
          </table:table-cell>
          <table:table-cell table:style-name="ce116" table:formula="of:=BLACK_SCHOLES([.F36];[.$J$8];[.$C$9];0;[.$C$10];[.$J$9]-[.E36];[.$J$10];FALSE();;2)" office:value-type="float" office:value="0.0413291637539863">
            <text:p>0.041</text:p>
          </table:table-cell>
          <table:table-cell table:style-name="ce118" table:formula="of:=[.H36]/[.K36]" office:value-type="float" office:value="-10120.260037277">
            <text:p>-10,120</text:p>
          </table:table-cell>
          <table:table-cell table:style-name="ce81" table:formula="of:=[.L36]-[.L35]" office:value-type="float" office:value="-7671.87926494551">
            <text:p>-7,672</text:p>
          </table:table-cell>
          <table:table-cell table:style-name="ce120" table:formula="of:=[.M36]*[.I36]" office:value-type="float" office:value="-43771.0093631189">
            <text:p>-43,771</text:p>
          </table:table-cell>
          <table:table-cell table:style-name="ce118" table:formula="of:=[.G36]-[.J36]*[.L36]" office:value-type="float" office:value="9845.5246293665">
            <text:p>9,846</text:p>
          </table:table-cell>
          <table:table-cell table:style-name="ce81" table:formula="of:=[.O36]-[.O35]" office:value-type="float" office:value="4013.78783742157">
            <text:p>4,014</text:p>
          </table:table-cell>
          <table:table-cell table:style-name="ce120" table:formula="of:=[.P36]*[.F36]" office:value-type="float" office:value="236433.018435816">
            <text:p>236,433</text:p>
          </table:table-cell>
          <table:table-cell table:style-name="ce81" table:formula="of:=[.N36]+[.Q36]" office:value-type="float" office:value="192662.009072697">
            <text:p>192,662</text:p>
          </table:table-cell>
          <table:table-cell table:style-name="ce81" table:formula="of:=(EXP([.$C$9]*([.E37]-[.E36]))-1)*[.T36]" office:value-type="float" office:value="529.716046812525">
            <text:p>530</text:p>
          </table:table-cell>
          <table:table-cell table:style-name="ce84" table:formula="of:=[.T35]+[.S35]+[.Q36]" office:value-type="float" office:value="552153.347410007">
            <text:p>552,153</text:p>
          </table:table-cell>
          <table:table-cell table:style-name="ce87"/>
          <table:table-cell table:style-name="ce93" table:formula="of:=ABS([.M36])" office:value-type="float" office:value="7671.87926494551">
            <text:p>7,672</text:p>
          </table:table-cell>
          <table:table-cell table:style-name="ce84" table:formula="of:=ABS([.P36])" office:value-type="float" office:value="4013.78783742157">
            <text:p>4,014</text:p>
          </table:table-cell>
          <table:table-cell/>
          <table:table-cell table:style-name="ce87" table:number-columns-repeated="2"/>
        </table:table-row>
        <table:table-row table:style-name="ro1">
          <table:table-cell table:style-name="ce50" table:formula="of:=0.000005+0.99999*RAND()" office:value-type="float" office:value="0.519317433776856">
            <text:p>0.51932</text:p>
          </table:table-cell>
          <table:table-cell table:style-name="ce56" table:formula="of:=LEGACY.NORMSINV([.A37])" office:value-type="float" office:value="0.048440563233789">
            <text:p>0.04844</text:p>
          </table:table-cell>
          <table:table-cell/>
          <table:table-cell table:style-name="ce33" office:value-type="float" office:value="17">
            <text:p>17</text:p>
          </table:table-cell>
          <table:table-cell table:style-name="ce43" table:formula="of:=[.D37]*7/365" office:value-type="float" office:value="0.326027397260274">
            <text:p>0.326</text:p>
          </table:table-cell>
          <table:table-cell table:style-name="ce66" table:formula="of:=[.F36]*EXP(([.$C$9]-0.5*[.$C$10]*[.$C$10])*([.E37]-[.E36])+[.$C$10]*[.B37]*SQRT([.E37]-[.E36]))" office:value-type="float" office:value="59.0295361582496">
            <text:p>59.03</text:p>
          </table:table-cell>
          <table:table-cell table:style-name="ce106" table:formula="of:=BINARYOPTION([.F37];[.$G$8];[.$C$9];0;[.$C$10];[.$G$10]-[.E37];[.$G$11];FALSE();;[.$G$12];1)*[.$G$9]" office:value-type="float" office:value="1990.86408368985">
            <text:p>1990.9</text:p>
          </table:table-cell>
          <table:table-cell table:style-name="ce110" table:formula="of:=BINARYOPTION([.F37];[.$G$8];[.$C$9];0;[.$C$10];[.$G$10]-[.E37];[.$G$11];FALSE();;[.$G$12];2)*[.$G$9]" office:value-type="float" office:value="-425.699601481329">
            <text:p>-425.7</text:p>
          </table:table-cell>
          <table:table-cell table:style-name="ce112" table:formula="of:=BLACK_SCHOLES([.F37];[.$J$8];[.$C$9];0;[.$C$10];[.$J$9]-[.E37];[.$J$10];FALSE();;0)" office:value-type="float" office:value="5.63616610611699">
            <text:p>5.636</text:p>
          </table:table-cell>
          <table:table-cell table:style-name="ce76" table:formula="of:=BLACK_SCHOLES([.F37];[.$J$8];[.$C$9];0;[.$C$10];[.$J$9]-[.E37];[.$J$10];FALSE();;1)" office:value-type="float" office:value="0.757139899152146">
            <text:p>0.757</text:p>
          </table:table-cell>
          <table:table-cell table:style-name="ce116" table:formula="of:=BLACK_SCHOLES([.F37];[.$J$8];[.$C$9];0;[.$C$10];[.$J$9]-[.E37];[.$J$10];FALSE();;2)" office:value-type="float" office:value="0.0423591310811571">
            <text:p>0.042</text:p>
          </table:table-cell>
          <table:table-cell table:style-name="ce118" table:formula="of:=[.H37]/[.K37]" office:value-type="float" office:value="-10049.7718110817">
            <text:p>-10,050</text:p>
          </table:table-cell>
          <table:table-cell table:style-name="ce81" table:formula="of:=[.L37]-[.L36]" office:value-type="float" office:value="70.4882261952316">
            <text:p>70</text:p>
          </table:table-cell>
          <table:table-cell table:style-name="ce120" table:formula="of:=[.M37]*[.I37]" office:value-type="float" office:value="397.283351361872">
            <text:p>397</text:p>
          </table:table-cell>
          <table:table-cell table:style-name="ce118" table:formula="of:=[.G37]-[.J37]*[.L37]" office:value-type="float" office:value="9599.94729923435">
            <text:p>9,600</text:p>
          </table:table-cell>
          <table:table-cell table:style-name="ce81" table:formula="of:=[.O37]-[.O36]" office:value-type="float" office:value="-245.577330132146">
            <text:p>-246</text:p>
          </table:table-cell>
          <table:table-cell table:style-name="ce120" table:formula="of:=[.P37]*[.F37]" office:value-type="float" office:value="-14496.3158886819">
            <text:p>-14,496</text:p>
          </table:table-cell>
          <table:table-cell table:style-name="ce81" table:formula="of:=[.N37]+[.Q37]" office:value-type="float" office:value="-14099.03253732">
            <text:p>-14,099</text:p>
          </table:table-cell>
          <table:table-cell table:style-name="ce81" table:formula="of:=(EXP([.$C$9]*([.E38]-[.E37]))-1)*[.T37]" office:value-type="float" office:value="516.316993650299">
            <text:p>516</text:p>
          </table:table-cell>
          <table:table-cell table:style-name="ce84" table:formula="of:=[.T36]+[.S36]+[.Q37]" office:value-type="float" office:value="538186.747568137">
            <text:p>538,187</text:p>
          </table:table-cell>
          <table:table-cell table:style-name="ce87"/>
          <table:table-cell table:style-name="ce93" table:formula="of:=ABS([.M37])" office:value-type="float" office:value="70.4882261952316">
            <text:p>70</text:p>
          </table:table-cell>
          <table:table-cell table:style-name="ce84" table:formula="of:=ABS([.P37])" office:value-type="float" office:value="245.577330132146">
            <text:p>246</text:p>
          </table:table-cell>
          <table:table-cell/>
          <table:table-cell table:style-name="ce87" table:number-columns-repeated="2"/>
        </table:table-row>
        <table:table-row table:style-name="ro1">
          <table:table-cell table:style-name="ce50" table:formula="of:=0.000005+0.99999*RAND()" office:value-type="float" office:value="0.156436541137695">
            <text:p>0.15644</text:p>
          </table:table-cell>
          <table:table-cell table:style-name="ce56" table:formula="of:=LEGACY.NORMSINV([.A38])" office:value-type="float" office:value="-1.00921177169854">
            <text:p>-1.00921</text:p>
          </table:table-cell>
          <table:table-cell/>
          <table:table-cell table:style-name="ce33" office:value-type="float" office:value="18">
            <text:p>18</text:p>
          </table:table-cell>
          <table:table-cell table:style-name="ce43" table:formula="of:=[.D38]*7/365" office:value-type="float" office:value="0.345205479452055">
            <text:p>0.345</text:p>
          </table:table-cell>
          <table:table-cell table:style-name="ce66" table:formula="of:=[.F37]*EXP(([.$C$9]-0.5*[.$C$10]*[.$C$10])*([.E38]-[.E37])+[.$C$10]*[.B38]*SQRT([.E38]-[.E37]))" office:value-type="float" office:value="56.6111311040571">
            <text:p>56.61</text:p>
          </table:table-cell>
          <table:table-cell table:style-name="ce106" table:formula="of:=BINARYOPTION([.F38];[.$G$8];[.$C$9];0;[.$C$10];[.$G$10]-[.E38];[.$G$11];FALSE();;[.$G$12];1)*[.$G$9]" office:value-type="float" office:value="3112.02429120341">
            <text:p>3112.0</text:p>
          </table:table-cell>
          <table:table-cell table:style-name="ce110" table:formula="of:=BINARYOPTION([.F38];[.$G$8];[.$C$9];0;[.$C$10];[.$G$10]-[.E38];[.$G$11];FALSE();;[.$G$12];2)*[.$G$9]" office:value-type="float" office:value="-948.938125075211">
            <text:p>-948.9</text:p>
          </table:table-cell>
          <table:table-cell table:style-name="ce112" table:formula="of:=BLACK_SCHOLES([.F38];[.$J$8];[.$C$9];0;[.$C$10];[.$J$9]-[.E38];[.$J$10];FALSE();;0)" office:value-type="float" office:value="3.75855230133288">
            <text:p>3.759</text:p>
          </table:table-cell>
          <table:table-cell table:style-name="ce76" table:formula="of:=BLACK_SCHOLES([.F38];[.$J$8];[.$C$9];0;[.$C$10];[.$J$9]-[.E38];[.$J$10];FALSE();;1)" office:value-type="float" office:value="0.644012449177484">
            <text:p>0.644</text:p>
          </table:table-cell>
          <table:table-cell table:style-name="ce116" table:formula="of:=BLACK_SCHOLES([.F38];[.$J$8];[.$C$9];0;[.$C$10];[.$J$9]-[.E38];[.$J$10];FALSE();;2)" office:value-type="float" office:value="0.0557711183697506">
            <text:p>0.056</text:p>
          </table:table-cell>
          <table:table-cell table:style-name="ce118" table:formula="of:=[.H38]/[.K38]" office:value-type="float" office:value="-17014.866346842">
            <text:p>-17,015</text:p>
          </table:table-cell>
          <table:table-cell table:style-name="ce81" table:formula="of:=[.L38]-[.L37]" office:value-type="float" office:value="-6965.09453576027">
            <text:p>-6,965</text:p>
          </table:table-cell>
          <table:table-cell table:style-name="ce120" table:formula="of:=[.M38]*[.I38]" office:value-type="float" office:value="-26178.6720963828">
            <text:p>-26,179</text:p>
          </table:table-cell>
          <table:table-cell table:style-name="ce118" table:formula="of:=[.G38]-[.J38]*[.L38]" office:value-type="float" office:value="14069.8100396607">
            <text:p>14,070</text:p>
          </table:table-cell>
          <table:table-cell table:style-name="ce81" table:formula="of:=[.O38]-[.O37]" office:value-type="float" office:value="4469.86274042632">
            <text:p>4,470</text:p>
          </table:table-cell>
          <table:table-cell table:style-name="ce120" table:formula="of:=[.P38]*[.F38]" office:value-type="float" office:value="253043.985615414">
            <text:p>253,044</text:p>
          </table:table-cell>
          <table:table-cell table:style-name="ce81" table:formula="of:=[.N38]+[.Q38]" office:value-type="float" office:value="226865.313519031">
            <text:p>226,865</text:p>
          </table:table-cell>
          <table:table-cell table:style-name="ce81" table:formula="of:=(EXP([.$C$9]*([.E39]-[.E38]))-1)*[.T38]" office:value-type="float" office:value="759.573621101159">
            <text:p>760</text:p>
          </table:table-cell>
          <table:table-cell table:style-name="ce84" table:formula="of:=[.T37]+[.S37]+[.Q38]" office:value-type="float" office:value="791747.050177202">
            <text:p>791,747</text:p>
          </table:table-cell>
          <table:table-cell table:style-name="ce87"/>
          <table:table-cell table:style-name="ce93" table:formula="of:=ABS([.M38])" office:value-type="float" office:value="6965.09453576027">
            <text:p>6,965</text:p>
          </table:table-cell>
          <table:table-cell table:style-name="ce84" table:formula="of:=ABS([.P38])" office:value-type="float" office:value="4469.86274042632">
            <text:p>4,470</text:p>
          </table:table-cell>
          <table:table-cell/>
          <table:table-cell table:style-name="ce87" table:number-columns-repeated="2"/>
        </table:table-row>
        <table:table-row table:style-name="ro1">
          <table:table-cell table:style-name="ce50" table:formula="of:=0.000005+0.99999*RAND()" office:value-type="float" office:value="0.47421290435791">
            <text:p>0.47421</text:p>
          </table:table-cell>
          <table:table-cell table:style-name="ce56" table:formula="of:=LEGACY.NORMSINV([.A39])" office:value-type="float" office:value="-0.0646837407437796">
            <text:p>-0.06468</text:p>
          </table:table-cell>
          <table:table-cell/>
          <table:table-cell table:style-name="ce33" office:value-type="float" office:value="19">
            <text:p>19</text:p>
          </table:table-cell>
          <table:table-cell table:style-name="ce43" table:formula="of:=[.D39]*7/365" office:value-type="float" office:value="0.364383561643836">
            <text:p>0.364</text:p>
          </table:table-cell>
          <table:table-cell table:style-name="ce66" table:formula="of:=[.F38]*EXP(([.$C$9]-0.5*[.$C$10]*[.$C$10])*([.E39]-[.E38])+[.$C$10]*[.B39]*SQRT([.E39]-[.E38]))" office:value-type="float" office:value="56.4646174106514">
            <text:p>56.46</text:p>
          </table:table-cell>
          <table:table-cell table:style-name="ce106" table:formula="of:=BINARYOPTION([.F39];[.$G$8];[.$C$9];0;[.$C$10];[.$G$10]-[.E39];[.$G$11];FALSE();;[.$G$12];1)*[.$G$9]" office:value-type="float" office:value="2210.66464378359">
            <text:p>2210.7</text:p>
          </table:table-cell>
          <table:table-cell table:style-name="ce110" table:formula="of:=BINARYOPTION([.F39];[.$G$8];[.$C$9];0;[.$C$10];[.$G$10]-[.E39];[.$G$11];FALSE();;[.$G$12];2)*[.$G$9]" office:value-type="float" office:value="-1042.49562793557">
            <text:p>-1042.5</text:p>
          </table:table-cell>
          <table:table-cell table:style-name="ce112" table:formula="of:=BLACK_SCHOLES([.F39];[.$J$8];[.$C$9];0;[.$C$10];[.$J$9]-[.E39];[.$J$10];FALSE();;0)" office:value-type="float" office:value="3.47372535060195">
            <text:p>3.474</text:p>
          </table:table-cell>
          <table:table-cell table:style-name="ce76" table:formula="of:=BLACK_SCHOLES([.F39];[.$J$8];[.$C$9];0;[.$C$10];[.$J$9]-[.E39];[.$J$10];FALSE();;1)" office:value-type="float" office:value="0.638517773582782">
            <text:p>0.639</text:p>
          </table:table-cell>
          <table:table-cell table:style-name="ce116" table:formula="of:=BLACK_SCHOLES([.F39];[.$J$8];[.$C$9];0;[.$C$10];[.$J$9]-[.E39];[.$J$10];FALSE();;2)" office:value-type="float" office:value="0.0600575114231034">
            <text:p>0.060</text:p>
          </table:table-cell>
          <table:table-cell table:style-name="ce118" table:formula="of:=[.H39]/[.K39]" office:value-type="float" office:value="-17358.2888007334">
            <text:p>-17,358</text:p>
          </table:table-cell>
          <table:table-cell table:style-name="ce81" table:formula="of:=[.L39]-[.L38]" office:value-type="float" office:value="-343.422453891395">
            <text:p>-343</text:p>
          </table:table-cell>
          <table:table-cell table:style-name="ce120" table:formula="of:=[.M39]*[.I39]" office:value-type="float" office:value="-1192.95528404847">
            <text:p>-1,193</text:p>
          </table:table-cell>
          <table:table-cell table:style-name="ce118" table:formula="of:=[.G39]-[.J39]*[.L39]" office:value-type="float" office:value="13294.2405620348">
            <text:p>13,294</text:p>
          </table:table-cell>
          <table:table-cell table:style-name="ce81" table:formula="of:=[.O39]-[.O38]" office:value-type="float" office:value="-775.569477625855">
            <text:p>-776</text:p>
          </table:table-cell>
          <table:table-cell table:style-name="ce120" table:formula="of:=[.P39]*[.F39]" office:value-type="float" office:value="-43792.2338295227">
            <text:p>-43,792</text:p>
          </table:table-cell>
          <table:table-cell table:style-name="ce81" table:formula="of:=[.N39]+[.Q39]" office:value-type="float" office:value="-44985.1891135712">
            <text:p>-44,985</text:p>
          </table:table-cell>
          <table:table-cell table:style-name="ce81" table:formula="of:=(EXP([.$C$9]*([.E40]-[.E39]))-1)*[.T39]" office:value-type="float" office:value="714.542481822414">
            <text:p>715</text:p>
          </table:table-cell>
          <table:table-cell table:style-name="ce84" table:formula="of:=[.T38]+[.S38]+[.Q39]" office:value-type="float" office:value="748714.38996878">
            <text:p>748,714</text:p>
          </table:table-cell>
          <table:table-cell table:style-name="ce87"/>
          <table:table-cell table:style-name="ce93" table:formula="of:=ABS([.M39])" office:value-type="float" office:value="343.422453891395">
            <text:p>343</text:p>
          </table:table-cell>
          <table:table-cell table:style-name="ce84" table:formula="of:=ABS([.P39])" office:value-type="float" office:value="775.569477625855">
            <text:p>776</text:p>
          </table:table-cell>
          <table:table-cell/>
          <table:table-cell table:style-name="ce87" table:number-columns-repeated="2"/>
        </table:table-row>
        <table:table-row table:style-name="ro1">
          <table:table-cell table:style-name="ce51" table:formula="of:=0.000005+0.99999*RAND()" office:value-type="float" office:value="0.785977364807129">
            <text:p>0.78598</text:p>
          </table:table-cell>
          <table:table-cell table:style-name="ce57" table:formula="of:=LEGACY.NORMSINV([.A40])" office:value-type="float" office:value="0.792541042514285">
            <text:p>0.79254</text:p>
          </table:table-cell>
          <table:table-cell/>
          <table:table-cell table:style-name="ce33" office:value-type="float" office:value="20">
            <text:p>20</text:p>
          </table:table-cell>
          <table:table-cell table:style-name="ce43" table:formula="of:=[.D40]*7/365-0.0001" office:value-type="float" office:value="0.383461643835616">
            <text:p>0.383</text:p>
          </table:table-cell>
          <table:table-cell table:style-name="ce67" table:formula="of:=[.F39]*EXP(([.$C$9]-0.5*[.$C$10]*[.$C$10])*([.E40]-[.E39])+[.$C$10]*[.B40]*SQRT([.E40]-[.E39]))" office:value-type="float" office:value="58.3552972266801">
            <text:p>58.36</text:p>
          </table:table-cell>
          <table:table-cell table:style-name="ce107" table:formula="of:=BINARYOPTION([.F40];[.$G$8];[.$C$9];0;[.$C$10];[.$G$10]-[.E40];[.$G$11];FALSE();;[.$G$12];1)*[.$G$9]" office:value-type="float" office:value="999.999999999806">
            <text:p>1000.0</text:p>
          </table:table-cell>
          <table:table-cell table:style-name="ce111" table:formula="of:=BINARYOPTION([.F40];[.$G$8];[.$C$9];0;[.$C$10];[.$G$10]-[.E40];[.$G$11];FALSE();;[.$G$12];2)*[.$G$9]" office:value-type="float" office:value="0">
            <text:p>0.0</text:p>
          </table:table-cell>
          <table:table-cell table:style-name="ce113" table:formula="of:=BLACK_SCHOLES([.F40];[.$J$8];[.$C$9];0;[.$C$10];[.$J$9]-[.E40];[.$J$10];FALSE();;0)" office:value-type="float" office:value="4.59544760417533">
            <text:p>4.595</text:p>
          </table:table-cell>
          <table:table-cell table:style-name="ce77" table:formula="of:=BLACK_SCHOLES([.F40];[.$J$8];[.$C$9];0;[.$C$10];[.$J$9]-[.E40];[.$J$10];FALSE();;1)" office:value-type="float" office:value="0.753744119742057">
            <text:p>0.754</text:p>
          </table:table-cell>
          <table:table-cell table:style-name="ce117" table:formula="of:=BLACK_SCHOLES([.F40];[.$J$8];[.$C$9];0;[.$C$10];[.$J$9]-[.E40];[.$J$10];FALSE();;2)" office:value-type="float" office:value="0.0527461017455216">
            <text:p>0.053</text:p>
          </table:table-cell>
          <table:table-cell table:style-name="ce119" table:formula="of:=[.H40]/[.K40]" office:value-type="float" office:value="0">
            <text:p>0</text:p>
          </table:table-cell>
          <table:table-cell table:style-name="ce82" table:formula="of:=[.L40]-[.L39]" office:value-type="float" office:value="17358.2888007334">
            <text:p>17,358</text:p>
          </table:table-cell>
          <table:table-cell table:style-name="ce121" table:formula="of:=[.M40]*[.I40]" office:value-type="float" office:value="79769.1066819137">
            <text:p>79,769</text:p>
          </table:table-cell>
          <table:table-cell table:style-name="ce119" table:formula="of:=[.G40]-[.J40]*[.L40]" office:value-type="float" office:value="999.999999999806">
            <text:p>1,000</text:p>
          </table:table-cell>
          <table:table-cell table:style-name="ce82" table:formula="of:=[.O40]-[.O39]" office:value-type="float" office:value="-12294.240562035">
            <text:p>-12,294</text:p>
          </table:table-cell>
          <table:table-cell table:style-name="ce121" table:formula="of:=[.P40]*[.F40]" office:value-type="float" office:value="-717434.06217386">
            <text:p>-717,434</text:p>
          </table:table-cell>
          <table:table-cell table:style-name="ce82" table:formula="of:=[.N40]+[.Q40]" office:value-type="float" office:value="-637664.955491946">
            <text:p>-637,665</text:p>
          </table:table-cell>
          <table:table-cell table:style-name="ce82"/>
          <table:table-cell table:style-name="ce85" table:formula="of:=[.T39]+[.S39]+[.Q40]" office:value-type="float" office:value="31994.870276743">
            <text:p>31,995</text:p>
          </table:table-cell>
          <table:table-cell table:style-name="ce87"/>
          <table:table-cell table:style-name="ce94" table:formula="of:=ABS([.M40])" office:value-type="float" office:value="17358.2888007334">
            <text:p>17,358</text:p>
          </table:table-cell>
          <table:table-cell table:style-name="ce98" table:formula="of:=ABS([.P40])" office:value-type="float" office:value="12294.240562035">
            <text:p>12,294</text:p>
          </table:table-cell>
          <table:table-cell/>
          <table:table-cell table:style-name="ce87" table:number-columns-repeated="2"/>
        </table:table-row>
        <table:table-row table:style-name="ro1">
          <table:table-cell table:number-columns-repeated="19"/>
          <table:table-cell table:style-name="ce90" table:formula="of:=[.T40]-[.O40]*[.F40]" office:value-type="float" office:value="-26360.4269499258">
            <text:p>-26,360</text:p>
          </table:table-cell>
          <table:table-cell/>
          <table:table-cell table:style-name="ce95" table:formula="of:=SUM([.V20:.V40])" office:value-type="float" office:value="62233.2940032985">
            <text:p>62,233</text:p>
          </table:table-cell>
          <table:table-cell table:style-name="ce85" table:formula="of:=SUM([.W20:.W40])" office:value-type="float" office:value="35481.0143581008">
            <text:p>35,481</text:p>
          </table:table-cell>
          <table:table-cell table:number-columns-repeated="3"/>
        </table:table-row>
        <table:table-row table:style-name="ro1">
          <table:table-cell table:number-columns-repeated="26"/>
        </table:table-row>
        <table:table-row table:style-name="ro1">
          <table:table-cell table:number-columns-repeated="5"/>
          <table:table-cell table:style-name="ce64" office:value-type="string" table:number-columns-spanned="15" table:number-rows-spanned="1">
            <text:p>Antithetic Case</text:p>
          </table:table-cell>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74"/>
          <table:covered-table-cell table:style-name="ce88"/>
          <table:table-cell table:number-columns-repeated="6"/>
        </table:table-row>
        <table:table-row table:style-name="ro1">
          <table:table-cell table:number-columns-repeated="5"/>
          <table:table-cell table:style-name="ce24"/>
          <table:table-cell table:style-name="ce104" office:value-type="string" table:number-columns-spanned="2" table:number-rows-spanned="1">
            <text:p>Asset or Nothing</text:p>
          </table:table-cell>
          <table:covered-table-cell table:style-name="ce108"/>
          <table:table-cell table:style-name="ce104" office:value-type="string" table:number-columns-spanned="3" table:number-rows-spanned="1">
            <text:p>Hedge Option</text:p>
          </table:table-cell>
          <table:covered-table-cell table:style-name="ce115"/>
          <table:covered-table-cell table:style-name="ce108"/>
          <table:table-cell table:style-name="ce104" office:value-type="string" table:number-columns-spanned="3" table:number-rows-spanned="1">
            <text:p>Gamma Hedge</text:p>
          </table:table-cell>
          <table:covered-table-cell table:style-name="ce115"/>
          <table:covered-table-cell table:style-name="ce108"/>
          <table:table-cell table:style-name="ce104" office:value-type="string" table:number-columns-spanned="3" table:number-rows-spanned="1">
            <text:p>Delta Hedge</text:p>
          </table:table-cell>
          <table:covered-table-cell table:style-name="ce115"/>
          <table:covered-table-cell table:style-name="ce108"/>
          <table:table-cell table:style-name="ce62" table:number-columns-repeated="2"/>
          <table:table-cell table:style-name="ce31"/>
          <table:table-cell/>
          <table:table-cell table:style-name="ce64" office:value-type="string" table:number-columns-spanned="2" table:number-rows-spanned="1">
            <text:p>Trading Volume</text:p>
          </table:table-cell>
          <table:covered-table-cell table:style-name="ce88"/>
          <table:table-cell table:number-columns-repeated="3"/>
        </table:table-row>
        <table:table-row table:style-name="ro9">
          <table:table-cell table:number-columns-repeated="3"/>
          <table:table-cell table:style-name="ce60" office:value-type="string">
            <text:p>Week</text:p>
          </table:table-cell>
          <table:table-cell table:style-name="ce60" office:value-type="string">
            <text:p>T</text:p>
          </table:table-cell>
          <table:table-cell table:style-name="ce65" office:value-type="string">
            <text:p>Stock Price</text:p>
          </table:table-cell>
          <table:table-cell table:style-name="ce105" office:value-type="string">
            <text:p>Delta</text:p>
          </table:table-cell>
          <table:table-cell table:style-name="ce109" office:value-type="string">
            <text:p>Gamma</text:p>
          </table:table-cell>
          <table:table-cell table:style-name="ce105" office:value-type="string">
            <text:p>Price</text:p>
          </table:table-cell>
          <table:table-cell table:style-name="ce75" office:value-type="string">
            <text:p>Delta</text:p>
          </table:table-cell>
          <table:table-cell table:style-name="ce109" office:value-type="string">
            <text:p>Gamma</text:p>
          </table:table-cell>
          <table:table-cell table:style-name="ce105" office:value-type="string">
            <text:p>Opt. Posn.</text:p>
          </table:table-cell>
          <table:table-cell table:style-name="ce75" office:value-type="string">
            <text:p>Opt. Purch.</text:p>
          </table:table-cell>
          <table:table-cell table:style-name="ce109" office:value-type="string">
            <text:p>Cost</text:p>
          </table:table-cell>
          <table:table-cell table:style-name="ce105" office:value-type="string">
            <text:p>Net Delta</text:p>
          </table:table-cell>
          <table:table-cell table:style-name="ce75" office:value-type="string">
            <text:p>Shares Purchased</text:p>
          </table:table-cell>
          <table:table-cell table:style-name="ce109" office:value-type="string">
            <text:p>Cost</text:p>
          </table:table-cell>
          <table:table-cell table:style-name="ce75" office:value-type="string">
            <text:p>Total Cost</text:p>
          </table:table-cell>
          <table:table-cell table:style-name="ce75" office:value-type="string">
            <text:p>Int. Cost</text:p>
          </table:table-cell>
          <table:table-cell table:style-name="ce89" office:value-type="string">
            <text:p>Cum. Cost</text:p>
          </table:table-cell>
          <table:table-cell/>
          <table:table-cell table:style-name="ce92" office:value-type="string">
            <text:p>Calls</text:p>
          </table:table-cell>
          <table:table-cell table:style-name="ce97" office:value-type="string">
            <text:p>Shares</text:p>
          </table:table-cell>
          <table:table-cell table:number-columns-repeated="3"/>
        </table:table-row>
        <table:table-row table:style-name="ro1">
          <table:table-cell table:number-columns-repeated="3"/>
          <table:table-cell table:style-name="ce102" table:formula="of:=[.D20]" office:value-type="float" office:value="0">
            <text:p>0</text:p>
          </table:table-cell>
          <table:table-cell table:style-name="ce43" table:formula="of:=[.E20]" office:value-type="float" office:value="0">
            <text:p>0.000</text:p>
          </table:table-cell>
          <table:table-cell table:style-name="ce66" table:formula="of:=[.C8]" office:value-type="float" office:value="49">
            <text:p>49.00</text:p>
          </table:table-cell>
          <table:table-cell table:style-name="ce106" table:formula="of:=BINARYOPTION([.F46];[.$G$8];[.$C$9];0;[.$C$10];[.$G$10]-[.E46];[.$G$11];FALSE();;[.$G$12];1)*[.$G$9]" office:value-type="float" office:value="2581.59351764175">
            <text:p>2581.6</text:p>
          </table:table-cell>
          <table:table-cell table:style-name="ce110" table:formula="of:=BINARYOPTION([.F46];[.$G$8];[.$C$9];0;[.$C$10];[.$G$10]-[.E46];[.$G$11];FALSE();;[.$G$12];2)*[.$G$9]" office:value-type="float" office:value="72.4440784467449">
            <text:p>72.4</text:p>
          </table:table-cell>
          <table:table-cell table:style-name="ce112" table:formula="of:=BLACK_SCHOLES([.F46];[.$J$8];[.$C$9];0;[.$C$10];[.$J$9]-[.E46];[.$J$10];FALSE();;0)" office:value-type="float" office:value="2.40102253944719">
            <text:p>2.401</text:p>
          </table:table-cell>
          <table:table-cell table:style-name="ce76" table:formula="of:=BLACK_SCHOLES([.F46];[.$J$8];[.$C$9];0;[.$C$10];[.$J$9]-[.E46];[.$J$10];FALSE();;1)" office:value-type="float" office:value="0.37425083652885">
            <text:p>0.374</text:p>
          </table:table-cell>
          <table:table-cell table:style-name="ce116" table:formula="of:=BLACK_SCHOLES([.F46];[.$J$8];[.$C$9];0;[.$C$10];[.$J$9]-[.E46];[.$J$10];FALSE();;2)" office:value-type="float" office:value="0.0364574413097089">
            <text:p>0.036</text:p>
          </table:table-cell>
          <table:table-cell table:style-name="ce118" table:formula="of:=[.H46]/[.K46]" office:value-type="float" office:value="1987.08619815984">
            <text:p>1,987</text:p>
          </table:table-cell>
          <table:table-cell table:style-name="ce81" table:formula="of:=[.L46]" office:value-type="float" office:value="1987.08619815984">
            <text:p>1,987</text:p>
          </table:table-cell>
          <table:table-cell table:style-name="ce120" table:formula="of:=[.M46]*[.I46]" office:value-type="float" office:value="4771.03874960619">
            <text:p>4,771</text:p>
          </table:table-cell>
          <table:table-cell table:style-name="ce118" table:formula="of:=[.G46]-[.J46]*[.L46]" office:value-type="float" office:value="1837.9248457255">
            <text:p>1,838</text:p>
          </table:table-cell>
          <table:table-cell table:style-name="ce81" table:formula="of:=[.O46]" office:value-type="float" office:value="1837.9248457255">
            <text:p>1,838</text:p>
          </table:table-cell>
          <table:table-cell table:style-name="ce120" table:formula="of:=[.P46]*[.F46]" office:value-type="float" office:value="90058.3174405494">
            <text:p>90,058</text:p>
          </table:table-cell>
          <table:table-cell table:style-name="ce81" table:formula="of:=[.N46]+[.Q46]" office:value-type="float" office:value="94829.3561901556">
            <text:p>94,829</text:p>
          </table:table-cell>
          <table:table-cell table:style-name="ce81" table:formula="of:=(EXP([.$C$9]*([.E47]-[.E46]))-1)*[.T46]" office:value-type="float" office:value="90.975870957684">
            <text:p>91</text:p>
          </table:table-cell>
          <table:table-cell table:style-name="ce84" table:formula="of:=[.R46]" office:value-type="float" office:value="94829.3561901556">
            <text:p>94,829</text:p>
          </table:table-cell>
          <table:table-cell/>
          <table:table-cell table:style-name="ce96" table:formula="of:=ABS([.M46])" office:value-type="float" office:value="1987.08619815984">
            <text:p>1,987</text:p>
          </table:table-cell>
          <table:table-cell table:style-name="ce99" table:formula="of:=ABS([.P46])" office:value-type="float" office:value="1837.9248457255">
            <text:p>1,838</text:p>
          </table:table-cell>
          <table:table-cell table:number-columns-repeated="3"/>
        </table:table-row>
        <table:table-row table:style-name="ro1">
          <table:table-cell table:number-columns-repeated="3"/>
          <table:table-cell table:style-name="ce102" table:formula="of:=[.D21]" office:value-type="float" office:value="1">
            <text:p>1</text:p>
          </table:table-cell>
          <table:table-cell table:style-name="ce43" table:formula="of:=[.E21]" office:value-type="float" office:value="0.0191780821917808">
            <text:p>0.019</text:p>
          </table:table-cell>
          <table:table-cell table:style-name="ce66" table:formula="of:=[.F46]*EXP(([.$C$9]-0.5*[.$C$10]*[.$C$10])*([.E21]-[.E20])-[.$C$10]*[.B21]*SQRT([.E21]-[.E20]))" office:value-type="float" office:value="47.2575441075189">
            <text:p>47.26</text:p>
          </table:table-cell>
          <table:table-cell table:style-name="ce106" table:formula="of:=BINARYOPTION([.F47];[.$G$8];[.$C$9];0;[.$C$10];[.$G$10]-[.E47];[.$G$11];FALSE();;[.$G$12];1)*[.$G$9]" office:value-type="float" office:value="2449.50283150547">
            <text:p>2449.5</text:p>
          </table:table-cell>
          <table:table-cell table:style-name="ce110" table:formula="of:=BINARYOPTION([.F47];[.$G$8];[.$C$9];0;[.$C$10];[.$G$10]-[.E47];[.$G$11];FALSE();;[.$G$12];2)*[.$G$9]" office:value-type="float" office:value="125.985595301531">
            <text:p>126.0</text:p>
          </table:table-cell>
          <table:table-cell table:style-name="ce112" table:formula="of:=BLACK_SCHOLES([.F47];[.$J$8];[.$C$9];0;[.$C$10];[.$J$9]-[.E47];[.$J$10];FALSE();;0)" office:value-type="float" office:value="1.72316883572823">
            <text:p>1.723</text:p>
          </table:table-cell>
          <table:table-cell table:style-name="ce76" table:formula="of:=BLACK_SCHOLES([.F47];[.$J$8];[.$C$9];0;[.$C$10];[.$J$9]-[.E47];[.$J$10];FALSE();;1)" office:value-type="float" office:value="0.305108954610477">
            <text:p>0.305</text:p>
          </table:table-cell>
          <table:table-cell table:style-name="ce116" table:formula="of:=BLACK_SCHOLES([.F47];[.$J$8];[.$C$9];0;[.$C$10];[.$J$9]-[.E47];[.$J$10];FALSE();;2)" office:value-type="float" office:value="0.0356367550301002">
            <text:p>0.036</text:p>
          </table:table-cell>
          <table:table-cell table:style-name="ce118" table:formula="of:=[.H47]/[.K47]" office:value-type="float" office:value="3535.27124439693">
            <text:p>3,535</text:p>
          </table:table-cell>
          <table:table-cell table:style-name="ce81" table:formula="of:=[.L47]-[.L46]" office:value-type="float" office:value="1548.18504623709">
            <text:p>1,548</text:p>
          </table:table-cell>
          <table:table-cell table:style-name="ce120" table:formula="of:=[.M47]*[.I47]" office:value-type="float" office:value="2667.78422361622">
            <text:p>2,668</text:p>
          </table:table-cell>
          <table:table-cell table:style-name="ce118" table:formula="of:=[.G47]-[.J47]*[.L47]" office:value-type="float" office:value="1370.85991786305">
            <text:p>1,371</text:p>
          </table:table-cell>
          <table:table-cell table:style-name="ce81" table:formula="of:=[.O47]-[.O46]" office:value-type="float" office:value="-467.064927862451">
            <text:p>-467</text:p>
          </table:table-cell>
          <table:table-cell table:style-name="ce120" table:formula="of:=[.P47]*[.F47]" office:value-type="float" office:value="-22072.3414295349">
            <text:p>-22,072</text:p>
          </table:table-cell>
          <table:table-cell table:style-name="ce81" table:formula="of:=[.N47]+[.Q47]" office:value-type="float" office:value="-19404.5572059187">
            <text:p>-19,405</text:p>
          </table:table-cell>
          <table:table-cell table:style-name="ce81" table:formula="of:=(EXP([.$C$9]*([.E48]-[.E47]))-1)*[.T47]" office:value-type="float" office:value="69.8877400573668">
            <text:p>70</text:p>
          </table:table-cell>
          <table:table-cell table:style-name="ce84" table:formula="of:=[.T46]+[.S46]+[.Q47]" office:value-type="float" office:value="72847.9906315783">
            <text:p>72,848</text:p>
          </table:table-cell>
          <table:table-cell/>
          <table:table-cell table:style-name="ce93" table:formula="of:=ABS([.M47])" office:value-type="float" office:value="1548.18504623709">
            <text:p>1,548</text:p>
          </table:table-cell>
          <table:table-cell table:style-name="ce84" table:formula="of:=ABS([.P47])" office:value-type="float" office:value="467.064927862451">
            <text:p>467</text:p>
          </table:table-cell>
          <table:table-cell table:number-columns-repeated="3"/>
        </table:table-row>
        <table:table-row table:style-name="ro1">
          <table:table-cell table:number-columns-repeated="3"/>
          <table:table-cell table:style-name="ce102" table:formula="of:=[.D22]" office:value-type="float" office:value="2">
            <text:p>2</text:p>
          </table:table-cell>
          <table:table-cell table:style-name="ce43" table:formula="of:=[.E22]" office:value-type="float" office:value="0.0383561643835616">
            <text:p>0.038</text:p>
          </table:table-cell>
          <table:table-cell table:style-name="ce66" table:formula="of:=[.F47]*EXP(([.$C$9]-0.5*[.$C$10]*[.$C$10])*([.E22]-[.E21])-[.$C$10]*[.B22]*SQRT([.E22]-[.E21]))" office:value-type="float" office:value="46.9747372967129">
            <text:p>46.97</text:p>
          </table:table-cell>
          <table:table-cell table:style-name="ce106" table:formula="of:=BINARYOPTION([.F48];[.$G$8];[.$C$9];0;[.$C$10];[.$G$10]-[.E48];[.$G$11];FALSE();;[.$G$12];1)*[.$G$9]" office:value-type="float" office:value="2445.21371349409">
            <text:p>2445.2</text:p>
          </table:table-cell>
          <table:table-cell table:style-name="ce110" table:formula="of:=BINARYOPTION([.F48];[.$G$8];[.$C$9];0;[.$C$10];[.$G$10]-[.E48];[.$G$11];FALSE();;[.$G$12];2)*[.$G$9]" office:value-type="float" office:value="143.560880645626">
            <text:p>143.6</text:p>
          </table:table-cell>
          <table:table-cell table:style-name="ce112" table:formula="of:=BLACK_SCHOLES([.F48];[.$J$8];[.$C$9];0;[.$C$10];[.$J$9]-[.E48];[.$J$10];FALSE();;0)" office:value-type="float" office:value="1.55913129208857">
            <text:p>1.559</text:p>
          </table:table-cell>
          <table:table-cell table:style-name="ce76" table:formula="of:=BLACK_SCHOLES([.F48];[.$J$8];[.$C$9];0;[.$C$10];[.$J$9]-[.E48];[.$J$10];FALSE();;1)" office:value-type="float" office:value="0.288207486136572">
            <text:p>0.288</text:p>
          </table:table-cell>
          <table:table-cell table:style-name="ce116" table:formula="of:=BLACK_SCHOLES([.F48];[.$J$8];[.$C$9];0;[.$C$10];[.$J$9]-[.E48];[.$J$10];FALSE();;2)" office:value-type="float" office:value="0.0356456564826755">
            <text:p>0.036</text:p>
          </table:table-cell>
          <table:table-cell table:style-name="ce118" table:formula="of:=[.H48]/[.K48]" office:value-type="float" office:value="4027.44386866318">
            <text:p>4,027</text:p>
          </table:table-cell>
          <table:table-cell table:style-name="ce81" table:formula="of:=[.L48]-[.L47]" office:value-type="float" office:value="492.172624266251">
            <text:p>492</text:p>
          </table:table-cell>
          <table:table-cell table:style-name="ce120" table:formula="of:=[.M48]*[.I48]" office:value-type="float" office:value="767.36173960286">
            <text:p>767</text:p>
          </table:table-cell>
          <table:table-cell table:style-name="ce118" table:formula="of:=[.G48]-[.J48]*[.L48]" office:value-type="float" office:value="1284.47424055052">
            <text:p>1,284</text:p>
          </table:table-cell>
          <table:table-cell table:style-name="ce81" table:formula="of:=[.O48]-[.O47]" office:value-type="float" office:value="-86.3856773125226">
            <text:p>-86</text:p>
          </table:table-cell>
          <table:table-cell table:style-name="ce120" table:formula="of:=[.P48]*[.F48]" office:value-type="float" office:value="-4057.94449795436">
            <text:p>-4,058</text:p>
          </table:table-cell>
          <table:table-cell table:style-name="ce81" table:formula="of:=[.N48]+[.Q48]" office:value-type="float" office:value="-3290.5827583515">
            <text:p>-3,291</text:p>
          </table:table-cell>
          <table:table-cell table:style-name="ce81" table:formula="of:=(EXP([.$C$9]*([.E49]-[.E48]))-1)*[.T48]" office:value-type="float" office:value="66.0617419534588">
            <text:p>66</text:p>
          </table:table-cell>
          <table:table-cell table:style-name="ce84" table:formula="of:=[.T47]+[.S47]+[.Q48]" office:value-type="float" office:value="68859.9338736813">
            <text:p>68,860</text:p>
          </table:table-cell>
          <table:table-cell/>
          <table:table-cell table:style-name="ce93" table:formula="of:=ABS([.M48])" office:value-type="float" office:value="492.172624266251">
            <text:p>492</text:p>
          </table:table-cell>
          <table:table-cell table:style-name="ce84" table:formula="of:=ABS([.P48])" office:value-type="float" office:value="86.3856773125226">
            <text:p>86</text:p>
          </table:table-cell>
          <table:table-cell table:number-columns-repeated="3"/>
        </table:table-row>
        <table:table-row table:style-name="ro1">
          <table:table-cell table:number-columns-repeated="3"/>
          <table:table-cell table:style-name="ce102" table:formula="of:=[.D23]" office:value-type="float" office:value="3">
            <text:p>3</text:p>
          </table:table-cell>
          <table:table-cell table:style-name="ce43" table:formula="of:=[.E23]" office:value-type="float" office:value="0.0575342465753425">
            <text:p>0.058</text:p>
          </table:table-cell>
          <table:table-cell table:style-name="ce66" table:formula="of:=[.F48]*EXP(([.$C$9]-0.5*[.$C$10]*[.$C$10])*([.E23]-[.E22])-[.$C$10]*[.B23]*SQRT([.E23]-[.E22]))" office:value-type="float" office:value="47.0774772198363">
            <text:p>47.08</text:p>
          </table:table-cell>
          <table:table-cell table:style-name="ce106" table:formula="of:=BINARYOPTION([.F49];[.$G$8];[.$C$9];0;[.$C$10];[.$G$10]-[.E49];[.$G$11];FALSE();;[.$G$12];1)*[.$G$9]" office:value-type="float" office:value="2494.7825439659">
            <text:p>2494.8</text:p>
          </table:table-cell>
          <table:table-cell table:style-name="ce110" table:formula="of:=BINARYOPTION([.F49];[.$G$8];[.$C$9];0;[.$C$10];[.$G$10]-[.E49];[.$G$11];FALSE();;[.$G$12];2)*[.$G$9]" office:value-type="float" office:value="152.25356119295">
            <text:p>152.3</text:p>
          </table:table-cell>
          <table:table-cell table:style-name="ce112" table:formula="of:=BLACK_SCHOLES([.F49];[.$J$8];[.$C$9];0;[.$C$10];[.$J$9]-[.E49];[.$J$10];FALSE();;0)" office:value-type="float" office:value="1.50863466269993">
            <text:p>1.509</text:p>
          </table:table-cell>
          <table:table-cell table:style-name="ce76" table:formula="of:=BLACK_SCHOLES([.F49];[.$J$8];[.$C$9];0;[.$C$10];[.$J$9]-[.E49];[.$J$10];FALSE();;1)" office:value-type="float" office:value="0.284749709244313">
            <text:p>0.285</text:p>
          </table:table-cell>
          <table:table-cell table:style-name="ce116" table:formula="of:=BLACK_SCHOLES([.F49];[.$J$8];[.$C$9];0;[.$C$10];[.$J$9]-[.E49];[.$J$10];FALSE();;2)" office:value-type="float" office:value="0.0361230306450688">
            <text:p>0.036</text:p>
          </table:table-cell>
          <table:table-cell table:style-name="ce118" table:formula="of:=[.H49]/[.K49]" office:value-type="float" office:value="4214.86122493253">
            <text:p>4,215</text:p>
          </table:table-cell>
          <table:table-cell table:style-name="ce81" table:formula="of:=[.L49]-[.L48]" office:value-type="float" office:value="187.417356269343">
            <text:p>187</text:p>
          </table:table-cell>
          <table:table-cell table:style-name="ce120" table:formula="of:=[.M49]*[.I49]" office:value-type="float" office:value="282.744320059512">
            <text:p>283</text:p>
          </table:table-cell>
          <table:table-cell table:style-name="ce118" table:formula="of:=[.G49]-[.J49]*[.L49]" office:value-type="float" office:value="1294.60203566124">
            <text:p>1,295</text:p>
          </table:table-cell>
          <table:table-cell table:style-name="ce81" table:formula="of:=[.O49]-[.O48]" office:value-type="float" office:value="10.1277951107124">
            <text:p>10</text:p>
          </table:table-cell>
          <table:table-cell table:style-name="ce120" table:formula="of:=[.P49]*[.F49]" office:value-type="float" office:value="476.791043611734">
            <text:p>477</text:p>
          </table:table-cell>
          <table:table-cell table:style-name="ce81" table:formula="of:=[.N49]+[.Q49]" office:value-type="float" office:value="759.535363671247">
            <text:p>760</text:p>
          </table:table-cell>
          <table:table-cell table:style-name="ce81" table:formula="of:=(EXP([.$C$9]*([.E50]-[.E49]))-1)*[.T49]" office:value-type="float" office:value="66.58253537601">
            <text:p>67</text:p>
          </table:table-cell>
          <table:table-cell table:style-name="ce84" table:formula="of:=[.T48]+[.S48]+[.Q49]" office:value-type="float" office:value="69402.7866592465">
            <text:p>69,403</text:p>
          </table:table-cell>
          <table:table-cell/>
          <table:table-cell table:style-name="ce93" table:formula="of:=ABS([.M49])" office:value-type="float" office:value="187.417356269343">
            <text:p>187</text:p>
          </table:table-cell>
          <table:table-cell table:style-name="ce84" table:formula="of:=ABS([.P49])" office:value-type="float" office:value="10.1277951107124">
            <text:p>10</text:p>
          </table:table-cell>
          <table:table-cell table:number-columns-repeated="3"/>
        </table:table-row>
        <table:table-row table:style-name="ro1">
          <table:table-cell table:number-columns-repeated="3"/>
          <table:table-cell table:style-name="ce102" table:formula="of:=[.D24]" office:value-type="float" office:value="4">
            <text:p>4</text:p>
          </table:table-cell>
          <table:table-cell table:style-name="ce43" table:formula="of:=[.E24]" office:value-type="float" office:value="0.0767123287671233">
            <text:p>0.077</text:p>
          </table:table-cell>
          <table:table-cell table:style-name="ce66" table:formula="of:=[.F49]*EXP(([.$C$9]-0.5*[.$C$10]*[.$C$10])*([.E24]-[.E23])-[.$C$10]*[.B24]*SQRT([.E24]-[.E23]))" office:value-type="float" office:value="50.1542963359521">
            <text:p>50.15</text:p>
          </table:table-cell>
          <table:table-cell table:style-name="ce106" table:formula="of:=BINARYOPTION([.F50];[.$G$8];[.$C$9];0;[.$C$10];[.$G$10]-[.E50];[.$G$11];FALSE();;[.$G$12];1)*[.$G$9]" office:value-type="float" office:value="2881.74442572075">
            <text:p>2881.7</text:p>
          </table:table-cell>
          <table:table-cell table:style-name="ce110" table:formula="of:=BINARYOPTION([.F50];[.$G$8];[.$C$9];0;[.$C$10];[.$G$10]-[.E50];[.$G$11];FALSE();;[.$G$12];2)*[.$G$9]" office:value-type="float" office:value="59.9495530423424">
            <text:p>59.9</text:p>
          </table:table-cell>
          <table:table-cell table:style-name="ce112" table:formula="of:=BLACK_SCHOLES([.F50];[.$J$8];[.$C$9];0;[.$C$10];[.$J$9]-[.E50];[.$J$10];FALSE();;0)" office:value-type="float" office:value="2.45983866342329">
            <text:p>2.460</text:p>
          </table:table-cell>
          <table:table-cell table:style-name="ce76" table:formula="of:=BLACK_SCHOLES([.F50];[.$J$8];[.$C$9];0;[.$C$10];[.$J$9]-[.E50];[.$J$10];FALSE();;1)" office:value-type="float" office:value="0.394925644309172">
            <text:p>0.395</text:p>
          </table:table-cell>
          <table:table-cell table:style-name="ce116" table:formula="of:=BLACK_SCHOLES([.F50];[.$J$8];[.$C$9];0;[.$C$10];[.$J$9]-[.E50];[.$J$10];FALSE();;2)" office:value-type="float" office:value="0.0393314652076624">
            <text:p>0.039</text:p>
          </table:table-cell>
          <table:table-cell table:style-name="ce118" table:formula="of:=[.H50]/[.K50]" office:value-type="float" office:value="1524.21357114007">
            <text:p>1,524</text:p>
          </table:table-cell>
          <table:table-cell table:style-name="ce81" table:formula="of:=[.L50]-[.L49]" office:value-type="float" office:value="-2690.64765379246">
            <text:p>-2,691</text:p>
          </table:table-cell>
          <table:table-cell table:style-name="ce120" table:formula="of:=[.M50]*[.I50]" office:value-type="float" office:value="-6618.55912844785">
            <text:p>-6,619</text:p>
          </table:table-cell>
          <table:table-cell table:style-name="ce118" table:formula="of:=[.G50]-[.J50]*[.L50]" office:value-type="float" office:value="2279.79339907347">
            <text:p>2,280</text:p>
          </table:table-cell>
          <table:table-cell table:style-name="ce81" table:formula="of:=[.O50]-[.O49]" office:value-type="float" office:value="985.191363412239">
            <text:p>985</text:p>
          </table:table-cell>
          <table:table-cell table:style-name="ce120" table:formula="of:=[.P50]*[.F50]" office:value-type="float" office:value="49411.5795881981">
            <text:p>49,412</text:p>
          </table:table-cell>
          <table:table-cell table:style-name="ce81" table:formula="of:=[.N50]+[.Q50]" office:value-type="float" office:value="42793.0204597503">
            <text:p>42,793</text:p>
          </table:table-cell>
          <table:table-cell table:style-name="ce81" table:formula="of:=(EXP([.$C$9]*([.E51]-[.E50]))-1)*[.T50]" office:value-type="float" office:value="114.050103156935">
            <text:p>114</text:p>
          </table:table-cell>
          <table:table-cell table:style-name="ce84" table:formula="of:=[.T49]+[.S49]+[.Q50]" office:value-type="float" office:value="118880.948782821">
            <text:p>118,881</text:p>
          </table:table-cell>
          <table:table-cell/>
          <table:table-cell table:style-name="ce93" table:formula="of:=ABS([.M50])" office:value-type="float" office:value="2690.64765379246">
            <text:p>2,691</text:p>
          </table:table-cell>
          <table:table-cell table:style-name="ce84" table:formula="of:=ABS([.P50])" office:value-type="float" office:value="985.191363412239">
            <text:p>985</text:p>
          </table:table-cell>
          <table:table-cell table:number-columns-repeated="3"/>
        </table:table-row>
        <table:table-row table:style-name="ro1">
          <table:table-cell table:number-columns-repeated="3"/>
          <table:table-cell table:style-name="ce102" table:formula="of:=[.D25]" office:value-type="float" office:value="5">
            <text:p>5</text:p>
          </table:table-cell>
          <table:table-cell table:style-name="ce43" table:formula="of:=[.E25]" office:value-type="float" office:value="0.0958904109589041">
            <text:p>0.096</text:p>
          </table:table-cell>
          <table:table-cell table:style-name="ce66" table:formula="of:=[.F50]*EXP(([.$C$9]-0.5*[.$C$10]*[.$C$10])*([.E25]-[.E24])-[.$C$10]*[.B25]*SQRT([.E25]-[.E24]))" office:value-type="float" office:value="52.0346960788261">
            <text:p>52.03</text:p>
          </table:table-cell>
          <table:table-cell table:style-name="ce106" table:formula="of:=BINARYOPTION([.F51];[.$G$8];[.$C$9];0;[.$C$10];[.$G$10]-[.E51];[.$G$11];FALSE();;[.$G$12];1)*[.$G$9]" office:value-type="float" office:value="3011.17795553067">
            <text:p>3011.2</text:p>
          </table:table-cell>
          <table:table-cell table:style-name="ce110" table:formula="of:=BINARYOPTION([.F51];[.$G$8];[.$C$9];0;[.$C$10];[.$G$10]-[.E51];[.$G$11];FALSE();;[.$G$12];2)*[.$G$9]" office:value-type="float" office:value="-3.81455848732711">
            <text:p>-3.8</text:p>
          </table:table-cell>
          <table:table-cell table:style-name="ce112" table:formula="of:=BLACK_SCHOLES([.F51];[.$J$8];[.$C$9];0;[.$C$10];[.$J$9]-[.E51];[.$J$10];FALSE();;0)" office:value-type="float" office:value="3.15936012885681">
            <text:p>3.159</text:p>
          </table:table-cell>
          <table:table-cell table:style-name="ce76" table:formula="of:=BLACK_SCHOLES([.F51];[.$J$8];[.$C$9];0;[.$C$10];[.$J$9]-[.E51];[.$J$10];FALSE();;1)" office:value-type="float" office:value="0.464418044073106">
            <text:p>0.464</text:p>
          </table:table-cell>
          <table:table-cell table:style-name="ce116" table:formula="of:=BLACK_SCHOLES([.F51];[.$J$8];[.$C$9];0;[.$C$10];[.$J$9]-[.E51];[.$J$10];FALSE();;2)" office:value-type="float" office:value="0.0400418576387065">
            <text:p>0.040</text:p>
          </table:table-cell>
          <table:table-cell table:style-name="ce118" table:formula="of:=[.H51]/[.K51]" office:value-type="float" office:value="-95.2642737443769">
            <text:p>-95</text:p>
          </table:table-cell>
          <table:table-cell table:style-name="ce81" table:formula="of:=[.L51]-[.L50]" office:value-type="float" office:value="-1619.47784488445">
            <text:p>-1,619</text:p>
          </table:table-cell>
          <table:table-cell table:style-name="ce120" table:formula="of:=[.M51]*[.I51]" office:value-type="float" office:value="-5116.51373269487">
            <text:p>-5,117</text:p>
          </table:table-cell>
          <table:table-cell table:style-name="ce118" table:formula="of:=[.G51]-[.J51]*[.L51]" office:value-type="float" office:value="3055.42040321308">
            <text:p>3,055</text:p>
          </table:table-cell>
          <table:table-cell table:style-name="ce81" table:formula="of:=[.O51]-[.O50]" office:value-type="float" office:value="775.627004139606">
            <text:p>776</text:p>
          </table:table-cell>
          <table:table-cell table:style-name="ce120" table:formula="of:=[.P51]*[.F51]" office:value-type="float" office:value="40359.5154309347">
            <text:p>40,360</text:p>
          </table:table-cell>
          <table:table-cell table:style-name="ce81" table:formula="of:=[.N51]+[.Q51]" office:value-type="float" office:value="35243.0016982399">
            <text:p>35,243</text:p>
          </table:table-cell>
          <table:table-cell table:style-name="ce81" table:formula="of:=(EXP([.$C$9]*([.E52]-[.E51]))-1)*[.T51]" office:value-type="float" office:value="152.87898508927">
            <text:p>153</text:p>
          </table:table-cell>
          <table:table-cell table:style-name="ce84" table:formula="of:=[.T50]+[.S50]+[.Q51]" office:value-type="float" office:value="159354.514316912">
            <text:p>159,355</text:p>
          </table:table-cell>
          <table:table-cell/>
          <table:table-cell table:style-name="ce93" table:formula="of:=ABS([.M51])" office:value-type="float" office:value="1619.47784488445">
            <text:p>1,619</text:p>
          </table:table-cell>
          <table:table-cell table:style-name="ce84" table:formula="of:=ABS([.P51])" office:value-type="float" office:value="775.627004139606">
            <text:p>776</text:p>
          </table:table-cell>
          <table:table-cell table:number-columns-repeated="3"/>
        </table:table-row>
        <table:table-row table:style-name="ro1">
          <table:table-cell table:number-columns-repeated="3"/>
          <table:table-cell table:style-name="ce102" table:formula="of:=[.D26]" office:value-type="float" office:value="6">
            <text:p>6</text:p>
          </table:table-cell>
          <table:table-cell table:style-name="ce43" table:formula="of:=[.E26]" office:value-type="float" office:value="0.115068493150685">
            <text:p>0.115</text:p>
          </table:table-cell>
          <table:table-cell table:style-name="ce66" table:formula="of:=[.F51]*EXP(([.$C$9]-0.5*[.$C$10]*[.$C$10])*([.E26]-[.E25])-[.$C$10]*[.B26]*SQRT([.E26]-[.E25]))" office:value-type="float" office:value="49.1550835715434">
            <text:p>49.16</text:p>
          </table:table-cell>
          <table:table-cell table:style-name="ce106" table:formula="of:=BINARYOPTION([.F52];[.$G$8];[.$C$9];0;[.$C$10];[.$G$10]-[.E52];[.$G$11];FALSE();;[.$G$12];1)*[.$G$9]" office:value-type="float" office:value="2938.21598881313">
            <text:p>2938.2</text:p>
          </table:table-cell>
          <table:table-cell table:style-name="ce110" table:formula="of:=BINARYOPTION([.F52];[.$G$8];[.$C$9];0;[.$C$10];[.$G$10]-[.E52];[.$G$11];FALSE();;[.$G$12];2)*[.$G$9]" office:value-type="float" office:value="116.359004157295">
            <text:p>116.4</text:p>
          </table:table-cell>
          <table:table-cell table:style-name="ce112" table:formula="of:=BLACK_SCHOLES([.F52];[.$J$8];[.$C$9];0;[.$C$10];[.$J$9]-[.E52];[.$J$10];FALSE();;0)" office:value-type="float" office:value="1.89106720123831">
            <text:p>1.891</text:p>
          </table:table-cell>
          <table:table-cell table:style-name="ce76" table:formula="of:=BLACK_SCHOLES([.F52];[.$J$8];[.$C$9];0;[.$C$10];[.$J$9]-[.E52];[.$J$10];FALSE();;1)" office:value-type="float" office:value="0.341944644522461">
            <text:p>0.342</text:p>
          </table:table-cell>
          <table:table-cell table:style-name="ce116" table:formula="of:=BLACK_SCHOLES([.F52];[.$J$8];[.$C$9];0;[.$C$10];[.$J$9]-[.E52];[.$J$10];FALSE();;2)" office:value-type="float" office:value="0.0401356061246304">
            <text:p>0.040</text:p>
          </table:table-cell>
          <table:table-cell table:style-name="ce118" table:formula="of:=[.H52]/[.K52]" office:value-type="float" office:value="2899.14655321195">
            <text:p>2,899</text:p>
          </table:table-cell>
          <table:table-cell table:style-name="ce81" table:formula="of:=[.L52]-[.L51]" office:value-type="float" office:value="2994.41082695632">
            <text:p>2,994</text:p>
          </table:table-cell>
          <table:table-cell table:style-name="ce120" table:formula="of:=[.M52]*[.I52]" office:value-type="float" office:value="5662.63210189">
            <text:p>5,663</text:p>
          </table:table-cell>
          <table:table-cell table:style-name="ce118" table:formula="of:=[.G52]-[.J52]*[.L52]" office:value-type="float" office:value="1946.86835125656">
            <text:p>1,947</text:p>
          </table:table-cell>
          <table:table-cell table:style-name="ce81" table:formula="of:=[.O52]-[.O51]" office:value-type="float" office:value="-1108.55205195652">
            <text:p>-1,109</text:p>
          </table:table-cell>
          <table:table-cell table:style-name="ce120" table:formula="of:=[.P52]*[.F52]" office:value-type="float" office:value="-54490.9687573288">
            <text:p>-54,491</text:p>
          </table:table-cell>
          <table:table-cell table:style-name="ce81" table:formula="of:=[.N52]+[.Q52]" office:value-type="float" office:value="-48828.3366554388">
            <text:p>-48,828</text:p>
          </table:table-cell>
          <table:table-cell table:style-name="ce81" table:formula="of:=(EXP([.$C$9]*([.E53]-[.E52]))-1)*[.T52]" office:value-type="float" office:value="100.748977654721">
            <text:p>101</text:p>
          </table:table-cell>
          <table:table-cell table:style-name="ce84" table:formula="of:=[.T51]+[.S51]+[.Q52]" office:value-type="float" office:value="105016.424544673">
            <text:p>105,016</text:p>
          </table:table-cell>
          <table:table-cell/>
          <table:table-cell table:style-name="ce93" table:formula="of:=ABS([.M52])" office:value-type="float" office:value="2994.41082695632">
            <text:p>2,994</text:p>
          </table:table-cell>
          <table:table-cell table:style-name="ce84" table:formula="of:=ABS([.P52])" office:value-type="float" office:value="1108.55205195652">
            <text:p>1,109</text:p>
          </table:table-cell>
          <table:table-cell table:number-columns-repeated="3"/>
        </table:table-row>
        <table:table-row table:style-name="ro1">
          <table:table-cell table:number-columns-repeated="3"/>
          <table:table-cell table:style-name="ce102" table:formula="of:=[.D27]" office:value-type="float" office:value="7">
            <text:p>7</text:p>
          </table:table-cell>
          <table:table-cell table:style-name="ce43" table:formula="of:=[.E27]" office:value-type="float" office:value="0.134246575342466">
            <text:p>0.134</text:p>
          </table:table-cell>
          <table:table-cell table:style-name="ce66" table:formula="of:=[.F52]*EXP(([.$C$9]-0.5*[.$C$10]*[.$C$10])*([.E27]-[.E26])-[.$C$10]*[.B27]*SQRT([.E27]-[.E26]))" office:value-type="float" office:value="47.8268318456708">
            <text:p>47.83</text:p>
          </table:table-cell>
          <table:table-cell table:style-name="ce106" table:formula="of:=BINARYOPTION([.F53];[.$G$8];[.$C$9];0;[.$C$10];[.$G$10]-[.E53];[.$G$11];FALSE();;[.$G$12];1)*[.$G$9]" office:value-type="float" office:value="2802.59598637836">
            <text:p>2802.6</text:p>
          </table:table-cell>
          <table:table-cell table:style-name="ce110" table:formula="of:=BINARYOPTION([.F53];[.$G$8];[.$C$9];0;[.$C$10];[.$G$10]-[.E53];[.$G$11];FALSE();;[.$G$12];2)*[.$G$9]" office:value-type="float" office:value="188.764553283779">
            <text:p>188.8</text:p>
          </table:table-cell>
          <table:table-cell table:style-name="ce112" table:formula="of:=BLACK_SCHOLES([.F53];[.$J$8];[.$C$9];0;[.$C$10];[.$J$9]-[.E53];[.$J$10];FALSE();;0)" office:value-type="float" office:value="1.38379658718375">
            <text:p>1.384</text:p>
          </table:table-cell>
          <table:table-cell table:style-name="ce76" table:formula="of:=BLACK_SCHOLES([.F53];[.$J$8];[.$C$9];0;[.$C$10];[.$J$9]-[.E53];[.$J$10];FALSE();;1)" office:value-type="float" office:value="0.281386994220667">
            <text:p>0.281</text:p>
          </table:table-cell>
          <table:table-cell table:style-name="ce116" table:formula="of:=BLACK_SCHOLES([.F53];[.$J$8];[.$C$9];0;[.$C$10];[.$J$9]-[.E53];[.$J$10];FALSE();;2)" office:value-type="float" office:value="0.0388861748951758">
            <text:p>0.039</text:p>
          </table:table-cell>
          <table:table-cell table:style-name="ce118" table:formula="of:=[.H53]/[.K53]" office:value-type="float" office:value="4854.28442865943">
            <text:p>4,854</text:p>
          </table:table-cell>
          <table:table-cell table:style-name="ce81" table:formula="of:=[.L53]-[.L52]" office:value-type="float" office:value="1955.13787544749">
            <text:p>1,955</text:p>
          </table:table-cell>
          <table:table-cell table:style-name="ce120" table:formula="of:=[.M53]*[.I53]" office:value-type="float" office:value="2705.51311951792">
            <text:p>2,706</text:p>
          </table:table-cell>
          <table:table-cell table:style-name="ce118" table:formula="of:=[.G53]-[.J53]*[.L53]" office:value-type="float" office:value="1436.6634819057">
            <text:p>1,437</text:p>
          </table:table-cell>
          <table:table-cell table:style-name="ce81" table:formula="of:=[.O53]-[.O52]" office:value-type="float" office:value="-510.204869350859">
            <text:p>-510</text:p>
          </table:table-cell>
          <table:table-cell table:style-name="ce120" table:formula="of:=[.P53]*[.F53]" office:value-type="float" office:value="-24401.482493286">
            <text:p>-24,401</text:p>
          </table:table-cell>
          <table:table-cell table:style-name="ce81" table:formula="of:=[.N53]+[.Q53]" office:value-type="float" office:value="-21695.969373768">
            <text:p>-21,696</text:p>
          </table:table-cell>
          <table:table-cell table:style-name="ce81" table:formula="of:=(EXP([.$C$9]*([.E54]-[.E53]))-1)*[.T53]" office:value-type="float" office:value="77.4357286217735">
            <text:p>77</text:p>
          </table:table-cell>
          <table:table-cell table:style-name="ce84" table:formula="of:=[.T52]+[.S52]+[.Q53]" office:value-type="float" office:value="80715.6910290416">
            <text:p>80,716</text:p>
          </table:table-cell>
          <table:table-cell/>
          <table:table-cell table:style-name="ce93" table:formula="of:=ABS([.M53])" office:value-type="float" office:value="1955.13787544749">
            <text:p>1,955</text:p>
          </table:table-cell>
          <table:table-cell table:style-name="ce84" table:formula="of:=ABS([.P53])" office:value-type="float" office:value="510.204869350859">
            <text:p>510</text:p>
          </table:table-cell>
          <table:table-cell table:number-columns-repeated="3"/>
        </table:table-row>
        <table:table-row table:style-name="ro1">
          <table:table-cell table:number-columns-repeated="3"/>
          <table:table-cell table:style-name="ce102" table:formula="of:=[.D28]" office:value-type="float" office:value="8">
            <text:p>8</text:p>
          </table:table-cell>
          <table:table-cell table:style-name="ce43" table:formula="of:=[.E28]" office:value-type="float" office:value="0.153424657534247">
            <text:p>0.153</text:p>
          </table:table-cell>
          <table:table-cell table:style-name="ce66" table:formula="of:=[.F53]*EXP(([.$C$9]-0.5*[.$C$10]*[.$C$10])*([.E28]-[.E27])-[.$C$10]*[.B28]*SQRT([.E28]-[.E27]))" office:value-type="float" office:value="46.2474752610436">
            <text:p>46.25</text:p>
          </table:table-cell>
          <table:table-cell table:style-name="ce106" table:formula="of:=BINARYOPTION([.F54];[.$G$8];[.$C$9];0;[.$C$10];[.$G$10]-[.E54];[.$G$11];FALSE();;[.$G$12];1)*[.$G$9]" office:value-type="float" office:value="2479.28464269803">
            <text:p>2479.3</text:p>
          </table:table-cell>
          <table:table-cell table:style-name="ce110" table:formula="of:=BINARYOPTION([.F54];[.$G$8];[.$C$9];0;[.$C$10];[.$G$10]-[.E54];[.$G$11];FALSE();;[.$G$12];2)*[.$G$9]" office:value-type="float" office:value="269.712155405873">
            <text:p>269.7</text:p>
          </table:table-cell>
          <table:table-cell table:style-name="ce112" table:formula="of:=BLACK_SCHOLES([.F54];[.$J$8];[.$C$9];0;[.$C$10];[.$J$9]-[.E54];[.$J$10];FALSE();;0)" office:value-type="float" office:value="0.912187360920846">
            <text:p>0.912</text:p>
          </table:table-cell>
          <table:table-cell table:style-name="ce76" table:formula="of:=BLACK_SCHOLES([.F54];[.$J$8];[.$C$9];0;[.$C$10];[.$J$9]-[.E54];[.$J$10];FALSE();;1)" office:value-type="float" office:value="0.213314665564249">
            <text:p>0.213</text:p>
          </table:table-cell>
          <table:table-cell table:style-name="ce116" table:formula="of:=BLACK_SCHOLES([.F54];[.$J$8];[.$C$9];0;[.$C$10];[.$J$9]-[.E54];[.$J$10];FALSE();;2)" office:value-type="float" office:value="0.0356097512678704">
            <text:p>0.036</text:p>
          </table:table-cell>
          <table:table-cell table:style-name="ce118" table:formula="of:=[.H54]/[.K54]" office:value-type="float" office:value="7574.10950099014">
            <text:p>7,574</text:p>
          </table:table-cell>
          <table:table-cell table:style-name="ce81" table:formula="of:=[.L54]-[.L53]" office:value-type="float" office:value="2719.82507233071">
            <text:p>2,720</text:p>
          </table:table-cell>
          <table:table-cell table:style-name="ce120" table:formula="of:=[.M54]*[.I54]" office:value-type="float" office:value="2480.9900548957">
            <text:p>2,481</text:p>
          </table:table-cell>
          <table:table-cell table:style-name="ce118" table:formula="of:=[.G54]-[.J54]*[.L54]" office:value-type="float" office:value="863.616007547322">
            <text:p>864</text:p>
          </table:table-cell>
          <table:table-cell table:style-name="ce81" table:formula="of:=[.O54]-[.O53]" office:value-type="float" office:value="-573.047474358376">
            <text:p>-573</text:p>
          </table:table-cell>
          <table:table-cell table:style-name="ce120" table:formula="of:=[.P54]*[.F54]" office:value-type="float" office:value="-26501.9988937925">
            <text:p>-26,502</text:p>
          </table:table-cell>
          <table:table-cell table:style-name="ce81" table:formula="of:=[.N54]+[.Q54]" office:value-type="float" office:value="-24021.0088388968">
            <text:p>-24,021</text:p>
          </table:table-cell>
          <table:table-cell table:style-name="ce81" table:formula="of:=(EXP([.$C$9]*([.E55]-[.E54]))-1)*[.T54]" office:value-type="float" office:value="52.0849538700483">
            <text:p>52</text:p>
          </table:table-cell>
          <table:table-cell table:style-name="ce84" table:formula="of:=[.T53]+[.S53]+[.Q54]" office:value-type="float" office:value="54291.1278638708">
            <text:p>54,291</text:p>
          </table:table-cell>
          <table:table-cell/>
          <table:table-cell table:style-name="ce93" table:formula="of:=ABS([.M54])" office:value-type="float" office:value="2719.82507233071">
            <text:p>2,720</text:p>
          </table:table-cell>
          <table:table-cell table:style-name="ce84" table:formula="of:=ABS([.P54])" office:value-type="float" office:value="573.047474358376">
            <text:p>573</text:p>
          </table:table-cell>
          <table:table-cell table:number-columns-repeated="3"/>
        </table:table-row>
        <table:table-row table:style-name="ro1">
          <table:table-cell table:number-columns-repeated="3"/>
          <table:table-cell table:style-name="ce102" table:formula="of:=[.D29]" office:value-type="float" office:value="9">
            <text:p>9</text:p>
          </table:table-cell>
          <table:table-cell table:style-name="ce43" table:formula="of:=[.E29]" office:value-type="float" office:value="0.172602739726027">
            <text:p>0.173</text:p>
          </table:table-cell>
          <table:table-cell table:style-name="ce66" table:formula="of:=[.F54]*EXP(([.$C$9]-0.5*[.$C$10]*[.$C$10])*([.E29]-[.E28])-[.$C$10]*[.B29]*SQRT([.E29]-[.E28]))" office:value-type="float" office:value="44.4367421262728">
            <text:p>44.44</text:p>
          </table:table-cell>
          <table:table-cell table:style-name="ce106" table:formula="of:=BINARYOPTION([.F55];[.$G$8];[.$C$9];0;[.$C$10];[.$G$10]-[.E55];[.$G$11];FALSE();;[.$G$12];1)*[.$G$9]" office:value-type="float" office:value="1924.22360623981">
            <text:p>1924.2</text:p>
          </table:table-cell>
          <table:table-cell table:style-name="ce110" table:formula="of:=BINARYOPTION([.F55];[.$G$8];[.$C$9];0;[.$C$10];[.$G$10]-[.E55];[.$G$11];FALSE();;[.$G$12];2)*[.$G$9]" office:value-type="float" office:value="326.499910771347">
            <text:p>326.5</text:p>
          </table:table-cell>
          <table:table-cell table:style-name="ce112" table:formula="of:=BLACK_SCHOLES([.F55];[.$J$8];[.$C$9];0;[.$C$10];[.$J$9]-[.E55];[.$J$10];FALSE();;0)" office:value-type="float" office:value="0.524558947068953">
            <text:p>0.525</text:p>
          </table:table-cell>
          <table:table-cell table:style-name="ce76" table:formula="of:=BLACK_SCHOLES([.F55];[.$J$8];[.$C$9];0;[.$C$10];[.$J$9]-[.E55];[.$J$10];FALSE();;1)" office:value-type="float" office:value="0.144296182811081">
            <text:p>0.144</text:p>
          </table:table-cell>
          <table:table-cell table:style-name="ce116" table:formula="of:=BLACK_SCHOLES([.F55];[.$J$8];[.$C$9];0;[.$C$10];[.$J$9]-[.E55];[.$J$10];FALSE();;2)" office:value-type="float" office:value="0.0297826198335322">
            <text:p>0.030</text:p>
          </table:table-cell>
          <table:table-cell table:style-name="ce118" table:formula="of:=[.H55]/[.K55]" office:value-type="float" office:value="10962.7666268547">
            <text:p>10,963</text:p>
          </table:table-cell>
          <table:table-cell table:style-name="ce81" table:formula="of:=[.L55]-[.L54]" office:value-type="float" office:value="3388.65712586457">
            <text:p>3,389</text:p>
          </table:table-cell>
          <table:table-cell table:style-name="ce120" table:formula="of:=[.M55]*[.I55]" office:value-type="float" office:value="1777.55041392122">
            <text:p>1,778</text:p>
          </table:table-cell>
          <table:table-cell table:style-name="ce118" table:formula="of:=[.G55]-[.J55]*[.L55]" office:value-type="float" office:value="342.338228935957">
            <text:p>342</text:p>
          </table:table-cell>
          <table:table-cell table:style-name="ce81" table:formula="of:=[.O55]-[.O54]" office:value-type="float" office:value="-521.277778611365">
            <text:p>-521</text:p>
          </table:table-cell>
          <table:table-cell table:style-name="ce120" table:formula="of:=[.P55]*[.F55]" office:value-type="float" office:value="-23163.8862243095">
            <text:p>-23,164</text:p>
          </table:table-cell>
          <table:table-cell table:style-name="ce81" table:formula="of:=[.N55]+[.Q55]" office:value-type="float" office:value="-21386.3358103883">
            <text:p>-21,386</text:p>
          </table:table-cell>
          <table:table-cell table:style-name="ce81" table:formula="of:=(EXP([.$C$9]*([.E56]-[.E55]))-1)*[.T55]" office:value-type="float" office:value="29.9123236376666">
            <text:p>30</text:p>
          </table:table-cell>
          <table:table-cell table:style-name="ce84" table:formula="of:=[.T54]+[.S54]+[.Q55]" office:value-type="float" office:value="31179.3265934314">
            <text:p>31,179</text:p>
          </table:table-cell>
          <table:table-cell/>
          <table:table-cell table:style-name="ce93" table:formula="of:=ABS([.M55])" office:value-type="float" office:value="3388.65712586457">
            <text:p>3,389</text:p>
          </table:table-cell>
          <table:table-cell table:style-name="ce84" table:formula="of:=ABS([.P55])" office:value-type="float" office:value="521.277778611365">
            <text:p>521</text:p>
          </table:table-cell>
          <table:table-cell table:number-columns-repeated="3"/>
        </table:table-row>
        <table:table-row table:style-name="ro1">
          <table:table-cell table:number-columns-repeated="3"/>
          <table:table-cell table:style-name="ce102" table:formula="of:=[.D30]" office:value-type="float" office:value="10">
            <text:p>10</text:p>
          </table:table-cell>
          <table:table-cell table:style-name="ce43" table:formula="of:=[.E30]" office:value-type="float" office:value="0.191780821917808">
            <text:p>0.192</text:p>
          </table:table-cell>
          <table:table-cell table:style-name="ce66" table:formula="of:=[.F55]*EXP(([.$C$9]-0.5*[.$C$10]*[.$C$10])*([.E30]-[.E29])-[.$C$10]*[.B30]*SQRT([.E30]-[.E29]))" office:value-type="float" office:value="45.3872603540396">
            <text:p>45.39</text:p>
          </table:table-cell>
          <table:table-cell table:style-name="ce106" table:formula="of:=BINARYOPTION([.F56];[.$G$8];[.$C$9];0;[.$C$10];[.$G$10]-[.E56];[.$G$11];FALSE();;[.$G$12];1)*[.$G$9]" office:value-type="float" office:value="2216.50598441303">
            <text:p>2216.5</text:p>
          </table:table-cell>
          <table:table-cell table:style-name="ce110" table:formula="of:=BINARYOPTION([.F56];[.$G$8];[.$C$9];0;[.$C$10];[.$G$10]-[.E56];[.$G$11];FALSE();;[.$G$12];2)*[.$G$9]" office:value-type="float" office:value="350.227821088525">
            <text:p>350.2</text:p>
          </table:table-cell>
          <table:table-cell table:style-name="ce112" table:formula="of:=BLACK_SCHOLES([.F56];[.$J$8];[.$C$9];0;[.$C$10];[.$J$9]-[.E56];[.$J$10];FALSE();;0)" office:value-type="float" office:value="0.610488540063495">
            <text:p>0.610</text:p>
          </table:table-cell>
          <table:table-cell table:style-name="ce76" table:formula="of:=BLACK_SCHOLES([.F56];[.$J$8];[.$C$9];0;[.$C$10];[.$J$9]-[.E56];[.$J$10];FALSE();;1)" office:value-type="float" office:value="0.164137269375773">
            <text:p>0.164</text:p>
          </table:table-cell>
          <table:table-cell table:style-name="ce116" table:formula="of:=BLACK_SCHOLES([.F56];[.$J$8];[.$C$9];0;[.$C$10];[.$J$9]-[.E56];[.$J$10];FALSE();;2)" office:value-type="float" office:value="0.0327264597790565">
            <text:p>0.033</text:p>
          </table:table-cell>
          <table:table-cell table:style-name="ce118" table:formula="of:=[.H56]/[.K56]" office:value-type="float" office:value="10701.6714747941">
            <text:p>10,702</text:p>
          </table:table-cell>
          <table:table-cell table:style-name="ce81" table:formula="of:=[.L56]-[.L55]" office:value-type="float" office:value="-261.095152060607">
            <text:p>-261</text:p>
          </table:table-cell>
          <table:table-cell table:style-name="ce120" table:formula="of:=[.M56]*[.I56]" office:value-type="float" office:value="-159.395598199136">
            <text:p>-159</text:p>
          </table:table-cell>
          <table:table-cell table:style-name="ce118" table:formula="of:=[.G56]-[.J56]*[.L56]" office:value-type="float" office:value="459.962850783725">
            <text:p>460</text:p>
          </table:table-cell>
          <table:table-cell table:style-name="ce81" table:formula="of:=[.O56]-[.O55]" office:value-type="float" office:value="117.624621847768">
            <text:p>118</text:p>
          </table:table-cell>
          <table:table-cell table:style-name="ce120" table:formula="of:=[.P56]*[.F56]" office:value-type="float" office:value="5338.65933585008">
            <text:p>5,339</text:p>
          </table:table-cell>
          <table:table-cell table:style-name="ce81" table:formula="of:=[.N56]+[.Q56]" office:value-type="float" office:value="5179.26373765095">
            <text:p>5,179</text:p>
          </table:table-cell>
          <table:table-cell table:style-name="ce81" table:formula="of:=(EXP([.$C$9]*([.E57]-[.E56]))-1)*[.T56]" office:value-type="float" office:value="35.0627380466947">
            <text:p>35</text:p>
          </table:table-cell>
          <table:table-cell table:style-name="ce84" table:formula="of:=[.T55]+[.S55]+[.Q56]" office:value-type="float" office:value="36547.8982529191">
            <text:p>36,548</text:p>
          </table:table-cell>
          <table:table-cell/>
          <table:table-cell table:style-name="ce93" table:formula="of:=ABS([.M56])" office:value-type="float" office:value="261.095152060607">
            <text:p>261</text:p>
          </table:table-cell>
          <table:table-cell table:style-name="ce84" table:formula="of:=ABS([.P56])" office:value-type="float" office:value="117.624621847768">
            <text:p>118</text:p>
          </table:table-cell>
          <table:table-cell table:number-columns-repeated="3"/>
        </table:table-row>
        <table:table-row table:style-name="ro1">
          <table:table-cell table:number-columns-repeated="3"/>
          <table:table-cell table:style-name="ce102" table:formula="of:=[.D31]" office:value-type="float" office:value="11">
            <text:p>11</text:p>
          </table:table-cell>
          <table:table-cell table:style-name="ce43" table:formula="of:=[.E31]" office:value-type="float" office:value="0.210958904109589">
            <text:p>0.211</text:p>
          </table:table-cell>
          <table:table-cell table:style-name="ce66" table:formula="of:=[.F56]*EXP(([.$C$9]-0.5*[.$C$10]*[.$C$10])*([.E31]-[.E30])-[.$C$10]*[.B31]*SQRT([.E31]-[.E30]))" office:value-type="float" office:value="46.9512217478736">
            <text:p>46.95</text:p>
          </table:table-cell>
          <table:table-cell table:style-name="ce106" table:formula="of:=BINARYOPTION([.F57];[.$G$8];[.$C$9];0;[.$C$10];[.$G$10]-[.E57];[.$G$11];FALSE();;[.$G$12];1)*[.$G$9]" office:value-type="float" office:value="2772.20448151743">
            <text:p>2772.2</text:p>
          </table:table-cell>
          <table:table-cell table:style-name="ce110" table:formula="of:=BINARYOPTION([.F57];[.$G$8];[.$C$9];0;[.$C$10];[.$G$10]-[.E57];[.$G$11];FALSE();;[.$G$12];2)*[.$G$9]" office:value-type="float" office:value="350.804625120673">
            <text:p>350.8</text:p>
          </table:table-cell>
          <table:table-cell table:style-name="ce112" table:formula="of:=BLACK_SCHOLES([.F57];[.$J$8];[.$C$9];0;[.$C$10];[.$J$9]-[.E57];[.$J$10];FALSE();;0)" office:value-type="float" office:value="0.828523178348577">
            <text:p>0.829</text:p>
          </table:table-cell>
          <table:table-cell table:style-name="ce76" table:formula="of:=BLACK_SCHOLES([.F57];[.$J$8];[.$C$9];0;[.$C$10];[.$J$9]-[.E57];[.$J$10];FALSE();;1)" office:value-type="float" office:value="0.208752587974606">
            <text:p>0.209</text:p>
          </table:table-cell>
          <table:table-cell table:style-name="ce116" table:formula="of:=BLACK_SCHOLES([.F57];[.$J$8];[.$C$9];0;[.$C$10];[.$J$9]-[.E57];[.$J$10];FALSE();;2)" office:value-type="float" office:value="0.0379249862414997">
            <text:p>0.038</text:p>
          </table:table-cell>
          <table:table-cell table:style-name="ce118" table:formula="of:=[.H57]/[.K57]" office:value-type="float" office:value="9249.96051117356">
            <text:p>9,250</text:p>
          </table:table-cell>
          <table:table-cell table:style-name="ce81" table:formula="of:=[.L57]-[.L56]" office:value-type="float" office:value="-1451.71096362055">
            <text:p>-1,452</text:p>
          </table:table-cell>
          <table:table-cell table:style-name="ce120" table:formula="of:=[.M57]*[.I57]" office:value-type="float" office:value="-1202.77618162237">
            <text:p>-1,203</text:p>
          </table:table-cell>
          <table:table-cell table:style-name="ce118" table:formula="of:=[.G57]-[.J57]*[.L57]" office:value-type="float" office:value="841.251286147044">
            <text:p>841</text:p>
          </table:table-cell>
          <table:table-cell table:style-name="ce81" table:formula="of:=[.O57]-[.O56]" office:value-type="float" office:value="381.288435363319">
            <text:p>381</text:p>
          </table:table-cell>
          <table:table-cell table:style-name="ce120" table:formula="of:=[.P57]*[.F57]" office:value-type="float" office:value="17901.957878643">
            <text:p>17,902</text:p>
          </table:table-cell>
          <table:table-cell table:style-name="ce81" table:formula="of:=[.N57]+[.Q57]" office:value-type="float" office:value="16699.1816970206">
            <text:p>16,699</text:p>
          </table:table-cell>
          <table:table-cell table:style-name="ce81" table:formula="of:=(EXP([.$C$9]*([.E58]-[.E57]))-1)*[.T57]" office:value-type="float" office:value="52.2708699854697">
            <text:p>52</text:p>
          </table:table-cell>
          <table:table-cell table:style-name="ce84" table:formula="of:=[.T56]+[.S56]+[.Q57]" office:value-type="float" office:value="54484.9188696088">
            <text:p>54,485</text:p>
          </table:table-cell>
          <table:table-cell/>
          <table:table-cell table:style-name="ce93" table:formula="of:=ABS([.M57])" office:value-type="float" office:value="1451.71096362055">
            <text:p>1,452</text:p>
          </table:table-cell>
          <table:table-cell table:style-name="ce84" table:formula="of:=ABS([.P57])" office:value-type="float" office:value="381.288435363319">
            <text:p>381</text:p>
          </table:table-cell>
          <table:table-cell table:number-columns-repeated="3"/>
        </table:table-row>
        <table:table-row table:style-name="ro1">
          <table:table-cell table:number-columns-repeated="3"/>
          <table:table-cell table:style-name="ce102" table:formula="of:=[.D32]" office:value-type="float" office:value="12">
            <text:p>12</text:p>
          </table:table-cell>
          <table:table-cell table:style-name="ce43" table:formula="of:=[.E32]" office:value-type="float" office:value="0.23013698630137">
            <text:p>0.230</text:p>
          </table:table-cell>
          <table:table-cell table:style-name="ce66" table:formula="of:=[.F57]*EXP(([.$C$9]-0.5*[.$C$10]*[.$C$10])*([.E32]-[.E31])-[.$C$10]*[.B32]*SQRT([.E32]-[.E31]))" office:value-type="float" office:value="46.0034338876961">
            <text:p>46.00</text:p>
          </table:table-cell>
          <table:table-cell table:style-name="ce106" table:formula="of:=BINARYOPTION([.F58];[.$G$8];[.$C$9];0;[.$C$10];[.$G$10]-[.E58];[.$G$11];FALSE();;[.$G$12];1)*[.$G$9]" office:value-type="float" office:value="2405.38792423986">
            <text:p>2405.4</text:p>
          </table:table-cell>
          <table:table-cell table:style-name="ce110" table:formula="of:=BINARYOPTION([.F58];[.$G$8];[.$C$9];0;[.$C$10];[.$G$10]-[.E58];[.$G$11];FALSE();;[.$G$12];2)*[.$G$9]" office:value-type="float" office:value="426.731990772333">
            <text:p>426.7</text:p>
          </table:table-cell>
          <table:table-cell table:style-name="ce112" table:formula="of:=BLACK_SCHOLES([.F58];[.$J$8];[.$C$9];0;[.$C$10];[.$J$9]-[.E58];[.$J$10];FALSE();;0)" office:value-type="float" office:value="0.577314180480689">
            <text:p>0.577</text:p>
          </table:table-cell>
          <table:table-cell table:style-name="ce76" table:formula="of:=BLACK_SCHOLES([.F58];[.$J$8];[.$C$9];0;[.$C$10];[.$J$9]-[.E58];[.$J$10];FALSE();;1)" office:value-type="float" office:value="0.163144233281715">
            <text:p>0.163</text:p>
          </table:table-cell>
          <table:table-cell table:style-name="ce116" table:formula="of:=BLACK_SCHOLES([.F58];[.$J$8];[.$C$9];0;[.$C$10];[.$J$9]-[.E58];[.$J$10];FALSE();;2)" office:value-type="float" office:value="0.0343708129698509">
            <text:p>0.034</text:p>
          </table:table-cell>
          <table:table-cell table:style-name="ce118" table:formula="of:=[.H58]/[.K58]" office:value-type="float" office:value="12415.5338177962">
            <text:p>12,416</text:p>
          </table:table-cell>
          <table:table-cell table:style-name="ce81" table:formula="of:=[.L58]-[.L57]" office:value-type="float" office:value="3165.57330662268">
            <text:p>3,166</text:p>
          </table:table-cell>
          <table:table-cell table:style-name="ce120" table:formula="of:=[.M58]*[.I58]" office:value-type="float" office:value="1827.53035926442">
            <text:p>1,828</text:p>
          </table:table-cell>
          <table:table-cell table:style-name="ce118" table:formula="of:=[.G58]-[.J58]*[.L58]" office:value-type="float" office:value="379.865178752296">
            <text:p>380</text:p>
          </table:table-cell>
          <table:table-cell table:style-name="ce81" table:formula="of:=[.O58]-[.O57]" office:value-type="float" office:value="-461.386107394748">
            <text:p>-461</text:p>
          </table:table-cell>
          <table:table-cell table:style-name="ce120" table:formula="of:=[.P58]*[.F58]" office:value-type="float" office:value="-21225.3452882357">
            <text:p>-21,225</text:p>
          </table:table-cell>
          <table:table-cell table:style-name="ce81" table:formula="of:=[.N58]+[.Q58]" office:value-type="float" office:value="-19397.8149289713">
            <text:p>-19,398</text:p>
          </table:table-cell>
          <table:table-cell table:style-name="ce81" table:formula="of:=(EXP([.$C$9]*([.E59]-[.E58]))-1)*[.T58]" office:value-type="float" office:value="31.9581845108408">
            <text:p>32</text:p>
          </table:table-cell>
          <table:table-cell table:style-name="ce84" table:formula="of:=[.T57]+[.S57]+[.Q58]" office:value-type="float" office:value="33311.8444513585">
            <text:p>33,312</text:p>
          </table:table-cell>
          <table:table-cell/>
          <table:table-cell table:style-name="ce93" table:formula="of:=ABS([.M58])" office:value-type="float" office:value="3165.57330662268">
            <text:p>3,166</text:p>
          </table:table-cell>
          <table:table-cell table:style-name="ce84" table:formula="of:=ABS([.P58])" office:value-type="float" office:value="461.386107394748">
            <text:p>461</text:p>
          </table:table-cell>
          <table:table-cell table:number-columns-repeated="3"/>
        </table:table-row>
        <table:table-row table:style-name="ro1">
          <table:table-cell table:number-columns-repeated="3"/>
          <table:table-cell table:style-name="ce102" table:formula="of:=[.D33]" office:value-type="float" office:value="13">
            <text:p>13</text:p>
          </table:table-cell>
          <table:table-cell table:style-name="ce43" table:formula="of:=[.E33]" office:value-type="float" office:value="0.249315068493151">
            <text:p>0.249</text:p>
          </table:table-cell>
          <table:table-cell table:style-name="ce66" table:formula="of:=[.F58]*EXP(([.$C$9]-0.5*[.$C$10]*[.$C$10])*([.E33]-[.E32])-[.$C$10]*[.B33]*SQRT([.E33]-[.E32]))" office:value-type="float" office:value="44.9213552786101">
            <text:p>44.92</text:p>
          </table:table-cell>
          <table:table-cell table:style-name="ce106" table:formula="of:=BINARYOPTION([.F59];[.$G$8];[.$C$9];0;[.$C$10];[.$G$10]-[.E59];[.$G$11];FALSE();;[.$G$12];1)*[.$G$9]" office:value-type="float" office:value="1846.56988957031">
            <text:p>1846.6</text:p>
          </table:table-cell>
          <table:table-cell table:style-name="ce110" table:formula="of:=BINARYOPTION([.F59];[.$G$8];[.$C$9];0;[.$C$10];[.$G$10]-[.E59];[.$G$11];FALSE();;[.$G$12];2)*[.$G$9]" office:value-type="float" office:value="465.471728238897">
            <text:p>465.5</text:p>
          </table:table-cell>
          <table:table-cell table:style-name="ce112" table:formula="of:=BLACK_SCHOLES([.F59];[.$J$8];[.$C$9];0;[.$C$10];[.$J$9]-[.E59];[.$J$10];FALSE();;0)" office:value-type="float" office:value="0.363647563932294">
            <text:p>0.364</text:p>
          </table:table-cell>
          <table:table-cell table:style-name="ce76" table:formula="of:=BLACK_SCHOLES([.F59];[.$J$8];[.$C$9];0;[.$C$10];[.$J$9]-[.E59];[.$J$10];FALSE();;1)" office:value-type="float" office:value="0.117205919354816">
            <text:p>0.117</text:p>
          </table:table-cell>
          <table:table-cell table:style-name="ce116" table:formula="of:=BLACK_SCHOLES([.F59];[.$J$8];[.$C$9];0;[.$C$10];[.$J$9]-[.E59];[.$J$10];FALSE();;2)" office:value-type="float" office:value="0.0291574509816101">
            <text:p>0.029</text:p>
          </table:table-cell>
          <table:table-cell table:style-name="ce118" table:formula="of:=[.H59]/[.K59]" office:value-type="float" office:value="15964.0747928368">
            <text:p>15,964</text:p>
          </table:table-cell>
          <table:table-cell table:style-name="ce81" table:formula="of:=[.L59]-[.L58]" office:value-type="float" office:value="3548.54097504056">
            <text:p>3,549</text:p>
          </table:table-cell>
          <table:table-cell table:style-name="ce120" table:formula="of:=[.M59]*[.I59]" office:value-type="float" office:value="1290.41828108743">
            <text:p>1,290</text:p>
          </table:table-cell>
          <table:table-cell table:style-name="ce118" table:formula="of:=[.G59]-[.J59]*[.L59]" office:value-type="float" office:value="-24.5141731731712">
            <text:p>-25</text:p>
          </table:table-cell>
          <table:table-cell table:style-name="ce81" table:formula="of:=[.O59]-[.O58]" office:value-type="float" office:value="-404.379351925468">
            <text:p>-404</text:p>
          </table:table-cell>
          <table:table-cell table:style-name="ce120" table:formula="of:=[.P59]*[.F59]" office:value-type="float" office:value="-18165.2685351781">
            <text:p>-18,165</text:p>
          </table:table-cell>
          <table:table-cell table:style-name="ce81" table:formula="of:=[.N59]+[.Q59]" office:value-type="float" office:value="-16874.8502540906">
            <text:p>-16,875</text:p>
          </table:table-cell>
          <table:table-cell table:style-name="ce81" table:formula="of:=(EXP([.$C$9]*([.E60]-[.E59]))-1)*[.T59]" office:value-type="float" office:value="14.561739266713">
            <text:p>15</text:p>
          </table:table-cell>
          <table:table-cell table:style-name="ce84" table:formula="of:=[.T58]+[.S58]+[.Q59]" office:value-type="float" office:value="15178.5341006913">
            <text:p>15,179</text:p>
          </table:table-cell>
          <table:table-cell/>
          <table:table-cell table:style-name="ce93" table:formula="of:=ABS([.M59])" office:value-type="float" office:value="3548.54097504056">
            <text:p>3,549</text:p>
          </table:table-cell>
          <table:table-cell table:style-name="ce84" table:formula="of:=ABS([.P59])" office:value-type="float" office:value="404.379351925468">
            <text:p>404</text:p>
          </table:table-cell>
          <table:table-cell table:number-columns-repeated="3"/>
        </table:table-row>
        <table:table-row table:style-name="ro1">
          <table:table-cell table:number-columns-repeated="3"/>
          <table:table-cell table:style-name="ce102" table:formula="of:=[.D34]" office:value-type="float" office:value="14">
            <text:p>14</text:p>
          </table:table-cell>
          <table:table-cell table:style-name="ce43" table:formula="of:=[.E34]" office:value-type="float" office:value="0.268493150684932">
            <text:p>0.268</text:p>
          </table:table-cell>
          <table:table-cell table:style-name="ce66" table:formula="of:=[.F59]*EXP(([.$C$9]-0.5*[.$C$10]*[.$C$10])*([.E34]-[.E33])-[.$C$10]*[.B34]*SQRT([.E34]-[.E33]))" office:value-type="float" office:value="44.3588326558905">
            <text:p>44.36</text:p>
          </table:table-cell>
          <table:table-cell table:style-name="ce106" table:formula="of:=BINARYOPTION([.F60];[.$G$8];[.$C$9];0;[.$C$10];[.$G$10]-[.E60];[.$G$11];FALSE();;[.$G$12];1)*[.$G$9]" office:value-type="float" office:value="1434.45927641867">
            <text:p>1434.5</text:p>
          </table:table-cell>
          <table:table-cell table:style-name="ce110" table:formula="of:=BINARYOPTION([.F60];[.$G$8];[.$C$9];0;[.$C$10];[.$G$10]-[.E60];[.$G$11];FALSE();;[.$G$12];2)*[.$G$9]" office:value-type="float" office:value="469.334258606623">
            <text:p>469.3</text:p>
          </table:table-cell>
          <table:table-cell table:style-name="ce112" table:formula="of:=BLACK_SCHOLES([.F60];[.$J$8];[.$C$9];0;[.$C$10];[.$J$9]-[.E60];[.$J$10];FALSE();;0)" office:value-type="float" office:value="0.254101577423538">
            <text:p>0.254</text:p>
          </table:table-cell>
          <table:table-cell table:style-name="ce76" table:formula="of:=BLACK_SCHOLES([.F60];[.$J$8];[.$C$9];0;[.$C$10];[.$J$9]-[.E60];[.$J$10];FALSE();;1)" office:value-type="float" office:value="0.0905680981554191">
            <text:p>0.091</text:p>
          </table:table-cell>
          <table:table-cell table:style-name="ce116" table:formula="of:=BLACK_SCHOLES([.F60];[.$J$8];[.$C$9];0;[.$C$10];[.$J$9]-[.E60];[.$J$10];FALSE();;2)" office:value-type="float" office:value="0.0254804489738132">
            <text:p>0.025</text:p>
          </table:table-cell>
          <table:table-cell table:style-name="ce118" table:formula="of:=[.H60]/[.K60]" office:value-type="float" office:value="18419.3873149161">
            <text:p>18,419</text:p>
          </table:table-cell>
          <table:table-cell table:style-name="ce81" table:formula="of:=[.L60]-[.L59]" office:value-type="float" office:value="2455.31252207934">
            <text:p>2,455</text:p>
          </table:table-cell>
          <table:table-cell table:style-name="ce120" table:formula="of:=[.M60]*[.I60]" office:value-type="float" office:value="623.898784928126">
            <text:p>624</text:p>
          </table:table-cell>
          <table:table-cell table:style-name="ce118" table:formula="of:=[.G60]-[.J60]*[.L60]" office:value-type="float" office:value="-233.749601881334">
            <text:p>-234</text:p>
          </table:table-cell>
          <table:table-cell table:style-name="ce81" table:formula="of:=[.O60]-[.O59]" office:value-type="float" office:value="-209.235428708163">
            <text:p>-209</text:p>
          </table:table-cell>
          <table:table-cell table:style-name="ce120" table:formula="of:=[.P60]*[.F60]" office:value-type="float" office:value="-9281.43936774889">
            <text:p>-9,281</text:p>
          </table:table-cell>
          <table:table-cell table:style-name="ce81" table:formula="of:=[.N60]+[.Q60]" office:value-type="float" office:value="-8657.54058282076">
            <text:p>-8,658</text:p>
          </table:table-cell>
          <table:table-cell table:style-name="ce81" table:formula="of:=(EXP([.$C$9]*([.E61]-[.E60]))-1)*[.T60]" office:value-type="float" office:value="5.67143043008121">
            <text:p>6</text:p>
          </table:table-cell>
          <table:table-cell table:style-name="ce84" table:formula="of:=[.T59]+[.S59]+[.Q60]" office:value-type="float" office:value="5911.65647220916">
            <text:p>5,912</text:p>
          </table:table-cell>
          <table:table-cell/>
          <table:table-cell table:style-name="ce93" table:formula="of:=ABS([.M60])" office:value-type="float" office:value="2455.31252207934">
            <text:p>2,455</text:p>
          </table:table-cell>
          <table:table-cell table:style-name="ce84" table:formula="of:=ABS([.P60])" office:value-type="float" office:value="209.235428708163">
            <text:p>209</text:p>
          </table:table-cell>
          <table:table-cell table:number-columns-repeated="3"/>
        </table:table-row>
        <table:table-row table:style-name="ro1">
          <table:table-cell table:number-columns-repeated="3"/>
          <table:table-cell table:style-name="ce102" table:formula="of:=[.D35]" office:value-type="float" office:value="15">
            <text:p>15</text:p>
          </table:table-cell>
          <table:table-cell table:style-name="ce43" table:formula="of:=[.E35]" office:value-type="float" office:value="0.287671232876712">
            <text:p>0.288</text:p>
          </table:table-cell>
          <table:table-cell table:style-name="ce66" table:formula="of:=[.F60]*EXP(([.$C$9]-0.5*[.$C$10]*[.$C$10])*([.E35]-[.E34])-[.$C$10]*[.B35]*SQRT([.E35]-[.E34]))" office:value-type="float" office:value="45.6630416951413">
            <text:p>45.66</text:p>
          </table:table-cell>
          <table:table-cell table:style-name="ce106" table:formula="of:=BINARYOPTION([.F61];[.$G$8];[.$C$9];0;[.$C$10];[.$G$10]-[.E61];[.$G$11];FALSE();;[.$G$12];1)*[.$G$9]" office:value-type="float" office:value="1939.36382624712">
            <text:p>1939.4</text:p>
          </table:table-cell>
          <table:table-cell table:style-name="ce110" table:formula="of:=BINARYOPTION([.F61];[.$G$8];[.$C$9];0;[.$C$10];[.$G$10]-[.E61];[.$G$11];FALSE();;[.$G$12];2)*[.$G$9]" office:value-type="float" office:value="605.418868390938">
            <text:p>605.4</text:p>
          </table:table-cell>
          <table:table-cell table:style-name="ce112" table:formula="of:=BLACK_SCHOLES([.F61];[.$J$8];[.$C$9];0;[.$C$10];[.$J$9]-[.E61];[.$J$10];FALSE();;0)" office:value-type="float" office:value="0.334418017223962">
            <text:p>0.334</text:p>
          </table:table-cell>
          <table:table-cell table:style-name="ce76" table:formula="of:=BLACK_SCHOLES([.F61];[.$J$8];[.$C$9];0;[.$C$10];[.$J$9]-[.E61];[.$J$10];FALSE();;1)" office:value-type="float" office:value="0.115086908580319">
            <text:p>0.115</text:p>
          </table:table-cell>
          <table:table-cell table:style-name="ce116" table:formula="of:=BLACK_SCHOLES([.F61];[.$J$8];[.$C$9];0;[.$C$10];[.$J$9]-[.E61];[.$J$10];FALSE();;2)" office:value-type="float" office:value="0.030766183295336">
            <text:p>0.031</text:p>
          </table:table-cell>
          <table:table-cell table:style-name="ce118" table:formula="of:=[.H61]/[.K61]" office:value-type="float" office:value="19678.0621950828">
            <text:p>19,678</text:p>
          </table:table-cell>
          <table:table-cell table:style-name="ce81" table:formula="of:=[.L61]-[.L60]" office:value-type="float" office:value="1258.67488016661">
            <text:p>1,259</text:p>
          </table:table-cell>
          <table:table-cell table:style-name="ce120" table:formula="of:=[.M61]*[.I61]" office:value-type="float" office:value="420.923557754927">
            <text:p>421</text:p>
          </table:table-cell>
          <table:table-cell table:style-name="ce118" table:formula="of:=[.G61]-[.J61]*[.L61]" office:value-type="float" office:value="-325.323518636194">
            <text:p>-325</text:p>
          </table:table-cell>
          <table:table-cell table:style-name="ce81" table:formula="of:=[.O61]-[.O60]" office:value-type="float" office:value="-91.57391675486">
            <text:p>-92</text:p>
          </table:table-cell>
          <table:table-cell table:style-name="ce120" table:formula="of:=[.P61]*[.F61]" office:value-type="float" office:value="-4181.54357896457">
            <text:p>-4,182</text:p>
          </table:table-cell>
          <table:table-cell table:style-name="ce81" table:formula="of:=[.N61]+[.Q61]" office:value-type="float" office:value="-3760.62002120964">
            <text:p>-3,761</text:p>
          </table:table-cell>
          <table:table-cell table:style-name="ce81" table:formula="of:=(EXP([.$C$9]*([.E62]-[.E61]))-1)*[.T61]" office:value-type="float" office:value="1.66524900078771">
            <text:p>2</text:p>
          </table:table-cell>
          <table:table-cell table:style-name="ce84" table:formula="of:=[.T60]+[.S60]+[.Q61]" office:value-type="float" office:value="1735.78432367468">
            <text:p>1,736</text:p>
          </table:table-cell>
          <table:table-cell/>
          <table:table-cell table:style-name="ce93" table:formula="of:=ABS([.M61])" office:value-type="float" office:value="1258.67488016661">
            <text:p>1,259</text:p>
          </table:table-cell>
          <table:table-cell table:style-name="ce84" table:formula="of:=ABS([.P61])" office:value-type="float" office:value="91.57391675486">
            <text:p>92</text:p>
          </table:table-cell>
          <table:table-cell table:number-columns-repeated="3"/>
        </table:table-row>
        <table:table-row table:style-name="ro1">
          <table:table-cell table:number-columns-repeated="3"/>
          <table:table-cell table:style-name="ce102" table:formula="of:=[.D36]" office:value-type="float" office:value="16">
            <text:p>16</text:p>
          </table:table-cell>
          <table:table-cell table:style-name="ce43" table:formula="of:=[.E36]" office:value-type="float" office:value="0.306849315068493">
            <text:p>0.307</text:p>
          </table:table-cell>
          <table:table-cell table:style-name="ce66" table:formula="of:=[.F61]*EXP(([.$C$9]-0.5*[.$C$10]*[.$C$10])*([.E36]-[.E35])-[.$C$10]*[.B36]*SQRT([.E36]-[.E35]))" office:value-type="float" office:value="40.8856659162772">
            <text:p>40.89</text:p>
          </table:table-cell>
          <table:table-cell table:style-name="ce106" table:formula="of:=BINARYOPTION([.F62];[.$G$8];[.$C$9];0;[.$C$10];[.$G$10]-[.E62];[.$G$11];FALSE();;[.$G$12];1)*[.$G$9]" office:value-type="float" office:value="96.1052910468963">
            <text:p>96.1</text:p>
          </table:table-cell>
          <table:table-cell table:style-name="ce110" table:formula="of:=BINARYOPTION([.F62];[.$G$8];[.$C$9];0;[.$C$10];[.$G$10]-[.E62];[.$G$11];FALSE();;[.$G$12];2)*[.$G$9]" office:value-type="float" office:value="79.6061439152309">
            <text:p>79.6</text:p>
          </table:table-cell>
          <table:table-cell table:style-name="ce112" table:formula="of:=BLACK_SCHOLES([.F62];[.$J$8];[.$C$9];0;[.$C$10];[.$J$9]-[.E62];[.$J$10];FALSE();;0)" office:value-type="float" office:value="0.0324930550396791">
            <text:p>0.032</text:p>
          </table:table-cell>
          <table:table-cell table:style-name="ce76" table:formula="of:=BLACK_SCHOLES([.F62];[.$J$8];[.$C$9];0;[.$C$10];[.$J$9]-[.E62];[.$J$10];FALSE();;1)" office:value-type="float" office:value="0.0174265932611286">
            <text:p>0.017</text:p>
          </table:table-cell>
          <table:table-cell table:style-name="ce116" table:formula="of:=BLACK_SCHOLES([.F62];[.$J$8];[.$C$9];0;[.$C$10];[.$J$9]-[.E62];[.$J$10];FALSE();;2)" office:value-type="float" office:value="0.00798830609923086">
            <text:p>0.008</text:p>
          </table:table-cell>
          <table:table-cell table:style-name="ce118" table:formula="of:=[.H62]/[.K62]" office:value-type="float" office:value="9965.33469378392">
            <text:p>9,965</text:p>
          </table:table-cell>
          <table:table-cell table:style-name="ce81" table:formula="of:=[.L62]-[.L61]" office:value-type="float" office:value="-9712.72750129884">
            <text:p>-9,713</text:p>
          </table:table-cell>
          <table:table-cell table:style-name="ce120" table:formula="of:=[.M62]*[.I62]" office:value-type="float" office:value="-315.596189285108">
            <text:p>-316</text:p>
          </table:table-cell>
          <table:table-cell table:style-name="ce118" table:formula="of:=[.G62]-[.J62]*[.L62]" office:value-type="float" office:value="-77.5565433726896">
            <text:p>-78</text:p>
          </table:table-cell>
          <table:table-cell table:style-name="ce81" table:formula="of:=[.O62]-[.O61]" office:value-type="float" office:value="247.766975263504">
            <text:p>248</text:p>
          </table:table-cell>
          <table:table-cell table:style-name="ce120" table:formula="of:=[.P62]*[.F62]" office:value-type="float" office:value="10130.1177757101">
            <text:p>10,130</text:p>
          </table:table-cell>
          <table:table-cell table:style-name="ce81" table:formula="of:=[.N62]+[.Q62]" office:value-type="float" office:value="9814.52158642503">
            <text:p>9,815</text:p>
          </table:table-cell>
          <table:table-cell table:style-name="ce81" table:formula="of:=(EXP([.$C$9]*([.E63]-[.E62]))-1)*[.T62]" office:value-type="float" office:value="11.3853169423967">
            <text:p>11</text:p>
          </table:table-cell>
          <table:table-cell table:style-name="ce84" table:formula="of:=[.T61]+[.S61]+[.Q62]" office:value-type="float" office:value="11867.5673483856">
            <text:p>11,868</text:p>
          </table:table-cell>
          <table:table-cell/>
          <table:table-cell table:style-name="ce93" table:formula="of:=ABS([.M62])" office:value-type="float" office:value="9712.72750129884">
            <text:p>9,713</text:p>
          </table:table-cell>
          <table:table-cell table:style-name="ce84" table:formula="of:=ABS([.P62])" office:value-type="float" office:value="247.766975263504">
            <text:p>248</text:p>
          </table:table-cell>
          <table:table-cell table:number-columns-repeated="3"/>
        </table:table-row>
        <table:table-row table:style-name="ro1">
          <table:table-cell table:number-columns-repeated="3"/>
          <table:table-cell table:style-name="ce102" table:formula="of:=[.D37]" office:value-type="float" office:value="17">
            <text:p>17</text:p>
          </table:table-cell>
          <table:table-cell table:style-name="ce43" table:formula="of:=[.E37]" office:value-type="float" office:value="0.326027397260274">
            <text:p>0.326</text:p>
          </table:table-cell>
          <table:table-cell table:style-name="ce66" table:formula="of:=[.F62]*EXP(([.$C$9]-0.5*[.$C$10]*[.$C$10])*([.E37]-[.E36])-[.$C$10]*[.B37]*SQRT([.E37]-[.E36]))" office:value-type="float" office:value="40.8073796447897">
            <text:p>40.81</text:p>
          </table:table-cell>
          <table:table-cell table:style-name="ce106" table:formula="of:=BINARYOPTION([.F63];[.$G$8];[.$C$9];0;[.$C$10];[.$G$10]-[.E63];[.$G$11];FALSE();;[.$G$12];1)*[.$G$9]" office:value-type="float" office:value="25.045976979466">
            <text:p>25.0</text:p>
          </table:table-cell>
          <table:table-cell table:style-name="ce110" table:formula="of:=BINARYOPTION([.F63];[.$G$8];[.$C$9];0;[.$C$10];[.$G$10]-[.E63];[.$G$11];FALSE();;[.$G$12];2)*[.$G$9]" office:value-type="float" office:value="28.1246634424307">
            <text:p>28.1</text:p>
          </table:table-cell>
          <table:table-cell table:style-name="ce112" table:formula="of:=BLACK_SCHOLES([.F63];[.$J$8];[.$C$9];0;[.$C$10];[.$J$9]-[.E63];[.$J$10];FALSE();;0)" office:value-type="float" office:value="0.0206007450897651">
            <text:p>0.021</text:p>
          </table:table-cell>
          <table:table-cell table:style-name="ce76" table:formula="of:=BLACK_SCHOLES([.F63];[.$J$8];[.$C$9];0;[.$C$10];[.$J$9]-[.E63];[.$J$10];FALSE();;1)" office:value-type="float" office:value="0.0121232882225721">
            <text:p>0.012</text:p>
          </table:table-cell>
          <table:table-cell table:style-name="ce116" table:formula="of:=BLACK_SCHOLES([.F63];[.$J$8];[.$C$9];0;[.$C$10];[.$J$9]-[.E63];[.$J$10];FALSE();;2)" office:value-type="float" office:value="0.00617126739382737">
            <text:p>0.006</text:p>
          </table:table-cell>
          <table:table-cell table:style-name="ce118" table:formula="of:=[.H63]/[.K63]" office:value-type="float" office:value="4557.3561551654">
            <text:p>4,557</text:p>
          </table:table-cell>
          <table:table-cell table:style-name="ce81" table:formula="of:=[.L63]-[.L62]" office:value-type="float" office:value="-5407.97853861852">
            <text:p>-5,408</text:p>
          </table:table-cell>
          <table:table-cell table:style-name="ce120" table:formula="of:=[.M63]*[.I63]" office:value-type="float" office:value="-111.408387325">
            <text:p>-111</text:p>
          </table:table-cell>
          <table:table-cell table:style-name="ce118" table:formula="of:=[.G63]-[.J63]*[.L63]" office:value-type="float" office:value="-30.2041652225171">
            <text:p>-30</text:p>
          </table:table-cell>
          <table:table-cell table:style-name="ce81" table:formula="of:=[.O63]-[.O62]" office:value-type="float" office:value="47.3523781501725">
            <text:p>47</text:p>
          </table:table-cell>
          <table:table-cell table:style-name="ce120" table:formula="of:=[.P63]*[.F63]" office:value-type="float" office:value="1932.32647225774">
            <text:p>1,932</text:p>
          </table:table-cell>
          <table:table-cell table:style-name="ce81" table:formula="of:=[.N63]+[.Q63]" office:value-type="float" office:value="1820.91808493274">
            <text:p>1,821</text:p>
          </table:table-cell>
          <table:table-cell table:style-name="ce81" table:formula="of:=(EXP([.$C$9]*([.E64]-[.E63]))-1)*[.T63]" office:value-type="float" office:value="13.2500440692857">
            <text:p>13</text:p>
          </table:table-cell>
          <table:table-cell table:style-name="ce84" table:formula="of:=[.T62]+[.S62]+[.Q63]" office:value-type="float" office:value="13811.2791375857">
            <text:p>13,811</text:p>
          </table:table-cell>
          <table:table-cell/>
          <table:table-cell table:style-name="ce93" table:formula="of:=ABS([.M63])" office:value-type="float" office:value="5407.97853861852">
            <text:p>5,408</text:p>
          </table:table-cell>
          <table:table-cell table:style-name="ce84" table:formula="of:=ABS([.P63])" office:value-type="float" office:value="47.3523781501725">
            <text:p>47</text:p>
          </table:table-cell>
          <table:table-cell table:number-columns-repeated="3"/>
        </table:table-row>
        <table:table-row table:style-name="ro1">
          <table:table-cell table:number-columns-repeated="3"/>
          <table:table-cell table:style-name="ce102" table:formula="of:=[.D38]" office:value-type="float" office:value="18">
            <text:p>18</text:p>
          </table:table-cell>
          <table:table-cell table:style-name="ce43" table:formula="of:=[.E38]" office:value-type="float" office:value="0.345205479452055">
            <text:p>0.345</text:p>
          </table:table-cell>
          <table:table-cell table:style-name="ce66" table:formula="of:=[.F63]*EXP(([.$C$9]-0.5*[.$C$10]*[.$C$10])*([.E38]-[.E37])-[.$C$10]*[.B38]*SQRT([.E38]-[.E37]))" office:value-type="float" office:value="42.5588158905727">
            <text:p>42.56</text:p>
          </table:table-cell>
          <table:table-cell table:style-name="ce106" table:formula="of:=BINARYOPTION([.F64];[.$G$8];[.$C$9];0;[.$C$10];[.$G$10]-[.E64];[.$G$11];FALSE();;[.$G$12];1)*[.$G$9]" office:value-type="float" office:value="25.3973178904502">
            <text:p>25.4</text:p>
          </table:table-cell>
          <table:table-cell table:style-name="ce110" table:formula="of:=BINARYOPTION([.F64];[.$G$8];[.$C$9];0;[.$C$10];[.$G$10]-[.E64];[.$G$11];FALSE();;[.$G$12];2)*[.$G$9]" office:value-type="float" office:value="34.0459772943083">
            <text:p>34.0</text:p>
          </table:table-cell>
          <table:table-cell table:style-name="ce112" table:formula="of:=BLACK_SCHOLES([.F64];[.$J$8];[.$C$9];0;[.$C$10];[.$J$9]-[.E64];[.$J$10];FALSE();;0)" office:value-type="float" office:value="0.0360281323678696">
            <text:p>0.036</text:p>
          </table:table-cell>
          <table:table-cell table:style-name="ce76" table:formula="of:=BLACK_SCHOLES([.F64];[.$J$8];[.$C$9];0;[.$C$10];[.$J$9]-[.E64];[.$J$10];FALSE();;1)" office:value-type="float" office:value="0.0202751391299391">
            <text:p>0.020</text:p>
          </table:table-cell>
          <table:table-cell table:style-name="ce116" table:formula="of:=BLACK_SCHOLES([.F64];[.$J$8];[.$C$9];0;[.$C$10];[.$J$9]-[.E64];[.$J$10];FALSE();;2)" office:value-type="float" office:value="0.00975108451218054">
            <text:p>0.010</text:p>
          </table:table-cell>
          <table:table-cell table:style-name="ce118" table:formula="of:=[.H64]/[.K64]" office:value-type="float" office:value="3491.50673976621">
            <text:p>3,492</text:p>
          </table:table-cell>
          <table:table-cell table:style-name="ce81" table:formula="of:=[.L64]-[.L63]" office:value-type="float" office:value="-1065.84941539918">
            <text:p>-1,066</text:p>
          </table:table-cell>
          <table:table-cell table:style-name="ce120" table:formula="of:=[.M64]*[.I64]" office:value-type="float" office:value="-38.4005638222183">
            <text:p>-38</text:p>
          </table:table-cell>
          <table:table-cell table:style-name="ce118" table:formula="of:=[.G64]-[.J64]*[.L64]" office:value-type="float" office:value="-45.3934670314297">
            <text:p>-45</text:p>
          </table:table-cell>
          <table:table-cell table:style-name="ce81" table:formula="of:=[.O64]-[.O63]" office:value-type="float" office:value="-15.1893018089127">
            <text:p>-15</text:p>
          </table:table-cell>
          <table:table-cell table:style-name="ce120" table:formula="of:=[.P64]*[.F64]" office:value-type="float" office:value="-646.438699191857">
            <text:p>-646</text:p>
          </table:table-cell>
          <table:table-cell table:style-name="ce81" table:formula="of:=[.N64]+[.Q64]" office:value-type="float" office:value="-684.839263014075">
            <text:p>-685</text:p>
          </table:table-cell>
          <table:table-cell table:style-name="ce81" table:formula="of:=(EXP([.$C$9]*([.E65]-[.E64]))-1)*[.T64]" office:value-type="float" office:value="12.6425856651098">
            <text:p>13</text:p>
          </table:table-cell>
          <table:table-cell table:style-name="ce84" table:formula="of:=[.T63]+[.S63]+[.Q64]" office:value-type="float" office:value="13178.0904824632">
            <text:p>13,178</text:p>
          </table:table-cell>
          <table:table-cell/>
          <table:table-cell table:style-name="ce93" table:formula="of:=ABS([.M64])" office:value-type="float" office:value="1065.84941539918">
            <text:p>1,066</text:p>
          </table:table-cell>
          <table:table-cell table:style-name="ce84" table:formula="of:=ABS([.P64])" office:value-type="float" office:value="15.1893018089127">
            <text:p>15</text:p>
          </table:table-cell>
          <table:table-cell table:number-columns-repeated="3"/>
        </table:table-row>
        <table:table-row table:style-name="ro1">
          <table:table-cell table:number-columns-repeated="3"/>
          <table:table-cell table:style-name="ce102" table:formula="of:=[.D39]" office:value-type="float" office:value="19">
            <text:p>19</text:p>
          </table:table-cell>
          <table:table-cell table:style-name="ce43" table:formula="of:=[.E39]" office:value-type="float" office:value="0.364383561643836">
            <text:p>0.364</text:p>
          </table:table-cell>
          <table:table-cell table:style-name="ce66" table:formula="of:=[.F64]*EXP(([.$C$9]-0.5*[.$C$10]*[.$C$10])*([.E39]-[.E38])-[.$C$10]*[.B39]*SQRT([.E39]-[.E38]))" office:value-type="float" office:value="42.6774309095565">
            <text:p>42.68</text:p>
          </table:table-cell>
          <table:table-cell table:style-name="ce106" table:formula="of:=BINARYOPTION([.F65];[.$G$8];[.$C$9];0;[.$C$10];[.$G$10]-[.E65];[.$G$11];FALSE();;[.$G$12];1)*[.$G$9]" office:value-type="float" office:value="0.146445020661596">
            <text:p>0.1</text:p>
          </table:table-cell>
          <table:table-cell table:style-name="ce110" table:formula="of:=BINARYOPTION([.F65];[.$G$8];[.$C$9];0;[.$C$10];[.$G$10]-[.E65];[.$G$11];FALSE();;[.$G$12];2)*[.$G$9]" office:value-type="float" office:value="0.389200962037156">
            <text:p>0.4</text:p>
          </table:table-cell>
          <table:table-cell table:style-name="ce112" table:formula="of:=BLACK_SCHOLES([.F65];[.$J$8];[.$C$9];0;[.$C$10];[.$J$9]-[.E65];[.$J$10];FALSE();;0)" office:value-type="float" office:value="0.0235795184489054">
            <text:p>0.024</text:p>
          </table:table-cell>
          <table:table-cell table:style-name="ce76" table:formula="of:=BLACK_SCHOLES([.F65];[.$J$8];[.$C$9];0;[.$C$10];[.$J$9]-[.E65];[.$J$10];FALSE();;1)" office:value-type="float" office:value="0.0146500096421194">
            <text:p>0.015</text:p>
          </table:table-cell>
          <table:table-cell table:style-name="ce116" table:formula="of:=BLACK_SCHOLES([.F65];[.$J$8];[.$C$9];0;[.$C$10];[.$J$9]-[.E65];[.$J$10];FALSE();;2)" office:value-type="float" office:value="0.00787060847624872">
            <text:p>0.008</text:p>
          </table:table-cell>
          <table:table-cell table:style-name="ce118" table:formula="of:=[.H65]/[.K65]" office:value-type="float" office:value="49.4499203221269">
            <text:p>49</text:p>
          </table:table-cell>
          <table:table-cell table:style-name="ce81" table:formula="of:=[.L65]-[.L64]" office:value-type="float" office:value="-3442.05681944408">
            <text:p>-3,442</text:p>
          </table:table-cell>
          <table:table-cell table:style-name="ce120" table:formula="of:=[.M65]*[.I65]" office:value-type="float" office:value="-81.1620422762624">
            <text:p>-81</text:p>
          </table:table-cell>
          <table:table-cell table:style-name="ce118" table:formula="of:=[.G65]-[.J65]*[.L65]" office:value-type="float" office:value="-0.577996788859598">
            <text:p>-1</text:p>
          </table:table-cell>
          <table:table-cell table:style-name="ce81" table:formula="of:=[.O65]-[.O64]" office:value-type="float" office:value="44.8154702425701">
            <text:p>45</text:p>
          </table:table-cell>
          <table:table-cell table:style-name="ce120" table:formula="of:=[.P65]*[.F65]" office:value-type="float" office:value="1912.60913495657">
            <text:p>1,913</text:p>
          </table:table-cell>
          <table:table-cell table:style-name="ce81" table:formula="of:=[.N65]+[.Q65]" office:value-type="float" office:value="1831.44709268031">
            <text:p>1,831</text:p>
          </table:table-cell>
          <table:table-cell table:style-name="ce81" table:formula="of:=(EXP([.$C$9]*([.E66]-[.E65]))-1)*[.T65]" office:value-type="float" office:value="14.4140138966148">
            <text:p>14</text:p>
          </table:table-cell>
          <table:table-cell table:style-name="ce84" table:formula="of:=[.T64]+[.S64]+[.Q65]" office:value-type="float" office:value="15103.3422030848">
            <text:p>15,103</text:p>
          </table:table-cell>
          <table:table-cell/>
          <table:table-cell table:style-name="ce93" table:formula="of:=ABS([.M65])" office:value-type="float" office:value="3442.05681944408">
            <text:p>3,442</text:p>
          </table:table-cell>
          <table:table-cell table:style-name="ce84" table:formula="of:=ABS([.P65])" office:value-type="float" office:value="44.8154702425701">
            <text:p>45</text:p>
          </table:table-cell>
          <table:table-cell table:number-columns-repeated="3"/>
        </table:table-row>
        <table:table-row table:style-name="ro1">
          <table:table-cell table:number-columns-repeated="3"/>
          <table:table-cell table:style-name="ce102" table:formula="of:=[.D40]" office:value-type="float" office:value="20">
            <text:p>20</text:p>
          </table:table-cell>
          <table:table-cell table:style-name="ce43" table:formula="of:=[.E40]" office:value-type="float" office:value="0.383461643835616">
            <text:p>0.383</text:p>
          </table:table-cell>
          <table:table-cell table:style-name="ce67" table:formula="of:=[.F65]*EXP(([.$C$9]-0.5*[.$C$10]*[.$C$10])*([.E40]-[.E39])-[.$C$10]*[.B40]*SQRT([.E40]-[.E39]))" office:value-type="float" office:value="41.3025844043463">
            <text:p>41.30</text:p>
          </table:table-cell>
          <table:table-cell table:style-name="ce107" table:formula="of:=BINARYOPTION([.F66];[.$G$8];[.$C$9];0;[.$C$10];[.$G$10]-[.E66];[.$G$11];FALSE();;[.$G$12];1)*[.$G$9]" office:value-type="float" office:value="0">
            <text:p>0.0</text:p>
          </table:table-cell>
          <table:table-cell table:style-name="ce111" table:formula="of:=BINARYOPTION([.F66];[.$G$8];[.$C$9];0;[.$C$10];[.$G$10]-[.E66];[.$G$11];FALSE();;[.$G$12];2)*[.$G$9]" office:value-type="float" office:value="0">
            <text:p>0.0</text:p>
          </table:table-cell>
          <table:table-cell table:style-name="ce113" table:formula="of:=BLACK_SCHOLES([.F66];[.$J$8];[.$C$9];0;[.$C$10];[.$J$9]-[.E66];[.$J$10];FALSE();;0)" office:value-type="float" office:value="0.00452189884957299">
            <text:p>0.005</text:p>
          </table:table-cell>
          <table:table-cell table:style-name="ce77" table:formula="of:=BLACK_SCHOLES([.F66];[.$J$8];[.$C$9];0;[.$C$10];[.$J$9]-[.E66];[.$J$10];FALSE();;1)" office:value-type="float" office:value="0.00358882033756861">
            <text:p>0.004</text:p>
          </table:table-cell>
          <table:table-cell table:style-name="ce117" table:formula="of:=BLACK_SCHOLES([.F66];[.$J$8];[.$C$9];0;[.$C$10];[.$J$9]-[.E66];[.$J$10];FALSE();;2)" office:value-type="float" office:value="0.00254119892950761">
            <text:p>0.003</text:p>
          </table:table-cell>
          <table:table-cell table:style-name="ce119" table:formula="of:=[.H66]/[.K66]" office:value-type="float" office:value="0">
            <text:p>0</text:p>
          </table:table-cell>
          <table:table-cell table:style-name="ce82" table:formula="of:=[.L66]-[.L65]" office:value-type="float" office:value="-49.4499203221269">
            <text:p>-49</text:p>
          </table:table-cell>
          <table:table-cell table:style-name="ce121" table:formula="of:=[.M66]*[.I66]" office:value-type="float" office:value="-0.223607537816102">
            <text:p>0</text:p>
          </table:table-cell>
          <table:table-cell table:style-name="ce119" table:formula="of:=[.G66]-[.J66]*[.L66]" office:value-type="float" office:value="0">
            <text:p>0</text:p>
          </table:table-cell>
          <table:table-cell table:style-name="ce82" table:formula="of:=[.O66]-[.O65]" office:value-type="float" office:value="0.577996788859598">
            <text:p>1</text:p>
          </table:table-cell>
          <table:table-cell table:style-name="ce121" table:formula="of:=[.P66]*[.F66]" office:value-type="float" office:value="23.8727611573147">
            <text:p>24</text:p>
          </table:table-cell>
          <table:table-cell table:style-name="ce82" table:formula="of:=[.N66]+[.Q66]" office:value-type="float" office:value="23.6491536194986">
            <text:p>24</text:p>
          </table:table-cell>
          <table:table-cell table:style-name="ce82"/>
          <table:table-cell table:style-name="ce85" table:formula="of:=[.T65]+[.S65]+[.Q66]" office:value-type="float" office:value="15141.6289781388">
            <text:p>15,142</text:p>
          </table:table-cell>
          <table:table-cell/>
          <table:table-cell table:style-name="ce94" table:formula="of:=ABS([.M66])" office:value-type="float" office:value="49.4499203221269">
            <text:p>49</text:p>
          </table:table-cell>
          <table:table-cell table:style-name="ce98" table:formula="of:=ABS([.P66])" office:value-type="float" office:value="0.577996788859598">
            <text:p>1</text:p>
          </table:table-cell>
          <table:table-cell table:number-columns-repeated="3"/>
        </table:table-row>
        <table:table-row table:style-name="ro1">
          <table:table-cell table:number-columns-repeated="19"/>
          <table:table-cell table:style-name="ce90" table:formula="of:=[.T66]-[.O66]*[.F66]" office:value-type="float" office:value="15141.6289781388">
            <text:p>15,142</text:p>
          </table:table-cell>
          <table:table-cell/>
          <table:table-cell table:style-name="ce95" table:formula="of:=SUM([.V46:.V66])" office:value-type="float" office:value="51401.9876188816">
            <text:p>51,402</text:p>
          </table:table-cell>
          <table:table-cell table:style-name="ce85" table:formula="of:=SUM([.W46:.W66])" office:value-type="float" office:value="8896.59377208849">
            <text:p>8,897</text:p>
          </table:table-cell>
          <table:table-cell table:number-columns-repeated="3"/>
        </table:table-row>
        <table:table-row table:style-name="ro1" table:number-rows-repeated="118">
          <table:table-cell table:number-columns-repeated="26"/>
        </table:table-row>
        <table:table-row table:style-name="ro1" table:number-rows-repeated="27">
          <table:table-cell table:number-columns-repeated="3"/>
          <table:table-cell table:style-name="ce33"/>
          <table:table-cell table:style-name="ce43"/>
          <table:table-cell table:number-columns-repeated="21"/>
        </table:table-row>
        <table:table-row table:style-name="ro1">
          <table:table-cell table:number-columns-repeated="3"/>
          <table:table-cell table:style-name="ce33"/>
          <table:table-cell table:style-name="ce43"/>
          <table:table-cell table:number-columns-repeated="21"/>
        </table:table-row>
      </table:table>
      <table:named-expressions>
        <table:named-expression table:name="bond_compute_handler" table:base-cell-address="$Title.$A$1" table:expression="bond_compute_handler"/>
        <table:named-expression table:name="Bond_Display_Tree" table:base-cell-address="$Title.$A$1" table:expression="Bond_Display_Tree"/>
        <table:named-expression table:name="bond_graph_handler" table:base-cell-address="$Title.$A$1" table:expression="bond_graph_handler"/>
        <table:named-expression table:name="bond_graph_input_formatter" table:base-cell-address="$Title.$A$1" table:expression="bond_graph_input_formatter"/>
        <table:named-expression table:name="Bond_Label_Bottom" table:base-cell-address="$Title.$A$1" table:expression="$#REF!.$C$6"/>
        <table:named-expression table:name="Bond_Label_Top" table:base-cell-address="$Title.$A$1" table:expression="$#REF!.$C$3"/>
        <table:named-expression table:name="Bond_Maximum_X" table:base-cell-address="$Title.$A$1" table:expression="$#REF!.$N$9"/>
        <table:named-expression table:name="Bond_Minimum_X" table:base-cell-address="$Title.$A$1" table:expression="$#REF!.$N$8"/>
        <table:named-expression table:name="Bond_Option_Label_Bottom" table:base-cell-address="$Title.$A$1" table:expression="$#REF!.$C$16"/>
        <table:named-expression table:name="Bond_Option_Label_Top" table:base-cell-address="$Title.$A$1" table:expression="$#REF!.$C$12"/>
        <table:named-expression table:name="Bond_Option_Select" table:base-cell-address="$Title.$A$1" table:expression="Bond_Option_Select"/>
        <table:named-expression table:name="Bopt_DV01" table:base-cell-address="$Title.$A$1" table:expression="$#REF!.$D$21"/>
        <table:named-expression table:name="Bopt_Gamma01" table:base-cell-address="$Title.$A$1" table:expression="$#REF!.$D$22"/>
        <table:named-expression table:name="Bopt_price" table:base-cell-address="$Title.$A$1" table:expression="$#REF!.$D$20"/>
        <table:named-expression table:name="Bopt_Vega" table:base-cell-address="$Title.$A$1" table:expression="$#REF!.$D$23"/>
        <table:named-expression table:name="Bopt_volatility" table:base-cell-address="$Title.$A$1" table:expression="$#REF!.$D$14"/>
        <table:named-expression table:name="Cap_or_Swap_Option_Select" table:base-cell-address="$Title.$A$1" table:expression="Cap_or_Swap_Option_Select"/>
        <table:named-expression table:name="Cap_or_Swap_Select" table:base-cell-address="$Title.$A$1" table:expression="Cap_or_Swap_Select"/>
        <table:named-expression table:name="Equity_compute_handler" table:base-cell-address="$Title.$A$1" table:expression="Equity_compute_handler"/>
        <table:named-expression table:name="Equity_Display_Tree" table:base-cell-address="$Title.$A$1" table:expression="Equity_Display_Tree"/>
        <table:named-expression table:name="Equity_graph_handler" table:base-cell-address="$Title.$A$1" table:expression="Equity_graph_handler"/>
        <table:named-expression table:name="Equity_graph_input_formatter" table:base-cell-address="$Title.$A$1" table:expression="Equity_graph_input_formatter"/>
        <table:named-expression table:name="Equity_Option_Select" table:base-cell-address="$Title.$A$1" table:expression="Equity_Option_Select"/>
        <table:named-expression table:name="Equity_Underlying_Select" table:base-cell-address="$Title.$A$1" table:expression="Equity_Underlying_Select"/>
        <table:named-expression table:name="Equity_compute_handler_1" table:base-cell-address="$Title.$A$1" table:expression="Equity_compute_handler_1"/>
        <table:named-expression table:name="Equity_Display_Tree_1" table:base-cell-address="$Title.$A$1" table:expression="Equity_Display_Tree_1"/>
        <table:named-expression table:name="Quoted_Bond_Price" table:base-cell-address="$Title.$A$1" table:expression="$#REF!.$D$6"/>
        <table:named-expression table:name="swap_compute_handler" table:base-cell-address="$Title.$A$1" table:expression="swap_compute_handler"/>
        <table:named-expression table:name="swap_graph_handler" table:base-cell-address="$Title.$A$1" table:expression="swap_graph_handler"/>
        <table:named-expression table:name="swap_graph_input_formatter" table:base-cell-address="$Title.$A$1" table:expression="swap_graph_input_formatter"/>
        <table:named-expression table:name="Equity_Option_Select_1" table:base-cell-address="$Title.$A$1" table:expression="Equity_Option_Select_1"/>
        <table:named-expression table:name="Equity_Underlying_Select_1" table:base-cell-address="$Title.$A$1" table:expression="Equity_Underlying_Select_1"/>
        <table:named-expression table:name="TS_Bottom" table:base-cell-address="$Title.$A$1" table:expression="$#REF!.$I$17"/>
        <table:named-expression table:name="TS_Top" table:base-cell-address="$Title.$A$1" table:expression="$#REF!.$H$3"/>
        <table:named-expression table:name="bond_compute_handler_1" table:base-cell-address="$Title.$A$1" table:expression="bond_compute_handler_1"/>
        <table:named-expression table:name="Bond_Display_Tree_1" table:base-cell-address="$Title.$A$1" table:expression="Bond_Display_Tree_1"/>
        <table:named-expression table:name="bond_graph_handler_1" table:base-cell-address="$Title.$A$1" table:expression="bond_graph_handler_1"/>
        <table:named-expression table:name="bond_graph_input_formatter_1" table:base-cell-address="$Title.$A$1" table:expression="bond_graph_input_formatter_1"/>
        <table:named-expression table:name="Bond_Option_Select_1" table:base-cell-address="$Title.$A$1" table:expression="Bond_Option_Select_1"/>
        <table:named-expression table:name="Cap_or_Swap_Option_Select_1" table:base-cell-address="$Title.$A$1" table:expression="Cap_or_Swap_Option_Select_1"/>
        <table:named-expression table:name="Cap_or_Swap_Select_1" table:base-cell-address="$Title.$A$1" table:expression="Cap_or_Swap_Select_1"/>
        <table:named-expression table:name="Equity_graph_handler_1" table:base-cell-address="$Title.$A$1" table:expression="Equity_graph_handler_1"/>
        <table:named-expression table:name="Equity_graph_input_formatter_1" table:base-cell-address="$Title.$A$1" table:expression="Equity_graph_input_formatter_1"/>
        <table:named-expression table:name="swap_compute_handler_1" table:base-cell-address="$Title.$A$1" table:expression="swap_compute_handler_1"/>
        <table:named-expression table:name="swap_graph_handler_1" table:base-cell-address="$Title.$A$1" table:expression="swap_graph_handler_1"/>
        <table:named-expression table:name="swap_graph_input_formatter_1" table:base-cell-address="$Title.$A$1" table:expression="swap_graph_input_formatter_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percentage-style style:name="N143">
      <number:number number:decimal-places="3" number:min-integer-digits="1"/>
      <number:text>%</number:text>
    </number:percentage-style>
    <number:number-style style:name="N144">
      <number:number number:decimal-places="3" number:min-integer-digits="1"/>
    </number:number-style>
    <number:number-style style:name="N145">
      <number:number number:decimal-places="4" number:min-integer-digits="1"/>
    </number:number-style>
    <number:number-style style:name="N146">
      <number:number number:decimal-places="1" number:min-integer-digits="1"/>
    </number:number-style>
    <number:number-style style:name="N147">
      <number:number number:decimal-places="5" number:min-integer-digits="1"/>
    </number:number-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number:text>-</number:text>
      <number:number number:decimal-places="0" number:min-integer-digits="1" number:grouping="true"/>
      <style:map style:condition="value()&gt;=0" style:apply-style-name="N154P0"/>
    </number:number-style>
    <number:number-style style:name="N155P0" style:volatile="true">
      <number:number number:decimal-places="0" number:min-integer-digits="1" number:grouping="true"/>
    </number:number-style>
    <number:number-style style:name="N155">
      <style:text-properties fo:color="#ff0000"/>
      <number:text>-</number:text>
      <number:number number:decimal-places="0"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text> $</number:text>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text>$ </number:text>
      <number:number number:decimal-places="0" number:min-integer-digits="1" number:grouping="true"/>
      <number:text> </number:text>
    </number:number-style>
    <number:number-style style:name="N167">
      <number:text>($ </number:text>
      <number:number number:decimal-places="0" number:min-integer-digits="1" number:grouping="true"/>
      <number:text>)</number:text>
      <style:map style:condition="value()&gt;=0" style:apply-style-name="N167P0"/>
    </number:number-style>
    <number:number-style style:name="N168P0" style:volatile="true">
      <number:text>$ </number:text>
      <number:number number:decimal-places="0" number:min-integer-digits="1" number:grouping="true"/>
      <number:text> </number:text>
    </number:number-style>
    <number:number-style style:name="N168">
      <style:text-properties fo:color="#ff0000"/>
      <number:text>($ </number:text>
      <number:number number:decimal-places="0" number:min-integer-digits="1" number:grouping="true"/>
      <number:text>)</number:text>
      <style:map style:condition="value()&gt;=0" style:apply-style-name="N168P0"/>
    </number:number-style>
    <number:number-style style:name="N170P0" style:volatile="true">
      <number:text>$ </number:text>
      <number:number number:decimal-places="2" number:min-integer-digits="1" number:grouping="true"/>
      <number:text> </number:text>
    </number:number-style>
    <number:number-style style:name="N170">
      <number:text>($ </number:text>
      <number:number number:decimal-places="2" number:min-integer-digits="1" number:grouping="true"/>
      <number:text>)</number:text>
      <style:map style:condition="value()&gt;=0" style:apply-style-name="N170P0"/>
    </number:number-style>
    <number:number-style style:name="N171P0" style:volatile="true">
      <number:text>$ </number:text>
      <number:number number:decimal-places="2" number:min-integer-digits="1" number:grouping="true"/>
      <number:text> </number:text>
    </number:number-style>
    <number:number-style style:name="N171">
      <style:text-properties fo:color="#ff0000"/>
      <number:text>($ </number:text>
      <number:number number:decimal-places="2" number:min-integer-digits="1" number:grouping="true"/>
      <number:text>)</number:text>
      <style:map style:condition="value()&gt;=0" style:apply-style-name="N171P0"/>
    </number:number-style>
    <number:number-style style:name="N175P0" style:volatile="true">
      <number:text> $ </number:text>
      <number:number number:decimal-places="0" number:min-integer-digits="1" number:grouping="true"/>
      <number:text> </number:text>
    </number:number-style>
    <number:number-style style:name="N175P1" style:volatile="true">
      <number:text> $ (</number:text>
      <number:number number:decimal-places="0" number:min-integer-digits="1" number:grouping="true"/>
      <number:text>)</number:text>
    </number:number-style>
    <number:number-style style:name="N175P2" style:volatile="true">
      <number:text> $ - </number:text>
    </number:number-style>
    <number:text-style style:name="N175">
      <number:text-content/>
      <number:text> </number:text>
      <style:map style:condition="value()&gt;0" style:apply-style-name="N175P0"/>
      <style:map style:condition="value()&lt;0" style:apply-style-name="N175P1"/>
      <style:map style:condition="value()=0" style:apply-style-name="N175P2"/>
    </number:text-style>
    <number:number-style style:name="N179P0" style:volatile="true">
      <number:text> $ </number:text>
      <number:number number:decimal-places="2" number:min-integer-digits="1" number:grouping="true"/>
      <number:text> </number:text>
    </number:number-style>
    <number:number-style style:name="N179P1" style:volatile="true">
      <number:text> $ (</number:text>
      <number:number number:decimal-places="2" number:min-integer-digits="1" number:grouping="true"/>
      <number:text>)</number:text>
    </number:number-style>
    <number:number-style style:name="N179P2" style:volatile="true">
      <number:text> $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date-style style:name="N180">
      <number:day number:style="long"/>
      <number:month number:style="long"/>
      <number:year/>
    </number:date-style>
    <number:date-style style:name="N181">
      <number:day number:style="long"/>
      <number:text>/</number:text>
      <number:month number:style="long"/>
      <number:text>/</number:text>
      <number:year/>
    </number:date-style>
    <number:percentage-style style:name="N182">
      <number:number number:decimal-places="4" number:min-integer-digits="1"/>
      <number:text>%</number:text>
    </number:percentage-style>
    <number:percentage-style style:name="N183">
      <number:number number:decimal-places="7" number:min-integer-digits="1"/>
      <number:text>%</number:text>
    </number:percentage-style>
    <number:percentage-style style:name="N184">
      <number:number number:decimal-places="6" number:min-integer-digits="1"/>
      <number:text>%</number:text>
    </number:percentage-style>
    <number:percentage-style style:name="N185">
      <number:number number:decimal-places="5" number:min-integer-digits="1"/>
      <number:text>%</number:text>
    </number:percentage-style>
    <number:time-style style:name="N186">
      <number:text>For</number:text>
      <number:minutes/>
      <number:text>at</number:text>
      <number:seconds/>
      <number:text>:</number:text>
    </number:time-style>
    <number:number-style style:name="N187">
      <number:scientific-number number:decimal-places="4" number:min-integer-digits="1" number:min-exponent-digits="2"/>
    </number:number-style>
    <number:number-style style:name="N188">
      <number:scientific-number number:decimal-places="3" number:min-integer-digits="1" number:min-exponent-digits="2"/>
    </number:number-style>
    <number:percentage-style style:name="N189">
      <number:number number:decimal-places="1" number:min-integer-digits="1"/>
      <number:text>%</number:text>
    </number:percentage-style>
    <number:number-style style:name="N190">
      <number:number number:decimal-places="8" number:min-integer-digits="1"/>
    </number:number-style>
    <number:number-style style:name="N191">
      <number:number number:decimal-places="7" number:min-integer-digits="1"/>
    </number:number-style>
    <number:number-style style:name="N192">
      <number:number number:decimal-places="6" number:min-integer-digits="1"/>
    </number:number-style>
    <number:number-style style:name="N193">
      <number:number number:decimal-places="1" number:min-integer-digits="1" number:grouping="true"/>
    </number:number-style>
    <number:number-style style:name="N194">
      <number:number number:decimal-places="9" number:min-integer-digits="1"/>
    </number:number-style>
    <number:number-style style:name="N195">
      <number:number number:decimal-places="11" number:min-integer-digits="1" number:grouping="true"/>
    </number:number-style>
    <number:number-style style:name="N196">
      <number:number number:decimal-places="16" number:min-integer-digits="1"/>
    </number:number-style>
    <number:number-style style:name="N197">
      <number:number number:decimal-places="15" number:min-integer-digits="1"/>
    </number:number-style>
    <number:number-style style:name="N198">
      <number:number number:decimal-places="14" number:min-integer-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en" number:country="CA">
      <number:day number:style="long"/>
      <number:text>-</number:text>
      <number:month number:textual="true"/>
      <number:text>-</number:text>
      <number:year/>
    </number:date-style>
    <number:date-style style:name="N10107" number:language="en" number:country="CA">
      <number:day number:style="long"/>
      <number:text>-</number:text>
      <number:month number:textual="true"/>
    </number:date-style>
    <number:date-style style:name="N10108" number:language="en" number:country="CA">
      <number:month number:textual="true"/>
      <number:text>-</number:text>
      <number:year/>
    </number:date-style>
    <number:time-style style:name="N10109" number:language="en" number:country="CA">
      <number:hours/>
      <number:text>:</number:text>
      <number:minutes number:style="long"/>
      <number:text> </number:text>
      <number:am-pm/>
    </number:time-style>
    <number:time-style style:name="N10110" number:language="en" number:country="CA">
      <number:hours/>
      <number:text>:</number:text>
      <number:minutes number:style="long"/>
      <number:text>:</number:text>
      <number:seconds number:style="long"/>
      <number:text> </number:text>
      <number:am-pm/>
    </number:time-style>
    <number:time-style style:name="N10111" number:language="en" number:country="CA">
      <number:hours/>
      <number:text>:</number:text>
      <number:minutes number:style="long"/>
    </number:time-style>
    <number:time-style style:name="N10112" number:language="en" number:country="CA">
      <number:hours/>
      <number:text>:</number:text>
      <number:minutes number:style="long"/>
      <number:text>:</number:text>
      <number:seconds number:style="long"/>
    </number:time-style>
    <number:date-style style:name="N10113" number:language="en" number:country="CA">
      <number:day number:style="long"/>
      <number:text>/</number:text>
      <number:month number:style="long"/>
      <number:text>/</number:text>
      <number:year number:style="long"/>
      <number:text> </number:text>
      <number:hours/>
      <number:text>:</number:text>
      <number:minutes number:style="long"/>
    </number:date-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BuiltIn_5f_Percent" style:display-name="Excel_BuiltIn_Percent" style:family="table-cell" style:parent-style-name="Default" style:data-style-name="N10"/>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1in" fo:margin-bottom="1in" fo:margin-left="0.75in" fo:margin-right="0.75in" style:first-page-number="continue" style:scale-to-X="1" style:scale-to-Y="6"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75in" fo:margin-bottom="0.75in" fo:margin-left="0.7in" fo:margin-right="0.7in" style:first-page-number="continue"/>
      <style:header-style>
        <style:header-footer-properties fo:margin-left="0.048in" fo:margin-right="0.048in" fo:margin-bottom="0in"/>
      </style:header-style>
      <style:footer-style>
        <style:header-footer-properties fo:margin-left="0.048in" fo:margin-right="0.048in" fo:margin-top="0in"/>
      </style:footer-style>
    </style:page-layout>
    <style:page-layout style:name="Mpm5">
      <style:page-layout-properties style:num-format="1" style:print-orientation="portrait" fo:margin-top="1in" fo:margin-bottom="1in" fo:margin-left="0.75in" fo:margin-right="0.75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6">
      <style:page-layout-properties fo:margin-top="1in" fo:margin-bottom="1in" fo:margin-left="0.75in" fo:margin-right="0.75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7">
      <style:page-layout-properties style:num-format="1" style:print-orientation="portrait" fo:margin-top="1in" fo:margin-bottom="1in" fo:margin-left="0.75in" fo:margin-right="0.75in" style:first-page-number="continue" style:scale-to="100%"/>
      <style:header-style>
        <style:header-footer-properties fo:margin-left="0in" fo:margin-right="0in" fo:margin-bottom="0in"/>
      </style:header-style>
      <style:footer-style>
        <style:header-footer-properties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8">11/08/2010</text:date>, <text:time>15:37:06</text:time></text:p>
        </style:region-right>
      </style:header>
      <style:header-left style:display="false"/>
      <style:footer>
        <text:p>Page <text:page-number>1</text:page-number> / <text:page-count>99</text:page-count></text:p>
      </style:footer>
      <style:footer-left style:display="false"/>
    </style:master-page>
    <style:master-page style:name="PageStyle_5f_FunctionSpecs" style:display-name="PageStyle_FunctionSpecs" style:page-layout-name="Mpm3">
      <style:header style:display="false"/>
      <style:header-left style:display="false"/>
      <style:footer style:display="false"/>
      <style:footer-left style:display="false"/>
    </style:master-page>
    <style:master-page style:name="PageStyle_5f_Title" style:display-name="PageStyle_Title" style:page-layout-name="Mpm4">
      <style:header style:display="false"/>
      <style:header-left style:display="false"/>
      <style:footer style:display="false"/>
      <style:footer-left style:display="false"/>
    </style:master-page>
    <style:master-page style:name="PageStyle_5f_A._20_CRR_20_Convergence" style:display-name="PageStyle_A. CRR Convergence" style:page-layout-name="Mpm5">
      <style:header style:display="false"/>
      <style:header-left style:display="false"/>
      <style:footer style:display="false"/>
      <style:footer-left style:display="false"/>
    </style:master-page>
    <style:master-page style:name="PageStyle_5f_B._20_Greek_20_Letters" style:display-name="PageStyle_B. Greek Letters" style:page-layout-name="Mpm6">
      <style:header style:display="false"/>
      <style:header-left style:display="false"/>
      <style:footer style:display="false"/>
      <style:footer-left style:display="false"/>
    </style:master-page>
    <style:master-page style:name="PageStyle_5f_C._20_Delta_20_Hedge" style:display-name="PageStyle_C. Delta Hedge" style:page-layout-name="Mpm6">
      <style:header style:display="false"/>
      <style:header-left style:display="false"/>
      <style:footer style:display="false"/>
      <style:footer-left style:display="false"/>
    </style:master-page>
    <style:master-page style:name="PageStyle_5f_D._20_Delta_20_and_20_Gamma_20_Hedge" style:display-name="PageStyle_D. Delta and Gamma Hedge" style:page-layout-name="Mpm5">
      <style:header style:display="false"/>
      <style:header-left style:display="false"/>
      <style:footer style:display="false"/>
      <style:footer-left style:display="false"/>
    </style:master-page>
    <style:master-page style:name="PageStyle_5f_E._20_Value_20_at_20_Risk" style:display-name="PageStyle_E. Value at Risk" style:page-layout-name="Mpm6">
      <style:header style:display="false"/>
      <style:header-left style:display="false"/>
      <style:footer style:display="false"/>
      <style:footer-left style:display="false"/>
    </style:master-page>
    <style:master-page style:name="PageStyle_5f_F._20_Barrier_20_Replication" style:display-name="PageStyle_F. Barrier Replication" style:page-layout-name="Mpm5">
      <style:header style:display="false"/>
      <style:header-left style:display="false"/>
      <style:footer style:display="false"/>
      <style:footer-left style:display="false"/>
    </style:master-page>
    <style:master-page style:name="PageStyle_5f_F._20_Barrier_20_Replication_20_1" style:display-name="PageStyle_F. Barrier Replication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lan White</meta:initial-creator>
    <meta:creation-date>2009-12-01T14:02:52.42</meta:creation-date>
    <dc:date>2010-11-08T15:37:06.32</dc:date>
    <dc:creator>John Hull</dc:creator>
    <meta:editing-duration>PT27H11M16S</meta:editing-duration>
    <meta:editing-cycles>155</meta:editing-cycles>
    <meta:generator>OpenOffice.org/3.1$Win32 OpenOffice.org_project/310m19$Build-9420</meta:generator>
    <meta:document-statistic meta:table-count="5" meta:cell-count="4426" meta:object-count="3"/>
  </office:meta>
</office:document-meta>
</file>

<file path=Basic/Standard/Bonds.xml><?xml version="1.0" encoding="utf-8"?>
<!DOCTYPE module  PUBLIC '-//OpenOffice.org//DTD OfficeDocument 1.0//EN'  'module.dtd'>
<script:module xmlns:script="http://openoffice.org/2000/script" script:name="Bonds" script:language="StarBasic">Option Explicit

Function BondPrice(BondLife As Double, coupon As Double, Princ As Double, Frequ As Long, Zeros As Variant, _
                    IsClean As Long, result As Long) As Double
'Calculates value (result=0) or delta (result=1) etc. for a portfolio of interest-rate sensitive
'   contracts as of time vDate. vDate = 0 is today; vDate &gt; 0 produces the value at some future date.
'   The difference between valuing today and at a future date is that any payments
'   between today and the future date are omitted and all options are closer to maturity.

'The description of the portfolio is in the array, Portfolio, which includes volatility data for
'   Black-style options. A common set of volatility data is assumed for all Hull-White type
'   calculations (Nsigm, the normal model sigma, and Na, the normal model reversion rate) and
'   for all lognormal interest rate tree calculations(LNsigma and LNa).

'The same term structure is used for all valuations.

    Dim ndata As Long, i As Long, jClean As Long
    Dim price As Double, delta As Double, gamma As Double, p_up As Double, p_dn As Double, accr As Double
    Dim TS_data As Variant, aBond As Variant


'Do some checks on the input data
    TS_data = Zeros
    If Check_Input_TS_Data(TS_data) Then
        BondPrice = 0.
        Exit Function
    End If

    If BondLife &lt;= 0 Then
        BondPrice = 0#
        Exit Function
    End If

'Create the bond including all payments after today
    MakeBond Princ, coupon, 0#, BondLife, Frequ, aBond
    
'Calculate the current accrual (0 is NOT IsClean)
    accr = 0#
    If IsClean Then
        accr = BondAccrual(aBond, 0#)
    End If
    
'Calculate the at time 0 of the bond including all payments thta occur after time 0 net of accrual
    price = ForwardBondPrice(aBond, 0#, 0#, TS_data) - accr
    If result &lt; 1 Or result &gt; 2 Then        'If result is not 1 or 2 then return price
        BondPrice = price
        Exit Function
    End If

'Perturb the term structure up by 1 basis point to determine the bond price up delta
    ndata = UBound(TS_data, 1)
    For i = 0 To ndata
        TS_data(i, 1) = TS_data(i, 1) + 0.0001
    Next i
    p_up = ForwardBondPrice(aBond, 0#, 0#, TS_data) - accr
    
'Perturb the term structure down by 1 basis point to determine the bond price down delta
    For i = 0 To ndata
        TS_data(i, 1) = TS_data(i, 1) - 0.0002
    Next i
    p_dn = ForwardBondPrice(aBond, 0#, 0#, TS_data) - accr
    
'Calculate delta and gamma
    delta = 0.5 * (p_up - p_dn)
    gamma = (p_up + p_dn - 2# * price) * 100#

'Return requested value
    Select Case result
    Case 2
        BondPrice = gamma
    Case Else
        BondPrice = delta
    End Select

End Function

Function BlackBondOpt(BondLife As Double, coupon As Double, Princ As Double, Frequ As Long, _
            k As Double, t As Double, vol As Double, IsCall As Long, IsQuotedStrike As Long, _
            Zeros As Variant, result As Long) As Double
    Dim i As Long, ndata As Long, p_up As Double, p_dn As Double, d_vol As Double, Iteration As Long
    Dim price As Double, delta As Double, gamma As Double, vega As Double
    Dim ImplyVol As Boolean, test_price As Double, TS_data As Variant
'Calculates the price of an option on a coupon paying bond using Black's model.

'The valuation assumes that the bond already exists, i.e., does not start at a future date
'   BondLife is the time to maturity of the bond measured in years
'   coupon is the coupon rate as a decimal, i.e., 0.06
'   Frequ is the coupon payment frequency per year, 1, 2, 4 or 12
'   K is strike price
'   T is time to maturity of option
'   vol is the Black yield volatility as a decimal, i.e., 0.15
'   IsCall=TRUE -&gt; a call option; otherwise a put option
'   IsQuotedStrike: The option payoff for a call is the cash bond price at the option maturity
'                   less the strike price. If IsQuotedStrike=True the strike price is adjusted
'                   upwards by the accrual that will apply at the option maturity
'   Zeros is the term structure array used for valuation

'Do some checks on the input data
    TS_data = Zeros
    If Check_Input_TS_Data(TS_data) Then
        BlackBondOpt = 0.
        Exit Function
    End If

    If T &lt;= 0# Then
        BlackBondOpt = 0#
        Exit Function
    End If
    If T &gt;= BondLife Then
        BlackBondOpt = 0#
        Exit Function
    End If
    
'Impose some limits on the range of permissable volatilities
    If vol &lt;= 0# Then
        vol = 0.0001
    End If
    If vol &gt; 0.5 Then
        vol = 0.5
    End If
    
'If result=4 we are to imply the volatility. The value input as volatility is the
'   price we are trying to match.
    If result = 4 Then
        ImplyVol = True
        test_price = vol
    Else
        ImplyVol = False
    End If

'If we are implying volatility do a Newton-Raphson search for the volatility that fits the test price
    If ImplyVol Then
        vol = 0.1           'Our first volatility guess
        Do
            p_up = BlackBondOption(BondLife, coupon, Princ, Frequ, _
                T, K, vol + 0.01, IsCall, IsQuotedStrike, TS_data)
            price = BlackBondOption(BondLife, coupon, Princ, Frequ, _
                T, K, vol, IsCall, IsQuotedStrike, TS_data)
                
            vega = p_up - price     'change in price per 1% change in volatility
            
            'If the relation between price and volatility is linear calculate how much the
            '  volatility must be changed to match the test price. The addition of 0.0001
            '  in the denominator is to deal with the case in which vega is zero.
            d_vol = (test_price - price) / (vega * 100# + 0.0001)
            
            'Limit the size of the change in volatility. We know it should be a fairly small number.
            'Sometimes Newton-Raphson searches shoot you off to plus or minus infinity
            '  from which it is difficult to return
            If d_vol &gt; 0.1 Then
                d_vol = 0.1
            ElseIf d_vol &lt; -0.1 Then
                d_vol = -0.1
            End If
            
            'Update the volatility. If it is less than zero set it to a small positive number
            vol = vol + d_vol
            If vol &lt; 0.00001 Then
                vol = 0.00001
            End If
            Iteration = Iteration + 1       'Used to ensure we don't get stuck in this loop
        Loop While Abs(price - test_price) &gt; 0.000001 And Iteration &lt; 25

        'Return the implied volatility
        BlackBondOpt = vol
        Exit Function
    End If
    
    'Calculate price and return it unless delta, gamma or vega is requested
    price = BlackBondOption(BondLife, coupon, Princ, Frequ, _
        T, K, vol, IsCall, IsQuotedStrike, TS_data)
    If result &lt; 1 Or result &gt; 4 Then
        BlackBondOpt = price
        Exit Function
    End If

    If result = 3 Then  'Calculate and return vega
        vega = BlackBondOption(BondLife, coupon, Princ, Frequ, T, _
                        K, vol + 0.01, IsCall, IsQuotedStrike, TS_data)
        BlackBondOpt = vega - price
        Exit Function
    End If

    'Perturb term structure up by 1 basis point and calculate up price
    ndata = UBound(TS_data, 1)
    For i = 0 To ndata
        TS_data(i, 1) = TS_data(i, 1) + 0.0001
    Next i
    p_up = BlackBondOption(BondLife, coupon, Princ, Frequ, T, _
                        K, vol, IsCall, IsQuotedStrike, TS_data)
    
    'Perturb term structure down by 1 basis point and calculate down price
    For i = 0 To ndata
        TS_data(i, 1) = TS_data(i, 1) - 0.0002
    Next i
    p_dn = BlackBondOption(BondLife, coupon, Princ, Frequ, T, _
                        K, vol, IsCall, IsQuotedStrike, TS_data)
    
    'Calculate delta and gamma and return value requested
    delta = 0.5 * (p_up - p_dn)
    gamma = (p_up + p_dn - 2# * price) * 100#

    Select Case result
    Case 2
        BlackBondOpt = gamma
    Case Else
        BlackBondOpt = delta
    End Select

End Function

Function HullWhiteBondOpt(BondLife As Double, coupon As Double, Princ As Double, Frequ As Long, _
            k As Double, t As Double, sigma As Double, a As Double, IsCall As Long, IsQuotedStrike As Long, _
            Zeros As Variant, result As Long) As Double

    Dim i As Long, ndata As Long, p_up As Double, p_dn As Double, d_sigma As Double, Iteration As Long
    Dim price As Double, delta As Double, gamma As Double, vega As Double
    Dim ImplyVol As Boolean, test_price As Double, TS_data As Variant

'Calculates the price of an option on a coupon paying bond using the analytic Hull White model.

'The valuation assumes that the bond already exists, i.e., does not start at a future date
'   BondLife is the time to maturity of the bond measured in years
'   coupon is the coupon rate as a decimal, i.e., 0.06
'   Frequ is the coupon payment frequency per year, 1, 2, 4 or 12
'   K is strike price
'   T is time to maturity of option
'   sigma is the volatility of the short-term interest rate as a decimal, i.e., 0.015
'   a is the reversion rate of the short-term interest rate as a decimal, i.e., 0.075
'   IsCall=TRUE -&gt; a call option; otherwise a put option
'   IsQuotedStrike: The option payoff for a call is the cash bond price at the option maturity
'                   less the strike price. If IsQuotedStrike=True the strike price is adjusted
'                   upwards by the accrual that will apply at the option maturity
'   Zeros is the term structure array used for valuation

'Do some checks on the input data
    TS_data = Zeros
    If Check_Input_TS_Data(TS_data) Then
        HullWhiteBondOpt = 0.
        Exit Function
    End If

    If T &lt;= 0# Then
        HullWhiteBondOpt = 0#
        Exit Function
    End If
    If T &gt;= BondLife Then
        HullWhiteBondOpt = 0#
        Exit Function
    End If

'Impose some limits on the range of permissable volatilities
    If a &lt; 0# Then
        a = 0#
    End If
    If a &gt; 1# Then
        a = 1#
    End If
    If sigma &lt;= 0# Then
        sigma = 0.0001
    End If
    If sigma &gt; 0.05 Then
        sigma = 0.05
    End If

'If result=4 we are to imply the volatility. The value input as volatility is the
'   price we are trying to match.
    If result = 4 Then
        ImplyVol = True
        test_price = sigma
    Else
        ImplyVol = False
    End If

'If we are implying volatility do a Newton-Raphson search for the volatility that fits the test price
    If ImplyVol Then
        sigma = 0.01            'Our initial volatility guess
        Do
            p_up = HW_Analytic_BondOption(BondLife, coupon, Princ, Frequ, _
                    T, K, sigma + 0.001, a, IsCall, IsQuotedStrike, TS_data)
            price = HW_Analytic_BondOption(BondLife, coupon, Princ, Frequ, _
                    T, K, sigma, a, IsCall, IsQuotedStrike, TS_data)
            
            vega = p_up - price     'change in price per 0.001 change in volatility
            
            'If the relation between price and volatility is linear calculate how much the
            '  volatility must be changed to match the test price. The addition of 0.0001
            '  in the denominator is to deal with the case in which vega is zero.
            d_sigma = (test_price - price) * 0.001 / (vega + 0.0001)
            
            'Limit the size of the change in volatility. We know it should be a fairly small number.
            'Sometimes Newton-Raphson searches shoot you off to plus or minus infinity
            '  from which it is difficult to return
            If d_sigma &gt; 0.01 Then
                d_sigma = 0.01
            ElseIf d_sigma &lt; -0.01 Then
                d_sigma = -0.01
            End If
            
            'Update the volatility. If it is less than zero set it to a small positive number
            sigma = sigma + d_sigma
            If sigma &lt; 0.00001 Then
                sigma = 0.00001
            End If
            Iteration = Iteration + 1       'Used to ensure we don't get stuck in this loop
        Loop While Abs(price - test_price) &gt; 0.000001 And Iteration &lt; 25

        'Return implied volatility
        HullWhiteBondOpt = sigma
        Exit Function
    End If

    'Calculate price and return it unless delta, gamma or vega is requested
    price = HW_Analytic_BondOption(BondLife, coupon, Princ, Frequ, _
            T, K, sigma, a, IsCall, IsQuotedStrike, TS_data)
    If result &lt; 1 Or result &gt; 4 Then
        HullWhiteBondOpt = price
        Exit Function
    End If

    'If vega is requested perturb volatility, calculate vega and return it
    If result = 3 Then
        vega = HW_Analytic_BondOption(BondLife, coupon, Princ, Frequ, _
                T, K, sigma + 0.01, a, IsCall, IsQuotedStrike, TS_data)
        HullWhiteBondOpt = vega - price
        Exit Function
    End If

    'Shift zero curve up by 1 basis point and calculate up price
    ndata = UBound(TS_data, 1)
    For i = 0 To ndata
        TS_data(i, 1) = TS_data(i, 1) + 0.0001
    Next i
    p_up = HW_Analytic_BondOption(BondLife, coupon, Princ, Frequ, _
                    T, K, sigma, a, IsCall, IsQuotedStrike, TS_data)
    
    'Shift zero curve down by 1 basis point and calculate down price
    For i = 0 To ndata
        TS_data(i, 1) = TS_data(i, 1) - 0.0002
    Next i
    p_dn = HW_Analytic_BondOption(BondLife, coupon, Princ, Frequ, _
                    T, K, sigma, a, IsCall, IsQuotedStrike, TS_data)
    
    'Calculate delta and gamma and return appropriate value
    delta = 0.5 * (p_up - p_dn)
    gamma = (p_up + p_dn - 2# * price) * 100#

    Select Case result
    Case 2
        HullWhiteBondOpt = gamma
    Case Else
        HullWhiteBondOpt = delta
    End Select

End Function



</script:module>
</file>

<file path=Basic/Standard/CDO.xml><?xml version="1.0" encoding="utf-8"?>
<!DOCTYPE module  PUBLIC '-//OpenOffice.org//DTD OfficeDocument 1.0//EN'  'module.dtd'>
<script:module xmlns:script="http://openoffice.org/2000/script" script:name="CDO" script:language="StarBasic">Option Explicit

'Not recommended for Open Office use since OpenOffice Basic is so SLOW

Function CDO_Spread(Life As Double, Frequ As Long, Recovery As Double, Attach As Double, Detach As Double, Correlation As Double, _
            nFirms As Long, nPoints As Long, Zeros As Variant, HazardRates As Variant) As Double
'Calculate the breakeven spread in basis points for a CDO tranche using a Gaussian copula
'  given a particular term structure of interest rates and hazard rates.
'Assumes a homogeneous portfolio. All firms have the same default risk and same pairwise correlations.

'   Life: life of CDO in years. The CDO is NOT a forward start CDO
'   Frequ: payment frequency per year, 1, 2, 4 or 12
'   Recovery: the recovery rate as a decimal, e.g., 0.40. 0 &lt; Recovery &lt; 1
'   Attach: the tranche attachment point as a decimal, e.g., 0.03. 0 &lt;= Attach &lt; Detach
'   Detach: the tranche detachment point as a decimal, e.g., 0.07. Attach &lt; Detach &lt;= 1
'   Correlation: the copula correlation as a decimal, e.g., 0.40. 0 &lt;= Corr. &lt; 1
'   nFirms: the number of firms (names) in the portfolio underlying the CDO. nFirms &lt; 251
'   nPoints: the number of positive points used in approximating the integral.
'            Total number of ppoints is 2 * nPoints. nPoints &lt; 51.
'   Zeros: term structure of interest rates
'   HazardRates: term structure of hazard rates
    
    Dim MM As Variant, Wts As Variant, X() As Double, w() As Double
    Dim xx() As Double, Dates As Variant, dt As Double, i As Long, n As Long
    Dim TS_data As Variant, Haz_data As Variant
    
'Do some checks on input data
    TS_data = Zeros
    If Check_Input_TS_Data(TS_data) Then
        CDO_Spread = (0)
        Exit Function
    End If

    Haz_data = HazardRates
    If Check_Input_TS_Data(Haz_data) Then
        CDO_Spread = (0)
        Exit Function
    End If

    If Frequ &lt; 1 Or Frequ &gt; 12 Then
        CDO_Spread = (0)
        Exit Function
    End If
    
    If Recovery &lt; 0# Or Recovery &gt; 1# Then
        CDO_Spread = (0)
        Exit Function
    End If
    
    If Attach &lt; 0# Then
        Attach = 0#
    End If
    If Detach &gt; 1# Then
        Detach = 1#
    End If
    If Attach &gt;= Detach Then
        CDO_Spread = (0)
        Exit Function
    End If
    
    'Limits to keep computational times reasonable
    'In VBA 250 and 50 are reasonable; in OO Basic 50 and 5 push the envelope
    If nFirms &gt; 50 Then nFirms = 50
    If nPoints &gt; 5 Then nPoints = 5
    
    'Determine period start and end dates
    dt = 1# / Frequ
    n = Life * Frequ
    ReDim xx(1 To n, 1 To 1)
    For i = 1 To n
        xx(i, 1) = i * dt
    Next i
    Dates = xx()

    'Get the quadrature points at which the function will be evaluated, x(), and the weights
    'that will be applied to the value, w(), when summing to approximate the integral
    H_Zeroes nPoints, X(), w()
    MM = X()
    Wts = w()

    'Calculate the break even tranche spread
    CDO_Spread = CDO_Calculations(0#, Attach, Detach, 0#, 0#, Correlation, False, Dates, nFirms, _
                    Recovery, TS_data, Haz_data, MM, Wts, False)

End Function

Function CDO_UpFront(Life As Double, Frequ As Long, Recovery As Double, Attach As Double, Detach As Double, Correlation As Double, _
            Spread As Double, nFirms As Long, nPoints As Long, Zeros As Variant, HazardRates As Variant) As Double
'Calculate the breakeven up front fee as a decimal for a CDO tranche using a Gaussian copula
'  given a particular tranche spread, and term structures of interest rates and hazard rates.
'Assumes a homogeneous portfolio. All firms have the same default risk and same pairwise correlations.

'   Life: life of CDO in years. The CDO is NOT a forward start CDO
'   Frequ: payment frequency per year, 1, 2, 4 or 12
'   Recovery: the recovery rate as a decimal, e.g., 0.40. 0 &lt; Recovery &lt; 1
'   Attach: the tranche attachment point as a decimal, e.g., 0.03. 0 &lt;= Attach &lt; Detach
'   Detach: the tranche detachment point as a decimal, e.g., 0.07. Attach &lt; Detach &lt;= 1
'   Correlation: the copula correlation as a decimal, e.g., 0.40. 0 &lt;= Corr. &lt; 1
'   Spread: the spread, in basis points that is being charged for protection on the tranche
'           in addition to the up front fee.
'   nFirms: the number of firms (names) in the portfolio underlying the CDO. nFirms &lt; 251
'   nPoints: the number of positive points used in approximating the integral.
'            Total number of ppoints is 2 * nPoints. nPoints &lt; 51.
'   Zeros: term structure of interest rates
'   HazardRates: term structure of hazard rates
    
    Dim MM As Variant, Wts As Variant, X() As Double, w() As Double
    Dim xx() As Double, Dates As Variant, dt As Double, i As Long, n As Long
    Dim TS_data As Variant, Haz_data As Variant
    
'Do some checks on input data
    TS_data = Zeros
    If Check_Input_TS_Data(TS_data) Then
        CDO_UpFront = (0)
        Exit Function
    End If

    Haz_data = HazardRates
    If Check_Input_TS_Data(Haz_data) Then
        CDO_UpFront = (0)
        Exit Function
    End If

    If Frequ &lt; 1 Or Frequ &gt; 12 Then
        CDO_UpFront = (0)
        Exit Function
    End If
    
    If Recovery &lt; 0# Or Recovery &gt; 1# Then
        CDO_UpFront = (0)
        Exit Function
    End If
    
    If Attach &lt; 0# Then
        Attach = 0#
    End If
    If Detach &gt; 1# Then
        Detach = 1#
    End If
    If Attach &gt;= Detach Then
        CDO_UpFront = (0)
        Exit Function
    End If
    
    'Limit parameters to a reasonable range
    If nFirms &gt; 250 Then nFirms = 250
    If nPoints &gt; 50 Then nPoints = 50

    'Determine period start and end dates
    dt = 1# / Frequ
    n = Life * Frequ
    ReDim xx(1 To n, 1 To 1)
    For i = 1 To n
        xx(i, 1) = i * dt
    Next i
    Dates = xx()

    'Get the quadrature points at which the function will be evaluated, x(), and the weights
    'that will be applied to the value, w(), when summing to approximate the integral
    H_Zeroes nPoints, X(), w()
    MM = X()
    Wts = w()

    'Calculate the up front fee
    CDO_UpFront = CDO_Calculations(0#, Attach, Detach, Spread, 0#, Correlation, True, Dates, nFirms, _
                    Recovery, TS_data, Haz_data, MM, Wts, False)
    
End Function

Function ImplyCopulaCorrelation(Life As Double, Frequ As Long, Recovery As Double, Attach As Double, Detach As Double, _
            Spread As Double, UpFront As Double, nFirms As Long, nPoints As Long, Zeros As Variant, HazardRates As Variant) As Double
'Calculate the copula correlation for which the value of a CDO tranche is zero using a Gaussian copula
'  given a particular tranche spread, up front fee, and term structures of interest rates and hazard rates.
'Assumes a homogeneous portfolio. All firms have the same default risk and same pairwise correlations.

'   Life: life of CDO in years. The CDO is NOT a forward start CDO
'   Frequ: payment frequency per year, 1, 2, 4 or 12
'   Recovery: the recovery rate as a decimal, e.g., 0.40. 0 &lt; Recovery &lt; 1
'   Attach: the tranche attachment point as a decimal, e.g., 0.03. 0 &lt;= Attach &lt; Detach
'   Detach: the tranche detachment point as a decimal, e.g., 0.07. Attach &lt; Detach &lt;= 1
'   Spread: the spread, in basis points that is being charged for protection on the tranche
'           in addition to the up front fee.
'   UpFront: the up front fee for protection as a decimal (in addition to any spread), e.g., 0.25
'   nFirms: the number of firms (names) in the portfolio underlying the CDO. nFirms &lt; 251
'   nPoints: the number of positive points used in approximating the integral.
'            Total number of ppoints is 2 * nPoints. nPoints &lt; 51.
'   Zeros: term structure of interest rates
'   HazardRates: term structure of hazard rates

'   NOTE that in many cases there is no copula correlation that is consistent with a
'   particular set of input data.
    
    Dim MM As Variant, Wts As Variant, X() As Double, w() As Double
    Dim xx() As Double, Dates As Variant, dt As Double, i As Long, n As Long
    Dim yy As Double, yy_old As Double, x1 As Double, x2 As Double, dx As Double, Vmin As Double, Vmax As Double, slope As Double
    Dim TS_data As Variant, Haz_data As Variant
    
'Do some checks on input data
    TS_data = Zeros
    If Check_Input_TS_Data(TS_data) Then
        ImplyCopulaCorrelation = (0)
        Exit Function
    End If

    Haz_data = HazardRates
    If Check_Input_TS_Data(Haz_data) Then
        ImplyCopulaCorrelation = (0)
        Exit Function
    End If

    If Frequ &lt; 1 Or Frequ &gt; 12 Then
        ImplyCopulaCorrelation = (0)
        Exit Function
    End If
    
    If Recovery &lt; 0# Or Recovery &gt; 1# Then
        ImplyCopulaCorrelation = (0)
        Exit Function
    End If
    
    If Attach &lt; 0# Then
        Attach = 0#
    End If
    If Detach &gt; 1# Then
        Detach = 1#
    End If
    If Attach &gt;= Detach Then
        ImplyCopulaCorrelation = (0)
        Exit Function
    End If
    
    'Limit parameters to a reasonable range
    If nFirms &gt; 250 Then nFirms = 250
    If nPoints &gt; 50 Then nPoints = 50
    
    'Determine period start and end dates
    dt = 1# / Frequ
    n = Life * Frequ
    ReDim xx(1 To n, 1 To 1)
    For i = 1 To n
        xx(i, 1) = i * dt
    Next i
    Dates = xx()

    'Get the quadrature points at which the function will be evaluated, x(), and the weights
    'that will be applied to the value, w(), when summing to approximate the integral
    H_Zeroes nPoints, X(), w()
    MM = X()
    Wts = w()

    'Because the relation between tranche value and correlation may be non-monotonic
    'this is a difficult problem to solve.

    'Try to find a range of correlations in which the difference between the break even tranche
    'spread and the actual spread changes sign
    x1 = 0#         'initial correlation guess
    yy = CDO_Calculations(0#, Attach, Detach, Spread, UpFront, x1, False, Dates, nFirms, _
                    Recovery, TS_data, Haz_data, MM, Wts, False) - Spread

    Vmin = yy       'break even tranche spread less actual spread at initial correlation guess
    For x2 = 0.1 To 1.05 Step 0.1   'For correlations from 0.1 to 0.99 in steps of 0.1
        If x2 &gt;= 0.99 Then
            x1 = 0.99
        Else
            x1 = x2
        End If
        'Calculate the break even tranche spread less actual spread given the correlation
        yy = CDO_Calculations(0#, Attach, Detach, Spread, UpFront, x1, False, Dates, nFirms, _
                    Recovery, TS_data, Haz_data, MM, Wts, False) - Spread

        If yy * Vmin &lt; 0# Then  'If the new value and the initial value have opposite signs
            Exit For            'then we know that the root lies between the current correlation, x2,
        End If                  'and the previous correlation, x2 - 0.1
    Next x2
    
    'If we get to here without finding a root return -0.999
    'This does not mean that there is no solution, only that we did not find one
    If yy * Vmin &gt;= 0# Then
        ImplyCopulaCorrelation = -0.999
    Else
        'Now we know the range in which a solution lies use a Newton-Raphson search
        'starting in the middle of the interval
        x1 = x1 - 0.05      'Initial guess
        yy_old = CDO_Calculations(0#, Attach, Detach, Spread, UpFront, x1, False, Dates, nFirms, _
                    Recovery, TS_data, Haz_data, MM, Wts, False) - Spread
        dx = 0.02

        Do
            'Update our guess and calculate a new value
            x1 = x1 + dx
            yy = CDO_Calculations(0#, Attach, Detach, Spread, UpFront, x1, False, Dates, nFirms, _
                    Recovery, TS_data, Haz_data, MM, Wts, False) - Spread
            'Calculate the rate of change of value with respect to correlation
            slope = (yy - yy_old) / dx
            'Assuming a linear value - correlaiton relation determine the change in correlation
            'necessary to bring the value to zero (calculated spread = actual spread)
            dx = -yy / slope

            yy_old = yy
        Loop While Abs(yy) &gt; 0.01   'Loop until calculated spread is within 0.01 basis points of actual spread
        'Return solution
        ImplyCopulaCorrelation = x1 + dx
    End If

End Function

Function CDO_Value(Life As Double, Frequ As Long, Recovery As Double, Attach As Double, Detach As Double, _
            Correlation As Double, Spread As Double, UpFront As Double, nFirms As Long, nPoints As Long, _
            Zeros As Variant, HazardRates As Variant) As Double
'Calculate the value to a protection buyer per $100 of tranche notional for a CDO tranche
'  using a Gaussian copula given a particular term structure of interest rates and hazard rates.
'Assumes a homogeneous portfolio. All firms have the same default risk and same pairwise correlations.

'   Life: life of CDO in years. The CDO is NOT a forward start CDO
'   Frequ: payment frequency per year, 1, 2, 4 or 12
'   Recovery: the recovery rate as a decimal, e.g., 0.40. 0 &lt; Recovery &lt; 1
'   Attach: the tranche attachment point as a decimal, e.g., 0.03. 0 &lt;= Attach &lt; Detach
'   Detach: the tranche detachment point as a decimal, e.g., 0.07. Attach &lt; Detach &lt;= 1
'   Correlation: the copula correlation as a decimal, e.g., 0.40. 0 &lt;= Corr. &lt; 1
'   Spread: the spread, in basis points that is being charged for protection on the tranche
'           in addition to the up front fee.
'   UpFront: the up front fee for protection as a decimal (in addition to any spread), e.g., 0.25
'   nFirms: the number of firms (names) in the portfolio underlying the CDO. nFirms &lt; 251
'   nPoints: the number of positive points used in approximating the integral.
'            Total number of ppoints is 2 * nPoints. nPoints &lt; 51.
'   Zeros: term structure of interest rates
'   HazardRates: term structure of hazard rates

    Dim MM As Variant, Wts As Variant, X() As Double, w() As Double
    Dim xx() As Double, Dates As Variant, dt As Double, i As Long, n As Long
    Dim TS_data As Variant, Haz_data As Variant
    
'Do some checks on input data
    TS_data = Zeros
    If Check_Input_TS_Data(TS_data) Then
        CDO_Value = (0)
        Exit Function
    End If

    Haz_data = HazardRates
    If Check_Input_TS_Data(Haz_data) Then
        CDO_Value = (0)
        Exit Function
    End If

    If Frequ &lt; 1 Or Frequ &gt; 12 Then
        CDO_Value = (0)
        Exit Function
    End If
    
    If Recovery &lt; 0# Or Recovery &gt; 1# Then
        CDO_Value = (0)
        Exit Function
    End If
    
    If Attach &lt; 0# Then
        Attach = 0#
    End If
    If Detach &gt; 1# Then
        Detach = 1#
    End If
    If Attach &gt;= Detach Then
        CDO_Value = (0)
        Exit Function
    End If
    
    'Limit parameters to a reasonable range
    If nFirms &gt; 250 Then nFirms = 250
    If nPoints &gt; 50 Then nPoints = 50
    
    'Determine period start and end dates
    dt = 1# / Frequ
    n = Life * Frequ
    ReDim xx(1 To n, 1 To 1)
    For i = 1 To n
        xx(i, 1) = i * dt
    Next i
    Dates = xx()

    'Get the quadrature points at which the function will be evaluated, x(), and the weights
    'that will be applied to the value, w(), when summing to approximate the integral
    H_Zeroes nPoints, X(), w()
    MM = X()
    Wts = w()

    'Calculate the value to a protection buyer per $100 of tranche notional
    CDO_Value = CDO_Calculations(0#, Attach, Detach, Spread, UpFront, Correlation, False, Dates, nFirms, _
                    Recovery, TS_data, Haz_data, MM, Wts, True) * 100
End Function


</script:module>
</file>

<file path=Basic/Standard/CDS.xml><?xml version="1.0" encoding="utf-8"?>
<!DOCTYPE module  PUBLIC '-//OpenOffice.org//DTD OfficeDocument 1.0//EN'  'module.dtd'>
<script:module xmlns:script="http://openoffice.org/2000/script" script:name="CDS" script:language="StarBasic">Option Explicit

Function CDS_Spread(Life As Double, Frequ As Long, Recovery As Double, Zeros As Variant, HazardRates As Variant) As Double
'Calculate the breakeven spread in basis points for a CDS given a particular term structure
'of interest rates and hazard rates.

'   Life: life of CDS in years. The CDS is NOT a forward start CDS
'   Frequ: payment frequency per year, 1, 2, 4 or 12
'   Recovery: the recovery rate as a decimal, e.g., 0.40
'   Zeros: term structure of interest rates
'   HazardRates: term structure of hazard rates
    
    Dim TS_data As Variant, Haz_data As Variant
    
'Do some checks on input data
    TS_data = Zeros
    If Check_Input_TS_Data(TS_data) Then
        CDS_Spread = (0)
        Exit Function
    End If

    Haz_data = HazardRates
    If Check_Input_TS_Data(Haz_data) Then
        CDS_Spread = (0)
        Exit Function
    End If

    If Frequ &lt; 1 Or Frequ &gt; 12 Then
        CDS_Spread = (0)
        Exit Function
    End If
    
    If Recovery &lt; 0# Or Recovery &gt; 1# Then
        CDS_Spread = (0)
        Exit Function
    End If
    
'   Calculate CDS spread
    CDS_Spread = loc_CDS_Spread(Life, Frequ, Recovery, TS_data, Haz_data)

End Function

Function CDS_Value(Life As Double, Frequ As Long, Recovery As Double, Spread As Double, Zeros As Variant, HazardRates As Variant) As Double
'Calculate the present value of buying protection using a CDS with a particular spread
'given a particular term structure of interest rates and hazard rates.

'   Life: life of CDS in years. The CDS is NOT a forward start CDS
'   Frequ: payment frequency per year, 1, 2, 4 or 12
'   Recovery: the recovery rate as a decimal, e.g., 0.40
'   Spread: the CDS spread in basis points paid to purchase protection
'   Zeros: term structure of interest rates
'   HazardRates: term structure of hazard rates
    
    Dim TS_data As Variant, Haz_data As Variant
    Dim a1 As Double, a2 As Double, pv As Double
    
'Do some checks on input data
    TS_data = Zeros
    If Check_Input_TS_Data(TS_data) Then
        CDS_Value = (0)
        Exit Function
    End If

    Haz_data = HazardRates
    If Check_Input_TS_Data(Haz_data) Then
        CDS_Value = (0)
        Exit Function
    End If

    If Frequ &lt; 1 Or Frequ &gt; 12 Then
        CDS_Value = (0)
        Exit Function
    End If
    
    'Calculate PV of expected CDS periodic payments
    a1 = CDS_Annuity(Life, Frequ, TS_data, Haz_data)
    'Calculate PV of expected CDS accrual payments thta are made in the event of default
    a2 = CDS_Accrual(Life, Frequ, TS_data, Haz_data)
    'Calculate PV of expected CDS protection payments in the event of default
    pv = CDS_Payment(Life, Frequ, Recovery, TS_data, Haz_data)
    
    'Total CDS value
    CDS_Value = (pv - Spread * (a1 + a2) / 10000#) * 100

End Function

Function DefaultProbability(t As Double, HazardRates As Variant) As Double
'Calculate the probability of a default event on or before time T given a particular term structure of hazard rates.

'   T: Time
'   HazardRates: term structure of hazard rates
    
    Dim Haz_data As Variant
    
'Do some checks on input data
    Haz_data = HazardRates
    If Check_Input_TS_Data(Haz_data) Then
        DefaultProbability = (0)
        Exit Function
    End If

    'Calculate default probability
    DefaultProbability = pDead(0#, t, Haz_data)
    
End Function

Function ImplyHazardRates(CDS_Spreads As Variant, Frequ As Long, Recovery As Double, Zeros As Variant)
'Calculate a term structure of hazard rates that is consistent with an input term structure of CDS spreads
'The result is a term structure of hazard rates with the same number of points as the input term structure of CDS spreads
    
'   CDS_Spreads: n by 2 matrix of CDS spreads, CDS life in years in the first column, spread in basis points in second
'   Frequ: payment frequency per year, 1, 2, 4 or 12
'   Recovery: the recovery rate as a decimal, e.g., 0.40
'   Zeros: term structure of interest rates
    
    Dim TS_data As Variant, CDS_Data As Variant, Haz_data As Variant
    Dim i As Long
    
'Do some checks on input data
    TS_data = Zeros
    If Check_Input_TS_Data(TS_data) Then
        ImplyHazardRates = (0)
        Exit Function
    End If

    CDS_Data = CDS_Spreads
    If Check_Input_TS_Data(CDS_Data) Then
        ImplyHazardRates = (0)
        Exit Function
    End If

    'Use a bootstrap approach to calculate hazard rates
    Haz_data = CDS_Data
    For i = 0 To UBound(Haz_data, 1)
        Haz_data(i, 1) = Imply_HazRate(i, CDbl(CDS_Data(i, 0)), CDbl(CDS_Data(i, 1)), Frequ, Recovery, TS_data, Haz_data)
    Next i
    
    ImplyHazardRates = Haz_data

End Function


</script:module>
</file>

<file path=Basic/Standard/Calc_Credit.xml><?xml version="1.0" encoding="utf-8"?>
<!DOCTYPE module  PUBLIC '-//OpenOffice.org//DTD OfficeDocument 1.0//EN'  'module.dtd'>
<script:module xmlns:script="http://openoffice.org/2000/script" script:name="Calc_Credit" script:language="StarBasic">Option Explicit
Option Private Module

Private Const Root2 = 1.4142135623731
Private Const RootPi = 1.77245385090552
Private Const EPS = 0.00000000000003    'Relative precision.
Private Const PIM4 = 0.751125544464943  '1/(Pi ^ (1/4)).
Private Const MAXIT = 10                'Maximum iterations.

Function Imply_HazRate(ii As Long, Life As Double, Spread As Double, freq As Long, Recovery As Double, _
                TS_data As Variant, Haz_data As Variant) As Double
'Given a term structure of hazard rates that is complete up to the ii-1st element calculate the ii-th
'element that is consistent with the spread on a CDS whose life is longer than ii-1st element in the
'hazard rate term structure.

'   ii: element of hazard rate term structure to be determined
'   Life: life of CDS in years. The CDS is NOT a forward start CDS
'   Spread: the CDS spread in basis points paid to purchase protection
'   Freq: payment frequency per year, 1, 2, 4 or 12
'   Recovery: the recovery rate as a decimal, e.g., 0.40
'   TS_data: term structure of interest rates
'   Haz_Data: term structure of hazard rates, complete up to ii-1st element
    
    Dim Haz As Double, d_haz As Double, spr As Double, old_spr As Double, slope As Double
    Dim loc_Haz() As Double, i As Long

'Copy input data into local array
    ReDim loc_Haz(0 To ii, 0 To 1)
    For i = 0 To ii - 1
        loc_Haz(i, 0) = Haz_data(i, 0)
        loc_Haz(i, 1) = Haz_data(i, 1)
    Next i
    loc_Haz(ii, 0) = Haz_data(ii, 0)

'Calculate the CDS spread if the ii-th hazard rate is zero
    loc_Haz(ii, 1) = 0#
    spr = loc_CDS_Spread(Life, freq, Recovery, TS_data, loc_Haz)
    
'If the calculated spread is greater than the actual spread, the implied spread will
'be less than zero; return zero.
    If spr &gt; Spread Then
        Imply_HazRate = 0#
        Exit Function
    End If

'Calculate the CDS spread if the ii-th hazard rate is 100%
    loc_Haz(ii, 1) = 1#
    spr = loc_CDS_Spread(Life, freq, Recovery, TS_data, loc_Haz)
    
'If the calculated spread is less than the actual spread, the implied spread will
'be greater than 100%; return 100%.
    If spr &lt; Spread Then
        Imply_HazRate = 1#
        Exit Function
    End If

'Use Newton-Raphson method to determine hazard rate that is consistent with CDS spread
    Haz = 0.01                  'Our initial guess
    loc_Haz(ii, 1) = Haz        'Add it to term structure
    old_spr = loc_CDS_Spread(Life, freq, Recovery, TS_data, loc_Haz)    'Spread consistent with this hazard rate
    d_haz = 0.005               'Our initial hazard rate perturbation

    Do
        Haz = Haz + d_haz       'Increment hazard rate
        loc_Haz(ii, 1) = Haz    'Copy into term structure
        spr = loc_CDS_Spread(Life, freq, Recovery, TS_data, loc_Haz)    'Spread consistent with this hazard rate

        slope = (spr - old_spr) / d_haz     'Rate of change of spread with respect to hazard rate
        d_haz = (Spread - spr) / slope      'Hazard rate necessary to fit spread assuming linear relation
                                            'between spread and hazard rates

        old_spr = spr

    Loop While Abs(spr - Spread) &gt; 0.0001 * Spread      'Loop until we match input spread

    Imply_HazRate = Haz + d_haz

End Function

Function loc_CDS_Spread(Life As Double, Frequ As Long, Recovery As Double, TS_data As Variant, Haz_data As Variant) As Double
    Dim a1 As Double, a2 As Double, pv As Double
'Calculate breakeven CDS spread that is consistent with input term structure of hazard rates

'   Life: life of CDS in years. The CDS is NOT a forward start CDS
'   Frequ: payment frequency per year, 1, 2, 4 or 12
'   Recovery: the recovery rate as a decimal, e.g., 0.40
'   TS_data: term structure of interest rates
'   Haz_Data: term structure of hazard rates

    'Calculate PV of expected CDS periodic payments
    a1 = CDS_Annuity(Life, Frequ, TS_data, Haz_data)
    'Calculate PV of expected CDS accrual payments thta are made in the event of default
    a2 = CDS_Accrual(Life, Frequ, TS_data, Haz_data)
    'Calculate PV of expected CDS protection payments in the event of default
    pv = CDS_Payment(Life, Frequ, Recovery, TS_data, Haz_data)
    
    'CDS spread in basis points
    loc_CDS_Spread = pv / (a1 + a2) * 10000#

End Function

Function CDS_Annuity(Life As Double, freq As Long, TS_data As Variant, PD As Variant) As Double
    Dim n As Long, i As Long, sum As Double, p_alive As Double, disc As Double, t As Double, dt As Double
'Calculate PV of expected CDS periodic payments
    
'   Life: life of CDS in years. The CDS is NOT a forward start CDS
'   Freq: payment frequency per year, 1, 2, 4 or 12
'   TS_data: term structure of interest rates
'   PD: term structure of hazard rates

    'Calculate number of CDS payents and time between payments
    n = Life * freq
    dt = 1# / freq
    
    sum = 0#
    For i = 1 To n
        T = i * dt                          'Time if i-th payment
        p_alive = 1# - pDead(0#, T, PD)     'Probability that no default has yet occured and the payment is made
        disc = DF(0#, T, TS_data)           'discount factor
        
        sum = sum + p_alive * disc * dt     'add pv of expected payment at an assumed rate of 1 per year
    Next i
    
    CDS_Annuity = sum
    
End Function

Function CDS_Payment(Life As Double, freq As Long, Recovery As Double, TS_data As Variant, PD As Variant) As Double
    Dim n As Long, i As Long, sum As Double, p_die As Double, disc As Double, t0 As Double, t As Double, dt As Double
'Calculate PV of expected CDS protection payments in the event of default
    
'   Life: life of CDS in years. The CDS is NOT a forward start CDS
'   Freq: payment frequency per year, 1, 2, 4 or 12
'   TS_data: term structure of interest rates
'   PD: term structure of hazard rates
    
    'Calculate number of CDS payents and time between payments
    n = Life * freq
    dt = 1# / freq
    
    sum = 0#
    t0 = 0#
    For i = 1 To n
        T = i * dt                                      'End of i-th payment period
        p_die = pDead(0#, T, PD) - pDead(0#, t0, PD)    'Probability that a default occurs during i-th payment period
        t0 = T
        
        T = T - 0.5 * dt                                'Assume default occurs in the middle of the period
        disc = DF(0#, T, TS_data)                       'discount factor to default time
        
        sum = sum + p_die * disc * (1# - Recovery)      'sum pv of expected losses due to defualt
    Next i
    
    CDS_Payment = sum
    
End Function

Function CDS_Accrual(Life As Double, freq As Long, TS_data As Variant, PD As Variant) As Double
    Dim n As Long, i As Long, sum As Double, p_die As Double, disc As Double, t0 As Double, t As Double, dt As Double
'Calculate PV of expected CDS accrual payments in the event of default
    
'   Life: life of CDS in years. The CDS is NOT a forward start CDS
'   Freq: payment frequency per year, 1, 2, 4 or 12
'   TS_data: term structure of interest rates
'   PD: term structure of hazard rates
    
    'Calculate number of CDS payents and time between payments
    n = Life * freq
    dt = 1# / freq
    
    sum = 0#
    t0 = 0#
    For i = 1 To n
        T = i * dt                                      'End of i-th payment period
        p_die = pDead(0#, T, PD) - pDead(0#, t0, PD)    'Probability that a default occurs during i-th payment period
        t0 = T
        
        T = T - 0.5 * dt                                'Assume default occurs in the middle of the period
        disc = DF(0#, T, TS_data)                       'discount factor to default time
        
        sum = sum + p_die * disc * 0.5 * dt             'sum pv of expected accrual payments at an assumed rate of 1 per year
    Next i
    
    CDS_Accrual = sum
    
End Function

Function CDO_Calculations(vDate As Double, att As Double, det As Double, Spread As Double, uf As Double, rho As Double, _
                                CalcUF As Boolean, Dates As Variant, nFirms As Long, Recovery As Double, TS As Variant, Haz As Variant, _
                                MM As Variant, Wts As Variant, CalcValue As Boolean) As Double
'Calculates value, break even spread, or break even up front payment for a CDO tranche using a Gaussian copula
'Assumes a homogeneous portfolio. All firms have the same default risk and same pairwise correlations.

'   vDate: valuation date, always zero in this implementation
'   att: the tranche attachment point as a decimal, e.g., 0.03. 0 &lt;= att &lt; det
'   det: the tranche detachment point as a decimal, e.g., 0.07. att &lt; det &lt;= 1
'   Spread: the spread, in basis points that is being charged for protection on the tranche
'           in addition to the up front fee.
'   uf: the up front fee for protection as a decimal (in addition to any spread), e.g., 0.25
'   rho: the copula correlation as a decimal, e.g., 0.40. 0 &lt;= Corr. &lt; 1
'   CalcUF: flag to indicate if the break even up front fee is to be calculated.
'           If the value calculation flag is set this is ignored.
'   Dates: List of CDO period start and end dates
'   nFirms: the number of firms (names) in the portfolio underlying the CDO.
'   Recovery: the recovery rate as a decimal, e.g., 0.40. 0 &lt; Recovery &lt; 1
'   TS: term structure of interest rates
'   Haz: term structure of hazard rates
'   MM: List of 2*nPoints values at which the function is evaluated
'   Wts: List of 2*nPoints weights that are assigned to the function values
'   CalcValue: flag to indicate if the present value of the tranche is to be calculated

    Dim probs() As Double, pp As Variant
    Dim i As Long, k As Long, nperiods As Long
    Dim t As Double, v1 As Double, v2 As Double, sum As Double, sum1 As Double, Qs As Variant
    Dim temp As Variant
    
    'Make a list of the probability that a representative firm has defaulted by each
    '  of the period end dates
    makeProbs vDate, Dates, Haz, Qs
    nperiods = UBound(Dates, 1)
    
    ReDim probs(1 To nperiods, 1 To 1)
    sum = 0#
    sum1 = 0#
    'Evaluate the tranche values at each of the integration points
    '  and calculate a weighted sum of values
    For k = 1 To UBound(MM, 1)
    
        'Create the list of conditional default probabilities for the current integration point
        'This calculation of conditional defulat probability is the central element of the
        '  Gaussian copula
        For i = 1 To nperiods
            t = (n_inv(CDbl(Qs(i, 2))) - Sqr(rho) * MM(k)) / Sqr(1# - rho)
            probs(i, 1) = n_cdf(t)
        Next i
        pp = probs()		'List of conditional default probabilities for each period end date
        
        'Conditional on the integration point value, defaults are now independent
        'Calculate the expected tranche loss due to default and the PV of protection payments
        CDO_Pmts vDate, Dates, nFirms, att, det, Recovery, pp, TS, False, temp
                        
        v1 = temp(1, 1)				'expected tranche loss due to default
        v2 = temp(1, 2)				'expected PV of protection payments
        
        sum = sum + Wts(k) * v2		'weighted sum of expected PV of protection payments
        sum1 = sum1 + Wts(k) * v1	'weighted sum of expected tranche loss due to default
    
    Next k
    
    If CalcValue Then
        'Value to protection buyer is loss due to default less PV of payments less up front payment
        'Since spread is in basis points we must multiply it by 0.0001
        CDO_Calculations = sum1 - Spread * sum * 0.0001 - uf
    ElseIf CalcUF Then
        'Break even up front payment is loss due to default less PV of payments
        'Since spread is in basis points we must multiply it by 0.0001
        CDO_Calculations = sum1 - Spread * sum * 0.0001
    Else
        'Break even spread is loss due to default less up front payment divided by PV of payments
        'Since spread is in to be basis points we must multiply 10,000
        CDO_Calculations = 10000# * (sum1 - uf) / sum
    End If
    
End Function

Sub makeProbs(vDate As Double, Dates As Variant, Haz As Variant, theProbs As Variant)
'Map a term structure of default intensities into a term structure of default probabilities

'   vDate: valuation date, always zero in this implementation
'   Dates: List of CDO period start and end dates
'   Haz: term structure of hazard rates
    
    Dim i As Long, t As Double, nperiods As Long, probs() As Double
    
    nperiods = UBound(Dates, 1)
    ReDim probs(1 To nperiods, 1 To 2)
    
    For i = 1 To nperiods						'For each period end date...
        t = (Dates(i, 1) - vDate)				'Determine time until that date...
        probs(i, 1) = t
        probs(i, 2) = pDead(vDate, t, Haz)		'...and calculate the probability that a default has occured by then
    Next i
    
    theProbs = probs()
End Sub

Sub H_Zeroes(m As Long, X() As Double, w() As Double)
    'Generates the zeroes and weights for 2*m point Hermite integrations
    Dim i As Long, n As Long, x2() As Double, w2() As Double
    
    'This returns both positive and negative values
    n = m * 2
    ReDim x2(1 To n), w2(1 To n)
    gauher x2(), w2(), n
    
    ReDim X(1 To n), w(1 To n)
    For i = 1 To n
        w(i) = w2(i) / RootPi
        X(i) = x2(i) * Root2
    Next i
    
End Sub

Sub gauher(X() As Double, w() As Double, n As Long)
'Given n, this routine returns arrays x(1..n) and w(1..n) containing the abscissas and weights
'of the n-point Gauss-Hermite quadrature formula. The largest abscissa is returned in x(1), the
'most negative in x(n).
    Dim i As Long, its As Long, j As Long, m As Long
    Dim p1 As Double, p2 As Double, p3 As Double, pp As Double, z As Double, z1 As Double 'High precision is a good idea for this routine.
    
    m = Int((n + 1) / 2)
    
    'The roots are symmetric about the origin, so we have to find only half of them.
    For i = 1 To m                  'Loop over the desired roots.
        If i = 1 Then               'Initial guess for the largest root.
            z = Sqr((2 * n + 1)) - 1.85575 * CDbl(2 * n + 1) ^ (-0.16667)
        ElseIf i = 2 Then           'Initial guess for the second largest root.
            z = z - 1.14 * (CDbl(n) ^ 0.426) / z
        ElseIf i = 3 Then           'Initial guess for the third largest root.
            z = 1.86 * z - 0.86 * X(1)
        ElseIf i = 4 Then           'Initial guess for the fourth largest root.
            z = 1.91 * z - 0.91 * X(2)
        Else                        'Initial guess for the other roots.
            z = 2# * z - X(i - 2)
        End If
        
        For its = 1 To MAXIT        'Refinement by Newton’s method.
            p1 = PIM4
            p2 = 0#
            
            For j = 1 To n          'Loop up the recurrence relation to get
                                    '   the Hermite polynomial evaluated at z.
                p3 = p2
                p2 = p1
                p1 = z * Sqr(2# / j) * p2 - Sqr((CDbl(j - 1)) / j) * p3
            Next j
            
            'p1 is now the desired Hermite polynomial. We next compute pp, its derivative, by
            '   the relation (4.5.21) using p2, the polynomial of one lower order.
            pp = Sqr(2# * n) * p2
            z1 = z
            z = z1 - p1 / pp        'Newton’s formula.
            If Abs(z - z1) &lt;= EPS Then
                Exit For
            End If
        Next its
        
        If (its &gt; MAXIT) Then Stop  'too many iterations in gauher
        
        X(i) = z                    'Store the root
        X(n + 1 - i) = -z           '   and its symmetric counterpart.
        w(i) = 2# / (pp * pp)       'Compute the weight
        w(n + 1 - i) = w(i)         '   and its symmetric counterpart.
    Next i

End Sub

Function CDO_Prin(nFirm As Long, al As Double, ah As Double, Rec As Double, j As Long, Is_SS As Boolean) As Double
'Calculate remaining principal in a CDO tranche after j defaults
'Each firm in the underlying portfolio is assumed to have a notional of $1

'   nFirm: the number of firms (names) in the portfolio underlying the CDO.
'   al: tranche attachment point
'   ah: tranche detachment point
'   Rec: recovery rate
'   j: number of defaults that have occured
'   IsSS: a flag to indicate if this is the most senior tranche in the CDO

    Dim nl As Double, nh As Double, mnl As Long, mnh As Long
    
    'The lower, nl, and upper, nh, bounds on portfolio loss that affect this tranche
    'For portfolio losses less than nl the tranche is untouched
    'For portfolio losses greater than nh the tranche is wiped out
    nl = al * nFirm / (1# - Rec)
    nh = ah * nFirm / (1# - Rec)
    
    'Index of first default that affects the tranche
    mnl = Int(nl + 0.00001) + 1
    'Index of last default that affects the tranche
    mnh = Int(nh + 0.00001) + 1
    
    If j &lt; mnl Then
        'The number of defaults is less than our lower threshold
        If Is_SS Then
            'Notional of super senior tranches is reduced by losses on lower tranches.
            'Since each default lowers tranche notional by 1 - recovery we could end
            'up in the situation in which everyone has defaulted but some
            'notional remains. This adjustment corrects for that possibility.
            CDO_Prin = (ah - al) * nFirm - j * Rec
        Else
            'For non-senior tranches the full notional remains
            CDO_Prin = (ah - al) * nFirm
        End If
    ElseIf j &lt; mnh Then
        'We have been touched (suffered losses) but
        'the number of defaults is less than our upper threshold (we are not wiped out)
        If Is_SS Then
            'For the senior tranche each loss reduces notional by $1
            CDO_Prin = nFirm - j
        Else
            'For regular tranches remaining notional is original notional, (ah - al) * nFirm,
            ' less losses affecting this tranche, (j - nl)*(1 - Rec)
            CDO_Prin = ah * nFirm - j * (1# - Rec)
        End If
    Else
        'We have been wiped out
        CDO_Prin = 0#
    End If

End Function

Function Exp_CDO_Prin(nFirm As Long, al As Double, ah As Double, Rec As Double, Q As Double, Is_SS As Boolean) As Double
'Expected CDO tranche principal when probability of default is Q and defaults are independent

'   nFirm: the number of firms (names) in the portfolio underlying the CDO.
'   al: tranche attachment point
'   ah: tranche detachment point
'   Rec: recovery rate
'   Q: Probability that one firm defaults
'   IsSS: a flag to indicate if this is the most senior tranche in the CDO

    Dim j As Long, sum As Double
    
    'When defaults are independent the probability of j defaults among nFirm firms
    'is the binomial probability given the single event probability, Q
    sum = 0#
    For j = 0 To nFirm
        'binom_pdf(nFirm, j, Q) = probability of j defaults among nFirm firms
        '   when the probability of any firm defaulting is Q
        
        'CDO_Prin(nFirm, al, ah, Rec, j, Is_SS) = the tranche notional after j defaults
        
        sum = sum + binom_pdf(nFirm, j, Q) * CDO_Prin(nFirm, al, ah, Rec, j, Is_SS)
    Next j
    
    Exp_CDO_Prin = sum
    
End Function

Sub CDO_Pmts(vDate As Double, Dates As Variant, nFirm As Long, al As Double, ah As Double, Rec As Double, _
                                        probs As Variant, TS As Variant, Is_SS As Boolean, thePmts As Variant)
'Calculate the PV of pay and receive legs on a CDO tranche
'Based on equation (1) in J. Derivatives Fall 2006 Implied Copula paper

'   vDate: the valuation date. Always zero in this implementation
'   Dates: the list of CDO period start and end dates
'   nFirm: the number of firms (names) in the portfolio underlying the CDO. nFirms
'   al: tranche attachment point
'   ah: tranche detachment point
'   Rec: recovery rate
'   probs: list of probabilities that a firm defaults by each period end date
'   TS: Term structure of interest rates
'   IsSS: a flag to indicate if this is the most senior tranche in the CDO

    Dim EP() As Double, Q As Double, t As Double, dt As Double, df0 As Double, df1 As Double, dEP As Double, dEP2 As Double
    Dim a As Double, b As Double, C As Double, op() As Double
    Dim i As Long, nPer As Long, IsFirst As Boolean
    
    'How many periods are there in the CDO?
    nPer = UBound(Dates, 1)
    ReDim EP(0 To nPer, 1 To 2)
    
    'The first element of EP keeps track of actual tranche notional
    'This is used to determine protection payments which equal the spread times the actual tranche notional
    EP(0, 1) = (ah - al) * nFirm
    'The second element keeps track of how much tranche notional is reduced by loss due to default
    'This is used to determine losses due to default
    EP(0, 2) = (ah - al) * nFirm
    'These two elements are always the same except for a super senior tranche
    
    'Calculate expceted tranche notional at each period end
    For i = 1 To nPer
        If Dates(i, 1) &gt; vDate Then
            Q = probs(i, 1)											'Probability of default by this date
            EP(i, 1) = Exp_CDO_Prin(nFirm, al, ah, Rec, Q, Is_SS)	'First expected notional measure
            EP(i, 2) = Exp_CDO_Prin(nFirm, al, ah, Rec, Q, False)	'Second expected notional measure
        Else
            EP(i, 1) = (ah - al) * nFirm
            EP(i, 2) = (ah - al) * nFirm
        End If
    Next i
    
    a = 0#              'PV of expected protection payments
    b = 0#              'PV of expected accrual payments in the event of default
    C = 0#              'PV of expected losses due to default
    IsFirst = True
    For i = 1 To nPer
        If Dates(i, 1) &gt; vDate Then
            T = Dates(i, 1)
            'If we are part way through a CDO period we have to adjust things.
            'Not used in this implementation
            If IsFirst Then
                dt = (T - vDate)                'dt is the length of the current CDO period
                IsFirst = False
            Else
                dt = (T - Dates(i - 1, 1))      'dt is the length of the current CDO period
            End If
            
            df0 = DF(vDate, T, TS)              'discount factor to the end of the period
            df1 = DF(vDate, T - 0.5 * dt, TS)   'discount factor to the middle of the period
            
            dEP = (EP(i - 1, 1) - EP(i, 1))     'Change in notional on which payments are based
            dEP2 = (EP(i - 1, 2) - EP(i, 2))    'Change in notional due to losses due to default
            
            'Make sure the expected notional does not increase with time
            If dEP &lt; 0# Then
                dEP = 0#
            End If
            If dEP2 &lt; 0# Then
                dEP2 = 0#
            End If
            
            'PV of payments (at a rate of 100% per year) is augmented by the PV of the additional
            '   payment at the end of this period which is based on the notional remaining at the
            '   period end multiplied by the length of the period.
            a = a + dt * EP(i, 1) * df0
            
            'PV of accrual payments (at a rate of 100% per year) is augmented by the additional accrual payment.
            'The additional payment is assumed to occur in the middle of the period. It is based on the
            'reduction of principal that occured during the period multiplied by the half length of the period.
            b = b + 0.5 * dt * dEP * df1
            
            'PV of losses due to default is augmented by the additional expected loss.
            'The loss payment is assumed to occur in the middle of the period. It is based on the
            'reduction of principal due to defaults that occured during the period.
            C = C + dEP2 * df1
        End If
     Next i
    
    ReDim op(1 To 1, 1 To 2)
    
    op(1, 2) = (a + b) / EP(0, 1)     'PV of protection payments as a proportion of initial notional
    op(1, 1) = C / EP(0, 1)           'PV of losses due to default as a proportion of initial notional
    
    thePmts = op()
    
End Sub

Function pDead(t0 As Double, t As Double, array_in As Variant) As Double
    Dim z As Double
'Calculates the probability of a default event on or before T
'   given a particular term structure of hazard rates
    
    'Integrate hazard rate term structure from zero to T
    z = IntegrateHazard(t0, t, array_in)
    
    'Probability of no event = exp(-integral of hazard rates) = exp(-h*T) for constant hazard rate, h
    pDead = 1# - Exp(-z)
End Function

Function IntegrateHazard(t0 As Double, t As Double, array_in As Variant) As Double
    Dim Array_loc As Variant, tt As Double, t_last As Double, sum As Double
    Dim nDim As Long, i As Long

'Integrates a term structure of zero rates between t0 and T
'The term structure is a step function stored in an array [{t1,h1},{t2,h2},...]
'Rate h1 applies up to time t1; rate h2 applies from t1 to t2, etc.

    Array_loc = array_in
    nDim = UBound(Array_loc, 1)

    'If range of integration is negative the integral is set to zero
    If T &lt;= t0 Then
        IntegrateHazard = 0#
        Exit Function
    End If
    
    sum = 0#
    t_last = t0
    For i = 0 To nDim
        tt = Array_loc(i, 0)        'End of time period to which current hazard rate applies
        
        If tt &gt;= T Then             'If end of range of integration is before end of current period
            sum = sum + Array_loc(i, 1) * (T - t_last)  'integrate hazard rate up to end of range of integration
            Exit For                                    'and exit because we are finished
        
        Else
            sum = sum + Array_loc(i, 1) * (tt - t_last) 'otherwise apply current hazard rate to the entire
            t_last = tt                                 ' preiod to which it applies, and continue integrating
        End If
    Next i
    
    'If we have used up the entire term structure of hazard rates and have not reached the end
    '  of the range of integration, assume that the last hazard rate continues to apply up to
    '  the end of the range of integration.
    If T &gt; Array_loc(nDim, 0) Then
        sum = sum + Array_loc(nDim, 1) * (T - t_last)
    End If
    
    IntegrateHazard = sum

End Function


</script:module>
</file>

<file path=Basic/Standard/Calc_Eq_Options.xml><?xml version="1.0" encoding="utf-8"?>
<!DOCTYPE module  PUBLIC '-//OpenOffice.org//DTD OfficeDocument 1.0//EN'  'module.dtd'>
<script:module xmlns:script="http://openoffice.org/2000/script" script:name="Calc_Eq_Options" script:language="StarBasic">Option Explicit
Option Private Module

Const UpAndIn = 5, UpAndOut = 6, DownAndIn = 7, DownAndOut = 8
Const CashOrNothing = 9, AssetOrNothing = 10
Const OptionOnCall = 12, OptionOnPut = 13
Const One_Day = 1# / 365#

Sub BS_compute(S_in As Double, X As Double, r As Double, t As Double, Q As Double, Divs As Variant, nDiv As Long, sig As Double, IsCall As Long, _
                    price As Double, delta As Double, gamma As Double, vega As Double, theta As Double, rho As Double)

'Calculates price, delta, gamma etc. of Black-Scholes option

    Dim pv_div As Double, t_Div As Double, S As Double
    Dim i As Long
    Dim pv_X As Double, Sig_Root_T As Double, d1 As Double, d2 As Double
    
    S = S_in
    pv_div = 0#
    For i = 0 To nDiv - 1
        t_Div = Divs(i, 0)
        If (t_Div &gt; 0# And t_Div &lt;= t) Then
            pv_div = pv_div + Divs(i, 1) * Exp(-r * t_Div)
        End If
    Next i
    
    If (pv_div &gt; 0#) Then
        Q = 0#
        S = S - pv_div
        pv_div = 1#
    Else
        pv_div = Exp(-Q * t)
        S = S * pv_div
    End If

    pv_X = X * Exp(-r * t)
    Sig_Root_T = sig * Sqr(t)
    d1 = Log(S / pv_X) / Sig_Root_T + 0.5 * Sig_Root_T
    d2 = d1 - Sig_Root_T

    If (IsCall &gt; 0) Then
        price = S * n_cdf(d1) - pv_X * n_cdf(d2)
        delta = pv_div * n_cdf(d1)
        theta = (-S * n_pdf(d1) * Sig_Root_T / (2# * t) + Q * S * n_cdf(d1) - r * pv_X * n_cdf(d2)) * One_Day
        rho = pv_X * t * n_cdf(d2) * 0.01
    Else
        price = -S * n_cdf(-d1) + pv_X * n_cdf(-d2)
        delta = pv_div * (n_cdf(d1) - 1#)
        theta = (-S * n_pdf(d1) * Sig_Root_T / (2# * t) - Q * S * n_cdf(-d1) + r * pv_X * n_cdf(-d2)) * One_Day
        rho = -pv_X * t * n_cdf(-d2) * 0.01
    End If
    gamma = pv_div * n_pdf(d1) / (S * Sig_Root_T / pv_div)
    vega = S * n_pdf(d1) * Sqr(t) * 0.01

End Sub

Function binary_compute(S_in As Double, X As Double, r As Double, Q As Double, Divs As Variant, nDiv As Long, sig As Double, _
                t As Double, cash As Double, o_type As Long, IsCall As Long) As Double
'Calculates the price of a binary option
    
   Dim pv_div As Double, t_Div As Double, S As Double
    Dim i As Long
    Dim d1 As Double, d2 As Double, Sig_Root_T As Double, pv_S As Double, pv_X As Double, price As Double
    
    S = S_in
    pv_div = 0#
    For i = 0 To nDiv - 1
        t_Div = Divs(i, 0)
        If (t_Div &gt; 0# And t_Div &lt;= t) Then
            pv_div = pv_div + Divs(i, 1) * Exp(-r * t_Div)
        End If
    Next i
    S = S - pv_div
    
    If (t &lt;= 0#) Then t = 0.00001
    Sig_Root_T = sig * Sqr(t)
    pv_S = S * Exp(-Q * t)
    pv_X = X * Exp(-r * t)
    
    d1 = Log(pv_S / pv_X) / Sig_Root_T + 0.5 * Sig_Root_T
    d2 = d1 - Sig_Root_T
    
    If (o_type = CashOrNothing) Then
        If (IsCall &gt; 0) Then
            price = cash * Exp(-r * t) * n_cdf(d2)
        Else
            price = cash * Exp(-r * t) * n_cdf(-d2)
        End If
    Else
        If (IsCall &gt; 0) Then
            price = pv_S * n_cdf(d1)
        Else
            price = pv_S * n_cdf(-d1)
        End If
    End If
    
    binary_compute = price

End Function

Function barrier_compute(S As Double, X As Double, r As Double, t As Double, Q As Double, barrier As Double, _
                                                sig As Double, o_type As Long, ISaCall As Long) As Double

'Calculates price of barrier option

    Dim d1 As Double, x1 As Double, y As Double, y1 As Double
    Dim pv_X As Double, Sig_Root_T As Double, pv_S As Double
    Dim lambda As Double, mu As Double
    Dim price As Double

    pv_X = X * Exp(-r * t)
    pv_S = S * Exp(-Q * t)
    
    If (t &lt;= 0#) Then t = 0.00001
    Sig_Root_T = sig * Sqr(t)
    
    d1 = Log(pv_S / pv_X) / Sig_Root_T + 0.5 * Sig_Root_T
    
    mu = r - Q - 0.5 * sig * sig
    lambda = 1# + (mu / (sig * sig))
    x1 = Log(S / barrier) / (Sig_Root_T) + lambda * Sig_Root_T
    y = Log(barrier * barrier / (S * X)) / Sig_Root_T + lambda * Sig_Root_T
    y1 = Log(barrier / S) / Sig_Root_T + lambda * Sig_Root_T
    
    If (ISaCall &gt; 0) Then
        If (barrier &gt;= X) Then
            Select Case o_type
            Case UpAndIn
                If (S &lt; barrier) Then
                    price = rubin_A(pv_S, x1, pv_X, Sig_Root_T, 1#) _
                        - rubin_B(pv_S, pv_X, barrier / S, lambda, y, Sig_Root_T, 1#, -1#) _
                        + rubin_B(pv_S, pv_X, barrier / S, lambda, y1, Sig_Root_T, 1#, -1#)
                Else
                    price = rubin_A(pv_S, d1, pv_X, Sig_Root_T, 1#)
                End If
            Case UpAndOut
                If (S &lt; barrier) Then
                    price = rubin_A(pv_S, x1, pv_X, Sig_Root_T, 1#) _
                        - rubin_B(pv_S, pv_X, barrier / S, lambda, y, Sig_Root_T, 1#, -1#) _
                        + rubin_B(pv_S, pv_X, barrier / S, lambda, y1, Sig_Root_T, 1#, -1#)
                    price = rubin_A(pv_S, d1, pv_X, Sig_Root_T, 1#) - price
                Else
                    price = 0#
                End If
            Case DownAndIn
                If (S &gt; barrier) Then
                    price = rubin_A(pv_S, x1, pv_X, Sig_Root_T, 1#) _
                        - rubin_B(pv_S, pv_X, barrier / S, lambda, y1, Sig_Root_T, 1#, 1#)
                    price = rubin_A(pv_S, d1, pv_X, Sig_Root_T, 1#) - price
                Else
                    price = rubin_A(pv_S, d1, pv_X, Sig_Root_T, 1#)
                End If
            Case DownAndOut
                If (S &gt; barrier) Then
                    price = rubin_A(pv_S, x1, pv_X, Sig_Root_T, 1#) _
                        - rubin_B(pv_S, pv_X, barrier / S, lambda, y1, Sig_Root_T, 1#, 1#)
                Else
                    price = 0#
                End If
            End Select
        Else
            Select Case o_type
            Case UpAndIn
                price = rubin_A(pv_S, d1, pv_X, Sig_Root_T, 1#)
            Case UpAndOut:
                price = 0#
            Case DownAndIn
                If (S &gt; barrier) Then
                    price = rubin_B(pv_S, pv_X, barrier / S, lambda, y, Sig_Root_T, 1#, 1#)
                Else
                    price = rubin_A(pv_S, d1, pv_X, Sig_Root_T, 1#)
                End If
            Case DownAndOut
                If (S &gt; barrier) Then
                    price = rubin_B(pv_S, pv_X, barrier / S, lambda, y, Sig_Root_T, 1#, 1#)
                    price = rubin_A(pv_S, d1, pv_X, Sig_Root_T, 1#) - price
                Else
                    price = 0#
                End If
            End Select
        End If
    Else            'PUTS...
        If (barrier &gt; X) Then
            Select Case o_type
            Case UpAndIn
                If (S &lt; barrier) Then
                    price = rubin_B(pv_S, pv_X, barrier / S, lambda, y, Sig_Root_T, -1#, -1#)
                Else
                    price = rubin_A(pv_S, d1, pv_X, Sig_Root_T, -1#)
                End If
            Case UpAndOut
                If (S &lt; barrier) Then
                    price = rubin_A(pv_S, d1, pv_X, Sig_Root_T, -1#) _
                        - rubin_B(pv_S, pv_X, barrier / S, lambda, y, Sig_Root_T, -1#, -1#)
                Else
                    price = 0#
                End If
            Case DownAndIn
                price = rubin_A(pv_S, d1, pv_X, Sig_Root_T, -1#)
            Case DownAndOut
                price = 0#
            End Select
        Else
            Select Case o_type
            Case UpAndIn
                If (S &lt; barrier) Then
                    price = rubin_A(pv_S, d1, pv_X, Sig_Root_T, -1#) _
                        - rubin_A(pv_S, x1, pv_X, Sig_Root_T, -1#) _
                        + rubin_B(pv_S, pv_X, barrier / S, lambda, y1, Sig_Root_T, -1#, -1#)
                Else
                    price = rubin_A(pv_S, d1, pv_X, Sig_Root_T, -1#)
                End If
            Case UpAndOut
                If (S &lt; barrier) Then
                    price = rubin_A(pv_S, x1, pv_X, Sig_Root_T, -1#) _
                        - rubin_B(pv_S, pv_X, barrier / S, lambda, y1, Sig_Root_T, -1#, -1#)
                Else
                    price = 0#
                End If
            Case DownAndIn
                If (S &gt; barrier) Then
                    price = rubin_A(pv_S, x1, pv_X, Sig_Root_T, -1#) _
                        - rubin_B(pv_S, pv_X, barrier / S, lambda, y, Sig_Root_T, -1#, 1#) _
                        + rubin_B(pv_S, pv_X, barrier / S, lambda, y1, Sig_Root_T, -1#, 1#)
                Else
                    price = rubin_A(pv_S, d1, pv_X, Sig_Root_T, -1#)
                End If
            Case DownAndOut
                If (S &gt; barrier) Then
                    price = rubin_A(pv_S, d1, pv_X, Sig_Root_T, -1#) _
                        - rubin_A(pv_S, x1, pv_X, Sig_Root_T, -1#) _
                        + rubin_B(pv_S, pv_X, barrier / S, lambda, y, Sig_Root_T, -1#, 1#) _
                        - rubin_B(pv_S, pv_X, barrier / S, lambda, y1, Sig_Root_T, -1#, 1#)
                Else
                    price = 0#
                End If
            End Select
        End If
    End If
    
    barrier_compute = price

End Function
    
Function rubin_A(pv_S As Double, x1 As Double, pv_X As Double, Sig_Root_T As Double, phi As Double) As Double
    rubin_A = (phi * (pv_S * n_cdf(phi * x1) - pv_X * n_cdf(phi * (x1 - Sig_Root_T))))
End Function

Function rubin_B(pv_S As Double, pv_X As Double, barrier As Double, lambda As Double, y As Double, _
                        Sig_Root_T As Double, phi As Double, eta As Double) As Double
    Dim term1 As Double, term2 As Double
    If (lambda &gt; 500#) Then lambda = 500#

    term1 = pv_S * (barrier ^ (2# * lambda)) * n_cdf(eta * y)
    term2 = pv_X * (barrier ^ (2# * lambda - 2#)) * n_cdf(eta * (y - Sig_Root_T))
    rubin_B = (phi * (term1 - term2))

End Function

Function Compound_Compute(S As Double, x1 As Double, x2 As Double, r As Double, Q As Double, sig As Double, _
                                                t1 As Double, t2 As Double, o_type As Long, ISaCall As Long) As Double
                                                
'Calculates price of compound option

    Dim S_Star As Double, d1 As Double, d2 As Double, a1 As Double, a2 As Double, b1 As Double, b2 As Double, dS As Double
    Dim Iteration As Long
    Dim Sig_Root_t12 As Double, pv_div As Double, pv_X As Double, local_test_price As Double
    Dim price As Double
    
    If (t2 - t1 &lt;= 0#) Then t2 = t1 + 0.00001

    Sig_Root_t12 = sig * Sqr(t2 - t1)
    pv_div = Exp(-Q * (t2 - t1))
    pv_X = x2 * Exp(-r * (t2 - t1))
    
    If (o_type = OptionOnPut) Then
        If (pv_X &lt; x1) Then
            Compound_Compute = 0#
            Exit Function
        End If
    End If
    
    S_Star = S
    Iteration = 0
    Do
        d1 = Log((S_Star * pv_div) / pv_X) / Sig_Root_t12 + 0.5 * Sig_Root_t12
        d2 = d1 - Sig_Root_t12
        If (o_type = OptionOnCall) Then
            local_test_price = S_Star * pv_div * n_cdf(d1) - pv_X * n_cdf(d2)
            dS = (local_test_price - x1) / (n_cdf(d1) * pv_div + 0.00001)
        Else
            local_test_price = -S_Star * pv_div * n_cdf(-d1) + pv_X * n_cdf(-d2)
            dS = -(local_test_price - x1) / (n_cdf(-d1) * pv_div + 0.00001)
        End If
        S_Star = S_Star - dS
        If (S_Star &lt; 0.01) Then S_Star = 0.01
        
        Iteration = Iteration + 1
    Loop While (Abs(local_test_price - x1) &gt; 0.000001 And Iteration &lt; 26)
    
    a1 = (Log(S / S_Star) + (r - Q + 0.5 * sig * sig) * t1) / (sig * Sqr(t1))
    a2 = a1 - sig * Sqr(t1)
    b1 = (Log(S / x2) + (r - Q + 0.5 * sig * sig) * t2) / (sig * Sqr(t2))
    b2 = b1 - sig * Sqr(t2)
    
    If (o_type = OptionOnCall) Then
        If (ISaCall &gt; 0) Then
            price = S * Exp(-Q * t2) * bivar(a1, b1, Sqr(t1 / t2)) _
                    - x2 * Exp(-r * t2) * bivar(a2, b2, Sqr(t1 / t2)) _
                    - Exp(-r * t1) * x1 * n_cdf(a2)
        Else
            price = -S * Exp(-Q * t2) * bivar(-a1, b1, -Sqr(t1 / t2)) _
                    + x2 * Exp(-r * t2) * bivar(-a2, b2, -Sqr(t1 / t2)) _
                    + Exp(-r * t1) * x1 * n_cdf(-a2)
        End If
    Else
        If (ISaCall &gt; 0) Then
            price = -S * Exp(-Q * t2) * bivar(-a1, -b1, Sqr(t1 / t2)) _
                    + x2 * Exp(-r * t2) * bivar(-a2, -b2, Sqr(t1 / t2)) _
                    - Exp(-r * t1) * x1 * n_cdf(-a2)
        Else
            price = S * Exp(-Q * t2) * bivar(a1, -b1, -Sqr(t1 / t2)) _
                    - x2 * Exp(-r * t2) * bivar(a2, -b2, -Sqr(t1 / t2)) _
                    + Exp(-r * t1) * x1 * n_cdf(a2)
        End If
    End If
    Compound_Compute = price

End Function

Function lookback_compute(S As Double, r As Double, Q As Double, sig As Double, t As Double, smax As Double, _
                                                smin As Double, ISaCall As Long) As Double

'Calculates the price of a lookback option
                                                
    Dim Sig_Root_T As Double, pv_div As Double, disc_Fact As Double
    Dim a1 As Double, a2 As Double, a3 As Double, y As Double, term1 As Double, term2 As Double, r_adj As Double
    Dim Log_S_s As Double
    Dim price As Double
    
    If (r = Q) Then
        r_adj = 0.00001
    Else
        r_adj = 0#
    End If
    r = r + r_adj
    
    Sig_Root_T = sig * Sqr(t)
    pv_div = Exp(-Q * t)
    disc_Fact = Exp(-r * t)
    
    If (ISaCall &gt; 0) Then
        Log_S_s = Log(S / smin)
        a1 = (Log_S_s + (r - Q) * t) / Sig_Root_T + 0.5 * Sig_Root_T
        a2 = a1 - Sig_Root_T
        a3 = (Log_S_s - (r - Q) * t) / Sig_Root_T + 0.5 * Sig_Root_T
        
        y = -(2# * (r - Q - 0.5 * sig * sig) * Log_S_s) / (sig * sig)
        If y &gt; 250# Then y = 250#
        If y &lt; -250# Then y = -250#
        
        term1 = S * pv_div * n_cdf(a1) - smin * disc_Fact * n_cdf(a2)
        term2 = -S * pv_div * n_cdf(-a1) + smin * disc_Fact * Exp(y) * n_cdf(-a3)
        term2 = term2 * sig * sig / (2# * (r - Q))
    Else
        Log_S_s = Log(smax / S)
        a1 = (Log_S_s - (r - Q) * t) / Sig_Root_T + 0.5 * Sig_Root_T
        a2 = a1 - Sig_Root_T
        a3 = (Log_S_s + (r - Q) * t) / Sig_Root_T - 0.5 * Sig_Root_T
        
        y = (2 * (r - Q - 0.5 * sig * sig) * Log_S_s) / (sig * sig)
        If y &gt; 250# Then y = 250#
        If y &lt; -250# Then y = -250#
        
        term1 = smax * disc_Fact * n_cdf(a1) - S * pv_div * n_cdf(a2)
        term2 = S * pv_div * n_cdf(-a2) - smax * disc_Fact * Exp(y) * n_cdf(-a3)
        term2 = term2 * sig * sig / (2# * (r - Q))
    End If
    price = term1 + term2
    r = r - r_adj
    
    lookback_compute = price

End Function

Function avgopt_compute(S As Double, X As Double, r As Double, Q As Double, sig As Double, t As Double, _
                                        initave As Double, sofar As Double, ISaCall As Long) As Double
                                        
'Calculates the price of an average option
    
    Dim xx As Double, q_adj As Double, dum1 As Double, dum2 As Double, dum3 As Double, dum4 As Double, dum5 As Double
    Dim m1 As Double, m2 As Double
    Dim qa As Double, d1 As Double, d2 As Double, siga As Double
    Dim price As Double
    
    xx = (sofar + t) * X / t - sofar * initave / t
    
    If (xx &lt;= 0#) Then
        'First compute t * Expected(Avg. future S)
        If (r &lt;&gt; Q) Then
            dum1 = S * (Exp((r - Q) * t) - 1#) / (r - Q)
        Else
            dum1 = S
        End If
        If (ISaCall &gt; 0) Then
            price = ((sofar * initave + dum1) / (sofar + t) - X) * Exp(-r * t)
        Else
            price = 0#
        End If
        avgopt_compute = price
        Exit Function
    End If
    
    If (r = Q) Then
        q_adj = 0.00001
    Else
        q_adj = 0#
    End If
    Q = Q + q_adj
    
    m1 = (Exp((r - Q) * t) - 1) / ((r - Q) * t)
    
    dum1 = 2# * Exp((2# * (r - Q) + sig * sig) * t)
    dum2 = (r - Q + sig * sig) * (2# * r - 2# * Q + sig * sig) * t * t
    dum3 = 2# / ((r - Q) * t * t)
    dum4 = 1# / (2# * (r - Q) + sig * sig)
    dum5 = Exp((r - Q) * t) / (r - Q + sig * sig)
    
    m2 = dum1 / dum2 + dum3 * (dum4 - dum5)
    qa = r - Log(m1) / t
    siga = Sqr(Log(m2) / t - 2# * (r - qa))
    
    d1 = (Log(S / xx) + (r - qa + siga * siga * 0.5) * t) / (siga * Sqr(t))
    d2 = d1 - siga * Sqr(t)
    
    If (ISaCall &gt; 0) Then
        price = (S * n_cdf(d1) * Exp(-qa * t) - xx * Exp(-r * t) * n_cdf(d2)) * t / (t + sofar)
    Else
        price = (xx * Exp(-r * t) * n_cdf(-d2) - S * n_cdf(-d1) * Exp(-qa * t)) * t / (t + sofar)
    End If

    Q = Q - q_adj
    
    avgopt_compute = price

End Function

Function chooser_compute(S As Double, X As Double, r As Double, Q As Double, sig As Double, t2 As Double, t1 As Double) As Double

'Computes the price of a chooser option...

    Dim d1 As Double, d2 As Double, x2 As Double
    Dim Sig_Root_T As Double, pv_S As Double, pv_X As Double
    Dim price As Double
    
    Sig_Root_T = sig * Sqr(t2)
    pv_S = S * Exp(-Q * t2)
    pv_X = X * Exp(-r * t2)
    
    d1 = Log(pv_S / pv_X) / Sig_Root_T + 0.5 * Sig_Root_T
    d2 = d1 - Sig_Root_T
    
    price = pv_S * n_cdf(d1) - pv_X * n_cdf(d2)
    
    x2 = X * Exp(-(r - Q) * (t2 - t1))
    Sig_Root_T = sig * Sqr(t1)
    pv_S = S * Exp(-Q * t1)
    pv_X = x2 * Exp(-r * t1)
    
    d1 = Log(pv_S / pv_X) / Sig_Root_T + 0.5 * Sig_Root_T
    d2 = d1 - Sig_Root_T
    
    price = price + Exp(-Q * (t2 - t1)) * (pv_X * n_cdf(-d2) - pv_S * n_cdf(-d1))
    
    chooser_compute = price

End Function

Function bivar(x1 As Double, x2 As Double, rho As Double)
'   Cumulative bivariate normal
'   Used in compound option
    Dim sgn1 As Double, sgn2 As Double, rho1 As Double, rho2 As Double, delta As Double, q1 As Double, q2 As Double
    
    If (x1 * x2 * rho &lt;= 0#) Then
        If (x1 &lt;= 0# And x2 &lt;= 0# And rho &lt;= 0#) Then
            bivar = altbivar(x1, x2, rho)
            Exit Function
        Else
            If (x1 &lt;= 0# And x2 &gt;= 0# And rho &gt;= 0#) Then
                bivar = n_cdf(x1) - altbivar(x1, -x2, -rho)
                Exit Function
            Else
                If (x1 &gt;= 0# And x2 &lt;= 0# And rho &gt;= 0#) Then
                    bivar = n_cdf(x2) - altbivar(-x1, x2, -rho)
                    Exit Function
                Else  'if x1 &gt;= 0 And x2 &gt;= 0 And rho &lt;= 0 Then
                    bivar = n_cdf(x1) + n_cdf(x2) - 1# + altbivar(-x1, -x2, rho)
                    Exit Function
                End If
            End If
        End If
    End If
    
    If (x1 &lt; 0#) Then
        sgn1 = -1#
    Else
        sgn1 = 1#
    End If
    
    If (x2 &lt; 0#) Then
        sgn2 = -1#
    Else
        sgn2 = 1#
    End If
    
    rho1 = (rho * x1 - x2) * sgn1 / (Sqr(x1 * x1 - 2# * rho * x1 * x2 + x2 * x2))
    If (rho1 &gt; 0.999999999) Then
        rho1 = 0.999999999
    Else
        If (rho1 &lt; -0.999999999) Then
            rho1 = -0.999999999
        End If
    End If
    
    rho2 = (rho * x2 - x1) * sgn2 / (Sqr(x1 * x1 - 2# * rho * x1 * x2 + x2 * x2))
    If (rho2 &gt; 0.999999999) Then
        rho2 = 0.999999999
    Else
        If (rho2 &lt; -0.999999999) Then
            rho2 = -0.999999999
        End If
    End If
    
    delta = (1# - sgn1 * sgn2) / 4#
    
    If (x1 &gt; 0# And rho1 &gt;= 0#) Then
        q1 = 0.5 - altbivar(-x1, 0#, -rho1)
    Else
        If (x1 &gt; 0# And rho1 &lt; 0#) Then
            q1 = n_cdf(x1) - 0.5 + altbivar(-x1, 0#, rho1)
        Else
            If (x1 &lt; 0# And rho1 &gt;= 0#) Then
                q1 = n_cdf(x1) - altbivar(x1, 0#, -rho1)
            Else
                q1 = altbivar(x1, 0#, rho1)
            End If
        End If
    End If
    
    If (x2 &gt; 0# And rho2 &gt;= 0#) Then
        q2 = 0.5 - altbivar(-x2, 0#, -rho2)
    Else
        If (x2 &gt; 0# And rho2 &lt; 0#) Then
            q2 = n_cdf(x2) - 0.5 + altbivar(-x2, 0#, rho2)
        ElseIf (x2 &lt; 0# And rho2 &gt;= 0#) Then
            q2 = n_cdf(x2) - altbivar(x2, 0#, -rho2)
        Else
            q2 = altbivar(x2, 0#, rho2)
        End If
    End If
    
    bivar = q1 + q2 - delta

End Function

Function altbivar(x1 As Double, x2 As Double, rho As Double)

'Part of cumulative bivariate normal calculation

    Dim aa As Double, bb As Double, F As Double, cum As Double
    Dim i As Long, j As Long
    Dim a(5) As Double, b(5) As Double
    
    a(1) = 0.325303
    a(2) = 0.4211071
    a(3) = 0.1334425
    a(4) = 0.006374323
    b(1) = 0.1337764
    b(2) = 0.6243247
    b(3) = 1.3425378
    b(4) = 2.2626645
    
    aa = x1 / (Sqr(2# * (1# - rho * rho)))
    bb = x2 / (Sqr(2# * (1# - rho * rho)))
    cum = 0#
    For i = 1 To 4
        For j = 1 To 4
            F = Exp(aa * (2 * b(i) - aa) + bb * (2 * b(j) - bb) + 2 * rho * (b(i) - aa) * (b(j) - bb))
            cum = cum + a(i) * a(j) * F
        Next j
    Next i
    altbivar = cum * Sqr(1# - rho * rho) / 3.1415926535

End Function

Sub HW_TreeEquityOpt(S_in As Double, X As Double, r As Double, t As Double, Q As Double, Divs As Variant, nDivs As Long, _
                        sig As Double, steps As Long, IsAmerican As Long, IsCall As Long, price As Double, delta As Double, gamma As Double, _
                        theta As Double)
'Calculate price, delta etc. for an equityoption using a binomial tree

'   S_in: underlying price
'   X: option strike price
'   r: continuously compounded interest rate
'   t1: time in years before which American option cannot be exercised - lockout period
'   T: time to option expiry in years
'   Q: dividend yield
'   Divs: array of discrete dividends
'   nDiv: number of discrete dividends
'   sig: volatility
'   steps: number of steps in the binomial tree
'   IsAmerican: TRUE -&gt; option can be exercised any time between t1 and T; otherwise option can be exercised at T
'   IsCall: TRUE -&gt; option is call; otherwise put
'   price, delta, gamma, theta: values that are returned

    Dim d_up As Double, d_dn As Double, pv_divs As Double, S As Double, t_Div As Double
    Dim i As Long, j As Long
    Dim U_price() As Double, Opt_price() As Double, Intrinsic_Value() As Double, IsEx() As Boolean
    Dim dt As Double, u As Double, d As Double, disc As Double, Growth As Double, pu As Double, PD As Double
    Dim cur_time As Double, pv_div() As Double
    
    ReDim U_price(0 To steps + 3, 0 To steps + 3)
    ReDim Opt_price(0 To steps + 3, 0 To steps + 3)
    ReDim Intrinsic_Value(0 To steps + 3, 0 To steps + 3)
    ReDim IsEx(0 To steps + 3, 0 To steps + 3)
    ReDim pv_div(0 To steps + 2)
    
    'Adjust price to remove PV of dividends payed during life of option
    S = S_in
    pv_divs = 0#
    For i = 0 To nDivs - 1
        t_Div = Divs(i, 0)
        If (t_Div &gt; 0# And t_Div &lt;= t) Then
            pv_divs = pv_divs + Divs(i, 1) * Exp(-r * t_Div)
        End If
    Next i
    S = S - pv_divs

    dt = t / steps					'Size of time step
    u = Exp(sig * Sqr(dt))			'Up multiplier
    d = 1# / u						'Down multipler
    disc = Exp(-r * dt)				'Discount factor per step
    Growth = Exp((r - Q) * dt)		'Amount by which underlying is expected to grow per step
    
    pu = (Growth - d) / (u - d)		'Probability of an up move
    PD = 1# - pu					'Probability of a down move
    
    For i = steps + 2 To 2 Step -1	'Starting at the option expiry and counting down...
        'current date
        cur_time = (i - 2) * dt
        
        'Compute PV at current time step of dividends that are paid between current time and option expiry
        pv_div(i) = 0#
        For j = 0 To nDivs - 1
            t_Div = Divs(j, 0)
            If (t_Div &gt; cur_time And t_Div &lt;= t) Then
                t_Div = t_Div - cur_time
                pv_div(i) = pv_div(i) + Divs(j, 1) * Exp(-r * t_Div)
            End If
        Next j
        
        For j = 0 To i
            'For each stock price node at this step...
            '... calculate the underlying stock price (net of discrete dividends)
            U_price(i, j) = S * (u ^ (2 * j - i)) + pv_div(i)
            
            '... calculate the option intrinsic value
            If (IsCall &gt; 0) Then
                Intrinsic_Value(i, j) = U_price(i, j) - X
            Else
                Intrinsic_Value(i, j) = X - U_price(i, j)
            End If
            
            If (Intrinsic_Value(i, j) &lt; 0#) Then
                Intrinsic_Value(i, j) = 0#
            End If
            
            If (i = steps + 2) Then
                'At maturity option price = intrinsic value
                Opt_price(i, j) = Intrinsic_Value(i, j)
                
                'If intrinsic value &gt; 0 set exercise indicator flag
                If (Intrinsic_Value(i, j) &gt; 0#) Then
                    IsEx(i, j) = True
                Else
                    IsEx(i, j) = False
                End If
            Else
                'Before option maturity calculate option continuation value = PV expected future option value
                Opt_price(i, j) = (pu * Opt_price(i + 1, j + 1) + PD * Opt_price(i + 1, j)) * disc
                IsEx(i, j) = False
                
                'If American and after end of lockout...
                If (IsAmerican &gt; 0) Then
                    'If intrinsic value &gt; continuation value setp option value to intrinsic value
                    '   and set exercise flag.
                    If (Intrinsic_Value(i, j) &gt; Opt_price(i, j)) Then
                        Opt_price(i, j) = Intrinsic_Value(i, j)
                        IsEx(i, j) = True
                    End If
                End If
            End If
        Next j
    Next i

    'The tree is built starting two time steps before time zero.
    'This allows better values for delta and gamma. The better values are
    'not used in order to correspond with the description on most texts.
    'Current time is step 2 at which we have 3 nodes, 0, 1, and 2.
    'Node 1 corresponds to the initial stock price
    price = Opt_price(2, 1)

    'Up and down deltas calculated two time steps after time zero (step 4) to calculate gamma
    d_up = (Opt_price(4, 3) - Opt_price(4, 2)) / (U_price(4, 3) - U_price(4, 2))
    d_dn = (Opt_price(4, 2) - Opt_price(4, 1)) / (U_price(4, 2) - U_price(4, 1))

    gamma = 2# * (d_up - d_dn) / (U_price(4, 3) - U_price(4, 1))

    'Delta calculated one time step after time zero (step 3)
    delta = (Opt_price(3, 2) - Opt_price(3, 1)) / (U_price(3, 2) - U_price(3, 1))

    theta = (Opt_price(4, 2) - Opt_price(2, 1)) / (2# * dt) * One_Day

End Sub

Sub Check_Input_Div_Data(Dividend_data As Variant, nDiv As Long)
    Dim i As Long, temp() As Double
'Check input dividend data
    
	If IsArray(Dividend_data) Then
        'If there is an input array, count how many non-zero times there are
        For i = 1 To UBound(Dividend_data, 1)
        	If IsEmpty(Dividend_data(i, 1)) Then
            	Exit For
			End If
        Next i

        'Copy non-zero data into new array and return it along with the dividend count
        ReDim temp(i - 2, 1)
        nDiv = i - 1
        For i = 1 To UBound(Dividend_data, 1)
        	If IsEmpty(Dividend_data(i, 1)) Then
            	Exit For
            End If
            temp(i - 1, 0) = Dividend_data(i, 1)
            temp(i - 1, 1) = Dividend_data(i, 2)
		Next i
	Else
		nDiv = 0
        ReDim temp(0 To 0, 0 To 1)
        temp(0, 0) = 0#
        temp(0, 1) = 0#
	End If
        
    Dividend_data = temp()

End Sub


</script:module>
</file>

<file path=Basic/Standard/Calc_FixedInc.xml><?xml version="1.0" encoding="utf-8"?>
<!DOCTYPE module  PUBLIC '-//OpenOffice.org//DTD OfficeDocument 1.0//EN'  'module.dtd'>
<script:module xmlns:script="http://openoffice.org/2000/script" script:name="Calc_FixedInc" script:language="StarBasic">Option Explicit
Option Private Module

Function ForwardBondPrice(aBond As Variant, vDate As Double, fdate As Double, rYC As Variant) As Double
'Calculate dirty forward bond price as of fDate. If fDate=vDate it is the current price.
    
'   aBond: array containing bond to be valued
'   vDate: current time at which we are doing the calculation
'   fDate: forward date. Only payments after fDate are included in the calculation
'   rYC: term structure of interest rates used for valuation

    Dim result As Double, nLegs As Long
    Dim i As Long
    Dim t0 As Double, t1 As Double
    
    nLegs = aBond(0, 1)
    
    'If there are no payments the value is zero
    If nLegs = 0 Then
        ForwardBondPrice = 0#
        Exit Function
    End If
    
    t0 = vDate
    For i = 1 To nLegs		        										'For each bond payment
        If (aBond(i, 1) &gt; fdate) Then      									'If the payment occurs after fDate...
            t1 = aBond(i, 1)
            '... sum the pv of coupon and principal payments
            result = result + (aBond(i, 2) + aBond(i, 3)) * DF(t0, t1, rYC)
        End If
    Next i
    t1 = fdate

    'Calculate forward price from current price
    ForwardBondPrice = result / DF(t0, t1, rYC)

End Function
 
Function HW_BondPrice(aBond As Variant, vDate As Double, t0 As Double, t_start As Double, pYC As Variant, _
                                rate As Double, dval As Double, sigma As Double, revrate As Double) As Double
'Calculate dirty forward bond price as of t0 given the short rate at t0 and the volatility parameters.
    
'   aBond: array containing bond to be valued
'   vDate: current time at which we are doing the calculation
'   t0: date at which price is being calculated.
'   t_start: Only payments after t_start are included in the calculation
'   pYC: term structure of interest rates used in determining the Hull-White discount bond prices
'   rate: the instantaneous short term rate of interest at t0
'   dval: returned value = dP/dr
'   sigma: Hull-White short rate standard deviation
'   revrate: Hull-White short rate reversion rate

    Dim result As Double, i As Long, t1 As Double, pv As Double, nLegs As Double
    
    nLegs = aBond(0, 1)
    
    'If there are no payments the value is zero
    If nLegs = 0 Then
        HW_BondPrice = 0#
        Exit Function
    End If
    
    dval = 0#
    For i = 1 To nLegs
        If (aBond(i, 1) &gt; t_start) Then    								'For each payment after t_start...
            t1 = aBond(i, 1)
            '... sum the pv ...
            pv = (aBond(i, 2) + aBond(i, 3)) * HW_DiscountBondPrice(rate, vDate, t0, t1, pYC, sigma, revrate)
            result = result + pv
            '... and sum the dP/dr
            dval = dval - pv * bval(t0, t1, revrate)
        End If
    Next i
    
    HW_BondPrice = result

End Function

Function fBondPriceFromYield(aBond As Variant, fdate As Double, rYield As Double) As Double
'Computes dirty forward price from yield...

'   aBond: array containing bond to be valued
'   fDate: forward date. Only payments after fDate are included in the calculation
'   rYield: bond yield to maturity

    Dim result As Double, rY As Double, i As Long, disc As Double, accrual_fraction As Double, nLegs As Long, freq As Long
    
    nLegs = aBond(0, 1)
    
    If nLegs = 0 Then
        fBondPriceFromYield = 0#
        Exit Function
    End If
    
    rY = rYield / aBond(0, 0)  											'Yield per payment period
    disc = 0#
    
    For i = 1 To nLegs
        If (aBond(i, 1) &gt; fdate) Then  									'For payments after fDate
            If (disc = 0#) Then											'If this is the first payment we consider...
                If (fdate &gt; aBond(1, 0)) Then    						'... and if we are somewhere in the middle of the bond's life...
                    'Calculate the accrual fraction as of fDate
                    accrual_fraction = (fdate - aBond(i, 0)) / (aBond(i, 1) - aBond(i, 0))
                Else
                    'This treatment is probably wrong but is never used
                    accrual_fraction = 0#
                End If

                disc = 1# / ((1# + rY) ^ (1# - accrual_fraction))		'Discount factor for first payment considered
            Else
                disc = disc / (1# + rY)     							'Compounded discount factor for subsequent payments
            End If
            'Sum pv of payments
            result = result + (aBond(i, 2) + aBond(i, 3)) * disc
        End If
    Next i

    fBondPriceFromYield = result

End Function
 
Function BondAccrual(aBond As Variant, t0 As Double) As Double
'Calculates accrual (A/A) for a bond

'   aBond: array containing bond
'   t0: time at which accrual fraction is determined

    Dim result As Double, i As Long, t1 As Double, t2 As Double, nLegs As Long
    
    nLegs = aBond(0, 1)
    
    If nLegs = 0 Then
        BondAccrual = 0#
        Exit Function
    End If
    
    For i = 1 To nLegs
        'Find bond leg that spans t0
        If (aBond(i, 1) &gt; t0 And aBond(i, 0) &lt;= t0) Then
            t1 = aBond(i, 0)
            t2 = aBond(i, 1)
            result = (t0 - t1) / (t2 - t1)
            Exit For
        End If
    Next i

    BondAccrual = result * aBond(i, 2)

End Function

Sub MakeBond(rPrinc As Double, rCoupon As Double, rBondStart As Double, rBondMat As Double, rFreq As Long, theBond As Variant)
'A simple routine to allocate bond payment dates and payments. It starts
'at the maturity date and works back in steps of 1/freq years. No adjustments
'are made for weekends, holidays or anything else.

'The bond is defined as a set of quadruplets defining payments.
'The first element is the the period start (or previous payment) date.
'The second element is the payment date, the third is the interest payment,
'and the fourth is the principal payment (if any).

'   rPrince: bond principal amount
'   rCoupon: bond coupon rate as a decimal, e.g., 0.06
'   rBondStart: time in years at which bond starts
'   rBondMat: time in years at which bond matures
'   rFreq: coupon payment frequency per year, 1, 2, 4, or 12
'   aBond: array in which description is returned

    Dim npmts As Long, i As Long, rLastDate As Double
    Dim Pmt As Double, nLegs As Long, freq As Long
    Dim aBond() As Double
    
    ReDim aBond(0 To 0, 0 To 3)
    'Check the input data
    If (rBondMat &lt;= rBondStart) Then
        nLegs = 0
        theBond = aBond
        Exit Sub
    End If

    If (rFreq &lt;&gt; 1 And rFreq &lt;&gt; 2 And rFreq &lt;&gt; 4 And rFreq &lt;&gt; 12) Then
        freq = 0
        nLegs = 0
        theBond = aBond
        Exit Sub
    End If

    'Count the number of payments
    npmts = 0
    While (rBondMat - npmts / rFreq &gt; rBondStart)
        npmts = npmts + 1
    Wend
    
'   Allocate storage for the bond legs...
    ReDim aBond(0 To npmts, 0 To 3)
        
    Pmt = (rCoupon / rFreq) * rPrinc
    rLastDate = rBondMat
    
'   Fill in the bond legs...
    For i = npmts To 1 Step -1
        aBond(i, 1) = rLastDate                                'Period start
        aBond(i, 0) = rBondMat - ((npmts) - i + 1) / rFreq     'Payment date
        rLastDate = aBond(i, 0)
        aBond(i, 2) = Pmt                                      'Coupon payment
        aBond(i, 3) = 0#                                       'Principal payment
    Next i
    'Final period includes principal payment
    aBond(npmts, 3) = rPrinc
    
    aBond(0, 1) = npmts
    aBond(0, 0) = rFreq

    theBond = aBond()
End Sub

Sub MakeSwap(rPrinc As Double, rR_X As Double, rSpread As Double, rSwapStart As Double, rSwapMat As Double, _
                        rFreq_x As Long, rFreq_fl As Long, Swap_fx As Variant, Swap_fl As Variant)
'A simple routine to allocate swap payment dates and payments. It starts
'at the maturity date and works back in steps of 1/freq years. No adjustments
'are made for weekends, holidays or anything else.

'The swap is receive fixed and pay float.

'The fixed side of the swap is defined as a set of quadruplets defining payments.
'The first element is the the period start (or previous payment) date.
'The second element is the payment date, the third is the interest payment per year,
'and the fourth is the accrual fraction for the leg.

'The floating side of the swap is defined as a set of quintuplets defining payments.
'The first element is the the period start (or previous payment) date.
'The second element is the payment date, the third is the principal on which interest payments for the leg are based,
'the fourth element is the interest rate spread, if any, and the fifth is the accrual fraction for the leg.

'   rPrince: swap principal amount
'   rR_X: fixed swap rate as a decimal, e.g., 0.06
'   rSpread: floating rate spread
'   rSwapStart: time in years at which swap starts
'   rSwapMat: time in years at which swap matures
'   rFreq_x: payment frequency per year for fixed side, 1, 2, 4, or 12
'   rFreq_fl: payment frequency per year for floating side, 1, 2, 4, or 12
'   aSwap: array in which description is returned
    
    MakeSwap_x rPrinc, rR_X, rSwapStart, rSwapMat, rFreq_x, Swap_fx
    MakeSwap_fl rPrinc, rSpread, rSwapStart, rSwapMat, rFreq_fl, Swap_fl
    
End Sub

Function HW_SwapPrice(Swap_fx As Variant, Swap_fl As Variant, date_offset As Double, vDate As Double, fdate As Double, rYC As Variant) As Double
'Calculate PV of a swap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p_fl As Double, p_x As Double
    
    p_fl = SwapPrice_fl(Swap_fl, date_offset, vDate, fdate, rYC)
    p_x = SwapPrice_x(Swap_fx, date_offset, vDate, fdate, rYC)
    
    HW_SwapPrice = (p_x + p_fl)
    
End Function

Function SwapPrice_x(aSwap As Variant, date_offset As Double, vDate As Double, fdate As Double, rYC As Variant) As Double
'Compute the price as of vDate of the fixed side payments that occur after fdate.
'This is not a real swap pricing function since it effectively assumes that the
'swap start on fdate. This means that if fdate is in the middle of a period, the
'first period becomes a stub period and the accrual fraction for that period has
'to be adjusted. It is useful for option pricing since that is usually how a swap
'arising out of an option exercised in mid-period is created.
'
'This is not such a big issue on the fixed side but is more relevant on the float side.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result As Double, i As Long, t0 As Double, t1 As Double, fraction As Double, nLegs_x As Long
    
    nLegs_x = aSwap(0, 1)
    If nLegs_x = 0 Then
        SwapPrice_x = 0#
        Exit Function
    End If
    
    t0 = vDate
    
    For i = 1 To nLegs_x
        If (date_offset + aSwap(i, 1) &gt; fdate) Then
            If (date_offset + aSwap(i, 0) &gt; fdate) Then
                fraction = aSwap(i, 3)
'   For exercise dates midway through a payment period, act as though the swap
'   starts with a stub period. This means that an adjusted accrual fraction
'   must be calculated.
            Else
                fraction = (date_offset + aSwap(i, 1) - fdate)
            End If

            t1 = date_offset + aSwap(i, 1)
            result = result + (aSwap(i, 2) * fraction) * DF(t0, t1, rYC)
        End If
    Next i

    SwapPrice_x = result

End Function
 
Function SwapPrice_fl(aSwap As Variant, date_offset As Double, vDate As Double, fdate As Double, rYC As Variant) As Double
'Compute the price as of now of the float side payments that occur after fdate.
'This is not a real swap pricing function since it effectively assumes that the
'swap start on fdate. This means that if fdate is in the middle of a period, the
'first period becomes a stub period and the accrual fraction for that period has
'to be adjusted. It is useful for option pricing since that is usually how a swap
'arising out of an option exercised in mid-period is created.
'
'This is not such a big issue on the fixed side but is more relevant on the float side.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result As Double, i As Long, t0 As Double, t1 As Double, fraction As Double, F_Rate As Double, disc1 As Double, disc2 As Double, nLegs_fl As Long
    
    nLegs_fl = aSwap(0, 1)
    If nLegs_fl = 0 Then
        SwapPrice_fl = 0#
        Exit Function
    End If
    
    t0 = vDate
    
    For i = 1 To nLegs_fl
        If (date_offset + aSwap(i, 1) &gt; fdate) Then
            If (date_offset + aSwap(i, 0) &gt; fdate) Then
                fraction = aSwap(i, 4)

                t1 = date_offset + aSwap(i, 0)
                disc1 = DF(t0, t1, rYC)

                t1 = date_offset + aSwap(i, 1)
                disc2 = DF(t0, t1, rYC)

                F_Rate = (disc1 / disc2 - 1#) / fraction

'   For exercise dates midway through a payment period, act as though the swap
'   starts with a stub period. This means that an adjusted accrual fraction
'   must be calculated and the floating rate is calculated for the stub period.
            Else
                fraction = (date_offset + aSwap(i, 1) - fdate)
                t1 = fdate
                disc1 = DF(t0, t1, rYC)

                t1 = date_offset + aSwap(i, 1)
                disc2 = DF(t0, t1, rYC)

                F_Rate = (disc1 / disc2 - 1#) / fraction
            End If

            result = result + (aSwap(i, 2) * fraction * (F_Rate + aSwap(i, 3))) * disc2
        End If
    Next i

    SwapPrice_fl = result

End Function
 
Function SwapAnnuity(aSwap As Variant, date_offset As Double, vDate As Double, fdate As Double, rYC As Variant) As Double
'Compute the PV of fixed payments for a swap rate = 1.0. This is used
'in the Black's European option pricing model. The function only makes
'sense for a vanilla swap, that is, one in which the principal is constant.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R_X As Double
    
    R_X = aSwap(0, 0)
    If (R_X &lt;&gt; 0#) Then
        SwapAnnuity = SwapPrice_x(aSwap, date_offset, vDate, fdate, rYC) / R_X
    Else
        SwapAnnuity = 0#
    End If

End Function
 
Function ForwardSwapRate(aSwap_fx As Variant, aSwap_fl As Variant, date_offset As Double, vDate As Double, fdate As Double, rYC As Variant) As Double
'Compute the forward swap rate as of vDate for a swap that starts on fdate.

'   aSwap: swap description
'   date_offset: time in years by which all swap dates are shifted. Allows a swap to be shifted to a different start date.
'   vDate: time at which valuation is being carried out
'   fDate: only payments occuring after fDate are considered
'   rYC: term structure of interest rates

    Dim vfloat As Double, vfixed As Double, R_X As Double
    
    vfloat = SwapPrice_fl(aSwap_fl, date_offset, vDate, fdate, rYC)
    vfixed = SwapPrice_x(aSwap_fx, date_offset, vDate, fdate, rYC)

    R_X = aSwap_fx(0, 0)
    If (R_X &lt;&gt; 0#) Then
        vfixed = vfixed / R_X
    Else
        vfixed = 0#
    End If
    
    If (vfixed &lt;&gt; 0#) Then
        ForwardSwapRate = (-vfloat / vfixed)
    Else
        ForwardSwapRate = (0#)
    End If

End Function

Sub MakeSwap_x(rPrinc As Double, rR_X As Double, rSwapStart As Double, rSwapMat As Double, rFreq As Long, theSwap_x As Variant)
'A simple routine to allocate swap payment dates and payments for the fixed side.
'It starts at the maturity date and works back in steps of 1/rFreq years. No
'adjustments are made for weekends, holidays or anything else.
'
'The principal and fixed rate are held constant although they could be varied.
'The accrual fraction is set on an actual/365 basis.
'
'The fixed side of the swap is defined as a set of quadruplets defining payments.
'The elements are: period start date, period end (payment) date, fixed payment
'per year, and the accrual fraction.

'   aSwap: array in which description is returned
'   rPrince: swap principal amount
'   rR_X: fixed swap rate as a decimal, e.g., 0.06
'   rSwapStart: time in years at which swap starts
'   rSwapMat: time in years at which swap matures
'   rFreq: payment frequency per year for fixed side, 1, 2, 4, or 12
    
    Dim npmts As Long, i As Long, rLastDate As Double
    Dim Pmt As Double, t As Double, nLegs_x As Long
    Dim aSwap() As Double

    ReDim aSwap(0 To 0, 0 To 3)
    If (rSwapMat &lt;= rSwapStart) Then
        nLegs_x = 0
        theSwap_x = aSwap()
        Exit Sub
    End If
    
    If (rFreq &lt;&gt; 1 And rFreq &lt;&gt; 2 And rFreq &lt;&gt; 4 And rFreq &lt;&gt; 12) Then
        nLegs_x = 0
        theSwap_x = aSwap()
        Exit Sub
    End If

'   Count back from maturity to the start date. The first period starts on
'   the start date. If the start date is not consistent with the end date
'   the first period may be anything from 0.5 to 1.5 times the usual period length.
    npmts = 1
    t = rSwapMat - npmts / rFreq
    While (t &gt; rSwapStart)
        npmts = npmts + 1
        t = rSwapMat - npmts / rFreq
    Wend
    If ((rSwapStart - t) &gt; 0.5 / rFreq) Then
        npmts = npmts - 1
    End If
    
    If npmts = 0 Then npmts = 1

'  Allocate storage for the swap legs...
    ReDim aSwap(0 To npmts, 0 To 3)
        
    Pmt = rR_X * rPrinc
    rLastDate = rSwapStart

    For i = 1 To npmts
        aSwap(i, 0) = rLastDate
        aSwap(i, 1) = rSwapMat - (npmts - i) / rFreq
        rLastDate = aSwap(i, 1)
        aSwap(i, 2) = Pmt
        aSwap(i, 3) = (aSwap(i, 1) - aSwap(i, 0))
    Next i

    aSwap(0, 1) = npmts
    aSwap(0, 0) = rR_X
    
    theSwap_x = aSwap()

End Sub

Sub MakeSwap_fl(rPrinc As Double, rSpread As Double, rSwapStart As Double, rSwapMat As Double, rFreq As Long, theSwap_fl As Variant)
'A simple routine to allocate swap payment dates and payments for the floating side.
'It starts at the maturity date and works back in steps of 1/rFreq years. No
'adjustments are made for weekends, holidays or anything else.
'
'The principal and spread are held constant although they could be varied.
'The accrual fraction is set on an actual/365 basis.
'
'The floating side of the swap is defined as a set of five elements.
'The elements are: period start date, period end (payment) date, current principal,
'current spread, and the accrual fraction.

'   aSwap: array in which description is returned
'   rPrince: swap principal amount
'   rSpread: floating rate spread
'   rSwapStart: time in years at which swap starts
'   rSwapMat: time in years at which swap matures
'   rFreq: payment frequency per year for floating side, 1, 2, 4, or 12

    Dim npmts As Long, i As Long, rLastDate As Double, t As Double, nLegs_fl As Long
    Dim aSwap() As Double

    ReDim aSwap(0 To 0, 0 To 4)
    If (rSwapMat &lt;= rSwapStart) Then
        nLegs_fl = 0
        theSwap_fl = aSwap()
        Exit Sub
    End If
    
    If (rFreq &lt;&gt; 1 And rFreq &lt;&gt; 2 And rFreq &lt;&gt; 4 And rFreq &lt;&gt; 12) Then
        nLegs_fl = 0
        theSwap_fl = aSwap()
        Exit Sub
    End If

'   Count back from rSwapMat to the start date. The first period starts on
'   the start date. If the start date is not consistent with the end date
'   the first period may be anything from 0.5 to 1.5 times the usual period length.
    npmts = 1
    t = rSwapMat - npmts / rFreq
    While (t &gt; rSwapStart)
        npmts = npmts + 1
        t = rSwapMat - npmts / rFreq
    Wend

    If ((rSwapStart - t) &gt; 0.5 / rFreq) Then
        npmts = npmts - 1
    End If

    If npmts = 0 Then npmts = 1

'  Allocate storage for the swap legs...
    ReDim aSwap(0 To npmts, 0 To 4)

    rLastDate = rSwapStart
    For i = 1 To npmts
        aSwap(i, 0) = rLastDate
        aSwap(i, 1) = rSwapMat - (npmts - i) / rFreq
        rLastDate = aSwap(i, 1)
        aSwap(i, 2) = -rPrinc
        aSwap(i, 3) = rSpread
        aSwap(i, 4) = (aSwap(i, 1) - aSwap(i, 0))
    Next i

    aSwap(0, 1) = npmts

    theSwap_fl = aSwap()
    
End Sub

Sub MakeCapUnderlying(rPrinc As Double, rStrike As Double, rCapStart As Double, _
                                rCapMat As Double, rFreq As Long, rVolatility As Double, theCap As Variant)
'A simple routine to allocate cap payment dates and other cap information.
'It starts at the maturity date and works back in steps of 1/freq years. No
'adjustments are made for weekends, holidays or anything else.
'
'The principal and spread are held constant although they could be varied.
'The accrual fraction is set on an actual/365 basis.

'   rPrince: cap principal amount
'   rStrike: cap strike rate as a decimal, e.g., 0.05
'   rCapStart: time in years at which cap starts
'   rCapMat: time in years at which cap matures
'   rFreq: payment frequency per year for cap, 1, 2, 4, or 12
'   rVolatility: Black forward rate volatility as a decimal, e.g., 0.22

    Dim npmts As Long, i As Long, rLastDate As Double, aCap() As Double, t As Double, nLegs As Long
    
    ReDim aCap(0 To 0, 0 To 5)
    If (rCapMat &lt;= rCapStart) Then
        nLegs = 0
        theCap = aCap()
        Exit Sub
    End If

    If (rFreq &lt;&gt; 1 And rFreq &lt;&gt; 2 And rFreq &lt;&gt; 4 And rFreq &lt;&gt; 12) Then
        nLegs = 0
        theCap = aCap()
        Exit Sub
    End If

'   Count back from maturity to the start date. The first period starts on
'   the start date. If the start date is not consistent with the end date
'   the first period may be anything from 0.5 to 1.5 times the usual period length.
    npmts = 1
    t = rCapMat - npmts / rFreq
    While (t &gt; rCapStart)
        npmts = npmts + 1
        t = rCapMat - npmts / rFreq
    Wend

    If ((rCapStart - t) &gt; 0.5 / rFreq) Then
        npmts = npmts - 1
    End If
    
    If npmts = 0 Then npmts = 1

'  Allocate storage for the Cap legs...
    ReDim aCap(0 To npmts, 0 To 5)

    rLastDate = rCapStart
        
    For i = 1 To npmts
        aCap(i, 0) = rLastDate
        aCap(i, 1) = rCapMat - (npmts - i) / rFreq
        rLastDate = aCap(i, 1)
        aCap(i, 2) = rPrinc
        aCap(i, 3) = rStrike
        aCap(i, 4) = (aCap(i, 1) - aCap(i, 0))
        aCap(i, 5) = rVolatility
    Next i

    aCap(0, 1) = npmts
    theCap = aCap()

End Sub

Function EvaluateCapFwd(aCap As Variant, nLeg As Long, t0 As Double, rYC As Variant) As Double
'Calculates the forward rate for a cap leg

'   aCap: array containing cap
'   nLeg: leg number of caplet to be evaluated
'   t0: current time
'   rYC: term structure of interest rates
    
    Dim t1 As Double, t2 As Double, disc1 As Double, disc2 As Double, nLegs As Long
    
    nLegs = aCap(0, 1)
    
    If (nLegs = 0) Then
        EvaluateCapFwd = 0#
    End If
    If (nLeg &gt;= nLegs Or nLeg &lt; 0) Then
        EvaluateCapFwd = 0#
    End If
    
    t1 = aCap(nLeg, 0)
    t2 = aCap(nLeg, 1)
    
    disc1 = DF(t0, t1, rYC)
    disc2 = DF(t0, t2, rYC)

    EvaluateCapFwd = ((disc1 / disc2 - 1#) / aCap(nLeg, 4))

End Function

Function Interp_Value(t As Double, array_in As Variant) As Double
'Do a piecewise linear interpolation in an array [{t1,z1},{t2,z2},...]
' to find the value that corresponds to time T
    Dim Array_loc As Variant
    Dim nDim As Long, i As Long, ilo As Long, ihi As Long
    
    Array_loc = array_in
    nDim = UBound(Array_loc, 1)

    'If T is before the first time we assume the first value applies
    If T &lt;= Array_loc(0, 0) Then
        Interp_Value = Array_loc(0, 1)
        Exit Function
    End If
    'If T is after the last time we assume the last value applies
    If T &gt;= Array_loc(nDim, 0) Then
        Interp_Value = Array_loc(nDim, 1)
        Exit Function
    End If

    'Use a binary chop to find the times that bracket T
    ilo = 0
    ihi = nDim
    While (ihi - ilo &gt; 1)
        i = (ihi + ilo) \ 2             'Find the index half-way between ilo and ihi
        If Array_loc(i, 0) &gt; T Then     '  and decide if it is the new ihi or the new ilo
            ihi = i
        Else
            ilo = i
        End If
    Wend

    'Do the interpolation using the bracketing pair of nodes
    Interp_Value = (Array_loc(ilo, 1) + (Array_loc(ihi, 1) - Array_loc(ilo, 1)) _
        * (T - Array_loc(ilo, 0)) / (Array_loc(ihi, 0) - Array_loc(ilo, 0)))

End Function

Function DF(t0 As Double, t As Double, array_in As Variant) As Double
    'Calculate the discount factor that applies from t0 to T
    '  when the zero curve is in array_in
    DF = Exp(-Interp_Value(t, array_in) * (t - t0))
End Function

Function Check_Input_TS_Data(TS_data As Variant) As Boolean
    Dim i As Long, temp() As Double, SomeGoodData As Boolean
'Check input term structure data
    
    SomeGoodData = False
    For i = 1 To UBound(TS_data, 1)
        If IsEmpty(TS_data(i, 1)) Then      'Is there any data?
            Exit For
        End If
        If i &gt; 1 Then                       'Are the times in the array in ascending order?
            If TS_data(i, 1) &lt;= TS_data(i - 1, 1) Then
                Check_Input_TS_Data = True
                Exit Function
            End If
        End If
        If TS_data(i, 2) &lt;= 0# Then         'Is the interest rate less than or equal to zero?
            Check_Input_TS_Data = True
            Exit Function
        End If
        If TS_data(i, 1) &lt; 0# Then         'Is the rate time less than or equal to zero?
            Check_Input_TS_Data = True
            Exit Function
        End If
        SomeGoodData = True
    Next i
    
    If Not SomeGoodData Then                'There is no good data
        Check_Input_TS_Data = True
        Exit Function
    End If
    
    'Copy good data into new array and return it
    ReDim temp(i - 2, 1)
    For i = 1 To UBound(TS_data, 1)
        If IsEmpty(TS_data(i, 1)) Then
            Exit For
        End If
        temp(i - 1, 0) = TS_data(i, 1)
        temp(i - 1, 1) = TS_data(i, 2)
    Next i
    TS_data = temp
    Erase temp
    Check_Input_TS_Data = False
End Function



</script:module>
</file>

<file path=Basic/Standard/Calc_IR_Options.xml><?xml version="1.0" encoding="utf-8"?>
<!DOCTYPE module  PUBLIC '-//OpenOffice.org//DTD OfficeDocument 1.0//EN'  'module.dtd'>
<script:module xmlns:script="http://openoffice.org/2000/script" script:name="Calc_IR_Options" script:language="StarBasic">Option Explicit
Option Private Module

Function BlackBondOption(Life As Double, coupon As Double, principal As Double, freq As Long, _
    OptLife As Double, ExPrice_in As Double, vol As Double, IsCall As Long, IsQuotedStrike As Long, TermStruct As Variant) As Double
'Calculate the value of a bond option using Black's model

'   Life: life of bond in years
'   coupon: coupon rate as a decimal, i.e., 0.06
'   principal: bond principal
'   Freq: bond payment frequency per year, 1, 2, 4 or 12
'   OptLife: life of option in years
'   ExPrice_in: option exercise price
'   vol: forward bond yield voatility as a decimal, i.e., 0.18
'   IsCall: TRUE -&gt; cap; otherwise floor
'   IsQuotedStrike: True -&gt; add current accrual to strike price at each exercise date
'   TermStruct: the term structure array used for valuation

    Dim aBond As Variant, ExPrice As Double, n as long, Start as double
    Dim tX As Double, disc As Double, F As Double, PVCoup As Double, cashPrice As Double, dirtyFwdPrice As Double, Pvol As Double
    Dim d1 As Double, d2 As Double

    'We assume that the bond is already in existence
    'Find last payment date on or before today - this is the 'bond start date'
    n = Life * freq + 1
    Start = Life - n / freq
    If Start &gt; 0# Then
        Start = Start - 1# / freq
    End If
    'Construct the bond
    MakeBond principal, coupon, Start, Life, freq, aBond

    'Set the exercise price adjusting for accrual at exercise date is IsQuotedStrike
    ExPrice = ExPrice_in
    If IsQuotedStrike &gt; 0 Then 
    	ExPrice = ExPrice + BondAccrual(aBond, OptLife)
    endif

    'If the option has expired the value is zero
    If (OptLife &lt;= 0#) Then
        BlackBondOption = 0#
        Exit Function
    End If
    
    'Determine discount rate to option expiry date
    tX = OptLife
    disc = DF(0#, OptLife, TermStruct)

    'Check that the forward price (computed using the TS) is not zero...
    F = ForwardBondPrice(aBond, 0#, OptLife, TermStruct)
    If (F = 0#) Then
        BlackBondOption = 0#
        Exit Function
    End If

    'Compute the PV of all payments before the exercise date. It is the current dirty price'
    ' less the dirty forward price discount back to the present...
    PVCoup = ForwardBondPrice(aBond, 0#, 0#, TermStruct) - F * disc

    'Calculate the current cash bond price...
    cashPrice = ForwardBondPrice(aBond, 0#, 0#, TermStruct)
    '... and the forward bond price at option maturity
    dirtyFwdPrice = (cashPrice - PVCoup) / disc

    'Translate yield vol to price vol...
    Pvol = Yvol_to_Pvol(aBond, 0#, vol, OptLife, dirtyFwdPrice)

    Pvol = Pvol * Sqr(tX)

    'Deal with zero or negative strike prices
    If (ExPrice &lt;= 0#) Then
        If IsCall Then
            BlackBondOption = disc * F
        Else
            BlackBondOption = 0#
        End If
        Exit Function
    End If
    
    'Check that we have a reasonable price volatiltiy
    If (Pvol &lt;= 0#) Then
        Pvol = 0.000001
    End If

    '... and calculate the option price using Black's model
    d1 = (Log(dirtyFwdPrice / ExPrice) + 0.5 * Pvol * Pvol) / Pvol
    d2 = d1 - Pvol

    If IsCall Then      'a call
        BlackBondOption = disc * (dirtyFwdPrice * n_cdf(d1) - ExPrice * n_cdf(d2))
    Else                'a put
        BlackBondOption = disc * (ExPrice * n_cdf(-d2) - dirtyFwdPrice * n_cdf(-d1))
    End If

End Function

Function BlackSwapOption(startYr As Double, matYr As Double, coupon As Double, principal As Double, freq As Long, _
                       vol As Double, IsCall As Long, TermStruct As Variant) As Double
'Calculate the value of a swap option using Black's model

'   StartYr: Time in years until swap starts, option expires at this time
'   MatYr: Time in years until swap ends
'   coupon: swap rate as a decimal, i.e., 0.06
'   principal: Swap notional
'   Freq: swap payment frequency per year, 1, 2, 4 or 12
'   vol: forward swap rate volatility as a decimal, i.e., 0.18
'   IsCall: TRUE -&gt; option to enter into a swap in which we pay fixed; otherwise we receive fixed
'   TermStruct: the term structure array used for valuation

    Dim aSwap_fx As Variant, aSwap_fl As Variant
    Dim F As Double, disc As Double, t As Double, t0 As Double, X As Double
    Dim d1 As Double, d2 As Double

    'Create the underlying swap
    MakeSwap principal, coupon, 0#, startYr, matYr, freq, freq, aSwap_fx, aSwap_fl

    'If option life is zero return a zero value
    'This could be improved to return the intrinsic value of the option
    If (startYr &lt;= 0#) Then
        BlackSwapOption = 0#
        Exit Function
    End If

    disc = SwapAnnuity(aSwap_fx, 0, 0#, startYr, TermStruct)   'discount factor to option expiry
    F = ForwardSwapRate(aSwap_fx, aSwap_fl, 0, 0#, startYr, TermStruct)  'forward swap rate
    
    'If the forward rate is zero (implying something wrong with the term structure)
    '  return a zero value
    If (F &lt;= 0#) Then
        BlackSwapOption = 0#
        Exit Function
    End If

    'Option strike rate equals fixed swap rate
    X = aSwap_fx(0, 0)

    T = startYr
    t0 = 0#         'Current time. Not used here

    'For zero or negative strikes return intrinsic value
    If (X &lt;= 0#) Then
        If Not IsCall Then
            BlackSwapOption = 0#
        Else
            BlackSwapOption = disc * F
        End If
        Exit Function
    End If
    'Make sure we have a reasonable volatiltiy
    If (vol &lt;= 0#) Then
        vol = 0.000001
    End If
    
    'And evaluate Black's model
    d1 = (Log(F / X) + 0.5 * vol * vol * (T - t0)) / (vol * Sqr(T - t0))
    d2 = d1 - vol * Sqr(T - t0)
    
    If IsCall Then      'a call
        BlackSwapOption = disc * (F * n_cdf(d1) - X * n_cdf(d2))
    Else                'a put
        BlackSwapOption = disc * (X * n_cdf(-d2) - F * n_cdf(-d1))
    End If

End Function

Function BlackCapOption(startYr As Double, matYr As Double, coupon As Double, principal As Double, freq As Long, _
                       vol As Double, IsCall As Long, TermStruct As Variant) As Double
'Calculate the value of a cap option using Black's model

'   StartYr: Time in years until cap starts
'   MatYr: Time in years until cap ends
'   coupon: cap rate as a decimal, i.e., 0.06
'   principal: cap notional
'   Freq: cap payment frequency per year, 1, 2, 4 or 12
'   vol: forward rate volatility as a decimal, i.e., 0.18
'   IsCall: TRUE -&gt; cap; otherwise floor
'   TermStruct: the term structure array used for valuation

    Dim aCap As Variant
    Dim n As Long, t0 As Double, F As Double, cap As Double, flr As Double, disc As Double
    Dim i As Long, notional As Double
    Dim dt As Double, X As Double, t1 As Double, t2 As Double, d1 As Double, d2 As Double, sigma As Double

    'Construct the cap
    MakeCapUnderlying principal, coupon, startYr, matYr, freq, vol, aCap

    n = aCap(0, 1)     									'number of legs in the cap
    t0 = 0#
    F = 0#
    cap = 0#            								'used to accumulate cap value
    flr = 0#            								'used to accumulate floor value
    disc = 0#

    'Make sure we have a reasonable volatility
    If (vol &lt;= 0#) Then 
    	vol = 0.000001
    endif

    For i = 1 To n         								'For each leg of the cap...
        t1= aCap(i, 0)      							'option expiry date
        t2 = aCap(i, 1)       							'option payment date
        notional = aCap(i, 2)
        dt = aCap(i, 4)   								'length of time to which forward rate applies
        X = aCap(i, 3)									'strike rate

        'Make sure the strike rate is reasonable
        If (X &lt;= 0#) Then 
        	X = 0.000001
        endif

        'If the start of the cap leg is later than the current time
        ' then the option has a positive time to maturity
        If (t1 &gt; t0) Then
            F = EvaluateCapFwd(aCap, i, t0, TermStruct)		'Get the forward rate
            
            'Make sure forward rate is reasonable
            If (F &lt;= 0#) Then 
            	F = 0.000001
            endif
            
            'Evaluate the current caplet and floorlet
            sigma = vol * Sqr(t1 - t0)
            d1 = Log(F / X) / sigma + 0.5 * vol
            d2 = d1 - sigma
            disc = DF(t0, t2, TermStruct)
            '... and sum the values
            cap = cap + disc * (F * n_cdf(d1) - X * n_cdf(d2)) * notional * dt
            flr = flr + disc * (X * n_cdf(-d2) - F * n_cdf(-d1)) * notional * dt
        End If
    Next i

    If IsCall &gt; 0 Then
        BlackCapOption = cap
    Else
        BlackCapOption = flr
    End If

End Function

Function Yvol_to_Pvol(aBond As Variant, Today As Double, sigma As Double, Expire As Double, F As Double) As Double'Maps forward yield vol into a price volatility

'   aBond: the bond array
'   Today: valuation date (usually zero)
'   sigma: forward yield volatility as a decimal, e.g., 0.15
'   Expire: time to expiry of the option
'   F: forward bond price

'The objective is to find the rate of change of the forward price with respect
'to yield, i.e., dp/dy, evaluated at the yield that fits the forward bond price

    Dim y1 As Double, p1 As Double, y2 As Double, p2 As Double, dp As Double, dy As Double, oldY As Double, oldBondPrice As Double
    Dim y As Double, Iteration As Long, aBondPrice As Double
    
    'Find the forward price for a low yield and a high yield
    y1 = 0.001
    p1 = fBondPriceFromYield(aBond, Expire, y1)
    
    y2 = 0.25
    p2 = fBondPriceFromYield(aBond, Expire, y2)
    
    '... and calculate a rough dp/dy
    dp = p2 - p1
    dy = y2 - y1

    If (dp = 0#) Then
        Yvol_to_Pvol = 0#
        Exit Function
    End If
    
    'Estimate the yield that matches the forward bond price based on an assumed
    '  linear relation between price and yield, and calculate the price that
    '  corresponds to this yield
    oldY = y1 - (dy / dp) * (p1 - F)
    oldBondPrice = fBondPriceFromYield(aBond, Expire, oldY)
    
    'Check whether our estimated bond price is above or below the forward bond price
    'Choose either the low yield, y1, or the high yield, y2, so that we bracket the true yield
    If (oldBondPrice &lt; F) Then  'price &lt; F so oldY &gt; true yield
        dp = oldBondPrice - p1
        dy = oldY - y1
    Else                        'price &lt; F so oldY &lt; true yield
        dp = oldBondPrice - p2
        dy = oldY - y2
    End If

    'Re-estimate the yield that matches the forward bond price based on an assumed
    '  linear relation between price and yield
    y = oldY - (dy / dp) * (oldBondPrice - F)

    Iteration = 0
    aBondPrice = 0#

    'Newton-Raphson search for forward yield the matches forward price
    Do
        aBondPrice = fBondPriceFromYield(aBond, Expire, y)  'price based on y
        
        dy = y - oldY                                       'change in y since last price calc
        dp = aBondPrice - oldBondPrice                      'change in p since last price calc
        
        oldY = y                                            'current y becomes oldY
        oldBondPrice = aBondPrice                           'current p becomes oldP

        'Make sure we don't divide by zero...
        If (dp = 0#) Then
            dp = 1#
        End If
        
        'Calculate yield that matches the forward bond price based on assumed linear relation
        y = y - (dy / dp) * (aBondPrice - F)
        Iteration = Iteration + 1
    Loop While (Abs(aBondPrice - F) &gt; 0.0001 And Iteration &lt; 10)
    
    'Map yVol to pVol using duration and forward yield
    Yvol_to_Pvol = (-(dp / dy) * y * sigma / F)

End Function

Function HW_DiscountBondPrice(r As Double, vDate As Double, tinit As Double, tmat As Double, _
                                pTS As Variant, sigma As Double, revrate As Double) As Double
'Calculate the price of a discount bond at time tinit if the short rate is r using the Hull-White model

'   r: short term rate of interest
'   vDate: current date
'   tinit: the date that the bond price is being calculated; tinit&gt;=vDate
'   tmat: the date on which the discount bond matures; tmat&gt;tinit
'   pTS: the term structure of interest rates observed on vDate
'   sigma: the short rate standard deviation
'   revrate: the short rate reversion rate

    If (tinit = vDate) Then
        'If we want to know the value on te hvaluation date, tinit=vDate, use the known zero curve
        HW_DiscountBondPrice = DF(vDate, tmat, pTS)
    Else
        'Bondprice = A(t, T) exp[-r * B(t, T)]
        HW_DiscountBondPrice = aval(vDate, tinit, tmat, pTS, sigma, revrate) * Exp(-bval(tinit, tmat, revrate) * r)
    End If
End Function

Function aval(vDate As Double, tinit As Double, tmat As Double, pTS As Variant, sigma As Double, revrate As Double) As Double
'Hull-White A(t, T) function for a constant sigma and reversion rate

'   vDate: current date
'   tinit: the date that the A function is being calculated; tinit&gt;=vDate
'   tmat: the end date for the A function; tmat&gt;tinit
'   pTS: the term structure of interest rates observed on vDate
'   sigma: the short rate standard deviation
'   revrate: the short rate reversion rate

    Dim t0 As Double, t1 As Double, dt1 As Double, dt2 As Double, drdt As Double, term1 As Double, term2 As Double, term3 As Double, a As Double
    
    t0 = tinit - vDate
    t1 = tmat - vDate

    dt1 = 1#
    If (tinit - vDate &lt; dt1) Then
        dt1 = tinit - vDate
    End If
    dt2 = 1#

    drdt = (Interp_Value(tinit + dt2, pTS) - Interp_Value(tinit - dt1, pTS)) / (dt1 + dt2)
    term1 = -Interp_Value(tmat, pTS) * t1 + Interp_Value(tinit, pTS) * t0
    term2 = bval(tinit, tmat, revrate) * (-Interp_Value(tinit, pTS) - t0 * drdt)
    term3 = 0#
    If (Abs(revrate) &lt; 0.0001) Then        'revrate = 0
        a = sigma * (t1 - t0)
        term3 = 0.5 * t0 * (a * a)
    Else
        a = sigma * (1# - Exp(-revrate * (t1 - t0)))
        term3 = (0.25 * (1# - Exp(-2# * revrate * t0)) * a * a) / (revrate * revrate * revrate)
    End If
    
    aval = (Exp(term1 - term2 - term3))

End Function

Function bval(t1 As Double, t2 As Double, revrate As Double) As Double
'Hull-White B(t, T) function for a constant sigma and reversion rate

'   t1: the date that the B function is being calculated
'   t2: the end date for the B function; t2&gt;t1
'   revrate: the short rate reversion rate

    If (Abs(revrate) &lt; 0.0001) Then
        'If the reversion rate is zero B = time to maturity
        bval = t2 - t1
    Else
        bval = (1# - Exp(-revrate * (t2 - t1))) / revrate
    End If
End Function

Function HW_Analytic_BondOption(Life As Double, coupon As Double, principal As Double, freq As Long, _
                 OptLife As Double, ExPrice_in As Double, sigma As Double, revrate As Double, IsCall As Long, _
                 IsQuotedStrike As Long, TermStruct As Variant) As Double
'Calculate the price of a European option on a coupon bearing bond using the Hull-White model

'   Life: life of bond in years
'   coupon: coupon rate as a decimal, i.e., 0.06
'   principal: bond principal
'   Freq: bond payment frequency per year, 1, 2, 4 or 12
'   OptLife: life of option in years
'   ExPrice_in: option exercise price
'   sigma: short rate standard deviation as a decimal, i.e., 0.012
'   Revrate: short rate reversion rate
'   IsCall: TRUE -&gt; call; otherwise put
'   IsQuotedStrike: True -&gt; add current accrual to strike price at each exercise date
'   TermStruct: the term structure array used for valuation

    Dim i As Long, nLegs As Long, n as long, Start as double
    Dim aBond As Variant, ExPrice As Double
    Dim rcritical As Double, testpr As Double, callpr As Double, dval As Double, r0 As Double
    Dim t1 As Double, strike As Double, cp As Double


    'Determine last payment date before today; make that the bond start
    n = Life * freq + 1
    Start = Life - n / freq
    If Start &gt; 0# Then
        Start = Start - 1# / freq
    End If
    'Make the bond
    MakeBond principal, coupon, Start, Life, freq, aBond

    'Adjust exercise price if necessary
    ExPrice = ExPrice_in
    If IsQuotedStrike Then
        ExPrice = ExPrice + BondAccrual(aBond, OptLife)
    End If

    If (OptLife &lt;= 0#) Then
        HW_Analytic_BondOption = 0#
        Exit Function
    End If

    'Find the short rate of interest at which the bond price = the exercise price
    '  at the option maturity date
    r0 = Interp_Value(OptLife, TermStruct)
    rcritical = r0
    
    Do
         testpr = HW_BondPrice(aBond, 0#, OptLife, OptLife, TermStruct, rcritical, dval, sigma, revrate)
         rcritical = rcritical - (testpr - ExPrice) / dval
    Loop While (Abs(testpr - ExPrice) &gt; 0.00001)
    
    nLegs = aBond(0, 1)
    callpr = 0#
    
    'The total strike price is decomposed into a strike price for each bond payment
    'equal to the value of that payment calculated using the critical interest rate.
    'The option is then a portfolio of options on discount bonds all of which are in the money
    'for short rates higher than the critical interest rate.
    For i = 1 To nLegs
        t1 = aBond(i, 1)
        If (t1 &gt; OptLife) Then
            strike = HW_DiscountBondPrice(rcritical, 0#, OptLife, t1, TermStruct, sigma, revrate)
            cp = HW_DiscountBondOption(r0, 0#, OptLife, t1, strike, TermStruct, sigma, revrate, IsCall)
            callpr = callpr + cp * (aBond(i, 2) + aBond(i, 3))
        End If
    Next i
    
    HW_Analytic_BondOption = callpr

End Function

Function HW_DiscountBondOption(rate As Double, t0 As Double, t1 As Double, t2 As Double, strike As Double, _
                                pTS As Variant, sigma As Double, revrate As Double, IsCall As Long) As Double
'Calculate the price of an option on a discount bond using hte Hull-White interest-rate model

'   t0: current date
'   t1: date on which option expires; t1&gt;t0
'   t2: date on which discount bond expires; t2&gt;t1
'   strike: option strike price
'   pTs: zero curve observed on date t0
'   sigma: short rate standard deviation as a decimal, i.e., 0.012
'   Revrate: short rate reversion rate
'   IsCall: TRUE -&gt; call; otherwise put

    Dim bx2 As Double, vtx As Double, dbx2 As Double, dvtx As Double, sigmult As Double, sig As Double
    Dim p1 As Double, p2 As Double, b1 As Double, b2 As Double, h As Double, rnd1 As Double, rnd2 As Double, callpr As Double, putpr As Double
    Dim tinit As Double, optmat As Double, bondmat As Double
    
    tinit = 0#
    optmat = t1 - t0
    bondmat = t2 - t0

    If (revrate = 0#) Then
        bx2 = (bondmat - optmat)
        vtx = sigma * Sqr(optmat - tinit)
        dbx2 = -(bondmat - optmat) * (bondmat - optmat) / 2#
        dvtx = -sigma * optmat * Sqr(optmat) / 2#
        sigmult = (bondmat - optmat) * Sqr(optmat - tinit)
        sig = sigma * sigmult
    Else
        bx2 = ((1# - Exp(-revrate * (bondmat - optmat))) / revrate)
        vtx = sigma * Sqr((1# - Exp(-2# * revrate * (optmat - tinit))) / (2# * revrate))
        dbx2 = ((bondmat - optmat) * Exp(-revrate * (bondmat - optmat)) - bx2) / revrate
        dvtx = sigma * sigma * optmat * Exp(-2# * revrate * (optmat - tinit)) _
            / (2# * revrate * vtx) - (vtx / (2# * revrate))
        sigmult = ((1# - Exp(-revrate * (bondmat - optmat))) / revrate) _
            * Sqr((1# - Exp(-2# * revrate * (optmat - tinit))) / (2# * revrate))
        sig = sigma * sigmult
    End If
    
    p1 = HW_DiscountBondPrice(rate, t0, t0, t2, pTS, sigma, revrate)
    b1 = bval(t0, t2, revrate)
    p2 = HW_DiscountBondPrice(rate, t0, t0, t1, pTS, sigma, revrate)
    b2 = bval(t0, t1, revrate)
    
    If (strike = 0#) Then
        callpr = p1
        putpr = 0#
        If IsCall &gt; 0 Then
            HW_DiscountBondOption = callpr
            Exit Function
        Else
            HW_DiscountBondOption = putpr
            Exit Function
        End If
    End If
    
    If (sig &gt; 0.000001) Then
        h = Log(p1 / (strike * p2)) / sig + sig / 2#
        rnd1 = n_cdf(h)
        rnd2 = n_cdf(h - sig)
      
        callpr = p1 * rnd1 - strike * p2 * rnd2
        putpr = callpr + strike * p2 - p1
    Else
        If (p1 &gt; (strike * p2)) Then
            callpr = p1 - strike * p2
            putpr = 0#
        Else
            callpr = 0#
            putpr = strike * p2 - p1
        End If
    End If
    If IsCall &gt; 0 Then
        HW_DiscountBondOption = callpr
    Else
        HW_DiscountBondOption = putpr
    End If

End Function

Function HW_Analytic_Cap(startYr As Double, matYr As Double, coupon As Double, principal As Double, freq As Long, _
                       sigma As Double, revrate As Double, IsCall As Long, TermStruct As Variant) As Double
'Calculate the price of a cap using the Hull-White model

'   StartYr: Time in years until cap starts
'   MatYr: Time in years until cap ends
'   coupon: cap rate as a decimal, i.e., 0.06
'   principal: cap notional
'   Freq: cap payment frequency per year, 1, 2, 4 or 12
'   sigma: short rate standard deviation as a decimal, i.e., 0.012
'   Revrate: short rate reversion rate
'   IsCall: TRUE -&gt; cap; otherwise floor
'   TermStruct: the term structure array used for valuation

    Dim aCap As Variant, locIsCall As Long
    Dim i As Long, n As Long, t0 As Double, cap As Double, r0 As Double
    Dim t1 As Double, t2 As Double, dt As Double, X As Double, capstrike As Double, caplet As Double

    If IsCall &gt; 0 Then
        locIsCall = 0
    Else
        locIsCall = 1
    End If
    
    'Make the cap
    MakeCapUnderlying principal, coupon, startYr, matYr, freq, 0#, aCap

    n = aCap(0, 1)
    t0 = 0#
    cap = 0#
    r0 = Interp_Value(t0, TermStruct)

    If (sigma &lt;= 0#) Then sigma = 0.000001

    For i = 1 To n
        t1 = aCap(i, 0)                         'ExDate
        If (t1 &gt; t0) Then
            t2 = aCap(i, 1)                     'PayDate
            dt = aCap(i, 4)
            X = aCap(i, 3)

            capstrike = 1# / (1# + dt * X)
            caplet = HW_DiscountBondOption(r0, t0, t1, t2, capstrike, TermStruct, sigma, revrate, locIsCall)

            cap = cap + caplet * aCap(i, 2) / capstrike
        End If
    Next i
    
    HW_Analytic_Cap = cap

End Function

Function HW_HullWhiteSwapOption(startYr As Double, matYr As Double, SwapRate As Double, principal As Double, freq As Long, _
                       sigma As Double, revrate As Double, IsCall As Long, ppTS As Variant)
'Calculate the price of a swap using the Hull-White model by treating it as a bond option
'  with a strike price equal to the swap notional

    Dim locIsCall As Long
    
    If IsCall &gt; 0 Then
        locIsCall = 0
    Else
        locIsCall = 1
    End If
    HW_HullWhiteSwapOption = HW_Analytic_BondOption(matYr, SwapRate, principal, freq, startYr, _
            principal, sigma, revrate, locIsCall, True, ppTS)

End Function



</script:module>
</file>

<file path=Basic/Standard/Equity.xml><?xml version="1.0" encoding="utf-8"?>
<!DOCTYPE module  PUBLIC '-//OpenOffice.org//DTD OfficeDocument 1.0//EN'  'module.dtd'>
<script:module xmlns:script="http://openoffice.org/2000/script" script:name="Equity" script:language="StarBasic">Option Explicit

Const UpAndIn = 5, UpAndOut = 6, DownAndIn = 7, DownAndOut = 8
Const CashOrNothing = 9, AssetOrNothing = 10
Const OptionOnCall = 12, OptionOnPut = 13
Const One_Day = 1# / 365#

Function Black_Scholes(S As Double, k As Double, r As Double, Q As Double, vol As Double, t As Double, IsCall As Long, _
                IsFut As Long, optional Divs_in As Variant, result As Long) As Double
    Dim Divs As Variant, nDiv As Long, xx() As Double
    Dim d_sigma
    Dim ImplyVol As Boolean, test_price
    Dim price As Double, delta As Double, gamma As Double, vega As Double, theta As Double, rho As Double
    Dim Iteration As Long
    
    
'Calculate option price (or delta etc.) using a binomial tree.

'   S: value of underlying
'   K: option strike price
'   r: continuously compounded interest rate
'   Q: dividend yield
'   vol: volatility of underlying
'   T: life of option in years
'   IsCall: if TRUE a call; otherwise put
'   IsFut: if TRUE underlying is a futures price
'   Divs_in: array of discrete dividends, if any. Omitted if no discrete dividends
'   result: 0-&gt;value; 1-&gt;delta; 2-&gt;gamma; 3-&gt;vega; 4-&gt;theta; 5-&gt;rho; 6-&gt;Imply vol

    If IsMissing(Divs_in) Then      'If not discrete divs set up fake dividend array
        ReDim xx(0 To 0, 0 To 1)
        xx(0, 0) = 0#
        xx(0, 1) = 0#
        Divs = xx()
        nDiv = 0                    '... and set number of dividends to zero
    Else                            'otherwise check input data and count number of dividends
        Divs = Divs_in
        Check_Input_Div_Data Divs, nDiv
    End If
    
    If IsFut Then       'If underlying is a future no discrete dividends are allowed and
        Q = r           '   dividend yield is set to interest rate
        nDiv = 0
    End If
    If nDiv &gt; 0 Then    'If we have discrete dividends the dividend yield is set to zero
        Q = 0#
    End If
    
    'Check input data
    If K &lt;= 0 Then
        Black_Scholes = 0.
        Exit Function
    End If
    If T &lt;= 0 Then
        Black_Scholes = 0#
        Exit Function
    End If
    
    'If we are implying vol the value input as volatility is the price we are to fit
    If result = 6 Then
        ImplyVol = True
        test_price = vol
    Else
        ImplyVol = False
    End If
    
    If ImplyVol Then
        vol = 0.1
        Iteration = 0
    End If

    Do
        'Calculate all values (price, delta, gamma, etc.) for Black-Scholes option
        BS_compute S, K, r, T, Q, Divs, nDiv, vol, IsCall, price, delta, gamma, vega, theta, rho
                    
        If ImplyVol Then
            'Calculate implied volatility using Newton-Raphson method
            
            'Update vol to level necessary to fit price assuming linear price-vol relationship
            d_sigma = (test_price - price) / (vega * 100# + 0.0001)
            
            'Limit permissable change to avoid shooting off to infinity
            If d_sigma &gt; 0.1 Then
                d_sigma = 0.1
            ElseIf d_sigma &lt; -0.1 Then
                d_sigma = -0.1
            End If
            vol = vol + d_sigma
            
            'Don't let vol get down to zero
            If vol &lt; 0.00001 Then
                vol = 0.00001
            End If
            Iteration = Iteration + 1
        End If
    Loop While ImplyVol And Abs(price - test_price) &gt; 0.000001 And Iteration &lt; 25

    If IsFut Then
        rho = -T * price * 0.01
    End If
    
    'Return requested value
    Select Case result
    Case 1
        Black_Scholes = delta
    Case 2
        Black_Scholes = gamma
    Case 3
        Black_Scholes = vega
    Case 4
        Black_Scholes = theta
    Case 5
        Black_Scholes = rho
    Case 6
        Black_Scholes = vol
    Case Else
        Black_Scholes = price
    End Select
    
End Function

Function TreeEquityOpt(S As Double, k As Double, r As Double, Q As Double, vol As Double, t As Double, IsCall As Long, IsFut As Long, _
            optional Divs_in As Variant, IsAmerican As Long, nsteps As Long, result As Long) As Double
    Dim vol_min As Double, dt As Double
    Dim p_rho As Double, p_vol As Double, delta_q As Double, d_vol As Double
    Dim Divs As Variant, nDiv As Long, xx() As Double
    Dim price As Double, delta As Double, gamma As Double, vega As Double, theta As Double, rho As Double
    Dim ImplyVol As Boolean, test_price As Double, Iteration As Long
    
'Calculate option price (or delta etc.) using a binomial tree.

'   S: value of underlying
'   K: option strike price
'   r: continuously compounded interest rate
'   Q: dividend yield
'   vol: volatility of underlying
'   T: life of option in years
'   IsCall: if TRUE a call; otherwise put
'   IsFut: if TRUE underlying is a futures price
'   Divs_in: array of discrete dividends, if any. Omitted if no discrete dividends
'   IsAmerican: if TRUE American-style option
'   nsteps: number of steps in the tree
'   result: 0-&gt;value; 1-&gt;delta; 2-&gt;gamma; 3-&gt;vega; 4-&gt;theta; 5-&gt;rho; 6-&gt;Imply vol

    If IsMissing(Divs_in) Then      'If not discrete divs set up fake dividend array
        ReDim xx(0 To 0, 0 To 1)
        xx(0, 0) = 0#
        xx(0, 1) = 0#
        Divs = xx()
        nDiv = 0                    '... and set number of dividends to zero
    Else                            'otherwise check input data and count number of dividends
        Divs = Divs_in
        Check_Input_Div_Data Divs, nDiv
    End If
    
    If IsFut Then       'If underlying is a future no discrete dividends are allowed and
        Q = r           '   dividend yield is set to interest rate
        nDiv = 0
    End If
    If nDiv &gt; 0 Then    'If we have discrete dividends the dividend yield is set to zero
        Q = 0#
    End If
    
    'Check the input data
    If K &lt;= 0 Then
        TreeEquityOpt = 0.
        Exit Function
    End If
    If T &lt;= 0 Then
        TreeEquityOpt = 0#
        Exit Function
    End If
    
    'Limit the size of the tree
    If nsteps &lt; 2 Then
        nsteps = 2
    End If
    If nsteps &gt; 500 Then
        nsteps = 500
    End If
    
    'If we are implying vol the value input as volatility is the price we are to fit
    If result = 6 Then
        ImplyVol = True
        test_price = vol
    Else
        ImplyVol = False
    End If
    
    dt = T / nsteps                         'Tree step size
    vol_min = (r - Q) * Sqr(dt) 			'Minimum possible volatility; lower volatility results in negative probabilities
    If vol_min &lt; 0.0025 Then
        vol_min = 0.0025
    End If
    If Not ImplyVol And vol &lt; vol_min Then
        vol = vol_min
    End If
    
    'If we are implying vol make sure result lies between minimum possible and 250%; otherwise return limiting value
    If ImplyVol Then
        vol = vol_min
        HW_TreeEquityOpt S, K, r, T, Q, Divs, nDiv, vol, nsteps, IsAmerican, IsCall, price, delta, gamma, theta
        If price &gt; test_price Then
            TreeEquityOpt = vol
            Exit Function
        End If
        vol = 2.5
        HW_TreeEquityOpt S, K, r, T, Q, Divs, nDiv, vol, nsteps, IsAmerican, IsCall, price, delta, gamma, theta
        If price &lt; test_price Then
            TreeEquityOpt = vol
            Exit Function
        End If
        vol = 0.1
        Iteration = 0
    End If
    
    'Calculate price an vega
    'If implying vol search using Newton-Raphson search
    Do
        HW_TreeEquityOpt S, K, r, T, Q, Divs, nDiv, vol + 0.01, nsteps, IsAmerican, IsCall, p_vol, delta, gamma, theta
        HW_TreeEquityOpt S, K, r, T, Q, Divs, nDiv, vol, nsteps, IsAmerican, IsCall, price, delta, gamma, theta
        vega = p_vol - price
        
        If ImplyVol Then
            'Update vol to level necessary to fit price assuming linear price-vol relationship
            d_vol = (test_price - price) / (vega * 100# + 0.0001)
            
            'Limit permissable change to avoid shooting off to infinity
            If d_vol &gt; 0.1 Then
                d_vol = 0.1
            ElseIf d_vol &lt; -0.1 Then
                d_vol = -0.1
            End If
            vol = vol + d_vol
            If vol &lt; vol_min Then       'Make sure the vol does not get too low...
                vol = vol_min
            End If
            Iteration = Iteration + 1
        End If
    Loop While ImplyVol And Abs(price - test_price) &gt; 0.000001 And Iteration &lt; 25
    
    HW_TreeEquityOpt S, K, r, T, Q, Divs, nDiv, vol, nsteps, IsAmerican, IsCall, price, delta, gamma, theta
    
    'To calculate rho for a futures the dividen yield must also be perturbed
    If IsFut Then
        delta_q = 0.01
    Else
        delta_q = 0#
    End If
    HW_TreeEquityOpt S, K, r + 0.01, T, Q + delta_q, Divs, nDiv, vol, nsteps, IsAmerican, IsCall, p_rho, d_vol, d_vol, d_vol
    rho = p_rho - price
    
    'Return requested value
    Select Case result
    Case 1
        TreeEquityOpt = delta
    Case 2
        TreeEquityOpt = gamma
    Case 3
        TreeEquityOpt = vega
    Case 4
        TreeEquityOpt = theta
    Case 5
        TreeEquityOpt = rho
    Case 6
        TreeEquityOpt = vol
    Case Else
        TreeEquityOpt = price
    End Select
    
End Function

Function BarrierOption(S As Double, k As Double, r As Double, Q As Double, vol As Double, t As Double, IsCall As Long, IsFut As Long, _
            h As Double, IsUp As Long, IsIn As Long, result As Long) As Double
            
    Dim p_delta_up As Double, p_delta_dn As Double, p_rho As Double, p_theta As Double, p_vega As Double, delta1 As Double, delta2 As Double
    Dim p_vol As Double, d_vol As Double, Iteration As Long
    Dim price, delta, gamma, vega, theta, rho
    Dim ImplyVol As Boolean, test_price As Double, opt_type As Long
    
'Calculate price (or delta etc.) of a barrier option

'   S: value of underlying
'   K: option strike price
'   r: continuously compounded interest rate
'   Q: dividend yield
'   vol: volatility of underlying
'   T: life of option in years
'   IsCall: if TRUE a call; otherwise put
'   IsFut: if TRUE underlying is a futures price
'   H: barrier level
'   IsUp: option is an up option; otherwise a down option
'   IsIn: option is an in option; otherwise an out option
'   result: 0-&gt;value; 1-&gt;delta; 2-&gt;gamma; 3-&gt;vega; 4-&gt;theta; 5-&gt;rho; 6-&gt;Imply vol

    If IsFut Then       'If underlying is a futures price dividend yield is set equal to interest rate
        Q = r
    End If
    
    'Check input data
    If T &lt;= 0 Then
        BarrierOption = 0#
        Exit Function
    End If
    If K &lt;= 0 Then
        BarrierOption = 0.
        Exit Function
    End If
    If h &lt;= 0 Then
        BarrierOption = 0.
        Exit Function
    End If
    If IsUp Then
        If IsIn Then
            opt_type = UpAndIn
        Else
            opt_type = UpAndOut
        End If
    Else
        If IsIn Then
            opt_type = DownAndIn
        Else
            opt_type = DownAndOut
        End If
    End If
    
    'If we are implying vol the value input as volatility is the price we are to fit
    If result = 6 Then
        ImplyVol = True
        test_price = vol
    Else
        ImplyVol = False
    End If
    
    'If implying vol search using Newton-Raphson search
    If ImplyVol Then
        vol = 0.1
        Do
            p_vol = barrier_compute(S, K, r, T, Q, h, vol + 0.01, opt_type, IsCall)
            price = barrier_compute(S, K, r, T, Q, h, vol, opt_type, IsCall)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End If
    
    'Calculate Greeks by perturbing parameters
    p_delta_up = barrier_compute(S * 1.0001, K, r, T, Q, h, vol, opt_type, IsCall)
    p_delta_dn = barrier_compute(S * 0.9999, K, r, T, Q, h, vol, opt_type, IsCall)
    
    'When calculating rho for a futures both r and Q must be perturbed
    If IsFut Then
        p_rho = barrier_compute(S, K, r + 0.01, T, Q + 0.01, h, vol, opt_type, IsCall)
    Else
        p_rho = barrier_compute(S, K, r + 0.01, T, Q, h, vol, opt_type, IsCall)
    End If
    
    p_theta = barrier_compute(S, K, r, T - 0.5 / 365#, Q, h, vol, opt_type, IsCall)
    p_vega = barrier_compute(S, K, r, T, Q, h, vol + 0.01, opt_type, IsCall)
    price = barrier_compute(S, K, r, T, Q, h, vol, opt_type, IsCall)
    
    rho = p_rho - price
    theta = 2# * (p_theta - price)
    vega = p_vega - price
    delta1 = (p_delta_up - price) / (0.0001 * S)
    delta2 = (price - p_delta_dn) / (0.0001 * S)
    delta = 0.5 * (delta1 + delta2)
    gamma = (delta1 - delta2) / (0.0001 * S)
    
    'Return requested value
    Select Case result
    Case 1
        BarrierOption = delta
    Case 2
        BarrierOption = gamma
    Case 3
        BarrierOption = vega
    Case 4
        BarrierOption = theta
    Case 5
        BarrierOption = rho
    Case 6
        BarrierOption = vol
    Case Else
        BarrierOption = price
    End Select
    
End Function

Function CompoundOption(S As Double, K1 As Double, r As Double, Q As Double, vol As Double, t1 As Double, IsCall As Long, IsFut As Long, _
            K2 As Double, t2 As Double, IsOptionOnCall As Long, result As Long) As Double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ImplyVol As Boolean, test_price As Double, opt_type As Long
'Calculate price (or delta etc.) of a compound option

'   S: value of underlying
'   K1: strike price of option on option
'   r: continuously compounded interest rate
'   Q: dividend yield
'   vol: volatility of underlying
'   T1: life of option on option in years
'   IsCall: if TRUE option on option is a call; otherwise put
'   IsFut: if TRUE underlying is a futures price
'   K2: strike price of underlying option
'   T2: Life of underlying option; T2&gt;T1
'   IsOptionOnCall: TRUE -&gt; underlying option is a call; otherwise underlying option is a put
'   result: 0-&gt;value; 1-&gt;delta; 2-&gt;gamma; 3-&gt;vega; 4-&gt;theta; 5-&gt;rho; 6-&gt;Imply vol

    If IsFut Then       'If underlying is a futures price dividend yield is set equal to interest rate
        Q = r
    End If
    
    'Check input data
    If t1 &lt;= 0 Then
        CompoundOption = 0
        Exit Function
    End If
    If K1 &lt;= 0 Then
        CompoundOption = 0.
        Exit Function
    End If
    If t2 &lt;= t1 Then
        CompoundOption = 0
        Exit Function
    End If
    If K2 &lt;= 0 Then
        CompoundOption = 0.
        Exit Function
    End If
    If IsOptionOnCall Then
        opt_type = OptionOnCall
    Else
        opt_type = OptionOnPut
    End If
    
    'If we are implying vol the value input as volatility is the price we are to fit
    If result = 6 Then
        ImplyVol = True
        test_price = vol
    Else
        ImplyVol = False
    End If
    
    'If implying vol search using Newton-Raphson search
    If ImplyVol Then
        vol = 0.1
        Iteration = 0
        Do
            p_vol = Compound_Compute(S, K1, K2, r, Q, vol + 0.01, t1, t2, opt_type, IsCall)
            price = Compound_Compute(S, K1, K2, r, Q, vol, t1, t2, opt_type, IsCall)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End If
    
    'Calculate Greeks by perturbing parameters
    p_delta_up = Compound_Compute(S * 1.0001, K1, K2, r, Q, vol, t1, t2, opt_type, IsCall)
    p_delta_dn = Compound_Compute(S * 0.9999, K1, K2, r, Q, vol, t1, t2, opt_type, IsCall)
    
    'When calculating rho for a futures both r and Q must be perturbed
    If IsFut Then
        p_rho = Compound_Compute(S, K1, K2, r + 0.01, Q + 0.01, vol, t1, t2, opt_type, IsCall)
    Else
        p_rho = Compound_Compute(S, K1, K2, r + 0.01, Q, vol, t1, t2, opt_type, IsCall)
    End If
    
    p_theta = Compound_Compute(S, K1, K2, r, Q, vol, t1 - 0.5 / 365#, t2 - 0.5 / 365#, opt_type, IsCall)
    p_vega = Compound_Compute(S, K1, K2, r, Q, vol + 0.01, t1, t2, opt_type, IsCall)
    price = Compound_Compute(S, K1, K2, r, Q, vol, t1, t2, opt_type, IsCall)
    
    rho = p_rho - price
    theta = 2# * (p_theta - price)
    vega = p_vega - price
    delta1 = (p_delta_up - price) / (0.0001 * S)
    delta2 = (price - p_delta_dn) / (0.0001 * S)
    delta = 0.5 * (delta1 + delta2)
    gamma = (delta1 - delta2) / (0.0001 * S)
    
    'Return requested value
    Select Case result
    Case 1
        CompoundOption = delta
    Case 2
        CompoundOption = gamma
    Case 3
        CompoundOption = vega
    Case 4
        CompoundOption = theta
    Case 5
        CompoundOption = rho
    Case 6
        CompoundOption = vol
    Case Else
        CompoundOption = price
    End Select
    
End Function

Function LookbackOption(S As Double, r As Double, Q As Double, vol As Double, t As Double, IsCall As Long, IsFut As Long, _
        IsFixedLookback As Long, smax As Double, smin As Double, k As Double, result As Long) As Double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price_adj As Double, delta_adj As Double, rho_adj As Double, theta_adj As Double
    Dim ImplyVol As Boolean, test_price As Double
    
'Calculate price (or delta etc.) of a lookback option

'   S: value of underlying
'   r: continuously compounded interest rate
'   Q: dividend yield
'   vol: volatility of underlying
'   T: life of option on option in years
'   IsCall: if TRUE option on option is a call; otherwise put
'   IsFut: if TRUE underlying is a futures price
'   IsFixedLookback: TRUE-&gt; fixed lookback; otherwise floating
'   Smax: Maximum value of S observed to date
'   Smin: Minimum value of S observed to date
'   K: Strike price for fixed lookback option
'   result: 0-&gt;value; 1-&gt;delta; 2-&gt;gamma; 3-&gt;vega; 4-&gt;theta; 5-&gt;rho; 6-&gt;Imply vol

    If IsFut Then       'If underlying is a futures price dividend yield is set equal to interest rate
        Q = r
    End If
    
    'Check input data
    If T &lt;= 0 Then
        LookbackOption = 0
        Exit Function
    End If
    If smax &lt;= 0 Then
        LookbackOption = 0.
        Exit Function
    End If
    If smax &lt; S Then
        smax = S
    End If
    If smin &lt;= 0 Then
        LookbackOption = 0.
        Exit Function
    End If
    If smin &gt; S Then
        smin = S
    End If
    If smin &gt; smax Then
        LookbackOption = 0.
        Exit Function
    End If
    
    'Calculate adjustment factors for fixed lookback options
    If IsFixedLookback Then
        If K &lt;= 0# Then
            LookbackOption = 0.
            Exit Function
        End If
        If IsCall Then
            If smax &lt; K Then
                smax = K
            End If
            price_adj = S * Exp(-Q * T) - K * Exp(-r * T)
            delta_adj = Exp(-Q * T)
            theta_adj = 2# * (S * Exp(-Q * (T - 0.5 / 365#)) - K * Exp(-r * (T - 0.5 / 365#)) - price_adj)
            rho_adj = S * Exp(-Q * T) - K * Exp(-(r + 0.01) * T) - price_adj
        Else
            If smin &gt; K Then
                smin = K
            End If
            price_adj = -S * Exp(-Q * T) + K * Exp(-r * T)
            delta_adj = -Exp(-Q * T)
            theta_adj = 2# * (-S * Exp(-Q * (T - 0.5 / 365#)) + K * Exp(-r * (T - 0.5 / 365#)) - price_adj)
            rho_adj = -S * Exp(-Q * T) + K * Exp(-(r + 0.01) * T) - price_adj
        End If
        IsCall = Not IsCall
    Else
        price_adj = 0#
        delta_adj = 0#
        theta_adj = 0#
        rho_adj = 0#
    End If
    
    'If we are implying vol the value input as volatility is the price we are to fit
    If result = 6 Then
        ImplyVol = True
        test_price = vol
    Else
        ImplyVol = False
    End If
    
    'Calculate implied volatility using Newton-Raphson method
    If ImplyVol Then
        vol = 0.1
        Iteration = 0
        Do
            p_vol = lookback_compute(S, r, Q, vol + 0.01, T, smax, smin, IsCall)
            price = lookback_compute(S, r, Q, vol, T, smax, smin, IsCall)
            vega = p_vol - price
            
            'Update vol to level necessary to fit price assuming linear price-vol relationship
            d_vol = (test_price - price - price_adj)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price_adj - test_price) &gt; 0.000001 And Iteration &lt; 25
    End If
    
    'Calculate Greeks by perturbing parameters
    p_delta_up = lookback_compute(S * 1.0001, r, Q, vol, T, smax, smin, IsCall)
    p_delta_dn = lookback_compute(S * 0.9999, r, Q, vol, T, smax, smin, IsCall)
    
    'When calculating rho for a futures both r and Q must be perturbed
    If IsFut Then
        p_rho = lookback_compute(S, r + 0.01, Q + 0.01, vol, T, smax, smin, IsCall)
    Else
        p_rho = lookback_compute(S, r + 0.01, Q, vol, T, smax, smin, IsCall)
    End If
    
    p_theta = lookback_compute(S, r, Q, vol, T - 0.5 / 365#, smax, smin, IsCall)
    p_vega = lookback_compute(S, r, Q, vol + 0.01, T, smax, smin, IsCall)
    price = lookback_compute(S, r, Q, vol, T, smax, smin, IsCall)
    
    rho = p_rho - price + rho_adj
    theta = 2# * (p_theta - price) + theta_adj
    vega = p_vega - price
    delta1 = (p_delta_up - price) / (0.0001 * S)
    delta2 = (price - p_delta_dn) / (0.0001 * S)
    delta = 0.5 * (delta1 + delta2) + delta_adj
    gamma = (delta1 - delta2) / (0.0001 * S)
    
    price = price + price_adj
    
    'Return requested value
    Select Case result
    Case 1
        LookbackOption = delta
    Case 2
        LookbackOption = gamma
    Case 3
        LookbackOption = vega
    Case 4
        LookbackOption = theta
    Case 5
        LookbackOption = rho
    Case 6
        LookbackOption = vol
    Case Else
        LookbackOption = price
    End Select
    
End Function

Function AverageOption(S As Double, k As Double, r As Double, Q As Double, vol As Double, t As Double, IsCall As Long, _
            IsFut As Long, CurrAve As Double, TimeSoFar As Double, result As Long) As Double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ImplyVol As Boolean, test_price As Double
    
'Calculate price (or delta etc.) of an average option

'   S: value of underlying
'   K: Strike price
'   r: continuously compounded interest rate
'   Q: dividend yield
'   vol: volatility of underlying
'   T: life of option on option in years
'   IsCall: if TRUE option on option is a call; otherwise put
'   IsFut: if TRUE underlying is a futures price
'   currAve: average up to current time
'   TimeSoFar: Lenght of time in years over which current average has been calculated
'   result: 0-&gt;value; 1-&gt;delta; 2-&gt;gamma; 3-&gt;vega; 4-&gt;theta; 5-&gt;rho; 6-&gt;Imply vol

    If IsFut Then       'If underlying is a futures price dividend yield is set equal to interest rate
        Q = r
    End If
    
    'Check input data
    If T &lt;= 0 Then
        AverageOption = 0
        Exit Function
    End If
    If K &lt; 0 Then
        AverageOption = 0.
        Exit Function
    End If
    If TimeSoFar &lt; 0 Then
        AverageOption = 0.
        Exit Function
    End If
    If CurrAve &lt; 0 Then
        AverageOption = 0.
        Exit Function
    End If
    
    'If we are implying vol the value input as volatility is the price we are to fit
    If result = 6 Then
        ImplyVol = True
        test_price = vol
    Else
        ImplyVol = False
    End If
    
    'Calculate implied volatility using Newton-Raphson method
    If ImplyVol Then
        vol = 0.1
        Iteration = 0
        Do
            p_vol = avgopt_compute(S, K, r, Q, vol + 0.01, T, CurrAve, TimeSoFar, IsCall)
            price = avgopt_compute(S, K, r, Q, vol, T, CurrAve, TimeSoFar, IsCall)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End If
    
    'Calculate Greeks by perturbing parameters
    p_delta_up = avgopt_compute(S * 1.0001, K, r, Q, vol, T, CurrAve, TimeSoFar, IsCall)
    p_delta_dn = avgopt_compute(S * 0.9999, K, r, Q, vol, T, CurrAve, TimeSoFar, IsCall)
    
    'When calculating rho for a futures both r and Q must be perturbed
    If IsFut Then
        p_rho = avgopt_compute(S, K, r + 0.01, Q + 0.01, vol, T, CurrAve, TimeSoFar, IsCall)
    Else
        p_rho = avgopt_compute(S, K, r + 0.01, Q, vol, T, CurrAve, TimeSoFar, IsCall)
    End If
    
    p_theta = avgopt_compute(S, K, r, Q, vol, T - 0.5 / 365#, CurrAve, TimeSoFar, IsCall)
    p_vega = avgopt_compute(S, K, r, Q, vol + 0.01, T, CurrAve, TimeSoFar, IsCall)
    price = avgopt_compute(S, K, r, Q, vol, T, CurrAve, TimeSoFar, IsCall)
    
    rho = p_rho - price
    theta = 2# * (p_theta - price)
    vega = p_vega - price
    delta1 = (p_delta_up - price) / (0.0001 * S)
    delta2 = (price - p_delta_dn) / (0.0001 * S)
    delta = 0.5 * (delta1 + delta2)
    gamma = (delta1 - delta2) / (0.0001 * S)
    
    'Return requested value
    Select Case result
    Case 1
        AverageOption = delta
    Case 2
        AverageOption = gamma
    Case 3
        AverageOption = vega
    Case 4
        AverageOption = theta
    Case 5
        AverageOption = rho
    Case 6
        AverageOption = vol
    Case Else
        AverageOption = price
    End Select
    
End Function

Function BinaryOption(S As Double, k As Double, r As Double, Q As Double, vol As Double, t As Double, IsCall As Long, _
            IsFut As Long, optional Divs_in As Variant, IsCash As Long, result As Long) As Double
    Dim cash As Double, t_Div As Double, Divs As Variant, nDiv As Long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temp As Variant, ImplyVol As Boolean, test_price As Double, opt_type As Long
    
'Calculate price (or delta etc.) of a binary option

'   S: value of underlying
'   K: Strike price
'   r: continuously compounded interest rate
'   Q: dividend yield
'   vol: volatility of underlying
'   T: life of option on option in years
'   IsCall: if TRUE option on option is a call; otherwise put
'   IsFut: if TRUE underlying is a futures price
'   Divs_in: array of discrete dividends, if any. Omitted if no discrete dividends
'   IsCash: TRUE -&gt; cash or nothing option; otherwise asset or nothing option
'   result: 0-&gt;value; 1-&gt;delta; 2-&gt;gamma; 3-&gt;vega; 4-&gt;theta; 5-&gt;rho; 6-&gt;Imply vol

    If IsMissing(Divs_in) Then      'If not discrete divs set up fake dividend array
        ReDim xx(0 To 0, 0 To 1)
        xx(0, 0) = 0#
        xx(0, 1) = 0#
        Divs = xx()
        nDiv = 0                    '... and set number of dividends to zero
    Else                            'otherwise check input data and count number of dividends
        Divs = Divs_in
        Check_Input_Div_Data Divs, nDiv
    End If
    
    If IsFut Then       'If underlying is a future no discrete dividends are allowed and
        Q = r           '   dividend yield is set to interest rate
        nDiv = 0
    End If
    If nDiv &gt; 0 Then    'If we have discrete dividends the dividend yield is set to zero
        Q = 0#
    End If
    
    'Check input data
    If T &lt;= 0 Then
        BinaryOption = 0
        Exit Function
    End If
    If K &lt; 0 Then
        BinaryOption = 0.
        Exit Function
    End If
    If IsCash Then
        opt_type = CashOrNothing
        cash = 1#
    Else
        opt_type = AssetOrNothing
        cash = 0
    End If
    
    'If we are implying vol the value input as volatility is the price we are to fit
    If result = 6 Then
        ImplyVol = True
        test_price = vol
    Else
        ImplyVol = False
    End If
    
    'Calculate implied volatility using Newton-Raphson method
    If ImplyVol Then
        vol = 0.1
        Iteration = 0
        Do
            p_vol = binary_compute(S, K, r, Q, Divs, nDiv, vol + 0.01, T, cash, opt_type, IsCall)
            price = binary_compute(S, K, r, Q, Divs, nDiv, vol, T, cash, opt_type, IsCall)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atility get down to zero
            If vol &lt; 0.00001 Then
                vol = 0.00001
            End If
            Iteration = Iteration + 1
        Loop While Abs(price - test_price) &gt; 0.000001 And Iteration &lt; 25
    End If
    
    'Calculate Greeks by perturbing parameters
    p_delta_up = binary_compute(S * 1.0001, K, r, Q, Divs, nDiv, vol, T, cash, opt_type, IsCall)
    p_delta_dn = binary_compute(S * 0.9999, K, r, Q, Divs, nDiv, vol, T, cash, opt_type, IsCall)
    
    'When calculating rho for a futures both r and Q must be perturbed
    If IsFut Then
        p_rho = binary_compute(S, K, r + 0.01, Q + 0.01, Divs, nDiv, vol, T, cash, opt_type, IsCall)
    Else
        p_rho = binary_compute(S, K, r + 0.01, Q, Divs, nDiv, vol, T, cash, opt_type, IsCall)
    End If
    
    p_theta = binary_compute(S, K, r, Q, Divs, nDiv, vol, T - 0.5 / 365#, cash, opt_type, IsCall)
    p_vega = binary_compute(S, K, r, Q, Divs, nDiv, vol + 0.01, T, cash, opt_type, IsCall)
    
    price = binary_compute(S, K, r, Q, Divs, nDiv, vol, T, cash, opt_type, IsCall)
    rho = p_rho - price
    theta = 2# * (p_theta - price)
    vega = p_vega - price
    delta1 = (p_delta_up - price) / (0.0001 * S)
    delta2 = (price - p_delta_dn) / (0.0001 * S)
    delta = 0.5 * (delta1 + delta2)
    gamma = (delta1 - delta2) / (0.0001 * S)
    
    'Return requested result
    Select Case result
    Case 1
        BinaryOption = delta
    Case 2
        BinaryOption = gamma
    Case 3
        BinaryOption = vega
    Case 4
        BinaryOption = theta
    Case 5
        BinaryOption = rho
    Case 6
        BinaryOption = vol
    Case Else
        BinaryOption = price
    End Select
    
End Function

Function ChooserOption(S As Double, k As Double, r As Double, Q As Double, vol As Double, t As Double, IsFut As Long, TimeToChoice As Double, result As Long) As Double
    Dim p_delta_up As Double, p_delta_dn As Double, p_rho As Double, p_theta As Double, p_vega As Double, delta1 As Double, delta2 As Double
    Dim p_vol As Double, d_vol As Double, Iteration As Long
    Dim price As Double, delta As Double, gamma As Double, vega As Double, theta As Double, rho As Double
    Dim ImplyVol As Boolean, test_price As Double
    
'Calculate price (or delta etc.) of a chooser option

'   S: value of underlying
'   K: Strike price
'   r: continuously compounded interest rate
'   Q: dividend yield
'   vol: volatility of underlying
'   T: life of option on option in years
'   IsFut: if TRUE underlying is a futures price
'   TimeToChoice: time until choice must be made TimeToChoice&lt;T
'   result: 0-&gt;value; 1-&gt;delta; 2-&gt;gamma; 3-&gt;vega; 4-&gt;theta; 5-&gt;rho; 6-&gt;Imply vol

    If IsFut Then       'If underlying is a futures price dividend yield is set equal to interest rate
        Q = r
    End If
    
    'Check input data
    If TimeToChoice &lt;= 0 Then
        ChooserOption = 0
        Exit Function
    ElseIf TimeToChoice &gt; T Then
        ChooserOption = 0
        Exit Function
    End If
    If K &lt; 0 Then
        ChooserOption = 0.
        Exit Function
    End If
    
    'If we are implying vol the value input as volatility is the price we are to fit
    If result = 6 Then
        ImplyVol = True
        test_price = vol
    Else
        ImplyVol = False
    End If
    
    'Calculate implied volatility using Newton-Raphson method
    If ImplyVol Then
        vol = 0.1
        Iteration = 0
        Do
            p_vol = chooser_compute(S, K, r, Q, vol + 0.01, T, TimeToChoice)
            price = chooser_compute(S, K, r, Q, vol, T, TimeToChoice)
            vega = p_vol - price
            
            'Update vol to level necessary to fit price assuming linear price-vol relationship
            d_vol = (test_price - price) / (vega * 100# + 0.0001)
            
            'Limit permissable change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End If
    
    'Calculate Greeks by perturbing parameters
    p_delta_up = chooser_compute(S * 1.0001, K, r, Q, vol, T, TimeToChoice)
    p_delta_dn = chooser_compute(S * 0.9999, K, r, Q, vol, T, TimeToChoice)
    
    'When calculating rho for a futures both r and Q must be perturbed
    If IsFut Then
        p_rho = chooser_compute(S, K, r + 0.01, Q + 0.01, vol, T, TimeToChoice)
    Else
        p_rho = chooser_compute(S, K, r + 0.01, Q, vol, T, TimeToChoice)
    End If
    
    p_theta = chooser_compute(S, K, r, Q, vol, T - 0.5 / 365#, TimeToChoice - 0.5 / 365#)
    p_vega = chooser_compute(S, K, r, Q, vol + 0.01, T, TimeToChoice)
    
    price = chooser_compute(S, K, r, Q, vol, T, TimeToChoice)
    rho = p_rho - price
    theta = 2# * (p_theta - price)
    vega = p_vega - price
    delta1 = (p_delta_up - price) / (0.0001 * S)
    delta2 = (price - p_delta_dn) / (0.0001 * S)
    delta = 0.5 * (delta1 + delta2)
    gamma = (delta1 - delta2) / (0.0001 * S)
    
    'Return requested value
    Select Case result
    Case 1
        ChooserOption = delta
    Case 2
        ChooserOption = gamma
    Case 3
        ChooserOption = vega
    Case 4
        ChooserOption = theta
    Case 5
        ChooserOption = rho
    Case 6
        ChooserOption = vol
    Case Else
        ChooserOption = price
    End Select
    
End Function


</script:module>
</file>

<file path=Basic/Standard/Swaps.xml><?xml version="1.0" encoding="utf-8"?>
<!DOCTYPE module  PUBLIC '-//OpenOffice.org//DTD OfficeDocument 1.0//EN'  'module.dtd'>
<script:module xmlns:script="http://openoffice.org/2000/script" script:name="Swaps" script:language="StarBasic">Option Explicit

Function BlackCap(Starts As Double, Ends As Double, CapRate As Double, L As Double, Frequ As Long, _
            vol As Double, IsCap As Long, Zeros As Variant, result As Long) As Double

    Dim i As Long, ndata As Long, p_up As Double, p_dn As Double, d_vol As Double, Iteration As Long
    Dim price As Double, delta As Double, gamma As Double, vega As Double
    Dim ImplyVol As Boolean, test_price As Double, TS_data As Variant

'Calculate price of an interest-rate cap using Black's model

'   Starts: Time in years until cap starts
'   Ends: Time in years until cap ends
'   CapRate: cap rate as a decimal, i.e., 0.06
'   L: Cap principal
'   Frequ: cap payment frequency per year, 1, 2, 4 or 12
'   vol: forward rate volatility as a decimal, i.e., 0.18
'   IsCap: TRUE -&gt; cap; otherwise floor
'   Zeros: the term structure array used for valuation
'   result: 0-&gt;value; 1-&gt;delta; 2-&gt;gamma; 3-&gt;vega; 4-&gt;Imply vol

    'Check term structure data
    TS_data = Zeros
    If Check_Input_TS_Data(TS_data) Then
        BlackCap = 0
        Exit Function
    End If

    'If we are implying vol the value input as volatility is the price we are to fit
    If result = 4 Then
        ImplyVol = True
        test_price = vol
    Else
        ImplyVol = False
    End If

    'Limit volatility to a reasonable range
    If vol &lt;= 0# Then
        vol = 0.0001
    End If
    If vol &gt; 0.5 Then
        vol = 0.5
    End If

    'If implying vol search using Newton-Raphson search
    If ImplyVol Then
        vol = 0.1
        Do
            p_up = BlackCapOption(Starts, Ends, CapRate, L, Frequ, vol + 0.01, IsCap, TS_data)
            price = BlackCapOption(Starts, Ends, CapRate, L, Frequ, vol, IsCap, TS_data)
            vega = p_up - price
            
            'Update vol to level necessary to fit price assuming linear price-vol relationship
            d_vol = (test_price - price) / (vega * 100# + 0.0001)
            
            'Limit volatility changes to avoid shooting off to infinity
            If d_vol &gt; 0.1 Then
                d_vol = 0.1
            ElseIf d_vol &lt; -0.1 Then
                d_vol = -0.1
            End If
            vol = vol + d_vol
            
            'Don't let vol get down to zero
            If vol &lt; 0.00001 Then
                vol = 0.00001
            End If
            Iteration = Iteration + 1
        Loop While Abs(price - test_price) &gt; 0.000001 And Iteration &lt; 25
        BlackCap = vol
        Exit Function
    End If

    price = BlackCapOption(Starts, Ends, CapRate, L, Frequ, vol, IsCap, TS_data)

    If result &lt; 1 Or result &gt; 4 Then    'return price unless delta, gamma or vega is requested
        BlackCap = price
        Exit Function
    End If

    If result = 3 Then					'return vega
        vega = BlackCapOption(Starts, Ends, CapRate, L, Frequ, vol + 0.01, IsCap, TS_data)
        BlackCap = vega - price
        Exit Function
    End If

    'Shift term-structure up by 1 basis point
    ndata = UBound(TS_data, 1)
    For i = 0 To ndata
        TS_data(i, 1) = TS_data(i, 1) + 0.0001
    Next i
    'calculate up price
    p_up = BlackCapOption(Starts, Ends, CapRate, L, Frequ, vol, IsCap, TS_data)
    
    
    'Shift term-structure down by 1 basis point
    For i = 0 To ndata
        TS_data(i, 1) = TS_data(i, 1) - 0.0002
    Next i
    'calculate up price
    p_dn = BlackCapOption(Starts, Ends, CapRate, L, Frequ, vol, IsCap, TS_data)
    
    delta = 0.5 * (p_up - p_dn)
    gamma = (p_up + p_dn - 2# * price) * 100#

    Select Case result
    Case 2
        BlackCap = gamma
    Case Else
        BlackCap = delta
    End Select

End Function

Function BlackSwapOpt(Starts As Double, Ends As Double, SwapRate As Double, L As Double, Frequ As Long, _
            vol As Double, IsPayFix As Long, Zeros As Variant, result As Long) As Double

    Dim i As Long, ndata As Long, p_up As Double, p_dn As Double, d_vol As Double, Iteration As Long
    Dim price As Double, delta As Double, gamma As Double, vega As Double
    Dim ImplyVol As Boolean, test_price As Double, TS_data As Variant

'Calculate price of an interest-rate swap using Black's model

'   Starts: Time in years until swap starts
'   Ends: Time in years until swap ends
'   SwapRate: swap rate as a decimal, i.e., 0.06
'   L: Swap principal
'   Frequ: swap payment frequency per year, 1, 2, 4 or 12
'   vol: forward swap rate volatility as a decimal, i.e., 0.18
'   IsPayFix: TRUE -&gt; option to enter into a swap in which we pay fixed; otherwise we receive fixed
'   Zeros: the term structure array used for valuation
'   result: 0-&gt;value; 1-&gt;delta; 2-&gt;gamma; 3-&gt;vega; 4-&gt;Imply vol

    'Check term structure data
    TS_data = Zeros
    If Check_Input_TS_Data(TS_data) Then
        BlackSwapOpt = (0)
        Exit Function
    End If

    'If we are implying vol the value input as volatility is the price we are to fit
    If result = 4 Then
        ImplyVol = True
        test_price = vol
    Else
        ImplyVol = False
    End If

    'Limit volatility to a reasonable range of values
    If vol &lt;= 0# Then
        vol = 0.0001
    End If
    If vol &gt; 0.5 Then
        vol = 0.5
    End If

    'If implying vol search using Newton-Raphson search
    If ImplyVol Then
        vol = 0.1
        Do
            p_up = BlackSwapOption(Starts, Ends, SwapRate, L, Frequ, vol + 0.01, IsPayFix, TS_data)
            price = BlackSwapOption(Starts, Ends, SwapRate, L, Frequ, vol, IsPayFix, TS_data)
            vega = p_up - price
            
            'Update vol to level necessary to fit price assuming linear price-vol relationship
            d_vol = (test_price - price) / (vega * 100# + 0.0001)
            
            'Limit volatility changes to avoid shooting off to infinity
            If d_vol &gt; 0.1 Then
                d_vol = 0.1
            ElseIf d_vol &lt; -0.1 Then
                d_vol = -0.1
            End If
            vol = vol + d_vol
            
            'Don't let volatility get down to zero
            If vol &lt; 0.00001 Then
                vol = 0.00001
            End If
            Iteration = Iteration + 1
        Loop While Abs(price - test_price) &gt; 0.000001 And Iteration &lt; 25
        BlackSwapOpt = vol
        Exit Function
    End If
    
    price = BlackSwapOption(Starts, Ends, SwapRate, L, Frequ, vol, IsPayFix, TS_data)
    If result &lt; 1 Or result &gt; 4 Then    'return price unless delta, gamma or vega is requested
        BlackSwapOpt = price
        Exit Function
    End If

    If result = 3 Then                  'return vega
        vega = BlackSwapOption(Starts, Ends, SwapRate, L, Frequ, vol + 0.01, IsPayFix, TS_data)
        BlackSwapOpt = vega - price
        Exit Function
    End If

    'Shift term structure up by 1 basis point
    ndata = UBound(TS_data, 1)
    For i = 0 To ndata
        TS_data(i, 1) = TS_data(i, 1) + 0.0001
    Next i
    'Calculate up price
    p_up = BlackSwapOption(Starts, Ends, SwapRate, L, Frequ, vol, IsPayFix, TS_data)

    'Shift term structure down by 1 basis point
    For i = 0 To ndata
        TS_data(i, 1) = TS_data(i, 1) - 0.0002
    Next i
    'Calculate down price
    p_dn = BlackSwapOption(Starts, Ends, SwapRate, L, Frequ, vol, IsPayFix, TS_data)
    
    
    delta = 0.5 * (p_up - p_dn)
    gamma = (p_up + p_dn - 2# * price) * 100#

    Select Case result
    Case 2
        BlackSwapOpt = gamma
    Case Else
        BlackSwapOpt = delta
    End Select

End Function

Function HullWhiteCap(Starts As Double, Ends As Double, CapRate As Double, L As Double, Frequ As Long, _
            sigma As Double, a As Double, IsCap As Long, Zeros As Variant, result As Long) As Double

    Dim i As Long, ndata As Long, p_up As Double, p_dn As Double, d_sigma As Double, Iteration As Long
    Dim price As Double, delta As Double, gamma As Double, vega As Double, TS_data As Variant
    Dim ImplyVol As Boolean, test_price As Double

'Calculate price of an interest-rate cap using Hull-White analytic model

'   Starts: Time in years until cap starts
'   Ends: Time in years until cap ends
'   CapRate: cap rate as a decimal, i.e., 0.06
'   L: Cap principal
'   Frequ: cap payment frequency per year, 1, 2, 4 or 12
'   sigma: short rate sigma as a decimal, i.e., 0.011
'   a: short rate reversion rate, i.e. 0.05
'   IsCap: TRUE -&gt; cap; otherwise floor
'   Zeros: the term structure array used for valuation
'   result: 0-&gt;value; 1-&gt;delta; 2-&gt;gamma; 3-&gt;vega; 4-&gt;Imply vol

    'Check term structure data
    TS_data = Zeros
    If Check_Input_TS_Data(TS_data) Then
        HullWhiteCap = (0)
        Exit Function
    End If

    'If we are implying vol the value input as volatility is the price we are to fit
    If result = 4 Then
        ImplyVol = True
        test_price = sigma
    Else
        ImplyVol = False
    End If

    'Limit volatility parameters to a reasonable range of values
    If sigma &lt;= 0# Then
        sigma = 0.0001
    End If
    If sigma &gt; 0.05 Then
        sigma = 0.05
    End If
    If a &lt; 0# Then
        a = 0#
    End If
    If a &gt; 1# Then
        a = 1#
    End If

    'If implying vol search using Newton-Raphson search
    If ImplyVol Then
        sigma = 0.01
        Do
            p_up = HW_Analytic_Cap(Starts, Ends, CapRate, L, Frequ, sigma + 0.001, a, IsCap, TS_data)
            price = HW_Analytic_Cap(Starts, Ends, CapRate, L, Frequ, sigma, a, IsCap, TS_data)
            vega = p_up - price
            
            'Update vol to level necessary to fit price assuming linear price-vol relationship
            d_sigma = (test_price - price) / (vega * 1000# + 0.0001)
            
            'Limit volatility changes to avoid shooting off to infinity
            If d_sigma &gt; 0.01 Then
                d_sigma = 0.01
            ElseIf d_sigma &lt; -0.01 Then
                d_sigma = -0.01
            End If
            sigma = sigma + d_sigma
            
            'Don't let sigma get down to zero
            If sigma &lt; 0.00001 Then
                sigma = 0.00001
            End If
            Iteration = Iteration + 1
        Loop While Abs(price - test_price) &gt; 0.000001 And Iteration &lt; 25
        HullWhiteCap = sigma
        Exit Function
    End If
    
    price = HW_Analytic_Cap(Starts, Ends, CapRate, L, Frequ, sigma, a, IsCap, TS_data)
    If result &lt; 1 Or result &gt; 4 Then    'return price unless delta, gamma or vega is requested
        HullWhiteCap = price
        Exit Function
    End If

    If result = 3 Then                  'return vega
        vega = HW_Analytic_Cap(Starts, Ends, CapRate, L, Frequ, sigma + 0.01, a, IsCap, TS_data)
        HullWhiteCap = vega - price
        Exit Function
    End If

    'Shift term structure up by 1 basis point
    ndata = UBound(TS_data, 1)
    For i = 0 To ndata
        TS_data(i, 1) = TS_data(i, 1) + 0.0001
    Next i
    'Calculate up price
    p_up = HW_Analytic_Cap(Starts, Ends, CapRate, L, Frequ, sigma, a, IsCap, TS_data)
    
    'Shift term structure down by 1 basis point
    For i = 0 To ndata
        TS_data(i, 1) = TS_data(i, 1) - 0.0002
    Next i
    'Calculate up price
    p_dn = HW_Analytic_Cap(Starts, Ends, CapRate, L, Frequ, sigma, a, IsCap, TS_data)
    
    delta = 0.5 * (p_up - p_dn)
    gamma = (p_up + p_dn - 2# * price) * 100#

    Select Case result
    Case 2
        HullWhiteCap = gamma
    Case Else
        HullWhiteCap = delta
    End Select

End Function

Function HullWhiteSwapOpt(Starts As Double, Ends As Double, SwapRate As Double, L As Double, Frequ As Long, _
            sigma As Double, a As Double, IsPayFix As Long, Zeros As Variant, result As Long) As Double

    Dim i As Long, ndata As Long, p_up As Double, p_dn As Double, d_sigma As Double, Iteration As Long
    Dim sig0 As Double, dsig As Double, sig_lim As Double
    Dim price As Double, delta As Double, gamma As Double, vega As Double
    Dim ImplyVol As Boolean, test_price As Double, TS_data As Variant

'Calculate price of an interest-rate swap using Hull-White analytic model

'   Starts: Time in years until swap starts
'   Ends: Time in years until swap ends
'   SwapRate: swap rate as a decimal, i.e., 0.06
'   L: Swap principal
'   Frequ: swap payment frequency per year, 1, 2, 4 or 12
'   sigma: short rate sigma as a decimal, i.e., 0.011
'   a: short rate reversion rate, i.e. 0.05
'   IsPayFix: TRUE -&gt; option to enter into a swap in which we pay fixed; otherwise we receive fixed
'   Zeros: the term structure array used for valuation
'   result: 0-&gt;value; 1-&gt;delta; 2-&gt;gamma; 3-&gt;vega; 4-&gt;Imply vol

    'Check term structure data
    TS_data = Zeros
    If Check_Input_TS_Data(TS_data) Then
        HullWhiteSwapOpt = (0)
        Exit Function
    End If

    'If we are implying vol the value input as volatility is the price we are to fit
    If result = 4 Then
        ImplyVol = True
        test_price = sigma
    Else
        ImplyVol = False
    End If

    'Limit volatility parameters to a reasonable range of values
    If sigma &lt;= 0# Then
        sigma = 0.0001
    End If
    If sigma &gt; 0.05 Then
        sigma = 0.05
    End If
    If a &lt; 0# Then
        a = 0#
    End If
    If a &gt; 1# Then
        a = 1#
    End If
    sig0 = 0.01
    dsig = 0.001
    sig_lim = 0.01

    'If implying vol search using Newton-Raphson search
    If ImplyVol Then
        sigma = sig0
        Do
            price = HW_HullWhiteSwapOption(Starts, Ends, SwapRate, L, Frequ, sigma, a, IsPayFix, TS_data)
            p_up = HW_HullWhiteSwapOption(Starts, Ends, SwapRate, L, Frequ, sigma + dsig, a, IsPayFix, TS_data)
            vega = p_up - price
            
            'Update vol to level necessary to fit price assuming linear price-vol relationship
            d_sigma = (test_price - price) / (vega / dsig + 0.00001)
            
            'Limit volatility changes to avoid shooting off to infinity
            If d_sigma &gt; sig_lim Then
                d_sigma = sig_lim
            ElseIf d_sigma &lt; -sig_lim Then
                d_sigma = -sig_lim
            End If
            sigma = sigma + d_sigma
            
            'Don't let sigma get down to zero
            If sigma &lt; 0.00001 Then
                sigma = 0.00001
            End If
            Iteration = Iteration + 1
        Loop While Abs(price - test_price) &gt; 0.000001 And Iteration &lt; 25
        HullWhiteSwapOpt = sigma
        Exit Function
    End If

    price = HW_HullWhiteSwapOption(Starts, Ends, SwapRate, L, Frequ, sigma, a, IsPayFix, TS_data)
    If result &lt; 1 Or result &gt; 4 Then    'return price unless delta, gamma or vega is requested
        HullWhiteSwapOpt = price
        Exit Function
    End If

    If result = 3 Then                  'return vega
        vega = HW_HullWhiteSwapOption(Starts, Ends, SwapRate, L, Frequ, sigma + 0.01, a, IsPayFix, TS_data)
        HullWhiteSwapOpt = vega - price
        Exit Function
    End If

    'Shift term structure up by 1 basis point
    ndata = UBound(TS_data, 1)
    For i = 0 To ndata
        TS_data(i, 1) = TS_data(i, 1) + 0.0001
    Next i
    'Calculate up price
    p_up = HW_HullWhiteSwapOption(Starts, Ends, SwapRate, L, Frequ, sigma, a, IsPayFix, TS_data)
    
    'Shift term structure down by 1 basis point
    For i = 0 To ndata
        TS_data(i, 1) = TS_data(i, 1) - 0.0002
    Next i
    'Calculate down price
    p_dn = HW_HullWhiteSwapOption(Starts, Ends, SwapRate, L, Frequ, sigma, a, IsPayFix, TS_data)
    
    delta = 0.5 * (p_up - p_dn)
    gamma = (p_up + p_dn - 2# * price) * 100#

    Select Case result
    Case 2
        HullWhiteSwapOpt = gamma
    Case Else
        HullWhiteSwapOpt = delta
    End Select

End Function

Function SwapPrice(Starts As Double, Ends As Double, SwapRate As Double, L As Double, Frequ As Long, _
            Zeros As Variant, result As Long) As Double

    Dim i As Long, ndata As Long, p_up As Double, p_dn As Double
    Dim price As Double, delta As Double, gamma As Double
    Dim TS_data As Variant, aSwap_fx As Variant, aSwap_fl As Variant

'Calculate price of an interest-rate swap in which we receive fixed

'   Starts: Time in years until swap starts
'   Ends: Time in years until swap ends
'   SwapRate: swap rate as a decimal, i.e., 0.06
'   L: Swap principal
'   Frequ: swap payment frequency per year, 1, 2, 4 or 12
'   Zeros: the term structure array used for valuation
'   result: 0-&gt;value; 1-&gt;delta; 2-&gt;gamma; 3-&gt;vega

    'Check term structure data
    TS_data = Zeros
    If Check_Input_TS_Data(TS_data) Then
        SwapPrice = 0.
        Exit Function
    End If
    
    'Construct the swap
    MakeSwap L, SwapRate, 0#, Starts, Ends, Frequ, Frequ, aSwap_fx, aSwap_fl

    'Calculate swap pv
    price = HW_SwapPrice(aSwap_fx, aSwap_fl, 0#, 0#, 0#, TS_data)
    If result &lt; 1 Or result &gt; 2 Then        'Return price unless delta or gamma requested
        SwapPrice = price
        Exit Function
    End If

    'Shift term structure up by 1 basis point
    ndata = UBound(TS_data, 1)
    For i = 0 To ndata
        TS_data(i, 1) = TS_data(i, 1) + 0.0001
    Next i
    'Calculate up price
    p_up = HW_SwapPrice(aSwap_fx, aSwap_fl, 0#, 0#, 0#, TS_data)
    
    'Shift term structure down by 1 basis point
    For i = 0 To ndata
        TS_data(i, 1) = TS_data(i, 1) - 0.0002
    Next i
    'Calculate up price
    p_dn = HW_SwapPrice(aSwap_fx, aSwap_fl, 0#, 0#, 0#, TS_data)
    
    delta = 0.5 * (p_up - p_dn)
    gamma = (p_up + p_dn - 2# * price) * 100#

    Select Case result
    Case 2
        SwapPrice = gamma
    Case Else
        SwapPrice = delta
    End Select

End Function

</script:module>
</file>

<file path=Basic/Standard/Util_BinomDist.xml><?xml version="1.0" encoding="utf-8"?>
<!DOCTYPE module  PUBLIC '-//OpenOffice.org//DTD OfficeDocument 1.0//EN'  'module.dtd'>
<script:module xmlns:script="http://openoffice.org/2000/script" script:name="Util_BinomDist" script:language="StarBasic">Option Explicit
Option Private Module

Function binom_pdf(n As Long, k As Long, P As Double) As Double
    'binomial density: k successes in n trials
    Dim X, y, a
    
    'Check if inputs are reasonable
    If k &gt; n Or k &lt; 0 Then
        binom_pdf = 0#
        Exit Function
    End If
    
    'Usual case
    If P &lt; 1# And P &gt; 0# Then
        X = Log(P)
        y = Log(1# - P)
        binom_pdf = Exp(bico_log(n, k) + k * X + (n - k) * y)
        Exit Function
    End If
    
    'Bad probabilities
    If P &gt; 1# Or P &lt; 0# Then
        binom_pdf = 0#
        Exit Function
    End If
    
    If P = 1# Then
        If k = n Then
            binom_pdf = 1#
        Else
            binom_pdf = 0#
        End If
        Exit Function
    End If
    
    If P = 0# Then
        If k = 0 Then
            binom_pdf = 1#
        Else
            binom_pdf = 0#
        End If
        Exit Function
    End If
    
End Function

Function binom_cdf(n As Long, k As Long, P As Double) As Double
    'cumulative binomial distribution: up to k successes in n trials
    Dim sum As Double, i As Long
    
    sum = 0#
    For i = 0 To k
        sum = sum + binom_pdf(n, i, P)
    Next i
    
    binom_cdf = sum

End Function

Private Function gammln(xx As Double) As Double
    Static cof(6) As Double, iflag As Integer
    Dim X As Double, tmp As Double, ser As Double, j As Long
    
    If iflag = 0 Then
        cof(1) = 76.18009173
        cof(2) = -86.50532033
        cof(3) = 24.01409822
        cof(4) = -1.231739516
        cof(5) = 0.00120858003
        cof(6) = -0.00000536382
        iflag = 1
    End If
    
    If xx &lt;= 0# Then
        gammln = 0#
        Exit Function
    End If
   
    X = xx - 1.0
    tmp = X + 5.5
    tmp = (X + 0.5) * Log(tmp) - tmp
    ser = 1.0
    For j = 1 To 6
        X = X + 1.0
        ser = ser + cof(j) / X
    Next j
    gammln = tmp + Log(2.50662827465 * ser)
End Function

Private Function bico(n As Long, k As Long) As Double
    'n things combined k at a time
    bico = Int(Exp(factln(n) - factln(k) - factln(n - k)) + 0.5)
End Function

Private Function bico_log(n As Long, k As Long) As Double
    'log of n things combined k at a time
    bico_log = factln(n) - factln(k) - factln(n - k)
End Function

Private Function factln(n As Long) As Double
    Static a(150) As Double
    
    If n &lt;= 1 Then
        factln = 0#
        Exit Function
    End If
    
    If n &lt;= 150 Then
        If a(n) &gt; 0# Then
            factln = a(n)
        Else
            a(n) = gammln(n + 1#)
            factln = a(n)
        End If
    Else
        factln = gammln(n + 1#)
    End If
    
End Function


</script:module>
</file>

<file path=Basic/Standard/Util_NormDist.xml><?xml version="1.0" encoding="utf-8"?>
<!DOCTYPE module  PUBLIC '-//OpenOffice.org//DTD OfficeDocument 1.0//EN'  'module.dtd'>
<script:module xmlns:script="http://openoffice.org/2000/script" script:name="Util_NormDist" script:language="StarBasic">Option Explicit
Option Private Module

Const Root2PiInv = 0.398942280401433

Function n_cdf(X As Double) As Double
'   This calculates the cumulative normal function.
    Dim Q As Double, dum As Double, primex As Double
    
    Q = 1# / (1# + 0.2316419 * Abs(X))
    primex = n_pdf(X)
    'The calculation must be broken into two bits, otherwise Excel complains
    dum = (1.781477937 + Q * (-1.821255978 + 1.330274429 * Q))
    dum = primex * (Q * (0.31938153 + Q * (-0.356563782 + Q * dum)))
    
    If X &lt; 0# Then
        n_cdf = dum
    Else
        n_cdf = 1# - dum
    End If

End Function

Function n_inv(X As Double) As Double
'Inverse cumulative normal
'Probability of observing an outcome less than X in a standard normal distribution
    Dim trial As Double, err As Double, deriv As Double
    Dim iter As Long, oldVal As Double
    Dim xlo As Double, xhi As Double
    
    If X &gt;= 0.5 Then
        xlo = -0.1
        xhi = 6
        If n_cdf(xhi) &lt;= X Then
            n_inv = xhi
            Exit Function
        End If
    Else
        xlo = -10#
        xhi = 0#
        If n_cdf(xlo) &gt;= X Then
            n_inv = xlo
            Exit Function
        End If
    End If
    
    n_inv = zBrent(xlo, xhi, 0.00001, X)
    
End Function

Function n_pdf(X As Double) As Double
    'Standard normal density function
    n_pdf = Root2PiInv * Exp(-X * X * 0.5)
End Function

Private Function zBrent(x1 As Double, x2 As Double, tol As Double, target As Double) As Double
    'Finds the y (x1&lt;y&lt;x2) such that n_cdf(y)=target
    'Taken from Numerical Recipes in C, page 268
    'Seems to work...
    Dim a As Double, b As Double, C As Double, d As Double, E As Double
    Dim min1 As Double, min2 As Double, min As Double
    Dim fa As Double, fb As Double, fc As Double, P As Double, Q As Double
    Dim r As Double, S As Double, tol1 As Double, xm As Double, i As Long, EPS As Double
    
    EPS = 0.00000003
    
    a = x1
    fa = n_cdf(a) - target
    b = x2
    fb = n_cdf(b) - target
    
    If fa * fb &gt; 0# Then
        Stop
    End If
    
    fc = fb
    For i = 1 To 100
        If fb * fc &gt; 0# Then
            C = a
            fc = fa
            d = b - a
            E = d
        End If
        If Abs(fc) &lt; Abs(fb) Then
            a = b
            b = C
            C = a
            fa = fb
            fb = fc
            fc = fa
        End If
        tol1 = 2# * EPS * Abs(b) + 0.5 * tol
        xm = 0.5 * (C - b)
        If Abs(xm) &lt;= tol1 Or fb = 0# Then
            zBrent = b
            Exit Function
        End If
        If Abs(E) &gt; tol1 And Abs(fa) &gt; Abs(fb) Then
            S = fb / fa
            If a = C Then
                P = 2# * xm * S
                Q = 1# - S
            Else
                Q = fa / fc
                r = fb / fc
                P = S * (2# * xm * Q * (Q - r) - (b - a) * (r - 1#))
                Q = (Q - 1#) * (r - 1#) * (S - 1#)
            End If
            If P &gt; 0# Then
                Q = -Q
            End If
            P = Abs(P)
            min1 = 3# * xm * Q - Abs(tol1 * Q)
            min2 = Abs(E * Q)
            
            If min1 &lt; min2 Then
                min = min1
            Else
                min = min2
            End If
            
            If 2# * P &lt; min Then
                E = d
                d = P / Q
            Else
                d = xm
                E = d
            End If
        Else
            d = xm
            E = d
        End If
        a = b
        fa = fb
        If Abs(d) &gt; tol1 Then
            b = b + d
        Else
            If xm &gt; 0# Then
                b = b + Abs(tol1)
            Else
                b = b - Abs(tol1)
            End If
        End If
        
        fb = n_cdf(b) - target
    Next i
    
    Stop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til_BinomDist"/>
  <library:element library:name="Calc_Credit"/>
  <library:element library:name="CDS"/>
  <library:element library:name="CDO"/>
  <library:element library:name="Util_NormDist"/>
  <library:element library:name="Bonds"/>
  <library:element library:name="Swaps"/>
  <library:element library:name="Calc_Eq_Options"/>
  <library:element library:name="Calc_FixedInc"/>
  <library:element library:name="Calc_IR_Options"/>
  <library:element library:name="Equity"/>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45">
      <number:number number:decimal-places="4" number:min-integer-digits="1"/>
    </number:number-style>
    <style:style style:name="ch1" style:family="chart">
      <style:graphic-properties draw:stroke="none" svg:stroke-width="0cm" svg:stroke-color="#000000" svg:stroke-opacity="100%" draw:stroke-linejoin="none" draw:fill="solid" draw:fill-color="#ffffff" draw:fill-hatch-solid="false" draw:opacity="100%" draw:fill-image-width="0cm" draw:fill-image-height="0cm" style:repeat="repeat" draw:fill-image-ref-point-x="0%" draw:fill-image-ref-point-y="0%" draw:fill-image-ref-point="center" draw:tile-repeat-offset="0% vertical"/>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symbol-type="automatic" chart:connect-bars="false" chart:auto-position="true" chart:treat-empty-cells="ignore" chart:spline-order="3" chart:sort-by-x-values="false" chart:right-angled-axes="true"/>
    </style:style>
    <style:style style:name="ch4"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5" style:family="chart" style:data-style-name="N145">
      <style:chart-properties chart:display-label="true" chart:logarithmic="false" chart:minimum="3" chart:maximum="6" chart:interval-major="0.5" chart:reverse-direction="false" text:line-break="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05cm" chart:symbol-height="0.05cm">
        <chart:symbol-image xlink:href="Pictures/2000000D000000DD000000DDCBF3253A.svm" xlink:type="simple" xlink:actuate="onLoad"/>
      </style:chart-properties>
      <style:graphic-properties draw:stroke="solid" svg:stroke-width="0.025cm" svg:stroke-color="#004586" draw:fill-color="#004586" dr3d:edge-rounding="0%"/>
      <style:text-properties fo:font-size="6pt" style:font-size-asian="6pt" style:font-size-complex="6pt"/>
    </style:style>
    <style:style style:name="ch8" style:family="chart">
      <style:chart-properties chart:symbol-type="named-symbol" chart:symbol-name="diamond" chart:symbol-width="0.05cm" chart:symbol-height="0.05cm">
        <chart:symbol-image xlink:href="Pictures/2000000D000000DD000000DD8CD999B1.svm" xlink:type="simple" xlink:actuate="onLoad"/>
      </style:chart-properties>
      <style:graphic-properties draw:stroke="solid" svg:stroke-width="0.051cm" svg:stroke-color="#ff420e" draw:fill-color="#ff420e" dr3d:edge-rounding="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20.547cm" svg:height="10.44cm" chart:class="chart:scatter" chart:style-name="ch1">
        <chart:legend chart:legend-position="end" svg:x="18.905cm" svg:y="4.699cm" chart:style-name="ch2"/>
        <chart:plot-area chart:style-name="ch3" table:cell-range-address="'A. CRR Convergence'.B23:'A. CRR Convergence'.D72" chart:data-source-has-labels="row" svg:x="0.41cm" svg:y="0.208cm" svg:width="17.476cm" svg:height="9.816cm">
          <chart:axis chart:dimension="x" chart:name="primary-x" chart:style-name="ch4"/>
          <chart:axis chart:dimension="y" chart:name="primary-y" chart:style-name="ch5">
            <chart:grid chart:style-name="ch6" chart:class="major"/>
          </chart:axis>
          <chart:series chart:style-name="ch7" chart:values-cell-range-address="'A. CRR Convergence'.C24:'A. CRR Convergence'.C72" chart:label-cell-address="'A. CRR Convergence'.C23:'A. CRR Convergence'.C23" chart:class="chart:scatter">
            <chart:domain table:cell-range-address="'A. CRR Convergence'.B24:'A. CRR Convergence'.B72"/>
            <chart:data-point chart:repeated="49"/>
          </chart:series>
          <chart:series chart:style-name="ch8" chart:values-cell-range-address="'A. CRR Convergence'.D24:'A. CRR Convergence'.D72" chart:label-cell-address="'A. CRR Convergence'.D23:'A. CRR Convergence'.D23" chart:class="chart:scatter">
            <chart:data-point chart:repeated="49"/>
          </chart:series>
          <chart:wall chart:style-name="ch9"/>
          <chart:floor chart:style-name="ch10"/>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 text:id="'A. CRR Convergence'.C23:'A. CRR Convergence'.C23">Tree</text:p>
              </table:table-cell>
              <table:table-cell office:value-type="string">
                <text:p text:id="'A. CRR Convergence'.D23:'A. CRR Convergence'.D23">BS</text:p>
              </table:table-cell>
            </table:table-row>
          </table:table-header-rows>
          <table:table-rows>
            <table:table-row>
              <table:table-cell office:value-type="string">
                <text:p>1</text:p>
              </table:table-cell>
              <table:table-cell office:value-type="float" office:value="2">
                <text:p text:id="'A. CRR Convergence'.B24:'A. CRR Convergence'.B72">2</text:p>
              </table:table-cell>
              <table:table-cell office:value-type="float" office:value="3.49646171702598">
                <text:p text:id="'A. CRR Convergence'.C24:'A. CRR Convergence'.C72">3.49646171702598</text:p>
              </table:table-cell>
              <table:table-cell office:value-type="float" office:value="4.07597513776322">
                <text:p text:id="'A. CRR Convergence'.D24:'A. CRR Convergence'.D72">4.07597513776322</text:p>
              </table:table-cell>
            </table:table-row>
            <table:table-row>
              <table:table-cell office:value-type="string">
                <text:p>2</text:p>
              </table:table-cell>
              <table:table-cell office:value-type="float" office:value="3">
                <text:p>3</text:p>
              </table:table-cell>
              <table:table-cell office:value-type="float" office:value="4.48272370566912">
                <text:p>4.48272370566912</text:p>
              </table:table-cell>
              <table:table-cell office:value-type="float" office:value="4.07597513776322">
                <text:p>4.07597513776322</text:p>
              </table:table-cell>
            </table:table-row>
            <table:table-row>
              <table:table-cell office:value-type="string">
                <text:p>3</text:p>
              </table:table-cell>
              <table:table-cell office:value-type="float" office:value="4">
                <text:p>4</text:p>
              </table:table-cell>
              <table:table-cell office:value-type="float" office:value="3.77028984946088">
                <text:p>3.77028984946088</text:p>
              </table:table-cell>
              <table:table-cell office:value-type="float" office:value="4.07597513776322">
                <text:p>4.07597513776322</text:p>
              </table:table-cell>
            </table:table-row>
            <table:table-row>
              <table:table-cell office:value-type="string">
                <text:p>4</text:p>
              </table:table-cell>
              <table:table-cell office:value-type="float" office:value="5">
                <text:p>5</text:p>
              </table:table-cell>
              <table:table-cell office:value-type="float" office:value="4.31901871651582">
                <text:p>4.31901871651582</text:p>
              </table:table-cell>
              <table:table-cell office:value-type="float" office:value="4.07597513776322">
                <text:p>4.07597513776322</text:p>
              </table:table-cell>
            </table:table-row>
            <table:table-row>
              <table:table-cell office:value-type="string">
                <text:p>5</text:p>
              </table:table-cell>
              <table:table-cell office:value-type="float" office:value="6">
                <text:p>6</text:p>
              </table:table-cell>
              <table:table-cell office:value-type="float" office:value="3.86902112546421">
                <text:p>3.86902112546421</text:p>
              </table:table-cell>
              <table:table-cell office:value-type="float" office:value="4.07597513776322">
                <text:p>4.07597513776322</text:p>
              </table:table-cell>
            </table:table-row>
            <table:table-row>
              <table:table-cell office:value-type="string">
                <text:p>6</text:p>
              </table:table-cell>
              <table:table-cell office:value-type="float" office:value="7">
                <text:p>7</text:p>
              </table:table-cell>
              <table:table-cell office:value-type="float" office:value="4.24900199860205">
                <text:p>4.24900199860205</text:p>
              </table:table-cell>
              <table:table-cell office:value-type="float" office:value="4.07597513776322">
                <text:p>4.07597513776322</text:p>
              </table:table-cell>
            </table:table-row>
            <table:table-row>
              <table:table-cell office:value-type="string">
                <text:p>7</text:p>
              </table:table-cell>
              <table:table-cell office:value-type="float" office:value="8">
                <text:p>8</text:p>
              </table:table-cell>
              <table:table-cell office:value-type="float" office:value="3.91966166995427">
                <text:p>3.91966166995427</text:p>
              </table:table-cell>
              <table:table-cell office:value-type="float" office:value="4.07597513776322">
                <text:p>4.07597513776322</text:p>
              </table:table-cell>
            </table:table-row>
            <table:table-row>
              <table:table-cell office:value-type="string">
                <text:p>8</text:p>
              </table:table-cell>
              <table:table-cell office:value-type="float" office:value="9">
                <text:p>9</text:p>
              </table:table-cell>
              <table:table-cell office:value-type="float" office:value="4.21024307411374">
                <text:p>4.21024307411374</text:p>
              </table:table-cell>
              <table:table-cell office:value-type="float" office:value="4.07597513776322">
                <text:p>4.07597513776322</text:p>
              </table:table-cell>
            </table:table-row>
            <table:table-row>
              <table:table-cell office:value-type="string">
                <text:p>9</text:p>
              </table:table-cell>
              <table:table-cell office:value-type="float" office:value="10">
                <text:p>10</text:p>
              </table:table-cell>
              <table:table-cell office:value-type="float" office:value="3.95042403845674">
                <text:p>3.95042403845674</text:p>
              </table:table-cell>
              <table:table-cell office:value-type="float" office:value="4.07597513776322">
                <text:p>4.07597513776322</text:p>
              </table:table-cell>
            </table:table-row>
            <table:table-row>
              <table:table-cell office:value-type="string">
                <text:p>10</text:p>
              </table:table-cell>
              <table:table-cell office:value-type="float" office:value="11">
                <text:p>11</text:p>
              </table:table-cell>
              <table:table-cell office:value-type="float" office:value="4.1856514402216">
                <text:p>4.1856514402216</text:p>
              </table:table-cell>
              <table:table-cell office:value-type="float" office:value="4.07597513776322">
                <text:p>4.07597513776322</text:p>
              </table:table-cell>
            </table:table-row>
            <table:table-row>
              <table:table-cell office:value-type="string">
                <text:p>11</text:p>
              </table:table-cell>
              <table:table-cell office:value-type="float" office:value="12">
                <text:p>12</text:p>
              </table:table-cell>
              <table:table-cell office:value-type="float" office:value="3.97108137077301">
                <text:p>3.97108137077301</text:p>
              </table:table-cell>
              <table:table-cell office:value-type="float" office:value="4.07597513776322">
                <text:p>4.07597513776322</text:p>
              </table:table-cell>
            </table:table-row>
            <table:table-row>
              <table:table-cell office:value-type="string">
                <text:p>12</text:p>
              </table:table-cell>
              <table:table-cell office:value-type="float" office:value="13">
                <text:p>13</text:p>
              </table:table-cell>
              <table:table-cell office:value-type="float" office:value="4.16866596372878">
                <text:p>4.16866596372878</text:p>
              </table:table-cell>
              <table:table-cell office:value-type="float" office:value="4.07597513776322">
                <text:p>4.07597513776322</text:p>
              </table:table-cell>
            </table:table-row>
            <table:table-row>
              <table:table-cell office:value-type="string">
                <text:p>13</text:p>
              </table:table-cell>
              <table:table-cell office:value-type="float" office:value="14">
                <text:p>14</text:p>
              </table:table-cell>
              <table:table-cell office:value-type="float" office:value="3.98590671807625">
                <text:p>3.98590671807625</text:p>
              </table:table-cell>
              <table:table-cell office:value-type="float" office:value="4.07597513776322">
                <text:p>4.07597513776322</text:p>
              </table:table-cell>
            </table:table-row>
            <table:table-row>
              <table:table-cell office:value-type="string">
                <text:p>14</text:p>
              </table:table-cell>
              <table:table-cell office:value-type="float" office:value="15">
                <text:p>15</text:p>
              </table:table-cell>
              <table:table-cell office:value-type="float" office:value="4.15623270342855">
                <text:p>4.15623270342855</text:p>
              </table:table-cell>
              <table:table-cell office:value-type="float" office:value="4.07597513776322">
                <text:p>4.07597513776322</text:p>
              </table:table-cell>
            </table:table-row>
            <table:table-row>
              <table:table-cell office:value-type="string">
                <text:p>15</text:p>
              </table:table-cell>
              <table:table-cell office:value-type="float" office:value="16">
                <text:p>16</text:p>
              </table:table-cell>
              <table:table-cell office:value-type="float" office:value="3.99706289477421">
                <text:p>3.99706289477421</text:p>
              </table:table-cell>
              <table:table-cell office:value-type="float" office:value="4.07597513776322">
                <text:p>4.07597513776322</text:p>
              </table:table-cell>
            </table:table-row>
            <table:table-row>
              <table:table-cell office:value-type="string">
                <text:p>16</text:p>
              </table:table-cell>
              <table:table-cell office:value-type="float" office:value="17">
                <text:p>17</text:p>
              </table:table-cell>
              <table:table-cell office:value-type="float" office:value="4.14673883191838">
                <text:p>4.14673883191838</text:p>
              </table:table-cell>
              <table:table-cell office:value-type="float" office:value="4.07597513776322">
                <text:p>4.07597513776322</text:p>
              </table:table-cell>
            </table:table-row>
            <table:table-row>
              <table:table-cell office:value-type="string">
                <text:p>17</text:p>
              </table:table-cell>
              <table:table-cell office:value-type="float" office:value="18">
                <text:p>18</text:p>
              </table:table-cell>
              <table:table-cell office:value-type="float" office:value="4.00576141207555">
                <text:p>4.00576141207555</text:p>
              </table:table-cell>
              <table:table-cell office:value-type="float" office:value="4.07597513776322">
                <text:p>4.07597513776322</text:p>
              </table:table-cell>
            </table:table-row>
            <table:table-row>
              <table:table-cell office:value-type="string">
                <text:p>18</text:p>
              </table:table-cell>
              <table:table-cell office:value-type="float" office:value="19">
                <text:p>19</text:p>
              </table:table-cell>
              <table:table-cell office:value-type="float" office:value="4.13925262007122">
                <text:p>4.13925262007122</text:p>
              </table:table-cell>
              <table:table-cell office:value-type="float" office:value="4.07597513776322">
                <text:p>4.07597513776322</text:p>
              </table:table-cell>
            </table:table-row>
            <table:table-row>
              <table:table-cell office:value-type="string">
                <text:p>19</text:p>
              </table:table-cell>
              <table:table-cell office:value-type="float" office:value="20">
                <text:p>20</text:p>
              </table:table-cell>
              <table:table-cell office:value-type="float" office:value="4.01273349994669">
                <text:p>4.01273349994669</text:p>
              </table:table-cell>
              <table:table-cell office:value-type="float" office:value="4.07597513776322">
                <text:p>4.07597513776322</text:p>
              </table:table-cell>
            </table:table-row>
            <table:table-row>
              <table:table-cell office:value-type="string">
                <text:p>20</text:p>
              </table:table-cell>
              <table:table-cell office:value-type="float" office:value="21">
                <text:p>21</text:p>
              </table:table-cell>
              <table:table-cell office:value-type="float" office:value="4.13319835632263">
                <text:p>4.13319835632263</text:p>
              </table:table-cell>
              <table:table-cell office:value-type="float" office:value="4.07597513776322">
                <text:p>4.07597513776322</text:p>
              </table:table-cell>
            </table:table-row>
            <table:table-row>
              <table:table-cell office:value-type="string">
                <text:p>21</text:p>
              </table:table-cell>
              <table:table-cell office:value-type="float" office:value="22">
                <text:p>22</text:p>
              </table:table-cell>
              <table:table-cell office:value-type="float" office:value="4.01844656983589">
                <text:p>4.01844656983589</text:p>
              </table:table-cell>
              <table:table-cell office:value-type="float" office:value="4.07597513776322">
                <text:p>4.07597513776322</text:p>
              </table:table-cell>
            </table:table-row>
            <table:table-row>
              <table:table-cell office:value-type="string">
                <text:p>22</text:p>
              </table:table-cell>
              <table:table-cell office:value-type="float" office:value="23">
                <text:p>23</text:p>
              </table:table-cell>
              <table:table-cell office:value-type="float" office:value="4.12820117849162">
                <text:p>4.12820117849162</text:p>
              </table:table-cell>
              <table:table-cell office:value-type="float" office:value="4.07597513776322">
                <text:p>4.07597513776322</text:p>
              </table:table-cell>
            </table:table-row>
            <table:table-row>
              <table:table-cell office:value-type="string">
                <text:p>23</text:p>
              </table:table-cell>
              <table:table-cell office:value-type="float" office:value="24">
                <text:p>24</text:p>
              </table:table-cell>
              <table:table-cell office:value-type="float" office:value="4.02321331706241">
                <text:p>4.02321331706241</text:p>
              </table:table-cell>
              <table:table-cell office:value-type="float" office:value="4.07597513776322">
                <text:p>4.07597513776322</text:p>
              </table:table-cell>
            </table:table-row>
            <table:table-row>
              <table:table-cell office:value-type="string">
                <text:p>24</text:p>
              </table:table-cell>
              <table:table-cell office:value-type="float" office:value="25">
                <text:p>25</text:p>
              </table:table-cell>
              <table:table-cell office:value-type="float" office:value="4.12400653385559">
                <text:p>4.12400653385559</text:p>
              </table:table-cell>
              <table:table-cell office:value-type="float" office:value="4.07597513776322">
                <text:p>4.07597513776322</text:p>
              </table:table-cell>
            </table:table-row>
            <table:table-row>
              <table:table-cell office:value-type="string">
                <text:p>25</text:p>
              </table:table-cell>
              <table:table-cell office:value-type="float" office:value="26">
                <text:p>26</text:p>
              </table:table-cell>
              <table:table-cell office:value-type="float" office:value="4.02725082848927">
                <text:p>4.02725082848927</text:p>
              </table:table-cell>
              <table:table-cell office:value-type="float" office:value="4.07597513776322">
                <text:p>4.07597513776322</text:p>
              </table:table-cell>
            </table:table-row>
            <table:table-row>
              <table:table-cell office:value-type="string">
                <text:p>26</text:p>
              </table:table-cell>
              <table:table-cell office:value-type="float" office:value="27">
                <text:p>27</text:p>
              </table:table-cell>
              <table:table-cell office:value-type="float" office:value="4.1204355090489">
                <text:p>4.1204355090489</text:p>
              </table:table-cell>
              <table:table-cell office:value-type="float" office:value="4.07597513776322">
                <text:p>4.07597513776322</text:p>
              </table:table-cell>
            </table:table-row>
            <table:table-row>
              <table:table-cell office:value-type="string">
                <text:p>27</text:p>
              </table:table-cell>
              <table:table-cell office:value-type="float" office:value="28">
                <text:p>28</text:p>
              </table:table-cell>
              <table:table-cell office:value-type="float" office:value="4.03071452138819">
                <text:p>4.03071452138819</text:p>
              </table:table-cell>
              <table:table-cell office:value-type="float" office:value="4.07597513776322">
                <text:p>4.07597513776322</text:p>
              </table:table-cell>
            </table:table-row>
            <table:table-row>
              <table:table-cell office:value-type="string">
                <text:p>28</text:p>
              </table:table-cell>
              <table:table-cell office:value-type="float" office:value="29">
                <text:p>29</text:p>
              </table:table-cell>
              <table:table-cell office:value-type="float" office:value="4.11735868327725">
                <text:p>4.11735868327725</text:p>
              </table:table-cell>
              <table:table-cell office:value-type="float" office:value="4.07597513776322">
                <text:p>4.07597513776322</text:p>
              </table:table-cell>
            </table:table-row>
            <table:table-row>
              <table:table-cell office:value-type="string">
                <text:p>29</text:p>
              </table:table-cell>
              <table:table-cell office:value-type="float" office:value="30">
                <text:p>30</text:p>
              </table:table-cell>
              <table:table-cell office:value-type="float" office:value="4.03371858616006">
                <text:p>4.03371858616006</text:p>
              </table:table-cell>
              <table:table-cell office:value-type="float" office:value="4.07597513776322">
                <text:p>4.07597513776322</text:p>
              </table:table-cell>
            </table:table-row>
            <table:table-row>
              <table:table-cell office:value-type="string">
                <text:p>30</text:p>
              </table:table-cell>
              <table:table-cell office:value-type="float" office:value="31">
                <text:p>31</text:p>
              </table:table-cell>
              <table:table-cell office:value-type="float" office:value="4.11468012437749">
                <text:p>4.11468012437749</text:p>
              </table:table-cell>
              <table:table-cell office:value-type="float" office:value="4.07597513776322">
                <text:p>4.07597513776322</text:p>
              </table:table-cell>
            </table:table-row>
            <table:table-row>
              <table:table-cell office:value-type="string">
                <text:p>31</text:p>
              </table:table-cell>
              <table:table-cell office:value-type="float" office:value="32">
                <text:p>32</text:p>
              </table:table-cell>
              <table:table-cell office:value-type="float" office:value="4.03634880410984">
                <text:p>4.03634880410984</text:p>
              </table:table-cell>
              <table:table-cell office:value-type="float" office:value="4.07597513776322">
                <text:p>4.07597513776322</text:p>
              </table:table-cell>
            </table:table-row>
            <table:table-row>
              <table:table-cell office:value-type="string">
                <text:p>32</text:p>
              </table:table-cell>
              <table:table-cell office:value-type="float" office:value="33">
                <text:p>33</text:p>
              </table:table-cell>
              <table:table-cell office:value-type="float" office:value="4.11232721678102">
                <text:p>4.11232721678102</text:p>
              </table:table-cell>
              <table:table-cell office:value-type="float" office:value="4.07597513776322">
                <text:p>4.07597513776322</text:p>
              </table:table-cell>
            </table:table-row>
            <table:table-row>
              <table:table-cell office:value-type="string">
                <text:p>33</text:p>
              </table:table-cell>
              <table:table-cell office:value-type="float" office:value="34">
                <text:p>34</text:p>
              </table:table-cell>
              <table:table-cell office:value-type="float" office:value="4.03867086366284">
                <text:p>4.03867086366284</text:p>
              </table:table-cell>
              <table:table-cell office:value-type="float" office:value="4.07597513776322">
                <text:p>4.07597513776322</text:p>
              </table:table-cell>
            </table:table-row>
            <table:table-row>
              <table:table-cell office:value-type="string">
                <text:p>34</text:p>
              </table:table-cell>
              <table:table-cell office:value-type="float" office:value="35">
                <text:p>35</text:p>
              </table:table-cell>
              <table:table-cell office:value-type="float" office:value="4.11024398430152">
                <text:p>4.11024398430152</text:p>
              </table:table-cell>
              <table:table-cell office:value-type="float" office:value="4.07597513776322">
                <text:p>4.07597513776322</text:p>
              </table:table-cell>
            </table:table-row>
            <table:table-row>
              <table:table-cell office:value-type="string">
                <text:p>35</text:p>
              </table:table-cell>
              <table:table-cell office:value-type="float" office:value="36">
                <text:p>36</text:p>
              </table:table-cell>
              <table:table-cell office:value-type="float" office:value="4.04073591722209">
                <text:p>4.04073591722209</text:p>
              </table:table-cell>
              <table:table-cell office:value-type="float" office:value="4.07597513776322">
                <text:p>4.07597513776322</text:p>
              </table:table-cell>
            </table:table-row>
            <table:table-row>
              <table:table-cell office:value-type="string">
                <text:p>36</text:p>
              </table:table-cell>
              <table:table-cell office:value-type="float" office:value="37">
                <text:p>37</text:p>
              </table:table-cell>
              <table:table-cell office:value-type="float" office:value="4.1083865829412">
                <text:p>4.1083865829412</text:p>
              </table:table-cell>
              <table:table-cell office:value-type="float" office:value="4.07597513776322">
                <text:p>4.07597513776322</text:p>
              </table:table-cell>
            </table:table-row>
            <table:table-row>
              <table:table-cell office:value-type="string">
                <text:p>37</text:p>
              </table:table-cell>
              <table:table-cell office:value-type="float" office:value="38">
                <text:p>38</text:p>
              </table:table-cell>
              <table:table-cell office:value-type="float" office:value="4.04258439073566">
                <text:p>4.04258439073566</text:p>
              </table:table-cell>
              <table:table-cell office:value-type="float" office:value="4.07597513776322">
                <text:p>4.07597513776322</text:p>
              </table:table-cell>
            </table:table-row>
            <table:table-row>
              <table:table-cell office:value-type="string">
                <text:p>38</text:p>
              </table:table-cell>
              <table:table-cell office:value-type="float" office:value="39">
                <text:p>39</text:p>
              </table:table-cell>
              <table:table-cell office:value-type="float" office:value="4.10672018330909">
                <text:p>4.10672018330909</text:p>
              </table:table-cell>
              <table:table-cell office:value-type="float" office:value="4.07597513776322">
                <text:p>4.07597513776322</text:p>
              </table:table-cell>
            </table:table-row>
            <table:table-row>
              <table:table-cell office:value-type="string">
                <text:p>39</text:p>
              </table:table-cell>
              <table:table-cell office:value-type="float" office:value="40">
                <text:p>40</text:p>
              </table:table-cell>
              <table:table-cell office:value-type="float" office:value="4.04424865497326">
                <text:p>4.04424865497326</text:p>
              </table:table-cell>
              <table:table-cell office:value-type="float" office:value="4.07597513776322">
                <text:p>4.07597513776322</text:p>
              </table:table-cell>
            </table:table-row>
            <table:table-row>
              <table:table-cell office:value-type="string">
                <text:p>40</text:p>
              </table:table-cell>
              <table:table-cell office:value-type="float" office:value="41">
                <text:p>41</text:p>
              </table:table-cell>
              <table:table-cell office:value-type="float" office:value="4.10521676729453">
                <text:p>4.10521676729453</text:p>
              </table:table-cell>
              <table:table-cell office:value-type="float" office:value="4.07597513776322">
                <text:p>4.07597513776322</text:p>
              </table:table-cell>
            </table:table-row>
            <table:table-row>
              <table:table-cell office:value-type="string">
                <text:p>41</text:p>
              </table:table-cell>
              <table:table-cell office:value-type="float" office:value="42">
                <text:p>42</text:p>
              </table:table-cell>
              <table:table-cell office:value-type="float" office:value="4.04575493645842">
                <text:p>4.04575493645842</text:p>
              </table:table-cell>
              <table:table-cell office:value-type="float" office:value="4.07597513776322">
                <text:p>4.07597513776322</text:p>
              </table:table-cell>
            </table:table-row>
            <table:table-row>
              <table:table-cell office:value-type="string">
                <text:p>42</text:p>
              </table:table-cell>
              <table:table-cell office:value-type="float" office:value="43">
                <text:p>43</text:p>
              </table:table-cell>
              <table:table-cell office:value-type="float" office:value="4.10385354080047">
                <text:p>4.10385354080047</text:p>
              </table:table-cell>
              <table:table-cell office:value-type="float" office:value="4.07597513776322">
                <text:p>4.07597513776322</text:p>
              </table:table-cell>
            </table:table-row>
            <table:table-row>
              <table:table-cell office:value-type="string">
                <text:p>43</text:p>
              </table:table-cell>
              <table:table-cell office:value-type="float" office:value="44">
                <text:p>44</text:p>
              </table:table-cell>
              <table:table-cell office:value-type="float" office:value="4.04712470909015">
                <text:p>4.04712470909015</text:p>
              </table:table-cell>
              <table:table-cell office:value-type="float" office:value="4.07597513776322">
                <text:p>4.07597513776322</text:p>
              </table:table-cell>
            </table:table-row>
            <table:table-row>
              <table:table-cell office:value-type="string">
                <text:p>44</text:p>
              </table:table-cell>
              <table:table-cell office:value-type="float" office:value="45">
                <text:p>45</text:p>
              </table:table-cell>
              <table:table-cell office:value-type="float" office:value="4.1026117705406">
                <text:p>4.1026117705406</text:p>
              </table:table-cell>
              <table:table-cell office:value-type="float" office:value="4.07597513776322">
                <text:p>4.07597513776322</text:p>
              </table:table-cell>
            </table:table-row>
            <table:table-row>
              <table:table-cell office:value-type="string">
                <text:p>45</text:p>
              </table:table-cell>
              <table:table-cell office:value-type="float" office:value="46">
                <text:p>46</text:p>
              </table:table-cell>
              <table:table-cell office:value-type="float" office:value="4.04837572395647">
                <text:p>4.04837572395647</text:p>
              </table:table-cell>
              <table:table-cell office:value-type="float" office:value="4.07597513776322">
                <text:p>4.07597513776322</text:p>
              </table:table-cell>
            </table:table-row>
            <table:table-row>
              <table:table-cell office:value-type="string">
                <text:p>46</text:p>
              </table:table-cell>
              <table:table-cell office:value-type="float" office:value="47">
                <text:p>47</text:p>
              </table:table-cell>
              <table:table-cell office:value-type="float" office:value="4.1014759183669">
                <text:p>4.1014759183669</text:p>
              </table:table-cell>
              <table:table-cell office:value-type="float" office:value="4.07597513776322">
                <text:p>4.07597513776322</text:p>
              </table:table-cell>
            </table:table-row>
            <table:table-row>
              <table:table-cell office:value-type="string">
                <text:p>47</text:p>
              </table:table-cell>
              <table:table-cell office:value-type="float" office:value="48">
                <text:p>48</text:p>
              </table:table-cell>
              <table:table-cell office:value-type="float" office:value="4.04952278251718">
                <text:p>4.04952278251718</text:p>
              </table:table-cell>
              <table:table-cell office:value-type="float" office:value="4.07597513776322">
                <text:p>4.07597513776322</text:p>
              </table:table-cell>
            </table:table-row>
            <table:table-row>
              <table:table-cell office:value-type="string">
                <text:p>48</text:p>
              </table:table-cell>
              <table:table-cell office:value-type="float" office:value="49">
                <text:p>49</text:p>
              </table:table-cell>
              <table:table-cell office:value-type="float" office:value="4.10043298797485">
                <text:p>4.10043298797485</text:p>
              </table:table-cell>
              <table:table-cell office:value-type="float" office:value="4.07597513776322">
                <text:p>4.07597513776322</text:p>
              </table:table-cell>
            </table:table-row>
            <table:table-row>
              <table:table-cell office:value-type="string">
                <text:p>49</text:p>
              </table:table-cell>
              <table:table-cell office:value-type="float" office:value="50">
                <text:p>50</text:p>
              </table:table-cell>
              <table:table-cell office:value-type="float" office:value="4.05057832478752">
                <text:p>4.05057832478752</text:p>
              </table:table-cell>
              <table:table-cell office:value-type="float" office:value="4.07597513776322">
                <text:p>4.0759751377632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number:number-style style:name="N192">
      <number:number number:decimal-places="6" number:min-integer-digits="1"/>
    </number:number-style>
    <style:style style:name="ch1" style:family="chart">
      <style:graphic-properties draw:stroke="none"/>
    </style:style>
    <style:style style:name="ch2" style:family="chart">
      <style:chart-properties chart:connect-bars="false" chart:auto-position="true" chart:treat-empty-cells="ignore" chart:spline-order="3" chart:sort-by-x-values="false" chart:right-angled-axes="true"/>
    </style:style>
    <style:style style:name="ch3" style:family="chart" style:data-style-name="N0">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4" style:family="chart" style:data-style-name="N192">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7" style:family="chart">
      <style:graphic-properties draw:stroke="solid" svg:stroke-color="#b3b3b3" draw:fill="none" draw:fill-color="#e6e6e6"/>
    </style:style>
    <style:style style:name="ch8" style:family="chart">
      <style:graphic-properties draw:stroke="none" svg:stroke-color="#b3b3b3" draw:fill="solid" draw:fill-color="#cccccc"/>
    </style:style>
  </office:automatic-styles>
  <office:body>
    <office:chart>
      <chart:chart svg:width="10.706cm" svg:height="6.988cm" chart:class="chart:scatter" chart:style-name="ch1">
        <chart:plot-area chart:style-name="ch2" table:cell-range-address="'B. Greek Letters'.A13:'B. Greek Letters'.B58" svg:x="0.214cm" svg:y="0.139cm" svg:width="7.6cm" svg:height="6.568cm">
          <chart:axis chart:dimension="x" chart:name="primary-x" chart:style-name="ch3"/>
          <chart:axis chart:dimension="y" chart:name="primary-y" chart:style-name="ch4">
            <chart:grid chart:style-name="ch5" chart:class="major"/>
          </chart:axis>
          <chart:series chart:style-name="ch6" chart:values-cell-range-address="'B. Greek Letters'.B13:'B. Greek Letters'.B58" chart:class="chart:scatter">
            <chart:domain table:cell-range-address="'B. Greek Letters'.A13:'B. Greek Letters'.A58"/>
            <chart:data-point chart:repeated="46"/>
          </chart:series>
          <chart:wall chart:style-name="ch7"/>
          <chart:floor chart:style-name="ch8"/>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10">
                <text:p text:id="'B. Greek Letters'.A13:'B. Greek Letters'.A58">10</text:p>
              </table:table-cell>
              <table:table-cell office:value-type="float" office:value="0.00000000122773401510946">
                <text:p text:id="'B. Greek Letters'.B13:'B. Greek Letters'.B58">0.00000000122773401510946</text:p>
              </table:table-cell>
            </table:table-row>
            <table:table-row>
              <table:table-cell office:value-type="string">
                <text:p>2</text:p>
              </table:table-cell>
              <table:table-cell office:value-type="float" office:value="12">
                <text:p>12</text:p>
              </table:table-cell>
              <table:table-cell office:value-type="float" office:value="0.0000000676850302879059">
                <text:p>0.0000000676850302879059</text:p>
              </table:table-cell>
            </table:table-row>
            <table:table-row>
              <table:table-cell office:value-type="string">
                <text:p>3</text:p>
              </table:table-cell>
              <table:table-cell office:value-type="float" office:value="14">
                <text:p>14</text:p>
              </table:table-cell>
              <table:table-cell office:value-type="float" office:value="0.00000132620176449206">
                <text:p>0.00000132620176449206</text:p>
              </table:table-cell>
            </table:table-row>
            <table:table-row>
              <table:table-cell office:value-type="string">
                <text:p>4</text:p>
              </table:table-cell>
              <table:table-cell office:value-type="float" office:value="16">
                <text:p>16</text:p>
              </table:table-cell>
              <table:table-cell office:value-type="float" office:value="0.0000128358988899056">
                <text:p>0.0000128358988899056</text:p>
              </table:table-cell>
            </table:table-row>
            <table:table-row>
              <table:table-cell office:value-type="string">
                <text:p>5</text:p>
              </table:table-cell>
              <table:table-cell office:value-type="float" office:value="18">
                <text:p>18</text:p>
              </table:table-cell>
              <table:table-cell office:value-type="float" office:value="0.0000750127858574327">
                <text:p>0.0000750127858574327</text:p>
              </table:table-cell>
            </table:table-row>
            <table:table-row>
              <table:table-cell office:value-type="string">
                <text:p>6</text:p>
              </table:table-cell>
              <table:table-cell office:value-type="float" office:value="20">
                <text:p>20</text:p>
              </table:table-cell>
              <table:table-cell office:value-type="float" office:value="0.000301506001431359">
                <text:p>0.000301506001431359</text:p>
              </table:table-cell>
            </table:table-row>
            <table:table-row>
              <table:table-cell office:value-type="string">
                <text:p>7</text:p>
              </table:table-cell>
              <table:table-cell office:value-type="float" office:value="22">
                <text:p>22</text:p>
              </table:table-cell>
              <table:table-cell office:value-type="float" office:value="0.000910700073423477">
                <text:p>0.000910700073423477</text:p>
              </table:table-cell>
            </table:table-row>
            <table:table-row>
              <table:table-cell office:value-type="string">
                <text:p>8</text:p>
              </table:table-cell>
              <table:table-cell office:value-type="float" office:value="24">
                <text:p>24</text:p>
              </table:table-cell>
              <table:table-cell office:value-type="float" office:value="0.00220057503203879">
                <text:p>0.00220057503203879</text:p>
              </table:table-cell>
            </table:table-row>
            <table:table-row>
              <table:table-cell office:value-type="string">
                <text:p>9</text:p>
              </table:table-cell>
              <table:table-cell office:value-type="float" office:value="26">
                <text:p>26</text:p>
              </table:table-cell>
              <table:table-cell office:value-type="float" office:value="0.00445197526872596">
                <text:p>0.00445197526872596</text:p>
              </table:table-cell>
            </table:table-row>
            <table:table-row>
              <table:table-cell office:value-type="string">
                <text:p>10</text:p>
              </table:table-cell>
              <table:table-cell office:value-type="float" office:value="28">
                <text:p>28</text:p>
              </table:table-cell>
              <table:table-cell office:value-type="float" office:value="0.00780170454360034">
                <text:p>0.00780170454360034</text:p>
              </table:table-cell>
            </table:table-row>
            <table:table-row>
              <table:table-cell office:value-type="string">
                <text:p>11</text:p>
              </table:table-cell>
              <table:table-cell office:value-type="float" office:value="30">
                <text:p>30</text:p>
              </table:table-cell>
              <table:table-cell office:value-type="float" office:value="0.0121536798587472">
                <text:p>0.0121536798587472</text:p>
              </table:table-cell>
            </table:table-row>
            <table:table-row>
              <table:table-cell office:value-type="string">
                <text:p>12</text:p>
              </table:table-cell>
              <table:table-cell office:value-type="float" office:value="32">
                <text:p>32</text:p>
              </table:table-cell>
              <table:table-cell office:value-type="float" office:value="0.0171733457085591">
                <text:p>0.0171733457085591</text:p>
              </table:table-cell>
            </table:table-row>
            <table:table-row>
              <table:table-cell office:value-type="string">
                <text:p>13</text:p>
              </table:table-cell>
              <table:table-cell office:value-type="float" office:value="34">
                <text:p>34</text:p>
              </table:table-cell>
              <table:table-cell office:value-type="float" office:value="0.0223631589353844">
                <text:p>0.0223631589353844</text:p>
              </table:table-cell>
            </table:table-row>
            <table:table-row>
              <table:table-cell office:value-type="string">
                <text:p>14</text:p>
              </table:table-cell>
              <table:table-cell office:value-type="float" office:value="36">
                <text:p>36</text:p>
              </table:table-cell>
              <table:table-cell office:value-type="float" office:value="0.0271809287739872">
                <text:p>0.0271809287739872</text:p>
              </table:table-cell>
            </table:table-row>
            <table:table-row>
              <table:table-cell office:value-type="string">
                <text:p>15</text:p>
              </table:table-cell>
              <table:table-cell office:value-type="float" office:value="38">
                <text:p>38</text:p>
              </table:table-cell>
              <table:table-cell office:value-type="float" office:value="0.0311544062647968">
                <text:p>0.0311544062647968</text:p>
              </table:table-cell>
            </table:table-row>
            <table:table-row>
              <table:table-cell office:value-type="string">
                <text:p>16</text:p>
              </table:table-cell>
              <table:table-cell office:value-type="float" office:value="40">
                <text:p>40</text:p>
              </table:table-cell>
              <table:table-cell office:value-type="float" office:value="0.0339592546576247">
                <text:p>0.0339592546576247</text:p>
              </table:table-cell>
            </table:table-row>
            <table:table-row>
              <table:table-cell office:value-type="string">
                <text:p>17</text:p>
              </table:table-cell>
              <table:table-cell office:value-type="float" office:value="42">
                <text:p>42</text:p>
              </table:table-cell>
              <table:table-cell office:value-type="float" office:value="0.0354490184049764">
                <text:p>0.0354490184049764</text:p>
              </table:table-cell>
            </table:table-row>
            <table:table-row>
              <table:table-cell office:value-type="string">
                <text:p>18</text:p>
              </table:table-cell>
              <table:table-cell office:value-type="float" office:value="44">
                <text:p>44</text:p>
              </table:table-cell>
              <table:table-cell office:value-type="float" office:value="0.0356433070595305">
                <text:p>0.0356433070595305</text:p>
              </table:table-cell>
            </table:table-row>
            <table:table-row>
              <table:table-cell office:value-type="string">
                <text:p>19</text:p>
              </table:table-cell>
              <table:table-cell office:value-type="float" office:value="46">
                <text:p>46</text:p>
              </table:table-cell>
              <table:table-cell office:value-type="float" office:value="0.0346893720949408">
                <text:p>0.0346893720949408</text:p>
              </table:table-cell>
            </table:table-row>
            <table:table-row>
              <table:table-cell office:value-type="string">
                <text:p>20</text:p>
              </table:table-cell>
              <table:table-cell office:value-type="float" office:value="48">
                <text:p>48</text:p>
              </table:table-cell>
              <table:table-cell office:value-type="float" office:value="0.0328133257901447">
                <text:p>0.0328133257901447</text:p>
              </table:table-cell>
            </table:table-row>
            <table:table-row>
              <table:table-cell office:value-type="string">
                <text:p>21</text:p>
              </table:table-cell>
              <table:table-cell office:value-type="float" office:value="50">
                <text:p>50</text:p>
              </table:table-cell>
              <table:table-cell office:value-type="float" office:value="0.0302735865547056">
                <text:p>0.0302735865547056</text:p>
              </table:table-cell>
            </table:table-row>
            <table:table-row>
              <table:table-cell office:value-type="string">
                <text:p>22</text:p>
              </table:table-cell>
              <table:table-cell office:value-type="float" office:value="52">
                <text:p>52</text:p>
              </table:table-cell>
              <table:table-cell office:value-type="float" office:value="0.0273239018967708">
                <text:p>0.0273239018967708</text:p>
              </table:table-cell>
            </table:table-row>
            <table:table-row>
              <table:table-cell office:value-type="string">
                <text:p>23</text:p>
              </table:table-cell>
              <table:table-cell office:value-type="float" office:value="54">
                <text:p>54</text:p>
              </table:table-cell>
              <table:table-cell office:value-type="float" office:value="0.0241885938135723">
                <text:p>0.0241885938135723</text:p>
              </table:table-cell>
            </table:table-row>
            <table:table-row>
              <table:table-cell office:value-type="string">
                <text:p>24</text:p>
              </table:table-cell>
              <table:table-cell office:value-type="float" office:value="56">
                <text:p>56</text:p>
              </table:table-cell>
              <table:table-cell office:value-type="float" office:value="0.021049409299555">
                <text:p>0.021049409299555</text:p>
              </table:table-cell>
            </table:table-row>
            <table:table-row>
              <table:table-cell office:value-type="string">
                <text:p>25</text:p>
              </table:table-cell>
              <table:table-cell office:value-type="float" office:value="58">
                <text:p>58</text:p>
              </table:table-cell>
              <table:table-cell office:value-type="float" office:value="0.0180416253276298">
                <text:p>0.0180416253276298</text:p>
              </table:table-cell>
            </table:table-row>
            <table:table-row>
              <table:table-cell office:value-type="string">
                <text:p>26</text:p>
              </table:table-cell>
              <table:table-cell office:value-type="float" office:value="60">
                <text:p>60</text:p>
              </table:table-cell>
              <table:table-cell office:value-type="float" office:value="0.0152565179800601">
                <text:p>0.0152565179800601</text:p>
              </table:table-cell>
            </table:table-row>
            <table:table-row>
              <table:table-cell office:value-type="string">
                <text:p>27</text:p>
              </table:table-cell>
              <table:table-cell office:value-type="float" office:value="62">
                <text:p>62</text:p>
              </table:table-cell>
              <table:table-cell office:value-type="float" office:value="0.0127475128657704">
                <text:p>0.0127475128657704</text:p>
              </table:table-cell>
            </table:table-row>
            <table:table-row>
              <table:table-cell office:value-type="string">
                <text:p>28</text:p>
              </table:table-cell>
              <table:table-cell office:value-type="float" office:value="64">
                <text:p>64</text:p>
              </table:table-cell>
              <table:table-cell office:value-type="float" office:value="0.0105378995293822">
                <text:p>0.0105378995293822</text:p>
              </table:table-cell>
            </table:table-row>
            <table:table-row>
              <table:table-cell office:value-type="string">
                <text:p>29</text:p>
              </table:table-cell>
              <table:table-cell office:value-type="float" office:value="66">
                <text:p>66</text:p>
              </table:table-cell>
              <table:table-cell office:value-type="float" office:value="0.0086286456525101">
                <text:p>0.0086286456525101</text:p>
              </table:table-cell>
            </table:table-row>
            <table:table-row>
              <table:table-cell office:value-type="string">
                <text:p>30</text:p>
              </table:table-cell>
              <table:table-cell office:value-type="float" office:value="68">
                <text:p>68</text:p>
              </table:table-cell>
              <table:table-cell office:value-type="float" office:value="0.00700543353624354">
                <text:p>0.00700543353624354</text:p>
              </table:table-cell>
            </table:table-row>
            <table:table-row>
              <table:table-cell office:value-type="string">
                <text:p>31</text:p>
              </table:table-cell>
              <table:table-cell office:value-type="float" office:value="70">
                <text:p>70</text:p>
              </table:table-cell>
              <table:table-cell office:value-type="float" office:value="0.00564449610183008">
                <text:p>0.00564449610183008</text:p>
              </table:table-cell>
            </table:table-row>
            <table:table-row>
              <table:table-cell office:value-type="string">
                <text:p>32</text:p>
              </table:table-cell>
              <table:table-cell office:value-type="float" office:value="72">
                <text:p>72</text:p>
              </table:table-cell>
              <table:table-cell office:value-type="float" office:value="0.00451714265474923">
                <text:p>0.00451714265474923</text:p>
              </table:table-cell>
            </table:table-row>
            <table:table-row>
              <table:table-cell office:value-type="string">
                <text:p>33</text:p>
              </table:table-cell>
              <table:table-cell office:value-type="float" office:value="74">
                <text:p>74</text:p>
              </table:table-cell>
              <table:table-cell office:value-type="float" office:value="0.00359305498320398">
                <text:p>0.00359305498320398</text:p>
              </table:table-cell>
            </table:table-row>
            <table:table-row>
              <table:table-cell office:value-type="string">
                <text:p>34</text:p>
              </table:table-cell>
              <table:table-cell office:value-type="float" office:value="76">
                <text:p>76</text:p>
              </table:table-cell>
              <table:table-cell office:value-type="float" office:value="0.00284253163298389">
                <text:p>0.00284253163298389</text:p>
              </table:table-cell>
            </table:table-row>
            <table:table-row>
              <table:table-cell office:value-type="string">
                <text:p>35</text:p>
              </table:table-cell>
              <table:table-cell office:value-type="float" office:value="78">
                <text:p>78</text:p>
              </table:table-cell>
              <table:table-cell office:value-type="float" office:value="0.00223789205408425">
                <text:p>0.00223789205408425</text:p>
              </table:table-cell>
            </table:table-row>
            <table:table-row>
              <table:table-cell office:value-type="string">
                <text:p>36</text:p>
              </table:table-cell>
              <table:table-cell office:value-type="float" office:value="80">
                <text:p>80</text:p>
              </table:table-cell>
              <table:table-cell office:value-type="float" office:value="0.00175424745111248">
                <text:p>0.00175424745111248</text:p>
              </table:table-cell>
            </table:table-row>
            <table:table-row>
              <table:table-cell office:value-type="string">
                <text:p>37</text:p>
              </table:table-cell>
              <table:table-cell office:value-type="float" office:value="82">
                <text:p>82</text:p>
              </table:table-cell>
              <table:table-cell office:value-type="float" office:value="0.00136981990055834">
                <text:p>0.00136981990055834</text:p>
              </table:table-cell>
            </table:table-row>
            <table:table-row>
              <table:table-cell office:value-type="string">
                <text:p>38</text:p>
              </table:table-cell>
              <table:table-cell office:value-type="float" office:value="84">
                <text:p>84</text:p>
              </table:table-cell>
              <table:table-cell office:value-type="float" office:value="0.00106595794732337">
                <text:p>0.00106595794732337</text:p>
              </table:table-cell>
            </table:table-row>
            <table:table-row>
              <table:table-cell office:value-type="string">
                <text:p>39</text:p>
              </table:table-cell>
              <table:table-cell office:value-type="float" office:value="86">
                <text:p>86</text:p>
              </table:table-cell>
              <table:table-cell office:value-type="float" office:value="0.000826962972049082">
                <text:p>0.000826962972049082</text:p>
              </table:table-cell>
            </table:table-row>
            <table:table-row>
              <table:table-cell office:value-type="string">
                <text:p>40</text:p>
              </table:table-cell>
              <table:table-cell office:value-type="float" office:value="88">
                <text:p>88</text:p>
              </table:table-cell>
              <table:table-cell office:value-type="float" office:value="0.000639810154026017">
                <text:p>0.000639810154026017</text:p>
              </table:table-cell>
            </table:table-row>
            <table:table-row>
              <table:table-cell office:value-type="string">
                <text:p>41</text:p>
              </table:table-cell>
              <table:table-cell office:value-type="float" office:value="90">
                <text:p>90</text:p>
              </table:table-cell>
              <table:table-cell office:value-type="float" office:value="0.000493822550766597">
                <text:p>0.000493822550766597</text:p>
              </table:table-cell>
            </table:table-row>
            <table:table-row>
              <table:table-cell office:value-type="string">
                <text:p>42</text:p>
              </table:table-cell>
              <table:table-cell office:value-type="float" office:value="92">
                <text:p>92</text:p>
              </table:table-cell>
              <table:table-cell office:value-type="float" office:value="0.000380336979171403">
                <text:p>0.000380336979171403</text:p>
              </table:table-cell>
            </table:table-row>
            <table:table-row>
              <table:table-cell office:value-type="string">
                <text:p>43</text:p>
              </table:table-cell>
              <table:table-cell office:value-type="float" office:value="94">
                <text:p>94</text:p>
              </table:table-cell>
              <table:table-cell office:value-type="float" office:value="0.000292385560458231">
                <text:p>0.000292385560458231</text:p>
              </table:table-cell>
            </table:table-row>
            <table:table-row>
              <table:table-cell office:value-type="string">
                <text:p>44</text:p>
              </table:table-cell>
              <table:table-cell office:value-type="float" office:value="96">
                <text:p>96</text:p>
              </table:table-cell>
              <table:table-cell office:value-type="float" office:value="0.000224406191770117">
                <text:p>0.000224406191770117</text:p>
              </table:table-cell>
            </table:table-row>
            <table:table-row>
              <table:table-cell office:value-type="string">
                <text:p>45</text:p>
              </table:table-cell>
              <table:table-cell office:value-type="float" office:value="98">
                <text:p>98</text:p>
              </table:table-cell>
              <table:table-cell office:value-type="float" office:value="0.000171987960875457">
                <text:p>0.000171987960875457</text:p>
              </table:table-cell>
            </table:table-row>
            <table:table-row>
              <table:table-cell office:value-type="string">
                <text:p>46</text:p>
              </table:table-cell>
              <table:table-cell office:value-type="float" office:value="100">
                <text:p>100</text:p>
              </table:table-cell>
              <table:table-cell office:value-type="float" office:value="0.00013165281311087">
                <text:p>0.0001316528131108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144">
      <number:number number:decimal-places="3" number:min-integer-digits="1"/>
    </number:number-style>
    <number:number-style style:name="N145">
      <number:number number:decimal-places="4"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connect-bars="false" chart:auto-position="true" chart:treat-empty-cells="ignore" chart:spline-order="3" chart:sort-by-x-values="false" chart:right-angled-axes="true"/>
    </style:style>
    <style:style style:name="ch4" style:family="chart" style:data-style-name="N144">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5" style:family="chart" style:data-style-name="N145">
      <style:chart-properties chart:display-label="true" chart:logarithmic="false" chart:reverse-direction="false" text:line-break="false" chart:visible="true" chart:axis-position="0"/>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one"/>
      <style:graphic-properties draw:stroke="solid" svg:stroke-width="0.088cm" svg:stroke-color="#004586" draw:fill-color="#004586" dr3d:edge-rounding="0%"/>
      <style:text-properties fo:font-size="6pt" style:font-size-asian="6pt" style:font-size-complex="6pt"/>
    </style:style>
    <style:style style:name="ch8" style:family="chart">
      <style:chart-properties chart:symbol-type="none"/>
      <style:graphic-properties draw:stroke="solid" svg:stroke-width="0.088cm" svg:stroke-color="#ff420e" draw:fill-color="#ff420e" dr3d:edge-rounding="0%"/>
      <style:text-properties fo:font-size="6pt" style:font-size-asian="6pt" style:font-size-complex="6pt"/>
    </style:style>
    <style:style style:name="ch9" style:family="chart">
      <style:chart-properties chart:symbol-type="none"/>
      <style:graphic-properties draw:stroke="solid" svg:stroke-width="0.088cm" svg:stroke-color="#ffd320" draw:fill-color="#ffd320"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3.578cm" svg:height="7.094cm" chart:class="chart:scatter" chart:style-name="ch1">
        <chart:legend chart:legend-position="end" svg:x="12.339cm" svg:y="2.812cm" chart:style-name="ch2"/>
        <chart:plot-area chart:style-name="ch3" table:cell-range-address="'B. Greek Letters'.I12:'B. Greek Letters'.L50" chart:data-source-has-labels="row" svg:x="0.271cm" svg:y="0.141cm" svg:width="13.571cm" svg:height="6.669cm">
          <chart:axis chart:dimension="x" chart:name="primary-x" chart:style-name="ch4"/>
          <chart:axis chart:dimension="y" chart:name="primary-y" chart:style-name="ch5">
            <chart:grid chart:style-name="ch6" chart:class="major"/>
          </chart:axis>
          <chart:series chart:style-name="ch7" chart:values-cell-range-address="'B. Greek Letters'.J13:'B. Greek Letters'.J50" chart:label-cell-address="'B. Greek Letters'.J12:'B. Greek Letters'.J12" chart:class="chart:scatter">
            <chart:domain table:cell-range-address="'B. Greek Letters'.I13:'B. Greek Letters'.I50"/>
            <chart:data-point chart:repeated="38"/>
          </chart:series>
          <chart:series chart:style-name="ch8" chart:values-cell-range-address="'B. Greek Letters'.K13:'B. Greek Letters'.K50" chart:label-cell-address="'B. Greek Letters'.K12:'B. Greek Letters'.K12" chart:class="chart:scatter">
            <chart:data-point chart:repeated="38"/>
          </chart:series>
          <chart:series chart:style-name="ch9" chart:values-cell-range-address="'B. Greek Letters'.L13:'B. Greek Letters'.L50" chart:label-cell-address="'B. Greek Letters'.L12:'B. Greek Letters'.L12" chart:class="chart:scatter">
            <chart:data-point chart:repeated="38"/>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I</text:p>
              </table:table-cell>
              <table:table-cell office:value-type="string">
                <text:p text:id="'B. Greek Letters'.J12:'B. Greek Letters'.J12">40</text:p>
              </table:table-cell>
              <table:table-cell office:value-type="string">
                <text:p text:id="'B. Greek Letters'.K12:'B. Greek Letters'.K12">50</text:p>
              </table:table-cell>
              <table:table-cell office:value-type="string">
                <text:p text:id="'B. Greek Letters'.L12:'B. Greek Letters'.L12">60</text:p>
              </table:table-cell>
            </table:table-row>
          </table:table-header-rows>
          <table:table-rows>
            <table:table-row>
              <table:table-cell office:value-type="string">
                <text:p>1</text:p>
              </table:table-cell>
              <table:table-cell office:value-type="float" office:value="0.005">
                <text:p text:id="'B. Greek Letters'.I13:'B. Greek Letters'.I50">0.005</text:p>
              </table:table-cell>
              <table:table-cell office:value-type="float" office:value="1">
                <text:p text:id="'B. Greek Letters'.J13:'B. Greek Letters'.J50">1</text:p>
              </table:table-cell>
              <table:table-cell office:value-type="float" office:value="0.508932299666224">
                <text:p text:id="'B. Greek Letters'.K13:'B. Greek Letters'.K50">0.508932299666224</text:p>
              </table:table-cell>
              <table:table-cell office:value-type="float" office:value="5.13517118119259E-018">
                <text:p text:id="'B. Greek Letters'.L13:'B. Greek Letters'.L50">5.13517118119259E-018</text:p>
              </table:table-cell>
            </table:table-row>
            <table:table-row>
              <table:table-cell office:value-type="string">
                <text:p>2</text:p>
              </table:table-cell>
              <table:table-cell office:value-type="float" office:value="0.01">
                <text:p>0.01</text:p>
              </table:table-cell>
              <table:table-cell office:value-type="float" office:value="0.99999999999996">
                <text:p>0.99999999999996</text:p>
              </table:table-cell>
              <table:table-cell office:value-type="float" office:value="0.512631116719574">
                <text:p>0.512631116719574</text:p>
              </table:table-cell>
              <table:table-cell office:value-type="float" office:value="0.00000000074647647453974">
                <text:p>0.00000000074647647453974</text:p>
              </table:table-cell>
            </table:table-row>
            <table:table-row>
              <table:table-cell office:value-type="string">
                <text:p>3</text:p>
              </table:table-cell>
              <table:table-cell office:value-type="float" office:value="0.05">
                <text:p>0.05</text:p>
              </table:table-cell>
              <table:table-cell office:value-type="float" office:value="0.999659597676946">
                <text:p>0.999659597676946</text:p>
              </table:table-cell>
              <table:table-cell office:value-type="float" office:value="0.528225114136965">
                <text:p>0.528225114136965</text:p>
              </table:table-cell>
              <table:table-cell office:value-type="float" office:value="0.00405954299115031">
                <text:p>0.00405954299115031</text:p>
              </table:table-cell>
            </table:table-row>
            <table:table-row>
              <table:table-cell office:value-type="string">
                <text:p>4</text:p>
              </table:table-cell>
              <table:table-cell office:value-type="float" office:value="0.1">
                <text:p>0.1</text:p>
              </table:table-cell>
              <table:table-cell office:value-type="float" office:value="0.992902255352377">
                <text:p>0.992902255352377</text:p>
              </table:table-cell>
              <table:table-cell office:value-type="float" office:value="0.539882989806864">
                <text:p>0.539882989806864</text:p>
              </table:table-cell>
              <table:table-cell office:value-type="float" office:value="0.0342502652984742">
                <text:p>0.0342502652984742</text:p>
              </table:table-cell>
            </table:table-row>
            <table:table-row>
              <table:table-cell office:value-type="string">
                <text:p>5</text:p>
              </table:table-cell>
              <table:table-cell office:value-type="float" office:value="0.15">
                <text:p>0.15</text:p>
              </table:table-cell>
              <table:table-cell office:value-type="float" office:value="0.979481686935841">
                <text:p>0.979481686935841</text:p>
              </table:table-cell>
              <table:table-cell office:value-type="float" office:value="0.548805724769751">
                <text:p>0.548805724769751</text:p>
              </table:table-cell>
              <table:table-cell office:value-type="float" office:value="0.0740143932331189">
                <text:p>0.0740143932331189</text:p>
              </table:table-cell>
            </table:table-row>
            <table:table-row>
              <table:table-cell office:value-type="string">
                <text:p>6</text:p>
              </table:table-cell>
              <table:table-cell office:value-type="float" office:value="0.2">
                <text:p>0.2</text:p>
              </table:table-cell>
              <table:table-cell office:value-type="float" office:value="0.964449525408124">
                <text:p>0.964449525408124</text:p>
              </table:table-cell>
              <table:table-cell office:value-type="float" office:value="0.556309010154366">
                <text:p>0.556309010154366</text:p>
              </table:table-cell>
              <table:table-cell office:value-type="float" office:value="0.111739973926347">
                <text:p>0.111739973926347</text:p>
              </table:table-cell>
            </table:table-row>
            <table:table-row>
              <table:table-cell office:value-type="string">
                <text:p>7</text:p>
              </table:table-cell>
              <table:table-cell office:value-type="float" office:value="0.25">
                <text:p>0.25</text:p>
              </table:table-cell>
              <table:table-cell office:value-type="float" office:value="0.950113710739393">
                <text:p>0.950113710739393</text:p>
              </table:table-cell>
              <table:table-cell office:value-type="float" office:value="0.562902940896774">
                <text:p>0.562902940896774</text:p>
              </table:table-cell>
              <table:table-cell office:value-type="float" office:value="0.145223028904527">
                <text:p>0.145223028904527</text:p>
              </table:table-cell>
            </table:table-row>
            <table:table-row>
              <table:table-cell office:value-type="string">
                <text:p>8</text:p>
              </table:table-cell>
              <table:table-cell office:value-type="float" office:value="0.3">
                <text:p>0.3</text:p>
              </table:table-cell>
              <table:table-cell office:value-type="float" office:value="0.93717135380766">
                <text:p>0.93717135380766</text:p>
              </table:table-cell>
              <table:table-cell office:value-type="float" office:value="0.568849358693504">
                <text:p>0.568849358693504</text:p>
              </table:table-cell>
              <table:table-cell office:value-type="float" office:value="0.174603577137969">
                <text:p>0.174603577137969</text:p>
              </table:table-cell>
            </table:table-row>
            <table:table-row>
              <table:table-cell office:value-type="string">
                <text:p>9</text:p>
              </table:table-cell>
              <table:table-cell office:value-type="float" office:value="0.35">
                <text:p>0.35</text:p>
              </table:table-cell>
              <table:table-cell office:value-type="float" office:value="0.925716789569828">
                <text:p>0.925716789569828</text:p>
              </table:table-cell>
              <table:table-cell office:value-type="float" office:value="0.574303947133004">
                <text:p>0.574303947133004</text:p>
              </table:table-cell>
              <table:table-cell office:value-type="float" office:value="0.200475706399963">
                <text:p>0.200475706399963</text:p>
              </table:table-cell>
            </table:table-row>
            <table:table-row>
              <table:table-cell office:value-type="string">
                <text:p>10</text:p>
              </table:table-cell>
              <table:table-cell office:value-type="float" office:value="0.4">
                <text:p>0.4</text:p>
              </table:table-cell>
              <table:table-cell office:value-type="float" office:value="0.915642885948908">
                <text:p>0.915642885948908</text:p>
              </table:table-cell>
              <table:table-cell office:value-type="float" office:value="0.579368232197196">
                <text:p>0.579368232197196</text:p>
              </table:table-cell>
              <table:table-cell office:value-type="float" office:value="0.223435573153856">
                <text:p>0.223435573153856</text:p>
              </table:table-cell>
            </table:table-row>
            <table:table-row>
              <table:table-cell office:value-type="string">
                <text:p>11</text:p>
              </table:table-cell>
              <table:table-cell office:value-type="float" office:value="0.45">
                <text:p>0.45</text:p>
              </table:table-cell>
              <table:table-cell office:value-type="float" office:value="0.906788540086573">
                <text:p>0.906788540086573</text:p>
              </table:table-cell>
              <table:table-cell office:value-type="float" office:value="0.584112796360006">
                <text:p>0.584112796360006</text:p>
              </table:table-cell>
              <table:table-cell office:value-type="float" office:value="0.243986345997116">
                <text:p>0.243986345997116</text:p>
              </table:table-cell>
            </table:table-row>
            <table:table-row>
              <table:table-cell office:value-type="string">
                <text:p>12</text:p>
              </table:table-cell>
              <table:table-cell office:value-type="float" office:value="0.5">
                <text:p>0.5</text:p>
              </table:table-cell>
              <table:table-cell office:value-type="float" office:value="0.898991405899078">
                <text:p>0.898991405899078</text:p>
              </table:table-cell>
              <table:table-cell office:value-type="float" office:value="0.588589075798329">
                <text:p>0.588589075798329</text:p>
              </table:table-cell>
              <table:table-cell office:value-type="float" office:value="0.262533217878512">
                <text:p>0.262533217878512</text:p>
              </table:table-cell>
            </table:table-row>
            <table:table-row>
              <table:table-cell office:value-type="string">
                <text:p>13</text:p>
              </table:table-cell>
              <table:table-cell office:value-type="float" office:value="0.55">
                <text:p>0.55</text:p>
              </table:table-cell>
              <table:table-cell office:value-type="float" office:value="0.892105185005188">
                <text:p>0.892105185005188</text:p>
              </table:table-cell>
              <table:table-cell office:value-type="float" office:value="0.592835935174777">
                <text:p>0.592835935174777</text:p>
              </table:table-cell>
              <table:table-cell office:value-type="float" office:value="0.279398833165695">
                <text:p>0.279398833165695</text:p>
              </table:table-cell>
            </table:table-row>
            <table:table-row>
              <table:table-cell office:value-type="string">
                <text:p>14</text:p>
              </table:table-cell>
              <table:table-cell office:value-type="float" office:value="0.6">
                <text:p>0.6</text:p>
              </table:table-cell>
              <table:table-cell office:value-type="float" office:value="0.886003622836049">
                <text:p>0.886003622836049</text:p>
              </table:table-cell>
              <table:table-cell office:value-type="float" office:value="0.596883595402033">
                <text:p>0.596883595402033</text:p>
              </table:table-cell>
              <table:table-cell office:value-type="float" office:value="0.294840558113386">
                <text:p>0.294840558113386</text:p>
              </table:table-cell>
            </table:table-row>
            <table:table-row>
              <table:table-cell office:value-type="string">
                <text:p>15</text:p>
              </table:table-cell>
              <table:table-cell office:value-type="float" office:value="0.65">
                <text:p>0.65</text:p>
              </table:table-cell>
              <table:table-cell office:value-type="float" office:value="0.880579684265668">
                <text:p>0.880579684265668</text:p>
              </table:table-cell>
              <table:table-cell office:value-type="float" office:value="0.600756111115607">
                <text:p>0.600756111115607</text:p>
              </table:table-cell>
              <table:table-cell office:value-type="float" office:value="0.309065111957591">
                <text:p>0.309065111957591</text:p>
              </table:table-cell>
            </table:table-row>
            <table:table-row>
              <table:table-cell office:value-type="string">
                <text:p>16</text:p>
              </table:table-cell>
              <table:table-cell office:value-type="float" office:value="0.7">
                <text:p>0.7</text:p>
              </table:table-cell>
              <table:table-cell office:value-type="float" office:value="0.87574320564117">
                <text:p>0.87574320564117</text:p>
              </table:table-cell>
              <table:table-cell office:value-type="float" office:value="0.60447300326977">
                <text:p>0.60447300326977</text:p>
              </table:table-cell>
              <table:table-cell office:value-type="float" office:value="0.322240013588045">
                <text:p>0.322240013588045</text:p>
              </table:table-cell>
            </table:table-row>
            <table:table-row>
              <table:table-cell office:value-type="string">
                <text:p>17</text:p>
              </table:table-cell>
              <table:table-cell office:value-type="float" office:value="0.75">
                <text:p>0.75</text:p>
              </table:table-cell>
              <table:table-cell office:value-type="float" office:value="0.871418293520678">
                <text:p>0.871418293520678</text:p>
              </table:table-cell>
              <table:table-cell office:value-type="float" office:value="0.608050374468987">
                <text:p>0.608050374468987</text:p>
              </table:table-cell>
              <table:table-cell office:value-type="float" office:value="0.334502300819418">
                <text:p>0.334502300819418</text:p>
              </table:table-cell>
            </table:table-row>
            <table:table-row>
              <table:table-cell office:value-type="string">
                <text:p>18</text:p>
              </table:table-cell>
              <table:table-cell office:value-type="float" office:value="0.8">
                <text:p>0.8</text:p>
              </table:table-cell>
              <table:table-cell office:value-type="float" office:value="0.867540929416905">
                <text:p>0.867540929416905</text:p>
              </table:table-cell>
              <table:table-cell office:value-type="float" office:value="0.611501694311193">
                <text:p>0.611501694311193</text:p>
              </table:table-cell>
              <table:table-cell office:value-type="float" office:value="0.345965127730155">
                <text:p>0.345965127730155</text:p>
              </table:table-cell>
            </table:table-row>
            <table:table-row>
              <table:table-cell office:value-type="string">
                <text:p>19</text:p>
              </table:table-cell>
              <table:table-cell office:value-type="float" office:value="0.85">
                <text:p>0.85</text:p>
              </table:table-cell>
              <table:table-cell office:value-type="float" office:value="0.864056914283555">
                <text:p>0.864056914283555</text:p>
              </table:table-cell>
              <table:table-cell office:value-type="float" office:value="0.614838366792012">
                <text:p>0.614838366792012</text:p>
              </table:table-cell>
              <table:table-cell office:value-type="float" office:value="0.356722766773766">
                <text:p>0.356722766773766</text:p>
              </table:table-cell>
            </table:table-row>
            <table:table-row>
              <table:table-cell office:value-type="string">
                <text:p>20</text:p>
              </table:table-cell>
              <table:table-cell office:value-type="float" office:value="0.9">
                <text:p>0.9</text:p>
              </table:table-cell>
              <table:table-cell office:value-type="float" office:value="0.860920159627857">
                <text:p>0.860920159627857</text:p>
              </table:table-cell>
              <table:table-cell office:value-type="float" office:value="0.618070149445639">
                <text:p>0.618070149445639</text:p>
              </table:table-cell>
              <table:table-cell office:value-type="float" office:value="0.366854424736117">
                <text:p>0.366854424736117</text:p>
              </table:table-cell>
            </table:table-row>
            <table:table-row>
              <table:table-cell office:value-type="string">
                <text:p>21</text:p>
              </table:table-cell>
              <table:table-cell office:value-type="float" office:value="0.95">
                <text:p>0.95</text:p>
              </table:table-cell>
              <table:table-cell office:value-type="float" office:value="0.858091287442481">
                <text:p>0.858091287442481</text:p>
              </table:table-cell>
              <table:table-cell office:value-type="float" office:value="0.621205469005513">
                <text:p>0.621205469005513</text:p>
              </table:table-cell>
              <table:table-cell office:value-type="float" office:value="0.376427177226369">
                <text:p>0.376427177226369</text:p>
              </table:table-cell>
            </table:table-row>
            <table:table-row>
              <table:table-cell office:value-type="string">
                <text:p>22</text:p>
              </table:table-cell>
              <table:table-cell office:value-type="float" office:value="1">
                <text:p>1</text:p>
              </table:table-cell>
              <table:table-cell office:value-type="float" office:value="0.855536490031187">
                <text:p>0.855536490031187</text:p>
              </table:table-cell>
              <table:table-cell office:value-type="float" office:value="0.624251663206316">
                <text:p>0.624251663206316</text:p>
              </table:table-cell>
              <table:table-cell office:value-type="float" office:value="0.385498245207247">
                <text:p>0.385498245207247</text:p>
              </table:table-cell>
            </table:table-row>
            <table:table-row>
              <table:table-cell office:value-type="string">
                <text:p>23</text:p>
              </table:table-cell>
              <table:table-cell office:value-type="float" office:value="1.25">
                <text:p>1.25</text:p>
              </table:table-cell>
              <table:table-cell office:value-type="float" office:value="0.845976735840287">
                <text:p>0.845976735840287</text:p>
              </table:table-cell>
              <table:table-cell office:value-type="float" office:value="0.638347021909797">
                <text:p>0.638347021909797</text:p>
              </table:table-cell>
              <table:table-cell office:value-type="float" office:value="0.424837261355369">
                <text:p>0.424837261355369</text:p>
              </table:table-cell>
            </table:table-row>
            <table:table-row>
              <table:table-cell office:value-type="string">
                <text:p>24</text:p>
              </table:table-cell>
              <table:table-cell office:value-type="float" office:value="1.5">
                <text:p>1.5</text:p>
              </table:table-cell>
              <table:table-cell office:value-type="float" office:value="0.840169723955649">
                <text:p>0.840169723955649</text:p>
              </table:table-cell>
              <table:table-cell office:value-type="float" office:value="0.650931203431528">
                <text:p>0.650931203431528</text:p>
              </table:table-cell>
              <table:table-cell office:value-type="float" office:value="0.456846861092048">
                <text:p>0.456846861092048</text:p>
              </table:table-cell>
            </table:table-row>
            <table:table-row>
              <table:table-cell office:value-type="string">
                <text:p>25</text:p>
              </table:table-cell>
              <table:table-cell office:value-type="float" office:value="1.75">
                <text:p>1.75</text:p>
              </table:table-cell>
              <table:table-cell office:value-type="float" office:value="0.836747891622976">
                <text:p>0.836747891622976</text:p>
              </table:table-cell>
              <table:table-cell office:value-type="float" office:value="0.662359237794355">
                <text:p>0.662359237794355</text:p>
              </table:table-cell>
              <table:table-cell office:value-type="float" office:value="0.483848578949671">
                <text:p>0.483848578949671</text:p>
              </table:table-cell>
            </table:table-row>
            <table:table-row>
              <table:table-cell office:value-type="string">
                <text:p>26</text:p>
              </table:table-cell>
              <table:table-cell office:value-type="float" office:value="2">
                <text:p>2</text:p>
              </table:table-cell>
              <table:table-cell office:value-type="float" office:value="0.834919269581604">
                <text:p>0.834919269581604</text:p>
              </table:table-cell>
              <table:table-cell office:value-type="float" office:value="0.672863582973101">
                <text:p>0.672863582973101</text:p>
              </table:table-cell>
              <table:table-cell office:value-type="float" office:value="0.507219806549961">
                <text:p>0.507219806549961</text:p>
              </table:table-cell>
            </table:table-row>
            <table:table-row>
              <table:table-cell office:value-type="string">
                <text:p>27</text:p>
              </table:table-cell>
              <table:table-cell office:value-type="float" office:value="2.25">
                <text:p>2.25</text:p>
              </table:table-cell>
              <table:table-cell office:value-type="float" office:value="0.834194631547571">
                <text:p>0.834194631547571</text:p>
              </table:table-cell>
              <table:table-cell office:value-type="float" office:value="0.682606506294293">
                <text:p>0.682606506294293</text:p>
              </table:table-cell>
              <table:table-cell office:value-type="float" office:value="0.527839957811794">
                <text:p>0.527839957811794</text:p>
              </table:table-cell>
            </table:table-row>
            <table:table-row>
              <table:table-cell office:value-type="string">
                <text:p>28</text:p>
              </table:table-cell>
              <table:table-cell office:value-type="float" office:value="2.5">
                <text:p>2.5</text:p>
              </table:table-cell>
              <table:table-cell office:value-type="float" office:value="0.834256209735342">
                <text:p>0.834256209735342</text:p>
              </table:table-cell>
              <table:table-cell office:value-type="float" office:value="0.691706746020443">
                <text:p>0.691706746020443</text:p>
              </table:table-cell>
              <table:table-cell office:value-type="float" office:value="0.546303104999315">
                <text:p>0.546303104999315</text:p>
              </table:table-cell>
            </table:table-row>
            <table:table-row>
              <table:table-cell office:value-type="string">
                <text:p>29</text:p>
              </table:table-cell>
              <table:table-cell office:value-type="float" office:value="2.75">
                <text:p>2.75</text:p>
              </table:table-cell>
              <table:table-cell office:value-type="float" office:value="0.834889218166713">
                <text:p>0.834889218166713</text:p>
              </table:table-cell>
              <table:table-cell office:value-type="float" office:value="0.700254393571274">
                <text:p>0.700254393571274</text:p>
              </table:table-cell>
              <table:table-cell office:value-type="float" office:value="0.563028538717215">
                <text:p>0.563028538717215</text:p>
              </table:table-cell>
            </table:table-row>
            <table:table-row>
              <table:table-cell office:value-type="string">
                <text:p>30</text:p>
              </table:table-cell>
              <table:table-cell office:value-type="float" office:value="3">
                <text:p>3</text:p>
              </table:table-cell>
              <table:table-cell office:value-type="float" office:value="0.835943729622461">
                <text:p>0.835943729622461</text:p>
              </table:table-cell>
              <table:table-cell office:value-type="float" office:value="0.708319798083297">
                <text:p>0.708319798083297</text:p>
              </table:table-cell>
              <table:table-cell office:value-type="float" office:value="0.578322823439019">
                <text:p>0.578322823439019</text:p>
              </table:table-cell>
            </table:table-row>
            <table:table-row>
              <table:table-cell office:value-type="string">
                <text:p>31</text:p>
              </table:table-cell>
              <table:table-cell office:value-type="float" office:value="3.25">
                <text:p>3.25</text:p>
              </table:table-cell>
              <table:table-cell office:value-type="float" office:value="0.837312289164897">
                <text:p>0.837312289164897</text:p>
              </table:table-cell>
              <table:table-cell office:value-type="float" office:value="0.71595919188246">
                <text:p>0.71595919188246</text:p>
              </table:table-cell>
              <table:table-cell office:value-type="float" office:value="0.592416739820686">
                <text:p>0.592416739820686</text:p>
              </table:table-cell>
            </table:table-row>
            <table:table-row>
              <table:table-cell office:value-type="string">
                <text:p>32</text:p>
              </table:table-cell>
              <table:table-cell office:value-type="float" office:value="3.5">
                <text:p>3.5</text:p>
              </table:table-cell>
              <table:table-cell office:value-type="float" office:value="0.838916173811722">
                <text:p>0.838916173811722</text:p>
              </table:table-cell>
              <table:table-cell office:value-type="float" office:value="0.723218403402299">
                <text:p>0.723218403402299</text:p>
              </table:table-cell>
              <table:table-cell office:value-type="float" office:value="0.605488313443107">
                <text:p>0.605488313443107</text:p>
              </table:table-cell>
            </table:table-row>
            <table:table-row>
              <table:table-cell office:value-type="string">
                <text:p>33</text:p>
              </table:table-cell>
              <table:table-cell office:value-type="float" office:value="3.75">
                <text:p>3.75</text:p>
              </table:table-cell>
              <table:table-cell office:value-type="float" office:value="0.840696639130242">
                <text:p>0.840696639130242</text:p>
              </table:table-cell>
              <table:table-cell office:value-type="float" office:value="0.730135397754593">
                <text:p>0.730135397754593</text:p>
              </table:table-cell>
              <table:table-cell office:value-type="float" office:value="0.61767775166714">
                <text:p>0.61767775166714</text:p>
              </table:table-cell>
            </table:table-row>
            <table:table-row>
              <table:table-cell office:value-type="string">
                <text:p>34</text:p>
              </table:table-cell>
              <table:table-cell office:value-type="float" office:value="4">
                <text:p>4</text:p>
              </table:table-cell>
              <table:table-cell office:value-type="float" office:value="0.842609163042026">
                <text:p>0.842609163042026</text:p>
              </table:table-cell>
              <table:table-cell office:value-type="float" office:value="0.736742068498974">
                <text:p>0.736742068498974</text:p>
              </table:table-cell>
              <table:table-cell office:value-type="float" office:value="0.629097463160795">
                <text:p>0.629097463160795</text:p>
              </table:table-cell>
            </table:table-row>
            <table:table-row>
              <table:table-cell office:value-type="string">
                <text:p>35</text:p>
              </table:table-cell>
              <table:table-cell office:value-type="float" office:value="4.25">
                <text:p>4.25</text:p>
              </table:table-cell>
              <table:table-cell office:value-type="float" office:value="0.844619555681333">
                <text:p>0.844619555681333</text:p>
              </table:table-cell>
              <table:table-cell office:value-type="float" office:value="0.743065534271436">
                <text:p>0.743065534271436</text:p>
              </table:table-cell>
              <table:table-cell office:value-type="float" office:value="0.639838975540636">
                <text:p>0.639838975540636</text:p>
              </table:table-cell>
            </table:table-row>
            <table:table-row>
              <table:table-cell office:value-type="string">
                <text:p>36</text:p>
              </table:table-cell>
              <table:table-cell office:value-type="float" office:value="4.5">
                <text:p>4.5</text:p>
              </table:table-cell>
              <table:table-cell office:value-type="float" office:value="0.846701267101275">
                <text:p>0.846701267101275</text:p>
              </table:table-cell>
              <table:table-cell office:value-type="float" office:value="0.749129098160082">
                <text:p>0.749129098160082</text:p>
              </table:table-cell>
              <table:table-cell office:value-type="float" office:value="0.649977832376285">
                <text:p>0.649977832376285</text:p>
              </table:table-cell>
            </table:table-row>
            <table:table-row>
              <table:table-cell office:value-type="string">
                <text:p>37</text:p>
              </table:table-cell>
              <table:table-cell office:value-type="float" office:value="4.75">
                <text:p>4.75</text:p>
              </table:table-cell>
              <table:table-cell office:value-type="float" office:value="0.848833484710185">
                <text:p>0.848833484710185</text:p>
              </table:table-cell>
              <table:table-cell office:value-type="float" office:value="0.754952971408486">
                <text:p>0.754952971408486</text:p>
              </table:table-cell>
              <table:table-cell office:value-type="float" office:value="0.659577136544377">
                <text:p>0.659577136544377</text:p>
              </table:table-cell>
            </table:table-row>
            <table:table-row>
              <table:table-cell office:value-type="string">
                <text:p>38</text:p>
              </table:table-cell>
              <table:table-cell office:value-type="float" office:value="5">
                <text:p>5</text:p>
              </table:table-cell>
              <table:table-cell office:value-type="float" office:value="0.850999763770038">
                <text:p>0.850999763770038</text:p>
              </table:table-cell>
              <table:table-cell office:value-type="float" office:value="0.760554828702348">
                <text:p>0.760554828702348</text:p>
              </table:table-cell>
              <table:table-cell office:value-type="float" office:value="0.668690164181405">
                <text:p>0.66869016418140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